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Pericles" fo:font-weight="bold" style:font-weight-asian="bold" style:font-weight-complex="bold"/>
    </style:style>
    <style:style style:name="TableColumn3" style:family="table-column">
      <style:table-column-properties style:column-width="6.493in" style:use-optimal-column-width="false"/>
    </style:style>
    <style:style style:name="Table2" style:family="table">
      <style:table-properties style:width="6.493in" fo:margin-left="-0.075in" table:align="left"/>
    </style:style>
    <style:style style:name="TableRow4" style:family="table-row">
      <style:table-row-properties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text-properties style:font-name="Pericles" fo:font-weight="bold" style:font-weight-asian="bold" fo:font-size="8pt" style:font-size-asian="8pt" style:font-size-complex="8p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T9" style:parent-style-name="DefaultParagraphFont" style:family="text">
      <style:text-properties style:font-name="Pericles" fo:font-weight="bold" style:font-weight-asian="bold" fo:font-size="8pt" style:font-size-asian="8pt" style:font-size-complex="8pt"/>
    </style:style>
    <style:style style:name="T10" style:parent-style-name="DefaultParagraphFont" style:family="text">
      <style:text-properties style:font-name="Pericles" fo:font-size="8pt" style:font-size-asian="8pt" style:font-size-complex="8pt"/>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P13" style:parent-style-name="Standard" style:family="paragraph">
      <style:text-properties style:font-name="Pericles" fo:font-weight="bold" style:font-weight-asian="bold" fo:font-size="8pt" style:font-size-asian="8pt" style:font-size-complex="8pt"/>
    </style:style>
    <style:style style:name="TableColumn15" style:family="table-column">
      <style:table-column-properties style:column-width="2.1118in" style:use-optimal-column-width="false"/>
    </style:style>
    <style:style style:name="TableColumn16" style:family="table-column">
      <style:table-column-properties style:column-width="2.1104in" style:use-optimal-column-width="false"/>
    </style:style>
    <style:style style:name="TableColumn17" style:family="table-column">
      <style:table-column-properties style:column-width="2.1138in" style:use-optimal-column-width="false"/>
    </style:style>
    <style:style style:name="Table14" style:family="table">
      <style:table-properties style:width="6.3361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text-properties style:font-name="Pericles" fo:font-weight="bold" style:font-weight-asian="bold"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text-properties style:font-name="Pericle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text-properties style:font-name="Pericles" fo:font-weight="bold" style:font-weight-asian="bold" fo:font-size="8pt" style:font-size-asian="8pt" style:font-size-complex="8pt"/>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P27"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28" style:parent-style-name="ListParagraph" style:list-style-name="WWNum2" style:family="paragraph">
      <style:text-properties style:font-name="Pericles" fo:font-size="8pt" style:font-size-asian="8pt" style:font-size-complex="8pt"/>
    </style:style>
    <style:style style:name="P29" style:parent-style-name="ListParagraph" style:list-style-name="WWNum2" style:family="paragraph">
      <style:text-properties style:font-name="Pericles" fo:font-size="8pt" style:font-size-asian="8pt" style:font-size-complex="8pt"/>
    </style:style>
    <style:style style:name="P30" style:parent-style-name="ListParagraph" style:list-style-name="WWNum2" style:family="paragraph">
      <style:text-properties style:font-name="Pericles" fo:font-size="8pt" style:font-size-asian="8pt" style:font-size-complex="8pt"/>
    </style:style>
    <style:style style:name="P31" style:parent-style-name="ListParagraph" style:list-style-name="WWNum2" style:family="paragraph">
      <style:text-properties style:font-name="Pericles" fo:font-size="8pt" style:font-size-asian="8pt" style:font-size-complex="8pt"/>
    </style:style>
    <style:style style:name="P32" style:parent-style-name="ListParagraph" style:list-style-name="WWNum2" style:family="paragraph">
      <style:text-properties style:font-name="Pericles" fo:font-size="8pt" style:font-size-asian="8pt" style:font-size-complex="8pt"/>
    </style:style>
    <style:style style:name="P33" style:parent-style-name="ListParagraph" style:list-style-name="WWNum2" style:family="paragraph">
      <style:text-properties style:font-name="Pericles" fo:font-size="8pt" style:font-size-asian="8pt" style:font-size-complex="8pt"/>
    </style:style>
    <style:style style:name="P34" style:parent-style-name="ListParagraph" style:list-style-name="WWNum2" style:family="paragraph">
      <style:text-properties style:font-name="Pericles" fo:font-size="8pt" style:font-size-asian="8pt" style:font-size-complex="8pt"/>
    </style:style>
    <style:style style:name="P35" style:parent-style-name="Standard" style:family="paragraph">
      <style:text-properties style:font-name="Pericle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WWNum2" style:family="paragraph">
      <style:text-properties style:font-name="Pericles" fo:font-size="8pt" style:font-size-asian="8pt" style:font-size-complex="8pt"/>
    </style:style>
    <style:style style:name="P38" style:parent-style-name="ListParagraph" style:list-style-name="WWNum2" style:family="paragraph">
      <style:text-properties style:font-name="Pericles" fo:font-size="8pt" style:font-size-asian="8pt" style:font-size-complex="8pt"/>
    </style:style>
    <style:style style:name="P39" style:parent-style-name="ListParagraph" style:list-style-name="WWNum2" style:family="paragraph">
      <style:text-properties style:font-name="Pericles" fo:font-size="8pt" style:font-size-asian="8pt" style:font-size-complex="8pt"/>
    </style:style>
    <style:style style:name="P40" style:parent-style-name="ListParagraph" style:list-style-name="WWNum2" style:family="paragraph">
      <style:text-properties style:font-name="Pericles" fo:font-size="8pt" style:font-size-asian="8pt" style:font-size-complex="8pt"/>
    </style:style>
    <style:style style:name="P41" style:parent-style-name="ListParagraph" style:list-style-name="WWNum2" style:family="paragraph">
      <style:text-properties style:font-name="Pericles" fo:font-size="8pt" style:font-size-asian="8pt" style:font-size-complex="8pt"/>
    </style:style>
    <style:style style:name="P42" style:parent-style-name="ListParagraph" style:list-style-name="WWNum2" style:family="paragraph">
      <style:text-properties style:font-name="Pericles" fo:font-size="8pt" style:font-size-asian="8pt" style:font-size-complex="8pt"/>
    </style:style>
    <style:style style:name="P43" style:parent-style-name="ListParagraph" style:family="paragraph">
      <style:paragraph-properties fo:margin-left="0.25in">
        <style:tab-stops/>
      </style:paragraph-properties>
      <style:text-properties style:font-name="Pericles" fo:font-size="8pt" style:font-size-asian="8pt" style:font-size-complex="8pt"/>
    </style:style>
    <style:style style:name="P44" style:parent-style-name="Standard" style:family="paragraph">
      <style:text-properties style:font-name="Pericles"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WWNum2" style:family="paragraph">
      <style:text-properties style:font-name="Pericles" fo:font-size="8pt" style:font-size-asian="8pt" style:font-size-complex="8pt"/>
    </style:style>
    <style:style style:name="P47" style:parent-style-name="ListParagraph" style:list-style-name="WWNum2" style:family="paragraph">
      <style:text-properties style:font-name="Pericles" fo:font-size="8pt" style:font-size-asian="8pt" style:font-size-complex="8pt"/>
    </style:style>
    <style:style style:name="P48" style:parent-style-name="ListParagraph" style:list-style-name="WWNum2" style:family="paragraph">
      <style:text-properties style:font-name="Pericles" fo:font-size="8pt" style:font-size-asian="8pt" style:font-size-complex="8pt"/>
    </style:style>
    <style:style style:name="P49" style:parent-style-name="ListParagraph" style:list-style-name="WWNum2" style:family="paragraph">
      <style:text-properties style:font-name="Pericles" fo:font-size="8pt" style:font-size-asian="8pt" style:font-size-complex="8pt"/>
    </style:style>
    <style:style style:name="P50" style:parent-style-name="ListParagraph" style:list-style-name="WWNum2" style:family="paragraph">
      <style:text-properties style:font-name="Pericles" fo:font-size="8pt" style:font-size-asian="8pt" style:font-size-complex="8pt"/>
    </style:style>
    <style:style style:name="P51" style:parent-style-name="ListParagraph" style:list-style-name="WWNum2" style:family="paragraph">
      <style:text-properties style:font-name="Pericles" fo:font-size="8pt" style:font-size-asian="8pt" style:font-size-complex="8pt"/>
    </style:style>
    <style:style style:name="P52" style:parent-style-name="ListParagraph" style:list-style-name="WWNum2" style:family="paragraph">
      <style:text-properties style:font-name="Pericles" fo:font-size="8pt" style:font-size-asian="8pt" style:font-size-complex="8pt"/>
    </style:style>
    <style:style style:name="P53" style:parent-style-name="ListParagraph" style:family="paragraph">
      <style:paragraph-properties fo:margin-left="0.25in">
        <style:tab-stops/>
      </style:paragraph-properties>
      <style:text-properties style:font-name="Pericles" fo:font-size="8pt" style:font-size-asian="8pt" style:font-size-complex="8pt"/>
    </style:style>
    <style:style style:name="P54" style:parent-style-name="Standard"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T57" style:parent-style-name="DefaultParagraphFont" style:family="text">
      <style:text-properties style:font-name="Pericles" fo:font-weight="bold" style:font-weight-asian="bold" fo:font-size="8pt" style:font-size-asian="8pt" style:font-size-complex="8pt"/>
    </style:style>
    <style:style style:name="P58" style:parent-style-name="Standard" style:family="paragraph">
      <style:text-properties style:font-name="Pericles" fo:font-weight="bold" style:font-weight-asian="bold" fo:font-size="8pt" style:font-size-asian="8pt" style:font-size-complex="8pt"/>
    </style:style>
    <style:style style:name="TableColumn60" style:family="table-column">
      <style:table-column-properties style:column-width="6.493in" style:use-optimal-column-width="false"/>
    </style:style>
    <style:style style:name="Table59" style:family="table">
      <style:table-properties style:width="6.493in" fo:margin-left="-0.075in" table:align="left"/>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text-properties style:font-name="Pericles" fo:font-weight="bold" style:font-weight-asian="bold" fo:font-size="8pt" style:font-size-asian="8pt" style:font-size-complex="8pt"/>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T66" style:parent-style-name="DefaultParagraphFont" style:family="text">
      <style:text-properties style:font-name="Pericles" fo:font-weight="bold" style:font-weight-asian="bold" fo:font-size="8pt" style:font-size-asian="8pt" style:font-size-complex="8pt"/>
    </style:style>
    <style:style style:name="T67" style:parent-style-name="DefaultParagraphFont" style:family="text">
      <style:text-properties style:font-name="Pericles" fo:font-size="8pt" style:font-size-asian="8pt" style:font-size-complex="8pt"/>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text-properties style:font-name="Pericles" fo:font-weight="bold" style:font-weight-asian="bold" fo:font-size="8pt" style:font-size-asian="8pt" style:font-size-complex="8pt"/>
    </style:style>
    <style:style style:name="TableColumn72" style:family="table-column">
      <style:table-column-properties style:column-width="2.1118in" style:use-optimal-column-width="false"/>
    </style:style>
    <style:style style:name="TableColumn73" style:family="table-column">
      <style:table-column-properties style:column-width="2.1104in" style:use-optimal-column-width="false"/>
    </style:style>
    <style:style style:name="TableColumn74" style:family="table-column">
      <style:table-column-properties style:column-width="2.1138in" style:use-optimal-column-width="false"/>
    </style:style>
    <style:style style:name="Table71" style:family="table">
      <style:table-properties style:width="6.3361in" fo:margin-left="0in" table:align="left"/>
    </style:style>
    <style:style style:name="TableRow75" style:family="table-row">
      <style:table-row-properties style:use-optimal-row-height="false"/>
    </style:style>
    <style:style style:name="TableCell76" style:family="table-cell">
      <style:table-cell-properties fo:border="none" style:writing-mode="lr-tb" fo:padding-top="0in" fo:padding-left="0.075in" fo:padding-bottom="0in" fo:padding-right="0.075in"/>
    </style:style>
    <style:style style:name="P77" style:parent-style-name="Standard" style:family="paragraph">
      <style:text-properties style:font-name="Pericles" fo:font-weight="bold" style:font-weight-asian="bold" fo:font-size="8pt" style:font-size-asian="8pt" style:font-size-complex="8pt"/>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text-properties style:font-name="Pericles" fo:font-weight="bold" style:font-weight-asian="bold" fo:font-size="8pt" style:font-size-asian="8pt" style:font-size-complex="8pt"/>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text-properties style:font-name="Pericles" fo:font-weight="bold" style:font-weight-asian="bold" fo:font-size="8pt" style:font-size-asian="8pt" style:font-size-complex="8p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ListParagraph" style:list-style-name="WWNum2" style:family="paragraph">
      <style:text-properties style:font-name="Pericles" fo:font-size="8pt" style:font-size-asian="8pt" style:font-size-complex="8pt"/>
    </style:style>
    <style:style style:name="P85" style:parent-style-name="ListParagraph" style:list-style-name="WWNum2" style:family="paragraph">
      <style:text-properties style:font-name="Pericles" fo:font-size="8pt" style:font-size-asian="8pt" style:font-size-complex="8pt"/>
    </style:style>
    <style:style style:name="P86"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87" style:parent-style-name="ListParagraph" style:list-style-name="WWNum2" style:family="paragraph">
      <style:text-properties style:font-name="Pericles" fo:font-size="8pt" style:font-size-asian="8pt" style:font-size-complex="8pt"/>
    </style:style>
    <style:style style:name="P88" style:parent-style-name="ListParagraph" style:list-style-name="WWNum2" style:family="paragraph">
      <style:text-properties style:font-name="Pericles" fo:font-size="8pt" style:font-size-asian="8pt" style:font-size-complex="8pt"/>
    </style:style>
    <style:style style:name="P89" style:parent-style-name="ListParagraph" style:list-style-name="WWNum2" style:family="paragraph">
      <style:text-properties style:font-name="Pericles" fo:font-size="8pt" style:font-size-asian="8pt" style:font-size-complex="8pt"/>
    </style:style>
    <style:style style:name="P90" style:parent-style-name="ListParagraph" style:list-style-name="WWNum2" style:family="paragraph">
      <style:text-properties style:font-name="Pericles" fo:font-size="8pt" style:font-size-asian="8pt" style:font-size-complex="8pt"/>
    </style:style>
    <style:style style:name="P91" style:parent-style-name="ListParagraph" style:list-style-name="WWNum2" style:family="paragraph">
      <style:text-properties style:font-name="Pericles" fo:font-size="8pt" style:font-size-asian="8pt" style:font-size-complex="8pt"/>
    </style:style>
    <style:style style:name="P92" style:parent-style-name="ListParagraph" style:list-style-name="WWNum2" style:family="paragraph">
      <style:text-properties style:font-name="Pericles" fo:font-size="8pt" style:font-size-asian="8pt" style:font-size-complex="8pt"/>
    </style:style>
    <style:style style:name="P93" style:parent-style-name="Standard" style:family="paragraph">
      <style:text-properties style:font-name="Pericles" fo:font-size="8pt" style:font-size-asian="8pt" style:font-size-complex="8pt"/>
    </style:style>
    <style:style style:name="TableCell94" style:family="table-cell">
      <style:table-cell-properties fo:border="none" style:writing-mode="lr-tb" fo:padding-top="0in" fo:padding-left="0.075in" fo:padding-bottom="0in" fo:padding-right="0.075in"/>
    </style:style>
    <style:style style:name="P95" style:parent-style-name="ListParagraph" style:list-style-name="WWNum2" style:family="paragraph">
      <style:text-properties style:font-name="Pericles" fo:font-size="8pt" style:font-size-asian="8pt" style:font-size-complex="8pt"/>
    </style:style>
    <style:style style:name="P96" style:parent-style-name="ListParagraph" style:list-style-name="WWNum2" style:family="paragraph">
      <style:text-properties style:font-name="Pericles" fo:font-size="8pt" style:font-size-asian="8pt" style:font-size-complex="8pt"/>
    </style:style>
    <style:style style:name="P97" style:parent-style-name="ListParagraph" style:list-style-name="WWNum2" style:family="paragraph">
      <style:text-properties style:font-name="Pericles" fo:font-size="8pt" style:font-size-asian="8pt" style:font-size-complex="8pt"/>
    </style:style>
    <style:style style:name="P98" style:parent-style-name="ListParagraph" style:list-style-name="WWNum2" style:family="paragraph">
      <style:text-properties style:font-name="Pericles" fo:font-size="8pt" style:font-size-asian="8pt" style:font-size-complex="8pt"/>
    </style:style>
    <style:style style:name="P99" style:parent-style-name="ListParagraph" style:list-style-name="WWNum2" style:family="paragraph">
      <style:text-properties style:font-name="Pericles" fo:font-size="8pt" style:font-size-asian="8pt" style:font-size-complex="8pt"/>
    </style:style>
    <style:style style:name="P100" style:parent-style-name="ListParagraph" style:list-style-name="WWNum2" style:family="paragraph">
      <style:text-properties style:font-name="Pericles" fo:font-size="8pt" style:font-size-asian="8pt" style:font-size-complex="8pt"/>
    </style:style>
    <style:style style:name="P101" style:parent-style-name="ListParagraph" style:list-style-name="WWNum2" style:family="paragraph">
      <style:text-properties style:font-name="Pericles" fo:font-size="8pt" style:font-size-asian="8pt" style:font-size-complex="8pt"/>
    </style:style>
    <style:style style:name="P102" style:parent-style-name="ListParagraph" style:list-style-name="WWNum2" style:family="paragraph">
      <style:text-properties style:font-name="Pericles" fo:font-size="8pt" style:font-size-asian="8pt" style:font-size-complex="8pt"/>
    </style:style>
    <style:style style:name="TableCell103" style:family="table-cell">
      <style:table-cell-properties fo:border="none" style:writing-mode="lr-tb" fo:padding-top="0in" fo:padding-left="0.075in" fo:padding-bottom="0in" fo:padding-right="0.075in"/>
    </style:style>
    <style:style style:name="P104" style:parent-style-name="ListParagraph" style:list-style-name="WWNum2" style:family="paragraph">
      <style:text-properties style:font-name="Pericles" fo:font-size="8pt" style:font-size-asian="8pt" style:font-size-complex="8pt"/>
    </style:style>
    <style:style style:name="P105" style:parent-style-name="ListParagraph" style:list-style-name="WWNum2" style:family="paragraph">
      <style:text-properties style:font-name="Pericles" fo:font-size="8pt" style:font-size-asian="8pt" style:font-size-complex="8pt"/>
    </style:style>
    <style:style style:name="P106" style:parent-style-name="ListParagraph" style:list-style-name="WWNum2" style:family="paragraph">
      <style:text-properties style:font-name="Pericles" fo:font-size="8pt" style:font-size-asian="8pt" style:font-size-complex="8pt"/>
    </style:style>
    <style:style style:name="P107" style:parent-style-name="ListParagraph" style:list-style-name="WWNum2" style:family="paragraph">
      <style:text-properties style:font-name="Pericles" fo:font-size="8pt" style:font-size-asian="8pt" style:font-size-complex="8pt"/>
    </style:style>
    <style:style style:name="P108" style:parent-style-name="ListParagraph" style:list-style-name="WWNum2" style:family="paragraph">
      <style:text-properties style:font-name="Pericles" fo:font-size="8pt" style:font-size-asian="8pt" style:font-size-complex="8pt"/>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Standard" style:family="paragraph">
      <style:text-properties style:font-name="Pericles" fo:font-size="8pt" style:font-size-asian="8pt" style:font-size-complex="8pt"/>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text-properties style:font-name="Pericles" fo:font-weight="bold" style:font-weight-asian="bold" fo:font-size="8pt" style:font-size-asian="8pt" style:font-size-complex="8pt"/>
    </style:style>
    <style:style style:name="P116" style:parent-style-name="ListParagraph" style:list-style-name="WWNum4" style:family="paragraph">
      <style:text-properties style:font-name="Pericles" fo:font-size="8pt" style:font-size-asian="8pt" style:font-size-complex="8pt"/>
    </style:style>
    <style:style style:name="P117" style:parent-style-name="ListParagraph" style:list-style-name="WWNum4" style:family="paragraph">
      <style:text-properties style:font-name="Pericles" fo:font-size="8pt" style:font-size-asian="8pt" style:font-size-complex="8pt"/>
    </style:style>
    <style:style style:name="P118" style:parent-style-name="ListParagraph" style:list-style-name="WWNum4" style:family="paragraph">
      <style:text-properties style:font-name="Pericles" fo:font-size="8pt" style:font-size-asian="8pt" style:font-size-complex="8pt"/>
    </style:style>
    <style:style style:name="P119" style:parent-style-name="ListParagraph" style:list-style-name="WWNum4" style:family="paragraph">
      <style:text-properties style:font-name="Pericles" fo:font-size="8pt" style:font-size-asian="8pt" style:font-size-complex="8pt"/>
    </style:style>
    <style:style style:name="P120" style:parent-style-name="ListParagraph" style:list-style-name="WWNum4" style:family="paragraph">
      <style:text-properties style:font-name="Pericles" fo:font-size="8pt" style:font-size-asian="8pt" style:font-size-complex="8pt"/>
    </style:style>
    <style:style style:name="P121" style:parent-style-name="ListParagraph" style:list-style-name="WWNum4" style:family="paragraph">
      <style:text-properties style:font-name="Pericles" fo:font-size="8pt" style:font-size-asian="8pt" style:font-size-complex="8pt"/>
    </style:style>
    <style:style style:name="P122" style:parent-style-name="ListParagraph" style:list-style-name="WWNum4" style:family="paragraph">
      <style:text-properties style:font-name="Pericles" fo:font-size="8pt" style:font-size-asian="8pt" style:font-size-complex="8pt"/>
    </style:style>
    <style:style style:name="TableColumn124" style:family="table-column">
      <style:table-column-properties style:column-width="6.493in" style:use-optimal-column-width="false"/>
    </style:style>
    <style:style style:name="Table123" style:family="table">
      <style:table-properties style:width="6.493in" fo:margin-left="-0.075in" table:align="left"/>
    </style:style>
    <style:style style:name="TableRow125" style:family="table-row">
      <style:table-row-properties style:use-optimal-row-height="false"/>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text-properties style:font-name="Pericles" fo:font-weight="bold" style:font-weight-asian="bold" fo:font-size="8pt" style:font-size-asian="8pt" style:font-size-complex="8pt"/>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T130" style:parent-style-name="DefaultParagraphFont" style:family="text">
      <style:text-properties style:font-name="Pericles" fo:font-weight="bold" style:font-weight-asian="bold" fo:font-size="8pt" style:font-size-asian="8pt" style:font-size-complex="8pt"/>
    </style:style>
    <style:style style:name="T131" style:parent-style-name="DefaultParagraphFont" style:family="text">
      <style:text-properties style:font-name="Pericles" fo:font-size="8pt" style:font-size-asian="8pt" style:font-size-complex="8pt"/>
    </style:style>
    <style:style style:name="TableRow132" style:family="table-row">
      <style:table-row-properties style:use-optimal-row-height="false"/>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text-properties style:font-name="Pericles" fo:font-weight="bold" style:font-weight-asian="bold" fo:font-size="8pt" style:font-size-asian="8pt" style:font-size-complex="8pt"/>
    </style:style>
    <style:style style:name="TableColumn136" style:family="table-column">
      <style:table-column-properties style:column-width="2.1118in" style:use-optimal-column-width="false"/>
    </style:style>
    <style:style style:name="TableColumn137" style:family="table-column">
      <style:table-column-properties style:column-width="2.1104in" style:use-optimal-column-width="false"/>
    </style:style>
    <style:style style:name="TableColumn138" style:family="table-column">
      <style:table-column-properties style:column-width="2.1138in" style:use-optimal-column-width="false"/>
    </style:style>
    <style:style style:name="Table135" style:family="table">
      <style:table-properties style:width="6.3361in" fo:margin-left="0in" table:align="left"/>
    </style:style>
    <style:style style:name="TableRow139" style:family="table-row">
      <style:table-row-properties style:use-optimal-row-height="false"/>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text-properties style:font-name="Pericles" fo:font-weight="bold" style:font-weight-asian="bold" fo:font-size="8pt" style:font-size-asian="8pt" style:font-size-complex="8pt"/>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text-properties style:font-name="Pericles" fo:font-weight="bold" style:font-weight-asian="bold" fo:font-size="8pt" style:font-size-asian="8pt" style:font-size-complex="8pt"/>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text-properties style:font-name="Pericles" fo:font-weight="bold" style:font-weight-asian="bold" fo:font-size="8pt" style:font-size-asian="8pt" style:font-size-complex="8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ListParagraph" style:list-style-name="WWNum2" style:family="paragraph">
      <style:text-properties style:font-name="Pericles" fo:font-size="8pt" style:font-size-asian="8pt" style:font-size-complex="8pt"/>
    </style:style>
    <style:style style:name="P149" style:parent-style-name="ListParagraph" style:list-style-name="WWNum2" style:family="paragraph">
      <style:text-properties style:font-name="Pericles" fo:font-size="8pt" style:font-size-asian="8pt" style:font-size-complex="8pt"/>
    </style:style>
    <style:style style:name="P150" style:parent-style-name="ListParagraph" style:list-style-name="WWNum2" style:family="paragraph">
      <style:text-properties style:font-name="Pericles" fo:font-size="8pt" style:font-size-asian="8pt" style:font-size-complex="8pt"/>
    </style:style>
    <style:style style:name="P151" style:parent-style-name="ListParagraph" style:list-style-name="WWNum2" style:family="paragraph">
      <style:text-properties style:font-name="Pericles" fo:font-size="8pt" style:font-size-asian="8pt" style:font-size-complex="8pt"/>
    </style:style>
    <style:style style:name="P152" style:parent-style-name="ListParagraph" style:list-style-name="WWNum2" style:family="paragraph">
      <style:text-properties style:font-name="Pericles" fo:font-size="8pt" style:font-size-asian="8pt" style:font-size-complex="8pt"/>
    </style:style>
    <style:style style:name="P153" style:parent-style-name="ListParagraph" style:list-style-name="WWNum2" style:family="paragraph">
      <style:text-properties style:font-name="Pericles" fo:font-size="8pt" style:font-size-asian="8pt" style:font-size-complex="8pt"/>
    </style:style>
    <style:style style:name="P154" style:parent-style-name="ListParagraph" style:list-style-name="WWNum2" style:family="paragraph">
      <style:text-properties style:font-name="Pericles" fo:font-size="8pt" style:font-size-asian="8pt" style:font-size-complex="8pt"/>
    </style:style>
    <style:style style:name="P155" style:parent-style-name="Standard" style:family="paragraph">
      <style:text-properties style:font-name="Pericles" fo:font-size="8pt" style:font-size-asian="8pt" style:font-size-complex="8pt"/>
    </style:style>
    <style:style style:name="TableCell156" style:family="table-cell">
      <style:table-cell-properties fo:border="none" style:writing-mode="lr-tb" fo:padding-top="0in" fo:padding-left="0.075in" fo:padding-bottom="0in" fo:padding-right="0.075in"/>
    </style:style>
    <style:style style:name="P157" style:parent-style-name="ListParagraph" style:list-style-name="WWNum2" style:family="paragraph">
      <style:text-properties style:font-name="Pericles" fo:font-size="8pt" style:font-size-asian="8pt" style:font-size-complex="8pt"/>
    </style:style>
    <style:style style:name="P158" style:parent-style-name="ListParagraph" style:list-style-name="WWNum2" style:family="paragraph">
      <style:text-properties style:font-name="Pericles" fo:font-size="8pt" style:font-size-asian="8pt" style:font-size-complex="8pt"/>
    </style:style>
    <style:style style:name="P159" style:parent-style-name="ListParagraph" style:list-style-name="WWNum2" style:family="paragraph">
      <style:text-properties style:font-name="Pericles" fo:font-size="8pt" style:font-size-asian="8pt" style:font-size-complex="8pt"/>
    </style:style>
    <style:style style:name="P160" style:parent-style-name="ListParagraph" style:list-style-name="WWNum2" style:family="paragraph">
      <style:text-properties style:font-name="Pericles" fo:font-size="8pt" style:font-size-asian="8pt" style:font-size-complex="8pt"/>
    </style:style>
    <style:style style:name="P161" style:parent-style-name="ListParagraph" style:list-style-name="WWNum2" style:family="paragraph">
      <style:text-properties style:font-name="Pericles" fo:font-size="8pt" style:font-size-asian="8pt" style:font-size-complex="8pt"/>
    </style:style>
    <style:style style:name="P162" style:parent-style-name="ListParagraph" style:list-style-name="WWNum2" style:family="paragraph">
      <style:text-properties style:font-name="Pericles" fo:font-size="8pt" style:font-size-asian="8pt" style:font-size-complex="8pt"/>
    </style:style>
    <style:style style:name="P163" style:parent-style-name="ListParagraph" style:list-style-name="WWNum2" style:family="paragraph">
      <style:text-properties style:font-name="Pericles" fo:font-size="8pt" style:font-size-asian="8pt" style:font-size-complex="8pt"/>
    </style:style>
    <style:style style:name="P16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65" style:family="table-cell">
      <style:table-cell-properties fo:border="none" style:writing-mode="lr-tb" fo:padding-top="0in" fo:padding-left="0.075in" fo:padding-bottom="0in" fo:padding-right="0.075in"/>
    </style:style>
    <style:style style:name="P166" style:parent-style-name="ListParagraph" style:list-style-name="WWNum2" style:family="paragraph">
      <style:text-properties style:font-name="Pericles" fo:font-size="8pt" style:font-size-asian="8pt" style:font-size-complex="8pt"/>
    </style:style>
    <style:style style:name="P167" style:parent-style-name="ListParagraph" style:list-style-name="WWNum2" style:family="paragraph">
      <style:text-properties style:font-name="Pericles" fo:font-size="8pt" style:font-size-asian="8pt" style:font-size-complex="8pt"/>
    </style:style>
    <style:style style:name="P168" style:parent-style-name="ListParagraph" style:list-style-name="WWNum2" style:family="paragraph">
      <style:text-properties style:font-name="Pericles" fo:font-size="8pt" style:font-size-asian="8pt" style:font-size-complex="8pt"/>
    </style:style>
    <style:style style:name="P169" style:parent-style-name="ListParagraph" style:list-style-name="WWNum2" style:family="paragraph">
      <style:text-properties style:font-name="Pericles" fo:font-size="8pt" style:font-size-asian="8pt" style:font-size-complex="8pt"/>
    </style:style>
    <style:style style:name="P170" style:parent-style-name="ListParagraph" style:list-style-name="WWNum2" style:family="paragraph">
      <style:text-properties style:font-name="Pericles" fo:font-size="8pt" style:font-size-asian="8pt" style:font-size-complex="8pt"/>
    </style:style>
    <style:style style:name="P171" style:parent-style-name="ListParagraph" style:list-style-name="WWNum2" style:family="paragraph">
      <style:text-properties style:font-name="Pericles" fo:font-size="8pt" style:font-size-asian="8pt" style:font-size-complex="8pt"/>
    </style:style>
    <style:style style:name="P172" style:parent-style-name="ListParagraph" style:list-style-name="WWNum2" style:family="paragraph">
      <style:text-properties style:font-name="Pericles" fo:font-size="8pt" style:font-size-asian="8pt" style:font-size-complex="8pt"/>
    </style:style>
    <style:style style:name="P173" style:parent-style-name="ListParagraph" style:family="paragraph">
      <style:paragraph-properties fo:margin-left="0.25in">
        <style:tab-stops/>
      </style:paragraph-properties>
      <style:text-properties style:font-name="Pericles" fo:font-size="8pt" style:font-size-asian="8pt" style:font-size-complex="8pt"/>
    </style:style>
    <style:style style:name="P174" style:parent-style-name="Standard" style:family="paragraph">
      <style:text-properties style:font-name="Pericles" fo:font-size="8pt" style:font-size-asian="8pt" style:font-size-complex="8pt"/>
    </style:style>
    <style:style style:name="TableRow175" style:family="table-row">
      <style:table-row-properties style:use-optimal-row-height="false"/>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text-properties style:font-name="Pericles" fo:font-weight="bold" style:font-weight-asian="bold" fo:font-size="8pt" style:font-size-asian="8pt" style:font-size-complex="8pt"/>
    </style:style>
    <style:style style:name="TableColumn179" style:family="table-column">
      <style:table-column-properties style:column-width="6.493in" style:use-optimal-column-width="false"/>
    </style:style>
    <style:style style:name="Table178" style:family="table">
      <style:table-properties style:width="6.493in" fo:margin-left="-0.075in" table:align="left"/>
    </style:style>
    <style:style style:name="TableRow180" style:family="table-row">
      <style:table-row-properties style:use-optimal-row-height="false"/>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text-properties style:font-name="Pericles" fo:font-weight="bold" style:font-weight-asian="bold" fo:font-size="8pt" style:font-size-asian="8pt" style:font-size-complex="8pt"/>
    </style:style>
    <style:style style:name="TableRow183" style:family="table-row">
      <style:table-row-properties style:use-optimal-row-height="false"/>
    </style:style>
    <style:style style:name="TableCell184" style:family="table-cell">
      <style:table-cell-properties fo:border="0.0069in solid #00000A" style:writing-mode="lr-tb" fo:padding-top="0in" fo:padding-left="0.075in" fo:padding-bottom="0in" fo:padding-right="0.075in"/>
    </style:style>
    <style:style style:name="T185" style:parent-style-name="DefaultParagraphFont" style:family="text">
      <style:text-properties style:font-name="Pericles" fo:font-weight="bold" style:font-weight-asian="bold" fo:font-size="8pt" style:font-size-asian="8pt" style:font-size-complex="8pt"/>
    </style:style>
    <style:style style:name="T186" style:parent-style-name="DefaultParagraphFont" style:family="text">
      <style:text-properties style:font-name="Pericles" fo:font-size="8pt" style:font-size-asian="8pt" style:font-size-complex="8pt"/>
    </style:style>
    <style:style style:name="TableRow187" style:family="table-row">
      <style:table-row-properties style:use-optimal-row-height="false"/>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text-properties style:font-name="Pericles" fo:font-weight="bold" style:font-weight-asian="bold" fo:font-size="8pt" style:font-size-asian="8pt" style:font-size-complex="8pt"/>
    </style:style>
    <style:style style:name="TableColumn191" style:family="table-column">
      <style:table-column-properties style:column-width="2.1118in" style:use-optimal-column-width="false"/>
    </style:style>
    <style:style style:name="TableColumn192" style:family="table-column">
      <style:table-column-properties style:column-width="2.1104in" style:use-optimal-column-width="false"/>
    </style:style>
    <style:style style:name="TableColumn193" style:family="table-column">
      <style:table-column-properties style:column-width="2.1138in" style:use-optimal-column-width="false"/>
    </style:style>
    <style:style style:name="Table190" style:family="table">
      <style:table-properties style:width="6.3361in" fo:margin-left="0in" table:align="left"/>
    </style:style>
    <style:style style:name="TableRow194" style:family="table-row">
      <style:table-row-properties style:use-optimal-row-height="false"/>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text-properties style:font-name="Pericles" fo:font-weight="bold" style:font-weight-asian="bold" fo:font-size="8pt" style:font-size-asian="8pt" style:font-size-complex="8pt"/>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text-properties style:font-name="Pericles" fo:font-weight="bold" style:font-weight-asian="bold" fo:font-size="8pt" style:font-size-asian="8pt" style:font-size-complex="8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text-properties style:font-name="Pericles" fo:font-weight="bold" style:font-weight-asian="bold" fo:font-size="8pt" style:font-size-asian="8pt" style:font-size-complex="8pt"/>
    </style:style>
    <style:style style:name="TableRow201" style:family="table-row">
      <style:table-row-properties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ListParagraph" style:list-style-name="WWNum2" style:family="paragraph">
      <style:text-properties style:font-name="Pericles" fo:font-size="8pt" style:font-size-asian="8pt" style:font-size-complex="8pt"/>
    </style:style>
    <style:style style:name="P204" style:parent-style-name="ListParagraph" style:list-style-name="WWNum2" style:family="paragraph">
      <style:text-properties style:font-name="Pericles" fo:font-size="8pt" style:font-size-asian="8pt" style:font-size-complex="8pt"/>
    </style:style>
    <style:style style:name="P205" style:parent-style-name="ListParagraph" style:list-style-name="WWNum2" style:family="paragraph">
      <style:text-properties style:font-name="Pericles" fo:font-size="8pt" style:font-size-asian="8pt" style:font-size-complex="8pt"/>
    </style:style>
    <style:style style:name="P206" style:parent-style-name="ListParagraph" style:list-style-name="WWNum2" style:family="paragraph">
      <style:text-properties style:font-name="Pericles" fo:font-size="8pt" style:font-size-asian="8pt" style:font-size-complex="8pt"/>
    </style:style>
    <style:style style:name="P207" style:parent-style-name="ListParagraph" style:list-style-name="WWNum2" style:family="paragraph">
      <style:text-properties style:font-name="Pericles" fo:font-size="8pt" style:font-size-asian="8pt" style:font-size-complex="8pt"/>
    </style:style>
    <style:style style:name="P208" style:parent-style-name="ListParagraph" style:list-style-name="WWNum2" style:family="paragraph">
      <style:text-properties style:font-name="Pericles" fo:font-size="8pt" style:font-size-asian="8pt" style:font-size-complex="8pt"/>
    </style:style>
    <style:style style:name="P209" style:parent-style-name="ListParagraph" style:list-style-name="WWNum2" style:family="paragraph">
      <style:text-properties style:font-name="Pericles" fo:font-size="8pt" style:font-size-asian="8pt" style:font-size-complex="8pt"/>
    </style:style>
    <style:style style:name="P210" style:parent-style-name="ListParagraph" style:list-style-name="WWNum2" style:family="paragraph">
      <style:text-properties style:font-name="Pericles" fo:font-size="8pt" style:font-size-asian="8pt" style:font-size-complex="8pt"/>
    </style:style>
    <style:style style:name="P211" style:parent-style-name="ListParagraph" style:family="paragraph">
      <style:paragraph-properties fo:margin-left="0in">
        <style:tab-stops/>
      </style:paragraph-properties>
      <style:text-properties style:font-name="Pericles" fo:font-size="8pt" style:font-size-asian="8pt" style:font-size-complex="8pt"/>
    </style:style>
    <style:style style:name="P212" style:parent-style-name="Standard" style:family="paragraph">
      <style:text-properties style:font-name="Pericles" fo:font-size="8pt" style:font-size-asian="8pt" style:font-size-complex="8pt"/>
    </style:style>
    <style:style style:name="TableCell213" style:family="table-cell">
      <style:table-cell-properties fo:border="none" style:writing-mode="lr-tb" fo:padding-top="0in" fo:padding-left="0.075in" fo:padding-bottom="0in" fo:padding-right="0.075in"/>
    </style:style>
    <style:style style:name="P214" style:parent-style-name="ListParagraph" style:list-style-name="WWNum2" style:family="paragraph">
      <style:text-properties style:font-name="Pericles" fo:font-size="8pt" style:font-size-asian="8pt" style:font-size-complex="8pt"/>
    </style:style>
    <style:style style:name="P215" style:parent-style-name="ListParagraph" style:list-style-name="WWNum2" style:family="paragraph">
      <style:text-properties style:font-name="Pericles" fo:font-size="8pt" style:font-size-asian="8pt" style:font-size-complex="8pt"/>
    </style:style>
    <style:style style:name="P216" style:parent-style-name="ListParagraph" style:list-style-name="WWNum2" style:family="paragraph">
      <style:text-properties style:font-name="Pericles" fo:font-size="8pt" style:font-size-asian="8pt" style:font-size-complex="8pt"/>
    </style:style>
    <style:style style:name="P217" style:parent-style-name="ListParagraph" style:list-style-name="WWNum2" style:family="paragraph">
      <style:text-properties style:font-name="Pericles" fo:font-size="8pt" style:font-size-asian="8pt" style:font-size-complex="8pt"/>
    </style:style>
    <style:style style:name="P218" style:parent-style-name="ListParagraph" style:list-style-name="WWNum2" style:family="paragraph">
      <style:text-properties style:font-name="Pericles" fo:font-size="8pt" style:font-size-asian="8pt" style:font-size-complex="8pt"/>
    </style:style>
    <style:style style:name="P219" style:parent-style-name="ListParagraph" style:list-style-name="WWNum2" style:family="paragraph">
      <style:text-properties style:font-name="Pericles" fo:font-size="8pt" style:font-size-asian="8pt" style:font-size-complex="8pt"/>
    </style:style>
    <style:style style:name="P220" style:parent-style-name="ListParagraph" style:list-style-name="WWNum2" style:family="paragraph">
      <style:text-properties style:font-name="Pericles" fo:font-size="8pt" style:font-size-asian="8pt" style:font-size-complex="8pt"/>
    </style:style>
    <style:style style:name="P221" style:parent-style-name="ListParagraph" style:list-style-name="WWNum2" style:family="paragraph">
      <style:text-properties style:font-name="Pericles" fo:font-size="8pt" style:font-size-asian="8pt" style:font-size-complex="8pt"/>
    </style:style>
    <style:style style:name="P222" style:parent-style-name="ListParagraph" style:list-style-name="WWNum2" style:family="paragraph">
      <style:text-properties style:font-name="Pericles" fo:font-size="8pt" style:font-size-asian="8pt" style:font-size-complex="8pt"/>
    </style:style>
    <style:style style:name="P223" style:parent-style-name="ListParagraph" style:family="paragraph">
      <style:text-properties style:font-name="Pericles" fo:font-size="8pt" style:font-size-asian="8pt" style:font-size-complex="8pt"/>
    </style:style>
    <style:style style:name="TableCell224" style:family="table-cell">
      <style:table-cell-properties fo:border="none" style:writing-mode="lr-tb" fo:padding-top="0in" fo:padding-left="0.075in" fo:padding-bottom="0in" fo:padding-right="0.075in"/>
    </style:style>
    <style:style style:name="P225" style:parent-style-name="ListParagraph" style:list-style-name="WWNum2" style:family="paragraph">
      <style:text-properties style:font-name="Pericles" fo:font-size="8pt" style:font-size-asian="8pt" style:font-size-complex="8pt"/>
    </style:style>
    <style:style style:name="P226" style:parent-style-name="ListParagraph" style:list-style-name="WWNum2" style:family="paragraph">
      <style:text-properties style:font-name="Pericles" fo:font-size="8pt" style:font-size-asian="8pt" style:font-size-complex="8pt"/>
    </style:style>
    <style:style style:name="P227" style:parent-style-name="ListParagraph" style:list-style-name="WWNum2" style:family="paragraph">
      <style:text-properties style:font-name="Pericles" fo:font-size="8pt" style:font-size-asian="8pt" style:font-size-complex="8pt"/>
    </style:style>
    <style:style style:name="P228" style:parent-style-name="ListParagraph" style:list-style-name="WWNum2" style:family="paragraph">
      <style:text-properties style:font-name="Pericles" fo:font-size="8pt" style:font-size-asian="8pt" style:font-size-complex="8pt"/>
    </style:style>
    <style:style style:name="P229" style:parent-style-name="ListParagraph" style:list-style-name="WWNum2" style:family="paragraph">
      <style:text-properties style:font-name="Pericles" fo:font-size="8pt" style:font-size-asian="8pt" style:font-size-complex="8pt"/>
    </style:style>
    <style:style style:name="P230" style:parent-style-name="ListParagraph" style:list-style-name="WWNum2" style:family="paragraph">
      <style:text-properties style:font-name="Pericles" fo:font-size="8pt" style:font-size-asian="8pt" style:font-size-complex="8pt"/>
    </style:style>
    <style:style style:name="P231" style:parent-style-name="Standard" style:family="paragraph">
      <style:text-properties style:font-name="Pericles"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A" style:writing-mode="lr-tb" fo:padding-top="0in" fo:padding-left="0.075in" fo:padding-bottom="0in" fo:padding-right="0.075in"/>
    </style:style>
    <style:style style:name="T234" style:parent-style-name="DefaultParagraphFont" style:family="text">
      <style:text-properties style:font-name="Pericles" fo:font-weight="bold" style:font-weight-asian="bold" fo:font-size="8pt" style:font-size-asian="8pt" style:font-size-complex="8pt"/>
    </style:style>
    <style:style style:name="P235" style:parent-style-name="Standard" style:family="paragraph">
      <style:text-properties style:font-name="Pericles" fo:font-weight="bold" style:font-weight-asian="bold" fo:font-size="8pt" style:font-size-asian="8pt" style:font-size-complex="8pt"/>
    </style:style>
    <style:style style:name="TableColumn237" style:family="table-column">
      <style:table-column-properties style:column-width="6.493in" style:use-optimal-column-width="false"/>
    </style:style>
    <style:style style:name="Table236" style:family="table">
      <style:table-properties style:width="6.493in" fo:margin-left="-0.075in" table:align="left"/>
    </style:style>
    <style:style style:name="TableRow238" style:family="table-row">
      <style:table-row-properties style:use-optimal-row-height="false"/>
    </style:style>
    <style:style style:name="TableCell239" style:family="table-cell">
      <style:table-cell-properties fo:border="0.0069in solid #00000A" style:writing-mode="lr-tb" fo:padding-top="0in" fo:padding-left="0.075in" fo:padding-bottom="0in" fo:padding-right="0.075in"/>
    </style:style>
    <style:style style:name="P240" style:parent-style-name="Standard" style:family="paragraph">
      <style:text-properties style:font-name="Pericles" fo:font-weight="bold" style:font-weight-asian="bold" fo:font-size="8pt" style:font-size-asian="8pt" style:font-size-complex="8pt"/>
    </style:style>
    <style:style style:name="TableRow241" style:family="table-row">
      <style:table-row-properties style:use-optimal-row-height="false"/>
    </style:style>
    <style:style style:name="TableCell242" style:family="table-cell">
      <style:table-cell-properties fo:border="0.0069in solid #00000A" style:writing-mode="lr-tb" fo:padding-top="0in" fo:padding-left="0.075in" fo:padding-bottom="0in" fo:padding-right="0.075in"/>
    </style:style>
    <style:style style:name="T243" style:parent-style-name="DefaultParagraphFont" style:family="text">
      <style:text-properties style:font-name="Pericles" fo:font-weight="bold" style:font-weight-asian="bold" fo:font-size="8pt" style:font-size-asian="8pt" style:font-size-complex="8pt"/>
    </style:style>
    <style:style style:name="T244" style:parent-style-name="DefaultParagraphFont" style:family="text">
      <style:text-properties style:font-name="Pericles" fo:font-size="8pt" style:font-size-asian="8pt" style:font-size-complex="8pt"/>
    </style:style>
    <style:style style:name="TableRow245" style:family="table-row">
      <style:table-row-properties style:use-optimal-row-height="false"/>
    </style:style>
    <style:style style:name="TableCell246" style:family="table-cell">
      <style:table-cell-properties fo:border="0.0069in solid #00000A" style:writing-mode="lr-tb" fo:padding-top="0in" fo:padding-left="0.075in" fo:padding-bottom="0in" fo:padding-right="0.075in"/>
    </style:style>
    <style:style style:name="P247" style:parent-style-name="Standard" style:family="paragraph">
      <style:text-properties style:font-name="Pericles" fo:font-weight="bold" style:font-weight-asian="bold" fo:font-size="8pt" style:font-size-asian="8pt" style:font-size-complex="8pt"/>
    </style:style>
    <style:style style:name="TableColumn249" style:family="table-column">
      <style:table-column-properties style:column-width="2.1118in" style:use-optimal-column-width="false"/>
    </style:style>
    <style:style style:name="TableColumn250" style:family="table-column">
      <style:table-column-properties style:column-width="2.1104in" style:use-optimal-column-width="false"/>
    </style:style>
    <style:style style:name="TableColumn251" style:family="table-column">
      <style:table-column-properties style:column-width="2.1138in" style:use-optimal-column-width="false"/>
    </style:style>
    <style:style style:name="Table248" style:family="table">
      <style:table-properties style:width="6.3361in" fo:margin-left="0in" table:align="left"/>
    </style:style>
    <style:style style:name="TableRow252" style:family="table-row">
      <style:table-row-properties style:use-optimal-row-height="false"/>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text-properties style:font-name="Pericles" fo:font-weight="bold" style:font-weight-asian="bold" fo:font-size="8pt" style:font-size-asian="8pt" style:font-size-complex="8pt"/>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text-properties style:font-name="Pericles" fo:font-weight="bold" style:font-weight-asian="bold" fo:font-size="8pt" style:font-size-asian="8pt" style:font-size-complex="8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text-properties style:font-name="Pericles" fo:font-weight="bold" style:font-weight-asian="bold" fo:font-size="8pt" style:font-size-asian="8pt" style:font-size-complex="8pt"/>
    </style:style>
    <style:style style:name="TableRow259" style:family="table-row">
      <style:table-row-properties style:use-optimal-row-height="false"/>
    </style:style>
    <style:style style:name="TableCell260" style:family="table-cell">
      <style:table-cell-properties fo:border="none" style:writing-mode="lr-tb" fo:padding-top="0in" fo:padding-left="0.075in" fo:padding-bottom="0in" fo:padding-right="0.075in"/>
    </style:style>
    <style:style style:name="P261" style:parent-style-name="ListParagraph" style:list-style-name="WWNum2" style:family="paragraph">
      <style:text-properties style:font-name="Pericles" fo:font-size="8pt" style:font-size-asian="8pt" style:font-size-complex="8pt"/>
    </style:style>
    <style:style style:name="P262" style:parent-style-name="ListParagraph" style:list-style-name="WWNum2" style:family="paragraph">
      <style:text-properties style:font-name="Pericles" fo:font-size="8pt" style:font-size-asian="8pt" style:font-size-complex="8pt"/>
    </style:style>
    <style:style style:name="P263" style:parent-style-name="ListParagraph" style:list-style-name="WWNum2" style:family="paragraph">
      <style:text-properties style:font-name="Pericles" fo:font-size="8pt" style:font-size-asian="8pt" style:font-size-complex="8pt"/>
    </style:style>
    <style:style style:name="P264" style:parent-style-name="ListParagraph" style:list-style-name="WWNum2" style:family="paragraph">
      <style:text-properties style:font-name="Pericles" fo:font-size="8pt" style:font-size-asian="8pt" style:font-size-complex="8pt"/>
    </style:style>
    <style:style style:name="P265" style:parent-style-name="ListParagraph" style:list-style-name="WWNum2" style:family="paragraph">
      <style:text-properties style:font-name="Pericles" fo:font-size="8pt" style:font-size-asian="8pt" style:font-size-complex="8pt"/>
    </style:style>
    <style:style style:name="P266" style:parent-style-name="ListParagraph" style:list-style-name="WWNum2" style:family="paragraph">
      <style:text-properties style:font-name="Pericles" fo:font-size="8pt" style:font-size-asian="8pt" style:font-size-complex="8pt"/>
    </style:style>
    <style:style style:name="P267" style:parent-style-name="ListParagraph" style:list-style-name="WWNum2" style:family="paragraph">
      <style:text-properties style:font-name="Pericles" fo:font-size="8pt" style:font-size-asian="8pt" style:font-size-complex="8pt"/>
    </style:style>
    <style:style style:name="P268" style:parent-style-name="ListParagraph" style:list-style-name="WWNum2" style:family="paragraph">
      <style:text-properties style:font-name="Pericles" fo:font-size="8pt" style:font-size-asian="8pt" style:font-size-complex="8pt"/>
    </style:style>
    <style:style style:name="P269" style:parent-style-name="Standard" style:family="paragraph">
      <style:text-properties style:font-name="Pericles" fo:font-size="8pt" style:font-size-asian="8pt" style:font-size-complex="8pt"/>
    </style:style>
    <style:style style:name="TableCell270" style:family="table-cell">
      <style:table-cell-properties fo:border="none" style:writing-mode="lr-tb" fo:padding-top="0in" fo:padding-left="0.075in" fo:padding-bottom="0in" fo:padding-right="0.075in"/>
    </style:style>
    <style:style style:name="P271" style:parent-style-name="ListParagraph" style:list-style-name="WWNum2" style:family="paragraph">
      <style:text-properties style:font-name="Pericles" fo:font-size="8pt" style:font-size-asian="8pt" style:font-size-complex="8pt"/>
    </style:style>
    <style:style style:name="P272" style:parent-style-name="ListParagraph" style:list-style-name="WWNum2" style:family="paragraph">
      <style:text-properties style:font-name="Pericles" fo:font-size="8pt" style:font-size-asian="8pt" style:font-size-complex="8pt"/>
    </style:style>
    <style:style style:name="P273" style:parent-style-name="ListParagraph" style:list-style-name="WWNum2" style:family="paragraph">
      <style:text-properties style:font-name="Pericles" fo:font-size="8pt" style:font-size-asian="8pt" style:font-size-complex="8pt"/>
    </style:style>
    <style:style style:name="P274" style:parent-style-name="ListParagraph" style:list-style-name="WWNum2" style:family="paragraph">
      <style:text-properties style:font-name="Pericles" fo:font-size="8pt" style:font-size-asian="8pt" style:font-size-complex="8pt"/>
    </style:style>
    <style:style style:name="P275" style:parent-style-name="ListParagraph" style:list-style-name="WWNum2" style:family="paragraph">
      <style:text-properties style:font-name="Pericles" fo:font-size="8pt" style:font-size-asian="8pt" style:font-size-complex="8pt"/>
    </style:style>
    <style:style style:name="P276" style:parent-style-name="ListParagraph" style:list-style-name="WWNum2" style:family="paragraph">
      <style:text-properties style:font-name="Pericles" fo:font-size="8pt" style:font-size-asian="8pt" style:font-size-complex="8pt"/>
    </style:style>
    <style:style style:name="P277" style:parent-style-name="ListParagraph" style:list-style-name="WWNum2" style:family="paragraph">
      <style:text-properties style:font-name="Pericles" fo:font-size="8pt" style:font-size-asian="8pt" style:font-size-complex="8pt"/>
    </style:style>
    <style:style style:name="P278" style:parent-style-name="ListParagraph" style:list-style-name="WWNum2" style:family="paragraph">
      <style:text-properties style:font-name="Pericles" fo:font-size="8pt" style:font-size-asian="8pt" style:font-size-complex="8pt"/>
    </style:style>
    <style:style style:name="P27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280" style:family="table-cell">
      <style:table-cell-properties fo:border="none" style:writing-mode="lr-tb" fo:padding-top="0in" fo:padding-left="0.075in" fo:padding-bottom="0in" fo:padding-right="0.075in"/>
    </style:style>
    <style:style style:name="P281" style:parent-style-name="ListParagraph" style:list-style-name="WWNum2" style:family="paragraph">
      <style:text-properties style:font-name="Pericles" fo:font-size="8pt" style:font-size-asian="8pt" style:font-size-complex="8pt"/>
    </style:style>
    <style:style style:name="P282" style:parent-style-name="ListParagraph" style:list-style-name="WWNum2" style:family="paragraph">
      <style:text-properties style:font-name="Pericles" fo:font-size="8pt" style:font-size-asian="8pt" style:font-size-complex="8pt"/>
    </style:style>
    <style:style style:name="P283" style:parent-style-name="ListParagraph" style:list-style-name="WWNum2" style:family="paragraph">
      <style:text-properties style:font-name="Pericles" fo:font-size="8pt" style:font-size-asian="8pt" style:font-size-complex="8pt"/>
    </style:style>
    <style:style style:name="P284" style:parent-style-name="ListParagraph" style:list-style-name="WWNum2" style:family="paragraph">
      <style:text-properties style:font-name="Pericles" fo:font-size="8pt" style:font-size-asian="8pt" style:font-size-complex="8pt"/>
    </style:style>
    <style:style style:name="P285" style:parent-style-name="ListParagraph" style:list-style-name="WWNum2" style:family="paragraph">
      <style:text-properties style:font-name="Pericles" fo:font-size="8pt" style:font-size-asian="8pt" style:font-size-complex="8pt"/>
    </style:style>
    <style:style style:name="P286" style:parent-style-name="ListParagraph" style:list-style-name="WWNum2" style:family="paragraph">
      <style:text-properties style:font-name="Pericles" fo:font-size="8pt" style:font-size-asian="8pt" style:font-size-complex="8pt"/>
    </style:style>
    <style:style style:name="P287" style:parent-style-name="ListParagraph" style:list-style-name="WWNum2" style:family="paragraph">
      <style:text-properties style:font-name="Pericles" fo:font-size="8pt" style:font-size-asian="8pt" style:font-size-complex="8pt"/>
    </style:style>
    <style:style style:name="P288" style:parent-style-name="ListParagraph" style:family="paragraph">
      <style:paragraph-properties fo:margin-left="0.25in">
        <style:tab-stops/>
      </style:paragraph-properties>
      <style:text-properties style:font-name="Pericles" fo:font-size="8pt" style:font-size-asian="8pt" style:font-size-complex="8pt"/>
    </style:style>
    <style:style style:name="P289" style:parent-style-name="Standard" style:family="paragraph">
      <style:text-properties style:font-name="Pericles" fo:font-size="8pt" style:font-size-asian="8pt" style:font-size-complex="8pt"/>
    </style:style>
    <style:style style:name="TableRow290" style:family="table-row">
      <style:table-row-properties style:use-optimal-row-height="false"/>
    </style:style>
    <style:style style:name="TableCell291" style:family="table-cell">
      <style:table-cell-properties fo:border="0.0069in solid #00000A" style:writing-mode="lr-tb" fo:padding-top="0in" fo:padding-left="0.075in" fo:padding-bottom="0in" fo:padding-right="0.075in"/>
    </style:style>
    <style:style style:name="P292" style:parent-style-name="Standard" style:family="paragraph">
      <style:text-properties style:font-name="Pericles" fo:font-weight="bold" style:font-weight-asian="bold" fo:font-size="8pt" style:font-size-asian="8pt" style:font-size-complex="8pt"/>
    </style:style>
    <style:style style:name="P293" style:parent-style-name="Standard" style:family="paragraph">
      <style:text-properties style:font-name="Pericles" fo:font-weight="bold" style:font-weight-asian="bold" fo:font-size="8pt" style:font-size-asian="8pt" style:font-size-complex="8pt"/>
    </style:style>
    <style:style style:name="TableColumn295" style:family="table-column">
      <style:table-column-properties style:column-width="6.493in" style:use-optimal-column-width="false"/>
    </style:style>
    <style:style style:name="Table294" style:family="table">
      <style:table-properties style:width="6.493in" fo:margin-left="-0.075in" table:align="left"/>
    </style:style>
    <style:style style:name="TableRow296" style:family="table-row">
      <style:table-row-properties style:use-optimal-row-height="false"/>
    </style:style>
    <style:style style:name="TableCell297" style:family="table-cell">
      <style:table-cell-properties fo:border="0.0069in solid #00000A" style:writing-mode="lr-tb" fo:padding-top="0in" fo:padding-left="0.075in" fo:padding-bottom="0in" fo:padding-right="0.075in"/>
    </style:style>
    <style:style style:name="P298" style:parent-style-name="Standard" style:family="paragraph">
      <style:text-properties style:font-name="Pericles" fo:font-weight="bold" style:font-weight-asian="bold" fo:font-size="8pt" style:font-size-asian="8pt" style:font-size-complex="8pt"/>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5in" fo:padding-bottom="0in" fo:padding-right="0.075in"/>
    </style:style>
    <style:style style:name="T301" style:parent-style-name="DefaultParagraphFont" style:family="text">
      <style:text-properties style:font-name="Pericles" fo:font-weight="bold" style:font-weight-asian="bold" fo:font-size="8pt" style:font-size-asian="8pt" style:font-size-complex="8pt"/>
    </style:style>
    <style:style style:name="T302" style:parent-style-name="DefaultParagraphFont" style:family="text">
      <style:text-properties style:font-name="Pericles" fo:font-size="8pt" style:font-size-asian="8pt" style:font-size-complex="8pt"/>
    </style:style>
    <style:style style:name="TableRow303" style:family="table-row">
      <style:table-row-properties style:use-optimal-row-height="false"/>
    </style:style>
    <style:style style:name="TableCell304" style:family="table-cell">
      <style:table-cell-properties fo:border="0.0069in solid #00000A" style:writing-mode="lr-tb" fo:padding-top="0in" fo:padding-left="0.075in" fo:padding-bottom="0in" fo:padding-right="0.075in"/>
    </style:style>
    <style:style style:name="P305" style:parent-style-name="Standard" style:family="paragraph">
      <style:text-properties style:font-name="Pericles" fo:font-weight="bold" style:font-weight-asian="bold" fo:font-size="8pt" style:font-size-asian="8pt" style:font-size-complex="8pt"/>
    </style:style>
    <style:style style:name="TableColumn307" style:family="table-column">
      <style:table-column-properties style:column-width="2.1118in" style:use-optimal-column-width="false"/>
    </style:style>
    <style:style style:name="TableColumn308" style:family="table-column">
      <style:table-column-properties style:column-width="2.1104in" style:use-optimal-column-width="false"/>
    </style:style>
    <style:style style:name="TableColumn309" style:family="table-column">
      <style:table-column-properties style:column-width="2.1138in" style:use-optimal-column-width="false"/>
    </style:style>
    <style:style style:name="Table306" style:family="table">
      <style:table-properties style:width="6.3361in" fo:margin-left="0in" table:align="left"/>
    </style:style>
    <style:style style:name="TableRow310" style:family="table-row">
      <style:table-row-properties style:use-optimal-row-height="false"/>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text-properties style:font-name="Pericles" fo:font-weight="bold" style:font-weight-asian="bold" fo:font-size="8pt" style:font-size-asian="8pt" style:font-size-complex="8pt"/>
    </style:style>
    <style:style style:name="TableCell313" style:family="table-cell">
      <style:table-cell-properties fo:border="none" style:writing-mode="lr-tb" fo:padding-top="0in" fo:padding-left="0.075in" fo:padding-bottom="0in" fo:padding-right="0.075in"/>
    </style:style>
    <style:style style:name="P314" style:parent-style-name="Standard" style:family="paragraph">
      <style:text-properties style:font-name="Pericles" fo:font-weight="bold" style:font-weight-asian="bold" fo:font-size="8pt" style:font-size-asian="8pt" style:font-size-complex="8pt"/>
    </style:style>
    <style:style style:name="TableCell315" style:family="table-cell">
      <style:table-cell-properties fo:border="none" style:writing-mode="lr-tb" fo:padding-top="0in" fo:padding-left="0.075in" fo:padding-bottom="0in" fo:padding-right="0.075in"/>
    </style:style>
    <style:style style:name="P316" style:parent-style-name="Standard" style:family="paragraph">
      <style:text-properties style:font-name="Pericles" fo:font-weight="bold" style:font-weight-asian="bold" fo:font-size="8pt" style:font-size-asian="8pt" style:font-size-complex="8pt"/>
    </style:style>
    <style:style style:name="TableRow317" style:family="table-row">
      <style:table-row-properties style:use-optimal-row-height="false"/>
    </style:style>
    <style:style style:name="TableCell318" style:family="table-cell">
      <style:table-cell-properties fo:border="none" style:writing-mode="lr-tb" fo:padding-top="0in" fo:padding-left="0.075in" fo:padding-bottom="0in" fo:padding-right="0.075in"/>
    </style:style>
    <style:style style:name="P319" style:parent-style-name="ListParagraph" style:list-style-name="WWNum2" style:family="paragraph">
      <style:text-properties style:font-name="Pericles" fo:font-size="8pt" style:font-size-asian="8pt" style:font-size-complex="8pt"/>
    </style:style>
    <style:style style:name="P320" style:parent-style-name="ListParagraph" style:list-style-name="WWNum2" style:family="paragraph">
      <style:text-properties style:font-name="Pericles" fo:font-size="8pt" style:font-size-asian="8pt" style:font-size-complex="8pt"/>
    </style:style>
    <style:style style:name="P321" style:parent-style-name="ListParagraph" style:list-style-name="WWNum2" style:family="paragraph">
      <style:text-properties style:font-name="Pericles" fo:font-size="8pt" style:font-size-asian="8pt" style:font-size-complex="8pt"/>
    </style:style>
    <style:style style:name="P322" style:parent-style-name="ListParagraph" style:list-style-name="WWNum2" style:family="paragraph">
      <style:text-properties style:font-name="Pericles" fo:font-size="8pt" style:font-size-asian="8pt" style:font-size-complex="8pt"/>
    </style:style>
    <style:style style:name="P323" style:parent-style-name="ListParagraph" style:list-style-name="WWNum2" style:family="paragraph">
      <style:text-properties style:font-name="Pericles" fo:font-size="8pt" style:font-size-asian="8pt" style:font-size-complex="8pt"/>
    </style:style>
    <style:style style:name="P324" style:parent-style-name="ListParagraph" style:list-style-name="WWNum2" style:family="paragraph">
      <style:text-properties style:font-name="Pericles" fo:font-size="8pt" style:font-size-asian="8pt" style:font-size-complex="8pt"/>
    </style:style>
    <style:style style:name="P325" style:parent-style-name="ListParagraph" style:list-style-name="WWNum2" style:family="paragraph">
      <style:text-properties style:font-name="Pericles" fo:font-size="8pt" style:font-size-asian="8pt" style:font-size-complex="8pt"/>
    </style:style>
    <style:style style:name="P326" style:parent-style-name="ListParagraph" style:family="paragraph">
      <style:paragraph-properties fo:margin-left="0in">
        <style:tab-stops/>
      </style:paragraph-properties>
      <style:text-properties style:font-name="Pericles" fo:font-size="8pt" style:font-size-asian="8pt" style:font-size-complex="8pt"/>
    </style:style>
    <style:style style:name="TableCell327" style:family="table-cell">
      <style:table-cell-properties fo:border="none" style:writing-mode="lr-tb" fo:padding-top="0in" fo:padding-left="0.075in" fo:padding-bottom="0in" fo:padding-right="0.075in"/>
    </style:style>
    <style:style style:name="P328" style:parent-style-name="ListParagraph" style:list-style-name="WWNum2" style:family="paragraph">
      <style:text-properties style:font-name="Pericles" fo:font-size="8pt" style:font-size-asian="8pt" style:font-size-complex="8pt"/>
    </style:style>
    <style:style style:name="P329" style:parent-style-name="ListParagraph" style:list-style-name="WWNum2" style:family="paragraph">
      <style:text-properties style:font-name="Pericles" fo:font-size="8pt" style:font-size-asian="8pt" style:font-size-complex="8pt"/>
    </style:style>
    <style:style style:name="P330" style:parent-style-name="ListParagraph" style:list-style-name="WWNum2" style:family="paragraph">
      <style:text-properties style:font-name="Pericles" fo:font-size="8pt" style:font-size-asian="8pt" style:font-size-complex="8pt"/>
    </style:style>
    <style:style style:name="P331" style:parent-style-name="ListParagraph" style:list-style-name="WWNum2" style:family="paragraph">
      <style:text-properties style:font-name="Pericles" fo:font-size="8pt" style:font-size-asian="8pt" style:font-size-complex="8pt"/>
    </style:style>
    <style:style style:name="P332" style:parent-style-name="ListParagraph" style:list-style-name="WWNum2" style:family="paragraph">
      <style:text-properties style:font-name="Pericles" fo:font-size="8pt" style:font-size-asian="8pt" style:font-size-complex="8pt"/>
    </style:style>
    <style:style style:name="P333" style:parent-style-name="ListParagraph" style:list-style-name="WWNum2" style:family="paragraph">
      <style:text-properties style:font-name="Pericles" fo:font-size="8pt" style:font-size-asian="8pt" style:font-size-complex="8pt"/>
    </style:style>
    <style:style style:name="P334" style:parent-style-name="ListParagraph" style:list-style-name="WWNum2" style:family="paragraph">
      <style:text-properties style:font-name="Pericles" fo:font-size="8pt" style:font-size-asian="8pt" style:font-size-complex="8pt"/>
    </style:style>
    <style:style style:name="P335" style:parent-style-name="ListParagraph" style:list-style-name="WWNum2" style:family="paragraph">
      <style:text-properties style:font-name="Pericles" fo:font-size="8pt" style:font-size-asian="8pt" style:font-size-complex="8pt"/>
    </style:style>
    <style:style style:name="P336" style:parent-style-name="ListParagraph" style:family="paragraph">
      <style:text-properties style:font-name="Pericles" fo:font-size="8pt" style:font-size-asian="8pt" style:font-size-complex="8pt"/>
    </style:style>
    <style:style style:name="TableCell337" style:family="table-cell">
      <style:table-cell-properties fo:border="none" style:writing-mode="lr-tb" fo:padding-top="0in" fo:padding-left="0.075in" fo:padding-bottom="0in" fo:padding-right="0.075in"/>
    </style:style>
    <style:style style:name="P338" style:parent-style-name="ListParagraph" style:list-style-name="WWNum2" style:family="paragraph">
      <style:text-properties style:font-name="Pericles" fo:font-size="8pt" style:font-size-asian="8pt" style:font-size-complex="8pt"/>
    </style:style>
    <style:style style:name="P339" style:parent-style-name="ListParagraph" style:list-style-name="WWNum2" style:family="paragraph">
      <style:text-properties style:font-name="Pericles" fo:font-size="8pt" style:font-size-asian="8pt" style:font-size-complex="8pt"/>
    </style:style>
    <style:style style:name="P340" style:parent-style-name="ListParagraph" style:list-style-name="WWNum2" style:family="paragraph">
      <style:text-properties style:font-name="Pericles" fo:font-size="8pt" style:font-size-asian="8pt" style:font-size-complex="8pt"/>
    </style:style>
    <style:style style:name="P341" style:parent-style-name="ListParagraph" style:list-style-name="WWNum2" style:family="paragraph">
      <style:text-properties style:font-name="Pericles" fo:font-size="8pt" style:font-size-asian="8pt" style:font-size-complex="8pt"/>
    </style:style>
    <style:style style:name="P342" style:parent-style-name="ListParagraph" style:list-style-name="WWNum2" style:family="paragraph">
      <style:text-properties style:font-name="Pericles" fo:font-size="8pt" style:font-size-asian="8pt" style:font-size-complex="8pt"/>
    </style:style>
    <style:style style:name="P343" style:parent-style-name="ListParagraph" style:list-style-name="WWNum2" style:family="paragraph">
      <style:text-properties style:font-name="Pericles" fo:font-size="8pt" style:font-size-asian="8pt" style:font-size-complex="8pt"/>
    </style:style>
    <style:style style:name="P344" style:parent-style-name="Standard" style:family="paragraph">
      <style:text-properties style:font-name="Pericles" fo:font-size="8pt" style:font-size-asian="8pt" style:font-size-complex="8pt"/>
    </style:style>
    <style:style style:name="TableRow345" style:family="table-row">
      <style:table-row-properties style:use-optimal-row-height="false"/>
    </style:style>
    <style:style style:name="TableCell346" style:family="table-cell">
      <style:table-cell-properties fo:border="0.0069in solid #00000A" style:writing-mode="lr-tb" fo:padding-top="0in" fo:padding-left="0.075in" fo:padding-bottom="0in" fo:padding-right="0.075in"/>
    </style:style>
    <style:style style:name="P347" style:parent-style-name="Standard" style:family="paragraph">
      <style:text-properties style:font-name="Pericles" fo:font-weight="bold" style:font-weight-asian="bold" fo:font-size="8pt" style:font-size-asian="8pt" style:font-size-complex="8pt"/>
    </style:style>
    <style:style style:name="P348" style:parent-style-name="Standard" style:family="paragraph">
      <style:text-properties style:font-name="Pericles" fo:font-weight="bold" style:font-weight-asian="bold" fo:font-size="8pt" style:font-size-asian="8pt" style:font-size-complex="8pt"/>
    </style:style>
    <style:style style:name="TableColumn350" style:family="table-column">
      <style:table-column-properties style:column-width="6.493in" style:use-optimal-column-width="false"/>
    </style:style>
    <style:style style:name="Table349" style:family="table">
      <style:table-properties style:width="6.493in" fo:margin-left="-0.075in" table:align="left"/>
    </style:style>
    <style:style style:name="TableRow351" style:family="table-row">
      <style:table-row-properties style:use-optimal-row-height="false"/>
    </style:style>
    <style:style style:name="TableCell352" style:family="table-cell">
      <style:table-cell-properties fo:border="0.0069in solid #00000A" style:writing-mode="lr-tb" fo:padding-top="0in" fo:padding-left="0.075in" fo:padding-bottom="0in" fo:padding-right="0.075in"/>
    </style:style>
    <style:style style:name="P353" style:parent-style-name="Standard" style:family="paragraph">
      <style:text-properties style:font-name="Pericles" fo:font-weight="bold" style:font-weight-asian="bold" fo:font-size="8pt" style:font-size-asian="8pt" style:font-size-complex="8pt"/>
    </style:style>
    <style:style style:name="TableRow354" style:family="table-row">
      <style:table-row-properties style:use-optimal-row-height="false"/>
    </style:style>
    <style:style style:name="TableCell355" style:family="table-cell">
      <style:table-cell-properties fo:border="0.0069in solid #00000A" style:writing-mode="lr-tb" fo:padding-top="0in" fo:padding-left="0.075in" fo:padding-bottom="0in" fo:padding-right="0.075in"/>
    </style:style>
    <style:style style:name="T356" style:parent-style-name="DefaultParagraphFont" style:family="text">
      <style:text-properties style:font-name="Pericles" fo:font-weight="bold" style:font-weight-asian="bold" fo:font-size="8pt" style:font-size-asian="8pt" style:font-size-complex="8pt"/>
    </style:style>
    <style:style style:name="T357" style:parent-style-name="DefaultParagraphFont" style:family="text">
      <style:text-properties style:font-name="Pericles" fo:font-size="8pt" style:font-size-asian="8pt" style:font-size-complex="8pt"/>
    </style:style>
    <style:style style:name="T358" style:parent-style-name="DefaultParagraphFont" style:family="text">
      <style:text-properties style:font-name="Pericles" fo:font-size="8pt" style:font-size-asian="8pt" style:font-size-complex="8pt"/>
    </style:style>
    <style:style style:name="TableRow359" style:family="table-row">
      <style:table-row-properties style:use-optimal-row-height="false"/>
    </style:style>
    <style:style style:name="TableCell360" style:family="table-cell">
      <style:table-cell-properties fo:border="0.0069in solid #00000A" style:writing-mode="lr-tb" fo:padding-top="0in" fo:padding-left="0.075in" fo:padding-bottom="0in" fo:padding-right="0.075in"/>
    </style:style>
    <style:style style:name="P361" style:parent-style-name="Standard" style:family="paragraph">
      <style:text-properties style:font-name="Pericles" fo:font-weight="bold" style:font-weight-asian="bold" fo:font-size="8pt" style:font-size-asian="8pt" style:font-size-complex="8pt"/>
    </style:style>
    <style:style style:name="TableColumn363" style:family="table-column">
      <style:table-column-properties style:column-width="2.1118in" style:use-optimal-column-width="false"/>
    </style:style>
    <style:style style:name="TableColumn364" style:family="table-column">
      <style:table-column-properties style:column-width="2.1104in" style:use-optimal-column-width="false"/>
    </style:style>
    <style:style style:name="TableColumn365" style:family="table-column">
      <style:table-column-properties style:column-width="2.1138in" style:use-optimal-column-width="false"/>
    </style:style>
    <style:style style:name="Table362" style:family="table">
      <style:table-properties style:width="6.3361in" fo:margin-left="0in" table:align="left"/>
    </style:style>
    <style:style style:name="TableRow366" style:family="table-row">
      <style:table-row-properties style:use-optimal-row-height="false"/>
    </style:style>
    <style:style style:name="TableCell367" style:family="table-cell">
      <style:table-cell-properties fo:border="none" style:writing-mode="lr-tb" fo:padding-top="0in" fo:padding-left="0.075in" fo:padding-bottom="0in" fo:padding-right="0.075in"/>
    </style:style>
    <style:style style:name="P368" style:parent-style-name="Standard" style:family="paragraph">
      <style:text-properties style:font-name="Pericles" fo:font-weight="bold" style:font-weight-asian="bold" fo:font-size="8pt" style:font-size-asian="8pt" style:font-size-complex="8pt"/>
    </style:style>
    <style:style style:name="TableCell369" style:family="table-cell">
      <style:table-cell-properties fo:border="none" style:writing-mode="lr-tb" fo:padding-top="0in" fo:padding-left="0.075in" fo:padding-bottom="0in" fo:padding-right="0.075in"/>
    </style:style>
    <style:style style:name="P370" style:parent-style-name="Standard" style:family="paragraph">
      <style:text-properties style:font-name="Pericles" fo:font-weight="bold" style:font-weight-asian="bold" fo:font-size="8pt" style:font-size-asian="8pt" style:font-size-complex="8pt"/>
    </style:style>
    <style:style style:name="TableCell371" style:family="table-cell">
      <style:table-cell-properties fo:border="none" style:writing-mode="lr-tb" fo:padding-top="0in" fo:padding-left="0.075in" fo:padding-bottom="0in" fo:padding-right="0.075in"/>
    </style:style>
    <style:style style:name="P372" style:parent-style-name="Standard" style:family="paragraph">
      <style:text-properties style:font-name="Pericles" fo:font-weight="bold" style:font-weight-asian="bold" fo:font-size="8pt" style:font-size-asian="8pt" style:font-size-complex="8pt"/>
    </style:style>
    <style:style style:name="TableRow373" style:family="table-row">
      <style:table-row-properties style:use-optimal-row-height="false"/>
    </style:style>
    <style:style style:name="TableCell374" style:family="table-cell">
      <style:table-cell-properties fo:border="none" style:writing-mode="lr-tb" fo:padding-top="0in" fo:padding-left="0.075in" fo:padding-bottom="0in" fo:padding-right="0.075in"/>
    </style:style>
    <style:style style:name="P375"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376" style:parent-style-name="ListParagraph" style:list-style-name="WWNum2" style:family="paragraph">
      <style:text-properties style:font-name="Pericles" fo:font-size="8pt" style:font-size-asian="8pt" style:font-size-complex="8pt"/>
    </style:style>
    <style:style style:name="P377" style:parent-style-name="ListParagraph" style:list-style-name="WWNum2" style:family="paragraph">
      <style:text-properties style:font-name="Pericles" fo:font-size="8pt" style:font-size-asian="8pt" style:font-size-complex="8pt"/>
    </style:style>
    <style:style style:name="P378" style:parent-style-name="ListParagraph" style:list-style-name="WWNum2" style:family="paragraph">
      <style:text-properties style:font-name="Pericles" fo:font-size="8pt" style:font-size-asian="8pt" style:font-size-complex="8pt"/>
    </style:style>
    <style:style style:name="P379" style:parent-style-name="ListParagraph" style:list-style-name="WWNum2" style:family="paragraph">
      <style:text-properties style:font-name="Pericles" fo:font-size="8pt" style:font-size-asian="8pt" style:font-size-complex="8pt"/>
    </style:style>
    <style:style style:name="P380" style:parent-style-name="ListParagraph" style:list-style-name="WWNum2" style:family="paragraph">
      <style:text-properties style:font-name="Pericles" fo:font-size="8pt" style:font-size-asian="8pt" style:font-size-complex="8pt"/>
    </style:style>
    <style:style style:name="P381" style:parent-style-name="ListParagraph" style:list-style-name="WWNum2" style:family="paragraph">
      <style:text-properties style:font-name="Pericles" fo:font-size="8pt" style:font-size-asian="8pt" style:font-size-complex="8pt"/>
    </style:style>
    <style:style style:name="P382" style:parent-style-name="ListParagraph" style:list-style-name="WWNum2" style:family="paragraph">
      <style:text-properties style:font-name="Pericles" fo:font-size="8pt" style:font-size-asian="8pt" style:font-size-complex="8pt"/>
    </style:style>
    <style:style style:name="P383" style:parent-style-name="Standard" style:family="paragraph">
      <style:text-properties style:font-name="Pericles" fo:font-size="8pt" style:font-size-asian="8pt" style:font-size-complex="8pt"/>
    </style:style>
    <style:style style:name="TableCell384" style:family="table-cell">
      <style:table-cell-properties fo:border="none" style:writing-mode="lr-tb" fo:padding-top="0in" fo:padding-left="0.075in" fo:padding-bottom="0in" fo:padding-right="0.075in"/>
    </style:style>
    <style:style style:name="P385" style:parent-style-name="ListParagraph" style:list-style-name="WWNum2" style:family="paragraph">
      <style:text-properties style:font-name="Pericles" fo:font-size="8pt" style:font-size-asian="8pt" style:font-size-complex="8pt"/>
    </style:style>
    <style:style style:name="P386" style:parent-style-name="ListParagraph" style:list-style-name="WWNum2" style:family="paragraph">
      <style:text-properties style:font-name="Pericles" fo:font-size="8pt" style:font-size-asian="8pt" style:font-size-complex="8pt"/>
    </style:style>
    <style:style style:name="P387" style:parent-style-name="ListParagraph" style:list-style-name="WWNum2" style:family="paragraph">
      <style:text-properties style:font-name="Pericles" fo:font-size="8pt" style:font-size-asian="8pt" style:font-size-complex="8pt"/>
    </style:style>
    <style:style style:name="P388" style:parent-style-name="ListParagraph" style:list-style-name="WWNum2" style:family="paragraph">
      <style:text-properties style:font-name="Pericles" fo:font-size="8pt" style:font-size-asian="8pt" style:font-size-complex="8pt"/>
    </style:style>
    <style:style style:name="P389" style:parent-style-name="ListParagraph" style:list-style-name="WWNum2" style:family="paragraph">
      <style:text-properties style:font-name="Pericles" fo:font-size="8pt" style:font-size-asian="8pt" style:font-size-complex="8pt"/>
    </style:style>
    <style:style style:name="P390" style:parent-style-name="ListParagraph" style:list-style-name="WWNum2" style:family="paragraph">
      <style:text-properties style:font-name="Pericles" fo:font-size="8pt" style:font-size-asian="8pt" style:font-size-complex="8pt"/>
    </style:style>
    <style:style style:name="P391" style:parent-style-name="ListParagraph" style:list-style-name="WWNum2" style:family="paragraph">
      <style:text-properties style:font-name="Pericles" fo:font-size="8pt" style:font-size-asian="8pt" style:font-size-complex="8pt"/>
    </style:style>
    <style:style style:name="P392" style:parent-style-name="ListParagraph" style:family="paragraph">
      <style:text-properties style:font-name="Pericles" fo:font-size="8pt" style:font-size-asian="8pt" style:font-size-complex="8pt"/>
    </style:style>
    <style:style style:name="TableCell393" style:family="table-cell">
      <style:table-cell-properties fo:border="none" style:writing-mode="lr-tb" fo:padding-top="0in" fo:padding-left="0.075in" fo:padding-bottom="0in" fo:padding-right="0.075in"/>
    </style:style>
    <style:style style:name="P394" style:parent-style-name="ListParagraph" style:list-style-name="WWNum2" style:family="paragraph">
      <style:text-properties style:font-name="Pericles" fo:font-size="8pt" style:font-size-asian="8pt" style:font-size-complex="8pt"/>
    </style:style>
    <style:style style:name="P395" style:parent-style-name="ListParagraph" style:list-style-name="WWNum2" style:family="paragraph">
      <style:text-properties style:font-name="Pericles" fo:font-size="8pt" style:font-size-asian="8pt" style:font-size-complex="8pt"/>
    </style:style>
    <style:style style:name="P396" style:parent-style-name="ListParagraph" style:list-style-name="WWNum2" style:family="paragraph">
      <style:text-properties style:font-name="Pericles" fo:font-size="8pt" style:font-size-asian="8pt" style:font-size-complex="8pt"/>
    </style:style>
    <style:style style:name="P397" style:parent-style-name="ListParagraph" style:list-style-name="WWNum2" style:family="paragraph">
      <style:text-properties style:font-name="Pericles" fo:font-size="8pt" style:font-size-asian="8pt" style:font-size-complex="8pt"/>
    </style:style>
    <style:style style:name="P398" style:parent-style-name="ListParagraph" style:list-style-name="WWNum2" style:family="paragraph">
      <style:text-properties style:font-name="Pericles" fo:font-size="8pt" style:font-size-asian="8pt" style:font-size-complex="8pt"/>
    </style:style>
    <style:style style:name="P399" style:parent-style-name="ListParagraph" style:list-style-name="WWNum2" style:family="paragraph">
      <style:text-properties style:font-name="Pericles" fo:font-size="8pt" style:font-size-asian="8pt" style:font-size-complex="8pt"/>
    </style:style>
    <style:style style:name="P400" style:parent-style-name="ListParagraph" style:list-style-name="WWNum2" style:family="paragraph">
      <style:text-properties style:font-name="Pericles" fo:font-size="8pt" style:font-size-asian="8pt" style:font-size-complex="8pt"/>
    </style:style>
    <style:style style:name="P401" style:parent-style-name="ListParagraph" style:family="paragraph">
      <style:paragraph-properties fo:margin-left="0.25in">
        <style:tab-stops/>
      </style:paragraph-properties>
      <style:text-properties style:font-name="Pericles" fo:font-size="8pt" style:font-size-asian="8pt" style:font-size-complex="8pt"/>
    </style:style>
    <style:style style:name="P402" style:parent-style-name="Standard" style:family="paragraph">
      <style:text-properties style:font-name="Pericles" fo:font-size="8pt" style:font-size-asian="8pt" style:font-size-complex="8pt"/>
    </style:style>
    <style:style style:name="TableRow403" style:family="table-row">
      <style:table-row-properties style:use-optimal-row-height="false"/>
    </style:style>
    <style:style style:name="TableCell404" style:family="table-cell">
      <style:table-cell-properties fo:border="0.0069in solid #00000A" style:writing-mode="lr-tb" fo:padding-top="0in" fo:padding-left="0.075in" fo:padding-bottom="0in" fo:padding-right="0.075in"/>
    </style:style>
    <style:style style:name="P405" style:parent-style-name="Standard" style:family="paragraph">
      <style:text-properties style:font-name="Pericles" fo:font-weight="bold" style:font-weight-asian="bold" fo:font-size="8pt" style:font-size-asian="8pt" style:font-size-complex="8pt"/>
    </style:style>
    <style:style style:name="P406" style:parent-style-name="Standard" style:family="paragraph">
      <style:text-properties style:font-name="Pericles" fo:font-weight="bold" style:font-weight-asian="bold" fo:font-size="8pt" style:font-size-asian="8pt" style:font-size-complex="8pt"/>
    </style:style>
    <style:style style:name="TableColumn408" style:family="table-column">
      <style:table-column-properties style:column-width="6.493in" style:use-optimal-column-width="false"/>
    </style:style>
    <style:style style:name="Table407" style:family="table">
      <style:table-properties style:width="6.493in" fo:margin-left="-0.075in" table:align="left"/>
    </style:style>
    <style:style style:name="TableRow409" style:family="table-row">
      <style:table-row-properties style:use-optimal-row-height="false"/>
    </style:style>
    <style:style style:name="TableCell410" style:family="table-cell">
      <style:table-cell-properties fo:border="0.0069in solid #00000A" style:writing-mode="lr-tb" fo:padding-top="0in" fo:padding-left="0.075in" fo:padding-bottom="0in" fo:padding-right="0.075in"/>
    </style:style>
    <style:style style:name="P411" style:parent-style-name="Standard" style:family="paragraph">
      <style:text-properties style:font-name="Pericles" fo:font-weight="bold" style:font-weight-asian="bold" fo:font-size="8pt" style:font-size-asian="8pt" style:font-size-complex="8pt"/>
    </style:style>
    <style:style style:name="TableRow412" style:family="table-row">
      <style:table-row-properties style:use-optimal-row-height="false"/>
    </style:style>
    <style:style style:name="TableCell413" style:family="table-cell">
      <style:table-cell-properties fo:border="0.0069in solid #00000A" style:writing-mode="lr-tb" fo:padding-top="0in" fo:padding-left="0.075in" fo:padding-bottom="0in" fo:padding-right="0.075in"/>
    </style:style>
    <style:style style:name="T414" style:parent-style-name="DefaultParagraphFont" style:family="text">
      <style:text-properties style:font-name="Pericles" fo:font-weight="bold" style:font-weight-asian="bold" fo:font-size="8pt" style:font-size-asian="8pt" style:font-size-complex="8pt"/>
    </style:style>
    <style:style style:name="T415" style:parent-style-name="DefaultParagraphFont" style:family="text">
      <style:text-properties style:font-name="Pericles" fo:font-size="8pt" style:font-size-asian="8pt" style:font-size-complex="8pt"/>
    </style:style>
    <style:style style:name="TableRow416" style:family="table-row">
      <style:table-row-properties style:use-optimal-row-height="false"/>
    </style:style>
    <style:style style:name="TableCell417" style:family="table-cell">
      <style:table-cell-properties fo:border="0.0069in solid #00000A" style:writing-mode="lr-tb" fo:padding-top="0in" fo:padding-left="0.075in" fo:padding-bottom="0in" fo:padding-right="0.075in"/>
    </style:style>
    <style:style style:name="P418" style:parent-style-name="Standard" style:family="paragraph">
      <style:text-properties style:font-name="Pericles" fo:font-weight="bold" style:font-weight-asian="bold" fo:font-size="8pt" style:font-size-asian="8pt" style:font-size-complex="8pt"/>
    </style:style>
    <style:style style:name="TableColumn420" style:family="table-column">
      <style:table-column-properties style:column-width="2.1118in" style:use-optimal-column-width="false"/>
    </style:style>
    <style:style style:name="TableColumn421" style:family="table-column">
      <style:table-column-properties style:column-width="2.1104in" style:use-optimal-column-width="false"/>
    </style:style>
    <style:style style:name="TableColumn422" style:family="table-column">
      <style:table-column-properties style:column-width="2.1138in" style:use-optimal-column-width="false"/>
    </style:style>
    <style:style style:name="Table419" style:family="table">
      <style:table-properties style:width="6.3361in" fo:margin-left="0in" table:align="left"/>
    </style:style>
    <style:style style:name="TableRow423" style:family="table-row">
      <style:table-row-properties style:use-optimal-row-height="false"/>
    </style:style>
    <style:style style:name="TableCell424" style:family="table-cell">
      <style:table-cell-properties fo:border="none" style:writing-mode="lr-tb" fo:padding-top="0in" fo:padding-left="0.075in" fo:padding-bottom="0in" fo:padding-right="0.075in"/>
    </style:style>
    <style:style style:name="P425" style:parent-style-name="Standard" style:family="paragraph">
      <style:text-properties style:font-name="Pericles" fo:font-weight="bold" style:font-weight-asian="bold" fo:font-size="8pt" style:font-size-asian="8pt" style:font-size-complex="8pt"/>
    </style:style>
    <style:style style:name="TableCell426" style:family="table-cell">
      <style:table-cell-properties fo:border="none" style:writing-mode="lr-tb" fo:padding-top="0in" fo:padding-left="0.075in" fo:padding-bottom="0in" fo:padding-right="0.075in"/>
    </style:style>
    <style:style style:name="P427" style:parent-style-name="Standard" style:family="paragraph">
      <style:text-properties style:font-name="Pericles" fo:font-weight="bold" style:font-weight-asian="bold" fo:font-size="8pt" style:font-size-asian="8pt" style:font-size-complex="8pt"/>
    </style:style>
    <style:style style:name="TableCell428" style:family="table-cell">
      <style:table-cell-properties fo:border="none" style:writing-mode="lr-tb" fo:padding-top="0in" fo:padding-left="0.075in" fo:padding-bottom="0in" fo:padding-right="0.075in"/>
    </style:style>
    <style:style style:name="P429" style:parent-style-name="Standard" style:family="paragraph">
      <style:text-properties style:font-name="Pericles" fo:font-weight="bold" style:font-weight-asian="bold" fo:font-size="8pt" style:font-size-asian="8pt" style:font-size-complex="8pt"/>
    </style:style>
    <style:style style:name="TableRow430" style:family="table-row">
      <style:table-row-properties style:use-optimal-row-height="false"/>
    </style:style>
    <style:style style:name="TableCell431" style:family="table-cell">
      <style:table-cell-properties fo:border="none" style:writing-mode="lr-tb" fo:padding-top="0in" fo:padding-left="0.075in" fo:padding-bottom="0in" fo:padding-right="0.075in"/>
    </style:style>
    <style:style style:name="P432" style:parent-style-name="ListParagraph" style:list-style-name="WWNum2" style:family="paragraph">
      <style:text-properties style:font-name="Pericles" fo:font-size="8pt" style:font-size-asian="8pt" style:font-size-complex="8pt"/>
    </style:style>
    <style:style style:name="P433" style:parent-style-name="ListParagraph" style:list-style-name="WWNum2" style:family="paragraph">
      <style:text-properties style:font-name="Pericles" fo:font-size="8pt" style:font-size-asian="8pt" style:font-size-complex="8pt"/>
    </style:style>
    <style:style style:name="P434" style:parent-style-name="ListParagraph" style:list-style-name="WWNum2" style:family="paragraph">
      <style:text-properties style:font-name="Pericles" fo:font-size="8pt" style:font-size-asian="8pt" style:font-size-complex="8pt"/>
    </style:style>
    <style:style style:name="P435" style:parent-style-name="ListParagraph" style:list-style-name="WWNum2" style:family="paragraph">
      <style:text-properties style:font-name="Pericles" fo:font-size="8pt" style:font-size-asian="8pt" style:font-size-complex="8pt"/>
    </style:style>
    <style:style style:name="P436" style:parent-style-name="ListParagraph" style:list-style-name="WWNum2" style:family="paragraph">
      <style:text-properties style:font-name="Pericles" fo:font-size="8pt" style:font-size-asian="8pt" style:font-size-complex="8pt"/>
    </style:style>
    <style:style style:name="P437" style:parent-style-name="ListParagraph" style:list-style-name="WWNum2" style:family="paragraph">
      <style:text-properties style:font-name="Pericles" fo:font-size="8pt" style:font-size-asian="8pt" style:font-size-complex="8pt"/>
    </style:style>
    <style:style style:name="P438" style:parent-style-name="ListParagraph" style:list-style-name="WWNum2" style:family="paragraph">
      <style:text-properties style:font-name="Pericles" fo:font-size="8pt" style:font-size-asian="8pt" style:font-size-complex="8pt"/>
    </style:style>
    <style:style style:name="P439" style:parent-style-name="ListParagraph" style:list-style-name="WWNum2" style:family="paragraph">
      <style:text-properties style:font-name="Pericles" fo:font-size="8pt" style:font-size-asian="8pt" style:font-size-complex="8pt"/>
    </style:style>
    <style:style style:name="TableCell440" style:family="table-cell">
      <style:table-cell-properties fo:border="none" style:writing-mode="lr-tb" fo:padding-top="0in" fo:padding-left="0.075in" fo:padding-bottom="0in" fo:padding-right="0.075in"/>
    </style:style>
    <style:style style:name="P441" style:parent-style-name="ListParagraph" style:list-style-name="WWNum2" style:family="paragraph">
      <style:text-properties style:font-name="Pericles" fo:font-size="8pt" style:font-size-asian="8pt" style:font-size-complex="8pt"/>
    </style:style>
    <style:style style:name="P442" style:parent-style-name="ListParagraph" style:list-style-name="WWNum2" style:family="paragraph">
      <style:text-properties style:font-name="Pericles" fo:font-size="8pt" style:font-size-asian="8pt" style:font-size-complex="8pt"/>
    </style:style>
    <style:style style:name="P443" style:parent-style-name="ListParagraph" style:list-style-name="WWNum2" style:family="paragraph">
      <style:text-properties style:font-name="Pericles" fo:font-size="8pt" style:font-size-asian="8pt" style:font-size-complex="8pt"/>
    </style:style>
    <style:style style:name="P444" style:parent-style-name="ListParagraph" style:list-style-name="WWNum2" style:family="paragraph">
      <style:text-properties style:font-name="Pericles" fo:font-size="8pt" style:font-size-asian="8pt" style:font-size-complex="8pt"/>
    </style:style>
    <style:style style:name="P445" style:parent-style-name="ListParagraph" style:list-style-name="WWNum2" style:family="paragraph">
      <style:text-properties style:font-name="Pericles" fo:font-size="8pt" style:font-size-asian="8pt" style:font-size-complex="8pt"/>
    </style:style>
    <style:style style:name="P446" style:parent-style-name="ListParagraph" style:list-style-name="WWNum2" style:family="paragraph">
      <style:text-properties style:font-name="Pericles" fo:font-size="8pt" style:font-size-asian="8pt" style:font-size-complex="10pt"/>
    </style:style>
    <style:style style:name="P44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448" style:family="table-cell">
      <style:table-cell-properties fo:border="none" style:writing-mode="lr-tb" fo:padding-top="0in" fo:padding-left="0.075in" fo:padding-bottom="0in" fo:padding-right="0.075in"/>
    </style:style>
    <style:style style:name="P449" style:parent-style-name="ListParagraph" style:list-style-name="WWNum2" style:family="paragraph">
      <style:text-properties style:font-name="Pericles" fo:font-size="8pt" style:font-size-asian="8pt" style:font-size-complex="8pt"/>
    </style:style>
    <style:style style:name="P450" style:parent-style-name="ListParagraph" style:list-style-name="WWNum2" style:family="paragraph">
      <style:text-properties style:font-name="Pericles" fo:font-size="8pt" style:font-size-asian="8pt" style:font-size-complex="8pt"/>
    </style:style>
    <style:style style:name="P451" style:parent-style-name="ListParagraph" style:list-style-name="WWNum2" style:family="paragraph">
      <style:text-properties style:font-name="Pericles" fo:font-size="8pt" style:font-size-asian="8pt" style:font-size-complex="8pt"/>
    </style:style>
    <style:style style:name="P452" style:parent-style-name="ListParagraph" style:list-style-name="WWNum2" style:family="paragraph">
      <style:text-properties style:font-name="Pericles" fo:font-size="8pt" style:font-size-asian="8pt" style:font-size-complex="8pt"/>
    </style:style>
    <style:style style:name="P453" style:parent-style-name="ListParagraph" style:list-style-name="WWNum2" style:family="paragraph">
      <style:text-properties style:font-name="Pericles" fo:font-size="8pt" style:font-size-asian="8pt" style:font-size-complex="8pt"/>
    </style:style>
    <style:style style:name="P454" style:parent-style-name="Standard" style:family="paragraph">
      <style:text-properties style:font-name="Pericles" fo:font-size="8pt" style:font-size-asian="8pt" style:font-size-complex="8pt"/>
    </style:style>
    <style:style style:name="TableRow455" style:family="table-row">
      <style:table-row-properties style:use-optimal-row-height="false"/>
    </style:style>
    <style:style style:name="TableCell456" style:family="table-cell">
      <style:table-cell-properties fo:border="0.0069in solid #00000A" style:writing-mode="lr-tb" fo:padding-top="0in" fo:padding-left="0.075in" fo:padding-bottom="0in" fo:padding-right="0.075in"/>
    </style:style>
    <style:style style:name="P457" style:parent-style-name="Standard" style:family="paragraph">
      <style:text-properties style:font-name="Pericles" fo:font-weight="bold" style:font-weight-asian="bold" fo:font-size="8pt" style:font-size-asian="8pt" style:font-size-complex="8pt"/>
    </style:style>
    <style:style style:name="P458" style:parent-style-name="Standard" style:family="paragraph">
      <style:text-properties style:font-name="Pericles" fo:font-weight="bold" style:font-weight-asian="bold" fo:font-size="8pt" style:font-size-asian="8pt" style:font-size-complex="8pt"/>
    </style:style>
    <style:style style:name="TableColumn460" style:family="table-column">
      <style:table-column-properties style:column-width="6.493in" style:use-optimal-column-width="false"/>
    </style:style>
    <style:style style:name="Table459" style:family="table">
      <style:table-properties style:width="6.493in" fo:margin-left="-0.075in" table:align="left"/>
    </style:style>
    <style:style style:name="TableRow461" style:family="table-row">
      <style:table-row-properties style:use-optimal-row-height="false"/>
    </style:style>
    <style:style style:name="TableCell462" style:family="table-cell">
      <style:table-cell-properties fo:border="0.0069in solid #00000A" style:writing-mode="lr-tb" fo:padding-top="0in" fo:padding-left="0.075in" fo:padding-bottom="0in" fo:padding-right="0.075in"/>
    </style:style>
    <style:style style:name="P463" style:parent-style-name="Standard" style:family="paragraph">
      <style:text-properties style:font-name="Pericles" fo:font-weight="bold" style:font-weight-asian="bold" fo:font-size="8pt" style:font-size-asian="8pt" style:font-size-complex="8pt"/>
    </style:style>
    <style:style style:name="TableRow464" style:family="table-row">
      <style:table-row-properties style:use-optimal-row-height="false"/>
    </style:style>
    <style:style style:name="TableCell465" style:family="table-cell">
      <style:table-cell-properties fo:border="0.0069in solid #00000A" style:writing-mode="lr-tb" fo:padding-top="0in" fo:padding-left="0.075in" fo:padding-bottom="0in" fo:padding-right="0.075in"/>
    </style:style>
    <style:style style:name="T466" style:parent-style-name="DefaultParagraphFont" style:family="text">
      <style:text-properties style:font-name="Pericles" fo:font-weight="bold" style:font-weight-asian="bold" fo:font-size="8pt" style:font-size-asian="8pt" style:font-size-complex="8pt"/>
    </style:style>
    <style:style style:name="T467" style:parent-style-name="DefaultParagraphFont" style:family="text">
      <style:text-properties style:font-name="Pericles" fo:font-size="8pt" style:font-size-asian="8pt" style:font-size-complex="8pt"/>
    </style:style>
    <style:style style:name="T468" style:parent-style-name="DefaultParagraphFont" style:family="text">
      <style:text-properties style:font-name="Pericles" fo:font-size="8pt" style:font-size-asian="8pt" style:font-size-complex="8pt"/>
    </style:style>
    <style:style style:name="TableRow469" style:family="table-row">
      <style:table-row-properties style:use-optimal-row-height="false"/>
    </style:style>
    <style:style style:name="TableCell470" style:family="table-cell">
      <style:table-cell-properties fo:border="0.0069in solid #00000A" style:writing-mode="lr-tb" fo:padding-top="0in" fo:padding-left="0.075in" fo:padding-bottom="0in" fo:padding-right="0.075in"/>
    </style:style>
    <style:style style:name="P471" style:parent-style-name="Standard" style:family="paragraph">
      <style:text-properties style:font-name="Pericles" fo:font-weight="bold" style:font-weight-asian="bold" fo:font-size="8pt" style:font-size-asian="8pt" style:font-size-complex="8pt"/>
    </style:style>
    <style:style style:name="TableColumn473" style:family="table-column">
      <style:table-column-properties style:column-width="2.1118in" style:use-optimal-column-width="false"/>
    </style:style>
    <style:style style:name="TableColumn474" style:family="table-column">
      <style:table-column-properties style:column-width="2.1104in" style:use-optimal-column-width="false"/>
    </style:style>
    <style:style style:name="TableColumn475" style:family="table-column">
      <style:table-column-properties style:column-width="2.1138in" style:use-optimal-column-width="false"/>
    </style:style>
    <style:style style:name="Table472" style:family="table">
      <style:table-properties style:width="6.3361in" fo:margin-left="0in" table:align="left"/>
    </style:style>
    <style:style style:name="TableRow476" style:family="table-row">
      <style:table-row-properties style:use-optimal-row-height="false"/>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text-properties style:font-name="Pericles" fo:font-weight="bold" style:font-weight-asian="bold" fo:font-size="8pt" style:font-size-asian="8pt" style:font-size-complex="8pt"/>
    </style:style>
    <style:style style:name="TableCell479" style:family="table-cell">
      <style:table-cell-properties fo:border="none" style:writing-mode="lr-tb" fo:padding-top="0in" fo:padding-left="0.075in" fo:padding-bottom="0in" fo:padding-right="0.075in"/>
    </style:style>
    <style:style style:name="P480" style:parent-style-name="Standard" style:family="paragraph">
      <style:text-properties style:font-name="Pericles" fo:font-weight="bold" style:font-weight-asian="bold" fo:font-size="8pt" style:font-size-asian="8pt" style:font-size-complex="8pt"/>
    </style:style>
    <style:style style:name="TableCell481" style:family="table-cell">
      <style:table-cell-properties fo:border="none" style:writing-mode="lr-tb" fo:padding-top="0in" fo:padding-left="0.075in" fo:padding-bottom="0in" fo:padding-right="0.075in"/>
    </style:style>
    <style:style style:name="P482" style:parent-style-name="Standard" style:family="paragraph">
      <style:text-properties style:font-name="Pericles" fo:font-weight="bold" style:font-weight-asian="bold" fo:font-size="8pt" style:font-size-asian="8pt" style:font-size-complex="8pt"/>
    </style:style>
    <style:style style:name="TableRow483" style:family="table-row">
      <style:table-row-properties style:use-optimal-row-height="false"/>
    </style:style>
    <style:style style:name="TableCell484" style:family="table-cell">
      <style:table-cell-properties fo:border="none" style:writing-mode="lr-tb" fo:padding-top="0in" fo:padding-left="0.075in" fo:padding-bottom="0in" fo:padding-right="0.075in"/>
    </style:style>
    <style:style style:name="P485" style:parent-style-name="ListParagraph" style:list-style-name="WWNum2" style:family="paragraph">
      <style:text-properties style:font-name="Pericles" fo:font-size="8pt" style:font-size-asian="8pt" style:font-size-complex="8pt"/>
    </style:style>
    <style:style style:name="P486" style:parent-style-name="ListParagraph" style:list-style-name="WWNum2" style:family="paragraph">
      <style:text-properties style:font-name="Pericles" fo:font-size="8pt" style:font-size-asian="8pt" style:font-size-complex="8pt"/>
    </style:style>
    <style:style style:name="P487" style:parent-style-name="ListParagraph" style:list-style-name="WWNum2" style:family="paragraph">
      <style:text-properties style:font-name="Pericles" fo:font-size="8pt" style:font-size-asian="8pt" style:font-size-complex="8pt"/>
    </style:style>
    <style:style style:name="P488" style:parent-style-name="ListParagraph" style:list-style-name="WWNum2" style:family="paragraph">
      <style:text-properties style:font-name="Pericles" fo:font-size="8pt" style:font-size-asian="8pt" style:font-size-complex="8pt"/>
    </style:style>
    <style:style style:name="P489" style:parent-style-name="ListParagraph" style:list-style-name="WWNum2" style:family="paragraph">
      <style:text-properties style:font-name="Pericles" fo:font-size="8pt" style:font-size-asian="8pt" style:font-size-complex="8pt"/>
    </style:style>
    <style:style style:name="P490" style:parent-style-name="ListParagraph" style:list-style-name="WWNum2" style:family="paragraph">
      <style:text-properties style:font-name="Pericles" fo:font-size="8pt" style:font-size-asian="8pt" style:font-size-complex="8pt"/>
    </style:style>
    <style:style style:name="P491" style:parent-style-name="ListParagraph" style:list-style-name="WWNum2" style:family="paragraph">
      <style:text-properties style:font-name="Pericles" fo:font-size="8pt" style:font-size-asian="8pt" style:font-size-complex="8pt"/>
    </style:style>
    <style:style style:name="TableCell492" style:family="table-cell">
      <style:table-cell-properties fo:border="none" style:writing-mode="lr-tb" fo:padding-top="0in" fo:padding-left="0.075in" fo:padding-bottom="0in" fo:padding-right="0.075in"/>
    </style:style>
    <style:style style:name="P493" style:parent-style-name="ListParagraph" style:list-style-name="WWNum2" style:family="paragraph">
      <style:text-properties style:font-name="Pericles" fo:font-size="8pt" style:font-size-asian="8pt" style:font-size-complex="8pt"/>
    </style:style>
    <style:style style:name="P494" style:parent-style-name="ListParagraph" style:list-style-name="WWNum2" style:family="paragraph">
      <style:text-properties style:font-name="Pericles" fo:font-size="8pt" style:font-size-asian="8pt" style:font-size-complex="8pt"/>
    </style:style>
    <style:style style:name="P495" style:parent-style-name="ListParagraph" style:list-style-name="WWNum2" style:family="paragraph">
      <style:text-properties style:font-name="Pericles" fo:font-size="8pt" style:font-size-asian="8pt" style:font-size-complex="8pt"/>
    </style:style>
    <style:style style:name="P496" style:parent-style-name="ListParagraph" style:list-style-name="WWNum2" style:family="paragraph">
      <style:text-properties style:font-name="Pericles" fo:font-size="8pt" style:font-size-asian="8pt" style:font-size-complex="8pt"/>
    </style:style>
    <style:style style:name="P497" style:parent-style-name="ListParagraph" style:list-style-name="WWNum2" style:family="paragraph">
      <style:text-properties style:font-name="Pericles" fo:font-size="8pt" style:font-size-asian="8pt" style:font-size-complex="8pt"/>
    </style:style>
    <style:style style:name="P498" style:parent-style-name="ListParagraph" style:list-style-name="WWNum2" style:family="paragraph">
      <style:text-properties style:font-name="Pericles" fo:font-size="8pt" style:font-size-asian="8pt" style:font-size-complex="8pt"/>
    </style:style>
    <style:style style:name="P499" style:parent-style-name="ListParagraph" style:list-style-name="WWNum2" style:family="paragraph">
      <style:text-properties style:font-name="Pericles" fo:font-size="8pt" style:font-size-asian="8pt" style:font-size-complex="8pt"/>
    </style:style>
    <style:style style:name="P500" style:parent-style-name="ListParagraph" style:list-style-name="WWNum2" style:family="paragraph">
      <style:text-properties style:font-name="Pericles" fo:font-size="8pt" style:font-size-asian="8pt" style:font-size-complex="8pt"/>
    </style:style>
    <style:style style:name="P50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02" style:family="table-cell">
      <style:table-cell-properties fo:border="none" style:writing-mode="lr-tb" fo:padding-top="0in" fo:padding-left="0.075in" fo:padding-bottom="0in" fo:padding-right="0.075in"/>
    </style:style>
    <style:style style:name="P503" style:parent-style-name="ListParagraph" style:list-style-name="WWNum2" style:family="paragraph">
      <style:text-properties style:font-name="Pericles" fo:font-size="8pt" style:font-size-asian="8pt" style:font-size-complex="8pt"/>
    </style:style>
    <style:style style:name="P504" style:parent-style-name="ListParagraph" style:list-style-name="WWNum2" style:family="paragraph">
      <style:text-properties style:font-name="Pericles" fo:font-size="8pt" style:font-size-asian="8pt" style:font-size-complex="8pt"/>
    </style:style>
    <style:style style:name="P505" style:parent-style-name="ListParagraph" style:list-style-name="WWNum2" style:family="paragraph">
      <style:text-properties style:font-name="Pericles" fo:font-size="8pt" style:font-size-asian="8pt" style:font-size-complex="8pt"/>
    </style:style>
    <style:style style:name="P506" style:parent-style-name="ListParagraph" style:list-style-name="WWNum2" style:family="paragraph">
      <style:text-properties style:font-name="Pericles" fo:font-size="8pt" style:font-size-asian="8pt" style:font-size-complex="8pt"/>
    </style:style>
    <style:style style:name="P507" style:parent-style-name="ListParagraph" style:list-style-name="WWNum2" style:family="paragraph">
      <style:text-properties style:font-name="Pericles" fo:font-size="8pt" style:font-size-asian="8pt" style:font-size-complex="8pt"/>
    </style:style>
    <style:style style:name="P508" style:parent-style-name="ListParagraph" style:list-style-name="WWNum2" style:family="paragraph">
      <style:text-properties style:font-name="Pericles" fo:font-size="8pt" style:font-size-asian="8pt" style:font-size-complex="8pt"/>
    </style:style>
    <style:style style:name="P509" style:parent-style-name="Standard" style:family="paragraph">
      <style:text-properties style:font-name="Pericles" fo:font-size="8pt" style:font-size-asian="8pt" style:font-size-complex="8pt"/>
    </style:style>
    <style:style style:name="TableRow510" style:family="table-row">
      <style:table-row-properties style:use-optimal-row-height="false"/>
    </style:style>
    <style:style style:name="TableCell511" style:family="table-cell">
      <style:table-cell-properties fo:border="0.0069in solid #00000A" style:writing-mode="lr-tb" fo:padding-top="0in" fo:padding-left="0.075in" fo:padding-bottom="0in" fo:padding-right="0.075in"/>
    </style:style>
    <style:style style:name="P512" style:parent-style-name="Standard" style:family="paragraph">
      <style:text-properties style:font-name="Pericles" fo:font-weight="bold" style:font-weight-asian="bold" fo:font-size="8pt" style:font-size-asian="8pt" style:font-size-complex="8pt"/>
    </style:style>
    <style:style style:name="P513" style:parent-style-name="Standard" style:family="paragraph">
      <style:text-properties style:font-name="Pericles" fo:font-weight="bold" style:font-weight-asian="bold" fo:font-size="8pt" style:font-size-asian="8pt" style:font-size-complex="8pt"/>
    </style:style>
    <style:style style:name="TableColumn515" style:family="table-column">
      <style:table-column-properties style:column-width="6.493in" style:use-optimal-column-width="false"/>
    </style:style>
    <style:style style:name="Table514" style:family="table">
      <style:table-properties style:width="6.493in" fo:margin-left="-0.075in" table:align="left"/>
    </style:style>
    <style:style style:name="TableRow516" style:family="table-row">
      <style:table-row-properties style:use-optimal-row-height="false"/>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text-properties style:font-name="Pericles" fo:font-weight="bold" style:font-weight-asian="bold" fo:font-size="8pt" style:font-size-asian="8pt" style:font-size-complex="8pt"/>
    </style:style>
    <style:style style:name="TableRow519" style:family="table-row">
      <style:table-row-properties style:use-optimal-row-height="false"/>
    </style:style>
    <style:style style:name="TableCell520" style:family="table-cell">
      <style:table-cell-properties fo:border="0.0069in solid #00000A" style:writing-mode="lr-tb" fo:padding-top="0in" fo:padding-left="0.075in" fo:padding-bottom="0in" fo:padding-right="0.075in"/>
    </style:style>
    <style:style style:name="T521" style:parent-style-name="DefaultParagraphFont" style:family="text">
      <style:text-properties style:font-name="Pericles" fo:font-weight="bold" style:font-weight-asian="bold" fo:font-size="8pt" style:font-size-asian="8pt" style:font-size-complex="8pt"/>
    </style:style>
    <style:style style:name="T522" style:parent-style-name="DefaultParagraphFont" style:family="text">
      <style:text-properties style:font-name="Pericles" fo:font-size="8pt" style:font-size-asian="8pt" style:font-size-complex="8pt"/>
    </style:style>
    <style:style style:name="TableRow523" style:family="table-row">
      <style:table-row-properties style:use-optimal-row-height="false"/>
    </style:style>
    <style:style style:name="TableCell524" style:family="table-cell">
      <style:table-cell-properties fo:border="0.0069in solid #00000A" style:writing-mode="lr-tb" fo:padding-top="0in" fo:padding-left="0.075in" fo:padding-bottom="0in" fo:padding-right="0.075in"/>
    </style:style>
    <style:style style:name="P525" style:parent-style-name="Standard" style:family="paragraph">
      <style:text-properties style:font-name="Pericles" fo:font-weight="bold" style:font-weight-asian="bold" fo:font-size="8pt" style:font-size-asian="8pt" style:font-size-complex="8pt"/>
    </style:style>
    <style:style style:name="TableColumn527" style:family="table-column">
      <style:table-column-properties style:column-width="2.1118in" style:use-optimal-column-width="false"/>
    </style:style>
    <style:style style:name="TableColumn528" style:family="table-column">
      <style:table-column-properties style:column-width="2.1104in" style:use-optimal-column-width="false"/>
    </style:style>
    <style:style style:name="TableColumn529" style:family="table-column">
      <style:table-column-properties style:column-width="2.1138in" style:use-optimal-column-width="false"/>
    </style:style>
    <style:style style:name="Table526" style:family="table">
      <style:table-properties style:width="6.3361in" fo:margin-left="0in" table:align="left"/>
    </style:style>
    <style:style style:name="TableRow530" style:family="table-row">
      <style:table-row-properties style:use-optimal-row-height="false"/>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text-properties style:font-name="Pericles" fo:font-weight="bold" style:font-weight-asian="bold" fo:font-size="8pt" style:font-size-asian="8pt" style:font-size-complex="8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text-properties style:font-name="Pericles" fo:font-weight="bold" style:font-weight-asian="bold" fo:font-size="8pt" style:font-size-asian="8pt" style:font-size-complex="8pt"/>
    </style:style>
    <style:style style:name="TableCell535" style:family="table-cell">
      <style:table-cell-properties fo:border="none" style:writing-mode="lr-tb" fo:padding-top="0in" fo:padding-left="0.075in" fo:padding-bottom="0in" fo:padding-right="0.075in"/>
    </style:style>
    <style:style style:name="P536" style:parent-style-name="Standard" style:family="paragraph">
      <style:text-properties style:font-name="Pericles" fo:font-weight="bold" style:font-weight-asian="bold" fo:font-size="8pt" style:font-size-asian="8pt" style:font-size-complex="8pt"/>
    </style:style>
    <style:style style:name="TableRow537" style:family="table-row">
      <style:table-row-properties style:use-optimal-row-height="false"/>
    </style:style>
    <style:style style:name="TableCell538" style:family="table-cell">
      <style:table-cell-properties fo:border="none" style:writing-mode="lr-tb" fo:padding-top="0in" fo:padding-left="0.075in" fo:padding-bottom="0in" fo:padding-right="0.075in"/>
    </style:style>
    <style:style style:name="P539" style:parent-style-name="ListParagraph" style:list-style-name="WWNum2" style:family="paragraph">
      <style:text-properties style:font-name="Pericles" fo:font-size="8pt" style:font-size-asian="8pt" style:font-size-complex="8pt"/>
    </style:style>
    <style:style style:name="P540" style:parent-style-name="ListParagraph" style:list-style-name="WWNum2" style:family="paragraph">
      <style:text-properties style:font-name="Pericles" fo:font-size="8pt" style:font-size-asian="8pt" style:font-size-complex="8pt"/>
    </style:style>
    <style:style style:name="P541" style:parent-style-name="ListParagraph" style:list-style-name="WWNum2" style:family="paragraph">
      <style:text-properties style:font-name="Pericles" fo:font-size="8pt" style:font-size-asian="8pt" style:font-size-complex="8pt"/>
    </style:style>
    <style:style style:name="P542" style:parent-style-name="ListParagraph" style:list-style-name="WWNum2" style:family="paragraph">
      <style:text-properties style:font-name="Pericles" fo:font-size="8pt" style:font-size-asian="8pt" style:font-size-complex="8pt"/>
    </style:style>
    <style:style style:name="P543" style:parent-style-name="ListParagraph" style:list-style-name="WWNum2" style:family="paragraph">
      <style:text-properties style:font-name="Pericles" fo:font-size="8pt" style:font-size-asian="8pt" style:font-size-complex="8pt"/>
    </style:style>
    <style:style style:name="P544" style:parent-style-name="ListParagraph" style:list-style-name="WWNum2" style:family="paragraph">
      <style:text-properties style:font-name="Pericles" fo:font-size="8pt" style:font-size-asian="8pt" style:font-size-complex="8pt"/>
    </style:style>
    <style:style style:name="P545" style:parent-style-name="ListParagraph" style:list-style-name="WWNum2" style:family="paragraph">
      <style:text-properties style:font-name="Pericles" fo:font-size="8pt" style:font-size-asian="8pt" style:font-size-complex="8pt"/>
    </style:style>
    <style:style style:name="P546" style:parent-style-name="ListParagraph" style:list-style-name="WWNum2" style:family="paragraph">
      <style:text-properties style:font-name="Pericles" fo:font-size="8pt" style:font-size-asian="8pt" style:font-size-complex="8pt"/>
    </style:style>
    <style:style style:name="TableCell547" style:family="table-cell">
      <style:table-cell-properties fo:border="none" style:writing-mode="lr-tb" fo:padding-top="0in" fo:padding-left="0.075in" fo:padding-bottom="0in" fo:padding-right="0.075in"/>
    </style:style>
    <style:style style:name="P548" style:parent-style-name="ListParagraph" style:list-style-name="WWNum2" style:family="paragraph">
      <style:text-properties style:font-name="Pericles" fo:font-size="8pt" style:font-size-asian="8pt" style:font-size-complex="8pt"/>
    </style:style>
    <style:style style:name="P549" style:parent-style-name="ListParagraph" style:list-style-name="WWNum2" style:family="paragraph">
      <style:text-properties style:font-name="Pericles" fo:font-size="8pt" style:font-size-asian="8pt" style:font-size-complex="8pt"/>
    </style:style>
    <style:style style:name="P550" style:parent-style-name="ListParagraph" style:list-style-name="WWNum2" style:family="paragraph">
      <style:text-properties style:font-name="Pericles" fo:font-size="8pt" style:font-size-asian="8pt" style:font-size-complex="8pt"/>
    </style:style>
    <style:style style:name="P551" style:parent-style-name="ListParagraph" style:list-style-name="WWNum2" style:family="paragraph">
      <style:text-properties style:font-name="Pericles" fo:font-size="8pt" style:font-size-asian="8pt" style:font-size-complex="8pt"/>
    </style:style>
    <style:style style:name="P552" style:parent-style-name="ListParagraph" style:list-style-name="WWNum2" style:family="paragraph">
      <style:text-properties style:font-name="Pericles" fo:font-size="8pt" style:font-size-asian="8pt" style:font-size-complex="8pt"/>
    </style:style>
    <style:style style:name="P553" style:parent-style-name="ListParagraph" style:list-style-name="WWNum2" style:family="paragraph">
      <style:text-properties style:font-name="Pericles" fo:font-size="8pt" style:font-size-asian="8pt" style:font-size-complex="8pt"/>
    </style:style>
    <style:style style:name="P554" style:parent-style-name="ListParagraph" style:list-style-name="WWNum2" style:family="paragraph">
      <style:text-properties style:font-name="Pericles" fo:font-size="8pt" style:font-size-asian="8pt" style:font-size-complex="8pt"/>
    </style:style>
    <style:style style:name="P555" style:parent-style-name="ListParagraph" style:list-style-name="WWNum2" style:family="paragraph">
      <style:text-properties style:font-name="Pericles" fo:font-size="8pt" style:font-size-asian="8pt" style:font-size-complex="8pt"/>
    </style:style>
    <style:style style:name="P556" style:parent-style-name="ListParagraph" style:list-style-name="WWNum2" style:family="paragraph">
      <style:text-properties style:font-name="Pericles" fo:font-size="8pt" style:font-size-asian="8pt" style:font-size-complex="8pt"/>
    </style:style>
    <style:style style:name="P557" style:parent-style-name="ListParagraph" style:list-style-name="WWNum2" style:family="paragraph">
      <style:text-properties style:font-name="Pericles" fo:font-size="8pt" style:font-size-asian="8pt" style:font-size-complex="8pt"/>
    </style:style>
    <style:style style:name="P55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59" style:family="table-cell">
      <style:table-cell-properties fo:border="none" style:writing-mode="lr-tb" fo:padding-top="0in" fo:padding-left="0.075in" fo:padding-bottom="0in" fo:padding-right="0.075in"/>
    </style:style>
    <style:style style:name="P560" style:parent-style-name="ListParagraph" style:list-style-name="WWNum2" style:family="paragraph">
      <style:text-properties style:font-name="Pericles" fo:font-size="8pt" style:font-size-asian="8pt" style:font-size-complex="8pt"/>
    </style:style>
    <style:style style:name="P561" style:parent-style-name="ListParagraph" style:list-style-name="WWNum2" style:family="paragraph">
      <style:text-properties style:font-name="Pericles" fo:font-size="8pt" style:font-size-asian="8pt" style:font-size-complex="8pt"/>
    </style:style>
    <style:style style:name="P562" style:parent-style-name="ListParagraph" style:list-style-name="WWNum2" style:family="paragraph">
      <style:text-properties style:font-name="Pericles" fo:font-size="8pt" style:font-size-asian="8pt" style:font-size-complex="8pt"/>
    </style:style>
    <style:style style:name="P563" style:parent-style-name="ListParagraph" style:list-style-name="WWNum2" style:family="paragraph">
      <style:text-properties style:font-name="Pericles" fo:font-size="8pt" style:font-size-asian="8pt" style:font-size-complex="8pt"/>
    </style:style>
    <style:style style:name="P564" style:parent-style-name="ListParagraph" style:list-style-name="WWNum2" style:family="paragraph">
      <style:text-properties style:font-name="Pericles" fo:font-size="8pt" style:font-size-asian="8pt" style:font-size-complex="8pt"/>
    </style:style>
    <style:style style:name="P565" style:parent-style-name="ListParagraph" style:list-style-name="WWNum2" style:family="paragraph">
      <style:text-properties style:font-name="Pericles" fo:font-size="8pt" style:font-size-asian="8pt" style:font-size-complex="8pt"/>
    </style:style>
    <style:style style:name="P566" style:parent-style-name="ListParagraph" style:list-style-name="WWNum2" style:family="paragraph">
      <style:text-properties style:font-name="Pericles" fo:font-size="8pt" style:font-size-asian="8pt" style:font-size-complex="8pt"/>
    </style:style>
    <style:style style:name="P567" style:parent-style-name="Standard" style:family="paragraph">
      <style:text-properties style:font-name="Pericles" fo:font-size="8pt" style:font-size-asian="8pt" style:font-size-complex="8pt"/>
    </style:style>
    <style:style style:name="TableRow568" style:family="table-row">
      <style:table-row-properties style:use-optimal-row-height="false"/>
    </style:style>
    <style:style style:name="TableCell569" style:family="table-cell">
      <style:table-cell-properties fo:border="0.0069in solid #00000A" style:writing-mode="lr-tb" fo:padding-top="0in" fo:padding-left="0.075in" fo:padding-bottom="0in" fo:padding-right="0.075in"/>
    </style:style>
    <style:style style:name="P570" style:parent-style-name="Standard" style:family="paragraph">
      <style:text-properties style:font-name="Pericles" fo:font-weight="bold" style:font-weight-asian="bold" fo:font-size="8pt" style:font-size-asian="8pt" style:font-size-complex="8pt"/>
    </style:style>
    <style:style style:name="P571" style:parent-style-name="Standard" style:family="paragraph">
      <style:text-properties style:font-name="Pericles" fo:font-weight="bold" style:font-weight-asian="bold" fo:font-size="8pt" style:font-size-asian="8pt" style:font-size-complex="8pt"/>
    </style:style>
    <style:style style:name="TableColumn573" style:family="table-column">
      <style:table-column-properties style:column-width="6.493in" style:use-optimal-column-width="false"/>
    </style:style>
    <style:style style:name="Table572" style:family="table">
      <style:table-properties style:width="6.493in" fo:margin-left="-0.075in" table:align="left"/>
    </style:style>
    <style:style style:name="TableRow574" style:family="table-row">
      <style:table-row-properties style:use-optimal-row-height="false"/>
    </style:style>
    <style:style style:name="TableCell575" style:family="table-cell">
      <style:table-cell-properties fo:border="0.0069in solid #00000A" style:writing-mode="lr-tb" fo:padding-top="0in" fo:padding-left="0.075in" fo:padding-bottom="0in" fo:padding-right="0.075in"/>
    </style:style>
    <style:style style:name="P576" style:parent-style-name="Standard" style:family="paragraph">
      <style:text-properties style:font-name="Pericles" fo:font-weight="bold" style:font-weight-asian="bold" fo:font-size="8pt" style:font-size-asian="8pt" style:font-size-complex="8pt"/>
    </style:style>
    <style:style style:name="TableRow577" style:family="table-row">
      <style:table-row-properties style:use-optimal-row-height="false"/>
    </style:style>
    <style:style style:name="TableCell578" style:family="table-cell">
      <style:table-cell-properties fo:border="0.0069in solid #00000A" style:writing-mode="lr-tb" fo:padding-top="0in" fo:padding-left="0.075in" fo:padding-bottom="0in" fo:padding-right="0.075in"/>
    </style:style>
    <style:style style:name="T579" style:parent-style-name="DefaultParagraphFont" style:family="text">
      <style:text-properties style:font-name="Pericles" fo:font-weight="bold" style:font-weight-asian="bold" fo:font-size="8pt" style:font-size-asian="8pt" style:font-size-complex="8pt"/>
    </style:style>
    <style:style style:name="T580" style:parent-style-name="DefaultParagraphFont" style:family="text">
      <style:text-properties style:font-name="Pericles" fo:font-size="8pt" style:font-size-asian="8pt" style:font-size-complex="8pt"/>
    </style:style>
    <style:style style:name="TableRow581" style:family="table-row">
      <style:table-row-properties style:use-optimal-row-height="false"/>
    </style:style>
    <style:style style:name="TableCell582" style:family="table-cell">
      <style:table-cell-properties fo:border="0.0069in solid #00000A" style:writing-mode="lr-tb" fo:padding-top="0in" fo:padding-left="0.075in" fo:padding-bottom="0in" fo:padding-right="0.075in"/>
    </style:style>
    <style:style style:name="P583" style:parent-style-name="Standard" style:family="paragraph">
      <style:text-properties style:font-name="Pericles" fo:font-weight="bold" style:font-weight-asian="bold" fo:font-size="8pt" style:font-size-asian="8pt" style:font-size-complex="8pt"/>
    </style:style>
    <style:style style:name="TableColumn585" style:family="table-column">
      <style:table-column-properties style:column-width="2.1118in" style:use-optimal-column-width="false"/>
    </style:style>
    <style:style style:name="TableColumn586" style:family="table-column">
      <style:table-column-properties style:column-width="2.1104in" style:use-optimal-column-width="false"/>
    </style:style>
    <style:style style:name="TableColumn587" style:family="table-column">
      <style:table-column-properties style:column-width="2.1138in" style:use-optimal-column-width="false"/>
    </style:style>
    <style:style style:name="Table584" style:family="table">
      <style:table-properties style:width="6.3361in" fo:margin-left="0in" table:align="left"/>
    </style:style>
    <style:style style:name="TableRow588" style:family="table-row">
      <style:table-row-properties style:use-optimal-row-height="false"/>
    </style:style>
    <style:style style:name="TableCell589" style:family="table-cell">
      <style:table-cell-properties fo:border="none" style:writing-mode="lr-tb" fo:padding-top="0in" fo:padding-left="0.075in" fo:padding-bottom="0in" fo:padding-right="0.075in"/>
    </style:style>
    <style:style style:name="P590" style:parent-style-name="Standard" style:family="paragraph">
      <style:text-properties style:font-name="Pericles" fo:font-weight="bold" style:font-weight-asian="bold" fo:font-size="8pt" style:font-size-asian="8pt" style:font-size-complex="8pt"/>
    </style:style>
    <style:style style:name="TableCell591" style:family="table-cell">
      <style:table-cell-properties fo:border="none" style:writing-mode="lr-tb" fo:padding-top="0in" fo:padding-left="0.075in" fo:padding-bottom="0in" fo:padding-right="0.075in"/>
    </style:style>
    <style:style style:name="P592" style:parent-style-name="Standard" style:family="paragraph">
      <style:text-properties style:font-name="Pericles" fo:font-weight="bold" style:font-weight-asian="bold" fo:font-size="8pt" style:font-size-asian="8pt" style:font-size-complex="8pt"/>
    </style:style>
    <style:style style:name="TableCell593" style:family="table-cell">
      <style:table-cell-properties fo:border="none" style:writing-mode="lr-tb" fo:padding-top="0in" fo:padding-left="0.075in" fo:padding-bottom="0in" fo:padding-right="0.075in"/>
    </style:style>
    <style:style style:name="P594" style:parent-style-name="Standard" style:family="paragraph">
      <style:text-properties style:font-name="Pericles" fo:font-weight="bold" style:font-weight-asian="bold" fo:font-size="8pt" style:font-size-asian="8pt" style:font-size-complex="8pt"/>
    </style:style>
    <style:style style:name="TableRow595" style:family="table-row">
      <style:table-row-properties style:use-optimal-row-height="false"/>
    </style:style>
    <style:style style:name="TableCell596" style:family="table-cell">
      <style:table-cell-properties fo:border="none" style:writing-mode="lr-tb" fo:padding-top="0in" fo:padding-left="0.075in" fo:padding-bottom="0in" fo:padding-right="0.075in"/>
    </style:style>
    <style:style style:name="P597" style:parent-style-name="ListParagraph" style:list-style-name="WWNum2" style:family="paragraph">
      <style:text-properties style:font-name="Pericles" fo:font-size="8pt" style:font-size-asian="8pt" style:font-size-complex="8pt"/>
    </style:style>
    <style:style style:name="P598" style:parent-style-name="ListParagraph" style:list-style-name="WWNum2" style:family="paragraph">
      <style:text-properties style:font-name="Pericles" fo:font-size="8pt" style:font-size-asian="8pt" style:font-size-complex="8pt"/>
    </style:style>
    <style:style style:name="P599" style:parent-style-name="ListParagraph" style:list-style-name="WWNum2" style:family="paragraph">
      <style:text-properties style:font-name="Pericles" fo:font-size="8pt" style:font-size-asian="8pt" style:font-size-complex="8pt"/>
    </style:style>
    <style:style style:name="P600" style:parent-style-name="ListParagraph" style:list-style-name="WWNum2" style:family="paragraph">
      <style:text-properties style:font-name="Pericles" fo:font-size="8pt" style:font-size-asian="8pt" style:font-size-complex="8pt"/>
    </style:style>
    <style:style style:name="P601" style:parent-style-name="ListParagraph" style:list-style-name="WWNum2" style:family="paragraph">
      <style:text-properties style:font-name="Pericles" fo:font-size="8pt" style:font-size-asian="8pt" style:font-size-complex="8pt"/>
    </style:style>
    <style:style style:name="P602" style:parent-style-name="ListParagraph" style:list-style-name="WWNum2" style:family="paragraph">
      <style:text-properties style:font-name="Pericles" fo:font-size="8pt" style:font-size-asian="8pt" style:font-size-complex="8pt"/>
    </style:style>
    <style:style style:name="P603" style:parent-style-name="ListParagraph" style:list-style-name="WWNum2" style:family="paragraph">
      <style:text-properties style:font-name="Pericles" fo:font-size="8pt" style:font-size-asian="8pt" style:font-size-complex="8pt"/>
    </style:style>
    <style:style style:name="P604" style:parent-style-name="ListParagraph" style:list-style-name="WWNum2" style:family="paragraph">
      <style:text-properties style:font-name="Pericles" fo:font-size="8pt" style:font-size-asian="8pt" style:font-size-complex="8pt"/>
    </style:style>
    <style:style style:name="TableCell605" style:family="table-cell">
      <style:table-cell-properties fo:border="none" style:writing-mode="lr-tb" fo:padding-top="0in" fo:padding-left="0.075in" fo:padding-bottom="0in" fo:padding-right="0.075in"/>
    </style:style>
    <style:style style:name="P606" style:parent-style-name="ListParagraph" style:list-style-name="WWNum2" style:family="paragraph">
      <style:text-properties style:font-name="Pericles" fo:font-size="8pt" style:font-size-asian="8pt" style:font-size-complex="8pt"/>
    </style:style>
    <style:style style:name="P607" style:parent-style-name="ListParagraph" style:list-style-name="WWNum2" style:family="paragraph">
      <style:text-properties style:font-name="Pericles" fo:font-size="8pt" style:font-size-asian="8pt" style:font-size-complex="8pt"/>
    </style:style>
    <style:style style:name="P608" style:parent-style-name="ListParagraph" style:list-style-name="WWNum2" style:family="paragraph">
      <style:text-properties style:font-name="Pericles" fo:font-size="8pt" style:font-size-asian="8pt" style:font-size-complex="8pt"/>
    </style:style>
    <style:style style:name="P609" style:parent-style-name="ListParagraph" style:list-style-name="WWNum2" style:family="paragraph">
      <style:text-properties style:font-name="Pericles" fo:font-size="8pt" style:font-size-asian="8pt" style:font-size-complex="8pt"/>
    </style:style>
    <style:style style:name="P610" style:parent-style-name="ListParagraph" style:list-style-name="WWNum2" style:family="paragraph">
      <style:text-properties style:font-name="Pericles" fo:font-size="8pt" style:font-size-asian="8pt" style:font-size-complex="8pt"/>
    </style:style>
    <style:style style:name="P611" style:parent-style-name="ListParagraph" style:list-style-name="WWNum2" style:family="paragraph">
      <style:text-properties style:font-name="Pericles" fo:font-size="8pt" style:font-size-asian="8pt" style:font-size-complex="8pt"/>
    </style:style>
    <style:style style:name="P612" style:parent-style-name="ListParagraph" style:list-style-name="WWNum2" style:family="paragraph">
      <style:text-properties style:font-name="Pericles" fo:font-size="8pt" style:font-size-asian="8pt" style:font-size-complex="8pt"/>
    </style:style>
    <style:style style:name="P613" style:parent-style-name="ListParagraph" style:list-style-name="WWNum2" style:family="paragraph">
      <style:text-properties style:font-name="Pericles" fo:font-size="8pt" style:font-size-asian="8pt" style:font-size-complex="8pt"/>
    </style:style>
    <style:style style:name="P614" style:parent-style-name="ListParagraph" style:list-style-name="WWNum2" style:family="paragraph">
      <style:text-properties style:font-name="Pericles" fo:font-size="8pt" style:font-size-asian="8pt" style:font-size-complex="8pt"/>
    </style:style>
    <style:style style:name="P61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616" style:family="table-cell">
      <style:table-cell-properties fo:border="none" style:writing-mode="lr-tb" fo:padding-top="0in" fo:padding-left="0.075in" fo:padding-bottom="0in" fo:padding-right="0.075in"/>
    </style:style>
    <style:style style:name="P617" style:parent-style-name="ListParagraph" style:list-style-name="WWNum2" style:family="paragraph">
      <style:text-properties style:font-name="Pericles" fo:font-size="8pt" style:font-size-asian="8pt" style:font-size-complex="8pt"/>
    </style:style>
    <style:style style:name="P618" style:parent-style-name="ListParagraph" style:list-style-name="WWNum2" style:family="paragraph">
      <style:text-properties style:font-name="Pericles" fo:font-size="8pt" style:font-size-asian="8pt" style:font-size-complex="8pt"/>
    </style:style>
    <style:style style:name="P619" style:parent-style-name="ListParagraph" style:list-style-name="WWNum2" style:family="paragraph">
      <style:text-properties style:font-name="Pericles" fo:font-size="8pt" style:font-size-asian="8pt" style:font-size-complex="8pt"/>
    </style:style>
    <style:style style:name="P620" style:parent-style-name="ListParagraph" style:list-style-name="WWNum2" style:family="paragraph">
      <style:text-properties style:font-name="Pericles" fo:font-size="8pt" style:font-size-asian="8pt" style:font-size-complex="8pt"/>
    </style:style>
    <style:style style:name="P621" style:parent-style-name="Standard" style:family="paragraph">
      <style:text-properties style:font-name="Pericles" fo:font-size="8pt" style:font-size-asian="8pt" style:font-size-complex="8pt"/>
    </style:style>
    <style:style style:name="TableRow622" style:family="table-row">
      <style:table-row-properties style:use-optimal-row-height="false"/>
    </style:style>
    <style:style style:name="TableCell623" style:family="table-cell">
      <style:table-cell-properties fo:border="0.0069in solid #00000A" style:writing-mode="lr-tb" fo:padding-top="0in" fo:padding-left="0.075in" fo:padding-bottom="0in" fo:padding-right="0.075in"/>
    </style:style>
    <style:style style:name="P624" style:parent-style-name="Standard" style:family="paragraph">
      <style:text-properties style:font-name="Pericles" fo:font-weight="bold" style:font-weight-asian="bold" fo:font-size="8pt" style:font-size-asian="8pt" style:font-size-complex="8pt"/>
    </style:style>
    <style:style style:name="P625" style:parent-style-name="Standard" style:family="paragraph">
      <style:text-properties style:font-name="Pericles" fo:font-weight="bold" style:font-weight-asian="bold" fo:font-size="8pt" style:font-size-asian="8pt" style:font-size-complex="8pt"/>
    </style:style>
    <style:style style:name="TableColumn627" style:family="table-column">
      <style:table-column-properties style:column-width="6.493in" style:use-optimal-column-width="false"/>
    </style:style>
    <style:style style:name="Table626" style:family="table">
      <style:table-properties style:width="6.493in" fo:margin-left="-0.075in" table:align="left"/>
    </style:style>
    <style:style style:name="TableRow628" style:family="table-row">
      <style:table-row-properties style:use-optimal-row-height="false"/>
    </style:style>
    <style:style style:name="TableCell629" style:family="table-cell">
      <style:table-cell-properties fo:border="0.0069in solid #00000A" style:writing-mode="lr-tb" fo:padding-top="0in" fo:padding-left="0.075in" fo:padding-bottom="0in" fo:padding-right="0.075in"/>
    </style:style>
    <style:style style:name="P630" style:parent-style-name="Standard" style:family="paragraph">
      <style:text-properties style:font-name="Pericles" fo:font-weight="bold" style:font-weight-asian="bold" fo:font-size="8pt" style:font-size-asian="8pt" style:font-size-complex="8pt"/>
    </style:style>
    <style:style style:name="TableRow631" style:family="table-row">
      <style:table-row-properties style:use-optimal-row-height="false"/>
    </style:style>
    <style:style style:name="TableCell632" style:family="table-cell">
      <style:table-cell-properties fo:border="0.0069in solid #00000A" style:writing-mode="lr-tb" fo:padding-top="0in" fo:padding-left="0.075in" fo:padding-bottom="0in" fo:padding-right="0.075in"/>
    </style:style>
    <style:style style:name="T633" style:parent-style-name="DefaultParagraphFont" style:family="text">
      <style:text-properties style:font-name="Pericles" fo:font-weight="bold" style:font-weight-asian="bold" fo:font-size="8pt" style:font-size-asian="8pt" style:font-size-complex="8pt"/>
    </style:style>
    <style:style style:name="T634" style:parent-style-name="DefaultParagraphFont" style:family="text">
      <style:text-properties style:font-name="Pericles" fo:font-size="8pt" style:font-size-asian="8pt" style:font-size-complex="8pt"/>
    </style:style>
    <style:style style:name="TableRow635" style:family="table-row">
      <style:table-row-properties style:use-optimal-row-height="false"/>
    </style:style>
    <style:style style:name="TableCell636" style:family="table-cell">
      <style:table-cell-properties fo:border="0.0069in solid #00000A" style:writing-mode="lr-tb" fo:padding-top="0in" fo:padding-left="0.075in" fo:padding-bottom="0in" fo:padding-right="0.075in"/>
    </style:style>
    <style:style style:name="P637" style:parent-style-name="Standard" style:family="paragraph">
      <style:text-properties style:font-name="Pericles" fo:font-weight="bold" style:font-weight-asian="bold" fo:font-size="8pt" style:font-size-asian="8pt" style:font-size-complex="8pt"/>
    </style:style>
    <style:style style:name="TableColumn639" style:family="table-column">
      <style:table-column-properties style:column-width="2.1118in" style:use-optimal-column-width="false"/>
    </style:style>
    <style:style style:name="TableColumn640" style:family="table-column">
      <style:table-column-properties style:column-width="2.1104in" style:use-optimal-column-width="false"/>
    </style:style>
    <style:style style:name="TableColumn641" style:family="table-column">
      <style:table-column-properties style:column-width="2.1138in" style:use-optimal-column-width="false"/>
    </style:style>
    <style:style style:name="Table638" style:family="table">
      <style:table-properties style:width="6.3361in" fo:margin-left="0in" table:align="left"/>
    </style:style>
    <style:style style:name="TableRow642" style:family="table-row">
      <style:table-row-properties style:use-optimal-row-height="false"/>
    </style:style>
    <style:style style:name="TableCell643" style:family="table-cell">
      <style:table-cell-properties fo:border="none" style:writing-mode="lr-tb" fo:padding-top="0in" fo:padding-left="0.075in" fo:padding-bottom="0in" fo:padding-right="0.075in"/>
    </style:style>
    <style:style style:name="P644" style:parent-style-name="Standard" style:family="paragraph">
      <style:text-properties style:font-name="Pericles" fo:font-weight="bold" style:font-weight-asian="bold" fo:font-size="8pt" style:font-size-asian="8pt" style:font-size-complex="8pt"/>
    </style:style>
    <style:style style:name="TableCell645" style:family="table-cell">
      <style:table-cell-properties fo:border="none" style:writing-mode="lr-tb" fo:padding-top="0in" fo:padding-left="0.075in" fo:padding-bottom="0in" fo:padding-right="0.075in"/>
    </style:style>
    <style:style style:name="P646" style:parent-style-name="Standard" style:family="paragraph">
      <style:text-properties style:font-name="Pericles" fo:font-weight="bold" style:font-weight-asian="bold" fo:font-size="8pt" style:font-size-asian="8pt" style:font-size-complex="8pt"/>
    </style:style>
    <style:style style:name="TableCell647" style:family="table-cell">
      <style:table-cell-properties fo:border="none" style:writing-mode="lr-tb" fo:padding-top="0in" fo:padding-left="0.075in" fo:padding-bottom="0in" fo:padding-right="0.075in"/>
    </style:style>
    <style:style style:name="P648" style:parent-style-name="Standard" style:family="paragraph">
      <style:text-properties style:font-name="Pericles" fo:font-weight="bold" style:font-weight-asian="bold" fo:font-size="8pt" style:font-size-asian="8pt" style:font-size-complex="8pt"/>
    </style:style>
    <style:style style:name="TableRow649" style:family="table-row">
      <style:table-row-properties style:use-optimal-row-height="false"/>
    </style:style>
    <style:style style:name="TableCell650" style:family="table-cell">
      <style:table-cell-properties fo:border="none" style:writing-mode="lr-tb" fo:padding-top="0in" fo:padding-left="0.075in" fo:padding-bottom="0in" fo:padding-right="0.075in"/>
    </style:style>
    <style:style style:name="P651" style:parent-style-name="ListParagraph" style:list-style-name="WWNum2" style:family="paragraph">
      <style:text-properties style:font-name="Pericles" fo:font-size="8pt" style:font-size-asian="8pt" style:font-size-complex="8pt"/>
    </style:style>
    <style:style style:name="P652"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653" style:parent-style-name="ListParagraph" style:list-style-name="WWNum2" style:family="paragraph">
      <style:text-properties style:font-name="Pericles" fo:font-size="8pt" style:font-size-asian="8pt" style:font-size-complex="8pt"/>
    </style:style>
    <style:style style:name="P654" style:parent-style-name="ListParagraph" style:list-style-name="WWNum2" style:family="paragraph">
      <style:text-properties style:font-name="Pericles" fo:font-size="8pt" style:font-size-asian="8pt" style:font-size-complex="8pt"/>
    </style:style>
    <style:style style:name="P655" style:parent-style-name="ListParagraph" style:list-style-name="WWNum2" style:family="paragraph">
      <style:text-properties style:font-name="Pericles" fo:font-size="8pt" style:font-size-asian="8pt" style:font-size-complex="8pt"/>
    </style:style>
    <style:style style:name="P656" style:parent-style-name="ListParagraph" style:list-style-name="WWNum2" style:family="paragraph">
      <style:text-properties style:font-name="Pericles" fo:font-size="8pt" style:font-size-asian="8pt" style:font-size-complex="8pt"/>
    </style:style>
    <style:style style:name="P657" style:parent-style-name="ListParagraph" style:list-style-name="WWNum2" style:family="paragraph">
      <style:text-properties style:font-name="Pericles" fo:font-size="8pt" style:font-size-asian="8pt" style:font-size-complex="8pt"/>
    </style:style>
    <style:style style:name="P658" style:parent-style-name="ListParagraph" style:family="paragraph">
      <style:paragraph-properties fo:margin-left="0in">
        <style:tab-stops/>
      </style:paragraph-properties>
      <style:text-properties style:font-name="Pericles" fo:font-size="8pt" style:font-size-asian="8pt" style:font-size-complex="8pt"/>
    </style:style>
    <style:style style:name="TableCell659" style:family="table-cell">
      <style:table-cell-properties fo:border="none" style:writing-mode="lr-tb" fo:padding-top="0in" fo:padding-left="0.075in" fo:padding-bottom="0in" fo:padding-right="0.075in"/>
    </style:style>
    <style:style style:name="P660" style:parent-style-name="ListParagraph" style:list-style-name="WWNum2" style:family="paragraph">
      <style:text-properties style:font-name="Pericles" fo:font-size="8pt" style:font-size-asian="8pt" style:font-size-complex="8pt"/>
    </style:style>
    <style:style style:name="P661" style:parent-style-name="ListParagraph" style:list-style-name="WWNum2" style:family="paragraph">
      <style:text-properties style:font-name="Pericles" fo:font-size="8pt" style:font-size-asian="8pt" style:font-size-complex="8pt"/>
    </style:style>
    <style:style style:name="P662" style:parent-style-name="ListParagraph" style:list-style-name="WWNum2" style:family="paragraph">
      <style:text-properties style:font-name="Pericles" fo:font-size="8pt" style:font-size-asian="8pt" style:font-size-complex="8pt"/>
    </style:style>
    <style:style style:name="P663" style:parent-style-name="ListParagraph" style:list-style-name="WWNum2" style:family="paragraph">
      <style:text-properties style:font-name="Pericles" fo:font-size="8pt" style:font-size-asian="8pt" style:font-size-complex="8pt"/>
    </style:style>
    <style:style style:name="P664" style:parent-style-name="ListParagraph" style:list-style-name="WWNum2" style:family="paragraph">
      <style:text-properties style:font-name="Pericles" fo:font-size="8pt" style:font-size-asian="8pt" style:font-size-complex="8pt"/>
    </style:style>
    <style:style style:name="P665" style:parent-style-name="ListParagraph" style:list-style-name="WWNum2" style:family="paragraph">
      <style:text-properties style:font-name="Pericles" fo:font-size="8pt" style:font-size-asian="8pt" style:font-size-complex="8pt"/>
    </style:style>
    <style:style style:name="P666" style:parent-style-name="ListParagraph" style:list-style-name="WWNum2" style:family="paragraph">
      <style:text-properties style:font-name="Pericles" fo:font-size="8pt" style:font-size-asian="8pt" style:font-size-complex="8pt"/>
    </style:style>
    <style:style style:name="P667" style:parent-style-name="ListParagraph" style:list-style-name="WWNum2" style:family="paragraph">
      <style:text-properties style:font-name="Pericles" fo:font-size="8pt" style:font-size-asian="8pt" style:font-size-complex="8pt"/>
    </style:style>
    <style:style style:name="P668" style:parent-style-name="ListParagraph" style:list-style-name="WWNum2" style:family="paragraph">
      <style:text-properties style:font-name="Pericles" fo:font-size="8pt" style:font-size-asian="8pt" style:font-size-complex="8pt"/>
    </style:style>
    <style:style style:name="P669" style:parent-style-name="ListParagraph" style:family="paragraph">
      <style:paragraph-properties fo:margin-left="0in">
        <style:tab-stops/>
      </style:paragraph-properties>
      <style:text-properties style:font-name="Pericles" fo:font-size="8pt" style:font-size-asian="8pt" style:font-size-complex="8pt"/>
    </style:style>
    <style:style style:name="TableCell670" style:family="table-cell">
      <style:table-cell-properties fo:border="none" style:writing-mode="lr-tb" fo:padding-top="0in" fo:padding-left="0.075in" fo:padding-bottom="0in" fo:padding-right="0.075in"/>
    </style:style>
    <style:style style:name="P671" style:parent-style-name="ListParagraph" style:list-style-name="WWNum2" style:family="paragraph">
      <style:text-properties style:font-name="Pericles" fo:font-size="8pt" style:font-size-asian="8pt" style:font-size-complex="8pt"/>
    </style:style>
    <style:style style:name="P672" style:parent-style-name="ListParagraph" style:list-style-name="WWNum2" style:family="paragraph">
      <style:text-properties style:font-name="Pericles" fo:font-size="8pt" style:font-size-asian="8pt" style:font-size-complex="8pt"/>
    </style:style>
    <style:style style:name="P673" style:parent-style-name="ListParagraph" style:list-style-name="WWNum2" style:family="paragraph">
      <style:text-properties style:font-name="Pericles" fo:font-size="8pt" style:font-size-asian="8pt" style:font-size-complex="8pt"/>
    </style:style>
    <style:style style:name="P674" style:parent-style-name="ListParagraph" style:list-style-name="WWNum2" style:family="paragraph">
      <style:text-properties style:font-name="Pericles" fo:font-size="8pt" style:font-size-asian="8pt" style:font-size-complex="8pt"/>
    </style:style>
    <style:style style:name="P675" style:parent-style-name="ListParagraph" style:list-style-name="WWNum2" style:family="paragraph">
      <style:text-properties style:font-name="Pericles" fo:font-size="8pt" style:font-size-asian="8pt" style:font-size-complex="8pt"/>
    </style:style>
    <style:style style:name="P676" style:parent-style-name="ListParagraph" style:list-style-name="WWNum2" style:family="paragraph">
      <style:text-properties style:font-name="Pericles" fo:font-size="8pt" style:font-size-asian="8pt" style:font-size-complex="8pt"/>
    </style:style>
    <style:style style:name="P677" style:parent-style-name="ListParagraph" style:list-style-name="WWNum2" style:family="paragraph">
      <style:text-properties style:font-name="Pericles" fo:font-size="8pt" style:font-size-asian="8pt" style:font-size-complex="8pt"/>
    </style:style>
    <style:style style:name="P678" style:parent-style-name="ListParagraph" style:list-style-name="WWNum2" style:family="paragraph">
      <style:text-properties style:font-name="Pericles" fo:font-size="8pt" style:font-size-asian="8pt" style:font-size-complex="8pt"/>
    </style:style>
    <style:style style:name="P679" style:parent-style-name="Standard" style:family="paragraph">
      <style:text-properties style:font-name="Pericles" fo:font-size="8pt" style:font-size-asian="8pt" style:font-size-complex="8pt"/>
    </style:style>
    <style:style style:name="TableRow680" style:family="table-row">
      <style:table-row-properties style:use-optimal-row-height="false"/>
    </style:style>
    <style:style style:name="TableCell681" style:family="table-cell">
      <style:table-cell-properties fo:border="0.0069in solid #00000A" style:writing-mode="lr-tb" fo:padding-top="0in" fo:padding-left="0.075in" fo:padding-bottom="0in" fo:padding-right="0.075in"/>
    </style:style>
    <style:style style:name="P682" style:parent-style-name="Standard" style:family="paragraph">
      <style:text-properties style:font-name="Pericles" fo:font-weight="bold" style:font-weight-asian="bold" fo:font-size="8pt" style:font-size-asian="8pt" style:font-size-complex="8pt"/>
    </style:style>
    <style:style style:name="P683" style:parent-style-name="Standard" style:family="paragraph">
      <style:text-properties style:font-name="Pericles" fo:font-weight="bold" style:font-weight-asian="bold" fo:font-size="8pt" style:font-size-asian="8pt" style:font-size-complex="8pt"/>
    </style:style>
    <style:style style:name="TableColumn685" style:family="table-column">
      <style:table-column-properties style:column-width="6.493in" style:use-optimal-column-width="false"/>
    </style:style>
    <style:style style:name="Table684" style:family="table">
      <style:table-properties style:width="6.493in" fo:margin-left="-0.075in" table:align="left"/>
    </style:style>
    <style:style style:name="TableRow686" style:family="table-row">
      <style:table-row-properties style:use-optimal-row-height="false"/>
    </style:style>
    <style:style style:name="TableCell687" style:family="table-cell">
      <style:table-cell-properties fo:border="0.0069in solid #00000A" style:writing-mode="lr-tb" fo:padding-top="0in" fo:padding-left="0.075in" fo:padding-bottom="0in" fo:padding-right="0.075in"/>
    </style:style>
    <style:style style:name="P688" style:parent-style-name="Standard" style:family="paragraph">
      <style:text-properties style:font-name="Pericles" fo:font-weight="bold" style:font-weight-asian="bold" fo:font-size="8pt" style:font-size-asian="8pt" style:font-size-complex="8pt"/>
    </style:style>
    <style:style style:name="TableRow689" style:family="table-row">
      <style:table-row-properties style:use-optimal-row-height="false"/>
    </style:style>
    <style:style style:name="TableCell690" style:family="table-cell">
      <style:table-cell-properties fo:border="0.0069in solid #00000A" style:writing-mode="lr-tb" fo:padding-top="0in" fo:padding-left="0.075in" fo:padding-bottom="0in" fo:padding-right="0.075in"/>
    </style:style>
    <style:style style:name="T691" style:parent-style-name="DefaultParagraphFont" style:family="text">
      <style:text-properties style:font-name="Pericles" fo:font-weight="bold" style:font-weight-asian="bold" fo:font-size="8pt" style:font-size-asian="8pt" style:font-size-complex="8pt"/>
    </style:style>
    <style:style style:name="T692" style:parent-style-name="DefaultParagraphFont" style:family="text">
      <style:text-properties style:font-name="Pericles" fo:font-size="8pt" style:font-size-asian="8pt" style:font-size-complex="8pt"/>
    </style:style>
    <style:style style:name="TableRow693" style:family="table-row">
      <style:table-row-properties style:use-optimal-row-height="false"/>
    </style:style>
    <style:style style:name="TableCell694" style:family="table-cell">
      <style:table-cell-properties fo:border="0.0069in solid #00000A" style:writing-mode="lr-tb" fo:padding-top="0in" fo:padding-left="0.075in" fo:padding-bottom="0in" fo:padding-right="0.075in"/>
    </style:style>
    <style:style style:name="P695" style:parent-style-name="Standard" style:family="paragraph">
      <style:text-properties style:font-name="Pericles" fo:font-weight="bold" style:font-weight-asian="bold" fo:font-size="8pt" style:font-size-asian="8pt" style:font-size-complex="8pt"/>
    </style:style>
    <style:style style:name="TableColumn697" style:family="table-column">
      <style:table-column-properties style:column-width="2.1118in" style:use-optimal-column-width="false"/>
    </style:style>
    <style:style style:name="TableColumn698" style:family="table-column">
      <style:table-column-properties style:column-width="2.1104in" style:use-optimal-column-width="false"/>
    </style:style>
    <style:style style:name="TableColumn699" style:family="table-column">
      <style:table-column-properties style:column-width="2.1138in" style:use-optimal-column-width="false"/>
    </style:style>
    <style:style style:name="Table696" style:family="table">
      <style:table-properties style:width="6.3361in" fo:margin-left="0in" table:align="left"/>
    </style:style>
    <style:style style:name="TableRow700" style:family="table-row">
      <style:table-row-properties style:use-optimal-row-height="false"/>
    </style:style>
    <style:style style:name="TableCell701" style:family="table-cell">
      <style:table-cell-properties fo:border="none" style:writing-mode="lr-tb" fo:padding-top="0in" fo:padding-left="0.075in" fo:padding-bottom="0in" fo:padding-right="0.075in"/>
    </style:style>
    <style:style style:name="P702" style:parent-style-name="Standard" style:family="paragraph">
      <style:text-properties style:font-name="Pericles" fo:font-weight="bold" style:font-weight-asian="bold" fo:font-size="8pt" style:font-size-asian="8pt" style:font-size-complex="8pt"/>
    </style:style>
    <style:style style:name="TableCell703" style:family="table-cell">
      <style:table-cell-properties fo:border="none" style:writing-mode="lr-tb" fo:padding-top="0in" fo:padding-left="0.075in" fo:padding-bottom="0in" fo:padding-right="0.075in"/>
    </style:style>
    <style:style style:name="P704" style:parent-style-name="Standard" style:family="paragraph">
      <style:text-properties style:font-name="Pericles" fo:font-weight="bold" style:font-weight-asian="bold" fo:font-size="8pt" style:font-size-asian="8pt" style:font-size-complex="8pt"/>
    </style:style>
    <style:style style:name="TableCell705" style:family="table-cell">
      <style:table-cell-properties fo:border="none" style:writing-mode="lr-tb" fo:padding-top="0in" fo:padding-left="0.075in" fo:padding-bottom="0in" fo:padding-right="0.075in"/>
    </style:style>
    <style:style style:name="P706" style:parent-style-name="Standard" style:family="paragraph">
      <style:text-properties style:font-name="Pericles" fo:font-weight="bold" style:font-weight-asian="bold" fo:font-size="8pt" style:font-size-asian="8pt" style:font-size-complex="8pt"/>
    </style:style>
    <style:style style:name="TableRow707" style:family="table-row">
      <style:table-row-properties style:use-optimal-row-height="false"/>
    </style:style>
    <style:style style:name="TableCell708" style:family="table-cell">
      <style:table-cell-properties fo:border="none" style:writing-mode="lr-tb" fo:padding-top="0in" fo:padding-left="0.075in" fo:padding-bottom="0in" fo:padding-right="0.075in"/>
    </style:style>
    <style:style style:name="P709" style:parent-style-name="ListParagraph" style:list-style-name="WWNum2" style:family="paragraph">
      <style:text-properties style:font-name="Pericles" fo:font-size="8pt" style:font-size-asian="8pt" style:font-size-complex="8pt"/>
    </style:style>
    <style:style style:name="P710" style:parent-style-name="ListParagraph" style:list-style-name="WWNum2" style:family="paragraph">
      <style:text-properties style:font-name="Pericles" fo:font-size="8pt" style:font-size-asian="8pt" style:font-size-complex="8pt"/>
    </style:style>
    <style:style style:name="P711" style:parent-style-name="ListParagraph" style:list-style-name="WWNum2" style:family="paragraph">
      <style:text-properties style:font-name="Pericles" fo:font-size="8pt" style:font-size-asian="8pt" style:font-size-complex="8pt"/>
    </style:style>
    <style:style style:name="P712" style:parent-style-name="ListParagraph" style:list-style-name="WWNum2" style:family="paragraph">
      <style:text-properties style:font-name="Pericles" fo:font-size="8pt" style:font-size-asian="8pt" style:font-size-complex="8pt"/>
    </style:style>
    <style:style style:name="P713" style:parent-style-name="ListParagraph" style:list-style-name="WWNum2" style:family="paragraph">
      <style:text-properties style:font-name="Pericles" fo:font-size="8pt" style:font-size-asian="8pt" style:font-size-complex="8pt"/>
    </style:style>
    <style:style style:name="P714" style:parent-style-name="ListParagraph" style:list-style-name="WWNum2" style:family="paragraph">
      <style:text-properties style:font-name="Pericles" fo:font-size="8pt" style:font-size-asian="8pt" style:font-size-complex="8pt"/>
    </style:style>
    <style:style style:name="P715" style:parent-style-name="ListParagraph" style:list-style-name="WWNum2" style:family="paragraph">
      <style:text-properties style:font-name="Pericles" fo:font-size="8pt" style:font-size-asian="8pt" style:font-size-complex="8pt"/>
    </style:style>
    <style:style style:name="P716" style:parent-style-name="ListParagraph" style:family="paragraph">
      <style:paragraph-properties fo:margin-left="0in">
        <style:tab-stops/>
      </style:paragraph-properties>
      <style:text-properties style:font-name="Pericles" fo:font-size="8pt" style:font-size-asian="8pt" style:font-size-complex="8pt"/>
    </style:style>
    <style:style style:name="TableCell717" style:family="table-cell">
      <style:table-cell-properties fo:border="none" style:writing-mode="lr-tb" fo:padding-top="0in" fo:padding-left="0.075in" fo:padding-bottom="0in" fo:padding-right="0.075in"/>
    </style:style>
    <style:style style:name="P718" style:parent-style-name="ListParagraph" style:list-style-name="WWNum2" style:family="paragraph">
      <style:text-properties style:font-name="Pericles" fo:font-size="8pt" style:font-size-asian="8pt" style:font-size-complex="8pt"/>
    </style:style>
    <style:style style:name="P719" style:parent-style-name="ListParagraph" style:list-style-name="WWNum2" style:family="paragraph">
      <style:text-properties style:font-name="Pericles" fo:font-size="8pt" style:font-size-asian="8pt" style:font-size-complex="8pt"/>
    </style:style>
    <style:style style:name="P720" style:parent-style-name="ListParagraph" style:list-style-name="WWNum2" style:family="paragraph">
      <style:text-properties style:font-name="Pericles" fo:font-size="8pt" style:font-size-asian="8pt" style:font-size-complex="8pt"/>
    </style:style>
    <style:style style:name="P721" style:parent-style-name="ListParagraph" style:list-style-name="WWNum2" style:family="paragraph">
      <style:text-properties style:font-name="Pericles" fo:font-size="8pt" style:font-size-asian="8pt" style:font-size-complex="8pt"/>
    </style:style>
    <style:style style:name="P722" style:parent-style-name="ListParagraph" style:list-style-name="WWNum2" style:family="paragraph">
      <style:text-properties style:font-name="Pericles" fo:font-size="8pt" style:font-size-asian="8pt" style:font-size-complex="8pt"/>
    </style:style>
    <style:style style:name="P723" style:parent-style-name="ListParagraph" style:list-style-name="WWNum2" style:family="paragraph">
      <style:text-properties style:font-name="Pericles" fo:font-size="8pt" style:font-size-asian="8pt" style:font-size-complex="8pt"/>
    </style:style>
    <style:style style:name="P724" style:parent-style-name="ListParagraph" style:list-style-name="WWNum2" style:family="paragraph">
      <style:text-properties style:font-name="Pericles" fo:font-size="8pt" style:font-size-asian="8pt" style:font-size-complex="8pt"/>
    </style:style>
    <style:style style:name="P725" style:parent-style-name="ListParagraph" style:list-style-name="WWNum2" style:family="paragraph">
      <style:text-properties style:font-name="Pericles" fo:font-size="8pt" style:font-size-asian="8pt" style:font-size-complex="8pt"/>
    </style:style>
    <style:style style:name="P726" style:parent-style-name="ListParagraph" style:list-style-name="WWNum2" style:family="paragraph">
      <style:text-properties style:font-name="Pericles" fo:font-size="8pt" style:font-size-asian="8pt" style:font-size-complex="8pt"/>
    </style:style>
    <style:style style:name="P72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728" style:family="table-cell">
      <style:table-cell-properties fo:border="none" style:writing-mode="lr-tb" fo:padding-top="0in" fo:padding-left="0.075in" fo:padding-bottom="0in" fo:padding-right="0.075in"/>
    </style:style>
    <style:style style:name="P729" style:parent-style-name="ListParagraph" style:list-style-name="WWNum2" style:family="paragraph">
      <style:text-properties style:font-name="Pericles" fo:font-size="8pt" style:font-size-asian="8pt" style:font-size-complex="8pt"/>
    </style:style>
    <style:style style:name="P730" style:parent-style-name="ListParagraph" style:list-style-name="WWNum2" style:family="paragraph">
      <style:text-properties style:font-name="Pericles" fo:font-size="8pt" style:font-size-asian="8pt" style:font-size-complex="8pt"/>
    </style:style>
    <style:style style:name="P731" style:parent-style-name="ListParagraph" style:list-style-name="WWNum2" style:family="paragraph">
      <style:text-properties style:font-name="Pericles" fo:font-size="8pt" style:font-size-asian="8pt" style:font-size-complex="8pt"/>
    </style:style>
    <style:style style:name="P732" style:parent-style-name="ListParagraph" style:list-style-name="WWNum2" style:family="paragraph">
      <style:text-properties style:font-name="Pericles" fo:font-size="8pt" style:font-size-asian="8pt" style:font-size-complex="8pt"/>
    </style:style>
    <style:style style:name="P733" style:parent-style-name="ListParagraph" style:list-style-name="WWNum2" style:family="paragraph">
      <style:text-properties style:font-name="Pericles" fo:font-size="8pt" style:font-size-asian="8pt" style:font-size-complex="8pt"/>
    </style:style>
    <style:style style:name="P734" style:parent-style-name="ListParagraph" style:family="paragraph">
      <style:paragraph-properties fo:margin-left="0in">
        <style:tab-stops/>
      </style:paragraph-properties>
      <style:text-properties style:font-name="Pericles" fo:font-size="8pt" style:font-size-asian="8pt" style:font-size-complex="8pt"/>
    </style:style>
    <style:style style:name="P735" style:parent-style-name="Standard" style:family="paragraph">
      <style:text-properties style:font-name="Pericles" fo:font-size="8pt" style:font-size-asian="8pt" style:font-size-complex="8pt"/>
    </style:style>
    <style:style style:name="TableRow736" style:family="table-row">
      <style:table-row-properties style:use-optimal-row-height="false"/>
    </style:style>
    <style:style style:name="TableCell737" style:family="table-cell">
      <style:table-cell-properties fo:border="0.0069in solid #00000A" style:writing-mode="lr-tb" fo:padding-top="0in" fo:padding-left="0.075in" fo:padding-bottom="0in" fo:padding-right="0.075in"/>
    </style:style>
    <style:style style:name="P738" style:parent-style-name="Standard" style:family="paragraph">
      <style:text-properties style:font-name="Pericles" fo:font-weight="bold" style:font-weight-asian="bold" fo:font-size="8pt" style:font-size-asian="8pt" style:font-size-complex="8pt"/>
    </style:style>
    <style:style style:name="P739" style:parent-style-name="Standard" style:family="paragraph">
      <style:text-properties style:font-name="Pericles" fo:font-weight="bold" style:font-weight-asian="bold" fo:font-size="8pt" style:font-size-asian="8pt" style:font-size-complex="8pt"/>
    </style:style>
    <style:style style:name="TableColumn741" style:family="table-column">
      <style:table-column-properties style:column-width="6.493in" style:use-optimal-column-width="false"/>
    </style:style>
    <style:style style:name="Table740" style:family="table">
      <style:table-properties style:width="6.493in" fo:margin-left="-0.075in" table:align="left"/>
    </style:style>
    <style:style style:name="TableRow742" style:family="table-row">
      <style:table-row-properties style:use-optimal-row-height="false"/>
    </style:style>
    <style:style style:name="TableCell743" style:family="table-cell">
      <style:table-cell-properties fo:border="0.0069in solid #00000A" style:writing-mode="lr-tb" fo:padding-top="0in" fo:padding-left="0.075in" fo:padding-bottom="0in" fo:padding-right="0.075in"/>
    </style:style>
    <style:style style:name="P744" style:parent-style-name="Standard" style:family="paragraph">
      <style:text-properties style:font-name="Pericles" fo:font-weight="bold" style:font-weight-asian="bold" fo:font-size="8pt" style:font-size-asian="8pt" style:font-size-complex="8pt"/>
    </style:style>
    <style:style style:name="TableRow745" style:family="table-row">
      <style:table-row-properties style:use-optimal-row-height="false"/>
    </style:style>
    <style:style style:name="TableCell746" style:family="table-cell">
      <style:table-cell-properties fo:border="0.0069in solid #00000A" style:writing-mode="lr-tb" fo:padding-top="0in" fo:padding-left="0.075in" fo:padding-bottom="0in" fo:padding-right="0.075in"/>
    </style:style>
    <style:style style:name="T747" style:parent-style-name="DefaultParagraphFont" style:family="text">
      <style:text-properties style:font-name="Pericles" fo:font-weight="bold" style:font-weight-asian="bold" fo:font-size="8pt" style:font-size-asian="8pt" style:font-size-complex="8pt"/>
    </style:style>
    <style:style style:name="T748" style:parent-style-name="DefaultParagraphFont" style:family="text">
      <style:text-properties style:font-name="Pericles" fo:font-size="8pt" style:font-size-asian="8pt" style:font-size-complex="8pt"/>
    </style:style>
    <style:style style:name="TableRow749" style:family="table-row">
      <style:table-row-properties style:use-optimal-row-height="false"/>
    </style:style>
    <style:style style:name="TableCell750" style:family="table-cell">
      <style:table-cell-properties fo:border="0.0069in solid #00000A" style:writing-mode="lr-tb" fo:padding-top="0in" fo:padding-left="0.075in" fo:padding-bottom="0in" fo:padding-right="0.075in"/>
    </style:style>
    <style:style style:name="P751" style:parent-style-name="Standard" style:family="paragraph">
      <style:text-properties style:font-name="Pericles" fo:font-weight="bold" style:font-weight-asian="bold" fo:font-size="8pt" style:font-size-asian="8pt" style:font-size-complex="8pt"/>
    </style:style>
    <style:style style:name="TableColumn753" style:family="table-column">
      <style:table-column-properties style:column-width="2.1118in" style:use-optimal-column-width="false"/>
    </style:style>
    <style:style style:name="TableColumn754" style:family="table-column">
      <style:table-column-properties style:column-width="2.1104in" style:use-optimal-column-width="false"/>
    </style:style>
    <style:style style:name="TableColumn755" style:family="table-column">
      <style:table-column-properties style:column-width="2.1138in" style:use-optimal-column-width="false"/>
    </style:style>
    <style:style style:name="Table752" style:family="table">
      <style:table-properties style:width="6.3361in" fo:margin-left="0in" table:align="left"/>
    </style:style>
    <style:style style:name="TableRow756" style:family="table-row">
      <style:table-row-properties style:use-optimal-row-height="false"/>
    </style:style>
    <style:style style:name="TableCell757" style:family="table-cell">
      <style:table-cell-properties fo:border="none" style:writing-mode="lr-tb" fo:padding-top="0in" fo:padding-left="0.075in" fo:padding-bottom="0in" fo:padding-right="0.075in"/>
    </style:style>
    <style:style style:name="P758" style:parent-style-name="Standard" style:family="paragraph">
      <style:text-properties style:font-name="Pericles" fo:font-weight="bold" style:font-weight-asian="bold" fo:font-size="8pt" style:font-size-asian="8pt" style:font-size-complex="8pt"/>
    </style:style>
    <style:style style:name="TableCell759" style:family="table-cell">
      <style:table-cell-properties fo:border="none" style:writing-mode="lr-tb" fo:padding-top="0in" fo:padding-left="0.075in" fo:padding-bottom="0in" fo:padding-right="0.075in"/>
    </style:style>
    <style:style style:name="P760" style:parent-style-name="Standard" style:family="paragraph">
      <style:text-properties style:font-name="Pericles" fo:font-weight="bold" style:font-weight-asian="bold" fo:font-size="8pt" style:font-size-asian="8pt" style:font-size-complex="8pt"/>
    </style:style>
    <style:style style:name="TableCell761" style:family="table-cell">
      <style:table-cell-properties fo:border="none" style:writing-mode="lr-tb" fo:padding-top="0in" fo:padding-left="0.075in" fo:padding-bottom="0in" fo:padding-right="0.075in"/>
    </style:style>
    <style:style style:name="P762" style:parent-style-name="Standard" style:family="paragraph">
      <style:text-properties style:font-name="Pericles" fo:font-weight="bold" style:font-weight-asian="bold" fo:font-size="8pt" style:font-size-asian="8pt" style:font-size-complex="8pt"/>
    </style:style>
    <style:style style:name="TableRow763" style:family="table-row">
      <style:table-row-properties style:use-optimal-row-height="false"/>
    </style:style>
    <style:style style:name="TableCell764" style:family="table-cell">
      <style:table-cell-properties fo:border="none" style:writing-mode="lr-tb" fo:padding-top="0in" fo:padding-left="0.075in" fo:padding-bottom="0in" fo:padding-right="0.075in"/>
    </style:style>
    <style:style style:name="P765" style:parent-style-name="ListParagraph" style:list-style-name="WWNum2" style:family="paragraph">
      <style:text-properties style:font-name="Pericles" fo:font-size="8pt" style:font-size-asian="8pt" style:font-size-complex="8pt"/>
    </style:style>
    <style:style style:name="P766" style:parent-style-name="ListParagraph" style:list-style-name="WWNum2" style:family="paragraph">
      <style:text-properties style:font-name="Pericles" fo:font-size="8pt" style:font-size-asian="8pt" style:font-size-complex="8pt"/>
    </style:style>
    <style:style style:name="P767" style:parent-style-name="ListParagraph" style:list-style-name="WWNum2" style:family="paragraph">
      <style:text-properties style:font-name="Pericles" fo:font-size="8pt" style:font-size-asian="8pt" style:font-size-complex="8pt"/>
    </style:style>
    <style:style style:name="P768" style:parent-style-name="ListParagraph" style:list-style-name="WWNum2" style:family="paragraph">
      <style:text-properties style:font-name="Pericles" fo:font-size="8pt" style:font-size-asian="8pt" style:font-size-complex="8pt"/>
    </style:style>
    <style:style style:name="P769" style:parent-style-name="ListParagraph" style:list-style-name="WWNum2" style:family="paragraph">
      <style:text-properties style:font-name="Pericles" fo:font-size="8pt" style:font-size-asian="8pt" style:font-size-complex="8pt"/>
    </style:style>
    <style:style style:name="P770" style:parent-style-name="ListParagraph" style:list-style-name="WWNum2" style:family="paragraph">
      <style:text-properties style:font-name="Pericles" fo:font-size="8pt" style:font-size-asian="8pt" style:font-size-complex="8pt"/>
    </style:style>
    <style:style style:name="P771" style:parent-style-name="ListParagraph" style:list-style-name="WWNum2" style:family="paragraph">
      <style:text-properties style:font-name="Pericles" fo:font-size="8pt" style:font-size-asian="8pt" style:font-size-complex="8pt"/>
    </style:style>
    <style:style style:name="P772" style:parent-style-name="ListParagraph" style:list-style-name="WWNum2" style:family="paragraph">
      <style:text-properties style:font-name="Pericles" fo:font-size="8pt" style:font-size-asian="8pt" style:font-size-complex="8pt"/>
    </style:style>
    <style:style style:name="P773" style:parent-style-name="ListParagraph" style:list-style-name="WWNum2" style:family="paragraph">
      <style:text-properties style:font-name="Pericles" fo:font-size="8pt" style:font-size-asian="8pt" style:font-size-complex="8pt"/>
    </style:style>
    <style:style style:name="P774" style:parent-style-name="ListParagraph" style:list-style-name="WWNum2" style:family="paragraph">
      <style:text-properties style:font-name="Pericles" fo:font-size="8pt" style:font-size-asian="8pt" style:font-size-complex="8pt"/>
    </style:style>
    <style:style style:name="TableCell775" style:family="table-cell">
      <style:table-cell-properties fo:border="none" style:writing-mode="lr-tb" fo:padding-top="0in" fo:padding-left="0.075in" fo:padding-bottom="0in" fo:padding-right="0.075in"/>
    </style:style>
    <style:style style:name="P776" style:parent-style-name="ListParagraph" style:list-style-name="WWNum2" style:family="paragraph">
      <style:text-properties style:font-name="Pericles" fo:font-size="8pt" style:font-size-asian="8pt" style:font-size-complex="8pt"/>
    </style:style>
    <style:style style:name="P777" style:parent-style-name="ListParagraph" style:list-style-name="WWNum2" style:family="paragraph">
      <style:text-properties style:font-name="Pericles" fo:font-size="8pt" style:font-size-asian="8pt" style:font-size-complex="8pt"/>
    </style:style>
    <style:style style:name="P778" style:parent-style-name="ListParagraph" style:list-style-name="WWNum2" style:family="paragraph">
      <style:text-properties style:font-name="Pericles" fo:font-size="8pt" style:font-size-asian="8pt" style:font-size-complex="8pt"/>
    </style:style>
    <style:style style:name="P779" style:parent-style-name="ListParagraph" style:list-style-name="WWNum2" style:family="paragraph">
      <style:text-properties style:font-name="Pericles" fo:font-size="8pt" style:font-size-asian="8pt" style:font-size-complex="8pt"/>
    </style:style>
    <style:style style:name="P780" style:parent-style-name="ListParagraph" style:list-style-name="WWNum2" style:family="paragraph">
      <style:text-properties style:font-name="Pericles" fo:font-size="8pt" style:font-size-asian="8pt" style:font-size-complex="8pt"/>
    </style:style>
    <style:style style:name="P781" style:parent-style-name="ListParagraph" style:list-style-name="WWNum2" style:family="paragraph">
      <style:text-properties style:font-name="Pericles" fo:font-size="8pt" style:font-size-asian="8pt" style:font-size-complex="8pt"/>
    </style:style>
    <style:style style:name="P782" style:parent-style-name="ListParagraph" style:family="paragraph">
      <style:paragraph-properties fo:margin-left="0.25in">
        <style:tab-stops/>
      </style:paragraph-properties>
      <style:text-properties style:font-name="Pericles" fo:font-size="8pt" style:font-size-asian="8pt" style:font-size-complex="8pt"/>
    </style:style>
    <style:style style:name="P783" style:parent-style-name="Standard" style:family="paragraph">
      <style:text-properties style:font-name="Pericles" fo:font-size="8pt" style:font-size-asian="8pt" style:font-size-complex="8pt"/>
    </style:style>
    <style:style style:name="TableCell784" style:family="table-cell">
      <style:table-cell-properties fo:border="none" style:writing-mode="lr-tb" fo:padding-top="0in" fo:padding-left="0.075in" fo:padding-bottom="0in" fo:padding-right="0.075in"/>
    </style:style>
    <style:style style:name="P785" style:parent-style-name="ListParagraph" style:list-style-name="WWNum2" style:family="paragraph">
      <style:text-properties style:font-name="Pericles" fo:font-size="8pt" style:font-size-asian="8pt" style:font-size-complex="8pt"/>
    </style:style>
    <style:style style:name="P786" style:parent-style-name="ListParagraph" style:list-style-name="WWNum2" style:family="paragraph">
      <style:text-properties style:font-name="Pericles" fo:font-size="8pt" style:font-size-asian="8pt" style:font-size-complex="8pt"/>
    </style:style>
    <style:style style:name="P787" style:parent-style-name="ListParagraph" style:list-style-name="WWNum2" style:family="paragraph">
      <style:text-properties style:font-name="Pericles" fo:font-size="8pt" style:font-size-asian="8pt" style:font-size-complex="8pt"/>
    </style:style>
    <style:style style:name="P788" style:parent-style-name="ListParagraph" style:list-style-name="WWNum2" style:family="paragraph">
      <style:text-properties style:font-name="Pericles" fo:font-size="8pt" style:font-size-asian="8pt" style:font-size-complex="8pt"/>
    </style:style>
    <style:style style:name="P789" style:parent-style-name="ListParagraph" style:list-style-name="WWNum2" style:family="paragraph">
      <style:text-properties style:font-name="Pericles" fo:font-size="8pt" style:font-size-asian="8pt" style:font-size-complex="8pt"/>
    </style:style>
    <style:style style:name="P790" style:parent-style-name="ListParagraph" style:list-style-name="WWNum2" style:family="paragraph">
      <style:text-properties style:font-name="Pericles" fo:font-size="8pt" style:font-size-asian="8pt" style:font-size-complex="8pt"/>
    </style:style>
    <style:style style:name="P791" style:parent-style-name="ListParagraph" style:list-style-name="WWNum2" style:family="paragraph">
      <style:text-properties style:font-name="Pericles" fo:font-size="8pt" style:font-size-asian="8pt" style:font-size-complex="8pt"/>
    </style:style>
    <style:style style:name="P792" style:parent-style-name="Standard" style:family="paragraph">
      <style:text-properties style:font-name="Pericles" fo:font-size="8pt" style:font-size-asian="8pt" style:font-size-complex="8pt"/>
    </style:style>
    <style:style style:name="TableRow793" style:family="table-row">
      <style:table-row-properties style:use-optimal-row-height="false"/>
    </style:style>
    <style:style style:name="TableCell794" style:family="table-cell">
      <style:table-cell-properties fo:border="0.0069in solid #00000A" style:writing-mode="lr-tb" fo:padding-top="0in" fo:padding-left="0.075in" fo:padding-bottom="0in" fo:padding-right="0.075in"/>
    </style:style>
    <style:style style:name="P795" style:parent-style-name="Standard" style:family="paragraph">
      <style:text-properties style:font-name="Pericles" fo:font-weight="bold" style:font-weight-asian="bold" fo:font-size="8pt" style:font-size-asian="8pt" style:font-size-complex="8pt"/>
    </style:style>
    <style:style style:name="P796" style:parent-style-name="Standard" style:family="paragraph">
      <style:text-properties style:font-name="Pericles" fo:font-weight="bold" style:font-weight-asian="bold" fo:font-size="8pt" style:font-size-asian="8pt" style:font-size-complex="8pt"/>
    </style:style>
    <style:style style:name="TableColumn798" style:family="table-column">
      <style:table-column-properties style:column-width="6.493in" style:use-optimal-column-width="false"/>
    </style:style>
    <style:style style:name="Table797" style:family="table">
      <style:table-properties style:width="6.493in" fo:margin-left="-0.075in" table:align="left"/>
    </style:style>
    <style:style style:name="TableRow799" style:family="table-row">
      <style:table-row-properties style:use-optimal-row-height="false"/>
    </style:style>
    <style:style style:name="TableCell800" style:family="table-cell">
      <style:table-cell-properties fo:border="0.0069in solid #00000A" style:writing-mode="lr-tb" fo:padding-top="0in" fo:padding-left="0.075in" fo:padding-bottom="0in" fo:padding-right="0.075in"/>
    </style:style>
    <style:style style:name="P801" style:parent-style-name="Standard" style:family="paragraph">
      <style:text-properties style:font-name="Pericles" fo:font-weight="bold" style:font-weight-asian="bold" fo:font-size="8pt" style:font-size-asian="8pt" style:font-size-complex="8pt"/>
    </style:style>
    <style:style style:name="TableRow802" style:family="table-row">
      <style:table-row-properties style:use-optimal-row-height="false"/>
    </style:style>
    <style:style style:name="TableCell803" style:family="table-cell">
      <style:table-cell-properties fo:border="0.0069in solid #00000A" style:writing-mode="lr-tb" fo:padding-top="0in" fo:padding-left="0.075in" fo:padding-bottom="0in" fo:padding-right="0.075in"/>
    </style:style>
    <style:style style:name="T804" style:parent-style-name="DefaultParagraphFont" style:family="text">
      <style:text-properties style:font-name="Pericles" fo:font-weight="bold" style:font-weight-asian="bold" fo:font-size="8pt" style:font-size-asian="8pt" style:font-size-complex="8pt"/>
    </style:style>
    <style:style style:name="T805" style:parent-style-name="DefaultParagraphFont" style:family="text">
      <style:text-properties style:font-name="Pericles" fo:font-size="8pt" style:font-size-asian="8pt" style:font-size-complex="8pt"/>
    </style:style>
    <style:style style:name="TableRow806" style:family="table-row">
      <style:table-row-properties style:use-optimal-row-height="false"/>
    </style:style>
    <style:style style:name="TableCell807" style:family="table-cell">
      <style:table-cell-properties fo:border="0.0069in solid #00000A" style:writing-mode="lr-tb" fo:padding-top="0in" fo:padding-left="0.075in" fo:padding-bottom="0in" fo:padding-right="0.075in"/>
    </style:style>
    <style:style style:name="P808" style:parent-style-name="Standard" style:family="paragraph">
      <style:text-properties style:font-name="Pericles" fo:font-weight="bold" style:font-weight-asian="bold" fo:font-size="8pt" style:font-size-asian="8pt" style:font-size-complex="8pt"/>
    </style:style>
    <style:style style:name="TableColumn810" style:family="table-column">
      <style:table-column-properties style:column-width="2.1118in" style:use-optimal-column-width="false"/>
    </style:style>
    <style:style style:name="TableColumn811" style:family="table-column">
      <style:table-column-properties style:column-width="2.1104in" style:use-optimal-column-width="false"/>
    </style:style>
    <style:style style:name="TableColumn812" style:family="table-column">
      <style:table-column-properties style:column-width="2.1138in" style:use-optimal-column-width="false"/>
    </style:style>
    <style:style style:name="Table809" style:family="table">
      <style:table-properties style:width="6.3361in" fo:margin-left="0in" table:align="left"/>
    </style:style>
    <style:style style:name="TableRow813" style:family="table-row">
      <style:table-row-properties style:use-optimal-row-height="false"/>
    </style:style>
    <style:style style:name="TableCell814" style:family="table-cell">
      <style:table-cell-properties fo:border="none" style:writing-mode="lr-tb" fo:padding-top="0in" fo:padding-left="0.075in" fo:padding-bottom="0in" fo:padding-right="0.075in"/>
    </style:style>
    <style:style style:name="P815" style:parent-style-name="Standard" style:family="paragraph">
      <style:text-properties style:font-name="Pericles" fo:font-weight="bold" style:font-weight-asian="bold" fo:font-size="8pt" style:font-size-asian="8pt" style:font-size-complex="8pt"/>
    </style:style>
    <style:style style:name="TableCell816" style:family="table-cell">
      <style:table-cell-properties fo:border="none" style:writing-mode="lr-tb" fo:padding-top="0in" fo:padding-left="0.075in" fo:padding-bottom="0in" fo:padding-right="0.075in"/>
    </style:style>
    <style:style style:name="P817" style:parent-style-name="Standard" style:family="paragraph">
      <style:text-properties style:font-name="Pericles" fo:font-weight="bold" style:font-weight-asian="bold" fo:font-size="8pt" style:font-size-asian="8pt" style:font-size-complex="8pt"/>
    </style:style>
    <style:style style:name="TableCell818" style:family="table-cell">
      <style:table-cell-properties fo:border="none" style:writing-mode="lr-tb" fo:padding-top="0in" fo:padding-left="0.075in" fo:padding-bottom="0in" fo:padding-right="0.075in"/>
    </style:style>
    <style:style style:name="P819" style:parent-style-name="Standard" style:family="paragraph">
      <style:text-properties style:font-name="Pericles" fo:font-weight="bold" style:font-weight-asian="bold" fo:font-size="8pt" style:font-size-asian="8pt" style:font-size-complex="8pt"/>
    </style:style>
    <style:style style:name="TableRow820" style:family="table-row">
      <style:table-row-properties style:min-row-height="0.5458in" style:use-optimal-row-height="false"/>
    </style:style>
    <style:style style:name="TableCell821" style:family="table-cell">
      <style:table-cell-properties fo:border="none" style:writing-mode="lr-tb" fo:padding-top="0in" fo:padding-left="0.075in" fo:padding-bottom="0in" fo:padding-right="0.075in"/>
    </style:style>
    <style:style style:name="P822" style:parent-style-name="ListParagraph" style:list-style-name="WWNum2" style:family="paragraph">
      <style:text-properties style:font-name="Pericles" fo:font-size="8pt" style:font-size-asian="8pt" style:font-size-complex="8pt"/>
    </style:style>
    <style:style style:name="P823" style:parent-style-name="ListParagraph" style:list-style-name="WWNum2" style:family="paragraph">
      <style:text-properties style:font-name="Pericles" fo:font-size="8pt" style:font-size-asian="8pt" style:font-size-complex="8pt"/>
    </style:style>
    <style:style style:name="P824" style:parent-style-name="ListParagraph" style:list-style-name="WWNum2" style:family="paragraph">
      <style:text-properties style:font-name="Pericles" fo:font-size="8pt" style:font-size-asian="8pt" style:font-size-complex="8pt"/>
    </style:style>
    <style:style style:name="P825" style:parent-style-name="ListParagraph" style:list-style-name="WWNum2" style:family="paragraph">
      <style:text-properties style:font-name="Pericles" fo:font-size="8pt" style:font-size-asian="8pt" style:font-size-complex="8pt"/>
    </style:style>
    <style:style style:name="P826" style:parent-style-name="ListParagraph" style:list-style-name="WWNum2" style:family="paragraph">
      <style:text-properties style:font-name="Pericles" fo:font-size="8pt" style:font-size-asian="8pt" style:font-size-complex="8pt"/>
    </style:style>
    <style:style style:name="P827" style:parent-style-name="ListParagraph" style:list-style-name="WWNum2" style:family="paragraph">
      <style:text-properties style:font-name="Pericles" fo:font-size="8pt" style:font-size-asian="8pt" style:font-size-complex="8pt"/>
    </style:style>
    <style:style style:name="P828"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Cell829" style:family="table-cell">
      <style:table-cell-properties fo:border="none" style:writing-mode="lr-tb" fo:padding-top="0in" fo:padding-left="0.075in" fo:padding-bottom="0in" fo:padding-right="0.075in"/>
    </style:style>
    <style:style style:name="P830" style:parent-style-name="ListParagraph" style:list-style-name="WWNum2" style:family="paragraph">
      <style:text-properties style:font-name="Pericles" fo:font-size="8pt" style:font-size-asian="8pt" style:font-size-complex="8pt"/>
    </style:style>
    <style:style style:name="P831" style:parent-style-name="ListParagraph" style:list-style-name="WWNum2" style:family="paragraph">
      <style:text-properties style:font-name="Pericles" fo:font-size="8pt" style:font-size-asian="8pt" style:font-size-complex="8pt"/>
    </style:style>
    <style:style style:name="P832" style:parent-style-name="ListParagraph" style:list-style-name="WWNum2" style:family="paragraph">
      <style:text-properties style:font-name="Pericles" fo:font-size="8pt" style:font-size-asian="8pt" style:font-size-complex="8pt"/>
    </style:style>
    <style:style style:name="P833" style:parent-style-name="ListParagraph" style:list-style-name="WWNum2" style:family="paragraph">
      <style:text-properties style:font-name="Pericles" fo:font-size="8pt" style:font-size-asian="8pt" style:font-size-complex="8pt"/>
    </style:style>
    <style:style style:name="P834" style:parent-style-name="ListParagraph" style:list-style-name="WWNum2" style:family="paragraph">
      <style:text-properties style:font-name="Pericles" fo:font-size="8pt" style:font-size-asian="8pt" style:font-size-complex="8pt"/>
    </style:style>
    <style:style style:name="P835" style:parent-style-name="ListParagraph" style:list-style-name="WWNum2" style:family="paragraph">
      <style:text-properties style:font-name="Pericles" fo:font-size="8pt" style:font-size-asian="8pt" style:font-size-complex="8pt"/>
    </style:style>
    <style:style style:name="P836" style:parent-style-name="ListParagraph" style:list-style-name="WWNum2" style:family="paragraph">
      <style:text-properties style:font-name="Pericles" fo:font-size="8pt" style:font-size-asian="8pt" style:font-size-complex="8pt"/>
    </style:style>
    <style:style style:name="P837" style:parent-style-name="ListParagraph" style:family="paragraph">
      <style:paragraph-properties fo:margin-left="0in">
        <style:tab-stops/>
      </style:paragraph-properties>
      <style:text-properties style:font-name="Pericles" fo:font-size="8pt" style:font-size-asian="8pt" style:font-size-complex="8pt"/>
    </style:style>
    <style:style style:name="TableCell838" style:family="table-cell">
      <style:table-cell-properties fo:border="none" style:writing-mode="lr-tb" fo:padding-top="0in" fo:padding-left="0.075in" fo:padding-bottom="0in" fo:padding-right="0.075in"/>
    </style:style>
    <style:style style:name="P839" style:parent-style-name="ListParagraph" style:list-style-name="WWNum2" style:family="paragraph">
      <style:text-properties style:font-name="Pericles" fo:font-size="8pt" style:font-size-asian="8pt" style:font-size-complex="8pt"/>
    </style:style>
    <style:style style:name="P840" style:parent-style-name="ListParagraph" style:list-style-name="WWNum2" style:family="paragraph">
      <style:text-properties style:font-name="Pericles" fo:font-size="8pt" style:font-size-asian="8pt" style:font-size-complex="8pt"/>
    </style:style>
    <style:style style:name="P841" style:parent-style-name="ListParagraph" style:list-style-name="WWNum2" style:family="paragraph">
      <style:text-properties style:font-name="Pericles" fo:font-size="8pt" style:font-size-asian="8pt" style:font-size-complex="8pt"/>
    </style:style>
    <style:style style:name="P842" style:parent-style-name="ListParagraph" style:list-style-name="WWNum2" style:family="paragraph">
      <style:text-properties style:font-name="Pericles" fo:font-size="8pt" style:font-size-asian="8pt" style:font-size-complex="8pt"/>
    </style:style>
    <style:style style:name="P843" style:parent-style-name="ListParagraph" style:list-style-name="WWNum2" style:family="paragraph">
      <style:text-properties style:font-name="Pericles" fo:font-size="8pt" style:font-size-asian="8pt" style:font-size-complex="8pt"/>
    </style:style>
    <style:style style:name="P844" style:parent-style-name="ListParagraph" style:family="paragraph">
      <style:paragraph-properties fo:margin-left="0in">
        <style:tab-stops/>
      </style:paragraph-properties>
      <style:text-properties style:font-name="Pericles" fo:font-size="8pt" style:font-size-asian="8pt" style:font-size-complex="8pt"/>
    </style:style>
    <style:style style:name="P845" style:parent-style-name="Standard" style:family="paragraph">
      <style:text-properties style:font-name="Pericles" fo:font-size="8pt" style:font-size-asian="8pt" style:font-size-complex="8pt"/>
    </style:style>
    <style:style style:name="TableRow846" style:family="table-row">
      <style:table-row-properties style:use-optimal-row-height="false"/>
    </style:style>
    <style:style style:name="TableCell847" style:family="table-cell">
      <style:table-cell-properties fo:border="0.0069in solid #00000A" style:writing-mode="lr-tb" fo:padding-top="0in" fo:padding-left="0.075in" fo:padding-bottom="0in" fo:padding-right="0.075in"/>
    </style:style>
    <style:style style:name="P848" style:parent-style-name="Standard" style:family="paragraph">
      <style:text-properties style:font-name="Pericles" fo:font-weight="bold" style:font-weight-asian="bold" fo:font-size="8pt" style:font-size-asian="8pt" style:font-size-complex="8pt"/>
    </style:style>
    <style:style style:name="P849" style:parent-style-name="Standard" style:family="paragraph">
      <style:text-properties style:font-name="Pericles" fo:font-weight="bold" style:font-weight-asian="bold" fo:font-size="8pt" style:font-size-asian="8pt" style:font-size-complex="8pt"/>
    </style:style>
    <style:style style:name="TableColumn851" style:family="table-column">
      <style:table-column-properties style:column-width="6.493in" style:use-optimal-column-width="false"/>
    </style:style>
    <style:style style:name="Table850" style:family="table">
      <style:table-properties style:width="6.493in" fo:margin-left="-0.075in" table:align="left"/>
    </style:style>
    <style:style style:name="TableRow852" style:family="table-row">
      <style:table-row-properties style:use-optimal-row-height="false"/>
    </style:style>
    <style:style style:name="TableCell853" style:family="table-cell">
      <style:table-cell-properties fo:border="0.0069in solid #00000A" style:writing-mode="lr-tb" fo:padding-top="0in" fo:padding-left="0.075in" fo:padding-bottom="0in" fo:padding-right="0.075in"/>
    </style:style>
    <style:style style:name="P854" style:parent-style-name="Standard" style:family="paragraph">
      <style:text-properties style:font-name="Pericles" fo:font-weight="bold" style:font-weight-asian="bold" fo:font-size="8pt" style:font-size-asian="8pt" style:font-size-complex="8pt"/>
    </style:style>
    <style:style style:name="TableRow855" style:family="table-row">
      <style:table-row-properties style:use-optimal-row-height="false"/>
    </style:style>
    <style:style style:name="TableCell856" style:family="table-cell">
      <style:table-cell-properties fo:border="0.0069in solid #00000A" style:writing-mode="lr-tb" fo:padding-top="0in" fo:padding-left="0.075in" fo:padding-bottom="0in" fo:padding-right="0.075in"/>
    </style:style>
    <style:style style:name="T857" style:parent-style-name="DefaultParagraphFont" style:family="text">
      <style:text-properties style:font-name="Pericles" fo:font-weight="bold" style:font-weight-asian="bold" fo:font-size="8pt" style:font-size-asian="8pt" style:font-size-complex="8pt"/>
    </style:style>
    <style:style style:name="T858" style:parent-style-name="DefaultParagraphFont" style:family="text">
      <style:text-properties style:font-name="Pericles" fo:font-size="8pt" style:font-size-asian="8pt" style:font-size-complex="8pt"/>
    </style:style>
    <style:style style:name="TableRow859" style:family="table-row">
      <style:table-row-properties style:use-optimal-row-height="false"/>
    </style:style>
    <style:style style:name="TableCell860" style:family="table-cell">
      <style:table-cell-properties fo:border="0.0069in solid #00000A" style:writing-mode="lr-tb" fo:padding-top="0in" fo:padding-left="0.075in" fo:padding-bottom="0in" fo:padding-right="0.075in"/>
    </style:style>
    <style:style style:name="P861" style:parent-style-name="Standard" style:family="paragraph">
      <style:text-properties style:font-name="Pericles" fo:font-weight="bold" style:font-weight-asian="bold" fo:font-size="8pt" style:font-size-asian="8pt" style:font-size-complex="8pt"/>
    </style:style>
    <style:style style:name="TableColumn863" style:family="table-column">
      <style:table-column-properties style:column-width="2.1118in" style:use-optimal-column-width="false"/>
    </style:style>
    <style:style style:name="TableColumn864" style:family="table-column">
      <style:table-column-properties style:column-width="2.1104in" style:use-optimal-column-width="false"/>
    </style:style>
    <style:style style:name="TableColumn865" style:family="table-column">
      <style:table-column-properties style:column-width="2.1138in" style:use-optimal-column-width="false"/>
    </style:style>
    <style:style style:name="Table862" style:family="table">
      <style:table-properties style:width="6.3361in" fo:margin-left="0in" table:align="left"/>
    </style:style>
    <style:style style:name="TableRow866" style:family="table-row">
      <style:table-row-properties style:use-optimal-row-height="false"/>
    </style:style>
    <style:style style:name="TableCell867" style:family="table-cell">
      <style:table-cell-properties fo:border="none" style:writing-mode="lr-tb" fo:padding-top="0in" fo:padding-left="0.075in" fo:padding-bottom="0in" fo:padding-right="0.075in"/>
    </style:style>
    <style:style style:name="P868" style:parent-style-name="Standard" style:family="paragraph">
      <style:text-properties style:font-name="Pericles" fo:font-weight="bold" style:font-weight-asian="bold" fo:font-size="8pt" style:font-size-asian="8pt" style:font-size-complex="8pt"/>
    </style:style>
    <style:style style:name="TableCell869" style:family="table-cell">
      <style:table-cell-properties fo:border="none" style:writing-mode="lr-tb" fo:padding-top="0in" fo:padding-left="0.075in" fo:padding-bottom="0in" fo:padding-right="0.075in"/>
    </style:style>
    <style:style style:name="P870" style:parent-style-name="Standard" style:family="paragraph">
      <style:text-properties style:font-name="Pericles" fo:font-weight="bold" style:font-weight-asian="bold" fo:font-size="8pt" style:font-size-asian="8pt" style:font-size-complex="8pt"/>
    </style:style>
    <style:style style:name="TableCell871" style:family="table-cell">
      <style:table-cell-properties fo:border="none" style:writing-mode="lr-tb" fo:padding-top="0in" fo:padding-left="0.075in" fo:padding-bottom="0in" fo:padding-right="0.075in"/>
    </style:style>
    <style:style style:name="P872" style:parent-style-name="Standard" style:family="paragraph">
      <style:text-properties style:font-name="Pericles" fo:font-weight="bold" style:font-weight-asian="bold" fo:font-size="8pt" style:font-size-asian="8pt" style:font-size-complex="8pt"/>
    </style:style>
    <style:style style:name="TableRow873" style:family="table-row">
      <style:table-row-properties style:min-row-height="0.5458in" style:use-optimal-row-height="false"/>
    </style:style>
    <style:style style:name="TableCell874" style:family="table-cell">
      <style:table-cell-properties fo:border="none" style:writing-mode="lr-tb" fo:padding-top="0in" fo:padding-left="0.075in" fo:padding-bottom="0in" fo:padding-right="0.075in"/>
    </style:style>
    <style:style style:name="P875" style:parent-style-name="ListParagraph" style:list-style-name="WWNum2" style:family="paragraph">
      <style:text-properties style:font-name="Pericles" fo:font-size="8pt" style:font-size-asian="8pt" style:font-size-complex="8pt"/>
    </style:style>
    <style:style style:name="P876" style:parent-style-name="ListParagraph" style:list-style-name="WWNum2" style:family="paragraph">
      <style:text-properties style:font-name="Pericles" fo:font-size="8pt" style:font-size-asian="8pt" style:font-size-complex="8pt"/>
    </style:style>
    <style:style style:name="P877" style:parent-style-name="ListParagraph" style:list-style-name="WWNum2" style:family="paragraph">
      <style:text-properties style:font-name="Pericles" fo:font-size="8pt" style:font-size-asian="8pt" style:font-size-complex="8pt"/>
    </style:style>
    <style:style style:name="P878" style:parent-style-name="ListParagraph" style:list-style-name="WWNum2" style:family="paragraph">
      <style:text-properties style:font-name="Pericles" fo:font-size="8pt" style:font-size-asian="8pt" style:font-size-complex="8pt"/>
    </style:style>
    <style:style style:name="P879" style:parent-style-name="ListParagraph" style:list-style-name="WWNum2" style:family="paragraph">
      <style:text-properties style:font-name="Pericles" fo:font-size="8pt" style:font-size-asian="8pt" style:font-size-complex="8pt"/>
    </style:style>
    <style:style style:name="P880" style:parent-style-name="ListParagraph" style:list-style-name="WWNum2" style:family="paragraph">
      <style:text-properties style:font-name="Pericles" fo:font-size="8pt" style:font-size-asian="8pt" style:font-size-complex="8pt"/>
    </style:style>
    <style:style style:name="P881" style:parent-style-name="ListParagraph" style:list-style-name="WWNum2" style:family="paragraph">
      <style:text-properties style:font-name="Pericles" fo:font-size="8pt" style:font-size-asian="8pt" style:font-size-complex="8pt"/>
    </style:style>
    <style:style style:name="TableCell882" style:family="table-cell">
      <style:table-cell-properties fo:border="none" style:writing-mode="lr-tb" fo:padding-top="0in" fo:padding-left="0.075in" fo:padding-bottom="0in" fo:padding-right="0.075in"/>
    </style:style>
    <style:style style:name="P883" style:parent-style-name="ListParagraph" style:list-style-name="WWNum2" style:family="paragraph">
      <style:text-properties style:font-name="Pericles" fo:font-size="8pt" style:font-size-asian="8pt" style:font-size-complex="8pt"/>
    </style:style>
    <style:style style:name="P884" style:parent-style-name="ListParagraph" style:list-style-name="WWNum2" style:family="paragraph">
      <style:text-properties style:font-name="Pericles" fo:font-size="8pt" style:font-size-asian="8pt" style:font-size-complex="8pt"/>
    </style:style>
    <style:style style:name="P885" style:parent-style-name="ListParagraph" style:list-style-name="WWNum2" style:family="paragraph">
      <style:text-properties style:font-name="Pericles" fo:font-size="8pt" style:font-size-asian="8pt" style:font-size-complex="8pt"/>
    </style:style>
    <style:style style:name="P886" style:parent-style-name="ListParagraph" style:list-style-name="WWNum2" style:family="paragraph">
      <style:text-properties style:font-name="Pericles" fo:font-size="8pt" style:font-size-asian="8pt" style:font-size-complex="8pt"/>
    </style:style>
    <style:style style:name="P887" style:parent-style-name="ListParagraph" style:list-style-name="WWNum2" style:family="paragraph">
      <style:text-properties style:font-name="Pericles" fo:font-size="8pt" style:font-size-asian="8pt" style:font-size-complex="8pt"/>
    </style:style>
    <style:style style:name="P888" style:parent-style-name="ListParagraph" style:list-style-name="WWNum2" style:family="paragraph">
      <style:text-properties style:font-name="Pericles" fo:font-size="8pt" style:font-size-asian="8pt" style:font-size-complex="8pt"/>
    </style:style>
    <style:style style:name="P889" style:parent-style-name="ListParagraph" style:list-style-name="WWNum2" style:family="paragraph">
      <style:text-properties style:font-name="Pericles" fo:font-size="8pt" style:font-size-asian="8pt" style:font-size-complex="8pt"/>
    </style:style>
    <style:style style:name="P890" style:parent-style-name="ListParagraph" style:list-style-name="WWNum2" style:family="paragraph">
      <style:text-properties style:font-name="Pericles" fo:font-size="8pt" style:font-size-asian="8pt" style:font-size-complex="8pt"/>
    </style:style>
    <style:style style:name="P891" style:parent-style-name="ListParagraph" style:list-style-name="WWNum2" style:family="paragraph">
      <style:text-properties style:font-name="Pericles" fo:font-size="8pt" style:font-size-asian="8pt" style:font-size-complex="8pt"/>
    </style:style>
    <style:style style:name="P892" style:parent-style-name="ListParagraph" style:list-style-name="WWNum2" style:family="paragraph">
      <style:text-properties style:font-name="Pericles" fo:font-size="8pt" style:font-size-asian="8pt" style:font-size-complex="8pt"/>
    </style:style>
    <style:style style:name="P893" style:parent-style-name="ListParagraph" style:family="paragraph">
      <style:paragraph-properties fo:margin-left="0in">
        <style:tab-stops/>
      </style:paragraph-properties>
      <style:text-properties style:font-name="Pericles" fo:font-size="8pt" style:font-size-asian="8pt" style:font-size-complex="8pt"/>
    </style:style>
    <style:style style:name="TableCell894" style:family="table-cell">
      <style:table-cell-properties fo:border="none" style:writing-mode="lr-tb" fo:padding-top="0in" fo:padding-left="0.075in" fo:padding-bottom="0in" fo:padding-right="0.075in"/>
    </style:style>
    <style:style style:name="P895" style:parent-style-name="ListParagraph" style:list-style-name="WWNum2" style:family="paragraph">
      <style:text-properties style:font-name="Pericles" fo:font-size="8pt" style:font-size-asian="8pt" style:font-size-complex="8pt"/>
    </style:style>
    <style:style style:name="P896" style:parent-style-name="ListParagraph" style:list-style-name="WWNum2" style:family="paragraph">
      <style:text-properties style:font-name="Pericles" fo:font-size="8pt" style:font-size-asian="8pt" style:font-size-complex="8pt"/>
    </style:style>
    <style:style style:name="P897" style:parent-style-name="ListParagraph" style:list-style-name="WWNum2" style:family="paragraph">
      <style:text-properties style:font-name="Pericles" fo:font-size="8pt" style:font-size-asian="8pt" style:font-size-complex="8pt"/>
    </style:style>
    <style:style style:name="P898" style:parent-style-name="ListParagraph" style:list-style-name="WWNum2" style:family="paragraph">
      <style:text-properties style:font-name="Pericles" fo:font-size="8pt" style:font-size-asian="8pt" style:font-size-complex="8pt"/>
    </style:style>
    <style:style style:name="P899" style:parent-style-name="ListParagraph" style:list-style-name="WWNum2" style:family="paragraph">
      <style:text-properties style:font-name="Pericles" fo:font-size="8pt" style:font-size-asian="8pt" style:font-size-complex="8pt"/>
    </style:style>
    <style:style style:name="P900" style:parent-style-name="ListParagraph" style:list-style-name="WWNum2" style:family="paragraph">
      <style:text-properties style:font-name="Pericles" fo:font-size="8pt" style:font-size-asian="8pt" style:font-size-complex="8pt"/>
    </style:style>
    <style:style style:name="P901" style:parent-style-name="ListParagraph" style:list-style-name="WWNum2" style:family="paragraph">
      <style:text-properties style:font-name="Pericles" fo:font-size="8pt" style:font-size-asian="8pt" style:font-size-complex="8pt"/>
    </style:style>
    <style:style style:name="P902" style:parent-style-name="ListParagraph" style:family="paragraph">
      <style:paragraph-properties fo:margin-left="0in">
        <style:tab-stops/>
      </style:paragraph-properties>
      <style:text-properties style:font-name="Pericles" fo:font-size="8pt" style:font-size-asian="8pt" style:font-size-complex="8pt"/>
    </style:style>
    <style:style style:name="P903" style:parent-style-name="Standard" style:family="paragraph">
      <style:text-properties style:font-name="Pericles" fo:font-size="8pt" style:font-size-asian="8pt" style:font-size-complex="8pt"/>
    </style:style>
    <style:style style:name="TableRow904" style:family="table-row">
      <style:table-row-properties style:use-optimal-row-height="false"/>
    </style:style>
    <style:style style:name="TableCell905" style:family="table-cell">
      <style:table-cell-properties fo:border="0.0069in solid #00000A" style:writing-mode="lr-tb" fo:padding-top="0in" fo:padding-left="0.075in" fo:padding-bottom="0in" fo:padding-right="0.075in"/>
    </style:style>
    <style:style style:name="P906" style:parent-style-name="Standard" style:family="paragraph">
      <style:text-properties style:font-name="Pericles" fo:font-weight="bold" style:font-weight-asian="bold" fo:font-size="8pt" style:font-size-asian="8pt" style:font-size-complex="8pt"/>
    </style:style>
    <style:style style:name="P907" style:parent-style-name="Standard" style:family="paragraph">
      <style:text-properties style:font-name="Pericles" fo:font-weight="bold" style:font-weight-asian="bold" fo:font-size="8pt" style:font-size-asian="8pt" style:font-size-complex="8pt"/>
    </style:style>
    <style:style style:name="TableColumn909" style:family="table-column">
      <style:table-column-properties style:column-width="6.493in" style:use-optimal-column-width="false"/>
    </style:style>
    <style:style style:name="Table908" style:family="table">
      <style:table-properties style:width="6.493in" fo:margin-left="-0.075in" table:align="left"/>
    </style:style>
    <style:style style:name="TableRow910" style:family="table-row">
      <style:table-row-properties style:use-optimal-row-height="false"/>
    </style:style>
    <style:style style:name="TableCell911" style:family="table-cell">
      <style:table-cell-properties fo:border="0.0069in solid #00000A" style:writing-mode="lr-tb" fo:padding-top="0in" fo:padding-left="0.075in" fo:padding-bottom="0in" fo:padding-right="0.075in"/>
    </style:style>
    <style:style style:name="P912" style:parent-style-name="Standard" style:family="paragraph">
      <style:text-properties style:font-name="Pericles" fo:font-weight="bold" style:font-weight-asian="bold" fo:font-size="8pt" style:font-size-asian="8pt" style:font-size-complex="8pt"/>
    </style:style>
    <style:style style:name="TableRow913" style:family="table-row">
      <style:table-row-properties style:use-optimal-row-height="false"/>
    </style:style>
    <style:style style:name="TableCell914" style:family="table-cell">
      <style:table-cell-properties fo:border="0.0069in solid #00000A" style:writing-mode="lr-tb" fo:padding-top="0in" fo:padding-left="0.075in" fo:padding-bottom="0in" fo:padding-right="0.075in"/>
    </style:style>
    <style:style style:name="T915" style:parent-style-name="DefaultParagraphFont" style:family="text">
      <style:text-properties style:font-name="Pericles" fo:font-weight="bold" style:font-weight-asian="bold" fo:font-size="8pt" style:font-size-asian="8pt" style:font-size-complex="8pt"/>
    </style:style>
    <style:style style:name="T916" style:parent-style-name="DefaultParagraphFont" style:family="text">
      <style:text-properties style:font-name="Pericles" fo:font-size="8pt" style:font-size-asian="8pt" style:font-size-complex="8pt"/>
    </style:style>
    <style:style style:name="TableRow917" style:family="table-row">
      <style:table-row-properties style:use-optimal-row-height="false"/>
    </style:style>
    <style:style style:name="TableCell918" style:family="table-cell">
      <style:table-cell-properties fo:border="0.0069in solid #00000A" style:writing-mode="lr-tb" fo:padding-top="0in" fo:padding-left="0.075in" fo:padding-bottom="0in" fo:padding-right="0.075in"/>
    </style:style>
    <style:style style:name="P919" style:parent-style-name="Standard" style:family="paragraph">
      <style:text-properties style:font-name="Pericles" fo:font-weight="bold" style:font-weight-asian="bold" fo:font-size="8pt" style:font-size-asian="8pt" style:font-size-complex="8pt"/>
    </style:style>
    <style:style style:name="TableColumn921" style:family="table-column">
      <style:table-column-properties style:column-width="2.1118in" style:use-optimal-column-width="false"/>
    </style:style>
    <style:style style:name="TableColumn922" style:family="table-column">
      <style:table-column-properties style:column-width="2.1104in" style:use-optimal-column-width="false"/>
    </style:style>
    <style:style style:name="TableColumn923" style:family="table-column">
      <style:table-column-properties style:column-width="2.1138in" style:use-optimal-column-width="false"/>
    </style:style>
    <style:style style:name="Table920" style:family="table">
      <style:table-properties style:width="6.3361in" fo:margin-left="0in" table:align="left"/>
    </style:style>
    <style:style style:name="TableRow924" style:family="table-row">
      <style:table-row-properties style:use-optimal-row-height="false"/>
    </style:style>
    <style:style style:name="TableCell925" style:family="table-cell">
      <style:table-cell-properties fo:border="none" style:writing-mode="lr-tb" fo:padding-top="0in" fo:padding-left="0.075in" fo:padding-bottom="0in" fo:padding-right="0.075in"/>
    </style:style>
    <style:style style:name="P926" style:parent-style-name="Standard" style:family="paragraph">
      <style:text-properties style:font-name="Pericles" fo:font-weight="bold" style:font-weight-asian="bold" fo:font-size="8pt" style:font-size-asian="8pt" style:font-size-complex="8pt"/>
    </style:style>
    <style:style style:name="TableCell927" style:family="table-cell">
      <style:table-cell-properties fo:border="none" style:writing-mode="lr-tb" fo:padding-top="0in" fo:padding-left="0.075in" fo:padding-bottom="0in" fo:padding-right="0.075in"/>
    </style:style>
    <style:style style:name="P928" style:parent-style-name="Standard" style:family="paragraph">
      <style:text-properties style:font-name="Pericles" fo:font-weight="bold" style:font-weight-asian="bold" fo:font-size="8pt" style:font-size-asian="8pt" style:font-size-complex="8pt"/>
    </style:style>
    <style:style style:name="TableCell929" style:family="table-cell">
      <style:table-cell-properties fo:border="none" style:writing-mode="lr-tb" fo:padding-top="0in" fo:padding-left="0.075in" fo:padding-bottom="0in" fo:padding-right="0.075in"/>
    </style:style>
    <style:style style:name="P930" style:parent-style-name="Standard" style:family="paragraph">
      <style:text-properties style:font-name="Pericles" fo:font-weight="bold" style:font-weight-asian="bold" fo:font-size="8pt" style:font-size-asian="8pt" style:font-size-complex="8pt"/>
    </style:style>
    <style:style style:name="TableRow931" style:family="table-row">
      <style:table-row-properties style:min-row-height="0.5458in" style:use-optimal-row-height="false"/>
    </style:style>
    <style:style style:name="TableCell932" style:family="table-cell">
      <style:table-cell-properties fo:border="none" style:writing-mode="lr-tb" fo:padding-top="0in" fo:padding-left="0.075in" fo:padding-bottom="0in" fo:padding-right="0.075in"/>
    </style:style>
    <style:style style:name="P933" style:parent-style-name="ListParagraph" style:list-style-name="WWNum2" style:family="paragraph">
      <style:text-properties style:font-name="Pericles" fo:font-size="8pt" style:font-size-asian="8pt" style:font-size-complex="8pt"/>
    </style:style>
    <style:style style:name="P934" style:parent-style-name="ListParagraph" style:list-style-name="WWNum2" style:family="paragraph">
      <style:text-properties style:font-name="Pericles" fo:font-size="8pt" style:font-size-asian="8pt" style:font-size-complex="8pt"/>
    </style:style>
    <style:style style:name="P935" style:parent-style-name="ListParagraph" style:list-style-name="WWNum2" style:family="paragraph">
      <style:text-properties style:font-name="Pericles" fo:font-size="8pt" style:font-size-asian="8pt" style:font-size-complex="8pt"/>
    </style:style>
    <style:style style:name="P936" style:parent-style-name="ListParagraph" style:list-style-name="WWNum2" style:family="paragraph">
      <style:text-properties style:font-name="Pericles" fo:font-size="8pt" style:font-size-asian="8pt" style:font-size-complex="8pt"/>
    </style:style>
    <style:style style:name="P937" style:parent-style-name="ListParagraph" style:list-style-name="WWNum2" style:family="paragraph">
      <style:text-properties style:font-name="Pericles" fo:font-size="8pt" style:font-size-asian="8pt" style:font-size-complex="8pt"/>
    </style:style>
    <style:style style:name="P938" style:parent-style-name="ListParagraph" style:list-style-name="WWNum2" style:family="paragraph">
      <style:text-properties style:font-name="Pericles" fo:font-size="8pt" style:font-size-asian="8pt" style:font-size-complex="8pt"/>
    </style:style>
    <style:style style:name="P939" style:parent-style-name="ListParagraph" style:list-style-name="WWNum2" style:family="paragraph">
      <style:text-properties style:font-name="Pericles" fo:font-size="8pt" style:font-size-asian="8pt" style:font-size-complex="8pt"/>
    </style:style>
    <style:style style:name="TableCell940" style:family="table-cell">
      <style:table-cell-properties fo:border="none" style:writing-mode="lr-tb" fo:padding-top="0in" fo:padding-left="0.075in" fo:padding-bottom="0in" fo:padding-right="0.075in"/>
    </style:style>
    <style:style style:name="P941" style:parent-style-name="ListParagraph" style:list-style-name="WWNum2" style:family="paragraph">
      <style:text-properties style:font-name="Pericles" fo:font-size="8pt" style:font-size-asian="8pt" style:font-size-complex="8pt"/>
    </style:style>
    <style:style style:name="P942" style:parent-style-name="ListParagraph" style:list-style-name="WWNum2" style:family="paragraph">
      <style:text-properties style:font-name="Pericles" fo:font-size="8pt" style:font-size-asian="8pt" style:font-size-complex="8pt"/>
    </style:style>
    <style:style style:name="P943" style:parent-style-name="ListParagraph" style:list-style-name="WWNum2" style:family="paragraph">
      <style:text-properties style:font-name="Pericles" fo:font-size="8pt" style:font-size-asian="8pt" style:font-size-complex="8pt"/>
    </style:style>
    <style:style style:name="P944" style:parent-style-name="ListParagraph" style:list-style-name="WWNum2" style:family="paragraph">
      <style:text-properties style:font-name="Pericles" fo:font-size="8pt" style:font-size-asian="8pt" style:font-size-complex="8pt"/>
    </style:style>
    <style:style style:name="P945" style:parent-style-name="ListParagraph" style:list-style-name="WWNum2" style:family="paragraph">
      <style:text-properties style:font-name="Pericles" fo:font-size="8pt" style:font-size-asian="8pt" style:font-size-complex="8pt"/>
    </style:style>
    <style:style style:name="P946" style:parent-style-name="ListParagraph" style:list-style-name="WWNum2" style:family="paragraph">
      <style:text-properties style:font-name="Pericles" fo:font-size="8pt" style:font-size-asian="8pt" style:font-size-complex="8pt"/>
    </style:style>
    <style:style style:name="P947" style:parent-style-name="ListParagraph" style:list-style-name="WWNum2" style:family="paragraph">
      <style:text-properties style:font-name="Pericles" fo:font-size="8pt" style:font-size-asian="8pt" style:font-size-complex="8pt"/>
    </style:style>
    <style:style style:name="P948" style:parent-style-name="ListParagraph" style:list-style-name="WWNum2" style:family="paragraph">
      <style:text-properties style:font-name="Pericles" fo:font-size="8pt" style:font-size-asian="8pt" style:font-size-complex="8pt"/>
    </style:style>
    <style:style style:name="P949" style:parent-style-name="ListParagraph" style:family="paragraph">
      <style:paragraph-properties fo:margin-left="0in">
        <style:tab-stops/>
      </style:paragraph-properties>
      <style:text-properties style:font-name="Pericles" fo:font-size="8pt" style:font-size-asian="8pt" style:font-size-complex="8pt"/>
    </style:style>
    <style:style style:name="TableCell950" style:family="table-cell">
      <style:table-cell-properties fo:border="none" style:writing-mode="lr-tb" fo:padding-top="0in" fo:padding-left="0.075in" fo:padding-bottom="0in" fo:padding-right="0.075in"/>
    </style:style>
    <style:style style:name="P951" style:parent-style-name="ListParagraph" style:list-style-name="WWNum2" style:family="paragraph">
      <style:text-properties style:font-name="Pericles" fo:font-size="8pt" style:font-size-asian="8pt" style:font-size-complex="8pt"/>
    </style:style>
    <style:style style:name="P952" style:parent-style-name="ListParagraph" style:list-style-name="WWNum2" style:family="paragraph">
      <style:text-properties style:font-name="Pericles" fo:font-size="8pt" style:font-size-asian="8pt" style:font-size-complex="8pt"/>
    </style:style>
    <style:style style:name="P953" style:parent-style-name="ListParagraph" style:list-style-name="WWNum2" style:family="paragraph">
      <style:text-properties style:font-name="Pericles" fo:font-size="8pt" style:font-size-asian="8pt" style:font-size-complex="8pt"/>
    </style:style>
    <style:style style:name="P954" style:parent-style-name="ListParagraph" style:list-style-name="WWNum2" style:family="paragraph">
      <style:text-properties style:font-name="Pericles" fo:font-size="8pt" style:font-size-asian="8pt" style:font-size-complex="8pt"/>
    </style:style>
    <style:style style:name="P955" style:parent-style-name="ListParagraph" style:list-style-name="WWNum2" style:family="paragraph">
      <style:text-properties style:font-name="Pericles" fo:font-size="8pt" style:font-size-asian="8pt" style:font-size-complex="8pt"/>
    </style:style>
    <style:style style:name="P956" style:parent-style-name="ListParagraph" style:list-style-name="WWNum2" style:family="paragraph">
      <style:text-properties style:font-name="Pericles" fo:font-size="8pt" style:font-size-asian="8pt" style:font-size-complex="8pt"/>
    </style:style>
    <style:style style:name="P957" style:parent-style-name="ListParagraph" style:list-style-name="WWNum2" style:family="paragraph">
      <style:text-properties style:font-name="Pericles" fo:font-size="8pt" style:font-size-asian="8pt" style:font-size-complex="8pt"/>
    </style:style>
    <style:style style:name="P958" style:parent-style-name="ListParagraph" style:family="paragraph">
      <style:paragraph-properties fo:margin-left="0in">
        <style:tab-stops/>
      </style:paragraph-properties>
      <style:text-properties style:font-name="Pericles" fo:font-size="8pt" style:font-size-asian="8pt" style:font-size-complex="8pt"/>
    </style:style>
    <style:style style:name="P959" style:parent-style-name="Standard" style:family="paragraph">
      <style:text-properties style:font-name="Pericles" fo:font-size="8pt" style:font-size-asian="8pt" style:font-size-complex="8pt"/>
    </style:style>
    <style:style style:name="TableRow960" style:family="table-row">
      <style:table-row-properties style:use-optimal-row-height="false"/>
    </style:style>
    <style:style style:name="TableCell961" style:family="table-cell">
      <style:table-cell-properties fo:border="0.0069in solid #00000A" style:writing-mode="lr-tb" fo:padding-top="0in" fo:padding-left="0.075in" fo:padding-bottom="0in" fo:padding-right="0.075in"/>
    </style:style>
    <style:style style:name="P962" style:parent-style-name="Standard" style:family="paragraph">
      <style:text-properties style:font-name="Pericles" fo:font-weight="bold" style:font-weight-asian="bold" fo:font-size="8pt" style:font-size-asian="8pt" style:font-size-complex="8pt"/>
    </style:style>
    <style:style style:name="P963" style:parent-style-name="Standard" style:family="paragraph">
      <style:text-properties style:font-name="Pericles" fo:font-weight="bold" style:font-weight-asian="bold" fo:font-size="8pt" style:font-size-asian="8pt" style:font-size-complex="8pt"/>
    </style:style>
    <style:style style:name="TableColumn965" style:family="table-column">
      <style:table-column-properties style:column-width="6.493in" style:use-optimal-column-width="false"/>
    </style:style>
    <style:style style:name="Table964" style:family="table">
      <style:table-properties style:width="6.493in" fo:margin-left="-0.075in" table:align="left"/>
    </style:style>
    <style:style style:name="TableRow966" style:family="table-row">
      <style:table-row-properties style:use-optimal-row-height="false"/>
    </style:style>
    <style:style style:name="TableCell967" style:family="table-cell">
      <style:table-cell-properties fo:border="0.0069in solid #00000A" style:writing-mode="lr-tb" fo:padding-top="0in" fo:padding-left="0.075in" fo:padding-bottom="0in" fo:padding-right="0.075in"/>
    </style:style>
    <style:style style:name="P968" style:parent-style-name="Standard" style:family="paragraph">
      <style:text-properties style:font-name="Pericles" fo:font-weight="bold" style:font-weight-asian="bold" fo:font-size="8pt" style:font-size-asian="8pt" style:font-size-complex="8pt"/>
    </style:style>
    <style:style style:name="TableRow969" style:family="table-row">
      <style:table-row-properties style:use-optimal-row-height="false"/>
    </style:style>
    <style:style style:name="TableCell970" style:family="table-cell">
      <style:table-cell-properties fo:border="0.0069in solid #00000A" style:writing-mode="lr-tb" fo:padding-top="0in" fo:padding-left="0.075in" fo:padding-bottom="0in" fo:padding-right="0.075in"/>
    </style:style>
    <style:style style:name="T971" style:parent-style-name="DefaultParagraphFont" style:family="text">
      <style:text-properties style:font-name="Pericles" fo:font-weight="bold" style:font-weight-asian="bold" fo:font-size="8pt" style:font-size-asian="8pt" style:font-size-complex="8pt"/>
    </style:style>
    <style:style style:name="T972" style:parent-style-name="DefaultParagraphFont" style:family="text">
      <style:text-properties style:font-name="Pericles" fo:font-size="8pt" style:font-size-asian="8pt" style:font-size-complex="8pt"/>
    </style:style>
    <style:style style:name="TableRow973" style:family="table-row">
      <style:table-row-properties style:use-optimal-row-height="false"/>
    </style:style>
    <style:style style:name="TableCell974" style:family="table-cell">
      <style:table-cell-properties fo:border="0.0069in solid #00000A" style:writing-mode="lr-tb" fo:padding-top="0in" fo:padding-left="0.075in" fo:padding-bottom="0in" fo:padding-right="0.075in"/>
    </style:style>
    <style:style style:name="P975" style:parent-style-name="Standard" style:family="paragraph">
      <style:text-properties style:font-name="Pericles" fo:font-weight="bold" style:font-weight-asian="bold" fo:font-size="8pt" style:font-size-asian="8pt" style:font-size-complex="8pt"/>
    </style:style>
    <style:style style:name="TableColumn977" style:family="table-column">
      <style:table-column-properties style:column-width="2.1118in" style:use-optimal-column-width="false"/>
    </style:style>
    <style:style style:name="TableColumn978" style:family="table-column">
      <style:table-column-properties style:column-width="2.1104in" style:use-optimal-column-width="false"/>
    </style:style>
    <style:style style:name="TableColumn979" style:family="table-column">
      <style:table-column-properties style:column-width="2.1138in" style:use-optimal-column-width="false"/>
    </style:style>
    <style:style style:name="Table976" style:family="table">
      <style:table-properties style:width="6.3361in" fo:margin-left="0in" table:align="left"/>
    </style:style>
    <style:style style:name="TableRow980" style:family="table-row">
      <style:table-row-properties style:use-optimal-row-height="false"/>
    </style:style>
    <style:style style:name="TableCell981" style:family="table-cell">
      <style:table-cell-properties fo:border="none" style:writing-mode="lr-tb" fo:padding-top="0in" fo:padding-left="0.075in" fo:padding-bottom="0in" fo:padding-right="0.075in"/>
    </style:style>
    <style:style style:name="P982" style:parent-style-name="Standard" style:family="paragraph">
      <style:text-properties style:font-name="Pericles" fo:font-weight="bold" style:font-weight-asian="bold" fo:font-size="8pt" style:font-size-asian="8pt" style:font-size-complex="8pt"/>
    </style:style>
    <style:style style:name="TableCell983" style:family="table-cell">
      <style:table-cell-properties fo:border="none" style:writing-mode="lr-tb" fo:padding-top="0in" fo:padding-left="0.075in" fo:padding-bottom="0in" fo:padding-right="0.075in"/>
    </style:style>
    <style:style style:name="P984" style:parent-style-name="Standard" style:family="paragraph">
      <style:text-properties style:font-name="Pericles" fo:font-weight="bold" style:font-weight-asian="bold" fo:font-size="8pt" style:font-size-asian="8pt" style:font-size-complex="8pt"/>
    </style:style>
    <style:style style:name="TableCell985" style:family="table-cell">
      <style:table-cell-properties fo:border="none" style:writing-mode="lr-tb" fo:padding-top="0in" fo:padding-left="0.075in" fo:padding-bottom="0in" fo:padding-right="0.075in"/>
    </style:style>
    <style:style style:name="P986" style:parent-style-name="Standard" style:family="paragraph">
      <style:text-properties style:font-name="Pericles" fo:font-weight="bold" style:font-weight-asian="bold" fo:font-size="8pt" style:font-size-asian="8pt" style:font-size-complex="8pt"/>
    </style:style>
    <style:style style:name="TableRow987" style:family="table-row">
      <style:table-row-properties style:use-optimal-row-height="false"/>
    </style:style>
    <style:style style:name="TableCell988" style:family="table-cell">
      <style:table-cell-properties fo:border="none" style:writing-mode="lr-tb" fo:padding-top="0in" fo:padding-left="0.075in" fo:padding-bottom="0in" fo:padding-right="0.075in"/>
    </style:style>
    <style:style style:name="P989" style:parent-style-name="ListParagraph" style:list-style-name="WWNum2" style:family="paragraph">
      <style:text-properties style:font-name="Pericles" fo:font-size="8pt" style:font-size-asian="8pt" style:font-size-complex="8pt"/>
    </style:style>
    <style:style style:name="P990" style:parent-style-name="ListParagraph" style:list-style-name="WWNum2" style:family="paragraph">
      <style:text-properties style:font-name="Pericles" fo:font-size="8pt" style:font-size-asian="8pt" style:font-size-complex="8pt"/>
    </style:style>
    <style:style style:name="P991" style:parent-style-name="ListParagraph" style:list-style-name="WWNum2" style:family="paragraph">
      <style:text-properties style:font-name="Pericles" fo:font-size="8pt" style:font-size-asian="8pt" style:font-size-complex="8pt"/>
    </style:style>
    <style:style style:name="P992" style:parent-style-name="ListParagraph" style:list-style-name="WWNum2" style:family="paragraph">
      <style:text-properties style:font-name="Pericles" fo:font-size="8pt" style:font-size-asian="8pt" style:font-size-complex="8pt"/>
    </style:style>
    <style:style style:name="P993" style:parent-style-name="ListParagraph" style:list-style-name="WWNum2" style:family="paragraph">
      <style:text-properties style:font-name="Pericles" fo:font-size="8pt" style:font-size-asian="8pt" style:font-size-complex="8pt"/>
    </style:style>
    <style:style style:name="P994" style:parent-style-name="ListParagraph" style:list-style-name="WWNum2" style:family="paragraph">
      <style:text-properties style:font-name="Pericles" fo:font-size="8pt" style:font-size-asian="8pt" style:font-size-complex="8pt"/>
    </style:style>
    <style:style style:name="P995" style:parent-style-name="ListParagraph" style:list-style-name="WWNum2" style:family="paragraph">
      <style:text-properties style:font-name="Pericles" fo:font-size="8pt" style:font-size-asian="8pt" style:font-size-complex="8pt"/>
    </style:style>
    <style:style style:name="TableCell996" style:family="table-cell">
      <style:table-cell-properties fo:border="none" style:writing-mode="lr-tb" fo:padding-top="0in" fo:padding-left="0.075in" fo:padding-bottom="0in" fo:padding-right="0.075in"/>
    </style:style>
    <style:style style:name="P997" style:parent-style-name="ListParagraph" style:list-style-name="WWNum2" style:family="paragraph">
      <style:text-properties style:font-name="Pericles" fo:font-size="8pt" style:font-size-asian="8pt" style:font-size-complex="8pt"/>
    </style:style>
    <style:style style:name="P998" style:parent-style-name="ListParagraph" style:list-style-name="WWNum2" style:family="paragraph">
      <style:text-properties style:font-name="Pericles" fo:font-size="8pt" style:font-size-asian="8pt" style:font-size-complex="8pt"/>
    </style:style>
    <style:style style:name="P999" style:parent-style-name="ListParagraph" style:list-style-name="WWNum2" style:family="paragraph">
      <style:text-properties style:font-name="Pericles" fo:font-size="8pt" style:font-size-asian="8pt" style:font-size-complex="8pt"/>
    </style:style>
    <style:style style:name="P1000" style:parent-style-name="ListParagraph" style:list-style-name="WWNum2" style:family="paragraph">
      <style:text-properties style:font-name="Pericles" fo:font-size="8pt" style:font-size-asian="8pt" style:font-size-complex="8pt"/>
    </style:style>
    <style:style style:name="P1001" style:parent-style-name="ListParagraph" style:list-style-name="WWNum2" style:family="paragraph">
      <style:text-properties style:font-name="Pericles" fo:font-size="8pt" style:font-size-asian="8pt" style:font-size-complex="8pt"/>
    </style:style>
    <style:style style:name="P1002" style:parent-style-name="ListParagraph" style:list-style-name="WWNum2" style:family="paragraph">
      <style:text-properties style:font-name="Pericles" fo:font-size="8pt" style:font-size-asian="8pt" style:font-size-complex="8pt"/>
    </style:style>
    <style:style style:name="P1003" style:parent-style-name="ListParagraph" style:list-style-name="WWNum2" style:family="paragraph">
      <style:text-properties style:font-name="Pericles" fo:font-size="8pt" style:font-size-asian="8pt" style:font-size-complex="8pt"/>
    </style:style>
    <style:style style:name="P1004" style:parent-style-name="ListParagraph" style:list-style-name="WWNum2" style:family="paragraph">
      <style:text-properties style:font-name="Pericles" fo:font-size="8pt" style:font-size-asian="8pt" style:font-size-complex="8pt"/>
    </style:style>
    <style:style style:name="P1005" style:parent-style-name="ListParagraph" style:list-style-name="WWNum2" style:family="paragraph">
      <style:text-properties style:font-name="Pericles" fo:font-size="8pt" style:font-size-asian="8pt" style:font-size-complex="8pt"/>
    </style:style>
    <style:style style:name="P1006" style:parent-style-name="ListParagraph" style:list-style-name="WWNum2" style:family="paragraph">
      <style:text-properties style:font-name="Pericles" fo:font-size="8pt" style:font-size-asian="8pt" style:font-size-complex="8pt"/>
    </style:style>
    <style:style style:name="P1007" style:parent-style-name="ListParagraph" style:list-style-name="WWNum2" style:family="paragraph">
      <style:text-properties style:font-name="Pericles" fo:font-size="8pt" style:font-size-asian="8pt" style:font-size-complex="8pt"/>
    </style:style>
    <style:style style:name="P100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09" style:family="table-cell">
      <style:table-cell-properties fo:border="none" style:writing-mode="lr-tb" fo:padding-top="0in" fo:padding-left="0.075in" fo:padding-bottom="0in" fo:padding-right="0.075in"/>
    </style:style>
    <style:style style:name="P1010" style:parent-style-name="ListParagraph" style:list-style-name="WWNum2" style:family="paragraph">
      <style:text-properties style:font-name="Pericles" fo:font-size="8pt" style:font-size-asian="8pt" style:font-size-complex="8pt"/>
    </style:style>
    <style:style style:name="P1011" style:parent-style-name="ListParagraph" style:list-style-name="WWNum2" style:family="paragraph">
      <style:text-properties style:font-name="Pericles" fo:font-size="8pt" style:font-size-asian="8pt" style:font-size-complex="8pt"/>
    </style:style>
    <style:style style:name="P1012" style:parent-style-name="ListParagraph" style:list-style-name="WWNum2" style:family="paragraph">
      <style:text-properties style:font-name="Pericles" fo:font-size="8pt" style:font-size-asian="8pt" style:font-size-complex="8pt"/>
    </style:style>
    <style:style style:name="P1013" style:parent-style-name="ListParagraph" style:list-style-name="WWNum2" style:family="paragraph">
      <style:text-properties style:font-name="Pericles" fo:font-size="8pt" style:font-size-asian="8pt" style:font-size-complex="8pt"/>
    </style:style>
    <style:style style:name="P1014" style:parent-style-name="ListParagraph" style:list-style-name="WWNum2" style:family="paragraph">
      <style:text-properties style:font-name="Pericles" fo:font-size="8pt" style:font-size-asian="8pt" style:font-size-complex="8pt"/>
    </style:style>
    <style:style style:name="P1015" style:parent-style-name="ListParagraph" style:list-style-name="WWNum2" style:family="paragraph">
      <style:text-properties style:font-name="Pericles" fo:font-size="8pt" style:font-size-asian="8pt" style:font-size-complex="8pt"/>
    </style:style>
    <style:style style:name="P1016" style:parent-style-name="Standard" style:family="paragraph">
      <style:text-properties style:font-name="Pericles" fo:font-size="8pt" style:font-size-asian="8pt" style:font-size-complex="8pt"/>
    </style:style>
    <style:style style:name="TableRow1017" style:family="table-row">
      <style:table-row-properties style:use-optimal-row-height="false"/>
    </style:style>
    <style:style style:name="TableCell1018" style:family="table-cell">
      <style:table-cell-properties fo:border="0.0069in solid #00000A" style:writing-mode="lr-tb" fo:padding-top="0in" fo:padding-left="0.075in" fo:padding-bottom="0in" fo:padding-right="0.075in"/>
    </style:style>
    <style:style style:name="P1019" style:parent-style-name="Standard" style:family="paragraph">
      <style:text-properties style:font-name="Pericles" fo:font-weight="bold" style:font-weight-asian="bold" fo:font-size="8pt" style:font-size-asian="8pt" style:font-size-complex="8pt"/>
    </style:style>
    <style:style style:name="P1020" style:parent-style-name="Standard" style:family="paragraph">
      <style:text-properties style:font-name="Pericles" fo:font-weight="bold" style:font-weight-asian="bold" fo:font-size="8pt" style:font-size-asian="8pt" style:font-size-complex="8pt"/>
    </style:style>
    <style:style style:name="TableColumn1022" style:family="table-column">
      <style:table-column-properties style:column-width="6.493in" style:use-optimal-column-width="false"/>
    </style:style>
    <style:style style:name="Table1021" style:family="table">
      <style:table-properties style:width="6.493in" fo:margin-left="-0.075in" table:align="left"/>
    </style:style>
    <style:style style:name="TableRow1023" style:family="table-row">
      <style:table-row-properties style:use-optimal-row-height="false"/>
    </style:style>
    <style:style style:name="TableCell1024" style:family="table-cell">
      <style:table-cell-properties fo:border="0.0069in solid #00000A" style:writing-mode="lr-tb" fo:padding-top="0in" fo:padding-left="0.075in" fo:padding-bottom="0in" fo:padding-right="0.075in"/>
    </style:style>
    <style:style style:name="P1025" style:parent-style-name="Standard" style:family="paragraph">
      <style:text-properties style:font-name="Pericles" fo:font-weight="bold" style:font-weight-asian="bold" fo:font-size="8pt" style:font-size-asian="8pt" style:font-size-complex="8pt"/>
    </style:style>
    <style:style style:name="TableRow1026" style:family="table-row">
      <style:table-row-properties style:use-optimal-row-height="false"/>
    </style:style>
    <style:style style:name="TableCell1027" style:family="table-cell">
      <style:table-cell-properties fo:border="0.0069in solid #00000A" style:writing-mode="lr-tb" fo:padding-top="0in" fo:padding-left="0.075in" fo:padding-bottom="0in" fo:padding-right="0.075in"/>
    </style:style>
    <style:style style:name="T1028" style:parent-style-name="DefaultParagraphFont" style:family="text">
      <style:text-properties style:font-name="Pericles" fo:font-weight="bold" style:font-weight-asian="bold" fo:font-size="8pt" style:font-size-asian="8pt" style:font-size-complex="8pt"/>
    </style:style>
    <style:style style:name="T1029" style:parent-style-name="DefaultParagraphFont" style:family="text">
      <style:text-properties style:font-name="Pericles" fo:font-size="8pt" style:font-size-asian="8pt" style:font-size-complex="8pt"/>
    </style:style>
    <style:style style:name="TableRow1030" style:family="table-row">
      <style:table-row-properties style:use-optimal-row-height="false"/>
    </style:style>
    <style:style style:name="TableCell1031" style:family="table-cell">
      <style:table-cell-properties fo:border="0.0069in solid #00000A" style:writing-mode="lr-tb" fo:padding-top="0in" fo:padding-left="0.075in" fo:padding-bottom="0in" fo:padding-right="0.075in"/>
    </style:style>
    <style:style style:name="P1032" style:parent-style-name="Standard" style:family="paragraph">
      <style:text-properties style:font-name="Pericles" fo:font-weight="bold" style:font-weight-asian="bold" fo:font-size="8pt" style:font-size-asian="8pt" style:font-size-complex="8pt"/>
    </style:style>
    <style:style style:name="TableColumn1034" style:family="table-column">
      <style:table-column-properties style:column-width="2.1118in" style:use-optimal-column-width="false"/>
    </style:style>
    <style:style style:name="TableColumn1035" style:family="table-column">
      <style:table-column-properties style:column-width="2.1104in" style:use-optimal-column-width="false"/>
    </style:style>
    <style:style style:name="TableColumn1036" style:family="table-column">
      <style:table-column-properties style:column-width="2.1138in" style:use-optimal-column-width="false"/>
    </style:style>
    <style:style style:name="Table1033" style:family="table">
      <style:table-properties style:width="6.3361in" fo:margin-left="0in" table:align="left"/>
    </style:style>
    <style:style style:name="TableRow1037" style:family="table-row">
      <style:table-row-properties style:use-optimal-row-height="false"/>
    </style:style>
    <style:style style:name="TableCell1038" style:family="table-cell">
      <style:table-cell-properties fo:border="none" style:writing-mode="lr-tb" fo:padding-top="0in" fo:padding-left="0.075in" fo:padding-bottom="0in" fo:padding-right="0.075in"/>
    </style:style>
    <style:style style:name="P1039" style:parent-style-name="Standard" style:family="paragraph">
      <style:text-properties style:font-name="Pericles" fo:font-weight="bold" style:font-weight-asian="bold" fo:font-size="8pt" style:font-size-asian="8pt" style:font-size-complex="8pt"/>
    </style:style>
    <style:style style:name="TableCell1040" style:family="table-cell">
      <style:table-cell-properties fo:border="none" style:writing-mode="lr-tb" fo:padding-top="0in" fo:padding-left="0.075in" fo:padding-bottom="0in" fo:padding-right="0.075in"/>
    </style:style>
    <style:style style:name="P1041" style:parent-style-name="Standard" style:family="paragraph">
      <style:text-properties style:font-name="Pericles" fo:font-weight="bold" style:font-weight-asian="bold" fo:font-size="8pt" style:font-size-asian="8pt" style:font-size-complex="8pt"/>
    </style:style>
    <style:style style:name="TableCell1042" style:family="table-cell">
      <style:table-cell-properties fo:border="none" style:writing-mode="lr-tb" fo:padding-top="0in" fo:padding-left="0.075in" fo:padding-bottom="0in" fo:padding-right="0.075in"/>
    </style:style>
    <style:style style:name="P1043" style:parent-style-name="Standard" style:family="paragraph">
      <style:text-properties style:font-name="Pericles" fo:font-weight="bold" style:font-weight-asian="bold" fo:font-size="8pt" style:font-size-asian="8pt" style:font-size-complex="8pt"/>
    </style:style>
    <style:style style:name="TableRow1044" style:family="table-row">
      <style:table-row-properties style:use-optimal-row-height="false"/>
    </style:style>
    <style:style style:name="TableCell1045" style:family="table-cell">
      <style:table-cell-properties fo:border="none" style:writing-mode="lr-tb" fo:padding-top="0in" fo:padding-left="0.075in" fo:padding-bottom="0in" fo:padding-right="0.075in"/>
    </style:style>
    <style:style style:name="P1046" style:parent-style-name="ListParagraph" style:list-style-name="WWNum2" style:family="paragraph">
      <style:text-properties style:font-name="Pericles" fo:font-size="8pt" style:font-size-asian="8pt" style:font-size-complex="8pt"/>
    </style:style>
    <style:style style:name="P1047" style:parent-style-name="ListParagraph" style:list-style-name="WWNum2" style:family="paragraph">
      <style:text-properties style:font-name="Pericles" fo:font-size="8pt" style:font-size-asian="8pt" style:font-size-complex="8pt"/>
    </style:style>
    <style:style style:name="P1048" style:parent-style-name="ListParagraph" style:list-style-name="WWNum2" style:family="paragraph">
      <style:text-properties style:font-name="Pericles" fo:font-size="8pt" style:font-size-asian="8pt" style:font-size-complex="8pt"/>
    </style:style>
    <style:style style:name="P1049" style:parent-style-name="ListParagraph" style:list-style-name="WWNum2" style:family="paragraph">
      <style:text-properties style:font-name="Pericles" fo:font-size="8pt" style:font-size-asian="8pt" style:font-size-complex="8pt"/>
    </style:style>
    <style:style style:name="P1050" style:parent-style-name="ListParagraph" style:list-style-name="WWNum2" style:family="paragraph">
      <style:text-properties style:font-name="Pericles" fo:font-size="8pt" style:font-size-asian="8pt" style:font-size-complex="8pt"/>
    </style:style>
    <style:style style:name="P1051" style:parent-style-name="ListParagraph" style:list-style-name="WWNum2" style:family="paragraph">
      <style:text-properties style:font-name="Pericles" fo:font-size="8pt" style:font-size-asian="8pt" style:font-size-complex="8pt"/>
    </style:style>
    <style:style style:name="P1052" style:parent-style-name="ListParagraph" style:family="paragraph">
      <style:paragraph-properties fo:margin-left="0in">
        <style:tab-stops/>
      </style:paragraph-properties>
      <style:text-properties style:font-name="Pericles" fo:font-size="8pt" style:font-size-asian="8pt" style:font-size-complex="8pt"/>
    </style:style>
    <style:style style:name="P1053"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54" style:family="table-cell">
      <style:table-cell-properties fo:border="none" style:writing-mode="lr-tb" fo:padding-top="0in" fo:padding-left="0.075in" fo:padding-bottom="0in" fo:padding-right="0.075in"/>
    </style:style>
    <style:style style:name="P1055" style:parent-style-name="ListParagraph" style:list-style-name="WWNum2" style:family="paragraph">
      <style:text-properties style:font-name="Pericles" fo:font-size="8pt" style:font-size-asian="8pt" style:font-size-complex="8pt"/>
    </style:style>
    <style:style style:name="P1056" style:parent-style-name="ListParagraph" style:list-style-name="WWNum2" style:family="paragraph">
      <style:text-properties style:font-name="Pericles" fo:font-size="8pt" style:font-size-asian="8pt" style:font-size-complex="8pt"/>
    </style:style>
    <style:style style:name="P1057" style:parent-style-name="ListParagraph" style:list-style-name="WWNum2" style:family="paragraph">
      <style:text-properties style:font-name="Pericles" fo:font-size="8pt" style:font-size-asian="8pt" style:font-size-complex="8pt"/>
    </style:style>
    <style:style style:name="P1058" style:parent-style-name="ListParagraph" style:list-style-name="WWNum2" style:family="paragraph">
      <style:text-properties style:font-name="Pericles" fo:font-size="8pt" style:font-size-asian="8pt" style:font-size-complex="8pt"/>
    </style:style>
    <style:style style:name="P1059" style:parent-style-name="ListParagraph" style:list-style-name="WWNum2" style:family="paragraph">
      <style:text-properties style:font-name="Pericles" fo:font-size="8pt" style:font-size-asian="8pt" style:font-size-complex="8pt"/>
    </style:style>
    <style:style style:name="P1060" style:parent-style-name="ListParagraph" style:list-style-name="WWNum2" style:family="paragraph">
      <style:text-properties style:font-name="Pericles" fo:font-size="8pt" style:font-size-asian="8pt" style:font-size-complex="8pt"/>
    </style:style>
    <style:style style:name="P1061" style:parent-style-name="ListParagraph" style:list-style-name="WWNum2" style:family="paragraph">
      <style:text-properties style:font-name="Pericles" fo:font-size="8pt" style:font-size-asian="8pt" style:font-size-complex="8pt"/>
    </style:style>
    <style:style style:name="P1062" style:parent-style-name="ListParagraph" style:family="paragraph">
      <style:paragraph-properties fo:margin-left="0in">
        <style:tab-stops/>
      </style:paragraph-properties>
      <style:text-properties style:font-name="Pericles" fo:font-size="8pt" style:font-size-asian="8pt" style:font-size-complex="8pt"/>
    </style:style>
    <style:style style:name="TableCell1063" style:family="table-cell">
      <style:table-cell-properties fo:border="none" style:writing-mode="lr-tb" fo:padding-top="0in" fo:padding-left="0.075in" fo:padding-bottom="0in" fo:padding-right="0.075in"/>
    </style:style>
    <style:style style:name="P1064" style:parent-style-name="ListParagraph" style:list-style-name="WWNum2" style:family="paragraph">
      <style:text-properties style:font-name="Pericles" fo:font-size="8pt" style:font-size-asian="8pt" style:font-size-complex="8pt"/>
    </style:style>
    <style:style style:name="P1065" style:parent-style-name="ListParagraph" style:list-style-name="WWNum2" style:family="paragraph">
      <style:text-properties style:font-name="Pericles" fo:font-size="8pt" style:font-size-asian="8pt" style:font-size-complex="8pt"/>
    </style:style>
    <style:style style:name="P1066" style:parent-style-name="ListParagraph" style:list-style-name="WWNum2" style:family="paragraph">
      <style:text-properties style:font-name="Pericles" fo:font-size="8pt" style:font-size-asian="8pt" style:font-size-complex="8pt"/>
    </style:style>
    <style:style style:name="P1067" style:parent-style-name="ListParagraph" style:list-style-name="WWNum2" style:family="paragraph">
      <style:text-properties style:font-name="Pericles" fo:font-size="8pt" style:font-size-asian="8pt" style:font-size-complex="8pt"/>
    </style:style>
    <style:style style:name="P1068" style:parent-style-name="ListParagraph" style:list-style-name="WWNum2" style:family="paragraph">
      <style:text-properties style:font-name="Pericles" fo:font-size="8pt" style:font-size-asian="8pt" style:font-size-complex="8pt"/>
    </style:style>
    <style:style style:name="P1069" style:parent-style-name="ListParagraph" style:list-style-name="WWNum2" style:family="paragraph">
      <style:text-properties style:font-name="Pericles" fo:font-size="8pt" style:font-size-asian="8pt" style:font-size-complex="8pt"/>
    </style:style>
    <style:style style:name="P1070" style:parent-style-name="Standard" style:family="paragraph">
      <style:text-properties style:font-name="Pericles" fo:font-size="8pt" style:font-size-asian="8pt" style:font-size-complex="8pt"/>
    </style:style>
    <style:style style:name="TableRow1071" style:family="table-row">
      <style:table-row-properties style:use-optimal-row-height="false"/>
    </style:style>
    <style:style style:name="TableCell1072" style:family="table-cell">
      <style:table-cell-properties fo:border="0.0069in solid #00000A" style:writing-mode="lr-tb" fo:padding-top="0in" fo:padding-left="0.075in" fo:padding-bottom="0in" fo:padding-right="0.075in"/>
    </style:style>
    <style:style style:name="P1073" style:parent-style-name="Standard" style:family="paragraph">
      <style:text-properties style:font-name="Pericles" fo:font-weight="bold" style:font-weight-asian="bold" fo:font-size="8pt" style:font-size-asian="8pt" style:font-size-complex="8pt"/>
    </style:style>
    <style:style style:name="P1074" style:parent-style-name="Standard" style:family="paragraph">
      <style:text-properties style:font-name="Pericles" fo:font-weight="bold" style:font-weight-asian="bold" fo:font-size="8pt" style:font-size-asian="8pt" style:font-size-complex="8pt"/>
    </style:style>
    <style:style style:name="TableColumn1076" style:family="table-column">
      <style:table-column-properties style:column-width="6.5in" style:use-optimal-column-width="false"/>
    </style:style>
    <style:style style:name="Table1075" style:family="table">
      <style:table-properties style:width="6.5in" fo:margin-left="-0.0659in" table:align="left"/>
    </style:style>
    <style:style style:name="TableRow1077" style:family="table-row">
      <style:table-row-properties style:use-optimal-row-height="false"/>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80" style:family="table-row">
      <style:table-row-properties style:use-optimal-row-height="false"/>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widows="2" fo:orphans="2" style:vertical-align="auto"/>
      <style:text-properties fo:hyphenate="true"/>
    </style:style>
    <style:style style:name="T1083"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084"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085" style:family="table-row">
      <style:table-row-properties style:use-optimal-row-height="fals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089" style:family="table-column">
      <style:table-column-properties style:column-width="2.1118in" style:use-optimal-column-width="false"/>
    </style:style>
    <style:style style:name="TableColumn1090" style:family="table-column">
      <style:table-column-properties style:column-width="2.1118in" style:use-optimal-column-width="false"/>
    </style:style>
    <style:style style:name="TableColumn1091" style:family="table-column">
      <style:table-column-properties style:column-width="2.1125in" style:use-optimal-column-width="false"/>
    </style:style>
    <style:style style:name="Table1088" style:family="table">
      <style:table-properties style:width="6.3361in" fo:margin-left="0in" table:align="left"/>
    </style:style>
    <style:style style:name="TableRow1092" style:family="table-row">
      <style:table-row-properties style:use-optimal-row-height="false"/>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99" style:family="table-row">
      <style:table-row-properties style:use-optimal-row-height="false"/>
    </style:style>
    <style:style style:name="TableCell1100" style:family="table-cell">
      <style:table-cell-properties fo:border="none" style:writing-mode="lr-tb" fo:padding-top="0in" fo:padding-left="0.075in" fo:padding-bottom="0in" fo:padding-right="0.075in"/>
    </style:style>
    <style:style style:name="P1101" style:parent-style-name="ListParagraph" style:list-style-name="LFO35"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10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10" style:family="table-cell">
      <style:table-cell-properties fo:border="none" style:writing-mode="lr-tb" fo:padding-top="0in" fo:padding-left="0.075in" fo:padding-bottom="0in" fo:padding-right="0.075in"/>
    </style:style>
    <style:style style:name="P111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0"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21" style:family="table-cell">
      <style:table-cell-properties fo:border="none" style:writing-mode="lr-tb" fo:padding-top="0in" fo:padding-left="0.075in" fo:padding-bottom="0in" fo:padding-right="0.075in"/>
    </style:style>
    <style:style style:name="P112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8"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29" style:family="table-row">
      <style:table-row-properties style:use-optimal-row-height="false"/>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3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34" style:family="table-column">
      <style:table-column-properties style:column-width="6.5in" style:use-optimal-column-width="false"/>
    </style:style>
    <style:style style:name="Table1133" style:family="table">
      <style:table-properties style:width="6.5in" fo:margin-left="-0.0659in" table:align="left"/>
    </style:style>
    <style:style style:name="TableRow1135" style:family="table-row">
      <style:table-row-properties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38" style:family="table-row">
      <style:table-row-properties style:use-optimal-row-height="false"/>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widows="2" fo:orphans="2" style:vertical-align="auto"/>
      <style:text-properties fo:hyphenate="true"/>
    </style:style>
    <style:style style:name="T1141"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142"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47" style:family="table-column">
      <style:table-column-properties style:column-width="2.1118in" style:use-optimal-column-width="false"/>
    </style:style>
    <style:style style:name="TableColumn1148" style:family="table-column">
      <style:table-column-properties style:column-width="2.1118in" style:use-optimal-column-width="false"/>
    </style:style>
    <style:style style:name="TableColumn1149" style:family="table-column">
      <style:table-column-properties style:column-width="2.1125in" style:use-optimal-column-width="false"/>
    </style:style>
    <style:style style:name="Table1146" style:family="table">
      <style:table-properties style:width="6.3361in" fo:margin-left="0in" table:align="left"/>
    </style:style>
    <style:style style:name="TableRow1150" style:family="table-row">
      <style:table-row-properties style:use-optimal-row-height="false"/>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57" style:family="table-row">
      <style:table-row-properties style:use-optimal-row-height="false"/>
    </style:style>
    <style:style style:name="TableCell1158" style:family="table-cell">
      <style:table-cell-properties fo:border="none" style:writing-mode="lr-tb" fo:padding-top="0in" fo:padding-left="0.075in" fo:padding-bottom="0in" fo:padding-right="0.075in"/>
    </style:style>
    <style:style style:name="P115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7" style:parent-style-name="ListParagraph" style:family="paragraph">
      <style:paragraph-properties fo:widows="2" fo:orphans="2" style:vertical-align="auto" fo:margin-left="0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68" style:family="table-cell">
      <style:table-cell-properties fo:border="none" style:writing-mode="lr-tb" fo:padding-top="0in" fo:padding-left="0.075in" fo:padding-bottom="0in" fo:padding-right="0.075in"/>
    </style:style>
    <style:style style:name="P116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8"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79" style:family="table-cell">
      <style:table-cell-properties fo:border="none" style:writing-mode="lr-tb" fo:padding-top="0in" fo:padding-left="0.075in" fo:padding-bottom="0in" fo:padding-right="0.075in"/>
    </style:style>
    <style:style style:name="P118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8"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89" style:family="table-row">
      <style:table-row-properties style:use-optimal-row-height="false"/>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9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94" style:family="table-column">
      <style:table-column-properties style:column-width="6.493in" style:use-optimal-column-width="false"/>
    </style:style>
    <style:style style:name="Table1193" style:family="table">
      <style:table-properties style:width="6.493in" fo:margin-left="-0.075in" table:align="left"/>
    </style:style>
    <style:style style:name="TableRow1195" style:family="table-row">
      <style:table-row-properties style:use-optimal-row-height="false"/>
    </style:style>
    <style:style style:name="TableCell1196" style:family="table-cell">
      <style:table-cell-properties fo:border="0.0069in solid #00000A" style:writing-mode="lr-tb" fo:padding-top="0in" fo:padding-left="0.075in" fo:padding-bottom="0in" fo:padding-right="0.075in"/>
    </style:style>
    <style:style style:name="P1197" style:parent-style-name="Standard" style:family="paragraph">
      <style:text-properties style:font-name="Pericles" fo:font-weight="bold" style:font-weight-asian="bold" fo:font-size="8pt" style:font-size-asian="8pt" style:font-size-complex="8pt"/>
    </style:style>
    <style:style style:name="TableRow1198" style:family="table-row">
      <style:table-row-properties style:use-optimal-row-height="false"/>
    </style:style>
    <style:style style:name="TableCell1199" style:family="table-cell">
      <style:table-cell-properties fo:border="0.0069in solid #00000A" style:writing-mode="lr-tb" fo:padding-top="0in" fo:padding-left="0.075in" fo:padding-bottom="0in" fo:padding-right="0.075in"/>
    </style:style>
    <style:style style:name="T1200" style:parent-style-name="DefaultParagraphFont" style:family="text">
      <style:text-properties style:font-name="Pericles" fo:font-weight="bold" style:font-weight-asian="bold" fo:font-size="8pt" style:font-size-asian="8pt" style:font-size-complex="8pt"/>
    </style:style>
    <style:style style:name="T1201" style:parent-style-name="DefaultParagraphFont" style:family="text">
      <style:text-properties style:font-name="Pericles" fo:font-size="8pt" style:font-size-asian="8pt" style:font-size-complex="8pt"/>
    </style:style>
    <style:style style:name="TableRow1202" style:family="table-row">
      <style:table-row-properties style:use-optimal-row-height="false"/>
    </style:style>
    <style:style style:name="TableCell1203" style:family="table-cell">
      <style:table-cell-properties fo:border="0.0069in solid #00000A" style:writing-mode="lr-tb" fo:padding-top="0in" fo:padding-left="0.075in" fo:padding-bottom="0in" fo:padding-right="0.075in"/>
    </style:style>
    <style:style style:name="P1204" style:parent-style-name="Standard" style:family="paragraph">
      <style:text-properties style:font-name="Pericles" fo:font-weight="bold" style:font-weight-asian="bold" fo:font-size="8pt" style:font-size-asian="8pt" style:font-size-complex="8pt"/>
    </style:style>
    <style:style style:name="TableColumn1206" style:family="table-column">
      <style:table-column-properties style:column-width="2.1118in" style:use-optimal-column-width="false"/>
    </style:style>
    <style:style style:name="TableColumn1207" style:family="table-column">
      <style:table-column-properties style:column-width="2.1104in" style:use-optimal-column-width="false"/>
    </style:style>
    <style:style style:name="TableColumn1208" style:family="table-column">
      <style:table-column-properties style:column-width="2.1138in" style:use-optimal-column-width="false"/>
    </style:style>
    <style:style style:name="Table1205" style:family="table">
      <style:table-properties style:width="6.3361in" fo:margin-left="0in" table:align="left"/>
    </style:style>
    <style:style style:name="TableRow1209" style:family="table-row">
      <style:table-row-properties style:use-optimal-row-height="false"/>
    </style:style>
    <style:style style:name="TableCell1210" style:family="table-cell">
      <style:table-cell-properties fo:border="none" style:writing-mode="lr-tb" fo:padding-top="0in" fo:padding-left="0.075in" fo:padding-bottom="0in" fo:padding-right="0.075in"/>
    </style:style>
    <style:style style:name="P1211" style:parent-style-name="Standard" style:family="paragraph">
      <style:text-properties style:font-name="Pericles" fo:font-weight="bold" style:font-weight-asian="bold" fo:font-size="8pt" style:font-size-asian="8pt" style:font-size-complex="8pt"/>
    </style:style>
    <style:style style:name="TableCell1212" style:family="table-cell">
      <style:table-cell-properties fo:border="none" style:writing-mode="lr-tb" fo:padding-top="0in" fo:padding-left="0.075in" fo:padding-bottom="0in" fo:padding-right="0.075in"/>
    </style:style>
    <style:style style:name="P1213" style:parent-style-name="Standard" style:family="paragraph">
      <style:text-properties style:font-name="Pericles" fo:font-weight="bold" style:font-weight-asian="bold" fo:font-size="8pt" style:font-size-asian="8pt" style:font-size-complex="8pt"/>
    </style:style>
    <style:style style:name="TableCell1214" style:family="table-cell">
      <style:table-cell-properties fo:border="none" style:writing-mode="lr-tb" fo:padding-top="0in" fo:padding-left="0.075in" fo:padding-bottom="0in" fo:padding-right="0.075in"/>
    </style:style>
    <style:style style:name="P1215" style:parent-style-name="Standard" style:family="paragraph">
      <style:text-properties style:font-name="Pericles" fo:font-weight="bold" style:font-weight-asian="bold" fo:font-size="8pt" style:font-size-asian="8pt" style:font-size-complex="8pt"/>
    </style:style>
    <style:style style:name="TableRow1216" style:family="table-row">
      <style:table-row-properties style:use-optimal-row-height="false"/>
    </style:style>
    <style:style style:name="TableCell1217" style:family="table-cell">
      <style:table-cell-properties fo:border="none" style:writing-mode="lr-tb" fo:padding-top="0in" fo:padding-left="0.075in" fo:padding-bottom="0in" fo:padding-right="0.075in"/>
    </style:style>
    <style:style style:name="P1218"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19" style:parent-style-name="ListParagraph" style:list-style-name="WWNum2" style:family="paragraph">
      <style:text-properties style:font-name="Pericles" fo:font-size="8pt" style:font-size-asian="8pt" style:font-size-complex="8pt"/>
    </style:style>
    <style:style style:name="P1220" style:parent-style-name="ListParagraph" style:list-style-name="WWNum2" style:family="paragraph">
      <style:text-properties style:font-name="Pericles" fo:font-size="8pt" style:font-size-asian="8pt" style:font-size-complex="8pt"/>
    </style:style>
    <style:style style:name="P1221" style:parent-style-name="ListParagraph" style:list-style-name="WWNum2" style:family="paragraph">
      <style:text-properties style:font-name="Pericles" fo:font-size="8pt" style:font-size-asian="8pt" style:font-size-complex="8pt"/>
    </style:style>
    <style:style style:name="P1222" style:parent-style-name="ListParagraph" style:list-style-name="WWNum2" style:family="paragraph">
      <style:text-properties style:font-name="Pericles" fo:font-size="8pt" style:font-size-asian="8pt" style:font-size-complex="8pt"/>
    </style:style>
    <style:style style:name="P1223" style:parent-style-name="ListParagraph" style:list-style-name="WWNum2" style:family="paragraph">
      <style:text-properties style:font-name="Pericles" fo:font-size="8pt" style:font-size-asian="8pt" style:font-size-complex="8pt"/>
    </style:style>
    <style:style style:name="P1224" style:parent-style-name="ListParagraph" style:list-style-name="WWNum2" style:family="paragraph">
      <style:text-properties style:font-name="Pericles" fo:font-size="8pt" style:font-size-asian="8pt" style:font-size-complex="8pt"/>
    </style:style>
    <style:style style:name="P122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26" style:family="table-cell">
      <style:table-cell-properties fo:border="none" style:writing-mode="lr-tb" fo:padding-top="0in" fo:padding-left="0.075in" fo:padding-bottom="0in" fo:padding-right="0.075in"/>
    </style:style>
    <style:style style:name="P1227" style:parent-style-name="ListParagraph" style:list-style-name="WWNum2" style:family="paragraph">
      <style:text-properties style:font-name="Pericles" fo:font-size="8pt" style:font-size-asian="8pt" style:font-size-complex="8pt"/>
    </style:style>
    <style:style style:name="P1228" style:parent-style-name="ListParagraph" style:list-style-name="WWNum2" style:family="paragraph">
      <style:text-properties style:font-name="Pericles" fo:font-size="8pt" style:font-size-asian="8pt" style:font-size-complex="8pt"/>
    </style:style>
    <style:style style:name="P1229" style:parent-style-name="ListParagraph" style:list-style-name="WWNum2" style:family="paragraph">
      <style:text-properties style:font-name="Pericles" fo:font-size="8pt" style:font-size-asian="8pt" style:font-size-complex="8pt"/>
    </style:style>
    <style:style style:name="P1230" style:parent-style-name="ListParagraph" style:list-style-name="WWNum2" style:family="paragraph">
      <style:text-properties style:font-name="Pericles" fo:font-size="8pt" style:font-size-asian="8pt" style:font-size-complex="8pt"/>
    </style:style>
    <style:style style:name="P1231" style:parent-style-name="ListParagraph" style:list-style-name="WWNum2" style:family="paragraph">
      <style:text-properties style:font-name="Pericles" fo:font-size="8pt" style:font-size-asian="8pt" style:font-size-complex="8pt"/>
    </style:style>
    <style:style style:name="P1232" style:parent-style-name="ListParagraph" style:list-style-name="WWNum2" style:family="paragraph">
      <style:text-properties style:font-name="Pericles" fo:font-size="8pt" style:font-size-asian="8pt" style:font-size-complex="8pt"/>
    </style:style>
    <style:style style:name="P1233" style:parent-style-name="ListParagraph" style:list-style-name="WWNum2" style:family="paragraph">
      <style:text-properties style:font-name="Pericles" fo:font-size="8pt" style:font-size-asian="8pt" style:font-size-complex="8pt"/>
    </style:style>
    <style:style style:name="P123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35" style:family="table-cell">
      <style:table-cell-properties fo:border="none" style:writing-mode="lr-tb" fo:padding-top="0in" fo:padding-left="0.075in" fo:padding-bottom="0in" fo:padding-right="0.075in"/>
    </style:style>
    <style:style style:name="P1236" style:parent-style-name="ListParagraph" style:list-style-name="WWNum2" style:family="paragraph">
      <style:text-properties style:font-name="Pericles" fo:font-size="8pt" style:font-size-asian="8pt" style:font-size-complex="8pt"/>
    </style:style>
    <style:style style:name="P1237" style:parent-style-name="ListParagraph" style:list-style-name="WWNum2" style:family="paragraph">
      <style:text-properties style:font-name="Pericles" fo:font-size="8pt" style:font-size-asian="8pt" style:font-size-complex="8pt"/>
    </style:style>
    <style:style style:name="P1238" style:parent-style-name="ListParagraph" style:list-style-name="WWNum2" style:family="paragraph">
      <style:text-properties style:font-name="Pericles" fo:font-size="8pt" style:font-size-asian="8pt" style:font-size-complex="8pt"/>
    </style:style>
    <style:style style:name="P1239" style:parent-style-name="ListParagraph" style:list-style-name="WWNum2" style:family="paragraph">
      <style:text-properties style:font-name="Pericles" fo:font-size="8pt" style:font-size-asian="8pt" style:font-size-complex="8pt"/>
    </style:style>
    <style:style style:name="P1240" style:parent-style-name="ListParagraph" style:list-style-name="WWNum2" style:family="paragraph">
      <style:text-properties style:font-name="Pericles" fo:font-size="8pt" style:font-size-asian="8pt" style:font-size-complex="8pt"/>
    </style:style>
    <style:style style:name="P1241" style:parent-style-name="ListParagraph" style:list-style-name="WWNum2" style:family="paragraph">
      <style:text-properties style:font-name="Pericles" fo:font-size="8pt" style:font-size-asian="8pt" style:font-size-complex="8pt"/>
    </style:style>
    <style:style style:name="P1242" style:parent-style-name="Standard" style:family="paragraph">
      <style:text-properties style:font-name="Pericles" fo:font-size="8pt" style:font-size-asian="8pt" style:font-size-complex="8pt"/>
    </style:style>
    <style:style style:name="TableRow1243" style:family="table-row">
      <style:table-row-properties style:use-optimal-row-height="false"/>
    </style:style>
    <style:style style:name="TableCell1244" style:family="table-cell">
      <style:table-cell-properties fo:border="0.0069in solid #00000A" style:writing-mode="lr-tb" fo:padding-top="0in" fo:padding-left="0.075in" fo:padding-bottom="0in" fo:padding-right="0.075in"/>
    </style:style>
    <style:style style:name="P1245" style:parent-style-name="Standard" style:family="paragraph">
      <style:text-properties style:font-name="Pericles" fo:font-weight="bold" style:font-weight-asian="bold" fo:font-size="8pt" style:font-size-asian="8pt" style:font-size-complex="8pt"/>
    </style:style>
    <style:style style:name="P1246" style:parent-style-name="Standard" style:family="paragraph">
      <style:text-properties style:font-name="Pericles" fo:font-weight="bold" style:font-weight-asian="bold" fo:font-size="8pt" style:font-size-asian="8pt" style:font-size-complex="8pt"/>
    </style:style>
    <style:style style:name="TableColumn1248" style:family="table-column">
      <style:table-column-properties style:column-width="6.493in" style:use-optimal-column-width="false"/>
    </style:style>
    <style:style style:name="Table1247" style:family="table">
      <style:table-properties style:width="6.493in" fo:margin-left="-0.075in" table:align="left"/>
    </style:style>
    <style:style style:name="TableRow1249" style:family="table-row">
      <style:table-row-properties style:use-optimal-row-height="false"/>
    </style:style>
    <style:style style:name="TableCell1250" style:family="table-cell">
      <style:table-cell-properties fo:border="0.0069in solid #00000A" style:writing-mode="lr-tb" fo:padding-top="0in" fo:padding-left="0.075in" fo:padding-bottom="0in" fo:padding-right="0.075in"/>
    </style:style>
    <style:style style:name="P1251" style:parent-style-name="Standard" style:family="paragraph">
      <style:text-properties style:font-name="Pericles" fo:font-weight="bold" style:font-weight-asian="bold" fo:font-size="8pt" style:font-size-asian="8pt" style:font-size-complex="8pt"/>
    </style:style>
    <style:style style:name="TableRow1252" style:family="table-row">
      <style:table-row-properties style:use-optimal-row-height="false"/>
    </style:style>
    <style:style style:name="TableCell1253" style:family="table-cell">
      <style:table-cell-properties fo:border="0.0069in solid #00000A" style:writing-mode="lr-tb" fo:padding-top="0in" fo:padding-left="0.075in" fo:padding-bottom="0in" fo:padding-right="0.075in"/>
    </style:style>
    <style:style style:name="T1254" style:parent-style-name="DefaultParagraphFont" style:family="text">
      <style:text-properties style:font-name="Pericles" fo:font-weight="bold" style:font-weight-asian="bold" fo:font-size="8pt" style:font-size-asian="8pt" style:font-size-complex="8pt"/>
    </style:style>
    <style:style style:name="T1255" style:parent-style-name="DefaultParagraphFont" style:family="text">
      <style:text-properties style:font-name="Pericles" fo:font-size="8pt" style:font-size-asian="8pt" style:font-size-complex="8pt"/>
    </style:style>
    <style:style style:name="TableRow1256" style:family="table-row">
      <style:table-row-properties style:use-optimal-row-height="false"/>
    </style:style>
    <style:style style:name="TableCell1257" style:family="table-cell">
      <style:table-cell-properties fo:border="0.0069in solid #00000A" style:writing-mode="lr-tb" fo:padding-top="0in" fo:padding-left="0.075in" fo:padding-bottom="0in" fo:padding-right="0.075in"/>
    </style:style>
    <style:style style:name="P1258" style:parent-style-name="Standard" style:family="paragraph">
      <style:text-properties style:font-name="Pericles" fo:font-weight="bold" style:font-weight-asian="bold" fo:font-size="8pt" style:font-size-asian="8pt" style:font-size-complex="8pt"/>
    </style:style>
    <style:style style:name="TableColumn1260" style:family="table-column">
      <style:table-column-properties style:column-width="2.1118in" style:use-optimal-column-width="false"/>
    </style:style>
    <style:style style:name="TableColumn1261" style:family="table-column">
      <style:table-column-properties style:column-width="2.1104in" style:use-optimal-column-width="false"/>
    </style:style>
    <style:style style:name="TableColumn1262" style:family="table-column">
      <style:table-column-properties style:column-width="2.1138in" style:use-optimal-column-width="false"/>
    </style:style>
    <style:style style:name="Table1259" style:family="table">
      <style:table-properties style:width="6.3361in" fo:margin-left="0in" table:align="left"/>
    </style:style>
    <style:style style:name="TableRow1263" style:family="table-row">
      <style:table-row-properties style:use-optimal-row-height="false"/>
    </style:style>
    <style:style style:name="TableCell1264" style:family="table-cell">
      <style:table-cell-properties fo:border="none" style:writing-mode="lr-tb" fo:padding-top="0in" fo:padding-left="0.075in" fo:padding-bottom="0in" fo:padding-right="0.075in"/>
    </style:style>
    <style:style style:name="P1265" style:parent-style-name="Standard" style:family="paragraph">
      <style:text-properties style:font-name="Pericles" fo:font-weight="bold" style:font-weight-asian="bold" fo:font-size="8pt" style:font-size-asian="8pt" style:font-size-complex="8pt"/>
    </style:style>
    <style:style style:name="TableCell1266" style:family="table-cell">
      <style:table-cell-properties fo:border="none" style:writing-mode="lr-tb" fo:padding-top="0in" fo:padding-left="0.075in" fo:padding-bottom="0in" fo:padding-right="0.075in"/>
    </style:style>
    <style:style style:name="P1267" style:parent-style-name="Standard" style:family="paragraph">
      <style:text-properties style:font-name="Pericles" fo:font-weight="bold" style:font-weight-asian="bold" fo:font-size="8pt" style:font-size-asian="8pt" style:font-size-complex="8pt"/>
    </style:style>
    <style:style style:name="TableCell1268" style:family="table-cell">
      <style:table-cell-properties fo:border="none" style:writing-mode="lr-tb" fo:padding-top="0in" fo:padding-left="0.075in" fo:padding-bottom="0in" fo:padding-right="0.075in"/>
    </style:style>
    <style:style style:name="P1269" style:parent-style-name="Standard" style:family="paragraph">
      <style:text-properties style:font-name="Pericles" fo:font-weight="bold" style:font-weight-asian="bold" fo:font-size="8pt" style:font-size-asian="8pt" style:font-size-complex="8pt"/>
    </style:style>
    <style:style style:name="TableRow1270" style:family="table-row">
      <style:table-row-properties style:use-optimal-row-height="false"/>
    </style:style>
    <style:style style:name="TableCell1271" style:family="table-cell">
      <style:table-cell-properties fo:border="none" style:writing-mode="lr-tb" fo:padding-top="0in" fo:padding-left="0.075in" fo:padding-bottom="0in" fo:padding-right="0.075in"/>
    </style:style>
    <style:style style:name="P1272" style:parent-style-name="ListParagraph" style:list-style-name="WWNum2" style:family="paragraph">
      <style:text-properties style:font-name="Pericles" fo:font-size="8pt" style:font-size-asian="8pt" style:font-size-complex="8pt"/>
    </style:style>
    <style:style style:name="P1273"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74" style:parent-style-name="ListParagraph" style:list-style-name="WWNum2" style:family="paragraph">
      <style:text-properties style:font-name="Pericles" fo:font-size="8pt" style:font-size-asian="8pt" style:font-size-complex="8pt"/>
    </style:style>
    <style:style style:name="P1275" style:parent-style-name="ListParagraph" style:list-style-name="WWNum2" style:family="paragraph">
      <style:text-properties style:font-name="Pericles" fo:font-size="8pt" style:font-size-asian="8pt" style:font-size-complex="8pt"/>
    </style:style>
    <style:style style:name="P1276" style:parent-style-name="ListParagraph" style:list-style-name="WWNum2" style:family="paragraph">
      <style:text-properties style:font-name="Pericles" fo:font-size="8pt" style:font-size-asian="8pt" style:font-size-complex="8pt"/>
    </style:style>
    <style:style style:name="P1277" style:parent-style-name="ListParagraph" style:list-style-name="WWNum2" style:family="paragraph">
      <style:text-properties style:font-name="Pericles" fo:font-size="8pt" style:font-size-asian="8pt" style:font-size-complex="8pt"/>
    </style:style>
    <style:style style:name="P1278" style:parent-style-name="ListParagraph" style:list-style-name="WWNum2" style:family="paragraph">
      <style:text-properties style:font-name="Pericles" fo:font-size="8pt" style:font-size-asian="8pt" style:font-size-complex="8pt"/>
    </style:style>
    <style:style style:name="P1279" style:parent-style-name="ListParagraph" style:list-style-name="WWNum2" style:family="paragraph">
      <style:text-properties style:font-name="Pericles" fo:font-size="8pt" style:font-size-asian="8pt" style:font-size-complex="8pt"/>
    </style:style>
    <style:style style:name="P1280" style:parent-style-name="ListParagraph" style:list-style-name="WWNum2" style:family="paragraph">
      <style:text-properties style:font-name="Pericles" fo:font-size="8pt" style:font-size-asian="8pt" style:font-size-complex="8pt"/>
    </style:style>
    <style:style style:name="P1281" style:parent-style-name="ListParagraph" style:list-style-name="WWNum2" style:family="paragraph">
      <style:text-properties style:font-name="Pericles" fo:font-size="8pt" style:font-size-asian="8pt" style:font-size-complex="8pt"/>
    </style:style>
    <style:style style:name="P1282" style:parent-style-name="ListParagraph" style:family="paragraph">
      <style:text-properties style:font-name="Pericles" fo:font-size="8pt" style:font-size-asian="8pt" style:font-size-complex="8pt"/>
    </style:style>
    <style:style style:name="TableCell1283" style:family="table-cell">
      <style:table-cell-properties fo:border="none" style:writing-mode="lr-tb" fo:padding-top="0in" fo:padding-left="0.075in" fo:padding-bottom="0in" fo:padding-right="0.075in"/>
    </style:style>
    <style:style style:name="P1284" style:parent-style-name="ListParagraph" style:list-style-name="WWNum2" style:family="paragraph">
      <style:text-properties style:font-name="Pericles" fo:font-size="8pt" style:font-size-asian="8pt" style:font-size-complex="8pt"/>
    </style:style>
    <style:style style:name="P1285" style:parent-style-name="ListParagraph" style:list-style-name="WWNum2" style:family="paragraph">
      <style:text-properties style:font-name="Pericles" fo:font-size="8pt" style:font-size-asian="8pt" style:font-size-complex="8pt"/>
    </style:style>
    <style:style style:name="P1286" style:parent-style-name="ListParagraph" style:list-style-name="WWNum2" style:family="paragraph">
      <style:text-properties style:font-name="Pericles" fo:font-size="8pt" style:font-size-asian="8pt" style:font-size-complex="8pt"/>
    </style:style>
    <style:style style:name="P1287" style:parent-style-name="ListParagraph" style:list-style-name="WWNum2" style:family="paragraph">
      <style:text-properties style:font-name="Pericles" fo:font-size="8pt" style:font-size-asian="8pt" style:font-size-complex="8pt"/>
    </style:style>
    <style:style style:name="P1288" style:parent-style-name="ListParagraph" style:list-style-name="WWNum2" style:family="paragraph">
      <style:text-properties style:font-name="Pericles" fo:font-size="8pt" style:font-size-asian="8pt" style:font-size-complex="8pt"/>
    </style:style>
    <style:style style:name="P1289" style:parent-style-name="ListParagraph" style:list-style-name="WWNum2" style:family="paragraph">
      <style:text-properties style:font-name="Pericles" fo:font-size="8pt" style:font-size-asian="8pt" style:font-size-complex="8pt"/>
    </style:style>
    <style:style style:name="P1290" style:parent-style-name="ListParagraph" style:list-style-name="WWNum2" style:family="paragraph">
      <style:text-properties style:font-name="Pericles" fo:font-size="8pt" style:font-size-asian="8pt" style:font-size-complex="8pt"/>
    </style:style>
    <style:style style:name="P1291" style:parent-style-name="ListParagraph" style:family="paragraph">
      <style:text-properties style:font-name="Pericles" fo:font-size="8pt" style:font-size-asian="8pt" style:font-size-complex="8pt"/>
    </style:style>
    <style:style style:name="P1292" style:parent-style-name="ListParagraph" style:family="paragraph">
      <style:paragraph-properties fo:margin-left="0.25in">
        <style:tab-stops/>
      </style:paragraph-properties>
      <style:text-properties style:font-name="Pericles" fo:font-size="8pt" style:font-size-asian="8pt" style:font-size-complex="8pt"/>
    </style:style>
    <style:style style:name="P1293" style:parent-style-name="Standard" style:family="paragraph">
      <style:text-properties style:font-name="Pericles" fo:font-size="8pt" style:font-size-asian="8pt" style:font-size-complex="8pt"/>
    </style:style>
    <style:style style:name="TableCell1294" style:family="table-cell">
      <style:table-cell-properties fo:border="none" style:writing-mode="lr-tb" fo:padding-top="0in" fo:padding-left="0.075in" fo:padding-bottom="0in" fo:padding-right="0.075in"/>
    </style:style>
    <style:style style:name="P1295" style:parent-style-name="ListParagraph" style:list-style-name="WWNum2" style:family="paragraph">
      <style:text-properties style:font-name="Pericles" fo:font-size="8pt" style:font-size-asian="8pt" style:font-size-complex="8pt"/>
    </style:style>
    <style:style style:name="P1296" style:parent-style-name="ListParagraph" style:list-style-name="WWNum2" style:family="paragraph">
      <style:text-properties style:font-name="Pericles" fo:font-size="8pt" style:font-size-asian="8pt" style:font-size-complex="8pt"/>
    </style:style>
    <style:style style:name="P1297" style:parent-style-name="ListParagraph" style:list-style-name="WWNum2" style:family="paragraph">
      <style:text-properties style:font-name="Pericles" fo:font-size="8pt" style:font-size-asian="8pt" style:font-size-complex="8pt"/>
    </style:style>
    <style:style style:name="P1298" style:parent-style-name="ListParagraph" style:list-style-name="WWNum2" style:family="paragraph">
      <style:text-properties style:font-name="Pericles" fo:font-size="8pt" style:font-size-asian="8pt" style:font-size-complex="8pt"/>
    </style:style>
    <style:style style:name="P1299" style:parent-style-name="ListParagraph" style:list-style-name="WWNum2" style:family="paragraph">
      <style:text-properties style:font-name="Pericles" fo:font-size="8pt" style:font-size-asian="8pt" style:font-size-complex="8pt"/>
    </style:style>
    <style:style style:name="P1300" style:parent-style-name="ListParagraph" style:list-style-name="WWNum2" style:family="paragraph">
      <style:text-properties style:font-name="Pericles" fo:font-size="8pt" style:font-size-asian="8pt" style:font-size-complex="8pt"/>
    </style:style>
    <style:style style:name="P1301" style:parent-style-name="ListParagraph" style:family="paragraph">
      <style:paragraph-properties fo:margin-left="0in">
        <style:tab-stops/>
      </style:paragraph-properties>
      <style:text-properties style:font-name="Pericles" fo:font-size="8pt" style:font-size-asian="8pt" style:font-size-complex="8pt"/>
    </style:style>
    <style:style style:name="P1302" style:parent-style-name="Standard" style:family="paragraph">
      <style:text-properties style:font-name="Pericles" fo:font-size="8pt" style:font-size-asian="8pt" style:font-size-complex="8pt"/>
    </style:style>
    <style:style style:name="TableRow1303" style:family="table-row">
      <style:table-row-properties style:use-optimal-row-height="false"/>
    </style:style>
    <style:style style:name="TableCell1304" style:family="table-cell">
      <style:table-cell-properties fo:border="0.0069in solid #00000A" style:writing-mode="lr-tb" fo:padding-top="0in" fo:padding-left="0.075in" fo:padding-bottom="0in" fo:padding-right="0.075in"/>
    </style:style>
    <style:style style:name="P1305" style:parent-style-name="Standard" style:family="paragraph">
      <style:text-properties style:font-name="Pericles" fo:font-weight="bold" style:font-weight-asian="bold" fo:font-size="8pt" style:font-size-asian="8pt" style:font-size-complex="8pt"/>
    </style:style>
    <style:style style:name="P1306" style:parent-style-name="Standard" style:family="paragraph">
      <style:text-properties style:font-name="Pericles" fo:font-weight="bold" style:font-weight-asian="bold" fo:font-size="8pt" style:font-size-asian="8pt" style:font-size-complex="8pt"/>
    </style:style>
    <style:style style:name="TableColumn1308" style:family="table-column">
      <style:table-column-properties style:column-width="6.493in" style:use-optimal-column-width="false"/>
    </style:style>
    <style:style style:name="Table1307" style:family="table">
      <style:table-properties style:width="6.493in" fo:margin-left="-0.075in" table:align="left"/>
    </style:style>
    <style:style style:name="TableRow1309" style:family="table-row">
      <style:table-row-properties style:use-optimal-row-height="false"/>
    </style:style>
    <style:style style:name="TableCell1310" style:family="table-cell">
      <style:table-cell-properties fo:border="0.0069in solid #00000A" style:writing-mode="lr-tb" fo:padding-top="0in" fo:padding-left="0.075in" fo:padding-bottom="0in" fo:padding-right="0.075in"/>
    </style:style>
    <style:style style:name="P1311" style:parent-style-name="Standard" style:family="paragraph">
      <style:text-properties style:font-name="Pericles" fo:font-weight="bold" style:font-weight-asian="bold" fo:font-size="8pt" style:font-size-asian="8pt" style:font-size-complex="8pt"/>
    </style:style>
    <style:style style:name="TableRow1312" style:family="table-row">
      <style:table-row-properties style:use-optimal-row-height="false"/>
    </style:style>
    <style:style style:name="TableCell1313" style:family="table-cell">
      <style:table-cell-properties fo:border="0.0069in solid #00000A" style:writing-mode="lr-tb" fo:padding-top="0in" fo:padding-left="0.075in" fo:padding-bottom="0in" fo:padding-right="0.075in"/>
    </style:style>
    <style:style style:name="T1314" style:parent-style-name="DefaultParagraphFont" style:family="text">
      <style:text-properties style:font-name="Pericles" fo:font-weight="bold" style:font-weight-asian="bold" fo:font-size="8pt" style:font-size-asian="8pt" style:font-size-complex="8pt"/>
    </style:style>
    <style:style style:name="TableRow1315" style:family="table-row">
      <style:table-row-properties style:use-optimal-row-height="false"/>
    </style:style>
    <style:style style:name="TableCell1316" style:family="table-cell">
      <style:table-cell-properties fo:border="0.0069in solid #00000A" style:writing-mode="lr-tb" fo:padding-top="0in" fo:padding-left="0.075in" fo:padding-bottom="0in" fo:padding-right="0.075in"/>
    </style:style>
    <style:style style:name="P1317" style:parent-style-name="Standard" style:family="paragraph">
      <style:text-properties style:font-name="Pericles" fo:font-weight="bold" style:font-weight-asian="bold" fo:font-size="8pt" style:font-size-asian="8pt" style:font-size-complex="8pt"/>
    </style:style>
    <style:style style:name="TableColumn1319" style:family="table-column">
      <style:table-column-properties style:column-width="2.1118in" style:use-optimal-column-width="false"/>
    </style:style>
    <style:style style:name="TableColumn1320" style:family="table-column">
      <style:table-column-properties style:column-width="2.1104in" style:use-optimal-column-width="false"/>
    </style:style>
    <style:style style:name="TableColumn1321" style:family="table-column">
      <style:table-column-properties style:column-width="2.1138in" style:use-optimal-column-width="false"/>
    </style:style>
    <style:style style:name="Table1318" style:family="table">
      <style:table-properties style:width="6.3361in" fo:margin-left="0in" table:align="left"/>
    </style:style>
    <style:style style:name="TableRow1322" style:family="table-row">
      <style:table-row-properties style:use-optimal-row-height="false"/>
    </style:style>
    <style:style style:name="TableCell1323" style:family="table-cell">
      <style:table-cell-properties fo:border="none" style:writing-mode="lr-tb" fo:padding-top="0in" fo:padding-left="0.075in" fo:padding-bottom="0in" fo:padding-right="0.075in"/>
    </style:style>
    <style:style style:name="P1324" style:parent-style-name="Standard" style:family="paragraph">
      <style:text-properties style:font-name="Pericles" fo:font-weight="bold" style:font-weight-asian="bold" fo:font-size="8pt" style:font-size-asian="8pt" style:font-size-complex="8pt"/>
    </style:style>
    <style:style style:name="TableCell1325" style:family="table-cell">
      <style:table-cell-properties fo:border="none" style:writing-mode="lr-tb" fo:padding-top="0in" fo:padding-left="0.075in" fo:padding-bottom="0in" fo:padding-right="0.075in"/>
    </style:style>
    <style:style style:name="P1326" style:parent-style-name="Standard" style:family="paragraph">
      <style:text-properties style:font-name="Pericles" fo:font-weight="bold" style:font-weight-asian="bold" fo:font-size="8pt" style:font-size-asian="8pt" style:font-size-complex="8pt"/>
    </style:style>
    <style:style style:name="TableCell1327" style:family="table-cell">
      <style:table-cell-properties fo:border="none" style:writing-mode="lr-tb" fo:padding-top="0in" fo:padding-left="0.075in" fo:padding-bottom="0in" fo:padding-right="0.075in"/>
    </style:style>
    <style:style style:name="P1328" style:parent-style-name="Standard" style:family="paragraph">
      <style:text-properties style:font-name="Pericles" fo:font-weight="bold" style:font-weight-asian="bold" fo:font-size="8pt" style:font-size-asian="8pt" style:font-size-complex="8pt"/>
    </style:style>
    <style:style style:name="TableRow1329" style:family="table-row">
      <style:table-row-properties style:use-optimal-row-height="false"/>
    </style:style>
    <style:style style:name="TableCell1330" style:family="table-cell">
      <style:table-cell-properties fo:border="none" style:writing-mode="lr-tb" fo:padding-top="0in" fo:padding-left="0.075in" fo:padding-bottom="0in" fo:padding-right="0.075in"/>
    </style:style>
    <style:style style:name="P1331" style:parent-style-name="ListParagraph" style:list-style-name="WWNum2" style:family="paragraph">
      <style:text-properties style:font-name="Pericles" fo:font-size="8pt" style:font-size-asian="8pt" style:font-size-complex="8pt"/>
    </style:style>
    <style:style style:name="P1332" style:parent-style-name="ListParagraph" style:list-style-name="WWNum2" style:family="paragraph">
      <style:text-properties style:font-name="Pericles" fo:font-size="8pt" style:font-size-asian="8pt" style:font-size-complex="8pt"/>
    </style:style>
    <style:style style:name="P1333" style:parent-style-name="ListParagraph" style:list-style-name="WWNum2" style:family="paragraph">
      <style:text-properties style:font-name="Pericles" fo:font-size="8pt" style:font-size-asian="8pt" style:font-size-complex="8pt"/>
    </style:style>
    <style:style style:name="P1334" style:parent-style-name="ListParagraph" style:list-style-name="WWNum2" style:family="paragraph">
      <style:text-properties style:font-name="Pericles" fo:font-size="8pt" style:font-size-asian="8pt" style:font-size-complex="8pt"/>
    </style:style>
    <style:style style:name="P1335" style:parent-style-name="ListParagraph" style:list-style-name="WWNum2" style:family="paragraph">
      <style:text-properties style:font-name="Pericles" fo:font-size="8pt" style:font-size-asian="8pt" style:font-size-complex="8pt"/>
    </style:style>
    <style:style style:name="P1336" style:parent-style-name="ListParagraph" style:list-style-name="WWNum2" style:family="paragraph">
      <style:text-properties style:font-name="Pericles" fo:font-size="8pt" style:font-size-asian="8pt" style:font-size-complex="8pt"/>
    </style:style>
    <style:style style:name="P1337" style:parent-style-name="ListParagraph" style:list-style-name="WWNum2"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338" style:parent-style-name="ListParagraph" style:list-style-name="WWNum2" style:family="paragraph">
      <style:text-properties style:font-name="Pericles" fo:font-size="8pt" style:font-size-asian="8pt" style:font-size-complex="8pt"/>
    </style:style>
    <style:style style:name="P1339" style:parent-style-name="ListParagraph" style:list-style-name="WWNum2" style:family="paragraph">
      <style:text-properties style:font-name="Pericles" fo:font-size="8pt" style:font-size-asian="8pt" style:font-size-complex="8pt"/>
    </style:style>
    <style:style style:name="P1340" style:parent-style-name="ListParagraph" style:family="paragraph">
      <style:text-properties style:font-name="Pericles" fo:font-size="8pt" style:font-size-asian="8pt" style:font-size-complex="8pt"/>
    </style:style>
    <style:style style:name="TableCell1341" style:family="table-cell">
      <style:table-cell-properties fo:border="none" style:writing-mode="lr-tb" fo:padding-top="0in" fo:padding-left="0.075in" fo:padding-bottom="0in" fo:padding-right="0.075in"/>
    </style:style>
    <style:style style:name="P1342" style:parent-style-name="ListParagraph" style:list-style-name="WWNum2" style:family="paragraph">
      <style:text-properties style:font-name="Pericles" fo:font-size="8pt" style:font-size-asian="8pt" style:font-size-complex="8pt"/>
    </style:style>
    <style:style style:name="P1343" style:parent-style-name="ListParagraph" style:list-style-name="WWNum2" style:family="paragraph">
      <style:text-properties style:font-name="Pericles" fo:font-size="8pt" style:font-size-asian="8pt" style:font-size-complex="8pt"/>
    </style:style>
    <style:style style:name="P1344" style:parent-style-name="ListParagraph" style:list-style-name="WWNum2" style:family="paragraph">
      <style:text-properties style:font-name="Pericles" fo:font-size="8pt" style:font-size-asian="8pt" style:font-size-complex="8pt"/>
    </style:style>
    <style:style style:name="P1345" style:parent-style-name="ListParagraph" style:list-style-name="WWNum2" style:family="paragraph">
      <style:text-properties style:font-name="Pericles" fo:font-size="8pt" style:font-size-asian="8pt" style:font-size-complex="8pt"/>
    </style:style>
    <style:style style:name="P1346" style:parent-style-name="ListParagraph" style:list-style-name="WWNum2" style:family="paragraph">
      <style:text-properties style:font-name="Pericles" fo:font-size="8pt" style:font-size-asian="8pt" style:font-size-complex="8pt"/>
    </style:style>
    <style:style style:name="P1347" style:parent-style-name="ListParagraph" style:list-style-name="WWNum2" style:family="paragraph">
      <style:text-properties style:font-name="Pericles" fo:font-size="8pt" style:font-size-asian="8pt" style:font-size-complex="8pt"/>
    </style:style>
    <style:style style:name="P1348" style:parent-style-name="ListParagraph" style:list-style-name="WWNum2" style:family="paragraph">
      <style:text-properties style:font-name="Pericles" fo:font-size="8pt" style:font-size-asian="8pt" style:font-size-complex="8pt"/>
    </style:style>
    <style:style style:name="P1349" style:parent-style-name="ListParagraph" style:family="paragraph">
      <style:text-properties style:font-name="Pericles" fo:font-size="8pt" style:font-size-asian="8pt" style:font-size-complex="8pt"/>
    </style:style>
    <style:style style:name="P1350"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351" style:family="table-cell">
      <style:table-cell-properties fo:border="none" style:writing-mode="lr-tb" fo:padding-top="0in" fo:padding-left="0.075in" fo:padding-bottom="0in" fo:padding-right="0.075in"/>
    </style:style>
    <style:style style:name="P1352" style:parent-style-name="ListParagraph" style:list-style-name="WWNum2" style:family="paragraph">
      <style:text-properties style:font-name="Pericles" fo:font-size="8pt" style:font-size-asian="8pt" style:font-size-complex="8pt"/>
    </style:style>
    <style:style style:name="P1353" style:parent-style-name="ListParagraph" style:list-style-name="WWNum2" style:family="paragraph">
      <style:text-properties style:font-name="Pericles" fo:font-size="8pt" style:font-size-asian="8pt" style:font-size-complex="8pt"/>
    </style:style>
    <style:style style:name="P1354" style:parent-style-name="ListParagraph" style:list-style-name="WWNum2" style:family="paragraph">
      <style:text-properties style:font-name="Pericles" fo:font-size="8pt" style:font-size-asian="8pt" style:font-size-complex="8pt"/>
    </style:style>
    <style:style style:name="P1355" style:parent-style-name="ListParagraph" style:list-style-name="WWNum2" style:family="paragraph">
      <style:text-properties style:font-name="Pericles" fo:font-size="8pt" style:font-size-asian="8pt" style:font-size-complex="8pt"/>
    </style:style>
    <style:style style:name="P1356" style:parent-style-name="ListParagraph" style:list-style-name="WWNum2" style:family="paragraph">
      <style:text-properties style:font-name="Pericles" fo:font-size="8pt" style:font-size-asian="8pt" style:font-size-complex="8pt"/>
    </style:style>
    <style:style style:name="P1357" style:parent-style-name="ListParagraph" style:list-style-name="WWNum2" style:family="paragraph">
      <style:text-properties style:font-name="Pericles" fo:font-size="8pt" style:font-size-asian="8pt" style:font-size-complex="8pt"/>
    </style:style>
    <style:style style:name="P1358" style:parent-style-name="ListParagraph" style:list-style-name="WWNum2" style:family="paragraph">
      <style:text-properties style:font-name="Pericles" fo:font-size="8pt" style:font-size-asian="8pt" style:font-size-complex="8pt"/>
    </style:style>
    <style:style style:name="P1359" style:parent-style-name="ListParagraph" style:list-style-name="WWNum2" style:family="paragraph">
      <style:text-properties style:font-name="Pericles" fo:font-size="8pt" style:font-size-asian="8pt" style:font-size-complex="8pt"/>
    </style:style>
    <style:style style:name="P1360" style:parent-style-name="ListParagraph" style:family="paragraph">
      <style:paragraph-properties fo:margin-left="0in">
        <style:tab-stops/>
      </style:paragraph-properties>
      <style:text-properties style:font-name="Pericles" fo:font-size="8pt" style:font-size-asian="8pt" style:font-size-complex="8pt"/>
    </style:style>
    <style:style style:name="P1361" style:parent-style-name="Standard" style:family="paragraph">
      <style:text-properties style:font-name="Pericles" fo:font-size="8pt" style:font-size-asian="8pt" style:font-size-complex="8pt"/>
    </style:style>
    <style:style style:name="TableRow1362" style:family="table-row">
      <style:table-row-properties style:use-optimal-row-height="false"/>
    </style:style>
    <style:style style:name="TableCell1363" style:family="table-cell">
      <style:table-cell-properties fo:border="0.0069in solid #00000A" style:writing-mode="lr-tb" fo:padding-top="0in" fo:padding-left="0.075in" fo:padding-bottom="0in" fo:padding-right="0.075in"/>
    </style:style>
    <style:style style:name="P1364" style:parent-style-name="Standard" style:family="paragraph">
      <style:text-properties style:font-name="Pericles" fo:font-weight="bold" style:font-weight-asian="bold" fo:font-size="8pt" style:font-size-asian="8pt" style:font-size-complex="8pt"/>
    </style:style>
    <style:style style:name="P1365" style:parent-style-name="Standard" style:family="paragraph">
      <style:text-properties style:font-name="Pericles" fo:font-weight="bold" style:font-weight-asian="bold" fo:font-size="8pt" style:font-size-asian="8pt" style:font-size-complex="8pt"/>
    </style:style>
    <style:style style:name="TableColumn1367" style:family="table-column">
      <style:table-column-properties style:column-width="6.493in" style:use-optimal-column-width="false"/>
    </style:style>
    <style:style style:name="Table1366" style:family="table">
      <style:table-properties style:width="6.493in" fo:margin-left="-0.075in" table:align="left"/>
    </style:style>
    <style:style style:name="TableRow1368" style:family="table-row">
      <style:table-row-properties style:use-optimal-row-height="false"/>
    </style:style>
    <style:style style:name="TableCell1369" style:family="table-cell">
      <style:table-cell-properties fo:border="0.0069in solid #00000A" style:writing-mode="lr-tb" fo:padding-top="0in" fo:padding-left="0.075in" fo:padding-bottom="0in" fo:padding-right="0.075in"/>
    </style:style>
    <style:style style:name="P1370" style:parent-style-name="Standard" style:family="paragraph">
      <style:text-properties style:font-name="Pericles" fo:font-weight="bold" style:font-weight-asian="bold" fo:font-size="8pt" style:font-size-asian="8pt" style:font-size-complex="8pt"/>
    </style:style>
    <style:style style:name="TableRow1371" style:family="table-row">
      <style:table-row-properties style:use-optimal-row-height="false"/>
    </style:style>
    <style:style style:name="TableCell1372" style:family="table-cell">
      <style:table-cell-properties fo:border="0.0069in solid #00000A" style:writing-mode="lr-tb" fo:padding-top="0in" fo:padding-left="0.075in" fo:padding-bottom="0in" fo:padding-right="0.075in"/>
    </style:style>
    <style:style style:name="T1373" style:parent-style-name="DefaultParagraphFont" style:family="text">
      <style:text-properties style:font-name="Pericles" fo:font-weight="bold" style:font-weight-asian="bold" fo:font-size="8pt" style:font-size-asian="8pt" style:font-size-complex="8pt"/>
    </style:style>
    <style:style style:name="T1374" style:parent-style-name="DefaultParagraphFont" style:family="text">
      <style:text-properties style:font-name="Pericles" fo:font-size="8pt" style:font-size-asian="8pt" style:font-size-complex="8pt"/>
    </style:style>
    <style:style style:name="TableRow1375" style:family="table-row">
      <style:table-row-properties style:use-optimal-row-height="false"/>
    </style:style>
    <style:style style:name="TableCell1376" style:family="table-cell">
      <style:table-cell-properties fo:border="0.0069in solid #00000A" style:writing-mode="lr-tb" fo:padding-top="0in" fo:padding-left="0.075in" fo:padding-bottom="0in" fo:padding-right="0.075in"/>
    </style:style>
    <style:style style:name="P1377" style:parent-style-name="Standard" style:family="paragraph">
      <style:text-properties style:font-name="Pericles" fo:font-weight="bold" style:font-weight-asian="bold" fo:font-size="8pt" style:font-size-asian="8pt" style:font-size-complex="8pt"/>
    </style:style>
    <style:style style:name="TableColumn1379" style:family="table-column">
      <style:table-column-properties style:column-width="2.1118in" style:use-optimal-column-width="false"/>
    </style:style>
    <style:style style:name="TableColumn1380" style:family="table-column">
      <style:table-column-properties style:column-width="2.1104in" style:use-optimal-column-width="false"/>
    </style:style>
    <style:style style:name="TableColumn1381" style:family="table-column">
      <style:table-column-properties style:column-width="2.1138in" style:use-optimal-column-width="false"/>
    </style:style>
    <style:style style:name="Table1378" style:family="table">
      <style:table-properties style:width="6.3361in" fo:margin-left="0in" table:align="left"/>
    </style:style>
    <style:style style:name="TableRow1382" style:family="table-row">
      <style:table-row-properties style:use-optimal-row-height="false"/>
    </style:style>
    <style:style style:name="TableCell1383" style:family="table-cell">
      <style:table-cell-properties fo:border="none" style:writing-mode="lr-tb" fo:padding-top="0in" fo:padding-left="0.075in" fo:padding-bottom="0in" fo:padding-right="0.075in"/>
    </style:style>
    <style:style style:name="P1384" style:parent-style-name="Standard" style:family="paragraph">
      <style:text-properties style:font-name="Pericles" fo:font-weight="bold" style:font-weight-asian="bold" fo:font-size="8pt" style:font-size-asian="8pt" style:font-size-complex="8pt"/>
    </style:style>
    <style:style style:name="TableCell1385" style:family="table-cell">
      <style:table-cell-properties fo:border="none" style:writing-mode="lr-tb" fo:padding-top="0in" fo:padding-left="0.075in" fo:padding-bottom="0in" fo:padding-right="0.075in"/>
    </style:style>
    <style:style style:name="P1386" style:parent-style-name="Standard" style:family="paragraph">
      <style:text-properties style:font-name="Pericles" fo:font-weight="bold" style:font-weight-asian="bold" fo:font-size="8pt" style:font-size-asian="8pt" style:font-size-complex="8pt"/>
    </style:style>
    <style:style style:name="TableCell1387" style:family="table-cell">
      <style:table-cell-properties fo:border="none" style:writing-mode="lr-tb" fo:padding-top="0in" fo:padding-left="0.075in" fo:padding-bottom="0in" fo:padding-right="0.075in"/>
    </style:style>
    <style:style style:name="P1388" style:parent-style-name="Standard" style:family="paragraph">
      <style:text-properties style:font-name="Pericles" fo:font-weight="bold" style:font-weight-asian="bold" fo:font-size="8pt" style:font-size-asian="8pt" style:font-size-complex="8pt"/>
    </style:style>
    <style:style style:name="TableRow1389" style:family="table-row">
      <style:table-row-properties style:use-optimal-row-height="false"/>
    </style:style>
    <style:style style:name="TableCell1390" style:family="table-cell">
      <style:table-cell-properties fo:border="none" style:writing-mode="lr-tb" fo:padding-top="0in" fo:padding-left="0.075in" fo:padding-bottom="0in" fo:padding-right="0.075in"/>
    </style:style>
    <style:style style:name="P1391" style:parent-style-name="ListParagraph" style:list-style-name="WWNum2" style:family="paragraph">
      <style:text-properties style:font-name="Pericles" fo:font-size="8pt" style:font-size-asian="8pt" style:font-size-complex="8pt"/>
    </style:style>
    <style:style style:name="P1392" style:parent-style-name="ListParagraph" style:list-style-name="WWNum2" style:family="paragraph">
      <style:text-properties style:font-name="Pericles" fo:font-size="8pt" style:font-size-asian="8pt" style:font-size-complex="8pt"/>
    </style:style>
    <style:style style:name="P1393" style:parent-style-name="ListParagraph" style:list-style-name="WWNum2" style:family="paragraph">
      <style:text-properties style:font-name="Pericles" fo:font-size="8pt" style:font-size-asian="8pt" style:font-size-complex="8pt"/>
    </style:style>
    <style:style style:name="P1394" style:parent-style-name="ListParagraph" style:list-style-name="WWNum2" style:family="paragraph">
      <style:text-properties style:font-name="Pericles" fo:font-size="8pt" style:font-size-asian="8pt" style:font-size-complex="8pt"/>
    </style:style>
    <style:style style:name="P1395" style:parent-style-name="ListParagraph" style:list-style-name="WWNum2" style:family="paragraph">
      <style:text-properties style:font-name="Pericles" fo:font-size="8pt" style:font-size-asian="8pt" style:font-size-complex="8pt"/>
    </style:style>
    <style:style style:name="P1396" style:parent-style-name="ListParagraph" style:list-style-name="WWNum2" style:family="paragraph">
      <style:text-properties style:font-name="Pericles" fo:font-size="8pt" style:font-size-asian="8pt" style:font-size-complex="8pt"/>
    </style:style>
    <style:style style:name="P1397" style:parent-style-name="ListParagraph" style:list-style-name="WWNum2" style:family="paragraph">
      <style:text-properties style:font-name="Pericles" fo:font-size="8pt" style:font-size-asian="8pt" style:font-size-complex="8pt"/>
    </style:style>
    <style:style style:name="TableCell1398" style:family="table-cell">
      <style:table-cell-properties fo:border="none" style:writing-mode="lr-tb" fo:padding-top="0in" fo:padding-left="0.075in" fo:padding-bottom="0in" fo:padding-right="0.075in"/>
    </style:style>
    <style:style style:name="P1399" style:parent-style-name="ListParagraph" style:list-style-name="WWNum2" style:family="paragraph">
      <style:text-properties style:font-name="Pericles" fo:font-size="8pt" style:font-size-asian="8pt" style:font-size-complex="8pt"/>
    </style:style>
    <style:style style:name="P1400" style:parent-style-name="ListParagraph" style:list-style-name="WWNum2" style:family="paragraph">
      <style:text-properties style:font-name="Pericles" fo:font-size="8pt" style:font-size-asian="8pt" style:font-size-complex="8pt"/>
    </style:style>
    <style:style style:name="P1401" style:parent-style-name="ListParagraph" style:list-style-name="WWNum2" style:family="paragraph">
      <style:text-properties style:font-name="Pericles" fo:font-size="8pt" style:font-size-asian="8pt" style:font-size-complex="8pt"/>
    </style:style>
    <style:style style:name="P1402" style:parent-style-name="ListParagraph" style:list-style-name="WWNum2" style:family="paragraph">
      <style:text-properties style:font-name="Pericles" fo:font-size="8pt" style:font-size-asian="8pt" style:font-size-complex="8pt"/>
    </style:style>
    <style:style style:name="P1403" style:parent-style-name="ListParagraph" style:list-style-name="WWNum2" style:family="paragraph">
      <style:text-properties style:font-name="Pericles" fo:font-size="8pt" style:font-size-asian="8pt" style:font-size-complex="8pt"/>
    </style:style>
    <style:style style:name="P1404" style:parent-style-name="ListParagraph" style:list-style-name="WWNum2" style:family="paragraph">
      <style:text-properties style:font-name="Pericles" fo:font-size="8pt" style:font-size-asian="8pt" style:font-size-complex="8pt"/>
    </style:style>
    <style:style style:name="P1405" style:parent-style-name="ListParagraph" style:list-style-name="WWNum2" style:family="paragraph">
      <style:text-properties style:font-name="Pericles" fo:font-size="8pt" style:font-size-asian="8pt" style:font-size-complex="8pt"/>
    </style:style>
    <style:style style:name="P1406" style:parent-style-name="ListParagraph" style:list-style-name="WWNum2" style:family="paragraph">
      <style:text-properties style:font-name="Pericles" fo:font-size="8pt" style:font-size-asian="8pt" style:font-size-complex="8pt"/>
    </style:style>
    <style:style style:name="P140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408" style:family="table-cell">
      <style:table-cell-properties fo:border="none" style:writing-mode="lr-tb" fo:padding-top="0in" fo:padding-left="0.075in" fo:padding-bottom="0in" fo:padding-right="0.075in"/>
    </style:style>
    <style:style style:name="P1409" style:parent-style-name="ListParagraph" style:list-style-name="WWNum2" style:family="paragraph">
      <style:text-properties style:font-name="Pericles" fo:font-size="8pt" style:font-size-asian="8pt" style:font-size-complex="8pt"/>
    </style:style>
    <style:style style:name="P1410" style:parent-style-name="ListParagraph" style:list-style-name="WWNum2" style:family="paragraph">
      <style:text-properties style:font-name="Pericles" fo:font-size="8pt" style:font-size-asian="8pt" style:font-size-complex="8pt"/>
    </style:style>
    <style:style style:name="P1411" style:parent-style-name="ListParagraph" style:list-style-name="WWNum2" style:family="paragraph">
      <style:text-properties style:font-name="Pericles" fo:font-size="8pt" style:font-size-asian="8pt" style:font-size-complex="8pt"/>
    </style:style>
    <style:style style:name="P1412" style:parent-style-name="ListParagraph" style:list-style-name="WWNum2" style:family="paragraph">
      <style:text-properties style:font-name="Pericles" fo:font-size="8pt" style:font-size-asian="8pt" style:font-size-complex="8pt"/>
    </style:style>
    <style:style style:name="P1413" style:parent-style-name="ListParagraph" style:list-style-name="WWNum2" style:family="paragraph">
      <style:text-properties style:font-name="Pericles" fo:font-size="8pt" style:font-size-asian="8pt" style:font-size-complex="8pt"/>
    </style:style>
    <style:style style:name="P1414" style:parent-style-name="Standard" style:family="paragraph">
      <style:text-properties style:font-name="Pericles" fo:font-size="8pt" style:font-size-asian="8pt" style:font-size-complex="8pt"/>
    </style:style>
    <style:style style:name="TableRow1415" style:family="table-row">
      <style:table-row-properties style:use-optimal-row-height="false"/>
    </style:style>
    <style:style style:name="TableCell1416" style:family="table-cell">
      <style:table-cell-properties fo:border="0.0069in solid #00000A" style:writing-mode="lr-tb" fo:padding-top="0in" fo:padding-left="0.075in" fo:padding-bottom="0in" fo:padding-right="0.075in"/>
    </style:style>
    <style:style style:name="P1417" style:parent-style-name="Standard" style:family="paragraph">
      <style:text-properties style:font-name="Pericles" fo:font-weight="bold" style:font-weight-asian="bold" fo:font-size="8pt" style:font-size-asian="8pt" style:font-size-complex="8pt"/>
    </style:style>
    <style:style style:name="P1418" style:parent-style-name="Standard" style:family="paragraph">
      <style:text-properties style:font-name="Pericles" fo:font-weight="bold" style:font-weight-asian="bold" fo:font-size="8pt" style:font-size-asian="8pt" style:font-size-complex="8pt"/>
    </style:style>
    <style:style style:name="TableColumn1420" style:family="table-column">
      <style:table-column-properties style:column-width="6.493in" style:use-optimal-column-width="false"/>
    </style:style>
    <style:style style:name="Table1419" style:family="table">
      <style:table-properties style:width="6.493in" fo:margin-left="-0.075in" table:align="left"/>
    </style:style>
    <style:style style:name="TableRow1421" style:family="table-row">
      <style:table-row-properties style:use-optimal-row-height="false"/>
    </style:style>
    <style:style style:name="TableCell1422" style:family="table-cell">
      <style:table-cell-properties fo:border="0.0069in solid #00000A" style:writing-mode="lr-tb" fo:padding-top="0in" fo:padding-left="0.075in" fo:padding-bottom="0in" fo:padding-right="0.075in"/>
    </style:style>
    <style:style style:name="P1423" style:parent-style-name="Standard" style:family="paragraph">
      <style:text-properties style:font-name="Pericles" fo:font-weight="bold" style:font-weight-asian="bold" fo:font-size="8pt" style:font-size-asian="8pt" style:font-size-complex="8pt"/>
    </style:style>
    <style:style style:name="TableRow1424" style:family="table-row">
      <style:table-row-properties style:use-optimal-row-height="false"/>
    </style:style>
    <style:style style:name="TableCell1425" style:family="table-cell">
      <style:table-cell-properties fo:border="0.0069in solid #00000A" style:writing-mode="lr-tb" fo:padding-top="0in" fo:padding-left="0.075in" fo:padding-bottom="0in" fo:padding-right="0.075in"/>
    </style:style>
    <style:style style:name="T1426" style:parent-style-name="DefaultParagraphFont" style:family="text">
      <style:text-properties style:font-name="Pericles" fo:font-weight="bold" style:font-weight-asian="bold" fo:font-size="8pt" style:font-size-asian="8pt" style:font-size-complex="8pt"/>
    </style:style>
    <style:style style:name="T1427" style:parent-style-name="DefaultParagraphFont" style:family="text">
      <style:text-properties style:font-name="Pericles" fo:font-size="8pt" style:font-size-asian="8pt" style:font-size-complex="8pt"/>
    </style:style>
    <style:style style:name="TableRow1428" style:family="table-row">
      <style:table-row-properties style:use-optimal-row-height="false"/>
    </style:style>
    <style:style style:name="TableCell1429" style:family="table-cell">
      <style:table-cell-properties fo:border="0.0069in solid #00000A" style:writing-mode="lr-tb" fo:padding-top="0in" fo:padding-left="0.075in" fo:padding-bottom="0in" fo:padding-right="0.075in"/>
    </style:style>
    <style:style style:name="P1430" style:parent-style-name="Standard" style:family="paragraph">
      <style:text-properties style:font-name="Pericles" fo:font-weight="bold" style:font-weight-asian="bold" fo:font-size="8pt" style:font-size-asian="8pt" style:font-size-complex="8pt"/>
    </style:style>
    <style:style style:name="TableColumn1432" style:family="table-column">
      <style:table-column-properties style:column-width="2.1118in" style:use-optimal-column-width="false"/>
    </style:style>
    <style:style style:name="TableColumn1433" style:family="table-column">
      <style:table-column-properties style:column-width="2.1104in" style:use-optimal-column-width="false"/>
    </style:style>
    <style:style style:name="TableColumn1434" style:family="table-column">
      <style:table-column-properties style:column-width="2.1138in" style:use-optimal-column-width="false"/>
    </style:style>
    <style:style style:name="Table1431" style:family="table">
      <style:table-properties style:width="6.3361in" fo:margin-left="0in" table:align="left"/>
    </style:style>
    <style:style style:name="TableRow1435" style:family="table-row">
      <style:table-row-properties style:use-optimal-row-height="false"/>
    </style:style>
    <style:style style:name="TableCell1436" style:family="table-cell">
      <style:table-cell-properties fo:border="none" style:writing-mode="lr-tb" fo:padding-top="0in" fo:padding-left="0.075in" fo:padding-bottom="0in" fo:padding-right="0.075in"/>
    </style:style>
    <style:style style:name="P1437" style:parent-style-name="Standard" style:family="paragraph">
      <style:text-properties style:font-name="Pericles" fo:font-weight="bold" style:font-weight-asian="bold" fo:font-size="8pt" style:font-size-asian="8pt" style:font-size-complex="8pt"/>
    </style:style>
    <style:style style:name="TableCell1438" style:family="table-cell">
      <style:table-cell-properties fo:border="none" style:writing-mode="lr-tb" fo:padding-top="0in" fo:padding-left="0.075in" fo:padding-bottom="0in" fo:padding-right="0.075in"/>
    </style:style>
    <style:style style:name="P1439" style:parent-style-name="Standard" style:family="paragraph">
      <style:text-properties style:font-name="Pericles" fo:font-weight="bold" style:font-weight-asian="bold" fo:font-size="8pt" style:font-size-asian="8pt" style:font-size-complex="8pt"/>
    </style:style>
    <style:style style:name="TableCell1440" style:family="table-cell">
      <style:table-cell-properties fo:border="none" style:writing-mode="lr-tb" fo:padding-top="0in" fo:padding-left="0.075in" fo:padding-bottom="0in" fo:padding-right="0.075in"/>
    </style:style>
    <style:style style:name="P1441" style:parent-style-name="Standard" style:family="paragraph">
      <style:text-properties style:font-name="Pericles" fo:font-weight="bold" style:font-weight-asian="bold" fo:font-size="8pt" style:font-size-asian="8pt" style:font-size-complex="8pt"/>
    </style:style>
    <style:style style:name="TableRow1442" style:family="table-row">
      <style:table-row-properties style:use-optimal-row-height="false"/>
    </style:style>
    <style:style style:name="TableCell1443" style:family="table-cell">
      <style:table-cell-properties fo:border="none" style:writing-mode="lr-tb" fo:padding-top="0in" fo:padding-left="0.075in" fo:padding-bottom="0in" fo:padding-right="0.075in"/>
    </style:style>
    <style:style style:name="P1444" style:parent-style-name="ListParagraph" style:list-style-name="WWNum2" style:family="paragraph">
      <style:text-properties style:font-name="Pericles" fo:font-size="8pt" style:font-size-asian="8pt" style:font-size-complex="8pt"/>
    </style:style>
    <style:style style:name="P1445" style:parent-style-name="ListParagraph" style:list-style-name="WWNum2" style:family="paragraph">
      <style:text-properties style:font-name="Pericles" fo:font-size="8pt" style:font-size-asian="8pt" style:font-size-complex="8pt"/>
    </style:style>
    <style:style style:name="P1446" style:parent-style-name="ListParagraph" style:list-style-name="WWNum2" style:family="paragraph">
      <style:text-properties style:font-name="Pericles" fo:font-size="8pt" style:font-size-asian="8pt" style:font-size-complex="8pt"/>
    </style:style>
    <style:style style:name="P1447" style:parent-style-name="ListParagraph" style:list-style-name="WWNum2" style:family="paragraph">
      <style:text-properties style:font-name="Pericles" fo:font-size="8pt" style:font-size-asian="8pt" style:font-size-complex="8pt"/>
    </style:style>
    <style:style style:name="P1448" style:parent-style-name="ListParagraph" style:list-style-name="WWNum2" style:family="paragraph">
      <style:text-properties style:font-name="Pericles" fo:font-size="8pt" style:font-size-asian="8pt" style:font-size-complex="8pt"/>
    </style:style>
    <style:style style:name="P1449" style:parent-style-name="ListParagraph" style:list-style-name="WWNum2" style:family="paragraph">
      <style:text-properties style:font-name="Pericles" fo:font-size="8pt" style:font-size-asian="8pt" style:font-size-complex="8pt"/>
    </style:style>
    <style:style style:name="P1450" style:parent-style-name="ListParagraph" style:list-style-name="WWNum2" style:family="paragraph">
      <style:text-properties style:font-name="Pericles" fo:font-size="8pt" style:font-size-asian="8pt" style:font-size-complex="8pt"/>
    </style:style>
    <style:style style:name="P1451" style:parent-style-name="Standard" style:family="paragraph">
      <style:text-properties style:font-name="Pericles" fo:font-size="8pt" style:font-size-asian="8pt" style:font-size-complex="8pt"/>
    </style:style>
    <style:style style:name="TableCell1452" style:family="table-cell">
      <style:table-cell-properties fo:border="none" style:writing-mode="lr-tb" fo:padding-top="0in" fo:padding-left="0.075in" fo:padding-bottom="0in" fo:padding-right="0.075in"/>
    </style:style>
    <style:style style:name="P1453" style:parent-style-name="ListParagraph" style:list-style-name="WWNum2" style:family="paragraph">
      <style:text-properties style:font-name="Pericles" fo:font-size="8pt" style:font-size-asian="8pt" style:font-size-complex="8pt"/>
    </style:style>
    <style:style style:name="P1454" style:parent-style-name="ListParagraph" style:list-style-name="WWNum2" style:family="paragraph">
      <style:text-properties style:font-name="Pericles" fo:font-size="8pt" style:font-size-asian="8pt" style:font-size-complex="8pt"/>
    </style:style>
    <style:style style:name="P1455" style:parent-style-name="ListParagraph" style:list-style-name="WWNum2" style:family="paragraph">
      <style:text-properties style:font-name="Pericles" fo:font-size="8pt" style:font-size-asian="8pt" style:font-size-complex="8pt"/>
    </style:style>
    <style:style style:name="P1456" style:parent-style-name="ListParagraph" style:list-style-name="WWNum2" style:family="paragraph">
      <style:text-properties style:font-name="Pericles" fo:font-size="8pt" style:font-size-asian="8pt" style:font-size-complex="8pt"/>
    </style:style>
    <style:style style:name="P1457" style:parent-style-name="ListParagraph" style:list-style-name="WWNum2" style:family="paragraph">
      <style:text-properties style:font-name="Pericles" fo:font-size="8pt" style:font-size-asian="8pt" style:font-size-complex="8pt"/>
    </style:style>
    <style:style style:name="P1458" style:parent-style-name="ListParagraph" style:list-style-name="WWNum2" style:family="paragraph">
      <style:text-properties style:font-name="Pericles" fo:font-size="8pt" style:font-size-asian="8pt" style:font-size-complex="8pt"/>
    </style:style>
    <style:style style:name="P1459" style:parent-style-name="ListParagraph" style:family="paragraph">
      <style:paragraph-properties fo:margin-left="0.25in">
        <style:tab-stops/>
      </style:paragraph-properties>
      <style:text-properties style:font-name="Pericles" fo:font-size="8pt" style:font-size-asian="8pt" style:font-size-complex="8pt"/>
    </style:style>
    <style:style style:name="P1460" style:parent-style-name="Standard" style:family="paragraph">
      <style:text-properties style:font-name="Pericles" fo:font-size="8pt" style:font-size-asian="8pt" style:font-size-complex="8pt"/>
    </style:style>
    <style:style style:name="TableCell1461" style:family="table-cell">
      <style:table-cell-properties fo:border="none" style:writing-mode="lr-tb" fo:padding-top="0in" fo:padding-left="0.075in" fo:padding-bottom="0in" fo:padding-right="0.075in"/>
    </style:style>
    <style:style style:name="P1462" style:parent-style-name="ListParagraph" style:list-style-name="WWNum2" style:family="paragraph">
      <style:text-properties style:font-name="Pericles" fo:font-size="8pt" style:font-size-asian="8pt" style:font-size-complex="8pt"/>
    </style:style>
    <style:style style:name="P1463" style:parent-style-name="ListParagraph" style:list-style-name="WWNum2" style:family="paragraph">
      <style:text-properties style:font-name="Pericles" fo:font-size="8pt" style:font-size-asian="8pt" style:font-size-complex="8pt"/>
    </style:style>
    <style:style style:name="P1464" style:parent-style-name="ListParagraph" style:list-style-name="WWNum2" style:family="paragraph">
      <style:text-properties style:font-name="Pericles" fo:font-size="8pt" style:font-size-asian="8pt" style:font-size-complex="8pt"/>
    </style:style>
    <style:style style:name="P1465" style:parent-style-name="ListParagraph" style:list-style-name="WWNum2" style:family="paragraph">
      <style:text-properties style:font-name="Pericles" fo:font-size="8pt" style:font-size-asian="8pt" style:font-size-complex="8pt"/>
    </style:style>
    <style:style style:name="P1466" style:parent-style-name="Standard" style:family="paragraph">
      <style:text-properties style:font-name="Pericles" fo:font-size="8pt" style:font-size-asian="8pt" style:font-size-complex="8pt"/>
    </style:style>
    <style:style style:name="TableRow1467" style:family="table-row">
      <style:table-row-properties style:use-optimal-row-height="false"/>
    </style:style>
    <style:style style:name="TableCell1468" style:family="table-cell">
      <style:table-cell-properties fo:border="0.0069in solid #00000A" style:writing-mode="lr-tb" fo:padding-top="0in" fo:padding-left="0.075in" fo:padding-bottom="0in" fo:padding-right="0.075in"/>
    </style:style>
    <style:style style:name="P1469" style:parent-style-name="Standard" style:family="paragraph">
      <style:text-properties style:font-name="Pericles" fo:font-weight="bold" style:font-weight-asian="bold" fo:font-size="8pt" style:font-size-asian="8pt" style:font-size-complex="8pt"/>
    </style:style>
    <style:style style:name="P1470" style:parent-style-name="Standard" style:family="paragraph">
      <style:text-properties style:font-name="Pericles" fo:font-weight="bold" style:font-weight-asian="bold" fo:font-size="8pt" style:font-size-asian="8pt" style:font-size-complex="8pt"/>
    </style:style>
    <style:style style:name="TableColumn1472" style:family="table-column">
      <style:table-column-properties style:column-width="6.493in" style:use-optimal-column-width="false"/>
    </style:style>
    <style:style style:name="Table1471" style:family="table">
      <style:table-properties style:width="6.493in" fo:margin-left="-0.075in" table:align="left"/>
    </style:style>
    <style:style style:name="TableRow1473" style:family="table-row">
      <style:table-row-properties style:use-optimal-row-height="false"/>
    </style:style>
    <style:style style:name="TableCell1474" style:family="table-cell">
      <style:table-cell-properties fo:border="0.0069in solid #00000A" style:writing-mode="lr-tb" fo:padding-top="0in" fo:padding-left="0.075in" fo:padding-bottom="0in" fo:padding-right="0.075in"/>
    </style:style>
    <style:style style:name="P1475" style:parent-style-name="Standard" style:family="paragraph">
      <style:text-properties style:font-name="Pericles" fo:font-weight="bold" style:font-weight-asian="bold" fo:font-size="8pt" style:font-size-asian="8pt" style:font-size-complex="8pt"/>
    </style:style>
    <style:style style:name="TableRow1476" style:family="table-row">
      <style:table-row-properties style:use-optimal-row-height="false"/>
    </style:style>
    <style:style style:name="TableCell1477" style:family="table-cell">
      <style:table-cell-properties fo:border="0.0069in solid #00000A" style:writing-mode="lr-tb" fo:padding-top="0in" fo:padding-left="0.075in" fo:padding-bottom="0in" fo:padding-right="0.075in"/>
    </style:style>
    <style:style style:name="T1478" style:parent-style-name="DefaultParagraphFont" style:family="text">
      <style:text-properties style:font-name="Pericles" fo:font-weight="bold" style:font-weight-asian="bold" fo:font-size="8pt" style:font-size-asian="8pt" style:font-size-complex="8pt"/>
    </style:style>
    <style:style style:name="T1479" style:parent-style-name="DefaultParagraphFont" style:family="text">
      <style:text-properties style:font-name="Pericles" fo:font-size="8pt" style:font-size-asian="8pt" style:font-size-complex="8pt"/>
    </style:style>
    <style:style style:name="TableRow1480" style:family="table-row">
      <style:table-row-properties style:use-optimal-row-height="false"/>
    </style:style>
    <style:style style:name="TableCell1481" style:family="table-cell">
      <style:table-cell-properties fo:border="0.0069in solid #00000A" style:writing-mode="lr-tb" fo:padding-top="0in" fo:padding-left="0.075in" fo:padding-bottom="0in" fo:padding-right="0.075in"/>
    </style:style>
    <style:style style:name="P1482" style:parent-style-name="Standard" style:family="paragraph">
      <style:text-properties style:font-name="Pericles" fo:font-weight="bold" style:font-weight-asian="bold" fo:font-size="8pt" style:font-size-asian="8pt" style:font-size-complex="8pt"/>
    </style:style>
    <style:style style:name="TableColumn1484" style:family="table-column">
      <style:table-column-properties style:column-width="2.1118in" style:use-optimal-column-width="false"/>
    </style:style>
    <style:style style:name="TableColumn1485" style:family="table-column">
      <style:table-column-properties style:column-width="2.1104in" style:use-optimal-column-width="false"/>
    </style:style>
    <style:style style:name="TableColumn1486" style:family="table-column">
      <style:table-column-properties style:column-width="2.1138in" style:use-optimal-column-width="false"/>
    </style:style>
    <style:style style:name="Table1483" style:family="table">
      <style:table-properties style:width="6.3361in" fo:margin-left="0in" table:align="left"/>
    </style:style>
    <style:style style:name="TableRow1487" style:family="table-row">
      <style:table-row-properties style:use-optimal-row-height="false"/>
    </style:style>
    <style:style style:name="TableCell1488" style:family="table-cell">
      <style:table-cell-properties fo:border="none" style:writing-mode="lr-tb" fo:padding-top="0in" fo:padding-left="0.075in" fo:padding-bottom="0in" fo:padding-right="0.075in"/>
    </style:style>
    <style:style style:name="P1489" style:parent-style-name="Standard" style:family="paragraph">
      <style:text-properties style:font-name="Pericles" fo:font-weight="bold" style:font-weight-asian="bold" fo:font-size="8pt" style:font-size-asian="8pt" style:font-size-complex="8pt"/>
    </style:style>
    <style:style style:name="TableCell1490" style:family="table-cell">
      <style:table-cell-properties fo:border="none" style:writing-mode="lr-tb" fo:padding-top="0in" fo:padding-left="0.075in" fo:padding-bottom="0in" fo:padding-right="0.075in"/>
    </style:style>
    <style:style style:name="P1491" style:parent-style-name="Standard" style:family="paragraph">
      <style:text-properties style:font-name="Pericles" fo:font-weight="bold" style:font-weight-asian="bold" fo:font-size="8pt" style:font-size-asian="8pt" style:font-size-complex="8pt"/>
    </style:style>
    <style:style style:name="TableCell1492" style:family="table-cell">
      <style:table-cell-properties fo:border="none" style:writing-mode="lr-tb" fo:padding-top="0in" fo:padding-left="0.075in" fo:padding-bottom="0in" fo:padding-right="0.075in"/>
    </style:style>
    <style:style style:name="P1493" style:parent-style-name="Standard" style:family="paragraph">
      <style:text-properties style:font-name="Pericles" fo:font-weight="bold" style:font-weight-asian="bold" fo:font-size="8pt" style:font-size-asian="8pt" style:font-size-complex="8pt"/>
    </style:style>
    <style:style style:name="TableRow1494" style:family="table-row">
      <style:table-row-properties style:use-optimal-row-height="false"/>
    </style:style>
    <style:style style:name="TableCell1495" style:family="table-cell">
      <style:table-cell-properties fo:border="none" style:writing-mode="lr-tb" fo:padding-top="0in" fo:padding-left="0.075in" fo:padding-bottom="0in" fo:padding-right="0.075in"/>
    </style:style>
    <style:style style:name="P1496" style:parent-style-name="ListParagraph" style:list-style-name="WWNum2" style:family="paragraph">
      <style:text-properties style:font-name="Pericles" fo:font-size="8pt" style:font-size-asian="8pt" style:font-size-complex="8pt"/>
    </style:style>
    <style:style style:name="P1497" style:parent-style-name="ListParagraph" style:list-style-name="WWNum2" style:family="paragraph">
      <style:text-properties style:font-name="Pericles" fo:font-size="8pt" style:font-size-asian="8pt" style:font-size-complex="8pt"/>
    </style:style>
    <style:style style:name="P1498" style:parent-style-name="ListParagraph" style:list-style-name="WWNum2" style:family="paragraph">
      <style:text-properties style:font-name="Pericles" fo:font-size="8pt" style:font-size-asian="8pt" style:font-size-complex="8pt"/>
    </style:style>
    <style:style style:name="P1499" style:parent-style-name="ListParagraph" style:list-style-name="WWNum2" style:family="paragraph">
      <style:text-properties style:font-name="Pericles" fo:font-size="8pt" style:font-size-asian="8pt" style:font-size-complex="8pt"/>
    </style:style>
    <style:style style:name="P1500" style:parent-style-name="ListParagraph" style:list-style-name="WWNum2" style:family="paragraph">
      <style:text-properties style:font-name="Pericles" fo:font-size="8pt" style:font-size-asian="8pt" style:font-size-complex="8pt"/>
    </style:style>
    <style:style style:name="P1501" style:parent-style-name="ListParagraph" style:list-style-name="WWNum2" style:family="paragraph">
      <style:text-properties style:font-name="Pericles" fo:font-size="8pt" style:font-size-asian="8pt" style:font-size-complex="8pt"/>
    </style:style>
    <style:style style:name="P1502" style:parent-style-name="ListParagraph" style:list-style-name="WWNum2" style:family="paragraph">
      <style:text-properties style:font-name="Pericles" fo:font-size="8pt" style:font-size-asian="8pt" style:font-size-complex="8pt"/>
    </style:style>
    <style:style style:name="P1503" style:parent-style-name="ListParagraph" style:list-style-name="WWNum2" style:family="paragraph">
      <style:text-properties style:font-name="Pericles" fo:font-size="8pt" style:font-size-asian="8pt" style:font-size-complex="8pt"/>
    </style:style>
    <style:style style:name="P1504" style:parent-style-name="ListParagraph" style:list-style-name="WWNum2" style:family="paragraph">
      <style:text-properties style:font-name="Pericles" fo:font-size="8pt" style:font-size-asian="8pt" style:font-size-complex="8pt"/>
    </style:style>
    <style:style style:name="P1505" style:parent-style-name="ListParagraph" style:list-style-name="WWNum2" style:family="paragraph">
      <style:text-properties style:font-name="Pericles" fo:font-size="8pt" style:font-size-asian="8pt" style:font-size-complex="8pt"/>
    </style:style>
    <style:style style:name="TableCell1506" style:family="table-cell">
      <style:table-cell-properties fo:border="none" style:writing-mode="lr-tb" fo:padding-top="0in" fo:padding-left="0.075in" fo:padding-bottom="0in" fo:padding-right="0.075in"/>
    </style:style>
    <style:style style:name="P1507" style:parent-style-name="ListParagraph" style:list-style-name="WWNum2" style:family="paragraph">
      <style:text-properties style:font-name="Pericles" fo:font-size="8pt" style:font-size-asian="8pt" style:font-size-complex="8pt"/>
    </style:style>
    <style:style style:name="P1508" style:parent-style-name="ListParagraph" style:list-style-name="WWNum2" style:family="paragraph">
      <style:text-properties style:font-name="Pericles" fo:font-size="8pt" style:font-size-asian="8pt" style:font-size-complex="8pt"/>
    </style:style>
    <style:style style:name="P1509" style:parent-style-name="ListParagraph" style:list-style-name="WWNum2" style:family="paragraph">
      <style:text-properties style:font-name="Pericles" fo:font-size="8pt" style:font-size-asian="8pt" style:font-size-complex="8pt"/>
    </style:style>
    <style:style style:name="P1510" style:parent-style-name="ListParagraph" style:list-style-name="WWNum2" style:family="paragraph">
      <style:text-properties style:font-name="Pericles" fo:font-size="8pt" style:font-size-asian="8pt" style:font-size-complex="8pt"/>
    </style:style>
    <style:style style:name="P1511" style:parent-style-name="ListParagraph" style:list-style-name="WWNum2" style:family="paragraph">
      <style:text-properties style:font-name="Pericles" fo:font-size="8pt" style:font-size-asian="8pt" style:font-size-complex="8pt"/>
    </style:style>
    <style:style style:name="P1512" style:parent-style-name="ListParagraph" style:list-style-name="WWNum2" style:family="paragraph">
      <style:text-properties style:font-name="Pericles" fo:font-size="8pt" style:font-size-asian="8pt" style:font-size-complex="8pt"/>
    </style:style>
    <style:style style:name="P1513" style:parent-style-name="ListParagraph" style:list-style-name="WWNum2" style:family="paragraph">
      <style:text-properties style:font-name="Pericles" fo:font-size="8pt" style:font-size-asian="8pt" style:font-size-complex="8pt"/>
    </style:style>
    <style:style style:name="P1514" style:parent-style-name="ListParagraph" style:list-style-name="WWNum2" style:family="paragraph">
      <style:text-properties style:font-name="Pericles" fo:font-size="8pt" style:font-size-asian="8pt" style:font-size-complex="8pt"/>
    </style:style>
    <style:style style:name="P1515" style:parent-style-name="ListParagraph" style:list-style-name="WWNum2" style:family="paragraph">
      <style:text-properties style:font-name="Pericles" fo:font-size="8pt" style:font-size-asian="8pt" style:font-size-complex="8pt"/>
    </style:style>
    <style:style style:name="P1516" style:parent-style-name="ListParagraph" style:family="paragraph">
      <style:paragraph-properties fo:margin-left="0in">
        <style:tab-stops/>
      </style:paragraph-properties>
      <style:text-properties style:font-name="Pericles" fo:font-size="8pt" style:font-size-asian="8pt" style:font-size-complex="8pt"/>
    </style:style>
    <style:style style:name="P151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18" style:family="table-cell">
      <style:table-cell-properties fo:border="none" style:writing-mode="lr-tb" fo:padding-top="0in" fo:padding-left="0.075in" fo:padding-bottom="0in" fo:padding-right="0.075in"/>
    </style:style>
    <style:style style:name="P1519" style:parent-style-name="ListParagraph" style:list-style-name="WWNum2" style:family="paragraph">
      <style:text-properties style:font-name="Pericles" fo:font-size="8pt" style:font-size-asian="8pt" style:font-size-complex="8pt"/>
    </style:style>
    <style:style style:name="P1520" style:parent-style-name="ListParagraph" style:list-style-name="WWNum2" style:family="paragraph">
      <style:text-properties style:font-name="Pericles" fo:font-size="8pt" style:font-size-asian="8pt" style:font-size-complex="8pt"/>
    </style:style>
    <style:style style:name="P1521" style:parent-style-name="ListParagraph" style:list-style-name="WWNum2" style:family="paragraph">
      <style:text-properties style:font-name="Pericles" fo:font-size="8pt" style:font-size-asian="8pt" style:font-size-complex="8pt"/>
    </style:style>
    <style:style style:name="P1522" style:parent-style-name="ListParagraph" style:list-style-name="WWNum2" style:family="paragraph">
      <style:text-properties style:font-name="Pericles" fo:font-size="8pt" style:font-size-asian="8pt" style:font-size-complex="8pt"/>
    </style:style>
    <style:style style:name="P1523" style:parent-style-name="ListParagraph" style:list-style-name="WWNum2" style:family="paragraph">
      <style:text-properties style:font-name="Pericles" fo:font-size="8pt" style:font-size-asian="8pt" style:font-size-complex="8pt"/>
    </style:style>
    <style:style style:name="P1524" style:parent-style-name="ListParagraph" style:list-style-name="WWNum2" style:family="paragraph">
      <style:text-properties style:font-name="Pericles" fo:font-size="8pt" style:font-size-asian="8pt" style:font-size-complex="8pt"/>
    </style:style>
    <style:style style:name="P1525" style:parent-style-name="ListParagraph" style:list-style-name="WWNum2" style:family="paragraph">
      <style:text-properties style:font-name="Pericles" fo:font-size="8pt" style:font-size-asian="8pt" style:font-size-complex="8pt"/>
    </style:style>
    <style:style style:name="P1526" style:parent-style-name="ListParagraph" style:list-style-name="WWNum2" style:family="paragraph">
      <style:text-properties style:font-name="Pericles" fo:font-size="8pt" style:font-size-asian="8pt" style:font-size-complex="8pt"/>
    </style:style>
    <style:style style:name="P1527" style:parent-style-name="ListParagraph" style:list-style-name="WWNum2" style:family="paragraph">
      <style:text-properties style:font-name="Pericles" fo:font-size="8pt" style:font-size-asian="8pt" style:font-size-complex="8pt"/>
    </style:style>
    <style:style style:name="P1528" style:parent-style-name="Standard" style:family="paragraph">
      <style:text-properties style:font-name="Pericles" fo:font-size="8pt" style:font-size-asian="8pt" style:font-size-complex="8pt"/>
    </style:style>
    <style:style style:name="TableRow1529" style:family="table-row">
      <style:table-row-properties style:use-optimal-row-height="false"/>
    </style:style>
    <style:style style:name="TableCell1530" style:family="table-cell">
      <style:table-cell-properties fo:border="0.0069in solid #00000A" style:writing-mode="lr-tb" fo:padding-top="0in" fo:padding-left="0.075in" fo:padding-bottom="0in" fo:padding-right="0.075in"/>
    </style:style>
    <style:style style:name="P1531" style:parent-style-name="Standard" style:family="paragraph">
      <style:text-properties style:font-name="Pericles" fo:font-weight="bold" style:font-weight-asian="bold" fo:font-size="8pt" style:font-size-asian="8pt" style:font-size-complex="8pt"/>
    </style:style>
    <style:style style:name="P1532" style:parent-style-name="Standard" style:family="paragraph">
      <style:text-properties style:font-name="Pericles" fo:font-weight="bold" style:font-weight-asian="bold" fo:font-size="8pt" style:font-size-asian="8pt" style:font-size-complex="8pt"/>
    </style:style>
    <style:style style:name="TableColumn1534" style:family="table-column">
      <style:table-column-properties style:column-width="6.493in" style:use-optimal-column-width="false"/>
    </style:style>
    <style:style style:name="Table1533" style:family="table">
      <style:table-properties style:width="6.493in" fo:margin-left="-0.075in" table:align="left"/>
    </style:style>
    <style:style style:name="TableRow1535" style:family="table-row">
      <style:table-row-properties style:use-optimal-row-height="false"/>
    </style:style>
    <style:style style:name="TableCell1536" style:family="table-cell">
      <style:table-cell-properties fo:border="0.0069in solid #00000A" style:writing-mode="lr-tb" fo:padding-top="0in" fo:padding-left="0.075in" fo:padding-bottom="0in" fo:padding-right="0.075in"/>
    </style:style>
    <style:style style:name="P1537" style:parent-style-name="Standard" style:family="paragraph">
      <style:text-properties style:font-name="Pericles" fo:font-weight="bold" style:font-weight-asian="bold" fo:font-size="8pt" style:font-size-asian="8pt" style:font-size-complex="8pt"/>
    </style:style>
    <style:style style:name="TableRow1538" style:family="table-row">
      <style:table-row-properties style:use-optimal-row-height="false"/>
    </style:style>
    <style:style style:name="TableCell1539" style:family="table-cell">
      <style:table-cell-properties fo:border="0.0069in solid #00000A" style:writing-mode="lr-tb" fo:padding-top="0in" fo:padding-left="0.075in" fo:padding-bottom="0in" fo:padding-right="0.075in"/>
    </style:style>
    <style:style style:name="T1540" style:parent-style-name="DefaultParagraphFont" style:family="text">
      <style:text-properties style:font-name="Pericles" fo:font-weight="bold" style:font-weight-asian="bold" fo:font-size="8pt" style:font-size-asian="8pt" style:font-size-complex="8pt"/>
    </style:style>
    <style:style style:name="T1541" style:parent-style-name="DefaultParagraphFont" style:family="text">
      <style:text-properties style:font-name="Pericles" fo:font-size="8pt" style:font-size-asian="8pt" style:font-size-complex="8pt"/>
    </style:style>
    <style:style style:name="TableRow1542" style:family="table-row">
      <style:table-row-properties style:use-optimal-row-height="false"/>
    </style:style>
    <style:style style:name="TableCell1543" style:family="table-cell">
      <style:table-cell-properties fo:border="0.0069in solid #00000A" style:writing-mode="lr-tb" fo:padding-top="0in" fo:padding-left="0.075in" fo:padding-bottom="0in" fo:padding-right="0.075in"/>
    </style:style>
    <style:style style:name="P1544" style:parent-style-name="Standard" style:family="paragraph">
      <style:text-properties style:font-name="Pericles" fo:font-weight="bold" style:font-weight-asian="bold" fo:font-size="8pt" style:font-size-asian="8pt" style:font-size-complex="8pt"/>
    </style:style>
    <style:style style:name="TableColumn1546" style:family="table-column">
      <style:table-column-properties style:column-width="2.1118in" style:use-optimal-column-width="false"/>
    </style:style>
    <style:style style:name="TableColumn1547" style:family="table-column">
      <style:table-column-properties style:column-width="2.1104in" style:use-optimal-column-width="false"/>
    </style:style>
    <style:style style:name="TableColumn1548" style:family="table-column">
      <style:table-column-properties style:column-width="2.1138in" style:use-optimal-column-width="false"/>
    </style:style>
    <style:style style:name="Table1545" style:family="table">
      <style:table-properties style:width="6.3361in" fo:margin-left="0in" table:align="left"/>
    </style:style>
    <style:style style:name="TableRow1549" style:family="table-row">
      <style:table-row-properties style:use-optimal-row-height="false"/>
    </style:style>
    <style:style style:name="TableCell1550" style:family="table-cell">
      <style:table-cell-properties fo:border="none" style:writing-mode="lr-tb" fo:padding-top="0in" fo:padding-left="0.075in" fo:padding-bottom="0in" fo:padding-right="0.075in"/>
    </style:style>
    <style:style style:name="P1551" style:parent-style-name="Standard" style:family="paragraph">
      <style:text-properties style:font-name="Pericles" fo:font-weight="bold" style:font-weight-asian="bold" fo:font-size="8pt" style:font-size-asian="8pt" style:font-size-complex="8pt"/>
    </style:style>
    <style:style style:name="TableCell1552" style:family="table-cell">
      <style:table-cell-properties fo:border="none" style:writing-mode="lr-tb" fo:padding-top="0in" fo:padding-left="0.075in" fo:padding-bottom="0in" fo:padding-right="0.075in"/>
    </style:style>
    <style:style style:name="P1553" style:parent-style-name="Standard" style:family="paragraph">
      <style:text-properties style:font-name="Pericles" fo:font-weight="bold" style:font-weight-asian="bold" fo:font-size="8pt" style:font-size-asian="8pt" style:font-size-complex="8pt"/>
    </style:style>
    <style:style style:name="TableCell1554" style:family="table-cell">
      <style:table-cell-properties fo:border="none" style:writing-mode="lr-tb" fo:padding-top="0in" fo:padding-left="0.075in" fo:padding-bottom="0in" fo:padding-right="0.075in"/>
    </style:style>
    <style:style style:name="P1555" style:parent-style-name="Standard" style:family="paragraph">
      <style:text-properties style:font-name="Pericles" fo:font-weight="bold" style:font-weight-asian="bold" fo:font-size="8pt" style:font-size-asian="8pt" style:font-size-complex="8pt"/>
    </style:style>
    <style:style style:name="TableRow1556" style:family="table-row">
      <style:table-row-properties style:use-optimal-row-height="false"/>
    </style:style>
    <style:style style:name="TableCell1557" style:family="table-cell">
      <style:table-cell-properties fo:border="none" style:writing-mode="lr-tb" fo:padding-top="0in" fo:padding-left="0.075in" fo:padding-bottom="0in" fo:padding-right="0.075in"/>
    </style:style>
    <style:style style:name="P1558" style:parent-style-name="ListParagraph" style:list-style-name="WWNum2" style:family="paragraph">
      <style:text-properties style:font-name="Pericles" fo:font-size="8pt" style:font-size-asian="8pt" style:font-size-complex="8pt"/>
    </style:style>
    <style:style style:name="P1559" style:parent-style-name="ListParagraph" style:list-style-name="WWNum2" style:family="paragraph">
      <style:text-properties style:font-name="Pericles" fo:font-size="8pt" style:font-size-asian="8pt" style:font-size-complex="8pt"/>
    </style:style>
    <style:style style:name="P1560" style:parent-style-name="ListParagraph" style:list-style-name="WWNum2" style:family="paragraph">
      <style:text-properties style:font-name="Pericles" fo:font-size="8pt" style:font-size-asian="8pt" style:font-size-complex="8pt"/>
    </style:style>
    <style:style style:name="P1561" style:parent-style-name="ListParagraph" style:list-style-name="WWNum2" style:family="paragraph">
      <style:text-properties style:font-name="Pericles" fo:font-size="8pt" style:font-size-asian="8pt" style:font-size-complex="8pt"/>
    </style:style>
    <style:style style:name="P1562" style:parent-style-name="ListParagraph" style:list-style-name="WWNum2" style:family="paragraph">
      <style:text-properties style:font-name="Pericles" fo:font-size="8pt" style:font-size-asian="8pt" style:font-size-complex="8pt"/>
    </style:style>
    <style:style style:name="P1563" style:parent-style-name="ListParagraph" style:list-style-name="WWNum2" style:family="paragraph">
      <style:text-properties style:font-name="Pericles" fo:font-size="8pt" style:font-size-asian="8pt" style:font-size-complex="8pt"/>
    </style:style>
    <style:style style:name="P1564" style:parent-style-name="ListParagraph" style:list-style-name="WWNum2" style:family="paragraph">
      <style:text-properties style:font-name="Pericles" fo:font-size="8pt" style:font-size-asian="8pt" style:font-size-complex="8pt"/>
    </style:style>
    <style:style style:name="P1565" style:parent-style-name="ListParagraph" style:list-style-name="WWNum2" style:family="paragraph">
      <style:text-properties style:font-name="Pericles" fo:font-size="8pt" style:font-size-asian="8pt" style:font-size-complex="8pt"/>
    </style:style>
    <style:style style:name="P1566" style:parent-style-name="ListParagraph" style:list-style-name="WWNum2" style:family="paragraph">
      <style:text-properties style:font-name="Pericles" fo:font-size="8pt" style:font-size-asian="8pt" style:font-size-complex="8pt"/>
    </style:style>
    <style:style style:name="TableCell1567" style:family="table-cell">
      <style:table-cell-properties fo:border="none" style:writing-mode="lr-tb" fo:padding-top="0in" fo:padding-left="0.075in" fo:padding-bottom="0in" fo:padding-right="0.075in"/>
    </style:style>
    <style:style style:name="P1568" style:parent-style-name="ListParagraph" style:list-style-name="WWNum2" style:family="paragraph">
      <style:text-properties style:font-name="Pericles" fo:font-size="8pt" style:font-size-asian="8pt" style:font-size-complex="8pt"/>
    </style:style>
    <style:style style:name="P1569" style:parent-style-name="ListParagraph" style:list-style-name="WWNum2" style:family="paragraph">
      <style:text-properties style:font-name="Pericles" fo:font-size="8pt" style:font-size-asian="8pt" style:font-size-complex="8pt"/>
    </style:style>
    <style:style style:name="P1570" style:parent-style-name="ListParagraph" style:list-style-name="WWNum2" style:family="paragraph">
      <style:text-properties style:font-name="Pericles" fo:font-size="8pt" style:font-size-asian="8pt" style:font-size-complex="8pt"/>
    </style:style>
    <style:style style:name="P1571" style:parent-style-name="ListParagraph" style:list-style-name="WWNum2" style:family="paragraph">
      <style:text-properties style:font-name="Pericles" fo:font-size="8pt" style:font-size-asian="8pt" style:font-size-complex="8pt"/>
    </style:style>
    <style:style style:name="P1572" style:parent-style-name="ListParagraph" style:list-style-name="WWNum2" style:family="paragraph">
      <style:text-properties style:font-name="Pericles" fo:font-size="8pt" style:font-size-asian="8pt" style:font-size-complex="8pt"/>
    </style:style>
    <style:style style:name="P1573" style:parent-style-name="ListParagraph" style:list-style-name="WWNum2" style:family="paragraph">
      <style:text-properties style:font-name="Pericles" fo:font-size="8pt" style:font-size-asian="8pt" style:font-size-complex="8pt"/>
    </style:style>
    <style:style style:name="P1574" style:parent-style-name="ListParagraph" style:list-style-name="WWNum2" style:family="paragraph">
      <style:text-properties style:font-name="Pericles" fo:font-size="8pt" style:font-size-asian="8pt" style:font-size-complex="8pt"/>
    </style:style>
    <style:style style:name="P1575" style:parent-style-name="ListParagraph" style:list-style-name="WWNum2" style:family="paragraph">
      <style:text-properties style:font-name="Pericles" fo:font-size="8pt" style:font-size-asian="8pt" style:font-size-complex="8pt"/>
    </style:style>
    <style:style style:name="P1576" style:parent-style-name="ListParagraph" style:family="paragraph">
      <style:paragraph-properties fo:margin-left="0in">
        <style:tab-stops/>
      </style:paragraph-properties>
      <style:text-properties style:font-name="Pericles" fo:font-size="8pt" style:font-size-asian="8pt" style:font-size-complex="8pt"/>
    </style:style>
    <style:style style:name="P157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78" style:family="table-cell">
      <style:table-cell-properties fo:border="none" style:writing-mode="lr-tb" fo:padding-top="0in" fo:padding-left="0.075in" fo:padding-bottom="0in" fo:padding-right="0.075in"/>
    </style:style>
    <style:style style:name="P1579" style:parent-style-name="ListParagraph" style:list-style-name="WWNum2" style:family="paragraph">
      <style:text-properties style:font-name="Pericles" fo:font-size="8pt" style:font-size-asian="8pt" style:font-size-complex="8pt"/>
    </style:style>
    <style:style style:name="P1580" style:parent-style-name="ListParagraph" style:list-style-name="WWNum2" style:family="paragraph">
      <style:text-properties style:font-name="Pericles" fo:font-size="8pt" style:font-size-asian="8pt" style:font-size-complex="8pt"/>
    </style:style>
    <style:style style:name="P1581" style:parent-style-name="ListParagraph" style:list-style-name="WWNum2" style:family="paragraph">
      <style:text-properties style:font-name="Pericles" fo:font-size="8pt" style:font-size-asian="8pt" style:font-size-complex="8pt"/>
    </style:style>
    <style:style style:name="P1582" style:parent-style-name="ListParagraph" style:list-style-name="WWNum2" style:family="paragraph">
      <style:text-properties style:font-name="Pericles" fo:font-size="8pt" style:font-size-asian="8pt" style:font-size-complex="8pt"/>
    </style:style>
    <style:style style:name="P1583" style:parent-style-name="ListParagraph" style:list-style-name="WWNum2" style:family="paragraph">
      <style:text-properties style:font-name="Pericles" fo:font-size="8pt" style:font-size-asian="8pt" style:font-size-complex="8pt"/>
    </style:style>
    <style:style style:name="P1584" style:parent-style-name="ListParagraph" style:list-style-name="WWNum2" style:family="paragraph">
      <style:text-properties style:font-name="Pericles" fo:font-size="8pt" style:font-size-asian="8pt" style:font-size-complex="8pt"/>
    </style:style>
    <style:style style:name="P1585" style:parent-style-name="ListParagraph" style:list-style-name="WWNum2" style:family="paragraph">
      <style:text-properties style:font-name="Pericles" fo:font-size="8pt" style:font-size-asian="8pt" style:font-size-complex="8pt"/>
    </style:style>
    <style:style style:name="P1586" style:parent-style-name="Standard" style:family="paragraph">
      <style:text-properties style:font-name="Pericles" fo:font-size="8pt" style:font-size-asian="8pt" style:font-size-complex="8pt"/>
    </style:style>
    <style:style style:name="TableRow1587" style:family="table-row">
      <style:table-row-properties style:use-optimal-row-height="false"/>
    </style:style>
    <style:style style:name="TableCell1588" style:family="table-cell">
      <style:table-cell-properties fo:border="0.0069in solid #00000A" style:writing-mode="lr-tb" fo:padding-top="0in" fo:padding-left="0.075in" fo:padding-bottom="0in" fo:padding-right="0.075in"/>
    </style:style>
    <style:style style:name="P1589" style:parent-style-name="Standard" style:family="paragraph">
      <style:text-properties style:font-name="Pericles" fo:font-weight="bold" style:font-weight-asian="bold" fo:font-size="8pt" style:font-size-asian="8pt" style:font-size-complex="8pt"/>
    </style:style>
    <style:style style:name="P1590" style:parent-style-name="Standard" style:family="paragraph">
      <style:text-properties style:font-name="Pericles" fo:font-weight="bold" style:font-weight-asian="bold" fo:font-size="8pt" style:font-size-asian="8pt" style:font-size-complex="8pt"/>
    </style:style>
    <style:style style:name="TableColumn1592" style:family="table-column">
      <style:table-column-properties style:column-width="6.493in" style:use-optimal-column-width="false"/>
    </style:style>
    <style:style style:name="Table1591" style:family="table">
      <style:table-properties style:width="6.493in" fo:margin-left="-0.075in" table:align="left"/>
    </style:style>
    <style:style style:name="TableRow1593" style:family="table-row">
      <style:table-row-properties style:use-optimal-row-height="false"/>
    </style:style>
    <style:style style:name="TableCell1594" style:family="table-cell">
      <style:table-cell-properties fo:border="0.0069in solid #00000A" style:writing-mode="lr-tb" fo:padding-top="0in" fo:padding-left="0.075in" fo:padding-bottom="0in" fo:padding-right="0.075in"/>
    </style:style>
    <style:style style:name="P1595" style:parent-style-name="Standard" style:family="paragraph">
      <style:text-properties style:font-name="Pericles" fo:font-weight="bold" style:font-weight-asian="bold" fo:font-size="8pt" style:font-size-asian="8pt" style:font-size-complex="8pt"/>
    </style:style>
    <style:style style:name="TableRow1596" style:family="table-row">
      <style:table-row-properties style:use-optimal-row-height="false"/>
    </style:style>
    <style:style style:name="TableCell1597" style:family="table-cell">
      <style:table-cell-properties fo:border="0.0069in solid #00000A" style:writing-mode="lr-tb" fo:padding-top="0in" fo:padding-left="0.075in" fo:padding-bottom="0in" fo:padding-right="0.075in"/>
    </style:style>
    <style:style style:name="T1598" style:parent-style-name="DefaultParagraphFont" style:family="text">
      <style:text-properties style:font-name="Pericles" fo:font-weight="bold" style:font-weight-asian="bold" fo:font-size="8pt" style:font-size-asian="8pt" style:font-size-complex="8pt"/>
    </style:style>
    <style:style style:name="T1599" style:parent-style-name="DefaultParagraphFont" style:family="text">
      <style:text-properties style:font-name="Pericles" fo:font-size="8pt" style:font-size-asian="8pt" style:font-size-complex="8pt"/>
    </style:style>
    <style:style style:name="TableRow1600" style:family="table-row">
      <style:table-row-properties style:use-optimal-row-height="false"/>
    </style:style>
    <style:style style:name="TableCell1601" style:family="table-cell">
      <style:table-cell-properties fo:border="0.0069in solid #00000A" style:writing-mode="lr-tb" fo:padding-top="0in" fo:padding-left="0.075in" fo:padding-bottom="0in" fo:padding-right="0.075in"/>
    </style:style>
    <style:style style:name="P1602" style:parent-style-name="Standard" style:family="paragraph">
      <style:text-properties style:font-name="Pericles" fo:font-weight="bold" style:font-weight-asian="bold" fo:font-size="8pt" style:font-size-asian="8pt" style:font-size-complex="8pt"/>
    </style:style>
    <style:style style:name="TableColumn1604" style:family="table-column">
      <style:table-column-properties style:column-width="2.1118in" style:use-optimal-column-width="false"/>
    </style:style>
    <style:style style:name="TableColumn1605" style:family="table-column">
      <style:table-column-properties style:column-width="2.1104in" style:use-optimal-column-width="false"/>
    </style:style>
    <style:style style:name="TableColumn1606" style:family="table-column">
      <style:table-column-properties style:column-width="2.1138in" style:use-optimal-column-width="false"/>
    </style:style>
    <style:style style:name="Table1603" style:family="table">
      <style:table-properties style:width="6.3361in" fo:margin-left="0in" table:align="left"/>
    </style:style>
    <style:style style:name="TableRow1607" style:family="table-row">
      <style:table-row-properties style:use-optimal-row-height="false"/>
    </style:style>
    <style:style style:name="TableCell1608" style:family="table-cell">
      <style:table-cell-properties fo:border="none" style:writing-mode="lr-tb" fo:padding-top="0in" fo:padding-left="0.075in" fo:padding-bottom="0in" fo:padding-right="0.075in"/>
    </style:style>
    <style:style style:name="P1609" style:parent-style-name="Standard" style:family="paragraph">
      <style:text-properties style:font-name="Pericles" fo:font-weight="bold" style:font-weight-asian="bold" fo:font-size="8pt" style:font-size-asian="8pt" style:font-size-complex="8pt"/>
    </style:style>
    <style:style style:name="TableCell1610" style:family="table-cell">
      <style:table-cell-properties fo:border="none" style:writing-mode="lr-tb" fo:padding-top="0in" fo:padding-left="0.075in" fo:padding-bottom="0in" fo:padding-right="0.075in"/>
    </style:style>
    <style:style style:name="P1611" style:parent-style-name="Standard" style:family="paragraph">
      <style:text-properties style:font-name="Pericles" fo:font-weight="bold" style:font-weight-asian="bold" fo:font-size="8pt" style:font-size-asian="8pt" style:font-size-complex="8pt"/>
    </style:style>
    <style:style style:name="TableCell1612" style:family="table-cell">
      <style:table-cell-properties fo:border="none" style:writing-mode="lr-tb" fo:padding-top="0in" fo:padding-left="0.075in" fo:padding-bottom="0in" fo:padding-right="0.075in"/>
    </style:style>
    <style:style style:name="P1613" style:parent-style-name="Standard" style:family="paragraph">
      <style:text-properties style:font-name="Pericles" fo:font-weight="bold" style:font-weight-asian="bold" fo:font-size="8pt" style:font-size-asian="8pt" style:font-size-complex="8pt"/>
    </style:style>
    <style:style style:name="TableRow1614" style:family="table-row">
      <style:table-row-properties style:use-optimal-row-height="false"/>
    </style:style>
    <style:style style:name="TableCell1615" style:family="table-cell">
      <style:table-cell-properties fo:border="none" style:writing-mode="lr-tb" fo:padding-top="0in" fo:padding-left="0.075in" fo:padding-bottom="0in" fo:padding-right="0.075in"/>
    </style:style>
    <style:style style:name="P1616" style:parent-style-name="ListParagraph" style:list-style-name="WWNum2" style:family="paragraph">
      <style:text-properties style:font-name="Pericles" fo:font-size="8pt" style:font-size-asian="8pt" style:font-size-complex="8pt"/>
    </style:style>
    <style:style style:name="P1617" style:parent-style-name="ListParagraph" style:list-style-name="WWNum2" style:family="paragraph">
      <style:text-properties style:font-name="Pericles" fo:font-size="8pt" style:font-size-asian="8pt" style:font-size-complex="8pt"/>
    </style:style>
    <style:style style:name="P1618" style:parent-style-name="ListParagraph" style:list-style-name="WWNum2" style:family="paragraph">
      <style:text-properties style:font-name="Pericles" fo:font-size="8pt" style:font-size-asian="8pt" style:font-size-complex="8pt"/>
    </style:style>
    <style:style style:name="P1619" style:parent-style-name="ListParagraph" style:list-style-name="WWNum2" style:family="paragraph">
      <style:text-properties style:font-name="Pericles" fo:font-size="8pt" style:font-size-asian="8pt" style:font-size-complex="8pt"/>
    </style:style>
    <style:style style:name="P1620" style:parent-style-name="ListParagraph" style:list-style-name="WWNum2" style:family="paragraph">
      <style:text-properties style:font-name="Pericles" fo:font-size="8pt" style:font-size-asian="8pt" style:font-size-complex="8pt"/>
    </style:style>
    <style:style style:name="P1621" style:parent-style-name="ListParagraph" style:list-style-name="WWNum2" style:family="paragraph">
      <style:text-properties style:font-name="Pericles" fo:font-size="8pt" style:font-size-asian="8pt" style:font-size-complex="8pt"/>
    </style:style>
    <style:style style:name="P1622" style:parent-style-name="ListParagraph" style:list-style-name="WWNum2" style:family="paragraph">
      <style:text-properties style:font-name="Pericles" fo:font-size="8pt" style:font-size-asian="8pt" style:font-size-complex="8pt"/>
    </style:style>
    <style:style style:name="P1623"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24" style:family="table-cell">
      <style:table-cell-properties fo:border="none" style:writing-mode="lr-tb" fo:padding-top="0in" fo:padding-left="0.075in" fo:padding-bottom="0in" fo:padding-right="0.075in"/>
    </style:style>
    <style:style style:name="P1625" style:parent-style-name="ListParagraph" style:list-style-name="WWNum2" style:family="paragraph">
      <style:text-properties style:font-name="Pericles" fo:font-size="8pt" style:font-size-asian="8pt" style:font-size-complex="8pt"/>
    </style:style>
    <style:style style:name="P1626" style:parent-style-name="ListParagraph" style:list-style-name="WWNum2" style:family="paragraph">
      <style:text-properties style:font-name="Pericles" fo:font-size="8pt" style:font-size-asian="8pt" style:font-size-complex="8pt"/>
    </style:style>
    <style:style style:name="P1627" style:parent-style-name="ListParagraph" style:list-style-name="WWNum2" style:family="paragraph">
      <style:text-properties style:font-name="Pericles" fo:font-size="8pt" style:font-size-asian="8pt" style:font-size-complex="8pt"/>
    </style:style>
    <style:style style:name="P1628" style:parent-style-name="ListParagraph" style:list-style-name="WWNum2" style:family="paragraph">
      <style:text-properties style:font-name="Pericles" fo:font-size="8pt" style:font-size-asian="8pt" style:font-size-complex="8pt"/>
    </style:style>
    <style:style style:name="P1629" style:parent-style-name="ListParagraph" style:list-style-name="WWNum2" style:family="paragraph">
      <style:text-properties style:font-name="Pericles" fo:font-size="8pt" style:font-size-asian="8pt" style:font-size-complex="8pt"/>
    </style:style>
    <style:style style:name="P1630" style:parent-style-name="ListParagraph" style:list-style-name="WWNum2" style:family="paragraph">
      <style:text-properties style:font-name="Pericles" fo:font-size="8pt" style:font-size-asian="8pt" style:font-size-complex="8pt"/>
    </style:style>
    <style:style style:name="P1631" style:parent-style-name="ListParagraph" style:list-style-name="WWNum2" style:family="paragraph">
      <style:text-properties style:font-name="Pericles" fo:font-size="8pt" style:font-size-asian="8pt" style:font-size-complex="8pt"/>
    </style:style>
    <style:style style:name="P1632" style:parent-style-name="Standard" style:family="paragraph">
      <style:text-properties style:font-name="Pericles" fo:font-size="8pt" style:font-size-asian="8pt" style:font-size-complex="8pt"/>
    </style:style>
    <style:style style:name="TableCell1633" style:family="table-cell">
      <style:table-cell-properties fo:border="none" style:writing-mode="lr-tb" fo:padding-top="0in" fo:padding-left="0.075in" fo:padding-bottom="0in" fo:padding-right="0.075in"/>
    </style:style>
    <style:style style:name="P1634" style:parent-style-name="ListParagraph" style:list-style-name="WWNum2" style:family="paragraph">
      <style:text-properties style:font-name="Pericles" fo:font-size="8pt" style:font-size-asian="8pt" style:font-size-complex="8pt"/>
    </style:style>
    <style:style style:name="P1635" style:parent-style-name="ListParagraph" style:list-style-name="WWNum2" style:family="paragraph">
      <style:text-properties style:font-name="Pericles" fo:font-size="8pt" style:font-size-asian="8pt" style:font-size-complex="8pt"/>
    </style:style>
    <style:style style:name="P1636" style:parent-style-name="ListParagraph" style:list-style-name="WWNum2" style:family="paragraph">
      <style:text-properties style:font-name="Pericles" fo:font-size="8pt" style:font-size-asian="8pt" style:font-size-complex="8pt"/>
    </style:style>
    <style:style style:name="P1637" style:parent-style-name="ListParagraph" style:list-style-name="WWNum2" style:family="paragraph">
      <style:text-properties style:font-name="Pericles" fo:font-size="8pt" style:font-size-asian="8pt" style:font-size-complex="8pt"/>
    </style:style>
    <style:style style:name="P1638" style:parent-style-name="ListParagraph" style:list-style-name="WWNum2" style:family="paragraph">
      <style:text-properties style:font-name="Pericles" fo:font-size="8pt" style:font-size-asian="8pt" style:font-size-complex="8pt"/>
    </style:style>
    <style:style style:name="P1639" style:parent-style-name="Standard" style:family="paragraph">
      <style:text-properties style:font-name="Pericles" fo:font-size="8pt" style:font-size-asian="8pt" style:font-size-complex="8pt"/>
    </style:style>
    <style:style style:name="TableRow1640" style:family="table-row">
      <style:table-row-properties style:use-optimal-row-height="false"/>
    </style:style>
    <style:style style:name="TableCell1641" style:family="table-cell">
      <style:table-cell-properties fo:border="0.0069in solid #00000A" style:writing-mode="lr-tb" fo:padding-top="0in" fo:padding-left="0.075in" fo:padding-bottom="0in" fo:padding-right="0.075in"/>
    </style:style>
    <style:style style:name="P1642" style:parent-style-name="Standard" style:family="paragraph">
      <style:text-properties style:font-name="Pericles" fo:font-weight="bold" style:font-weight-asian="bold" fo:font-size="8pt" style:font-size-asian="8pt" style:font-size-complex="8pt"/>
    </style:style>
    <style:style style:name="P1643" style:parent-style-name="Standard" style:family="paragraph">
      <style:text-properties style:font-name="Pericles" fo:font-weight="bold" style:font-weight-asian="bold" fo:font-size="8pt" style:font-size-asian="8pt" style:font-size-complex="8pt"/>
    </style:style>
    <style:style style:name="TableColumn1645" style:family="table-column">
      <style:table-column-properties style:column-width="6.493in" style:use-optimal-column-width="false"/>
    </style:style>
    <style:style style:name="Table1644" style:family="table">
      <style:table-properties style:width="6.493in" fo:margin-left="-0.075in" table:align="left"/>
    </style:style>
    <style:style style:name="TableRow1646" style:family="table-row">
      <style:table-row-properties style:use-optimal-row-height="false"/>
    </style:style>
    <style:style style:name="TableCell1647" style:family="table-cell">
      <style:table-cell-properties fo:border="0.0069in solid #00000A" style:writing-mode="lr-tb" fo:padding-top="0in" fo:padding-left="0.075in" fo:padding-bottom="0in" fo:padding-right="0.075in"/>
    </style:style>
    <style:style style:name="P1648" style:parent-style-name="Standard" style:family="paragraph">
      <style:text-properties style:font-name="Pericles" fo:font-weight="bold" style:font-weight-asian="bold" fo:font-size="8pt" style:font-size-asian="8pt" style:font-size-complex="8pt"/>
    </style:style>
    <style:style style:name="TableRow1649" style:family="table-row">
      <style:table-row-properties style:use-optimal-row-height="false"/>
    </style:style>
    <style:style style:name="TableCell1650" style:family="table-cell">
      <style:table-cell-properties fo:border="0.0069in solid #00000A" style:writing-mode="lr-tb" fo:padding-top="0in" fo:padding-left="0.075in" fo:padding-bottom="0in" fo:padding-right="0.075in"/>
    </style:style>
    <style:style style:name="T1651" style:parent-style-name="DefaultParagraphFont" style:family="text">
      <style:text-properties style:font-name="Pericles" fo:font-weight="bold" style:font-weight-asian="bold" fo:font-size="8pt" style:font-size-asian="8pt" style:font-size-complex="8pt"/>
    </style:style>
    <style:style style:name="T1652" style:parent-style-name="DefaultParagraphFont" style:family="text">
      <style:text-properties style:font-name="Pericles" fo:font-size="8pt" style:font-size-asian="8pt" style:font-size-complex="8pt"/>
    </style:style>
    <style:style style:name="TableRow1653" style:family="table-row">
      <style:table-row-properties style:use-optimal-row-height="false"/>
    </style:style>
    <style:style style:name="TableCell1654" style:family="table-cell">
      <style:table-cell-properties fo:border="0.0069in solid #00000A" style:writing-mode="lr-tb" fo:padding-top="0in" fo:padding-left="0.075in" fo:padding-bottom="0in" fo:padding-right="0.075in"/>
    </style:style>
    <style:style style:name="P1655" style:parent-style-name="Standard" style:family="paragraph">
      <style:text-properties style:font-name="Pericles" fo:font-weight="bold" style:font-weight-asian="bold" fo:font-size="8pt" style:font-size-asian="8pt" style:font-size-complex="8pt"/>
    </style:style>
    <style:style style:name="TableColumn1657" style:family="table-column">
      <style:table-column-properties style:column-width="2.1118in" style:use-optimal-column-width="false"/>
    </style:style>
    <style:style style:name="TableColumn1658" style:family="table-column">
      <style:table-column-properties style:column-width="2.1104in" style:use-optimal-column-width="false"/>
    </style:style>
    <style:style style:name="TableColumn1659" style:family="table-column">
      <style:table-column-properties style:column-width="2.1138in" style:use-optimal-column-width="false"/>
    </style:style>
    <style:style style:name="Table1656" style:family="table">
      <style:table-properties style:width="6.3361in" fo:margin-left="0in" table:align="left"/>
    </style:style>
    <style:style style:name="TableRow1660" style:family="table-row">
      <style:table-row-properties style:use-optimal-row-height="false"/>
    </style:style>
    <style:style style:name="TableCell1661" style:family="table-cell">
      <style:table-cell-properties fo:border="none" style:writing-mode="lr-tb" fo:padding-top="0in" fo:padding-left="0.075in" fo:padding-bottom="0in" fo:padding-right="0.075in"/>
    </style:style>
    <style:style style:name="P1662" style:parent-style-name="Standard" style:family="paragraph">
      <style:text-properties style:font-name="Pericles" fo:font-weight="bold" style:font-weight-asian="bold" fo:font-size="8pt" style:font-size-asian="8pt" style:font-size-complex="8pt"/>
    </style:style>
    <style:style style:name="TableCell1663" style:family="table-cell">
      <style:table-cell-properties fo:border="none" style:writing-mode="lr-tb" fo:padding-top="0in" fo:padding-left="0.075in" fo:padding-bottom="0in" fo:padding-right="0.075in"/>
    </style:style>
    <style:style style:name="P1664" style:parent-style-name="Standard" style:family="paragraph">
      <style:text-properties style:font-name="Pericles" fo:font-weight="bold" style:font-weight-asian="bold" fo:font-size="8pt" style:font-size-asian="8pt" style:font-size-complex="8pt"/>
    </style:style>
    <style:style style:name="TableCell1665" style:family="table-cell">
      <style:table-cell-properties fo:border="none" style:writing-mode="lr-tb" fo:padding-top="0in" fo:padding-left="0.075in" fo:padding-bottom="0in" fo:padding-right="0.075in"/>
    </style:style>
    <style:style style:name="P1666" style:parent-style-name="Standard" style:family="paragraph">
      <style:text-properties style:font-name="Pericles" fo:font-weight="bold" style:font-weight-asian="bold" fo:font-size="8pt" style:font-size-asian="8pt" style:font-size-complex="8pt"/>
    </style:style>
    <style:style style:name="TableRow1667" style:family="table-row">
      <style:table-row-properties style:use-optimal-row-height="false"/>
    </style:style>
    <style:style style:name="TableCell1668" style:family="table-cell">
      <style:table-cell-properties fo:border="none" style:writing-mode="lr-tb" fo:padding-top="0in" fo:padding-left="0.075in" fo:padding-bottom="0in" fo:padding-right="0.075in"/>
    </style:style>
    <style:style style:name="P1669" style:parent-style-name="ListParagraph" style:list-style-name="WWNum2" style:family="paragraph">
      <style:text-properties style:font-name="Pericles" fo:font-size="8pt" style:font-size-asian="8pt" style:font-size-complex="8pt"/>
    </style:style>
    <style:style style:name="P1670" style:parent-style-name="ListParagraph" style:list-style-name="WWNum2" style:family="paragraph">
      <style:text-properties style:font-name="Pericles" fo:font-size="8pt" style:font-size-asian="8pt" style:font-size-complex="8pt"/>
    </style:style>
    <style:style style:name="P1671" style:parent-style-name="ListParagraph" style:list-style-name="WWNum2" style:family="paragraph">
      <style:text-properties style:font-name="Pericles" fo:font-size="8pt" style:font-size-asian="8pt" style:font-size-complex="8pt"/>
    </style:style>
    <style:style style:name="P1672" style:parent-style-name="ListParagraph" style:list-style-name="WWNum2" style:family="paragraph">
      <style:text-properties style:font-name="Pericles" fo:font-size="8pt" style:font-size-asian="8pt" style:font-size-complex="8pt"/>
    </style:style>
    <style:style style:name="P1673" style:parent-style-name="ListParagraph" style:list-style-name="WWNum2" style:family="paragraph">
      <style:text-properties style:font-name="Pericles" fo:font-size="8pt" style:font-size-asian="8pt" style:font-size-complex="8pt"/>
    </style:style>
    <style:style style:name="P1674" style:parent-style-name="ListParagraph" style:list-style-name="WWNum2" style:family="paragraph">
      <style:text-properties style:font-name="Pericles" fo:font-size="8pt" style:font-size-asian="8pt" style:font-size-complex="8pt"/>
    </style:style>
    <style:style style:name="P1675" style:parent-style-name="ListParagraph" style:list-style-name="WWNum2" style:family="paragraph">
      <style:text-properties style:font-name="Pericles" fo:font-size="8pt" style:font-size-asian="8pt" style:font-size-complex="8pt"/>
    </style:style>
    <style:style style:name="P1676"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77" style:family="table-cell">
      <style:table-cell-properties fo:border="none" style:writing-mode="lr-tb" fo:padding-top="0in" fo:padding-left="0.075in" fo:padding-bottom="0in" fo:padding-right="0.075in"/>
    </style:style>
    <style:style style:name="P1678" style:parent-style-name="ListParagraph" style:list-style-name="WWNum2" style:family="paragraph">
      <style:text-properties style:font-name="Pericles" fo:font-size="8pt" style:font-size-asian="8pt" style:font-size-complex="8pt"/>
    </style:style>
    <style:style style:name="P1679" style:parent-style-name="ListParagraph" style:list-style-name="WWNum2" style:family="paragraph">
      <style:text-properties style:font-name="Pericles" fo:font-size="8pt" style:font-size-asian="8pt" style:font-size-complex="8pt"/>
    </style:style>
    <style:style style:name="P1680" style:parent-style-name="ListParagraph" style:list-style-name="WWNum2" style:family="paragraph">
      <style:text-properties style:font-name="Pericles" fo:font-size="8pt" style:font-size-asian="8pt" style:font-size-complex="8pt"/>
    </style:style>
    <style:style style:name="P1681" style:parent-style-name="ListParagraph" style:list-style-name="WWNum2" style:family="paragraph">
      <style:text-properties style:font-name="Pericles" fo:font-size="8pt" style:font-size-asian="8pt" style:font-size-complex="8pt"/>
    </style:style>
    <style:style style:name="P1682" style:parent-style-name="ListParagraph" style:list-style-name="WWNum2" style:family="paragraph">
      <style:text-properties style:font-name="Pericles" fo:font-size="8pt" style:font-size-asian="8pt" style:font-size-complex="8pt"/>
    </style:style>
    <style:style style:name="P1683" style:parent-style-name="ListParagraph" style:list-style-name="WWNum2" style:family="paragraph">
      <style:text-properties style:font-name="Pericles" fo:font-size="8pt" style:font-size-asian="8pt" style:font-size-complex="8pt"/>
    </style:style>
    <style:style style:name="P1684" style:parent-style-name="ListParagraph" style:list-style-name="WWNum2" style:family="paragraph">
      <style:text-properties style:font-name="Pericles" fo:font-size="8pt" style:font-size-asian="8pt" style:font-size-complex="8pt"/>
    </style:style>
    <style:style style:name="P1685"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86" style:family="table-cell">
      <style:table-cell-properties fo:border="none" style:writing-mode="lr-tb" fo:padding-top="0in" fo:padding-left="0.075in" fo:padding-bottom="0in" fo:padding-right="0.075in"/>
    </style:style>
    <style:style style:name="P1687" style:parent-style-name="ListParagraph" style:list-style-name="WWNum2" style:family="paragraph">
      <style:text-properties style:font-name="Pericles" fo:font-size="8pt" style:font-size-asian="8pt" style:font-size-complex="8pt"/>
    </style:style>
    <style:style style:name="P1688" style:parent-style-name="ListParagraph" style:list-style-name="WWNum2" style:family="paragraph">
      <style:text-properties style:font-name="Pericles" fo:font-size="8pt" style:font-size-asian="8pt" style:font-size-complex="8pt"/>
    </style:style>
    <style:style style:name="P1689" style:parent-style-name="ListParagraph" style:list-style-name="WWNum2" style:family="paragraph">
      <style:text-properties style:font-name="Pericles" fo:font-size="8pt" style:font-size-asian="8pt" style:font-size-complex="8pt"/>
    </style:style>
    <style:style style:name="P1690" style:parent-style-name="ListParagraph" style:list-style-name="WWNum2" style:family="paragraph">
      <style:text-properties style:font-name="Pericles" fo:font-size="8pt" style:font-size-asian="8pt" style:font-size-complex="8pt"/>
    </style:style>
    <style:style style:name="P1691" style:parent-style-name="ListParagraph" style:list-style-name="WWNum2" style:family="paragraph">
      <style:text-properties style:font-name="Pericles" fo:font-size="8pt" style:font-size-asian="8pt" style:font-size-complex="8pt"/>
    </style:style>
    <style:style style:name="P1692" style:parent-style-name="ListParagraph" style:list-style-name="WWNum2" style:family="paragraph">
      <style:text-properties style:font-name="Pericles" fo:font-size="8pt" style:font-size-asian="8pt" style:font-size-complex="8pt"/>
    </style:style>
    <style:style style:name="P1693" style:parent-style-name="ListParagraph" style:list-style-name="WWNum2" style:family="paragraph">
      <style:text-properties style:font-name="Pericles" fo:font-size="8pt" style:font-size-asian="8pt" style:font-size-complex="8pt"/>
    </style:style>
    <style:style style:name="P1694" style:parent-style-name="Standard" style:family="paragraph">
      <style:text-properties style:font-name="Pericles" fo:font-size="8pt" style:font-size-asian="8pt" style:font-size-complex="8pt"/>
    </style:style>
    <style:style style:name="TableRow1695" style:family="table-row">
      <style:table-row-properties style:use-optimal-row-height="false"/>
    </style:style>
    <style:style style:name="TableCell1696" style:family="table-cell">
      <style:table-cell-properties fo:border="0.0069in solid #00000A" style:writing-mode="lr-tb" fo:padding-top="0in" fo:padding-left="0.075in" fo:padding-bottom="0in" fo:padding-right="0.075in"/>
    </style:style>
    <style:style style:name="P1697" style:parent-style-name="Standard" style:family="paragraph">
      <style:text-properties style:font-name="Pericles" fo:font-weight="bold" style:font-weight-asian="bold" fo:font-size="8pt" style:font-size-asian="8pt" style:font-size-complex="8pt"/>
    </style:style>
    <style:style style:name="P1698" style:parent-style-name="Standard" style:family="paragraph">
      <style:text-properties style:font-name="Pericles" fo:font-weight="bold" style:font-weight-asian="bold" fo:font-size="8pt" style:font-size-asian="8pt" style:font-size-complex="8pt"/>
    </style:style>
    <style:style style:name="TableColumn1700" style:family="table-column">
      <style:table-column-properties style:column-width="6.493in" style:use-optimal-column-width="false"/>
    </style:style>
    <style:style style:name="Table1699" style:family="table">
      <style:table-properties style:width="6.493in" fo:margin-left="-0.075in" table:align="left"/>
    </style:style>
    <style:style style:name="TableRow1701" style:family="table-row">
      <style:table-row-properties style:use-optimal-row-height="false"/>
    </style:style>
    <style:style style:name="TableCell1702" style:family="table-cell">
      <style:table-cell-properties fo:border="0.0069in solid #00000A" style:writing-mode="lr-tb" fo:padding-top="0in" fo:padding-left="0.075in" fo:padding-bottom="0in" fo:padding-right="0.075in"/>
    </style:style>
    <style:style style:name="P1703" style:parent-style-name="Standard" style:family="paragraph">
      <style:text-properties style:font-name="Pericles" fo:font-weight="bold" style:font-weight-asian="bold" fo:font-size="8pt" style:font-size-asian="8pt" style:font-size-complex="8pt"/>
    </style:style>
    <style:style style:name="TableRow1704" style:family="table-row">
      <style:table-row-properties style:use-optimal-row-height="false"/>
    </style:style>
    <style:style style:name="TableCell1705" style:family="table-cell">
      <style:table-cell-properties fo:border="0.0069in solid #00000A" style:writing-mode="lr-tb" fo:padding-top="0in" fo:padding-left="0.075in" fo:padding-bottom="0in" fo:padding-right="0.075in"/>
    </style:style>
    <style:style style:name="T1706" style:parent-style-name="DefaultParagraphFont" style:family="text">
      <style:text-properties style:font-name="Pericles" fo:font-weight="bold" style:font-weight-asian="bold" fo:font-size="8pt" style:font-size-asian="8pt" style:font-size-complex="8pt"/>
    </style:style>
    <style:style style:name="T1707" style:parent-style-name="DefaultParagraphFont" style:family="text">
      <style:text-properties style:font-name="Pericles" fo:font-size="8pt" style:font-size-asian="8pt" style:font-size-complex="8pt"/>
    </style:style>
    <style:style style:name="TableRow1708" style:family="table-row">
      <style:table-row-properties style:use-optimal-row-height="false"/>
    </style:style>
    <style:style style:name="TableCell1709" style:family="table-cell">
      <style:table-cell-properties fo:border="0.0069in solid #00000A" style:writing-mode="lr-tb" fo:padding-top="0in" fo:padding-left="0.075in" fo:padding-bottom="0in" fo:padding-right="0.075in"/>
    </style:style>
    <style:style style:name="P1710" style:parent-style-name="Standard" style:family="paragraph">
      <style:text-properties style:font-name="Pericles" fo:font-weight="bold" style:font-weight-asian="bold" fo:font-size="8pt" style:font-size-asian="8pt" style:font-size-complex="8pt"/>
    </style:style>
    <style:style style:name="TableColumn1712" style:family="table-column">
      <style:table-column-properties style:column-width="2.1118in" style:use-optimal-column-width="false"/>
    </style:style>
    <style:style style:name="TableColumn1713" style:family="table-column">
      <style:table-column-properties style:column-width="2.1104in" style:use-optimal-column-width="false"/>
    </style:style>
    <style:style style:name="TableColumn1714" style:family="table-column">
      <style:table-column-properties style:column-width="2.1138in" style:use-optimal-column-width="false"/>
    </style:style>
    <style:style style:name="Table1711" style:family="table">
      <style:table-properties style:width="6.3361in" fo:margin-left="0in" table:align="left"/>
    </style:style>
    <style:style style:name="TableRow1715" style:family="table-row">
      <style:table-row-properties style:use-optimal-row-height="false"/>
    </style:style>
    <style:style style:name="TableCell1716" style:family="table-cell">
      <style:table-cell-properties fo:border="none" style:writing-mode="lr-tb" fo:padding-top="0in" fo:padding-left="0.075in" fo:padding-bottom="0in" fo:padding-right="0.075in"/>
    </style:style>
    <style:style style:name="P1717" style:parent-style-name="Standard" style:family="paragraph">
      <style:text-properties style:font-name="Pericles" fo:font-weight="bold" style:font-weight-asian="bold" fo:font-size="8pt" style:font-size-asian="8pt" style:font-size-complex="8pt"/>
    </style:style>
    <style:style style:name="TableCell1718" style:family="table-cell">
      <style:table-cell-properties fo:border="none" style:writing-mode="lr-tb" fo:padding-top="0in" fo:padding-left="0.075in" fo:padding-bottom="0in" fo:padding-right="0.075in"/>
    </style:style>
    <style:style style:name="P1719" style:parent-style-name="Standard" style:family="paragraph">
      <style:text-properties style:font-name="Pericles" fo:font-weight="bold" style:font-weight-asian="bold" fo:font-size="8pt" style:font-size-asian="8pt" style:font-size-complex="8pt"/>
    </style:style>
    <style:style style:name="TableCell1720" style:family="table-cell">
      <style:table-cell-properties fo:border="none" style:writing-mode="lr-tb" fo:padding-top="0in" fo:padding-left="0.075in" fo:padding-bottom="0in" fo:padding-right="0.075in"/>
    </style:style>
    <style:style style:name="P1721" style:parent-style-name="Standard" style:family="paragraph">
      <style:text-properties style:font-name="Pericles" fo:font-weight="bold" style:font-weight-asian="bold" fo:font-size="8pt" style:font-size-asian="8pt" style:font-size-complex="8pt"/>
    </style:style>
    <style:style style:name="TableRow1722" style:family="table-row">
      <style:table-row-properties style:use-optimal-row-height="false"/>
    </style:style>
    <style:style style:name="TableCell1723" style:family="table-cell">
      <style:table-cell-properties fo:border="none" style:writing-mode="lr-tb" fo:padding-top="0in" fo:padding-left="0.075in" fo:padding-bottom="0in" fo:padding-right="0.075in"/>
    </style:style>
    <style:style style:name="P1724" style:parent-style-name="ListParagraph" style:list-style-name="WWNum2" style:family="paragraph">
      <style:text-properties style:font-name="Pericles" fo:font-size="8pt" style:font-size-asian="8pt" style:font-size-complex="8pt"/>
    </style:style>
    <style:style style:name="P1725" style:parent-style-name="ListParagraph" style:list-style-name="WWNum2" style:family="paragraph">
      <style:text-properties style:font-name="Pericles" fo:font-size="8pt" style:font-size-asian="8pt" style:font-size-complex="8pt"/>
    </style:style>
    <style:style style:name="P1726" style:parent-style-name="ListParagraph" style:list-style-name="WWNum2" style:family="paragraph">
      <style:text-properties style:font-name="Pericles" fo:font-size="8pt" style:font-size-asian="8pt" style:font-size-complex="8pt"/>
    </style:style>
    <style:style style:name="P1727" style:parent-style-name="ListParagraph" style:list-style-name="WWNum2" style:family="paragraph">
      <style:text-properties style:font-name="Pericles" fo:font-size="8pt" style:font-size-asian="8pt" style:font-size-complex="8pt"/>
    </style:style>
    <style:style style:name="P1728" style:parent-style-name="ListParagraph" style:list-style-name="WWNum2" style:family="paragraph">
      <style:text-properties style:font-name="Pericles" fo:font-size="8pt" style:font-size-asian="8pt" style:font-size-complex="8pt"/>
    </style:style>
    <style:style style:name="P1729" style:parent-style-name="ListParagraph" style:list-style-name="WWNum2" style:family="paragraph">
      <style:text-properties style:font-name="Pericles" fo:font-size="8pt" style:font-size-asian="8pt" style:font-size-complex="8pt"/>
    </style:style>
    <style:style style:name="P1730" style:parent-style-name="ListParagraph" style:list-style-name="WWNum2" style:family="paragraph">
      <style:text-properties style:font-name="Pericles" fo:font-size="8pt" style:font-size-asian="8pt" style:font-size-complex="8pt"/>
    </style:style>
    <style:style style:name="P173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32" style:family="table-cell">
      <style:table-cell-properties fo:border="none" style:writing-mode="lr-tb" fo:padding-top="0in" fo:padding-left="0.075in" fo:padding-bottom="0in" fo:padding-right="0.075in"/>
    </style:style>
    <style:style style:name="P1733" style:parent-style-name="ListParagraph" style:list-style-name="WWNum2" style:family="paragraph">
      <style:text-properties style:font-name="Pericles" fo:font-size="8pt" style:font-size-asian="8pt" style:font-size-complex="8pt"/>
    </style:style>
    <style:style style:name="P1734" style:parent-style-name="ListParagraph" style:list-style-name="WWNum2" style:family="paragraph">
      <style:text-properties style:font-name="Pericles" fo:font-size="8pt" style:font-size-asian="8pt" style:font-size-complex="8pt"/>
    </style:style>
    <style:style style:name="P1735" style:parent-style-name="ListParagraph" style:list-style-name="WWNum2" style:family="paragraph">
      <style:text-properties style:font-name="Pericles" fo:font-size="8pt" style:font-size-asian="8pt" style:font-size-complex="8pt"/>
    </style:style>
    <style:style style:name="P1736" style:parent-style-name="ListParagraph" style:list-style-name="WWNum2" style:family="paragraph">
      <style:text-properties style:font-name="Pericles" fo:font-size="8pt" style:font-size-asian="8pt" style:font-size-complex="8pt"/>
    </style:style>
    <style:style style:name="P1737" style:parent-style-name="ListParagraph" style:list-style-name="WWNum2" style:family="paragraph">
      <style:text-properties style:font-name="Pericles" fo:font-size="8pt" style:font-size-asian="8pt" style:font-size-complex="8pt"/>
    </style:style>
    <style:style style:name="P1738" style:parent-style-name="ListParagraph" style:list-style-name="WWNum2" style:family="paragraph">
      <style:text-properties style:font-name="Pericles" fo:font-size="8pt" style:font-size-asian="8pt" style:font-size-complex="8pt"/>
    </style:style>
    <style:style style:name="P1739" style:parent-style-name="ListParagraph" style:list-style-name="WWNum2" style:family="paragraph">
      <style:text-properties style:font-name="Pericles" fo:font-size="8pt" style:font-size-asian="8pt" style:font-size-complex="8pt"/>
    </style:style>
    <style:style style:name="P1740" style:parent-style-name="ListParagraph" style:list-style-name="WWNum2" style:family="paragraph">
      <style:text-properties style:font-name="Pericles" fo:font-size="8pt" style:font-size-asian="8pt" style:font-size-complex="8pt"/>
    </style:style>
    <style:style style:name="P174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42" style:family="table-cell">
      <style:table-cell-properties fo:border="none" style:writing-mode="lr-tb" fo:padding-top="0in" fo:padding-left="0.075in" fo:padding-bottom="0in" fo:padding-right="0.075in"/>
    </style:style>
    <style:style style:name="P1743" style:parent-style-name="ListParagraph" style:list-style-name="WWNum2" style:family="paragraph">
      <style:text-properties style:font-name="Pericles" fo:font-size="8pt" style:font-size-asian="8pt" style:font-size-complex="8pt"/>
    </style:style>
    <style:style style:name="P1744" style:parent-style-name="ListParagraph" style:list-style-name="WWNum2" style:family="paragraph">
      <style:text-properties style:font-name="Pericles" fo:font-size="8pt" style:font-size-asian="8pt" style:font-size-complex="8pt"/>
    </style:style>
    <style:style style:name="P1745" style:parent-style-name="ListParagraph" style:list-style-name="WWNum2" style:family="paragraph">
      <style:text-properties style:font-name="Pericles" fo:font-size="8pt" style:font-size-asian="8pt" style:font-size-complex="8pt"/>
    </style:style>
    <style:style style:name="P1746" style:parent-style-name="ListParagraph" style:list-style-name="WWNum2" style:family="paragraph">
      <style:text-properties style:font-name="Pericles" fo:font-size="8pt" style:font-size-asian="8pt" style:font-size-complex="8pt"/>
    </style:style>
    <style:style style:name="P1747" style:parent-style-name="ListParagraph" style:list-style-name="WWNum2" style:family="paragraph">
      <style:text-properties style:font-name="Pericles" fo:font-size="8pt" style:font-size-asian="8pt" style:font-size-complex="8pt"/>
    </style:style>
    <style:style style:name="P1748" style:parent-style-name="ListParagraph" style:list-style-name="WWNum2" style:family="paragraph">
      <style:text-properties style:font-name="Pericles" fo:font-size="8pt" style:font-size-asian="8pt" style:font-size-complex="8pt"/>
    </style:style>
    <style:style style:name="P1749" style:parent-style-name="ListParagraph" style:list-style-name="WWNum2" style:family="paragraph">
      <style:text-properties style:font-name="Pericles" fo:font-size="8pt" style:font-size-asian="8pt" style:font-size-complex="8pt"/>
    </style:style>
    <style:style style:name="P1750" style:parent-style-name="Standard" style:family="paragraph">
      <style:text-properties style:font-name="Pericles" fo:font-size="8pt" style:font-size-asian="8pt" style:font-size-complex="8pt"/>
    </style:style>
    <style:style style:name="TableRow1751" style:family="table-row">
      <style:table-row-properties style:use-optimal-row-height="false"/>
    </style:style>
    <style:style style:name="TableCell1752" style:family="table-cell">
      <style:table-cell-properties fo:border="0.0069in solid #00000A" style:writing-mode="lr-tb" fo:padding-top="0in" fo:padding-left="0.075in" fo:padding-bottom="0in" fo:padding-right="0.075in"/>
    </style:style>
    <style:style style:name="P1753" style:parent-style-name="Standard" style:family="paragraph">
      <style:text-properties style:font-name="Pericles" fo:font-weight="bold" style:font-weight-asian="bold" fo:font-size="8pt" style:font-size-asian="8pt" style:font-size-complex="8pt"/>
    </style:style>
    <style:style style:name="P1754" style:parent-style-name="Standard" style:family="paragraph">
      <style:text-properties style:font-name="Pericles" fo:font-weight="bold" style:font-weight-asian="bold" fo:font-size="8pt" style:font-size-asian="8pt" style:font-size-complex="8pt"/>
    </style:style>
    <style:style style:name="TableColumn1756" style:family="table-column">
      <style:table-column-properties style:column-width="6.493in" style:use-optimal-column-width="false"/>
    </style:style>
    <style:style style:name="Table1755" style:family="table">
      <style:table-properties style:width="6.493in" fo:margin-left="-0.075in" table:align="left"/>
    </style:style>
    <style:style style:name="TableRow1757" style:family="table-row">
      <style:table-row-properties style:use-optimal-row-height="false"/>
    </style:style>
    <style:style style:name="TableCell1758" style:family="table-cell">
      <style:table-cell-properties fo:border="0.0069in solid #00000A" style:writing-mode="lr-tb" fo:padding-top="0in" fo:padding-left="0.075in" fo:padding-bottom="0in" fo:padding-right="0.075in"/>
    </style:style>
    <style:style style:name="P1759" style:parent-style-name="Standard" style:family="paragraph">
      <style:text-properties style:font-name="Pericles" fo:font-weight="bold" style:font-weight-asian="bold" fo:font-size="8pt" style:font-size-asian="8pt" style:font-size-complex="8pt"/>
    </style:style>
    <style:style style:name="TableRow1760" style:family="table-row">
      <style:table-row-properties style:use-optimal-row-height="false"/>
    </style:style>
    <style:style style:name="TableCell1761" style:family="table-cell">
      <style:table-cell-properties fo:border="0.0069in solid #00000A" style:writing-mode="lr-tb" fo:padding-top="0in" fo:padding-left="0.075in" fo:padding-bottom="0in" fo:padding-right="0.075in"/>
    </style:style>
    <style:style style:name="T1762" style:parent-style-name="DefaultParagraphFont" style:family="text">
      <style:text-properties style:font-name="Pericles" fo:font-weight="bold" style:font-weight-asian="bold" fo:font-size="8pt" style:font-size-asian="8pt" style:font-size-complex="8pt"/>
    </style:style>
    <style:style style:name="T1763" style:parent-style-name="DefaultParagraphFont" style:family="text">
      <style:text-properties style:font-name="Pericles" fo:font-size="8pt" style:font-size-asian="8pt" style:font-size-complex="8pt"/>
    </style:style>
    <style:style style:name="TableRow1764" style:family="table-row">
      <style:table-row-properties style:use-optimal-row-height="false"/>
    </style:style>
    <style:style style:name="TableCell1765" style:family="table-cell">
      <style:table-cell-properties fo:border="0.0069in solid #00000A" style:writing-mode="lr-tb" fo:padding-top="0in" fo:padding-left="0.075in" fo:padding-bottom="0in" fo:padding-right="0.075in"/>
    </style:style>
    <style:style style:name="P1766" style:parent-style-name="Standard" style:family="paragraph">
      <style:text-properties style:font-name="Pericles" fo:font-weight="bold" style:font-weight-asian="bold" fo:font-size="8pt" style:font-size-asian="8pt" style:font-size-complex="8pt"/>
    </style:style>
    <style:style style:name="TableColumn1768" style:family="table-column">
      <style:table-column-properties style:column-width="2.1118in" style:use-optimal-column-width="false"/>
    </style:style>
    <style:style style:name="TableColumn1769" style:family="table-column">
      <style:table-column-properties style:column-width="2.1104in" style:use-optimal-column-width="false"/>
    </style:style>
    <style:style style:name="TableColumn1770" style:family="table-column">
      <style:table-column-properties style:column-width="2.1138in" style:use-optimal-column-width="false"/>
    </style:style>
    <style:style style:name="Table1767" style:family="table">
      <style:table-properties style:width="6.3361in" fo:margin-left="0in" table:align="left"/>
    </style:style>
    <style:style style:name="TableRow1771" style:family="table-row">
      <style:table-row-properties style:use-optimal-row-height="false"/>
    </style:style>
    <style:style style:name="TableCell1772" style:family="table-cell">
      <style:table-cell-properties fo:border="none" style:writing-mode="lr-tb" fo:padding-top="0in" fo:padding-left="0.075in" fo:padding-bottom="0in" fo:padding-right="0.075in"/>
    </style:style>
    <style:style style:name="P1773" style:parent-style-name="Standard" style:family="paragraph">
      <style:text-properties style:font-name="Pericles" fo:font-weight="bold" style:font-weight-asian="bold" fo:font-size="8pt" style:font-size-asian="8pt" style:font-size-complex="8pt"/>
    </style:style>
    <style:style style:name="TableCell1774" style:family="table-cell">
      <style:table-cell-properties fo:border="none" style:writing-mode="lr-tb" fo:padding-top="0in" fo:padding-left="0.075in" fo:padding-bottom="0in" fo:padding-right="0.075in"/>
    </style:style>
    <style:style style:name="P1775" style:parent-style-name="Standard" style:family="paragraph">
      <style:text-properties style:font-name="Pericles" fo:font-weight="bold" style:font-weight-asian="bold" fo:font-size="8pt" style:font-size-asian="8pt" style:font-size-complex="8pt"/>
    </style:style>
    <style:style style:name="TableCell1776" style:family="table-cell">
      <style:table-cell-properties fo:border="none" style:writing-mode="lr-tb" fo:padding-top="0in" fo:padding-left="0.075in" fo:padding-bottom="0in" fo:padding-right="0.075in"/>
    </style:style>
    <style:style style:name="P1777" style:parent-style-name="Standard" style:family="paragraph">
      <style:text-properties style:font-name="Pericles" fo:font-weight="bold" style:font-weight-asian="bold" fo:font-size="8pt" style:font-size-asian="8pt" style:font-size-complex="8pt"/>
    </style:style>
    <style:style style:name="TableRow1778" style:family="table-row">
      <style:table-row-properties style:use-optimal-row-height="false"/>
    </style:style>
    <style:style style:name="TableCell1779" style:family="table-cell">
      <style:table-cell-properties fo:border="none" style:writing-mode="lr-tb" fo:padding-top="0in" fo:padding-left="0.075in" fo:padding-bottom="0in" fo:padding-right="0.075in"/>
    </style:style>
    <style:style style:name="P1780" style:parent-style-name="ListParagraph" style:list-style-name="WWNum2" style:family="paragraph">
      <style:text-properties style:font-name="Pericles" fo:font-size="8pt" style:font-size-asian="8pt" style:font-size-complex="8pt"/>
    </style:style>
    <style:style style:name="P1781" style:parent-style-name="ListParagraph" style:list-style-name="WWNum2" style:family="paragraph">
      <style:text-properties style:font-name="Pericles" fo:font-size="8pt" style:font-size-asian="8pt" style:font-size-complex="8pt"/>
    </style:style>
    <style:style style:name="P1782" style:parent-style-name="ListParagraph" style:list-style-name="WWNum2" style:family="paragraph">
      <style:text-properties style:font-name="Pericles" fo:font-size="8pt" style:font-size-asian="8pt" style:font-size-complex="8pt"/>
    </style:style>
    <style:style style:name="P1783" style:parent-style-name="ListParagraph" style:list-style-name="WWNum2" style:family="paragraph">
      <style:text-properties style:font-name="Pericles" fo:font-size="8pt" style:font-size-asian="8pt" style:font-size-complex="8pt"/>
    </style:style>
    <style:style style:name="P1784" style:parent-style-name="ListParagraph" style:list-style-name="WWNum2" style:family="paragraph">
      <style:text-properties style:font-name="Pericles" fo:font-size="8pt" style:font-size-asian="8pt" style:font-size-complex="8pt"/>
    </style:style>
    <style:style style:name="P1785" style:parent-style-name="ListParagraph" style:list-style-name="WWNum2" style:family="paragraph">
      <style:text-properties style:font-name="Pericles" fo:font-size="8pt" style:font-size-asian="8pt" style:font-size-complex="8pt"/>
    </style:style>
    <style:style style:name="TableCell1786" style:family="table-cell">
      <style:table-cell-properties fo:border="none" style:writing-mode="lr-tb" fo:padding-top="0in" fo:padding-left="0.075in" fo:padding-bottom="0in" fo:padding-right="0.075in"/>
    </style:style>
    <style:style style:name="P1787" style:parent-style-name="ListParagraph" style:list-style-name="WWNum2" style:family="paragraph">
      <style:text-properties style:font-name="Pericles" fo:font-size="8pt" style:font-size-asian="8pt" style:font-size-complex="8pt"/>
    </style:style>
    <style:style style:name="P1788" style:parent-style-name="ListParagraph" style:list-style-name="WWNum2" style:family="paragraph">
      <style:text-properties style:font-name="Pericles" fo:font-size="8pt" style:font-size-asian="8pt" style:font-size-complex="8pt"/>
    </style:style>
    <style:style style:name="P1789" style:parent-style-name="ListParagraph" style:list-style-name="WWNum2" style:family="paragraph">
      <style:text-properties style:font-name="Pericles" fo:font-size="8pt" style:font-size-asian="8pt" style:font-size-complex="8pt"/>
    </style:style>
    <style:style style:name="P1790" style:parent-style-name="ListParagraph" style:list-style-name="WWNum2" style:family="paragraph">
      <style:text-properties style:font-name="Pericles" fo:font-size="8pt" style:font-size-asian="8pt" style:font-size-complex="8pt"/>
    </style:style>
    <style:style style:name="P1791" style:parent-style-name="ListParagraph" style:list-style-name="WWNum2" style:family="paragraph">
      <style:text-properties style:font-name="Pericles" fo:font-size="8pt" style:font-size-asian="8pt" style:font-size-complex="8pt"/>
    </style:style>
    <style:style style:name="P1792" style:parent-style-name="ListParagraph" style:list-style-name="WWNum2" style:family="paragraph">
      <style:text-properties style:font-name="Pericles" fo:font-size="8pt" style:font-size-asian="8pt" style:font-size-complex="8pt"/>
    </style:style>
    <style:style style:name="P1793" style:parent-style-name="ListParagraph" style:list-style-name="WWNum2" style:family="paragraph">
      <style:text-properties style:font-name="Pericles" fo:font-size="8pt" style:font-size-asian="8pt" style:font-size-complex="8pt"/>
    </style:style>
    <style:style style:name="P1794"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95" style:family="table-cell">
      <style:table-cell-properties fo:border="none" style:writing-mode="lr-tb" fo:padding-top="0in" fo:padding-left="0.075in" fo:padding-bottom="0in" fo:padding-right="0.075in"/>
    </style:style>
    <style:style style:name="P1796" style:parent-style-name="ListParagraph" style:list-style-name="WWNum2" style:family="paragraph">
      <style:text-properties style:font-name="Pericles" fo:font-size="8pt" style:font-size-asian="8pt" style:font-size-complex="8pt"/>
    </style:style>
    <style:style style:name="P1797" style:parent-style-name="ListParagraph" style:list-style-name="WWNum2" style:family="paragraph">
      <style:text-properties style:font-name="Pericles" fo:font-size="8pt" style:font-size-asian="8pt" style:font-size-complex="8pt"/>
    </style:style>
    <style:style style:name="P1798" style:parent-style-name="ListParagraph" style:list-style-name="WWNum2" style:family="paragraph">
      <style:text-properties style:font-name="Pericles" fo:font-size="8pt" style:font-size-asian="8pt" style:font-size-complex="8pt"/>
    </style:style>
    <style:style style:name="P1799" style:parent-style-name="ListParagraph" style:list-style-name="WWNum2" style:family="paragraph">
      <style:text-properties style:font-name="Pericles" fo:font-size="8pt" style:font-size-asian="8pt" style:font-size-complex="8pt"/>
    </style:style>
    <style:style style:name="P1800" style:parent-style-name="ListParagraph" style:list-style-name="WWNum2" style:family="paragraph">
      <style:text-properties style:font-name="Pericles" fo:font-size="8pt" style:font-size-asian="8pt" style:font-size-complex="8pt"/>
    </style:style>
    <style:style style:name="P1801" style:parent-style-name="ListParagraph" style:list-style-name="WWNum2" style:family="paragraph">
      <style:text-properties style:font-name="Pericles" fo:font-size="8pt" style:font-size-asian="8pt" style:font-size-complex="8pt"/>
    </style:style>
    <style:style style:name="P1802" style:parent-style-name="Standard" style:family="paragraph">
      <style:text-properties style:font-name="Pericles" fo:font-size="8pt" style:font-size-asian="8pt" style:font-size-complex="8pt"/>
    </style:style>
    <style:style style:name="TableRow1803" style:family="table-row">
      <style:table-row-properties style:use-optimal-row-height="false"/>
    </style:style>
    <style:style style:name="TableCell1804" style:family="table-cell">
      <style:table-cell-properties fo:border="0.0069in solid #00000A" style:writing-mode="lr-tb" fo:padding-top="0in" fo:padding-left="0.075in" fo:padding-bottom="0in" fo:padding-right="0.075in"/>
    </style:style>
    <style:style style:name="P1805" style:parent-style-name="Standard" style:family="paragraph">
      <style:text-properties style:font-name="Pericles" fo:font-weight="bold" style:font-weight-asian="bold" fo:font-size="8pt" style:font-size-asian="8pt" style:font-size-complex="8pt"/>
    </style:style>
    <style:style style:name="P1806" style:parent-style-name="Standard" style:family="paragraph">
      <style:text-properties style:font-name="Pericles" fo:font-weight="bold" style:font-weight-asian="bold" fo:font-size="8pt" style:font-size-asian="8pt" style:font-size-complex="8pt"/>
    </style:style>
    <style:style style:name="TableColumn1808" style:family="table-column">
      <style:table-column-properties style:column-width="1.1965in" style:use-optimal-column-width="false"/>
    </style:style>
    <style:style style:name="TableColumn1809" style:family="table-column">
      <style:table-column-properties style:column-width="5.4604in" style:use-optimal-column-width="false"/>
    </style:style>
    <style:style style:name="Table1807" style:family="table">
      <style:table-properties style:width="6.6569in" fo:margin-left="-0.075in" table:align="left"/>
    </style:style>
    <style:style style:name="TableRow1810" style:family="table-row">
      <style:table-row-properties style:use-optimal-row-height="false"/>
    </style:style>
    <style:style style:name="TableCell1811" style:family="table-cell">
      <style:table-cell-properties fo:border="0.0069in solid #00000A" style:writing-mode="lr-tb" fo:padding-top="0in" fo:padding-left="0.075in" fo:padding-bottom="0in" fo:padding-right="0.075in"/>
    </style:style>
    <style:style style:name="P1812" style:parent-style-name="Standard" style:family="paragraph">
      <style:text-properties style:font-name="Pericles" fo:font-weight="bold" style:font-weight-asian="bold" fo:font-size="8pt" style:font-size-asian="8pt" style:font-size-complex="8pt"/>
    </style:style>
    <style:style style:name="TableCell1813" style:family="table-cell">
      <style:table-cell-properties fo:border="0.0069in solid #00000A" style:writing-mode="lr-tb" fo:padding-top="0in" fo:padding-left="0.075in" fo:padding-bottom="0in" fo:padding-right="0.075in"/>
    </style:style>
    <style:style style:name="P1814" style:parent-style-name="Standard" style:family="paragraph">
      <style:text-properties style:font-name="Pericles" fo:font-weight="bold" style:font-weight-asian="bold" fo:font-size="8pt" style:font-size-asian="8pt" style:font-size-complex="8pt"/>
    </style:style>
    <style:style style:name="TableRow1815" style:family="table-row">
      <style:table-row-properties style:use-optimal-row-height="false"/>
    </style:style>
    <style:style style:name="TableCell1816" style:family="table-cell">
      <style:table-cell-properties fo:border="0.0069in solid #00000A" style:writing-mode="lr-tb" fo:padding-top="0in" fo:padding-left="0.075in" fo:padding-bottom="0in" fo:padding-right="0.075in"/>
    </style:style>
    <style:style style:name="P1817" style:parent-style-name="Standard" style:family="paragraph">
      <style:text-properties style:font-name="Pericles" fo:font-size="8pt" style:font-size-asian="8pt" style:font-size-complex="8pt"/>
    </style:style>
    <style:style style:name="TableCell1818" style:family="table-cell">
      <style:table-cell-properties fo:border="0.0069in solid #00000A" style:writing-mode="lr-tb" fo:padding-top="0in" fo:padding-left="0.075in" fo:padding-bottom="0in" fo:padding-right="0.075in"/>
    </style:style>
    <style:style style:name="P1819" style:parent-style-name="Standard" style:family="paragraph">
      <style:text-properties style:font-name="Pericles" fo:font-size="8pt" style:font-size-asian="8pt" style:font-size-complex="8pt"/>
    </style:style>
    <style:style style:name="TableRow1820" style:family="table-row">
      <style:table-row-properties style:use-optimal-row-height="false"/>
    </style:style>
    <style:style style:name="TableCell1821" style:family="table-cell">
      <style:table-cell-properties fo:border="0.0069in solid #00000A" style:writing-mode="lr-tb" fo:padding-top="0in" fo:padding-left="0.075in" fo:padding-bottom="0in" fo:padding-right="0.075in"/>
    </style:style>
    <style:style style:name="P1822" style:parent-style-name="Standard" style:family="paragraph">
      <style:text-properties style:font-name="Pericles" fo:font-size="8pt" style:font-size-asian="8pt" style:font-size-complex="8pt"/>
    </style:style>
    <style:style style:name="TableCell1823" style:family="table-cell">
      <style:table-cell-properties fo:border="0.0069in solid #00000A" style:writing-mode="lr-tb" fo:padding-top="0in" fo:padding-left="0.075in" fo:padding-bottom="0in" fo:padding-right="0.075in"/>
    </style:style>
    <style:style style:name="P1824" style:parent-style-name="Standard" style:family="paragraph">
      <style:text-properties style:font-name="Pericles" fo:font-size="8pt" style:font-size-asian="8pt" style:font-size-complex="8pt"/>
    </style:style>
    <style:style style:name="TableRow1825" style:family="table-row">
      <style:table-row-properties style:use-optimal-row-height="false"/>
    </style:style>
    <style:style style:name="TableCell1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7" style:parent-style-name="Standard" style:family="paragraph">
      <style:text-properties style:font-name="Pericles" fo:font-size="8pt" style:font-size-asian="8pt" style:font-size-complex="8pt"/>
    </style:style>
    <style:style style:name="TableCell18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9" style:parent-style-name="Standard" style:family="paragraph">
      <style:text-properties style:font-name="Pericles" fo:font-size="8pt" style:font-size-asian="8pt" style:font-size-complex="8pt"/>
    </style:style>
    <style:style style:name="TableRow1830" style:family="table-row">
      <style:table-row-properties style:use-optimal-row-height="false"/>
    </style:style>
    <style:style style:name="TableCell18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2" style:parent-style-name="Standard" style:family="paragraph">
      <style:text-properties style:font-name="Pericles" fo:font-size="8pt" style:font-size-asian="8pt" style:font-size-complex="8pt"/>
    </style:style>
    <style:style style:name="TableCell18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4" style:parent-style-name="Standard" style:family="paragraph">
      <style:text-properties style:font-name="Pericles" fo:font-size="8pt" style:font-size-asian="8pt" style:font-size-complex="8pt"/>
    </style:style>
    <style:style style:name="P1835" style:parent-style-name="Standard" style:list-style-name="LFO37" style:family="paragraph">
      <style:text-properties style:font-name="Pericles" fo:font-size="8pt" style:font-size-asian="8pt" style:font-size-complex="8pt"/>
    </style:style>
    <style:style style:name="P1836" style:parent-style-name="Standard" style:list-style-name="LFO37" style:family="paragraph">
      <style:text-properties style:font-name="Pericles" fo:font-size="8pt" style:font-size-asian="8pt" style:font-size-complex="8pt"/>
    </style:style>
    <style:style style:name="P1837" style:parent-style-name="Standard" style:list-style-name="LFO37" style:family="paragraph">
      <style:text-properties style:font-name="Pericles" fo:font-size="8pt" style:font-size-asian="8pt" style:font-size-complex="8pt"/>
    </style:style>
    <style:style style:name="P1838" style:parent-style-name="Standard" style:list-style-name="LFO37" style:family="paragraph">
      <style:text-properties style:font-name="Pericles" fo:font-size="8pt" style:font-size-asian="8pt" style:font-size-complex="8pt"/>
    </style:style>
    <style:style style:name="TableRow1839" style:family="table-row">
      <style:table-row-properties style:use-optimal-row-height="false"/>
    </style:style>
    <style:style style:name="TableCell18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1" style:parent-style-name="Standard" style:family="paragraph">
      <style:text-properties style:font-name="Pericles" fo:font-size="8pt" style:font-size-asian="8pt" style:font-size-complex="8pt"/>
    </style:style>
    <style:style style:name="TableCell18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3"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4" style:family="table-row">
      <style:table-row-properties style:use-optimal-row-height="false"/>
    </style:style>
    <style:style style:name="TableCell1845" style:family="table-cell">
      <style:table-cell-properties fo:border="0.0069in solid #00000A" style:writing-mode="lr-tb" fo:padding-top="0in" fo:padding-left="0.075in" fo:padding-bottom="0in" fo:padding-right="0.075in"/>
    </style:style>
    <style:style style:name="P1846" style:parent-style-name="Standard" style:family="paragraph">
      <style:text-properties style:font-name="Pericles" fo:font-size="8pt" style:font-size-asian="8pt" style:font-size-complex="8pt"/>
    </style:style>
    <style:style style:name="TableCell1847" style:family="table-cell">
      <style:table-cell-properties fo:border="0.0069in solid #00000A" style:writing-mode="lr-tb" fo:padding-top="0in" fo:padding-left="0.075in" fo:padding-bottom="0in" fo:padding-right="0.075in"/>
    </style:style>
    <style:style style:name="P1848"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9" style:family="table-row">
      <style:table-row-properties style:use-optimal-row-height="false"/>
    </style:style>
    <style:style style:name="TableCell18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1" style:parent-style-name="Standard" style:family="paragraph">
      <style:text-properties style:font-name="Pericles" fo:font-size="8pt" style:font-size-asian="8pt" style:font-size-complex="8pt"/>
    </style:style>
    <style:style style:name="TableCell18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3" style:parent-style-name="ListParagraph" style:list-style-name="WWNum21" style:family="paragraph">
      <style:text-properties style:font-name="Pericles" fo:font-size="8pt" style:font-size-asian="8pt" style:font-size-complex="8pt"/>
    </style:style>
    <style:style style:name="P1854" style:parent-style-name="ListParagraph" style:list-style-name="WWNum21" style:family="paragraph">
      <style:text-properties style:font-name="Pericles" fo:font-size="8pt" style:font-size-asian="8pt" style:font-size-complex="8pt"/>
    </style:style>
    <style:style style:name="TableRow1855" style:family="table-row">
      <style:table-row-properties style:use-optimal-row-height="false"/>
    </style:style>
    <style:style style:name="TableCell1856" style:family="table-cell">
      <style:table-cell-properties fo:border="0.0069in solid #00000A" style:writing-mode="lr-tb" fo:padding-top="0in" fo:padding-left="0.075in" fo:padding-bottom="0in" fo:padding-right="0.075in"/>
    </style:style>
    <style:style style:name="P1857" style:parent-style-name="Standard" style:family="paragraph">
      <style:text-properties style:font-name="Pericles" fo:font-size="8pt" style:font-size-asian="8pt" style:font-size-complex="8pt"/>
    </style:style>
    <style:style style:name="TableCell1858" style:family="table-cell">
      <style:table-cell-properties fo:border="0.0069in solid #00000A" style:writing-mode="lr-tb" fo:padding-top="0in" fo:padding-left="0.075in" fo:padding-bottom="0in" fo:padding-right="0.075in"/>
    </style:style>
    <style:style style:name="P1859" style:parent-style-name="ListParagraph" style:family="paragraph">
      <style:paragraph-properties fo:margin-left="0in">
        <style:tab-stops/>
      </style:paragraph-properties>
      <style:text-properties style:font-name="Pericles" fo:font-size="8pt" style:font-size-asian="8pt" style:font-size-complex="8pt"/>
    </style:style>
    <style:style style:name="TableRow1860" style:family="table-row">
      <style:table-row-properties style:use-optimal-row-height="false"/>
    </style:style>
    <style:style style:name="TableCell18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2" style:parent-style-name="Standard" style:family="paragraph">
      <style:text-properties style:font-name="Pericles" fo:font-size="8pt" style:font-size-asian="8pt" style:font-size-complex="8pt"/>
    </style:style>
    <style:style style:name="TableCell18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4" style:parent-style-name="ListParagraph" style:list-style-name="WWNum23" style:family="paragraph">
      <style:text-properties style:font-name="Pericles" fo:font-size="8pt" style:font-size-asian="8pt" style:font-size-complex="8pt"/>
    </style:style>
    <style:style style:name="P1865" style:parent-style-name="ListParagraph" style:list-style-name="WWNum23" style:family="paragraph">
      <style:text-properties style:font-name="Pericles" fo:font-size="8pt" style:font-size-asian="8pt" style:font-size-complex="8pt"/>
    </style:style>
    <style:style style:name="P1866" style:parent-style-name="ListParagraph" style:list-style-name="WWNum23" style:family="paragraph">
      <style:text-properties style:font-name="Pericles" fo:font-size="8pt" style:font-size-asian="8pt" style:font-size-complex="8pt"/>
    </style:style>
    <style:style style:name="TableRow1867" style:family="table-row">
      <style:table-row-properties style:use-optimal-row-height="false"/>
    </style:style>
    <style:style style:name="TableCell1868" style:family="table-cell">
      <style:table-cell-properties fo:border="0.0069in solid #00000A" style:writing-mode="lr-tb" fo:padding-top="0in" fo:padding-left="0.075in" fo:padding-bottom="0in" fo:padding-right="0.075in"/>
    </style:style>
    <style:style style:name="P1869" style:parent-style-name="Standard" style:family="paragraph">
      <style:text-properties style:font-name="Pericles" fo:font-size="8pt" style:font-size-asian="8pt" style:font-size-complex="8pt"/>
    </style:style>
    <style:style style:name="TableCell1870" style:family="table-cell">
      <style:table-cell-properties fo:border="0.0069in solid #00000A" style:writing-mode="lr-tb" fo:padding-top="0in" fo:padding-left="0.075in" fo:padding-bottom="0in" fo:padding-right="0.075in"/>
    </style:style>
    <style:style style:name="P1871" style:parent-style-name="ListParagraph" style:list-style-name="WWNum23" style:family="paragraph">
      <style:text-properties style:font-name="Pericles" fo:font-size="8pt" style:font-size-asian="8pt" style:font-size-complex="8pt"/>
    </style:style>
    <style:style style:name="P1872" style:parent-style-name="ListParagraph" style:list-style-name="WWNum23" style:family="paragraph">
      <style:text-properties style:font-name="Pericles" fo:font-size="8pt" style:font-size-asian="8pt" style:font-size-complex="8pt"/>
    </style:style>
    <style:style style:name="P1873" style:parent-style-name="ListParagraph" style:list-style-name="WWNum23" style:family="paragraph">
      <style:text-properties style:font-name="Pericles" fo:font-size="8pt" style:font-size-asian="8pt" style:font-size-complex="8pt"/>
    </style:style>
    <style:style style:name="TableRow1874" style:family="table-row">
      <style:table-row-properties style:use-optimal-row-height="false"/>
    </style:style>
    <style:style style:name="TableCell1875" style:family="table-cell">
      <style:table-cell-properties fo:border="0.0069in solid #00000A" style:writing-mode="lr-tb" fo:padding-top="0in" fo:padding-left="0.075in" fo:padding-bottom="0in" fo:padding-right="0.075in"/>
    </style:style>
    <style:style style:name="P1876" style:parent-style-name="Standard" style:family="paragraph">
      <style:text-properties style:font-name="Pericles" fo:font-size="8pt" style:font-size-asian="8pt" style:font-size-complex="8pt"/>
    </style:style>
    <style:style style:name="TableCell1877" style:family="table-cell">
      <style:table-cell-properties fo:border="0.0069in solid #00000A" style:writing-mode="lr-tb" fo:padding-top="0in" fo:padding-left="0.075in" fo:padding-bottom="0in" fo:padding-right="0.075in"/>
    </style:style>
    <style:style style:name="P1878" style:parent-style-name="Standard" style:family="paragraph">
      <style:text-properties style:font-name="Pericles" fo:font-size="8pt" style:font-size-asian="8pt" style:font-size-complex="8pt"/>
    </style:style>
    <style:style style:name="TableRow1879" style:family="table-row">
      <style:table-row-properties style:use-optimal-row-height="false"/>
    </style:style>
    <style:style style:name="TableCell1880" style:family="table-cell">
      <style:table-cell-properties fo:border="0.0069in solid #00000A" style:writing-mode="lr-tb" fo:padding-top="0in" fo:padding-left="0.075in" fo:padding-bottom="0in" fo:padding-right="0.075in"/>
    </style:style>
    <style:style style:name="P1881" style:parent-style-name="Standard" style:family="paragraph">
      <style:text-properties style:font-name="Pericles" fo:font-size="8pt" style:font-size-asian="8pt" style:font-size-complex="8pt"/>
    </style:style>
    <style:style style:name="TableCell1882" style:family="table-cell">
      <style:table-cell-properties fo:border="0.0069in solid #00000A" style:writing-mode="lr-tb" fo:padding-top="0in" fo:padding-left="0.075in" fo:padding-bottom="0in" fo:padding-right="0.075in"/>
    </style:style>
    <style:style style:name="P1883" style:parent-style-name="Standard" style:family="paragraph">
      <style:text-properties style:font-name="Pericles" fo:font-size="8pt" style:font-size-asian="8pt" style:font-size-complex="8pt"/>
    </style:style>
    <style:style style:name="P1884" style:parent-style-name="ListParagraph" style:list-style-name="WWNum22" style:family="paragraph">
      <style:text-properties style:font-name="Pericles" fo:font-size="8pt" style:font-size-asian="8pt" style:font-size-complex="8pt"/>
    </style:style>
    <style:style style:name="P1885" style:parent-style-name="ListParagraph" style:list-style-name="WWNum22" style:family="paragraph"/>
    <style:style style:name="T1886" style:parent-style-name="DefaultParagraphFont" style:family="text">
      <style:text-properties style:font-name="Pericles" fo:font-size="8pt" style:font-size-asian="8pt" style:font-size-complex="8pt"/>
    </style:style>
    <style:style style:name="T1887" style:parent-style-name="DefaultParagraphFont" style:family="text">
      <style:text-properties style:font-name="Arial" fo:font-size="8pt" style:font-size-asian="8pt" style:font-size-complex="8pt"/>
    </style:style>
    <style:style style:name="T1888" style:parent-style-name="DefaultParagraphFont" style:family="text">
      <style:text-properties style:font-name="Pericles" fo:font-size="8pt" style:font-size-asian="8pt" style:font-size-complex="8pt"/>
    </style:style>
    <style:style style:name="P1889" style:parent-style-name="ListParagraph" style:list-style-name="WWNum22" style:family="paragraph"/>
    <style:style style:name="T1890" style:parent-style-name="DefaultParagraphFont" style:family="text">
      <style:text-properties style:font-name="Pericles" fo:font-size="8pt" style:font-size-asian="8pt" style:font-size-complex="8pt"/>
    </style:style>
    <style:style style:name="T1891" style:parent-style-name="DefaultParagraphFont" style:family="text">
      <style:text-properties style:font-name="Arial" fo:font-size="8pt" style:font-size-asian="8pt" style:font-size-complex="8pt"/>
    </style:style>
    <style:style style:name="T1892" style:parent-style-name="DefaultParagraphFont" style:family="text">
      <style:text-properties style:font-name="Pericles" fo:font-size="8pt" style:font-size-asian="8pt" style:font-size-complex="8pt"/>
    </style:style>
    <style:style style:name="P1893" style:parent-style-name="ListParagraph" style:list-style-name="WWNum22" style:family="paragraph"/>
    <style:style style:name="T1894" style:parent-style-name="DefaultParagraphFont" style:family="text">
      <style:text-properties style:font-name="Pericles" fo:font-size="8pt" style:font-size-asian="8pt" style:font-size-complex="8pt"/>
    </style:style>
    <style:style style:name="T1895" style:parent-style-name="DefaultParagraphFont" style:family="text">
      <style:text-properties style:font-name="Arial" fo:font-size="8pt" style:font-size-asian="8pt" style:font-size-complex="8pt"/>
    </style:style>
    <style:style style:name="T1896" style:parent-style-name="DefaultParagraphFont" style:family="text">
      <style:text-properties style:font-name="Pericles" fo:font-size="8pt" style:font-size-asian="8pt" style:font-size-complex="8pt"/>
    </style:style>
    <style:style style:name="P1897" style:parent-style-name="ListParagraph" style:list-style-name="WWNum22" style:family="paragraph">
      <style:text-properties style:font-name="Pericles" fo:font-size="8pt" style:font-size-asian="8pt" style:font-size-complex="8pt"/>
    </style:style>
    <style:style style:name="P1898" style:parent-style-name="ListParagraph" style:list-style-name="WWNum22" style:family="paragraph"/>
    <style:style style:name="T1899" style:parent-style-name="DefaultParagraphFont" style:family="text">
      <style:text-properties style:font-name="Pericles" fo:font-size="8pt" style:font-size-asian="8pt" style:font-size-complex="8pt"/>
    </style:style>
    <style:style style:name="T1900" style:parent-style-name="DefaultParagraphFont" style:family="text">
      <style:text-properties style:font-name="Arial" fo:font-size="8pt" style:font-size-asian="8pt" style:font-size-complex="8pt"/>
    </style:style>
    <style:style style:name="T1901" style:parent-style-name="DefaultParagraphFont" style:family="text">
      <style:text-properties style:font-name="Pericles" fo:font-size="8pt" style:font-size-asian="8pt" style:font-size-complex="8pt"/>
    </style:style>
    <style:style style:name="P1902" style:parent-style-name="ListParagraph" style:list-style-name="WWNum22" style:family="paragraph"/>
    <style:style style:name="T1903" style:parent-style-name="DefaultParagraphFont" style:family="text">
      <style:text-properties style:font-name="Pericles" fo:font-size="8pt" style:font-size-asian="8pt" style:font-size-complex="8pt"/>
    </style:style>
    <style:style style:name="T1904" style:parent-style-name="DefaultParagraphFont" style:family="text">
      <style:text-properties style:font-name="Arial" fo:font-size="8pt" style:font-size-asian="8pt" style:font-size-complex="8pt"/>
    </style:style>
    <style:style style:name="T1905" style:parent-style-name="DefaultParagraphFont" style:family="text">
      <style:text-properties style:font-name="Pericles" fo:font-size="8pt" style:font-size-asian="8pt" style:font-size-complex="8pt"/>
    </style:style>
    <style:style style:name="T1906" style:parent-style-name="DefaultParagraphFont" style:family="text">
      <style:text-properties style:font-name="Pericles" fo:font-size="8pt" style:font-size-asian="8pt" style:font-size-complex="8pt"/>
    </style:style>
    <style:style style:name="P1907" style:parent-style-name="ListParagraph" style:list-style-name="WWNum22" style:family="paragraph"/>
    <style:style style:name="T1908" style:parent-style-name="DefaultParagraphFont" style:family="text">
      <style:text-properties style:font-name="Pericles" fo:font-size="8pt" style:font-size-asian="8pt" style:font-size-complex="8pt"/>
    </style:style>
    <style:style style:name="T1909" style:parent-style-name="DefaultParagraphFont" style:family="text">
      <style:text-properties style:font-name="Arial" fo:font-size="8pt" style:font-size-asian="8pt" style:font-size-complex="8pt"/>
    </style:style>
    <style:style style:name="T1910" style:parent-style-name="DefaultParagraphFont" style:family="text">
      <style:text-properties style:font-name="Pericles" fo:font-size="8pt" style:font-size-asian="8pt" style:font-size-complex="8pt"/>
    </style:style>
    <style:style style:name="P1911" style:parent-style-name="ListParagraph" style:list-style-name="WWNum22" style:family="paragraph">
      <style:text-properties style:font-name="Pericles" fo:font-size="8pt" style:font-size-asian="8pt" style:font-size-complex="8pt"/>
    </style:style>
    <style:style style:name="P1912" style:parent-style-name="ListParagraph" style:list-style-name="WWNum22" style:family="paragraph"/>
    <style:style style:name="T1913" style:parent-style-name="DefaultParagraphFont" style:family="text">
      <style:text-properties style:font-name="Pericles" fo:font-size="8pt" style:font-size-asian="8pt" style:font-size-complex="8pt"/>
    </style:style>
    <style:style style:name="T1914" style:parent-style-name="DefaultParagraphFont" style:family="text">
      <style:text-properties style:font-name="Arial" fo:font-size="8pt" style:font-size-asian="8pt" style:font-size-complex="8pt"/>
    </style:style>
    <style:style style:name="T1915" style:parent-style-name="DefaultParagraphFont" style:family="text">
      <style:text-properties style:font-name="Pericles" fo:font-size="8pt" style:font-size-asian="8pt" style:font-size-complex="8pt"/>
    </style:style>
    <style:style style:name="P1916" style:parent-style-name="ListParagraph" style:list-style-name="WWNum22" style:family="paragraph"/>
    <style:style style:name="T1917" style:parent-style-name="DefaultParagraphFont" style:family="text">
      <style:text-properties style:font-name="Pericles" fo:font-size="8pt" style:font-size-asian="8pt" style:font-size-complex="8pt"/>
    </style:style>
    <style:style style:name="T1918" style:parent-style-name="DefaultParagraphFont" style:family="text">
      <style:text-properties style:font-name="Arial" fo:font-size="8pt" style:font-size-asian="8pt" style:font-size-complex="8pt"/>
    </style:style>
    <style:style style:name="T1919" style:parent-style-name="DefaultParagraphFont" style:family="text">
      <style:text-properties style:font-name="Pericles" fo:font-size="8pt" style:font-size-asian="8pt" style:font-size-complex="8pt"/>
    </style:style>
    <style:style style:name="P1920" style:parent-style-name="ListParagraph" style:list-style-name="WWNum22" style:family="paragraph"/>
    <style:style style:name="T1921" style:parent-style-name="DefaultParagraphFont" style:family="text">
      <style:text-properties style:font-name="Pericles" fo:font-size="8pt" style:font-size-asian="8pt" style:font-size-complex="8pt"/>
    </style:style>
    <style:style style:name="T1922" style:parent-style-name="DefaultParagraphFont" style:family="text">
      <style:text-properties style:font-name="Arial" fo:font-size="8pt" style:font-size-asian="8pt" style:font-size-complex="8pt"/>
    </style:style>
    <style:style style:name="T1923" style:parent-style-name="DefaultParagraphFont" style:family="text">
      <style:text-properties style:font-name="Pericles" fo:font-size="8pt" style:font-size-asian="8pt" style:font-size-complex="8pt"/>
    </style:style>
    <style:style style:name="P1924" style:parent-style-name="Standard" style:family="paragraph">
      <style:text-properties style:font-name="Pericles" fo:font-size="8pt" style:font-size-asian="8pt" style:font-size-complex="8pt"/>
    </style:style>
    <style:style style:name="P1925" style:parent-style-name="Standard" style:family="paragraph">
      <style:text-properties style:font-name="Pericles" fo:font-size="8pt" style:font-size-asian="8pt" style:font-size-complex="8pt"/>
    </style:style>
    <style:style style:name="TableRow1926" style:family="table-row">
      <style:table-row-properties style:use-optimal-row-height="false"/>
    </style:style>
    <style:style style:name="TableCell1927" style:family="table-cell">
      <style:table-cell-properties fo:border="0.0069in solid #00000A" style:writing-mode="lr-tb" fo:padding-top="0in" fo:padding-left="0.075in" fo:padding-bottom="0in" fo:padding-right="0.075in"/>
    </style:style>
    <style:style style:name="P1928" style:parent-style-name="Standard" style:family="paragraph">
      <style:text-properties style:font-name="Pericles" fo:font-size="8pt" style:font-size-asian="8pt" style:font-size-complex="8pt"/>
    </style:style>
    <style:style style:name="TableCell1929" style:family="table-cell">
      <style:table-cell-properties fo:border="0.0069in solid #00000A" style:writing-mode="lr-tb" fo:padding-top="0in" fo:padding-left="0.075in" fo:padding-bottom="0in" fo:padding-right="0.075in"/>
    </style:style>
    <style:style style:name="P1930" style:parent-style-name="ListParagraph" style:list-style-name="WWNum24" style:family="paragraph">
      <style:text-properties style:font-name="Pericles" fo:font-size="8pt" style:font-size-asian="8pt" style:font-size-complex="8pt"/>
    </style:style>
    <style:style style:name="P1931" style:parent-style-name="ListParagraph" style:list-style-name="WWNum24" style:family="paragraph">
      <style:text-properties style:font-name="Pericles" fo:font-size="8pt" style:font-size-asian="8pt" style:font-size-complex="8pt"/>
    </style:style>
    <style:style style:name="P1932" style:parent-style-name="ListParagraph" style:list-style-name="WWNum24" style:family="paragraph">
      <style:text-properties style:font-name="Pericles" fo:font-size="8pt" style:font-size-asian="8pt" style:font-size-complex="8pt"/>
    </style:style>
    <style:style style:name="TableRow1933" style:family="table-row">
      <style:table-row-properties style:use-optimal-row-height="false"/>
    </style:style>
    <style:style style:name="TableCell1934" style:family="table-cell">
      <style:table-cell-properties fo:border="0.0069in solid #00000A" style:writing-mode="lr-tb" fo:padding-top="0in" fo:padding-left="0.075in" fo:padding-bottom="0in" fo:padding-right="0.075in"/>
    </style:style>
    <style:style style:name="P1935" style:parent-style-name="Standard" style:family="paragraph">
      <style:text-properties style:font-name="Pericles" fo:font-size="8pt" style:font-size-asian="8pt" style:font-size-complex="8pt"/>
    </style:style>
    <style:style style:name="TableCell1936" style:family="table-cell">
      <style:table-cell-properties fo:border="0.0069in solid #00000A" style:writing-mode="lr-tb" fo:padding-top="0in" fo:padding-left="0.075in" fo:padding-bottom="0in" fo:padding-right="0.075in"/>
    </style:style>
    <style:style style:name="P1937" style:parent-style-name="Standard" style:family="paragraph">
      <style:text-properties style:font-name="Pericles" fo:font-size="8pt" style:font-size-asian="8pt" style:font-size-complex="8pt"/>
    </style:style>
    <style:style style:name="TableRow1938" style:family="table-row">
      <style:table-row-properties style:use-optimal-row-height="false"/>
    </style:style>
    <style:style style:name="TableCell1939" style:family="table-cell">
      <style:table-cell-properties fo:border="0.0069in solid #00000A" style:writing-mode="lr-tb" fo:padding-top="0in" fo:padding-left="0.075in" fo:padding-bottom="0in" fo:padding-right="0.075in"/>
    </style:style>
    <style:style style:name="P1940" style:parent-style-name="Standard" style:family="paragraph">
      <style:text-properties style:font-name="Pericles" fo:font-size="8pt" style:font-size-asian="8pt" style:font-size-complex="8pt"/>
    </style:style>
    <style:style style:name="TableCell1941" style:family="table-cell">
      <style:table-cell-properties fo:border="0.0069in solid #00000A" style:writing-mode="lr-tb" fo:padding-top="0in" fo:padding-left="0.075in" fo:padding-bottom="0in" fo:padding-right="0.075in"/>
    </style:style>
    <style:style style:name="P1942" style:parent-style-name="Standard" style:family="paragraph">
      <style:text-properties style:font-name="Pericles" fo:font-size="8pt" style:font-size-asian="8pt" style:font-size-complex="8pt"/>
    </style:style>
    <style:style style:name="TableRow1943" style:family="table-row">
      <style:table-row-properties style:use-optimal-row-height="false"/>
    </style:style>
    <style:style style:name="TableCell19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5" style:parent-style-name="Standard" style:family="paragraph">
      <style:text-properties style:font-name="Pericles" fo:font-size="8pt" style:font-size-asian="8pt" style:font-size-complex="8pt"/>
    </style:style>
    <style:style style:name="TableCell19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7" style:parent-style-name="Standard" style:family="paragraph">
      <style:text-properties style:font-name="Pericles" fo:font-size="8pt" style:font-size-asian="8pt" style:font-size-complex="8pt"/>
    </style:style>
    <style:style style:name="TableRow1948" style:family="table-row">
      <style:table-row-properties style:use-optimal-row-height="false"/>
    </style:style>
    <style:style style:name="TableCell1949" style:family="table-cell">
      <style:table-cell-properties fo:border="0.0069in solid #00000A" style:writing-mode="lr-tb" fo:padding-top="0in" fo:padding-left="0.075in" fo:padding-bottom="0in" fo:padding-right="0.075in"/>
    </style:style>
    <style:style style:name="P1950" style:parent-style-name="Standard" style:family="paragraph">
      <style:text-properties style:font-name="Pericles" fo:font-size="8pt" style:font-size-asian="8pt" style:font-size-complex="8pt"/>
    </style:style>
    <style:style style:name="TableCell1951" style:family="table-cell">
      <style:table-cell-properties fo:border="0.0069in solid #00000A" style:writing-mode="lr-tb" fo:padding-top="0in" fo:padding-left="0.075in" fo:padding-bottom="0in" fo:padding-right="0.075in"/>
    </style:style>
    <style:style style:name="P1952" style:parent-style-name="Standard" style:family="paragraph">
      <style:text-properties style:font-name="Pericles" fo:font-size="8pt" style:font-size-asian="8pt" style:font-size-complex="8pt"/>
    </style:style>
    <style:style style:name="TableRow1953" style:family="table-row">
      <style:table-row-properties style:use-optimal-row-height="false"/>
    </style:style>
    <style:style style:name="TableCell19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5" style:parent-style-name="Standard" style:family="paragraph">
      <style:text-properties style:font-name="Pericles" fo:font-size="8pt" style:font-size-asian="8pt" style:font-size-complex="8pt"/>
    </style:style>
    <style:style style:name="TableCell19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7" style:parent-style-name="Standard" style:family="paragraph">
      <style:text-properties style:font-name="Pericles" fo:font-size="8pt" style:font-size-asian="8pt" style:font-size-complex="8pt"/>
    </style:style>
    <style:style style:name="TableRow1958" style:family="table-row">
      <style:table-row-properties style:use-optimal-row-height="false"/>
    </style:style>
    <style:style style:name="TableCell19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0" style:parent-style-name="Standard" style:family="paragraph">
      <style:text-properties style:font-name="Pericles" fo:font-size="8pt" style:font-size-asian="8pt" style:font-size-complex="8pt"/>
    </style:style>
    <style:style style:name="TableCell19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2" style:parent-style-name="Standard" style:family="paragraph">
      <style:text-properties style:font-name="Pericles" fo:font-size="8pt" style:font-size-asian="8pt" style:font-size-complex="8pt"/>
    </style:style>
    <style:style style:name="TableRow1963" style:family="table-row">
      <style:table-row-properties style:use-optimal-row-height="false"/>
    </style:style>
    <style:style style:name="TableCell19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5" style:parent-style-name="Standard" style:family="paragraph">
      <style:text-properties style:font-name="Pericles" fo:font-size="8pt" style:font-size-asian="8pt" style:font-size-complex="8pt"/>
    </style:style>
    <style:style style:name="TableCell19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7" style:parent-style-name="Standard" style:family="paragraph">
      <style:text-properties style:font-name="Pericles" fo:font-size="8pt" style:font-size-asian="8pt" style:font-size-complex="8pt"/>
    </style:style>
    <style:style style:name="TableRow1968" style:family="table-row">
      <style:table-row-properties style:use-optimal-row-height="false"/>
    </style:style>
    <style:style style:name="TableCell1969" style:family="table-cell">
      <style:table-cell-properties fo:border="0.0069in solid #00000A" style:writing-mode="lr-tb" fo:padding-top="0in" fo:padding-left="0.075in" fo:padding-bottom="0in" fo:padding-right="0.075in"/>
    </style:style>
    <style:style style:name="P1970" style:parent-style-name="Standard" style:family="paragraph">
      <style:text-properties style:font-name="Pericles" fo:font-size="8pt" style:font-size-asian="8pt" style:font-size-complex="8pt"/>
    </style:style>
    <style:style style:name="TableCell1971" style:family="table-cell">
      <style:table-cell-properties fo:border="0.0069in solid #00000A" style:writing-mode="lr-tb" fo:padding-top="0in" fo:padding-left="0.075in" fo:padding-bottom="0in" fo:padding-right="0.075in"/>
    </style:style>
    <style:style style:name="P1972" style:parent-style-name="Standard" style:family="paragraph">
      <style:text-properties style:font-name="Pericles" fo:font-size="8pt" style:font-size-asian="8pt" style:font-size-complex="8pt"/>
    </style:style>
    <style:style style:name="TableRow1973" style:family="table-row">
      <style:table-row-properties style:use-optimal-row-height="false"/>
    </style:style>
    <style:style style:name="TableCell1974" style:family="table-cell">
      <style:table-cell-properties fo:border="0.0069in solid #00000A" style:writing-mode="lr-tb" fo:padding-top="0in" fo:padding-left="0.075in" fo:padding-bottom="0in" fo:padding-right="0.075in"/>
    </style:style>
    <style:style style:name="P1975" style:parent-style-name="Standard" style:family="paragraph">
      <style:text-properties style:font-name="Pericles" fo:font-size="8pt" style:font-size-asian="8pt" style:font-size-complex="8pt"/>
    </style:style>
    <style:style style:name="TableCell1976" style:family="table-cell">
      <style:table-cell-properties fo:border="0.0069in solid #00000A" style:writing-mode="lr-tb" fo:padding-top="0in" fo:padding-left="0.075in" fo:padding-bottom="0in" fo:padding-right="0.075in"/>
    </style:style>
    <style:style style:name="P1977" style:parent-style-name="Standard" style:family="paragraph">
      <style:text-properties style:font-name="Pericles" fo:font-size="8pt" style:font-size-asian="8pt" style:font-size-complex="8pt"/>
    </style:style>
    <style:style style:name="TableRow1978" style:family="table-row">
      <style:table-row-properties style:use-optimal-row-height="false"/>
    </style:style>
    <style:style style:name="TableCell1979" style:family="table-cell">
      <style:table-cell-properties fo:border="0.0069in solid #00000A" style:writing-mode="lr-tb" fo:padding-top="0in" fo:padding-left="0.075in" fo:padding-bottom="0in" fo:padding-right="0.075in"/>
    </style:style>
    <style:style style:name="P1980" style:parent-style-name="Standard" style:family="paragraph">
      <style:text-properties style:font-name="Pericles" fo:font-size="8pt" style:font-size-asian="8pt" style:font-size-complex="8pt"/>
    </style:style>
    <style:style style:name="TableCell1981" style:family="table-cell">
      <style:table-cell-properties fo:border="0.0069in solid #00000A" style:writing-mode="lr-tb" fo:padding-top="0in" fo:padding-left="0.075in" fo:padding-bottom="0in" fo:padding-right="0.075in"/>
    </style:style>
    <style:style style:name="P1982" style:parent-style-name="ListParagraph" style:list-style-name="WWNum14" style:family="paragraph">
      <style:text-properties style:font-name="Pericles" fo:font-size="8pt" style:font-size-asian="8pt" style:font-size-complex="8pt"/>
    </style:style>
    <style:style style:name="P1983" style:parent-style-name="ListParagraph" style:list-style-name="WWNum14" style:family="paragraph">
      <style:text-properties style:font-name="Pericles" fo:font-size="8pt" style:font-size-asian="8pt" style:font-size-complex="8pt"/>
    </style:style>
    <style:style style:name="TableRow1984" style:family="table-row">
      <style:table-row-properties style:use-optimal-row-height="false"/>
    </style:style>
    <style:style style:name="TableCell19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6" style:parent-style-name="Standard" style:family="paragraph">
      <style:text-properties style:font-name="Pericles" fo:font-size="8pt" style:font-size-asian="8pt" style:font-size-complex="8pt"/>
    </style:style>
    <style:style style:name="TableCell19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8" style:parent-style-name="ListParagraph" style:family="paragraph">
      <style:paragraph-properties fo:margin-left="0in">
        <style:tab-stops/>
      </style:paragraph-properties>
      <style:text-properties style:font-name="Pericles" fo:font-size="8pt" style:font-size-asian="8pt" style:font-size-complex="8pt"/>
    </style:style>
    <style:style style:name="TableRow1989" style:family="table-row">
      <style:table-row-properties style:use-optimal-row-height="false"/>
    </style:style>
    <style:style style:name="TableCell19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1" style:parent-style-name="Standard" style:family="paragraph">
      <style:text-properties style:font-name="Pericles" fo:font-size="8pt" style:font-size-asian="8pt" style:font-size-complex="8pt"/>
    </style:style>
    <style:style style:name="TableCell19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3" style:parent-style-name="ListParagraph" style:family="paragraph">
      <style:paragraph-properties fo:margin-left="0in">
        <style:tab-stops/>
      </style:paragraph-properties>
      <style:text-properties style:font-name="Pericles" fo:font-size="8pt" style:font-size-asian="8pt" style:font-size-complex="8pt"/>
    </style:style>
    <style:style style:name="TableRow1994" style:family="table-row">
      <style:table-row-properties style:use-optimal-row-height="false"/>
    </style:style>
    <style:style style:name="TableCell1995" style:family="table-cell">
      <style:table-cell-properties fo:border="0.0069in solid #00000A" style:writing-mode="lr-tb" fo:padding-top="0in" fo:padding-left="0.075in" fo:padding-bottom="0in" fo:padding-right="0.075in"/>
    </style:style>
    <style:style style:name="P1996" style:parent-style-name="Standard" style:family="paragraph">
      <style:text-properties style:font-name="Pericles" fo:font-size="8pt" style:font-size-asian="8pt" style:font-size-complex="8pt"/>
    </style:style>
    <style:style style:name="TableCell1997" style:family="table-cell">
      <style:table-cell-properties fo:border="0.0069in solid #00000A" style:writing-mode="lr-tb" fo:padding-top="0in" fo:padding-left="0.075in" fo:padding-bottom="0in" fo:padding-right="0.075in"/>
    </style:style>
    <style:style style:name="P1998" style:parent-style-name="Standard" style:family="paragraph">
      <style:text-properties style:font-name="Pericles" fo:font-size="8pt" style:font-size-asian="8pt" style:font-size-complex="8pt"/>
    </style:style>
    <style:style style:name="TableRow1999" style:family="table-row">
      <style:table-row-properties style:use-optimal-row-height="false"/>
    </style:style>
    <style:style style:name="TableCell2000" style:family="table-cell">
      <style:table-cell-properties fo:border="0.0069in solid #00000A" style:writing-mode="lr-tb" fo:padding-top="0in" fo:padding-left="0.075in" fo:padding-bottom="0in" fo:padding-right="0.075in"/>
    </style:style>
    <style:style style:name="P2001" style:parent-style-name="Standard" style:family="paragraph">
      <style:text-properties style:font-name="Pericles" fo:font-size="8pt" style:font-size-asian="8pt" style:font-size-complex="8pt"/>
    </style:style>
    <style:style style:name="TableCell2002" style:family="table-cell">
      <style:table-cell-properties fo:border="0.0069in solid #00000A" style:writing-mode="lr-tb" fo:padding-top="0in" fo:padding-left="0.075in" fo:padding-bottom="0in" fo:padding-right="0.075in"/>
    </style:style>
    <style:style style:name="P2003" style:parent-style-name="Standard" style:family="paragraph">
      <style:text-properties style:font-name="Pericles" fo:font-size="8pt" style:font-size-asian="8pt" style:font-size-complex="8pt"/>
    </style:style>
    <style:style style:name="TableRow2004" style:family="table-row">
      <style:table-row-properties style:use-optimal-row-height="false"/>
    </style:style>
    <style:style style:name="TableCell2005" style:family="table-cell">
      <style:table-cell-properties fo:border="0.0069in solid #00000A" style:writing-mode="lr-tb" fo:padding-top="0in" fo:padding-left="0.075in" fo:padding-bottom="0in" fo:padding-right="0.075in"/>
    </style:style>
    <style:style style:name="P2006" style:parent-style-name="Standard" style:family="paragraph">
      <style:text-properties style:font-name="Pericles" fo:font-size="8pt" style:font-size-asian="8pt" style:font-size-complex="8pt"/>
    </style:style>
    <style:style style:name="TableCell2007" style:family="table-cell">
      <style:table-cell-properties fo:border="0.0069in solid #00000A" style:writing-mode="lr-tb" fo:padding-top="0in" fo:padding-left="0.075in" fo:padding-bottom="0in" fo:padding-right="0.075in"/>
    </style:style>
    <style:style style:name="P2008" style:parent-style-name="Standard" style:family="paragraph">
      <style:text-properties style:font-name="Pericles" fo:font-size="8pt" style:font-size-asian="8pt" style:font-size-complex="8pt"/>
    </style:style>
    <style:style style:name="TableRow2009" style:family="table-row">
      <style:table-row-properties style:use-optimal-row-height="false"/>
    </style:style>
    <style:style style:name="TableCell20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1" style:parent-style-name="Standard" style:family="paragraph">
      <style:text-properties style:font-name="Pericles" fo:font-size="8pt" style:font-size-asian="8pt" style:font-size-complex="8pt"/>
    </style:style>
    <style:style style:name="TableCell20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3" style:parent-style-name="ListParagraph" style:list-style-name="WWNum25" style:family="paragraph">
      <style:text-properties style:font-name="Pericles" fo:font-size="8pt" style:font-size-asian="8pt" style:font-size-complex="8pt"/>
    </style:style>
    <style:style style:name="P2014" style:parent-style-name="ListParagraph" style:list-style-name="WWNum25" style:family="paragraph">
      <style:text-properties style:font-name="Pericles" fo:font-size="8pt" style:font-size-asian="8pt" style:font-size-complex="8pt"/>
    </style:style>
    <style:style style:name="TableRow2015" style:family="table-row">
      <style:table-row-properties style:use-optimal-row-height="false"/>
    </style:style>
    <style:style style:name="TableCell20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7" style:parent-style-name="Standard" style:family="paragraph">
      <style:text-properties style:font-name="Pericles" fo:font-size="8pt" style:font-size-asian="8pt" style:font-size-complex="8pt"/>
    </style:style>
    <style:style style:name="TableCell20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9" style:parent-style-name="Standard" style:list-style-name="WWNum24" style:family="paragraph">
      <style:text-properties style:font-name="Pericles" fo:font-size="8pt" style:font-size-asian="8pt" style:font-size-complex="8pt"/>
    </style:style>
    <style:style style:name="P2020" style:parent-style-name="Standard" style:list-style-name="WWNum24" style:family="paragraph">
      <style:text-properties style:font-name="Pericles" fo:font-size="8pt" style:font-size-asian="8pt" style:font-size-complex="8pt"/>
    </style:style>
    <style:style style:name="TableRow2021" style:family="table-row">
      <style:table-row-properties style:use-optimal-row-height="false"/>
    </style:style>
    <style:style style:name="TableCell20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3" style:parent-style-name="Standard" style:family="paragraph">
      <style:text-properties style:font-name="Pericles" fo:font-size="8pt" style:font-size-asian="8pt" style:font-size-complex="8pt"/>
    </style:style>
    <style:style style:name="TableCell20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5" style:parent-style-name="Standard" style:family="paragraph">
      <style:text-properties style:font-name="Pericles" fo:font-size="8pt" style:font-size-asian="8pt" style:font-size-complex="8pt"/>
    </style:style>
    <style:style style:name="TableRow2026" style:family="table-row">
      <style:table-row-properties style:use-optimal-row-height="false"/>
    </style:style>
    <style:style style:name="TableCell20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8" style:parent-style-name="Standard" style:family="paragraph">
      <style:text-properties style:font-name="Pericles" fo:font-size="8pt" style:font-size-asian="8pt" style:font-size-complex="8pt"/>
    </style:style>
    <style:style style:name="TableCell20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0" style:parent-style-name="Standard" style:family="paragraph">
      <style:text-properties style:font-name="Pericles" fo:font-size="8pt" style:font-size-asian="8pt" style:font-size-complex="8pt"/>
    </style:style>
    <style:style style:name="TableRow2031" style:family="table-row">
      <style:table-row-properties style:use-optimal-row-height="false"/>
    </style:style>
    <style:style style:name="TableCell20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3" style:parent-style-name="Standard" style:family="paragraph">
      <style:text-properties style:font-name="Pericles" fo:font-size="8pt" style:font-size-asian="8pt" style:font-size-complex="8pt"/>
    </style:style>
    <style:style style:name="TableCell20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5" style:parent-style-name="ListParagraph" style:list-style-name="WWNum24" style:family="paragraph">
      <style:text-properties style:font-name="Pericles" fo:font-size="8pt" style:font-size-asian="8pt" style:font-size-complex="8pt"/>
    </style:style>
    <style:style style:name="P2036" style:parent-style-name="ListParagraph" style:list-style-name="WWNum24" style:family="paragraph">
      <style:text-properties style:font-name="Pericles" fo:font-size="8pt" style:font-size-asian="8pt" style:font-size-complex="8pt"/>
    </style:style>
    <style:style style:name="TableRow2037" style:family="table-row">
      <style:table-row-properties style:use-optimal-row-height="false"/>
    </style:style>
    <style:style style:name="TableCell2038" style:family="table-cell">
      <style:table-cell-properties fo:border="0.0069in solid #00000A" style:writing-mode="lr-tb" fo:padding-top="0in" fo:padding-left="0.075in" fo:padding-bottom="0in" fo:padding-right="0.075in"/>
    </style:style>
    <style:style style:name="P2039" style:parent-style-name="Standard" style:family="paragraph">
      <style:text-properties style:font-name="Pericles" fo:font-size="8pt" style:font-size-asian="8pt" style:font-size-complex="8pt"/>
    </style:style>
    <style:style style:name="TableCell2040" style:family="table-cell">
      <style:table-cell-properties fo:border="0.0069in solid #00000A" style:writing-mode="lr-tb" fo:padding-top="0in" fo:padding-left="0.075in" fo:padding-bottom="0in" fo:padding-right="0.075in"/>
    </style:style>
    <style:style style:name="P2041" style:parent-style-name="Standard" style:family="paragraph">
      <style:text-properties style:font-name="Pericles" fo:font-size="8pt" style:font-size-asian="8pt" style:font-size-complex="8pt"/>
    </style:style>
    <style:style style:name="TableRow2042" style:family="table-row">
      <style:table-row-properties style:use-optimal-row-height="false"/>
    </style:style>
    <style:style style:name="TableCell2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4" style:parent-style-name="Standard" style:family="paragraph">
      <style:text-properties style:font-name="Pericles" fo:font-size="8pt" style:font-size-asian="8pt" style:font-size-complex="8pt"/>
    </style:style>
    <style:style style:name="TableCell20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6" style:parent-style-name="Standard" style:family="paragraph">
      <style:text-properties style:font-name="Pericles" fo:font-size="8pt" style:font-size-asian="8pt" style:font-size-complex="8pt"/>
    </style:style>
    <style:style style:name="TableRow2047" style:family="table-row">
      <style:table-row-properties style:use-optimal-row-height="false"/>
    </style:style>
    <style:style style:name="TableCell2048" style:family="table-cell">
      <style:table-cell-properties fo:border="0.0069in solid #00000A" style:writing-mode="lr-tb" fo:padding-top="0in" fo:padding-left="0.075in" fo:padding-bottom="0in" fo:padding-right="0.075in"/>
    </style:style>
    <style:style style:name="P2049" style:parent-style-name="Standard" style:family="paragraph">
      <style:text-properties style:font-name="Pericles" fo:font-size="8pt" style:font-size-asian="8pt" style:font-size-complex="8pt"/>
    </style:style>
    <style:style style:name="TableCell2050" style:family="table-cell">
      <style:table-cell-properties fo:border="0.0069in solid #00000A" style:writing-mode="lr-tb" fo:padding-top="0in" fo:padding-left="0.075in" fo:padding-bottom="0in" fo:padding-right="0.075in"/>
    </style:style>
    <style:style style:name="P2051" style:parent-style-name="Standard" style:family="paragraph">
      <style:text-properties style:font-name="Pericles" fo:font-size="8pt" style:font-size-asian="8pt" style:font-size-complex="8pt"/>
    </style:style>
    <style:style style:name="TableRow2052" style:family="table-row">
      <style:table-row-properties style:use-optimal-row-height="false"/>
    </style:style>
    <style:style style:name="TableCell2053" style:family="table-cell">
      <style:table-cell-properties fo:border="0.0069in solid #00000A" style:writing-mode="lr-tb" fo:padding-top="0in" fo:padding-left="0.075in" fo:padding-bottom="0in" fo:padding-right="0.075in"/>
    </style:style>
    <style:style style:name="P2054" style:parent-style-name="Standard" style:family="paragraph">
      <style:text-properties style:font-name="Pericles" fo:font-size="8pt" style:font-size-asian="8pt" style:font-size-complex="8pt"/>
    </style:style>
    <style:style style:name="TableCell2055" style:family="table-cell">
      <style:table-cell-properties fo:border="0.0069in solid #00000A" style:writing-mode="lr-tb" fo:padding-top="0in" fo:padding-left="0.075in" fo:padding-bottom="0in" fo:padding-right="0.075in"/>
    </style:style>
    <style:style style:name="P2056" style:parent-style-name="Standard" style:family="paragraph">
      <style:text-properties style:font-name="Pericles" fo:font-size="8pt" style:font-size-asian="8pt" style:font-size-complex="8pt"/>
    </style:style>
    <style:style style:name="TableRow2057" style:family="table-row">
      <style:table-row-properties style:use-optimal-row-height="false"/>
    </style:style>
    <style:style style:name="TableCell2058" style:family="table-cell">
      <style:table-cell-properties fo:border="0.0069in solid #00000A" style:writing-mode="lr-tb" fo:padding-top="0in" fo:padding-left="0.075in" fo:padding-bottom="0in" fo:padding-right="0.075in"/>
    </style:style>
    <style:style style:name="P2059" style:parent-style-name="Standard" style:family="paragraph">
      <style:text-properties style:font-name="Pericles" fo:font-size="8pt" style:font-size-asian="8pt" style:font-size-complex="8pt"/>
    </style:style>
    <style:style style:name="TableCell2060" style:family="table-cell">
      <style:table-cell-properties fo:border="0.0069in solid #00000A" style:writing-mode="lr-tb" fo:padding-top="0in" fo:padding-left="0.075in" fo:padding-bottom="0in" fo:padding-right="0.075in"/>
    </style:style>
    <style:style style:name="P2061" style:parent-style-name="ListParagraph" style:list-style-name="WWNum24" style:family="paragraph">
      <style:text-properties style:font-name="Pericles" fo:font-size="8pt" style:font-size-asian="8pt" style:font-size-complex="8pt"/>
    </style:style>
    <style:style style:name="P2062" style:parent-style-name="ListParagraph" style:list-style-name="WWNum24" style:family="paragraph">
      <style:text-properties style:font-name="Pericles" fo:font-size="8pt" style:font-size-asian="8pt" style:font-size-complex="8pt"/>
    </style:style>
    <style:style style:name="TableRow2063" style:family="table-row">
      <style:table-row-properties style:use-optimal-row-height="false"/>
    </style:style>
    <style:style style:name="TableCell2064" style:family="table-cell">
      <style:table-cell-properties fo:border="0.0069in solid #00000A" style:writing-mode="lr-tb" fo:padding-top="0in" fo:padding-left="0.075in" fo:padding-bottom="0in" fo:padding-right="0.075in"/>
    </style:style>
    <style:style style:name="P2065" style:parent-style-name="Standard" style:family="paragraph">
      <style:text-properties style:font-name="Pericles" fo:font-size="8pt" style:font-size-asian="8pt" style:font-size-complex="8pt"/>
    </style:style>
    <style:style style:name="TableCell2066" style:family="table-cell">
      <style:table-cell-properties fo:border="0.0069in solid #00000A" style:writing-mode="lr-tb" fo:padding-top="0in" fo:padding-left="0.075in" fo:padding-bottom="0in" fo:padding-right="0.075in"/>
    </style:style>
    <style:style style:name="P2067" style:parent-style-name="Standard" style:family="paragraph">
      <style:text-properties style:font-name="Pericles" fo:font-size="8pt" style:font-size-asian="8pt" style:font-size-complex="8pt"/>
    </style:style>
    <style:style style:name="TableRow2068" style:family="table-row">
      <style:table-row-properties style:use-optimal-row-height="false"/>
    </style:style>
    <style:style style:name="TableCell20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0" style:parent-style-name="Standard" style:family="paragraph">
      <style:text-properties style:font-name="Pericles" fo:font-size="8pt" style:font-size-asian="8pt" style:font-size-complex="8pt"/>
    </style:style>
    <style:style style:name="TableCell20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2" style:parent-style-name="Standard" style:family="paragraph">
      <style:text-properties style:font-name="Pericles" fo:font-size="8pt" style:font-size-asian="8pt" style:font-size-complex="8pt"/>
    </style:style>
    <style:style style:name="TableRow2073" style:family="table-row">
      <style:table-row-properties style:use-optimal-row-height="false"/>
    </style:style>
    <style:style style:name="TableCell20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5" style:parent-style-name="Standard" style:family="paragraph">
      <style:text-properties style:font-name="Pericles" fo:font-size="8pt" style:font-size-asian="8pt" style:font-size-complex="8pt"/>
    </style:style>
    <style:style style:name="TableCell20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7" style:parent-style-name="Standard" style:family="paragraph">
      <style:text-properties style:font-name="Pericles" fo:font-size="8pt" style:font-size-asian="8pt" style:font-size-complex="8pt"/>
    </style:style>
    <style:style style:name="TableRow2078" style:family="table-row">
      <style:table-row-properties style:use-optimal-row-height="false"/>
    </style:style>
    <style:style style:name="TableCell20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0" style:parent-style-name="Standard" style:family="paragraph">
      <style:text-properties style:font-name="Pericles" fo:font-size="8pt" style:font-size-asian="8pt" style:font-size-complex="8pt"/>
    </style:style>
    <style:style style:name="TableCell20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2" style:parent-style-name="Standard" style:family="paragraph">
      <style:text-properties style:font-name="Pericles" fo:font-size="8pt" style:font-size-asian="8pt" style:font-size-complex="8pt"/>
    </style:style>
    <style:style style:name="TableRow2083" style:family="table-row">
      <style:table-row-properties style:use-optimal-row-height="false"/>
    </style:style>
    <style:style style:name="TableCell20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5" style:parent-style-name="Standard" style:family="paragraph">
      <style:text-properties style:font-name="Pericles" fo:font-size="8pt" style:font-size-asian="8pt" style:font-size-complex="8pt"/>
    </style:style>
    <style:style style:name="TableCell20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7" style:parent-style-name="Standard" style:family="paragraph">
      <style:text-properties style:font-name="Pericles" fo:font-size="8pt" style:font-size-asian="8pt" style:font-size-complex="8pt"/>
    </style:style>
    <style:style style:name="TableRow2088" style:family="table-row">
      <style:table-row-properties style:use-optimal-row-height="false"/>
    </style:style>
    <style:style style:name="TableCell2089" style:family="table-cell">
      <style:table-cell-properties fo:border="0.0069in solid #00000A" style:writing-mode="lr-tb" fo:padding-top="0in" fo:padding-left="0.075in" fo:padding-bottom="0in" fo:padding-right="0.075in"/>
    </style:style>
    <style:style style:name="P2090" style:parent-style-name="Standard" style:family="paragraph">
      <style:text-properties style:font-name="Pericles" fo:font-size="8pt" style:font-size-asian="8pt" style:font-size-complex="8pt"/>
    </style:style>
    <style:style style:name="TableCell2091" style:family="table-cell">
      <style:table-cell-properties fo:border="0.0069in solid #00000A" style:writing-mode="lr-tb" fo:padding-top="0in" fo:padding-left="0.075in" fo:padding-bottom="0in" fo:padding-right="0.075in"/>
    </style:style>
    <style:style style:name="P2092" style:parent-style-name="Standard" style:family="paragraph">
      <style:text-properties style:font-name="Pericles" fo:font-size="8pt" style:font-size-asian="8pt" style:font-size-complex="8pt"/>
    </style:style>
    <style:style style:name="TableRow2093" style:family="table-row">
      <style:table-row-properties style:use-optimal-row-height="false"/>
    </style:style>
    <style:style style:name="TableCell2094" style:family="table-cell">
      <style:table-cell-properties fo:border="0.0069in solid #00000A" style:writing-mode="lr-tb" fo:padding-top="0in" fo:padding-left="0.075in" fo:padding-bottom="0in" fo:padding-right="0.075in"/>
    </style:style>
    <style:style style:name="P2095" style:parent-style-name="Standard" style:family="paragraph">
      <style:text-properties style:font-name="Pericles" fo:font-size="8pt" style:font-size-asian="8pt" style:font-size-complex="8pt"/>
    </style:style>
    <style:style style:name="TableCell2096" style:family="table-cell">
      <style:table-cell-properties fo:border="0.0069in solid #00000A" style:writing-mode="lr-tb" fo:padding-top="0in" fo:padding-left="0.075in" fo:padding-bottom="0in" fo:padding-right="0.075in"/>
    </style:style>
    <style:style style:name="P2097" style:parent-style-name="Standard" style:family="paragraph">
      <style:text-properties style:font-name="Pericles" fo:font-size="8pt" style:font-size-asian="8pt" style:font-size-complex="8pt"/>
    </style:style>
    <style:style style:name="TableRow2098" style:family="table-row">
      <style:table-row-properties style:use-optimal-row-height="false"/>
    </style:style>
    <style:style style:name="TableCell2099" style:family="table-cell">
      <style:table-cell-properties fo:border="0.0069in solid #00000A" style:writing-mode="lr-tb" fo:padding-top="0in" fo:padding-left="0.075in" fo:padding-bottom="0in" fo:padding-right="0.075in"/>
    </style:style>
    <style:style style:name="P2100" style:parent-style-name="Standard" style:family="paragraph">
      <style:text-properties style:font-name="Pericles" fo:font-size="8pt" style:font-size-asian="8pt" style:font-size-complex="8pt"/>
    </style:style>
    <style:style style:name="TableCell2101" style:family="table-cell">
      <style:table-cell-properties fo:border="0.0069in solid #00000A" style:writing-mode="lr-tb" fo:padding-top="0in" fo:padding-left="0.075in" fo:padding-bottom="0in" fo:padding-right="0.075in"/>
    </style:style>
    <style:style style:name="P2102" style:parent-style-name="Standard" style:family="paragraph">
      <style:text-properties style:font-name="Pericles" fo:font-size="8pt" style:font-size-asian="8pt" style:font-size-complex="8pt"/>
    </style:style>
    <style:style style:name="TableRow2103" style:family="table-row">
      <style:table-row-properties style:use-optimal-row-height="false"/>
    </style:style>
    <style:style style:name="TableCell21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5" style:parent-style-name="Standard" style:family="paragraph">
      <style:text-properties style:font-name="Pericles" fo:font-size="8pt" style:font-size-asian="8pt" style:font-size-complex="8pt"/>
    </style:style>
    <style:style style:name="TableCell21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7" style:parent-style-name="Standard" style:family="paragraph">
      <style:text-properties style:font-name="Pericles" fo:font-size="8pt" style:font-size-asian="8pt" style:font-size-complex="8pt"/>
    </style:style>
    <style:style style:name="TableRow2108" style:family="table-row">
      <style:table-row-properties style:use-optimal-row-height="false"/>
    </style:style>
    <style:style style:name="TableCell2109" style:family="table-cell">
      <style:table-cell-properties fo:border="0.0069in solid #00000A" style:writing-mode="lr-tb" fo:padding-top="0in" fo:padding-left="0.075in" fo:padding-bottom="0in" fo:padding-right="0.075in"/>
    </style:style>
    <style:style style:name="P2110" style:parent-style-name="Standard" style:family="paragraph">
      <style:text-properties style:font-name="Pericles" fo:font-size="8pt" style:font-size-asian="8pt" style:font-size-complex="8pt"/>
    </style:style>
    <style:style style:name="TableCell2111" style:family="table-cell">
      <style:table-cell-properties fo:border="0.0069in solid #00000A" style:writing-mode="lr-tb" fo:padding-top="0in" fo:padding-left="0.075in" fo:padding-bottom="0in" fo:padding-right="0.075in"/>
    </style:style>
    <style:style style:name="T2112" style:parent-style-name="DefaultParagraphFont" style:family="text">
      <style:text-properties style:font-name="Pericles" fo:font-size="8pt" style:font-size-asian="8pt" style:font-size-complex="8pt"/>
    </style:style>
    <style:style style:name="T2113" style:parent-style-name="DefaultParagraphFont" style:family="text">
      <style:text-properties style:font-name="Calibri" style:font-name-complex="Calibri" fo:font-size="8pt" style:font-size-asian="8pt" style:font-size-complex="8pt"/>
    </style:style>
    <style:style style:name="T2114" style:parent-style-name="DefaultParagraphFont" style:family="text">
      <style:text-properties style:font-name="Pericles" fo:font-size="8pt" style:font-size-asian="8pt" style:font-size-complex="8pt"/>
    </style:style>
    <style:style style:name="T2115" style:parent-style-name="DefaultParagraphFont" style:family="text">
      <style:text-properties style:font-name="Pericles" fo:font-size="8pt" style:font-size-asian="8pt" style:font-size-complex="8pt"/>
    </style:style>
    <style:style style:name="TableRow2116" style:family="table-row">
      <style:table-row-properties style:use-optimal-row-height="false"/>
    </style:style>
    <style:style style:name="TableCell2117" style:family="table-cell">
      <style:table-cell-properties fo:border="0.0069in solid #00000A" style:writing-mode="lr-tb" fo:padding-top="0in" fo:padding-left="0.075in" fo:padding-bottom="0in" fo:padding-right="0.075in"/>
    </style:style>
    <style:style style:name="P2118" style:parent-style-name="Standard" style:family="paragraph">
      <style:text-properties style:font-name="Pericles" fo:font-size="8pt" style:font-size-asian="8pt" style:font-size-complex="8pt"/>
    </style:style>
    <style:style style:name="TableCell2119" style:family="table-cell">
      <style:table-cell-properties fo:border="0.0069in solid #00000A" style:writing-mode="lr-tb" fo:padding-top="0in" fo:padding-left="0.075in" fo:padding-bottom="0in" fo:padding-right="0.075in"/>
    </style:style>
    <style:style style:name="T2120" style:parent-style-name="DefaultParagraphFont" style:family="text">
      <style:text-properties style:font-name="Pericles" fo:font-size="8pt" style:font-size-asian="8pt" style:font-size-complex="8pt"/>
    </style:style>
    <style:style style:name="T2121" style:parent-style-name="DefaultParagraphFont" style:family="text">
      <style:text-properties style:font-name="Pericles" fo:font-weight="bold" style:font-weight-asian="bold" fo:font-style="italic" style:font-style-asian="italic" fo:font-size="8pt" style:font-size-asian="8pt" style:font-size-complex="8pt"/>
    </style:style>
    <style:style style:name="T2122" style:parent-style-name="DefaultParagraphFont" style:family="text">
      <style:text-properties style:font-name="Pericles" fo:font-size="8pt" style:font-size-asian="8pt" style:font-size-complex="8pt"/>
    </style:style>
    <style:style style:name="TableRow2123" style:family="table-row">
      <style:table-row-properties style:use-optimal-row-height="false"/>
    </style:style>
    <style:style style:name="TableCell2124" style:family="table-cell">
      <style:table-cell-properties fo:border="0.0069in solid #00000A" style:writing-mode="lr-tb" fo:padding-top="0in" fo:padding-left="0.075in" fo:padding-bottom="0in" fo:padding-right="0.075in"/>
    </style:style>
    <style:style style:name="P2125" style:parent-style-name="Standard" style:family="paragraph">
      <style:text-properties style:font-name="Pericles" fo:font-size="8pt" style:font-size-asian="8pt" style:font-size-complex="8pt"/>
    </style:style>
    <style:style style:name="TableCell2126" style:family="table-cell">
      <style:table-cell-properties fo:border="0.0069in solid #00000A" style:writing-mode="lr-tb" fo:padding-top="0in" fo:padding-left="0.075in" fo:padding-bottom="0in" fo:padding-right="0.075in"/>
    </style:style>
    <style:style style:name="P2127" style:parent-style-name="Standard" style:family="paragraph">
      <style:text-properties style:font-name="Pericles" fo:font-size="8pt" style:font-size-asian="8pt" style:font-size-complex="8pt"/>
    </style:style>
    <style:style style:name="TableRow2128" style:family="table-row">
      <style:table-row-properties style:use-optimal-row-height="false"/>
    </style:style>
    <style:style style:name="TableCell21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0" style:parent-style-name="Standard" style:family="paragraph">
      <style:text-properties style:font-name="Pericles" fo:font-size="8pt" style:font-size-asian="8pt" style:font-size-complex="8pt"/>
    </style:style>
    <style:style style:name="TableCell21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2" style:parent-style-name="ListParagraph" style:list-style-name="WWNum24" style:family="paragraph">
      <style:text-properties style:font-name="Pericles" fo:font-size="8pt" style:font-size-asian="8pt" style:font-size-complex="8pt"/>
    </style:style>
    <style:style style:name="P2133" style:parent-style-name="ListParagraph" style:list-style-name="WWNum24" style:family="paragraph">
      <style:text-properties style:font-name="Pericles" fo:font-size="8pt" style:font-size-asian="8pt" style:font-size-complex="8pt"/>
    </style:style>
    <style:style style:name="TableRow2134" style:family="table-row">
      <style:table-row-properties style:use-optimal-row-height="false"/>
    </style:style>
    <style:style style:name="TableCell21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6" style:parent-style-name="Standard" style:family="paragraph">
      <style:text-properties style:font-name="Pericles" fo:font-size="8pt" style:font-size-asian="8pt" style:font-size-complex="8pt"/>
    </style:style>
    <style:style style:name="TableCell21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8" style:parent-style-name="Standard" style:family="paragraph">
      <style:text-properties style:font-name="Pericles" fo:font-size="8pt" style:font-size-asian="8pt" style:font-size-complex="8pt"/>
    </style:style>
    <style:style style:name="TableRow2139" style:family="table-row">
      <style:table-row-properties style:use-optimal-row-height="false"/>
    </style:style>
    <style:style style:name="TableCell21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1" style:parent-style-name="Standard" style:family="paragraph">
      <style:text-properties style:font-name="Pericles" fo:font-size="8pt" style:font-size-asian="8pt" style:font-size-complex="8pt"/>
    </style:style>
    <style:style style:name="TableCell21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3" style:parent-style-name="Standard" style:list-style-name="LFO44" style:family="paragraph">
      <style:text-properties style:font-name="Pericles" fo:font-size="8pt" style:font-size-asian="8pt" style:font-size-complex="8pt"/>
    </style:style>
    <style:style style:name="P2144" style:parent-style-name="Standard" style:list-style-name="LFO44" style:family="paragraph">
      <style:text-properties style:font-name="Pericles" fo:font-size="8pt" style:font-size-asian="8pt" style:font-size-complex="8pt"/>
    </style:style>
    <style:style style:name="TableRow2145" style:family="table-row">
      <style:table-row-properties style:use-optimal-row-height="false"/>
    </style:style>
    <style:style style:name="TableCell2146" style:family="table-cell">
      <style:table-cell-properties fo:border="0.0069in solid #00000A" style:writing-mode="lr-tb" fo:padding-top="0in" fo:padding-left="0.075in" fo:padding-bottom="0in" fo:padding-right="0.075in"/>
    </style:style>
    <style:style style:name="P2147" style:parent-style-name="Standard" style:family="paragraph">
      <style:text-properties style:font-name="Pericles" fo:font-size="8pt" style:font-size-asian="8pt" style:font-size-complex="8pt"/>
    </style:style>
    <style:style style:name="TableCell2148" style:family="table-cell">
      <style:table-cell-properties fo:border="0.0069in solid #00000A" style:writing-mode="lr-tb" fo:padding-top="0in" fo:padding-left="0.075in" fo:padding-bottom="0in" fo:padding-right="0.075in"/>
    </style:style>
    <style:style style:name="P2149" style:parent-style-name="Standard" style:family="paragraph">
      <style:text-properties style:font-name="Pericles" fo:font-size="8pt" style:font-size-asian="8pt" style:font-size-complex="8pt"/>
    </style:style>
    <style:style style:name="TableRow2150" style:family="table-row">
      <style:table-row-properties style:use-optimal-row-height="false"/>
    </style:style>
    <style:style style:name="TableCell21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2" style:parent-style-name="Standard" style:family="paragraph">
      <style:text-properties style:font-name="Pericles" fo:font-size="8pt" style:font-size-asian="8pt" style:font-size-complex="8pt"/>
    </style:style>
    <style:style style:name="TableCell21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4" style:parent-style-name="Standard" style:family="paragraph">
      <style:text-properties style:font-name="Pericles" fo:font-size="8pt" style:font-size-asian="8pt" style:font-size-complex="8pt"/>
    </style:style>
    <style:style style:name="TableRow2155" style:family="table-row">
      <style:table-row-properties style:use-optimal-row-height="false"/>
    </style:style>
    <style:style style:name="TableCell21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7" style:parent-style-name="Standard" style:family="paragraph">
      <style:text-properties style:font-name="Pericles" fo:font-size="8pt" style:font-size-asian="8pt" style:font-size-complex="8pt"/>
    </style:style>
    <style:style style:name="TableCell21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9" style:parent-style-name="Standard" style:family="paragraph">
      <style:text-properties style:font-name="Pericles" fo:font-size="8pt" style:font-size-asian="8pt" style:font-size-complex="8pt"/>
    </style:style>
    <style:style style:name="TableRow2160" style:family="table-row">
      <style:table-row-properties style:use-optimal-row-height="false"/>
    </style:style>
    <style:style style:name="TableCell2161" style:family="table-cell">
      <style:table-cell-properties fo:border="0.0069in solid #00000A" style:writing-mode="lr-tb" fo:padding-top="0in" fo:padding-left="0.075in" fo:padding-bottom="0in" fo:padding-right="0.075in"/>
    </style:style>
    <style:style style:name="P2162" style:parent-style-name="Standard" style:family="paragraph">
      <style:text-properties style:font-name="Pericles" fo:font-size="8pt" style:font-size-asian="8pt" style:font-size-complex="8pt"/>
    </style:style>
    <style:style style:name="TableCell2163" style:family="table-cell">
      <style:table-cell-properties fo:border="0.0069in solid #00000A" style:writing-mode="lr-tb" fo:padding-top="0in" fo:padding-left="0.075in" fo:padding-bottom="0in" fo:padding-right="0.075in"/>
    </style:style>
    <style:style style:name="P2164" style:parent-style-name="Standard" style:family="paragraph">
      <style:text-properties style:font-name="Pericles" fo:font-size="8pt" style:font-size-asian="8pt" style:font-size-complex="8pt"/>
    </style:style>
    <style:style style:name="TableRow2165" style:family="table-row">
      <style:table-row-properties style:use-optimal-row-height="false"/>
    </style:style>
    <style:style style:name="TableCell2166" style:family="table-cell">
      <style:table-cell-properties fo:border="0.0069in solid #00000A" style:writing-mode="lr-tb" fo:padding-top="0in" fo:padding-left="0.075in" fo:padding-bottom="0in" fo:padding-right="0.075in"/>
    </style:style>
    <style:style style:name="P2167" style:parent-style-name="Standard" style:family="paragraph">
      <style:text-properties style:font-name="Pericles" fo:font-size="8pt" style:font-size-asian="8pt" style:font-size-complex="8pt"/>
    </style:style>
    <style:style style:name="TableCell2168" style:family="table-cell">
      <style:table-cell-properties fo:border="0.0069in solid #00000A" style:writing-mode="lr-tb" fo:padding-top="0in" fo:padding-left="0.075in" fo:padding-bottom="0in" fo:padding-right="0.075in"/>
    </style:style>
    <style:style style:name="P2169" style:parent-style-name="Standard" style:family="paragraph">
      <style:text-properties style:font-name="Pericles" fo:font-size="8pt" style:font-size-asian="8pt" style:font-size-complex="8pt"/>
    </style:style>
    <style:style style:name="TableRow2170" style:family="table-row">
      <style:table-row-properties style:use-optimal-row-height="false"/>
    </style:style>
    <style:style style:name="TableCell2171" style:family="table-cell">
      <style:table-cell-properties fo:border="0.0069in solid #00000A" style:writing-mode="lr-tb" fo:padding-top="0in" fo:padding-left="0.075in" fo:padding-bottom="0in" fo:padding-right="0.075in"/>
    </style:style>
    <style:style style:name="P2172" style:parent-style-name="Standard" style:family="paragraph">
      <style:text-properties style:font-name="Pericles" fo:font-size="8pt" style:font-size-asian="8pt" style:font-size-complex="8pt"/>
    </style:style>
    <style:style style:name="TableCell2173" style:family="table-cell">
      <style:table-cell-properties fo:border="0.0069in solid #00000A" style:writing-mode="lr-tb" fo:padding-top="0in" fo:padding-left="0.075in" fo:padding-bottom="0in" fo:padding-right="0.075in"/>
    </style:style>
    <style:style style:name="P2174" style:parent-style-name="Standard" style:family="paragraph">
      <style:text-properties style:font-name="Pericles" fo:font-size="8pt" style:font-size-asian="8pt" style:font-size-complex="8pt"/>
    </style:style>
    <style:style style:name="TableRow2175" style:family="table-row">
      <style:table-row-properties style:use-optimal-row-height="false"/>
    </style:style>
    <style:style style:name="TableCell2176" style:family="table-cell">
      <style:table-cell-properties fo:border="0.0069in solid #00000A" style:writing-mode="lr-tb" fo:padding-top="0in" fo:padding-left="0.075in" fo:padding-bottom="0in" fo:padding-right="0.075in"/>
    </style:style>
    <style:style style:name="P2177" style:parent-style-name="Standard" style:family="paragraph">
      <style:text-properties style:font-name="Pericles" fo:font-size="8pt" style:font-size-asian="8pt" style:font-size-complex="8pt"/>
    </style:style>
    <style:style style:name="TableCell2178" style:family="table-cell">
      <style:table-cell-properties fo:border="0.0069in solid #00000A" style:writing-mode="lr-tb" fo:padding-top="0in" fo:padding-left="0.075in" fo:padding-bottom="0in" fo:padding-right="0.075in"/>
    </style:style>
    <style:style style:name="P2179" style:parent-style-name="Standard" style:family="paragraph">
      <style:text-properties style:font-name="Pericles" fo:font-size="8pt" style:font-size-asian="8pt" style:font-size-complex="8pt"/>
    </style:style>
    <style:style style:name="TableRow2180" style:family="table-row">
      <style:table-row-properties style:use-optimal-row-height="false"/>
    </style:style>
    <style:style style:name="TableCell21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2" style:parent-style-name="Standard" style:family="paragraph">
      <style:text-properties style:font-name="Pericles" fo:font-size="8pt" style:font-size-asian="8pt" style:font-size-complex="8pt"/>
    </style:style>
    <style:style style:name="TableCell21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4" style:parent-style-name="Standard" style:family="paragraph">
      <style:text-properties style:font-name="Pericles" fo:font-size="8pt" style:font-size-asian="8pt" style:font-size-complex="8pt"/>
    </style:style>
    <style:style style:name="TableRow2185" style:family="table-row">
      <style:table-row-properties style:use-optimal-row-height="false"/>
    </style:style>
    <style:style style:name="TableCell2186" style:family="table-cell">
      <style:table-cell-properties fo:border="0.0069in solid #00000A" style:writing-mode="lr-tb" fo:padding-top="0in" fo:padding-left="0.075in" fo:padding-bottom="0in" fo:padding-right="0.075in"/>
    </style:style>
    <style:style style:name="P2187" style:parent-style-name="Standard" style:family="paragraph">
      <style:text-properties style:font-name="Pericles" fo:font-size="8pt" style:font-size-asian="8pt" style:font-size-complex="8pt"/>
    </style:style>
    <style:style style:name="TableCell2188" style:family="table-cell">
      <style:table-cell-properties fo:border="0.0069in solid #00000A" style:writing-mode="lr-tb" fo:padding-top="0in" fo:padding-left="0.075in" fo:padding-bottom="0in" fo:padding-right="0.075in"/>
    </style:style>
    <style:style style:name="P2189" style:parent-style-name="Standard" style:family="paragraph">
      <style:text-properties style:font-name="Pericles" fo:font-size="8pt" style:font-size-asian="8pt" style:font-size-complex="8pt"/>
    </style:style>
    <style:style style:name="TableRow2190" style:family="table-row">
      <style:table-row-properties style:use-optimal-row-height="false"/>
    </style:style>
    <style:style style:name="TableCell21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2" style:parent-style-name="Standard" style:family="paragraph">
      <style:text-properties style:font-name="Pericles" fo:font-size="8pt" style:font-size-asian="8pt" style:font-size-complex="8pt"/>
    </style:style>
    <style:style style:name="TableCell21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4" style:parent-style-name="Standard" style:family="paragraph">
      <style:text-properties style:font-name="Pericles" fo:font-size="8pt" style:font-size-asian="8pt" style:font-size-complex="8pt"/>
    </style:style>
    <style:style style:name="TableRow2195" style:family="table-row">
      <style:table-row-properties style:use-optimal-row-height="false"/>
    </style:style>
    <style:style style:name="TableCell21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7" style:parent-style-name="Standard" style:family="paragraph">
      <style:text-properties style:font-name="Pericles" fo:font-size="8pt" style:font-size-asian="8pt" style:font-size-complex="8pt"/>
    </style:style>
    <style:style style:name="TableCell2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9" style:parent-style-name="Standard" style:family="paragraph">
      <style:text-properties style:font-name="Pericles" fo:font-size="8pt" style:font-size-asian="8pt" style:font-size-complex="8pt"/>
    </style:style>
    <style:style style:name="TableRow2200" style:family="table-row">
      <style:table-row-properties style:use-optimal-row-height="false"/>
    </style:style>
    <style:style style:name="TableCell22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2" style:parent-style-name="Standard" style:family="paragraph">
      <style:text-properties style:font-name="Pericles" fo:font-size="8pt" style:font-size-asian="8pt" style:font-size-complex="8pt"/>
    </style:style>
    <style:style style:name="TableCell22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4" style:parent-style-name="Standard" style:family="paragraph">
      <style:text-properties style:font-name="Pericles" fo:font-size="8pt" style:font-size-asian="8pt" style:font-size-complex="8pt"/>
    </style:style>
    <style:style style:name="TableRow2205" style:family="table-row">
      <style:table-row-properties style:use-optimal-row-height="false"/>
    </style:style>
    <style:style style:name="TableCell2206" style:family="table-cell">
      <style:table-cell-properties fo:border="0.0069in solid #00000A" style:writing-mode="lr-tb" fo:padding-top="0in" fo:padding-left="0.075in" fo:padding-bottom="0in" fo:padding-right="0.075in"/>
    </style:style>
    <style:style style:name="P2207" style:parent-style-name="Standard" style:family="paragraph">
      <style:text-properties style:font-name="Pericles" fo:font-size="8pt" style:font-size-asian="8pt" style:font-size-complex="8pt"/>
    </style:style>
    <style:style style:name="TableCell2208" style:family="table-cell">
      <style:table-cell-properties fo:border="0.0069in solid #00000A" style:writing-mode="lr-tb" fo:padding-top="0in" fo:padding-left="0.075in" fo:padding-bottom="0in" fo:padding-right="0.075in"/>
    </style:style>
    <style:style style:name="P2209" style:parent-style-name="Standard" style:family="paragraph">
      <style:text-properties style:font-name="Pericles" fo:font-size="8pt" style:font-size-asian="8pt" style:font-size-complex="8pt"/>
    </style:style>
    <style:style style:name="TableRow2210" style:family="table-row">
      <style:table-row-properties style:use-optimal-row-height="false"/>
    </style:style>
    <style:style style:name="TableCell2211" style:family="table-cell">
      <style:table-cell-properties fo:border="0.0069in solid #00000A" style:writing-mode="lr-tb" fo:padding-top="0in" fo:padding-left="0.075in" fo:padding-bottom="0in" fo:padding-right="0.075in"/>
    </style:style>
    <style:style style:name="P2212" style:parent-style-name="Standard" style:family="paragraph">
      <style:text-properties style:font-name="Pericles" fo:font-size="8pt" style:font-size-asian="8pt" style:font-size-complex="8pt"/>
    </style:style>
    <style:style style:name="TableCell2213" style:family="table-cell">
      <style:table-cell-properties fo:border="0.0069in solid #00000A" style:writing-mode="lr-tb" fo:padding-top="0in" fo:padding-left="0.075in" fo:padding-bottom="0in" fo:padding-right="0.075in"/>
    </style:style>
    <style:style style:name="P2214" style:parent-style-name="Standard" style:family="paragraph">
      <style:text-properties style:font-name="Pericles" fo:font-size="8pt" style:font-size-asian="8pt" style:font-size-complex="8pt"/>
    </style:style>
    <style:style style:name="TableRow2215" style:family="table-row">
      <style:table-row-properties style:use-optimal-row-height="false"/>
    </style:style>
    <style:style style:name="TableCell22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7" style:parent-style-name="Standard" style:family="paragraph">
      <style:text-properties style:font-name="Pericles" fo:font-size="8pt" style:font-size-asian="8pt" style:font-size-complex="8pt"/>
    </style:style>
    <style:style style:name="TableCell22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9" style:parent-style-name="Standard" style:family="paragraph">
      <style:text-properties style:font-name="Pericles" fo:font-size="8pt" style:font-size-asian="8pt" style:font-size-complex="8pt"/>
    </style:style>
    <style:style style:name="TableRow2220" style:family="table-row">
      <style:table-row-properties style:use-optimal-row-height="false"/>
    </style:style>
    <style:style style:name="TableCell2221" style:family="table-cell">
      <style:table-cell-properties fo:border="0.0069in solid #00000A" style:writing-mode="lr-tb" fo:padding-top="0in" fo:padding-left="0.075in" fo:padding-bottom="0in" fo:padding-right="0.075in"/>
    </style:style>
    <style:style style:name="P2222" style:parent-style-name="Standard" style:family="paragraph">
      <style:text-properties style:font-name="Pericles" fo:font-size="8pt" style:font-size-asian="8pt" style:font-size-complex="8pt"/>
    </style:style>
    <style:style style:name="TableCell2223" style:family="table-cell">
      <style:table-cell-properties fo:border="0.0069in solid #00000A" style:writing-mode="lr-tb" fo:padding-top="0in" fo:padding-left="0.075in" fo:padding-bottom="0in" fo:padding-right="0.075in"/>
    </style:style>
    <style:style style:name="P2224" style:parent-style-name="Standard" style:family="paragraph">
      <style:text-properties style:font-name="Pericles" fo:font-size="8pt" style:font-size-asian="8pt" style:font-size-complex="8pt"/>
    </style:style>
    <style:style style:name="TableRow2225" style:family="table-row">
      <style:table-row-properties style:use-optimal-row-height="false"/>
    </style:style>
    <style:style style:name="TableCell22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7" style:parent-style-name="Standard" style:family="paragraph">
      <style:text-properties style:font-name="Pericles" fo:font-size="8pt" style:font-size-asian="8pt" style:font-size-complex="8pt"/>
    </style:style>
    <style:style style:name="TableCell22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9" style:parent-style-name="Standard" style:family="paragraph">
      <style:text-properties style:font-name="Pericles" fo:font-size="8pt" style:font-size-asian="8pt" style:font-size-complex="8pt"/>
    </style:style>
    <style:style style:name="TableRow2230" style:family="table-row">
      <style:table-row-properties style:use-optimal-row-height="false"/>
    </style:style>
    <style:style style:name="TableCell2231" style:family="table-cell">
      <style:table-cell-properties fo:border="0.0069in solid #00000A" style:writing-mode="lr-tb" fo:padding-top="0in" fo:padding-left="0.075in" fo:padding-bottom="0in" fo:padding-right="0.075in"/>
    </style:style>
    <style:style style:name="P2232" style:parent-style-name="Standard" style:family="paragraph">
      <style:text-properties style:font-name="Pericles" fo:font-size="8pt" style:font-size-asian="8pt" style:font-size-complex="10pt"/>
    </style:style>
    <style:style style:name="TableCell2233" style:family="table-cell">
      <style:table-cell-properties fo:border="0.0069in solid #00000A" style:writing-mode="lr-tb" fo:padding-top="0in" fo:padding-left="0.075in" fo:padding-bottom="0in" fo:padding-right="0.075in"/>
    </style:style>
    <style:style style:name="P2234" style:parent-style-name="ListParagraph" style:list-style-name="WWNum29" style:family="paragraph">
      <style:text-properties style:font-name="Pericles" fo:font-size="8pt" style:font-size-asian="8pt" style:font-size-complex="10pt"/>
    </style:style>
    <style:style style:name="P2235" style:parent-style-name="ListParagraph" style:list-style-name="WWNum29" style:family="paragraph">
      <style:text-properties style:font-name="Pericles" fo:font-size="8pt" style:font-size-asian="8pt" style:font-size-complex="10pt"/>
    </style:style>
    <style:style style:name="TableRow2236" style:family="table-row">
      <style:table-row-properties style:use-optimal-row-height="false"/>
    </style:style>
    <style:style style:name="TableCell22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8" style:parent-style-name="Standard" style:family="paragraph">
      <style:text-properties style:font-name="Pericles" fo:font-size="8pt" style:font-size-asian="8pt" style:font-size-complex="10pt"/>
    </style:style>
    <style:style style:name="TableCell22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0" style:parent-style-name="ListParagraph" style:list-style-name="WWNum29" style:family="paragraph">
      <style:text-properties style:font-name="Pericles" fo:font-size="8pt" style:font-size-asian="8pt" style:font-size-complex="10pt"/>
    </style:style>
    <style:style style:name="P2241" style:parent-style-name="ListParagraph" style:list-style-name="WWNum29" style:family="paragraph">
      <style:text-properties style:font-name="Pericles" fo:font-size="8pt" style:font-size-asian="8pt" style:font-size-complex="10pt"/>
    </style:style>
    <style:style style:name="TableRow2242" style:family="table-row">
      <style:table-row-properties style:use-optimal-row-height="false"/>
    </style:style>
    <style:style style:name="TableCell22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4" style:parent-style-name="Standard" style:family="paragraph">
      <style:text-properties style:font-name="Pericles" fo:font-size="8pt" style:font-size-asian="8pt" style:font-size-complex="10pt"/>
    </style:style>
    <style:style style:name="TableCell22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6" style:parent-style-name="ListParagraph" style:list-style-name="WWNum29" style:family="paragraph">
      <style:text-properties style:font-name="Pericles" fo:font-size="8pt" style:font-size-asian="8pt" style:font-size-complex="10pt"/>
    </style:style>
    <style:style style:name="P2247" style:parent-style-name="ListParagraph" style:list-style-name="WWNum29" style:family="paragraph">
      <style:text-properties style:font-name="Pericles" fo:font-size="8pt" style:font-size-asian="8pt" style:font-size-complex="10pt"/>
    </style:style>
    <style:style style:name="TableRow2248" style:family="table-row">
      <style:table-row-properties style:use-optimal-row-height="false"/>
    </style:style>
    <style:style style:name="TableCell22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0" style:parent-style-name="Standard" style:family="paragraph">
      <style:text-properties style:font-name="Pericles" fo:font-size="8pt" style:font-size-asian="8pt" style:font-size-complex="8pt"/>
    </style:style>
    <style:style style:name="TableCell22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2" style:parent-style-name="Standard" style:family="paragraph">
      <style:text-properties style:font-name="Pericles" fo:font-size="8pt" style:font-size-asian="8pt" style:font-size-complex="8pt"/>
    </style:style>
    <style:style style:name="TableRow2253" style:family="table-row">
      <style:table-row-properties style:use-optimal-row-height="false"/>
    </style:style>
    <style:style style:name="TableCell22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5" style:parent-style-name="Standard" style:family="paragraph">
      <style:text-properties style:font-name="Pericles" fo:font-size="8pt" style:font-size-asian="8pt" style:font-size-complex="8pt"/>
    </style:style>
    <style:style style:name="TableCell22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7" style:parent-style-name="Standard" style:family="paragraph">
      <style:text-properties style:font-name="Pericles" fo:font-size="8pt" style:font-size-asian="8pt" style:font-size-complex="8pt"/>
    </style:style>
    <style:style style:name="TableRow2258" style:family="table-row">
      <style:table-row-properties style:use-optimal-row-height="false"/>
    </style:style>
    <style:style style:name="TableCell2259" style:family="table-cell">
      <style:table-cell-properties fo:border="0.0069in solid #00000A" style:writing-mode="lr-tb" fo:padding-top="0in" fo:padding-left="0.075in" fo:padding-bottom="0in" fo:padding-right="0.075in"/>
    </style:style>
    <style:style style:name="P2260" style:parent-style-name="Standard" style:family="paragraph">
      <style:text-properties style:font-name="Pericles" fo:font-size="8pt" style:font-size-asian="8pt" style:font-size-complex="8pt"/>
    </style:style>
    <style:style style:name="TableCell2261" style:family="table-cell">
      <style:table-cell-properties fo:border="0.0069in solid #00000A" style:writing-mode="lr-tb" fo:padding-top="0in" fo:padding-left="0.075in" fo:padding-bottom="0in" fo:padding-right="0.075in"/>
    </style:style>
    <style:style style:name="P2262" style:parent-style-name="Standard" style:family="paragraph">
      <style:text-properties style:font-name="Pericles" fo:font-size="8pt" style:font-size-asian="8pt" style:font-size-complex="8pt"/>
    </style:style>
    <style:style style:name="TableRow2263" style:family="table-row">
      <style:table-row-properties style:use-optimal-row-height="false"/>
    </style:style>
    <style:style style:name="TableCell2264" style:family="table-cell">
      <style:table-cell-properties fo:border="0.0069in solid #00000A" style:writing-mode="lr-tb" fo:padding-top="0in" fo:padding-left="0.075in" fo:padding-bottom="0in" fo:padding-right="0.075in"/>
    </style:style>
    <style:style style:name="P2265" style:parent-style-name="Standard" style:family="paragraph">
      <style:text-properties style:font-name="Pericles" fo:font-size="8pt" style:font-size-asian="8pt" style:font-size-complex="8pt"/>
    </style:style>
    <style:style style:name="TableCell2266" style:family="table-cell">
      <style:table-cell-properties fo:border="0.0069in solid #00000A" style:writing-mode="lr-tb" fo:padding-top="0in" fo:padding-left="0.075in" fo:padding-bottom="0in" fo:padding-right="0.075in"/>
    </style:style>
    <style:style style:name="P2267" style:parent-style-name="Standard" style:family="paragraph">
      <style:text-properties style:font-name="Pericles" fo:font-size="8pt" style:font-size-asian="8pt" style:font-size-complex="8pt"/>
    </style:style>
    <style:style style:name="TableRow2268" style:family="table-row">
      <style:table-row-properties style:use-optimal-row-height="false"/>
    </style:style>
    <style:style style:name="TableCell2269" style:family="table-cell">
      <style:table-cell-properties fo:border="0.0069in solid #00000A" style:writing-mode="lr-tb" fo:padding-top="0in" fo:padding-left="0.075in" fo:padding-bottom="0in" fo:padding-right="0.075in"/>
    </style:style>
    <style:style style:name="P2270" style:parent-style-name="Standard" style:family="paragraph">
      <style:text-properties style:font-name="Pericles" fo:font-size="8pt" style:font-size-asian="8pt" style:font-size-complex="8pt"/>
    </style:style>
    <style:style style:name="TableCell2271" style:family="table-cell">
      <style:table-cell-properties fo:border="0.0069in solid #00000A" style:writing-mode="lr-tb" fo:padding-top="0in" fo:padding-left="0.075in" fo:padding-bottom="0in" fo:padding-right="0.075in"/>
    </style:style>
    <style:style style:name="P2272" style:parent-style-name="Standard" style:family="paragraph">
      <style:text-properties style:font-name="Pericles" fo:font-size="8pt" style:font-size-asian="8pt" style:font-size-complex="8pt"/>
    </style:style>
    <style:style style:name="TableRow2273" style:family="table-row">
      <style:table-row-properties style:use-optimal-row-height="false"/>
    </style:style>
    <style:style style:name="TableCell2274" style:family="table-cell">
      <style:table-cell-properties fo:border="0.0069in solid #00000A" style:writing-mode="lr-tb" fo:padding-top="0in" fo:padding-left="0.075in" fo:padding-bottom="0in" fo:padding-right="0.075in"/>
    </style:style>
    <style:style style:name="P2275" style:parent-style-name="Standard" style:family="paragraph">
      <style:text-properties style:font-name="Pericles" fo:font-size="8pt" style:font-size-asian="8pt" style:font-size-complex="8pt"/>
    </style:style>
    <style:style style:name="TableCell2276" style:family="table-cell">
      <style:table-cell-properties fo:border="0.0069in solid #00000A" style:writing-mode="lr-tb" fo:padding-top="0in" fo:padding-left="0.075in" fo:padding-bottom="0in" fo:padding-right="0.075in"/>
    </style:style>
    <style:style style:name="P2277" style:parent-style-name="Standard" style:family="paragraph">
      <style:text-properties style:font-name="Pericles" fo:font-size="8pt" style:font-size-asian="8pt" style:font-size-complex="8pt"/>
    </style:style>
    <style:style style:name="TableRow2278" style:family="table-row">
      <style:table-row-properties style:use-optimal-row-height="false"/>
    </style:style>
    <style:style style:name="TableCell22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0" style:parent-style-name="Standard" style:family="paragraph">
      <style:text-properties style:font-name="Pericles" fo:font-size="8pt" style:font-size-asian="8pt" style:font-size-complex="8pt"/>
    </style:style>
    <style:style style:name="TableCell22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2" style:parent-style-name="Standard" style:family="paragraph">
      <style:text-properties style:font-name="Pericles" fo:font-size="8pt" style:font-size-asian="8pt" style:font-size-complex="8pt"/>
    </style:style>
    <style:style style:name="TableRow2283" style:family="table-row">
      <style:table-row-properties style:use-optimal-row-height="false"/>
    </style:style>
    <style:style style:name="TableCell2284" style:family="table-cell">
      <style:table-cell-properties fo:border="0.0069in solid #00000A" style:writing-mode="lr-tb" fo:padding-top="0in" fo:padding-left="0.075in" fo:padding-bottom="0in" fo:padding-right="0.075in"/>
    </style:style>
    <style:style style:name="P2285" style:parent-style-name="Standard" style:family="paragraph">
      <style:text-properties style:font-name="Pericles" fo:font-size="8pt" style:font-size-asian="8pt" style:font-size-complex="8pt"/>
    </style:style>
    <style:style style:name="TableCell2286" style:family="table-cell">
      <style:table-cell-properties fo:border="0.0069in solid #00000A" style:writing-mode="lr-tb" fo:padding-top="0in" fo:padding-left="0.075in" fo:padding-bottom="0in" fo:padding-right="0.075in"/>
    </style:style>
    <style:style style:name="P2287" style:parent-style-name="Standard" style:family="paragraph">
      <style:text-properties style:font-name="Pericles" fo:font-size="8pt" style:font-size-asian="8pt" style:font-size-complex="8pt"/>
    </style:style>
    <style:style style:name="TableRow2288" style:family="table-row">
      <style:table-row-properties style:use-optimal-row-height="false"/>
    </style:style>
    <style:style style:name="TableCell2289" style:family="table-cell">
      <style:table-cell-properties fo:border="0.0069in solid #00000A" style:writing-mode="lr-tb" fo:padding-top="0in" fo:padding-left="0.075in" fo:padding-bottom="0in" fo:padding-right="0.075in"/>
    </style:style>
    <style:style style:name="P2290" style:parent-style-name="Standard" style:family="paragraph">
      <style:text-properties style:font-name="Pericles" fo:font-size="8pt" style:font-size-asian="8pt" style:font-size-complex="8pt"/>
    </style:style>
    <style:style style:name="TableCell2291" style:family="table-cell">
      <style:table-cell-properties fo:border="0.0069in solid #00000A" style:writing-mode="lr-tb" fo:padding-top="0in" fo:padding-left="0.075in" fo:padding-bottom="0in" fo:padding-right="0.075in"/>
    </style:style>
    <style:style style:name="P2292" style:parent-style-name="Standard" style:family="paragraph">
      <style:text-properties style:font-name="Pericles" fo:font-size="8pt" style:font-size-asian="8pt" style:font-size-complex="8pt"/>
    </style:style>
    <style:style style:name="TableRow2293" style:family="table-row">
      <style:table-row-properties style:use-optimal-row-height="false"/>
    </style:style>
    <style:style style:name="TableCell22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5" style:parent-style-name="Standard" style:family="paragraph">
      <style:text-properties style:font-name="Pericles" fo:font-size="8pt" style:font-size-asian="8pt" style:font-size-complex="8pt"/>
    </style:style>
    <style:style style:name="TableCell22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7" style:parent-style-name="Standard" style:family="paragraph">
      <style:text-properties style:font-name="Pericles" fo:font-size="8pt" style:font-size-asian="8pt" style:font-size-complex="8pt"/>
    </style:style>
    <style:style style:name="TableRow2298" style:family="table-row">
      <style:table-row-properties style:use-optimal-row-height="false"/>
    </style:style>
    <style:style style:name="TableCell22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0" style:parent-style-name="Standard" style:family="paragraph">
      <style:text-properties style:font-name="Pericles" fo:font-size="8pt" style:font-size-asian="8pt" style:font-size-complex="8pt"/>
    </style:style>
    <style:style style:name="TableCell23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2" style:parent-style-name="Standard" style:family="paragraph">
      <style:text-properties style:font-name="Pericles" fo:font-size="8pt" style:font-size-asian="8pt" style:font-size-complex="8pt"/>
    </style:style>
    <style:style style:name="TableRow2303" style:family="table-row">
      <style:table-row-properties style:use-optimal-row-height="false"/>
    </style:style>
    <style:style style:name="TableCell23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5" style:parent-style-name="Standard" style:family="paragraph">
      <style:text-properties style:font-name="Pericles" fo:font-size="8pt" style:font-size-asian="8pt" style:font-size-complex="8pt"/>
    </style:style>
    <style:style style:name="TableCell23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7" style:parent-style-name="Standard" style:family="paragraph">
      <style:text-properties style:font-name="Pericles" fo:font-size="8pt" style:font-size-asian="8pt" style:font-size-complex="8pt"/>
    </style:style>
    <style:style style:name="TableRow2308" style:family="table-row">
      <style:table-row-properties style:use-optimal-row-height="false"/>
    </style:style>
    <style:style style:name="TableCell2309" style:family="table-cell">
      <style:table-cell-properties fo:border="0.0069in solid #00000A" style:writing-mode="lr-tb" fo:padding-top="0in" fo:padding-left="0.075in" fo:padding-bottom="0in" fo:padding-right="0.075in"/>
    </style:style>
    <style:style style:name="P2310" style:parent-style-name="Standard" style:family="paragraph">
      <style:text-properties style:font-name="Pericles" fo:font-size="8pt" style:font-size-asian="8pt" style:font-size-complex="8pt"/>
    </style:style>
    <style:style style:name="TableCell2311" style:family="table-cell">
      <style:table-cell-properties fo:border="0.0069in solid #00000A" style:writing-mode="lr-tb" fo:padding-top="0in" fo:padding-left="0.075in" fo:padding-bottom="0in" fo:padding-right="0.075in"/>
    </style:style>
    <style:style style:name="P2312" style:parent-style-name="Standard" style:family="paragraph">
      <style:text-properties style:font-name="Pericles" fo:font-size="8pt" style:font-size-asian="8pt" style:font-size-complex="8pt"/>
    </style:style>
    <style:style style:name="TableRow2313" style:family="table-row">
      <style:table-row-properties style:use-optimal-row-height="false"/>
    </style:style>
    <style:style style:name="TableCell2314" style:family="table-cell">
      <style:table-cell-properties fo:border="0.0069in solid #00000A" style:writing-mode="lr-tb" fo:padding-top="0in" fo:padding-left="0.075in" fo:padding-bottom="0in" fo:padding-right="0.075in"/>
    </style:style>
    <style:style style:name="P2315" style:parent-style-name="Standard" style:family="paragraph">
      <style:text-properties style:font-name="Pericles" fo:font-size="8pt" style:font-size-asian="8pt" style:font-size-complex="8pt"/>
    </style:style>
    <style:style style:name="TableCell2316" style:family="table-cell">
      <style:table-cell-properties fo:border="0.0069in solid #00000A" style:writing-mode="lr-tb" fo:padding-top="0in" fo:padding-left="0.075in" fo:padding-bottom="0in" fo:padding-right="0.075in"/>
    </style:style>
    <style:style style:name="P2317" style:parent-style-name="Standard" style:family="paragraph">
      <style:text-properties style:font-name="Pericles" fo:font-size="8pt" style:font-size-asian="8pt" style:font-size-complex="8pt"/>
    </style:style>
    <style:style style:name="TableRow2318" style:family="table-row">
      <style:table-row-properties style:use-optimal-row-height="false"/>
    </style:style>
    <style:style style:name="TableCell23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0" style:parent-style-name="Standard" style:family="paragraph">
      <style:text-properties style:font-name="Pericles" fo:font-size="8pt" style:font-size-asian="8pt" style:font-size-complex="8pt"/>
    </style:style>
    <style:style style:name="TableCell23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2" style:parent-style-name="Standard" style:family="paragraph">
      <style:text-properties style:font-name="Pericles" fo:font-size="8pt" style:font-size-asian="8pt" style:font-size-complex="8pt"/>
    </style:style>
    <style:style style:name="TableRow2323" style:family="table-row">
      <style:table-row-properties style:use-optimal-row-height="false"/>
    </style:style>
    <style:style style:name="TableCell23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5" style:parent-style-name="Standard" style:family="paragraph">
      <style:text-properties style:font-name="Pericles" fo:font-size="8pt" style:font-size-asian="8pt" style:font-size-complex="8pt"/>
    </style:style>
    <style:style style:name="TableCell23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7" style:parent-style-name="Standard" style:family="paragraph">
      <style:text-properties style:font-name="Pericles" fo:font-size="8pt" style:font-size-asian="8pt" style:font-size-complex="8pt"/>
    </style:style>
    <style:style style:name="TableRow2328" style:family="table-row">
      <style:table-row-properties style:use-optimal-row-height="false"/>
    </style:style>
    <style:style style:name="TableCell23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30" style:parent-style-name="Standard" style:family="paragraph">
      <style:text-properties style:font-name="Pericles" fo:font-size="8pt" style:font-size-asian="8pt" style:font-size-complex="8pt"/>
    </style:style>
    <style:style style:name="TableCell23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32" style:parent-style-name="Standard" style:family="paragraph">
      <style:text-properties style:font-name="Pericles" fo:font-size="8pt" style:font-size-asian="8pt" style:font-size-complex="8pt"/>
    </style:style>
    <style:style style:name="TableRow2333" style:family="table-row">
      <style:table-row-properties style:use-optimal-row-height="false"/>
    </style:style>
    <style:style style:name="TableCell2334" style:family="table-cell">
      <style:table-cell-properties fo:border="0.0069in solid #00000A" style:writing-mode="lr-tb" fo:padding-top="0in" fo:padding-left="0.075in" fo:padding-bottom="0in" fo:padding-right="0.075in"/>
    </style:style>
    <style:style style:name="P2335" style:parent-style-name="Standard" style:family="paragraph">
      <style:text-properties style:font-name="Pericles" fo:font-size="8pt" style:font-size-asian="8pt" style:font-size-complex="10pt"/>
    </style:style>
    <style:style style:name="TableCell2336" style:family="table-cell">
      <style:table-cell-properties fo:border="0.0069in solid #00000A" style:writing-mode="lr-tb" fo:padding-top="0in" fo:padding-left="0.075in" fo:padding-bottom="0in" fo:padding-right="0.075in"/>
    </style:style>
    <style:style style:name="P2337" style:parent-style-name="Standard" style:family="paragraph">
      <style:text-properties style:font-name="Pericles" fo:font-size="8pt" style:font-size-asian="8pt" style:font-size-complex="10pt"/>
    </style:style>
    <style:style style:name="TableRow2338" style:family="table-row">
      <style:table-row-properties style:use-optimal-row-height="false"/>
    </style:style>
    <style:style style:name="TableCell2339" style:family="table-cell">
      <style:table-cell-properties fo:border="0.0069in solid #00000A" style:writing-mode="lr-tb" fo:padding-top="0in" fo:padding-left="0.075in" fo:padding-bottom="0in" fo:padding-right="0.075in"/>
    </style:style>
    <style:style style:name="P2340" style:parent-style-name="Standard" style:family="paragraph">
      <style:text-properties style:font-name="Pericles" fo:font-size="8pt" style:font-size-asian="8pt" style:font-size-complex="10pt"/>
    </style:style>
    <style:style style:name="TableCell2341" style:family="table-cell">
      <style:table-cell-properties fo:border="0.0069in solid #00000A" style:writing-mode="lr-tb" fo:padding-top="0in" fo:padding-left="0.075in" fo:padding-bottom="0in" fo:padding-right="0.075in"/>
    </style:style>
    <style:style style:name="P2342" style:parent-style-name="Standard" style:family="paragraph">
      <style:text-properties style:font-name="Pericles" fo:font-size="8pt" style:font-size-asian="8pt" style:font-size-complex="10pt"/>
    </style:style>
    <style:style style:name="TableRow2343" style:family="table-row">
      <style:table-row-properties style:use-optimal-row-height="false"/>
    </style:style>
    <style:style style:name="TableCell2344" style:family="table-cell">
      <style:table-cell-properties fo:border="0.0069in solid #00000A" style:writing-mode="lr-tb" fo:padding-top="0in" fo:padding-left="0.075in" fo:padding-bottom="0in" fo:padding-right="0.075in"/>
    </style:style>
    <style:style style:name="P2345" style:parent-style-name="Standard" style:family="paragraph">
      <style:text-properties style:font-name="Pericles" fo:font-size="8pt" style:font-size-asian="8pt" style:font-size-complex="10pt"/>
    </style:style>
    <style:style style:name="TableCell2346" style:family="table-cell">
      <style:table-cell-properties fo:border="0.0069in solid #00000A" style:writing-mode="lr-tb" fo:padding-top="0in" fo:padding-left="0.075in" fo:padding-bottom="0in" fo:padding-right="0.075in"/>
    </style:style>
    <style:style style:name="P2347" style:parent-style-name="ListParagraph" style:family="paragraph">
      <style:paragraph-properties fo:margin-left="0in">
        <style:tab-stops/>
      </style:paragraph-properties>
      <style:text-properties style:font-name="Pericles" fo:font-size="8pt" style:font-size-asian="8pt" style:font-size-complex="10pt"/>
    </style:style>
    <style:style style:name="TableRow2348" style:family="table-row">
      <style:table-row-properties style:use-optimal-row-height="false"/>
    </style:style>
    <style:style style:name="TableCell23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50" style:parent-style-name="Standard" style:family="paragraph">
      <style:text-properties style:font-name="Pericles" fo:font-size="8pt" style:font-size-asian="8pt" style:font-size-complex="10pt"/>
    </style:style>
    <style:style style:name="TableCell23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52" style:parent-style-name="ListParagraph" style:list-style-name="WWNum29" style:family="paragraph">
      <style:text-properties style:font-name="Pericles" fo:font-size="8pt" style:font-size-asian="8pt" style:font-size-complex="10pt"/>
    </style:style>
    <style:style style:name="P2353" style:parent-style-name="ListParagraph" style:list-style-name="WWNum29" style:family="paragraph">
      <style:text-properties style:font-name="Pericles" fo:font-size="8pt" style:font-size-asian="8pt" style:font-size-complex="10pt"/>
    </style:style>
    <style:style style:name="TableRow2354" style:family="table-row">
      <style:table-row-properties style:use-optimal-row-height="false"/>
    </style:style>
    <style:style style:name="TableCell2355" style:family="table-cell">
      <style:table-cell-properties fo:border="0.0069in solid #00000A" style:writing-mode="lr-tb" fo:padding-top="0in" fo:padding-left="0.075in" fo:padding-bottom="0in" fo:padding-right="0.075in"/>
    </style:style>
    <style:style style:name="P2356" style:parent-style-name="Standard" style:family="paragraph">
      <style:text-properties style:font-name="Pericles" fo:font-size="8pt" style:font-size-asian="8pt" style:font-size-complex="8pt"/>
    </style:style>
    <style:style style:name="TableCell2357" style:family="table-cell">
      <style:table-cell-properties fo:border="0.0069in solid #00000A" style:writing-mode="lr-tb" fo:padding-top="0in" fo:padding-left="0.075in" fo:padding-bottom="0in" fo:padding-right="0.075in"/>
    </style:style>
    <style:style style:name="T2358" style:parent-style-name="DefaultParagraphFont" style:family="text">
      <style:text-properties style:font-name="Pericles" fo:font-size="8pt" style:font-size-asian="8pt" style:font-size-complex="8pt"/>
    </style:style>
    <style:style style:name="T2359" style:parent-style-name="DefaultParagraphFont" style:family="text">
      <style:text-properties style:font-name="Arial" fo:font-size="8pt" style:font-size-asian="8pt" style:font-size-complex="8pt"/>
    </style:style>
    <style:style style:name="T2360" style:parent-style-name="DefaultParagraphFont" style:family="text">
      <style:text-properties style:font-name="Pericles" fo:font-size="8pt" style:font-size-asian="8pt" style:font-size-complex="8pt"/>
    </style:style>
    <style:style style:name="TableRow2361" style:family="table-row">
      <style:table-row-properties style:use-optimal-row-height="false"/>
    </style:style>
    <style:style style:name="TableCell23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3" style:parent-style-name="Standard" style:family="paragraph">
      <style:text-properties style:font-name="Pericles" fo:font-size="8pt" style:font-size-asian="8pt" style:font-size-complex="10pt"/>
    </style:style>
    <style:style style:name="TableCell23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5" style:parent-style-name="ListParagraph" style:list-style-name="WWNum27" style:family="paragraph">
      <style:text-properties style:font-name="Pericles" fo:font-size="8pt" style:font-size-asian="8pt" style:font-size-complex="10pt"/>
    </style:style>
    <style:style style:name="P2366" style:parent-style-name="ListParagraph" style:list-style-name="WWNum27" style:family="paragraph">
      <style:text-properties style:font-name="Pericles" fo:font-size="8pt" style:font-size-asian="8pt" style:font-size-complex="10pt"/>
    </style:style>
    <style:style style:name="TableRow2367" style:family="table-row">
      <style:table-row-properties style:use-optimal-row-height="false"/>
    </style:style>
    <style:style style:name="TableCell23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9" style:parent-style-name="Standard" style:family="paragraph">
      <style:text-properties style:font-name="Pericles" fo:font-size="8pt" style:font-size-asian="8pt" style:font-size-complex="10pt"/>
    </style:style>
    <style:style style:name="TableCell23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1" style:parent-style-name="Standard" style:family="paragraph">
      <style:text-properties style:font-name="Pericles" fo:font-size="8pt" style:font-size-asian="8pt" style:font-size-complex="10pt"/>
    </style:style>
    <style:style style:name="TableRow2372" style:family="table-row">
      <style:table-row-properties style:use-optimal-row-height="false"/>
    </style:style>
    <style:style style:name="TableCell2373" style:family="table-cell">
      <style:table-cell-properties fo:border="0.0069in solid #00000A" style:writing-mode="lr-tb" fo:padding-top="0in" fo:padding-left="0.075in" fo:padding-bottom="0in" fo:padding-right="0.075in"/>
    </style:style>
    <style:style style:name="P2374" style:parent-style-name="Standard" style:family="paragraph">
      <style:text-properties style:font-name="Pericles" fo:font-size="8pt" style:font-size-asian="8pt" style:font-size-complex="10pt"/>
    </style:style>
    <style:style style:name="TableCell2375" style:family="table-cell">
      <style:table-cell-properties fo:border="0.0069in solid #00000A" style:writing-mode="lr-tb" fo:padding-top="0in" fo:padding-left="0.075in" fo:padding-bottom="0in" fo:padding-right="0.075in"/>
    </style:style>
    <style:style style:name="P2376" style:parent-style-name="Standard" style:family="paragraph">
      <style:text-properties style:font-name="Pericles" fo:font-size="8pt" style:font-size-asian="8pt" style:font-size-complex="10pt"/>
    </style:style>
    <style:style style:name="TableRow2377" style:family="table-row">
      <style:table-row-properties style:use-optimal-row-height="false"/>
    </style:style>
    <style:style style:name="TableCell23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9" style:parent-style-name="Standard" style:family="paragraph">
      <style:text-properties style:font-name="Pericles" fo:font-size="8pt" style:font-size-asian="8pt" style:font-size-complex="10pt"/>
    </style:style>
    <style:style style:name="TableCell23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1" style:parent-style-name="Standard" style:family="paragraph">
      <style:text-properties style:font-name="Pericles" fo:font-size="8pt" style:font-size-asian="8pt" style:font-size-complex="10pt"/>
    </style:style>
    <style:style style:name="TableRow2382" style:family="table-row">
      <style:table-row-properties style:use-optimal-row-height="false"/>
    </style:style>
    <style:style style:name="TableCell2383" style:family="table-cell">
      <style:table-cell-properties fo:border="0.0069in solid #00000A" style:writing-mode="lr-tb" fo:padding-top="0in" fo:padding-left="0.075in" fo:padding-bottom="0in" fo:padding-right="0.075in"/>
    </style:style>
    <style:style style:name="P2384" style:parent-style-name="Standard" style:family="paragraph">
      <style:text-properties style:font-name="Pericles" fo:font-size="8pt" style:font-size-asian="8pt" style:font-size-complex="10pt"/>
    </style:style>
    <style:style style:name="TableCell2385" style:family="table-cell">
      <style:table-cell-properties fo:border="0.0069in solid #00000A" style:writing-mode="lr-tb" fo:padding-top="0in" fo:padding-left="0.075in" fo:padding-bottom="0in" fo:padding-right="0.075in"/>
    </style:style>
    <style:style style:name="P2386" style:parent-style-name="ListParagraph" style:list-style-name="WWNum27" style:family="paragraph">
      <style:text-properties style:font-name="Pericles" fo:font-size="8pt" style:font-size-asian="8pt" style:font-size-complex="10pt"/>
    </style:style>
    <style:style style:name="P2387" style:parent-style-name="ListParagraph" style:list-style-name="WWNum27" style:family="paragraph">
      <style:text-properties style:font-name="Pericles" fo:font-size="8pt" style:font-size-asian="8pt" style:font-size-complex="10pt"/>
    </style:style>
    <style:style style:name="TableRow2388" style:family="table-row">
      <style:table-row-properties style:use-optimal-row-height="false"/>
    </style:style>
    <style:style style:name="TableCell23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0" style:parent-style-name="Standard" style:family="paragraph">
      <style:text-properties style:font-name="Pericles" fo:font-size="8pt" style:font-size-asian="8pt" style:font-size-complex="10pt"/>
    </style:style>
    <style:style style:name="TableCell23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2" style:parent-style-name="ListParagraph" style:list-style-name="WWNum27" style:family="paragraph">
      <style:text-properties style:font-name="Pericles" fo:font-size="8pt" style:font-size-asian="8pt" style:font-size-complex="10pt"/>
    </style:style>
    <style:style style:name="P2393" style:parent-style-name="ListParagraph" style:list-style-name="WWNum27" style:family="paragraph">
      <style:text-properties style:font-name="Pericles" fo:font-size="8pt" style:font-size-asian="8pt" style:font-size-complex="10pt"/>
    </style:style>
    <style:style style:name="TableRow2394" style:family="table-row">
      <style:table-row-properties style:use-optimal-row-height="false"/>
    </style:style>
    <style:style style:name="TableCell2395" style:family="table-cell">
      <style:table-cell-properties fo:border="0.0069in solid #00000A" style:writing-mode="lr-tb" fo:padding-top="0in" fo:padding-left="0.075in" fo:padding-bottom="0in" fo:padding-right="0.075in"/>
    </style:style>
    <style:style style:name="P2396" style:parent-style-name="Standard" style:family="paragraph">
      <style:text-properties style:font-name="Pericles" fo:font-size="8pt" style:font-size-asian="8pt" style:font-size-complex="10pt"/>
    </style:style>
    <style:style style:name="TableCell2397" style:family="table-cell">
      <style:table-cell-properties fo:border="0.0069in solid #00000A" style:writing-mode="lr-tb" fo:padding-top="0in" fo:padding-left="0.075in" fo:padding-bottom="0in" fo:padding-right="0.075in"/>
    </style:style>
    <style:style style:name="P2398" style:parent-style-name="Standard" style:family="paragraph">
      <style:text-properties style:font-name="Pericles" fo:font-size="8pt" style:font-size-asian="8pt" style:font-size-complex="10pt"/>
    </style:style>
    <style:style style:name="TableRow2399" style:family="table-row">
      <style:table-row-properties style:use-optimal-row-height="false"/>
    </style:style>
    <style:style style:name="TableCell2400" style:family="table-cell">
      <style:table-cell-properties fo:border="0.0069in solid #00000A" style:writing-mode="lr-tb" fo:padding-top="0in" fo:padding-left="0.075in" fo:padding-bottom="0in" fo:padding-right="0.075in"/>
    </style:style>
    <style:style style:name="T2401" style:parent-style-name="DefaultParagraphFont" style:family="text">
      <style:text-properties style:font-name="Pericles" fo:font-size="8pt" style:font-size-asian="8pt" style:font-size-complex="10pt"/>
    </style:style>
    <style:style style:name="T2402" style:parent-style-name="DefaultParagraphFont" style:family="text">
      <style:text-properties style:font-name="Arial" fo:font-size="8pt" style:font-size-asian="8pt" style:font-size-complex="10pt"/>
    </style:style>
    <style:style style:name="T2403" style:parent-style-name="DefaultParagraphFont" style:family="text">
      <style:text-properties style:font-name="Pericles" fo:font-size="8pt" style:font-size-asian="8pt" style:font-size-complex="10pt"/>
    </style:style>
    <style:style style:name="TableCell2404" style:family="table-cell">
      <style:table-cell-properties fo:border="0.0069in solid #00000A" style:writing-mode="lr-tb" fo:padding-top="0in" fo:padding-left="0.075in" fo:padding-bottom="0in" fo:padding-right="0.075in"/>
    </style:style>
    <style:style style:name="P2405" style:parent-style-name="Standard" style:family="paragraph">
      <style:text-properties style:font-name="Pericles" fo:font-size="8pt" style:font-size-asian="8pt" style:font-size-complex="10pt"/>
    </style:style>
    <style:style style:name="TableRow2406" style:family="table-row">
      <style:table-row-properties style:use-optimal-row-height="false"/>
    </style:style>
    <style:style style:name="TableCell2407" style:family="table-cell">
      <style:table-cell-properties fo:border="0.0069in solid #00000A" style:writing-mode="lr-tb" fo:padding-top="0in" fo:padding-left="0.075in" fo:padding-bottom="0in" fo:padding-right="0.075in"/>
    </style:style>
    <style:style style:name="P2408" style:parent-style-name="Standard" style:family="paragraph">
      <style:text-properties style:font-name="Pericles" fo:font-size="8pt" style:font-size-asian="8pt"/>
    </style:style>
    <style:style style:name="TableCell2409" style:family="table-cell">
      <style:table-cell-properties fo:border="0.0069in solid #00000A" style:writing-mode="lr-tb" fo:padding-top="0in" fo:padding-left="0.075in" fo:padding-bottom="0in" fo:padding-right="0.075in"/>
    </style:style>
    <style:style style:name="P2410" style:parent-style-name="ListParagraph" style:list-style-name="WWNum34" style:family="paragraph">
      <style:text-properties style:font-name="Pericles" fo:font-size="8pt" style:font-size-asian="8pt"/>
    </style:style>
    <style:style style:name="P2411" style:parent-style-name="ListParagraph" style:list-style-name="WWNum34" style:family="paragraph">
      <style:text-properties style:font-name="Pericles" fo:font-size="8pt" style:font-size-asian="8pt"/>
    </style:style>
    <style:style style:name="TableRow2412" style:family="table-row">
      <style:table-row-properties style:use-optimal-row-height="false"/>
    </style:style>
    <style:style style:name="TableCell2413" style:family="table-cell">
      <style:table-cell-properties fo:border="0.0069in solid #00000A" style:writing-mode="lr-tb" fo:padding-top="0in" fo:padding-left="0.075in" fo:padding-bottom="0in" fo:padding-right="0.075in"/>
    </style:style>
    <style:style style:name="P2414" style:parent-style-name="Standard" style:family="paragraph">
      <style:text-properties style:font-name="Pericles" fo:font-size="8pt" style:font-size-asian="8pt"/>
    </style:style>
    <style:style style:name="TableCell2415" style:family="table-cell">
      <style:table-cell-properties fo:border="0.0069in solid #00000A" style:writing-mode="lr-tb" fo:padding-top="0in" fo:padding-left="0.075in" fo:padding-bottom="0in" fo:padding-right="0.075in"/>
    </style:style>
    <style:style style:name="P2416" style:parent-style-name="Standard" style:family="paragraph">
      <style:text-properties style:font-name="Pericles" fo:font-size="8pt" style:font-size-asian="8pt"/>
    </style:style>
    <style:style style:name="TableRow2417" style:family="table-row">
      <style:table-row-properties style:use-optimal-row-height="false"/>
    </style:style>
    <style:style style:name="TableCell24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19" style:parent-style-name="Standard" style:family="paragraph">
      <style:text-properties style:font-name="Pericles" fo:font-size="8pt" style:font-size-asian="8pt"/>
    </style:style>
    <style:style style:name="TableCell24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1" style:parent-style-name="Standard" style:family="paragraph">
      <style:text-properties style:font-name="Pericles" fo:font-size="8pt" style:font-size-asian="8pt"/>
    </style:style>
    <style:style style:name="TableRow2422" style:family="table-row">
      <style:table-row-properties style:use-optimal-row-height="false"/>
    </style:style>
    <style:style style:name="TableCell2423" style:family="table-cell">
      <style:table-cell-properties fo:border="0.0069in solid #00000A" style:writing-mode="lr-tb" fo:padding-top="0in" fo:padding-left="0.075in" fo:padding-bottom="0in" fo:padding-right="0.075in"/>
    </style:style>
    <style:style style:name="P2424" style:parent-style-name="Standard" style:family="paragraph">
      <style:text-properties style:font-name="Pericles" fo:font-size="8pt" style:font-size-asian="8pt" style:font-size-complex="10pt"/>
    </style:style>
    <style:style style:name="TableCell2425" style:family="table-cell">
      <style:table-cell-properties fo:border="0.0069in solid #00000A" style:writing-mode="lr-tb" fo:padding-top="0in" fo:padding-left="0.075in" fo:padding-bottom="0in" fo:padding-right="0.075in"/>
    </style:style>
    <style:style style:name="P2426" style:parent-style-name="ListParagraph" style:list-style-name="WWNum30" style:family="paragraph">
      <style:text-properties style:font-name="Pericles" fo:font-size="8pt" style:font-size-asian="8pt" style:font-size-complex="10pt"/>
    </style:style>
    <style:style style:name="P2427" style:parent-style-name="ListParagraph" style:list-style-name="WWNum30" style:family="paragraph">
      <style:text-properties style:font-name="Pericles" fo:font-size="8pt" style:font-size-asian="8pt" style:font-size-complex="10pt"/>
    </style:style>
    <style:style style:name="TableRow2428" style:family="table-row">
      <style:table-row-properties style:use-optimal-row-height="false"/>
    </style:style>
    <style:style style:name="TableCell24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30" style:parent-style-name="Standard" style:family="paragraph">
      <style:text-properties style:font-name="Pericles" fo:font-size="8pt" style:font-size-asian="8pt" style:font-size-complex="10pt"/>
    </style:style>
    <style:style style:name="TableCell24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32" style:parent-style-name="ListParagraph" style:family="paragraph">
      <style:paragraph-properties fo:margin-left="0in">
        <style:tab-stops/>
      </style:paragraph-properties>
      <style:text-properties style:font-name="Pericles" fo:font-size="8pt" style:font-size-asian="8pt" style:font-size-complex="10pt"/>
    </style:style>
    <style:style style:name="TableRow2433" style:family="table-row">
      <style:table-row-properties style:use-optimal-row-height="false"/>
    </style:style>
    <style:style style:name="TableCell2434" style:family="table-cell">
      <style:table-cell-properties fo:border="0.0069in solid #00000A" style:writing-mode="lr-tb" fo:padding-top="0in" fo:padding-left="0.075in" fo:padding-bottom="0in" fo:padding-right="0.075in"/>
    </style:style>
    <style:style style:name="P2435" style:parent-style-name="Standard" style:family="paragraph">
      <style:text-properties style:font-name="Pericles" fo:font-size="8pt" style:font-size-asian="8pt" style:font-size-complex="10pt"/>
    </style:style>
    <style:style style:name="TableCell2436" style:family="table-cell">
      <style:table-cell-properties fo:border="0.0069in solid #00000A" style:writing-mode="lr-tb" fo:padding-top="0in" fo:padding-left="0.075in" fo:padding-bottom="0in" fo:padding-right="0.075in"/>
    </style:style>
    <style:style style:name="P2437" style:parent-style-name="ListParagraph" style:list-style-name="WWNum35" style:family="paragraph">
      <style:text-properties style:font-name="Pericles" fo:font-size="8pt" style:font-size-asian="8pt" style:font-size-complex="10pt"/>
    </style:style>
    <style:style style:name="P2438" style:parent-style-name="ListParagraph" style:list-style-name="WWNum35" style:family="paragraph">
      <style:text-properties style:font-name="Pericles" fo:font-size="8pt" style:font-size-asian="8pt" style:font-size-complex="10pt"/>
    </style:style>
    <style:style style:name="TableRow2439" style:family="table-row">
      <style:table-row-properties style:use-optimal-row-height="false"/>
    </style:style>
    <style:style style:name="TableCell2440" style:family="table-cell">
      <style:table-cell-properties fo:border="0.0069in solid #00000A" style:writing-mode="lr-tb" fo:padding-top="0in" fo:padding-left="0.075in" fo:padding-bottom="0in" fo:padding-right="0.075in"/>
    </style:style>
    <style:style style:name="P2441" style:parent-style-name="Standard" style:family="paragraph">
      <style:text-properties style:font-name="Pericles" fo:font-size="8pt" style:font-size-asian="8pt" style:font-size-complex="10pt"/>
    </style:style>
    <style:style style:name="TableCell2442" style:family="table-cell">
      <style:table-cell-properties fo:border="0.0069in solid #00000A" style:writing-mode="lr-tb" fo:padding-top="0in" fo:padding-left="0.075in" fo:padding-bottom="0in" fo:padding-right="0.075in"/>
    </style:style>
    <style:style style:name="P2443" style:parent-style-name="Standard" style:family="paragraph">
      <style:text-properties style:font-name="Pericles" fo:font-size="8pt" style:font-size-asian="8pt" style:font-size-complex="10pt"/>
    </style:style>
    <style:style style:name="TableRow2444" style:family="table-row">
      <style:table-row-properties style:use-optimal-row-height="false"/>
    </style:style>
    <style:style style:name="TableCell24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6" style:parent-style-name="Standard" style:family="paragraph">
      <style:text-properties style:font-name="Pericles" fo:font-size="8pt" style:font-size-asian="8pt" style:font-size-complex="10pt"/>
    </style:style>
    <style:style style:name="TableCell24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8" style:parent-style-name="Standard" style:family="paragraph">
      <style:text-properties style:font-name="Pericles" fo:font-size="8pt" style:font-size-asian="8pt" style:font-size-complex="10pt"/>
    </style:style>
    <style:style style:name="TableRow2449" style:family="table-row">
      <style:table-row-properties style:use-optimal-row-height="false"/>
    </style:style>
    <style:style style:name="TableCell24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1" style:parent-style-name="Standard" style:family="paragraph">
      <style:text-properties style:font-name="Pericles" fo:font-size="8pt" style:font-size-asian="8pt" style:font-size-complex="10pt"/>
    </style:style>
    <style:style style:name="TableCell24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3" style:parent-style-name="Standard" style:family="paragraph">
      <style:text-properties style:font-name="Pericles" fo:font-size="8pt" style:font-size-asian="8pt" style:font-size-complex="10pt"/>
    </style:style>
    <style:style style:name="TableRow2454" style:family="table-row">
      <style:table-row-properties style:use-optimal-row-height="false"/>
    </style:style>
    <style:style style:name="TableCell24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6" style:parent-style-name="Standard" style:family="paragraph">
      <style:text-properties style:font-name="Pericles" fo:font-size="8pt" style:font-size-asian="8pt" style:font-size-complex="10pt"/>
    </style:style>
    <style:style style:name="TableCell24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8" style:parent-style-name="Standard" style:family="paragraph">
      <style:text-properties style:font-name="Pericles" fo:font-size="8pt" style:font-size-asian="8pt" style:font-size-complex="10pt"/>
    </style:style>
    <style:style style:name="TableRow2459" style:family="table-row">
      <style:table-row-properties style:use-optimal-row-height="false"/>
    </style:style>
    <style:style style:name="TableCell2460" style:family="table-cell">
      <style:table-cell-properties fo:border="0.0069in solid #00000A" style:writing-mode="lr-tb" fo:padding-top="0in" fo:padding-left="0.075in" fo:padding-bottom="0in" fo:padding-right="0.075in"/>
    </style:style>
    <style:style style:name="P2461" style:parent-style-name="Standard" style:family="paragraph">
      <style:text-properties style:font-name="Pericles" fo:font-size="8pt" style:font-size-asian="8pt" style:font-size-complex="8pt"/>
    </style:style>
    <style:style style:name="TableCell2462" style:family="table-cell">
      <style:table-cell-properties fo:border="0.0069in solid #00000A" style:writing-mode="lr-tb" fo:padding-top="0in" fo:padding-left="0.075in" fo:padding-bottom="0in" fo:padding-right="0.075in"/>
    </style:style>
    <style:style style:name="P2463" style:parent-style-name="Standard" style:family="paragraph">
      <style:text-properties style:font-name="Pericles" fo:font-size="8pt" style:font-size-asian="8pt" style:font-size-complex="8pt"/>
    </style:style>
    <style:style style:name="TableRow2464" style:family="table-row">
      <style:table-row-properties style:use-optimal-row-height="false"/>
    </style:style>
    <style:style style:name="TableCell24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6" style:parent-style-name="Standard" style:family="paragraph">
      <style:text-properties style:font-name="Pericles" fo:font-size="8pt" style:font-size-asian="8pt" style:font-size-complex="8pt"/>
    </style:style>
    <style:style style:name="TableCell24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8" style:parent-style-name="Standard" style:family="paragraph">
      <style:text-properties style:font-name="Pericles" fo:font-size="8pt" style:font-size-asian="8pt" style:font-size-complex="8pt"/>
    </style:style>
    <style:style style:name="TableRow2469" style:family="table-row">
      <style:table-row-properties style:use-optimal-row-height="false"/>
    </style:style>
    <style:style style:name="TableCell24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1" style:parent-style-name="Standard" style:family="paragraph">
      <style:text-properties style:font-name="Pericles" fo:font-size="8pt" style:font-size-asian="8pt" style:font-size-complex="8pt"/>
    </style:style>
    <style:style style:name="TableCell24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3" style:parent-style-name="Standard" style:family="paragraph">
      <style:text-properties style:font-name="Pericles" fo:font-size="8pt" style:font-size-asian="8pt" style:font-size-complex="8pt"/>
    </style:style>
    <style:style style:name="TableRow2474" style:family="table-row">
      <style:table-row-properties style:use-optimal-row-height="false"/>
    </style:style>
    <style:style style:name="TableCell2475" style:family="table-cell">
      <style:table-cell-properties fo:border="0.0069in solid #00000A" style:writing-mode="lr-tb" fo:padding-top="0in" fo:padding-left="0.075in" fo:padding-bottom="0in" fo:padding-right="0.075in"/>
    </style:style>
    <style:style style:name="P2476" style:parent-style-name="Standard" style:family="paragraph">
      <style:text-properties style:font-name="Pericles" fo:font-size="8pt" style:font-size-asian="8pt" style:font-size-complex="8pt"/>
    </style:style>
    <style:style style:name="TableCell2477" style:family="table-cell">
      <style:table-cell-properties fo:border="0.0069in solid #00000A" style:writing-mode="lr-tb" fo:padding-top="0in" fo:padding-left="0.075in" fo:padding-bottom="0in" fo:padding-right="0.075in"/>
    </style:style>
    <style:style style:name="P2478" style:parent-style-name="Standard" style:family="paragraph">
      <style:text-properties style:font-name="Pericles" fo:font-size="8pt" style:font-size-asian="8pt" style:font-size-complex="8pt"/>
    </style:style>
    <style:style style:name="TableRow2479" style:family="table-row">
      <style:table-row-properties style:use-optimal-row-height="false"/>
    </style:style>
    <style:style style:name="TableCell24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1" style:parent-style-name="Standard" style:family="paragraph">
      <style:text-properties style:font-name="Pericles" fo:font-size="8pt" style:font-size-asian="8pt" style:font-size-complex="8pt"/>
    </style:style>
    <style:style style:name="TableCell24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3" style:parent-style-name="Standard" style:family="paragraph">
      <style:text-properties style:font-name="Pericles" fo:font-size="8pt" style:font-size-asian="8pt" style:font-size-complex="8pt"/>
    </style:style>
    <style:style style:name="TableRow2484" style:family="table-row">
      <style:table-row-properties style:use-optimal-row-height="false"/>
    </style:style>
    <style:style style:name="TableCell24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6" style:parent-style-name="Standard" style:family="paragraph">
      <style:text-properties style:font-name="Pericles" fo:font-size="8pt" style:font-size-asian="8pt" style:font-size-complex="8pt"/>
    </style:style>
    <style:style style:name="TableCell24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8" style:parent-style-name="Standard" style:family="paragraph">
      <style:text-properties style:font-name="Pericles" fo:font-size="8pt" style:font-size-asian="8pt" style:font-size-complex="8pt"/>
    </style:style>
    <style:style style:name="TableRow2489" style:family="table-row">
      <style:table-row-properties style:use-optimal-row-height="false"/>
    </style:style>
    <style:style style:name="TableCell2490" style:family="table-cell">
      <style:table-cell-properties fo:border="0.0069in solid #00000A" style:writing-mode="lr-tb" fo:padding-top="0in" fo:padding-left="0.075in" fo:padding-bottom="0in" fo:padding-right="0.075in"/>
    </style:style>
    <style:style style:name="P2491" style:parent-style-name="Standard" style:family="paragraph">
      <style:text-properties style:font-name="Pericles" fo:font-size="8pt" style:font-size-asian="8pt" style:font-size-complex="8pt"/>
    </style:style>
    <style:style style:name="TableCell2492" style:family="table-cell">
      <style:table-cell-properties fo:border="0.0069in solid #00000A" style:writing-mode="lr-tb" fo:padding-top="0in" fo:padding-left="0.075in" fo:padding-bottom="0in" fo:padding-right="0.075in"/>
    </style:style>
    <style:style style:name="P2493" style:parent-style-name="Standard" style:family="paragraph">
      <style:text-properties style:font-name="Pericles" fo:font-size="8pt" style:font-size-asian="8pt" style:font-size-complex="8pt"/>
    </style:style>
    <style:style style:name="TableRow2494" style:family="table-row">
      <style:table-row-properties style:use-optimal-row-height="false"/>
    </style:style>
    <style:style style:name="TableCell2495" style:family="table-cell">
      <style:table-cell-properties fo:border="0.0069in solid #00000A" style:writing-mode="lr-tb" fo:padding-top="0in" fo:padding-left="0.075in" fo:padding-bottom="0in" fo:padding-right="0.075in"/>
    </style:style>
    <style:style style:name="P2496" style:parent-style-name="Standard" style:family="paragraph">
      <style:text-properties style:font-name="Pericles" fo:font-size="8pt" style:font-size-asian="8pt" style:font-size-complex="8pt"/>
    </style:style>
    <style:style style:name="TableCell2497" style:family="table-cell">
      <style:table-cell-properties fo:border="0.0069in solid #00000A" style:writing-mode="lr-tb" fo:padding-top="0in" fo:padding-left="0.075in" fo:padding-bottom="0in" fo:padding-right="0.075in"/>
    </style:style>
    <style:style style:name="P2498" style:parent-style-name="Standard" style:family="paragraph">
      <style:text-properties style:font-name="Pericles" fo:font-size="8pt" style:font-size-asian="8pt" style:font-size-complex="8pt"/>
    </style:style>
    <style:style style:name="TableRow2499" style:family="table-row">
      <style:table-row-properties style:use-optimal-row-height="false"/>
    </style:style>
    <style:style style:name="TableCell25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1" style:parent-style-name="Standard" style:family="paragraph">
      <style:text-properties style:font-name="Pericles" fo:font-size="8pt" style:font-size-asian="8pt" style:font-size-complex="8pt"/>
    </style:style>
    <style:style style:name="TableCell25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3" style:parent-style-name="Standard" style:family="paragraph">
      <style:text-properties style:font-name="Pericles" fo:font-size="8pt" style:font-size-asian="8pt" style:font-size-complex="8pt"/>
    </style:style>
    <style:style style:name="TableRow2504" style:family="table-row">
      <style:table-row-properties style:use-optimal-row-height="false"/>
    </style:style>
    <style:style style:name="TableCell25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6" style:parent-style-name="Standard" style:family="paragraph">
      <style:text-properties style:font-name="Pericles" fo:font-size="8pt" style:font-size-asian="8pt" style:font-size-complex="8pt"/>
    </style:style>
    <style:style style:name="TableCell25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8" style:parent-style-name="Standard" style:family="paragraph">
      <style:text-properties style:font-name="Pericles" fo:font-size="8pt" style:font-size-asian="8pt" style:font-size-complex="8pt"/>
    </style:style>
    <style:style style:name="P2509" style:parent-style-name="Standard" style:family="paragraph">
      <style:text-properties style:font-name="Pericles" fo:font-size="8pt" style:font-size-asian="8pt" style:font-size-complex="8pt"/>
    </style:style>
    <style:style style:name="P2510" style:parent-style-name="Standard" style:family="paragraph">
      <style:text-properties style:font-name="Pericles" fo:font-size="8pt" style:font-size-asian="8pt" style:font-size-complex="8pt"/>
    </style:style>
    <style:style style:name="P2511" style:parent-style-name="Standard" style:family="paragraph">
      <style:text-properties style:font-name="Pericles" fo:font-size="8pt" style:font-size-asian="8pt" style:font-size-complex="8pt"/>
    </style:style>
    <style:style style:name="P2512" style:parent-style-name="Standard" style:family="paragraph">
      <style:text-properties style:font-name="Pericles" fo:font-size="8pt" style:font-size-asian="8pt" style:font-size-complex="8pt"/>
    </style:style>
    <style:style style:name="TableRow2513" style:family="table-row">
      <style:table-row-properties style:use-optimal-row-height="false"/>
    </style:style>
    <style:style style:name="TableCell25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5" style:parent-style-name="Standard" style:family="paragraph">
      <style:text-properties style:font-name="Pericles" fo:font-size="8pt" style:font-size-asian="8pt" style:font-size-complex="8pt"/>
    </style:style>
    <style:style style:name="TableCell25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7" style:parent-style-name="Standard" style:family="paragraph">
      <style:text-properties style:font-name="Pericles" fo:font-size="8pt" style:font-size-asian="8pt" style:font-size-complex="8pt"/>
    </style:style>
    <style:style style:name="TableRow2518" style:family="table-row">
      <style:table-row-properties style:use-optimal-row-height="false"/>
    </style:style>
    <style:style style:name="TableCell2519" style:family="table-cell">
      <style:table-cell-properties fo:border="0.0069in solid #00000A" style:writing-mode="lr-tb" fo:padding-top="0in" fo:padding-left="0.075in" fo:padding-bottom="0in" fo:padding-right="0.075in"/>
    </style:style>
    <style:style style:name="P2520" style:parent-style-name="Standard" style:family="paragraph">
      <style:text-properties style:font-name="Pericles" fo:font-size="8pt" style:font-size-asian="8pt" style:font-size-complex="8pt"/>
    </style:style>
    <style:style style:name="TableCell2521" style:family="table-cell">
      <style:table-cell-properties fo:border="0.0069in solid #00000A" style:writing-mode="lr-tb" fo:padding-top="0in" fo:padding-left="0.075in" fo:padding-bottom="0in" fo:padding-right="0.075in"/>
    </style:style>
    <style:style style:name="P2522" style:parent-style-name="ListParagraph" style:list-style-name="WWNum10" style:family="paragraph">
      <style:text-properties style:font-name="Pericles" fo:font-size="8pt" style:font-size-asian="8pt" style:font-size-complex="8pt"/>
    </style:style>
    <style:style style:name="P2523" style:parent-style-name="ListParagraph" style:list-style-name="WWNum10" style:family="paragraph">
      <style:text-properties style:font-name="Pericles" fo:font-size="8pt" style:font-size-asian="8pt" style:font-size-complex="8pt"/>
    </style:style>
    <style:style style:name="TableRow2524" style:family="table-row">
      <style:table-row-properties style:use-optimal-row-height="false"/>
    </style:style>
    <style:style style:name="TableCell2525" style:family="table-cell">
      <style:table-cell-properties fo:border="0.0069in solid #00000A" style:writing-mode="lr-tb" fo:padding-top="0in" fo:padding-left="0.075in" fo:padding-bottom="0in" fo:padding-right="0.075in"/>
    </style:style>
    <style:style style:name="P2526" style:parent-style-name="Standard" style:family="paragraph">
      <style:text-properties style:font-name="Pericles" fo:font-size="8pt" style:font-size-asian="8pt" style:font-size-complex="8pt"/>
    </style:style>
    <style:style style:name="TableCell2527" style:family="table-cell">
      <style:table-cell-properties fo:border="0.0069in solid #00000A" style:writing-mode="lr-tb" fo:padding-top="0in" fo:padding-left="0.075in" fo:padding-bottom="0in" fo:padding-right="0.075in"/>
    </style:style>
    <style:style style:name="P2528" style:parent-style-name="Standard" style:family="paragraph">
      <style:text-properties style:font-name="Pericles" fo:font-size="8pt" style:font-size-asian="8pt" style:font-size-complex="8pt"/>
    </style:style>
    <style:style style:name="TableRow2529" style:family="table-row">
      <style:table-row-properties style:use-optimal-row-height="false"/>
    </style:style>
    <style:style style:name="TableCell2530" style:family="table-cell">
      <style:table-cell-properties fo:border="0.0069in solid #00000A" style:writing-mode="lr-tb" fo:padding-top="0in" fo:padding-left="0.075in" fo:padding-bottom="0in" fo:padding-right="0.075in"/>
    </style:style>
    <style:style style:name="P2531" style:parent-style-name="Standard" style:family="paragraph">
      <style:text-properties style:font-name="Pericles" fo:font-size="8pt" style:font-size-asian="8pt" style:font-size-complex="8pt"/>
    </style:style>
    <style:style style:name="TableCell2532" style:family="table-cell">
      <style:table-cell-properties fo:border="0.0069in solid #00000A" style:writing-mode="lr-tb" fo:padding-top="0in" fo:padding-left="0.075in" fo:padding-bottom="0in" fo:padding-right="0.075in"/>
    </style:style>
    <style:style style:name="P2533" style:parent-style-name="ListParagraph" style:list-style-name="WWNum9" style:family="paragraph">
      <style:text-properties style:font-name="Pericles" fo:font-size="8pt" style:font-size-asian="8pt" style:font-size-complex="8pt"/>
    </style:style>
    <style:style style:name="P2534" style:parent-style-name="ListParagraph" style:list-style-name="WWNum9" style:family="paragraph">
      <style:text-properties style:font-name="Pericles" fo:font-size="8pt" style:font-size-asian="8pt" style:font-size-complex="8pt"/>
    </style:style>
    <style:style style:name="P2535" style:parent-style-name="ListParagraph" style:list-style-name="WWNum9" style:family="paragraph">
      <style:text-properties style:font-name="Pericles" fo:font-size="8pt" style:font-size-asian="8pt" style:font-size-complex="8pt"/>
    </style:style>
    <style:style style:name="TableRow2536" style:family="table-row">
      <style:table-row-properties style:use-optimal-row-height="false"/>
    </style:style>
    <style:style style:name="TableCell2537" style:family="table-cell">
      <style:table-cell-properties fo:border="0.0069in solid #00000A" style:writing-mode="lr-tb" fo:padding-top="0in" fo:padding-left="0.075in" fo:padding-bottom="0in" fo:padding-right="0.075in"/>
    </style:style>
    <style:style style:name="P2538" style:parent-style-name="Standard" style:family="paragraph">
      <style:text-properties style:font-name="Pericles" fo:font-size="8pt" style:font-size-asian="8pt" style:font-size-complex="8pt"/>
    </style:style>
    <style:style style:name="TableCell2539" style:family="table-cell">
      <style:table-cell-properties fo:border="0.0069in solid #00000A" style:writing-mode="lr-tb" fo:padding-top="0in" fo:padding-left="0.075in" fo:padding-bottom="0in" fo:padding-right="0.075in"/>
    </style:style>
    <style:style style:name="P2540" style:parent-style-name="ListParagraph" style:list-style-name="WWNum9" style:family="paragraph">
      <style:text-properties style:font-name="Pericles" fo:font-size="8pt" style:font-size-asian="8pt" style:font-size-complex="8pt"/>
    </style:style>
    <style:style style:name="P2541" style:parent-style-name="ListParagraph" style:list-style-name="WWNum9" style:family="paragraph">
      <style:text-properties style:font-name="Pericles" fo:font-size="8pt" style:font-size-asian="8pt" style:font-size-complex="8pt"/>
    </style:style>
    <style:style style:name="TableRow2542" style:family="table-row">
      <style:table-row-properties style:use-optimal-row-height="false"/>
    </style:style>
    <style:style style:name="TableCell2543" style:family="table-cell">
      <style:table-cell-properties fo:border="0.0069in solid #00000A" style:writing-mode="lr-tb" fo:padding-top="0in" fo:padding-left="0.075in" fo:padding-bottom="0in" fo:padding-right="0.075in"/>
    </style:style>
    <style:style style:name="P2544" style:parent-style-name="Standard" style:family="paragraph">
      <style:text-properties style:font-name="Pericles" fo:font-size="8pt" style:font-size-asian="8pt" style:font-size-complex="10pt"/>
    </style:style>
    <style:style style:name="TableCell2545" style:family="table-cell">
      <style:table-cell-properties fo:border="0.0069in solid #00000A" style:writing-mode="lr-tb" fo:padding-top="0in" fo:padding-left="0.075in" fo:padding-bottom="0in" fo:padding-right="0.075in"/>
    </style:style>
    <style:style style:name="P2546" style:parent-style-name="ListParagraph" style:list-style-name="WWNum9" style:family="paragraph">
      <style:text-properties style:font-name="Pericles" fo:font-size="8pt" style:font-size-asian="8pt" style:font-size-complex="10pt"/>
    </style:style>
    <style:style style:name="P2547" style:parent-style-name="ListParagraph" style:list-style-name="WWNum9" style:family="paragraph">
      <style:text-properties style:font-name="Pericles" fo:font-size="8pt" style:font-size-asian="8pt" style:font-size-complex="10pt"/>
    </style:style>
    <style:style style:name="P2548" style:parent-style-name="ListParagraph" style:list-style-name="WWNum9" style:family="paragraph">
      <style:text-properties style:font-name="Pericles" fo:font-size="8pt" style:font-size-asian="8pt" style:font-size-complex="10pt"/>
    </style:style>
    <style:style style:name="TableRow2549" style:family="table-row">
      <style:table-row-properties style:use-optimal-row-height="false"/>
    </style:style>
    <style:style style:name="TableCell25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51" style:parent-style-name="Standard" style:family="paragraph">
      <style:text-properties style:font-name="Pericles" fo:font-size="8pt" style:font-size-asian="8pt" style:font-size-complex="10pt"/>
    </style:style>
    <style:style style:name="TableCell25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553" style:parent-style-name="DefaultParagraphFont" style:family="text">
      <style:text-properties style:font-name="Pericles" fo:font-size="8pt" style:font-size-asian="8pt" style:font-size-complex="10pt"/>
    </style:style>
    <style:style style:name="T2554" style:parent-style-name="DefaultParagraphFont" style:family="text">
      <style:text-properties style:font-name="Pericles" fo:font-style="italic" style:font-style-asian="italic" style:font-style-complex="italic" fo:font-size="8pt" style:font-size-asian="8pt" style:font-size-complex="10pt"/>
    </style:style>
    <style:style style:name="T2555" style:parent-style-name="DefaultParagraphFont" style:family="text">
      <style:text-properties style:font-name="Pericles" fo:font-size="8pt" style:font-size-asian="8pt" style:font-size-complex="10pt"/>
    </style:style>
    <style:style style:name="TableRow2556" style:family="table-row">
      <style:table-row-properties style:use-optimal-row-height="false"/>
    </style:style>
    <style:style style:name="TableCell2557" style:family="table-cell">
      <style:table-cell-properties fo:border="0.0069in solid #00000A" style:writing-mode="lr-tb" fo:padding-top="0in" fo:padding-left="0.075in" fo:padding-bottom="0in" fo:padding-right="0.075in"/>
    </style:style>
    <style:style style:name="P2558" style:parent-style-name="Standard" style:family="paragraph">
      <style:text-properties style:font-name="Pericles" fo:font-size="8pt" style:font-size-asian="8pt" style:font-size-complex="10pt"/>
    </style:style>
    <style:style style:name="TableCell2559" style:family="table-cell">
      <style:table-cell-properties fo:border="0.0069in solid #00000A" style:writing-mode="lr-tb" fo:padding-top="0in" fo:padding-left="0.075in" fo:padding-bottom="0in" fo:padding-right="0.075in"/>
    </style:style>
    <style:style style:name="P2560" style:parent-style-name="ListParagraph" style:list-style-name="WWNum9" style:family="paragraph">
      <style:text-properties style:font-name="Pericles" fo:font-size="8pt" style:font-size-asian="8pt" style:font-size-complex="10pt"/>
    </style:style>
    <style:style style:name="P2561" style:parent-style-name="ListParagraph" style:list-style-name="WWNum9" style:family="paragraph">
      <style:text-properties style:font-name="Pericles" fo:font-size="8pt" style:font-size-asian="8pt" style:font-size-complex="10pt"/>
    </style:style>
    <style:style style:name="TableRow2562" style:family="table-row">
      <style:table-row-properties style:use-optimal-row-height="false"/>
    </style:style>
    <style:style style:name="TableCell25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4" style:parent-style-name="Standard" style:family="paragraph">
      <style:text-properties style:font-name="Pericles" fo:font-size="8pt" style:font-size-asian="8pt" style:font-size-complex="10pt"/>
    </style:style>
    <style:style style:name="TableCell25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6" style:parent-style-name="Standard" style:family="paragraph">
      <style:text-properties style:font-name="Pericles" fo:font-size="8pt" style:font-size-asian="8pt" style:font-size-complex="10pt"/>
    </style:style>
    <style:style style:name="TableRow2567" style:family="table-row">
      <style:table-row-properties style:use-optimal-row-height="false"/>
    </style:style>
    <style:style style:name="TableCell25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9" style:parent-style-name="Standard" style:family="paragraph">
      <style:text-properties style:font-name="Pericles" fo:font-size="8pt" style:font-size-asian="8pt" style:font-size-complex="10pt"/>
    </style:style>
    <style:style style:name="TableCell25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1" style:parent-style-name="Standard" style:family="paragraph">
      <style:text-properties style:font-name="Pericles" fo:font-size="8pt" style:font-size-asian="8pt" style:font-size-complex="10pt"/>
    </style:style>
    <style:style style:name="TableRow2572" style:family="table-row">
      <style:table-row-properties style:use-optimal-row-height="false"/>
    </style:style>
    <style:style style:name="TableCell2573" style:family="table-cell">
      <style:table-cell-properties fo:border="0.0069in solid #00000A" style:writing-mode="lr-tb" fo:padding-top="0in" fo:padding-left="0.075in" fo:padding-bottom="0in" fo:padding-right="0.075in"/>
    </style:style>
    <style:style style:name="P2574" style:parent-style-name="Standard" style:family="paragraph">
      <style:text-properties style:font-name="Pericles" fo:font-size="8pt" style:font-size-asian="8pt" style:font-size-complex="10pt"/>
    </style:style>
    <style:style style:name="TableCell2575" style:family="table-cell">
      <style:table-cell-properties fo:border="0.0069in solid #00000A" style:writing-mode="lr-tb" fo:padding-top="0in" fo:padding-left="0.075in" fo:padding-bottom="0in" fo:padding-right="0.075in"/>
    </style:style>
    <style:style style:name="P2576" style:parent-style-name="ListParagraph" style:list-style-name="WWNum9" style:family="paragraph">
      <style:text-properties style:font-name="Pericles" fo:font-size="8pt" style:font-size-asian="8pt" style:font-size-complex="10pt"/>
    </style:style>
    <style:style style:name="P2577" style:parent-style-name="ListParagraph" style:list-style-name="WWNum9" style:family="paragraph">
      <style:text-properties style:font-name="Pericles" fo:font-size="8pt" style:font-size-asian="8pt" style:font-size-complex="10pt"/>
    </style:style>
    <style:style style:name="TableRow2578" style:family="table-row">
      <style:table-row-properties style:use-optimal-row-height="false"/>
    </style:style>
    <style:style style:name="TableCell2579" style:family="table-cell">
      <style:table-cell-properties fo:border="0.0069in solid #00000A" style:writing-mode="lr-tb" fo:padding-top="0in" fo:padding-left="0.075in" fo:padding-bottom="0in" fo:padding-right="0.075in"/>
    </style:style>
    <style:style style:name="P2580" style:parent-style-name="Standard" style:family="paragraph">
      <style:text-properties style:font-name="Pericles" fo:font-size="8pt" style:font-size-asian="8pt" style:font-size-complex="10pt"/>
    </style:style>
    <style:style style:name="TableCell2581" style:family="table-cell">
      <style:table-cell-properties fo:border="0.0069in solid #00000A" style:writing-mode="lr-tb" fo:padding-top="0in" fo:padding-left="0.075in" fo:padding-bottom="0in" fo:padding-right="0.075in"/>
    </style:style>
    <style:style style:name="P2582" style:parent-style-name="Standard" style:family="paragraph">
      <style:text-properties style:font-name="Pericles" fo:font-size="8pt" style:font-size-asian="8pt" style:font-size-complex="10pt"/>
    </style:style>
    <style:style style:name="TableRow2583" style:family="table-row">
      <style:table-row-properties style:use-optimal-row-height="false"/>
    </style:style>
    <style:style style:name="TableCell25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5" style:parent-style-name="Standard" style:family="paragraph">
      <style:text-properties style:font-name="Pericles" fo:font-size="8pt" style:font-size-asian="8pt" style:font-size-complex="10pt"/>
    </style:style>
    <style:style style:name="TableCell25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7" style:parent-style-name="Standard" style:family="paragraph">
      <style:text-properties style:font-name="Pericles" fo:font-size="8pt" style:font-size-asian="8pt" style:font-size-complex="10pt"/>
    </style:style>
    <style:style style:name="TableRow2588" style:family="table-row">
      <style:table-row-properties style:use-optimal-row-height="false"/>
    </style:style>
    <style:style style:name="TableCell25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0" style:parent-style-name="Standard" style:family="paragraph">
      <style:text-properties style:font-name="Pericles" fo:font-size="8pt" style:font-size-asian="8pt" style:font-size-complex="10pt"/>
    </style:style>
    <style:style style:name="TableCell25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2" style:parent-style-name="Standard" style:family="paragraph">
      <style:text-properties style:font-name="Pericles" fo:font-size="8pt" style:font-size-asian="8pt" style:font-size-complex="10pt"/>
    </style:style>
    <style:style style:name="TableRow2593" style:family="table-row">
      <style:table-row-properties style:use-optimal-row-height="false"/>
    </style:style>
    <style:style style:name="TableCell2594" style:family="table-cell">
      <style:table-cell-properties fo:border="0.0069in solid #00000A" style:writing-mode="lr-tb" fo:padding-top="0in" fo:padding-left="0.075in" fo:padding-bottom="0in" fo:padding-right="0.075in"/>
    </style:style>
    <style:style style:name="P2595" style:parent-style-name="Standard" style:family="paragraph">
      <style:text-properties style:font-name="Pericles" fo:font-size="8pt" style:font-size-asian="8pt" style:font-size-complex="10pt"/>
    </style:style>
    <style:style style:name="TableCell2596" style:family="table-cell">
      <style:table-cell-properties fo:border="0.0069in solid #00000A" style:writing-mode="lr-tb" fo:padding-top="0in" fo:padding-left="0.075in" fo:padding-bottom="0in" fo:padding-right="0.075in"/>
    </style:style>
    <style:style style:name="P2597" style:parent-style-name="Standard" style:family="paragraph">
      <style:text-properties style:font-name="Pericles" fo:font-size="8pt" style:font-size-asian="8pt" style:font-size-complex="10pt"/>
    </style:style>
    <style:style style:name="TableRow2598" style:family="table-row">
      <style:table-row-properties style:use-optimal-row-height="false"/>
    </style:style>
    <style:style style:name="TableCell2599" style:family="table-cell">
      <style:table-cell-properties fo:border="0.0069in solid #00000A" style:writing-mode="lr-tb" fo:padding-top="0in" fo:padding-left="0.075in" fo:padding-bottom="0in" fo:padding-right="0.075in"/>
    </style:style>
    <style:style style:name="P2600" style:parent-style-name="Standard" style:family="paragraph">
      <style:text-properties style:font-name="Pericles" fo:font-size="8pt" style:font-size-asian="8pt" style:font-size-complex="10pt"/>
    </style:style>
    <style:style style:name="TableCell2601" style:family="table-cell">
      <style:table-cell-properties fo:border="0.0069in solid #00000A" style:writing-mode="lr-tb" fo:padding-top="0in" fo:padding-left="0.075in" fo:padding-bottom="0in" fo:padding-right="0.075in"/>
    </style:style>
    <style:style style:name="P2602" style:parent-style-name="Standard" style:family="paragraph">
      <style:text-properties style:font-name="Pericles" fo:font-size="8pt" style:font-size-asian="8pt" style:font-size-complex="10pt"/>
    </style:style>
    <style:style style:name="TableRow2603" style:family="table-row">
      <style:table-row-properties style:use-optimal-row-height="false"/>
    </style:style>
    <style:style style:name="TableCell2604" style:family="table-cell">
      <style:table-cell-properties fo:border="0.0069in solid #00000A" style:writing-mode="lr-tb" fo:padding-top="0in" fo:padding-left="0.075in" fo:padding-bottom="0in" fo:padding-right="0.075in"/>
    </style:style>
    <style:style style:name="P2605" style:parent-style-name="Standard" style:family="paragraph">
      <style:text-properties style:font-name="Pericles" fo:font-size="8pt" style:font-size-asian="8pt" style:font-size-complex="10pt"/>
    </style:style>
    <style:style style:name="TableCell2606" style:family="table-cell">
      <style:table-cell-properties fo:border="0.0069in solid #00000A" style:writing-mode="lr-tb" fo:padding-top="0in" fo:padding-left="0.075in" fo:padding-bottom="0in" fo:padding-right="0.075in"/>
    </style:style>
    <style:style style:name="P2607" style:parent-style-name="Standard" style:family="paragraph">
      <style:text-properties style:font-name="Pericles" fo:font-size="8pt" style:font-size-asian="8pt" style:font-size-complex="10pt"/>
    </style:style>
    <style:style style:name="TableRow2608" style:family="table-row">
      <style:table-row-properties style:use-optimal-row-height="false"/>
    </style:style>
    <style:style style:name="TableCell2609" style:family="table-cell">
      <style:table-cell-properties fo:border="0.0069in solid #00000A" style:writing-mode="lr-tb" fo:padding-top="0in" fo:padding-left="0.075in" fo:padding-bottom="0in" fo:padding-right="0.075in"/>
    </style:style>
    <style:style style:name="P2610" style:parent-style-name="Standard" style:family="paragraph">
      <style:text-properties style:font-name="Pericles" fo:font-size="8pt" style:font-size-asian="8pt" style:font-size-complex="10pt"/>
    </style:style>
    <style:style style:name="TableCell2611" style:family="table-cell">
      <style:table-cell-properties fo:border="0.0069in solid #00000A" style:writing-mode="lr-tb" fo:padding-top="0in" fo:padding-left="0.075in" fo:padding-bottom="0in" fo:padding-right="0.075in"/>
    </style:style>
    <style:style style:name="P2612" style:parent-style-name="Standard" style:family="paragraph">
      <style:text-properties style:font-name="Pericles" fo:font-size="8pt" style:font-size-asian="8pt" style:font-size-complex="10pt"/>
    </style:style>
    <style:style style:name="TableRow2613" style:family="table-row">
      <style:table-row-properties style:use-optimal-row-height="false"/>
    </style:style>
    <style:style style:name="TableCell26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5" style:parent-style-name="Standard" style:family="paragraph">
      <style:text-properties style:font-name="Pericles" fo:font-size="8pt" style:font-size-asian="8pt" style:font-size-complex="10pt"/>
    </style:style>
    <style:style style:name="TableCell26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7" style:parent-style-name="Standard" style:family="paragraph">
      <style:text-properties style:font-name="Pericles" fo:font-size="8pt" style:font-size-asian="8pt" style:font-size-complex="10pt"/>
    </style:style>
    <style:style style:name="TableRow2618" style:family="table-row">
      <style:table-row-properties style:use-optimal-row-height="false"/>
    </style:style>
    <style:style style:name="TableCell2619" style:family="table-cell">
      <style:table-cell-properties fo:border="0.0069in solid #00000A" style:writing-mode="lr-tb" fo:padding-top="0in" fo:padding-left="0.075in" fo:padding-bottom="0in" fo:padding-right="0.075in"/>
    </style:style>
    <style:style style:name="P2620" style:parent-style-name="Standard" style:family="paragraph">
      <style:text-properties style:font-name="Pericles" fo:font-size="8pt" style:font-size-asian="8pt" style:font-size-complex="10pt"/>
    </style:style>
    <style:style style:name="TableCell2621" style:family="table-cell">
      <style:table-cell-properties fo:border="0.0069in solid #00000A" style:writing-mode="lr-tb" fo:padding-top="0in" fo:padding-left="0.075in" fo:padding-bottom="0in" fo:padding-right="0.075in"/>
    </style:style>
    <style:style style:name="P2622" style:parent-style-name="Standard" style:family="paragraph">
      <style:text-properties style:font-name="Pericles" fo:font-size="8pt" style:font-size-asian="8pt" style:font-size-complex="10pt"/>
    </style:style>
    <style:style style:name="TableRow2623" style:family="table-row">
      <style:table-row-properties style:use-optimal-row-height="false"/>
    </style:style>
    <style:style style:name="TableCell2624" style:family="table-cell">
      <style:table-cell-properties fo:border="0.0069in solid #00000A" style:writing-mode="lr-tb" fo:padding-top="0in" fo:padding-left="0.075in" fo:padding-bottom="0in" fo:padding-right="0.075in"/>
    </style:style>
    <style:style style:name="P2625" style:parent-style-name="Standard" style:family="paragraph">
      <style:text-properties style:font-name="Pericles" fo:font-size="8pt" style:font-size-asian="8pt" style:font-size-complex="10pt"/>
    </style:style>
    <style:style style:name="TableCell2626" style:family="table-cell">
      <style:table-cell-properties fo:border="0.0069in solid #00000A" style:writing-mode="lr-tb" fo:padding-top="0in" fo:padding-left="0.075in" fo:padding-bottom="0in" fo:padding-right="0.075in"/>
    </style:style>
    <style:style style:name="P2627" style:parent-style-name="ListParagraph" style:list-style-name="WWNum37" style:family="paragraph">
      <style:text-properties style:font-name="Pericles" fo:font-size="8pt" style:font-size-asian="8pt" style:font-size-complex="10pt"/>
    </style:style>
    <style:style style:name="P2628" style:parent-style-name="ListParagraph" style:list-style-name="WWNum37" style:family="paragraph">
      <style:text-properties style:font-name="Pericles" fo:font-size="8pt" style:font-size-asian="8pt" style:font-size-complex="10pt"/>
    </style:style>
    <style:style style:name="P2629" style:parent-style-name="ListParagraph" style:list-style-name="WWNum37" style:family="paragraph">
      <style:text-properties style:font-name="Pericles" fo:font-size="8pt" style:font-size-asian="8pt" style:font-size-complex="10pt"/>
    </style:style>
    <style:style style:name="TableRow2630" style:family="table-row">
      <style:table-row-properties style:use-optimal-row-height="false"/>
    </style:style>
    <style:style style:name="TableCell2631" style:family="table-cell">
      <style:table-cell-properties fo:border="0.0069in solid #00000A" style:writing-mode="lr-tb" fo:padding-top="0in" fo:padding-left="0.075in" fo:padding-bottom="0in" fo:padding-right="0.075in"/>
    </style:style>
    <style:style style:name="P2632" style:parent-style-name="Standard" style:family="paragraph">
      <style:text-properties style:font-name="Pericles" fo:font-size="8pt" style:font-size-asian="8pt" style:font-size-complex="10pt"/>
    </style:style>
    <style:style style:name="TableCell2633" style:family="table-cell">
      <style:table-cell-properties fo:border="0.0069in solid #00000A" style:writing-mode="lr-tb" fo:padding-top="0in" fo:padding-left="0.075in" fo:padding-bottom="0in" fo:padding-right="0.075in"/>
    </style:style>
    <style:style style:name="P2634" style:parent-style-name="ListParagraph" style:list-style-name="WWNum18" style:family="paragraph">
      <style:text-properties style:font-name="Pericles" fo:font-size="8pt" style:font-size-asian="8pt" style:font-size-complex="10pt"/>
    </style:style>
    <style:style style:name="P2635" style:parent-style-name="ListParagraph" style:list-style-name="WWNum18" style:family="paragraph">
      <style:text-properties style:font-name="Pericles" fo:font-size="8pt" style:font-size-asian="8pt" style:font-size-complex="10pt"/>
    </style:style>
    <style:style style:name="TableRow2636" style:family="table-row">
      <style:table-row-properties style:use-optimal-row-height="false"/>
    </style:style>
    <style:style style:name="TableCell2637" style:family="table-cell">
      <style:table-cell-properties fo:border="0.0069in solid #00000A" style:writing-mode="lr-tb" fo:padding-top="0in" fo:padding-left="0.075in" fo:padding-bottom="0in" fo:padding-right="0.075in"/>
    </style:style>
    <style:style style:name="P2638" style:parent-style-name="Standard" style:family="paragraph">
      <style:text-properties style:font-name="Pericles" fo:font-size="8pt" style:font-size-asian="8pt" style:font-size-complex="8pt"/>
    </style:style>
    <style:style style:name="TableCell2639" style:family="table-cell">
      <style:table-cell-properties fo:border="0.0069in solid #00000A" style:writing-mode="lr-tb" fo:padding-top="0in" fo:padding-left="0.075in" fo:padding-bottom="0in" fo:padding-right="0.075in"/>
    </style:style>
    <style:style style:name="P2640" style:parent-style-name="Standard" style:family="paragraph">
      <style:text-properties style:font-name="Pericles" fo:font-size="8pt" style:font-size-asian="8pt" style:font-size-complex="8pt"/>
    </style:style>
    <style:style style:name="TableRow2641" style:family="table-row">
      <style:table-row-properties style:use-optimal-row-height="false"/>
    </style:style>
    <style:style style:name="TableCell26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3" style:parent-style-name="Standard" style:family="paragraph">
      <style:text-properties style:font-name="Pericles" fo:font-size="8pt" style:font-size-asian="8pt" style:font-size-complex="8pt"/>
    </style:style>
    <style:style style:name="TableCell26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5" style:parent-style-name="Standard" style:family="paragraph">
      <style:text-properties style:font-name="Pericles" fo:font-size="8pt" style:font-size-asian="8pt" style:font-size-complex="8pt"/>
    </style:style>
    <style:style style:name="P2646" style:parent-style-name="Standard" style:family="paragraph">
      <style:text-properties style:font-name="Pericles" fo:font-size="8pt" style:font-size-asian="8pt" style:font-size-complex="8pt"/>
    </style:style>
    <style:style style:name="P2647" style:parent-style-name="Standard" style:family="paragraph">
      <style:text-properties style:font-name="Pericles" fo:font-size="8pt" style:font-size-asian="8pt" style:font-size-complex="8pt"/>
    </style:style>
    <style:style style:name="TableRow2648" style:family="table-row">
      <style:table-row-properties style:use-optimal-row-height="false"/>
    </style:style>
    <style:style style:name="TableCell26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50" style:parent-style-name="Standard" style:family="paragraph">
      <style:text-properties style:font-name="Pericles" fo:font-size="8pt" style:font-size-asian="8pt" style:font-size-complex="8pt"/>
    </style:style>
    <style:style style:name="TableCell26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52" style:parent-style-name="ListParagraph" style:family="paragraph">
      <style:paragraph-properties fo:margin-left="0in">
        <style:tab-stops/>
      </style:paragraph-properties>
      <style:text-properties style:font-name="Pericles" fo:font-size="8pt" style:font-size-asian="8pt" style:font-size-complex="8pt"/>
    </style:style>
    <style:style style:name="P2653"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4"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5"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6"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7"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8"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9" style:parent-style-name="ListParagraph" style:family="paragraph">
      <style:paragraph-properties fo:margin-left="0in">
        <style:tab-stops/>
      </style:paragraph-properties>
      <style:text-properties style:font-name="Pericles" fo:font-size="8pt" style:font-size-asian="8pt" style:font-size-complex="8pt"/>
    </style:style>
    <style:style style:name="P2660" style:parent-style-name="ListParagraph" style:family="paragraph">
      <style:paragraph-properties fo:margin-left="0in">
        <style:tab-stops/>
      </style:paragraph-properties>
      <style:text-properties style:font-name="Pericles" fo:font-size="8pt" style:font-size-asian="8pt" style:font-size-complex="8pt"/>
    </style:style>
    <style:style style:name="TableRow2661" style:family="table-row">
      <style:table-row-properties style:use-optimal-row-height="false"/>
    </style:style>
    <style:style style:name="TableCell26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3" style:parent-style-name="Standard" style:family="paragraph">
      <style:text-properties style:font-name="Pericles" fo:font-size="8pt" style:font-size-asian="8pt" style:font-size-complex="8pt"/>
    </style:style>
    <style:style style:name="TableCell26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5" style:parent-style-name="Standard" style:family="paragraph">
      <style:text-properties style:font-name="Pericles" fo:font-size="8pt" style:font-size-asian="8pt" style:font-size-complex="8pt"/>
    </style:style>
    <style:style style:name="TableRow2666" style:family="table-row">
      <style:table-row-properties style:use-optimal-row-height="false"/>
    </style:style>
    <style:style style:name="TableCell2667" style:family="table-cell">
      <style:table-cell-properties fo:border="0.0069in solid #00000A" style:writing-mode="lr-tb" fo:padding-top="0in" fo:padding-left="0.075in" fo:padding-bottom="0in" fo:padding-right="0.075in"/>
    </style:style>
    <style:style style:name="P2668" style:parent-style-name="Standard" style:family="paragraph">
      <style:text-properties style:font-name="Pericles" fo:font-size="8pt" style:font-size-asian="8pt" style:font-size-complex="8pt"/>
    </style:style>
    <style:style style:name="TableCell2669" style:family="table-cell">
      <style:table-cell-properties fo:border="0.0069in solid #00000A" style:writing-mode="lr-tb" fo:padding-top="0in" fo:padding-left="0.075in" fo:padding-bottom="0in" fo:padding-right="0.075in"/>
    </style:style>
    <style:style style:name="P2670" style:parent-style-name="Standard" style:family="paragraph">
      <style:text-properties style:font-name="Pericles" fo:font-size="8pt" style:font-size-asian="8pt" style:font-size-complex="8pt"/>
    </style:style>
    <style:style style:name="TableRow2671" style:family="table-row">
      <style:table-row-properties style:use-optimal-row-height="false"/>
    </style:style>
    <style:style style:name="TableCell2672" style:family="table-cell">
      <style:table-cell-properties fo:border="0.0069in solid #00000A" style:writing-mode="lr-tb" fo:padding-top="0in" fo:padding-left="0.075in" fo:padding-bottom="0in" fo:padding-right="0.075in"/>
    </style:style>
    <style:style style:name="P2673" style:parent-style-name="Standard" style:family="paragraph">
      <style:text-properties style:font-name="Pericles" fo:font-size="8pt" style:font-size-asian="8pt" style:font-size-complex="8pt"/>
    </style:style>
    <style:style style:name="TableCell2674" style:family="table-cell">
      <style:table-cell-properties fo:border="0.0069in solid #00000A" style:writing-mode="lr-tb" fo:padding-top="0in" fo:padding-left="0.075in" fo:padding-bottom="0in" fo:padding-right="0.075in"/>
    </style:style>
    <style:style style:name="P2675" style:parent-style-name="Standard" style:family="paragraph">
      <style:text-properties style:font-name="Pericles" fo:font-size="8pt" style:font-size-asian="8pt" style:font-size-complex="8pt"/>
    </style:style>
    <style:style style:name="TableRow2676" style:family="table-row">
      <style:table-row-properties style:use-optimal-row-height="false"/>
    </style:style>
    <style:style style:name="TableCell26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8" style:parent-style-name="Standard" style:family="paragraph">
      <style:text-properties style:font-name="Pericles" fo:font-size="8pt" style:font-size-asian="8pt" style:font-size-complex="8pt"/>
    </style:style>
    <style:style style:name="TableCell26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80" style:parent-style-name="Standard" style:family="paragraph">
      <style:text-properties style:font-name="Pericles" fo:font-size="8pt" style:font-size-asian="8pt" style:font-size-complex="8pt"/>
    </style:style>
    <style:style style:name="TableRow2681" style:family="table-row">
      <style:table-row-properties style:use-optimal-row-height="false"/>
    </style:style>
    <style:style style:name="TableCell2682" style:family="table-cell">
      <style:table-cell-properties fo:border="0.0069in solid #00000A" style:writing-mode="lr-tb" fo:padding-top="0in" fo:padding-left="0.075in" fo:padding-bottom="0in" fo:padding-right="0.075in"/>
    </style:style>
    <style:style style:name="P2683" style:parent-style-name="Standard" style:family="paragraph">
      <style:text-properties style:font-name="Pericles" fo:font-size="8pt" style:font-size-asian="8pt" style:font-size-complex="8pt"/>
    </style:style>
    <style:style style:name="TableCell2684" style:family="table-cell">
      <style:table-cell-properties fo:border="0.0069in solid #00000A" style:writing-mode="lr-tb" fo:padding-top="0in" fo:padding-left="0.075in" fo:padding-bottom="0in" fo:padding-right="0.075in"/>
    </style:style>
    <style:style style:name="P2685" style:parent-style-name="Standard" style:family="paragraph">
      <style:text-properties style:font-name="Pericles" fo:font-size="8pt" style:font-size-asian="8pt" style:font-size-complex="8pt"/>
    </style:style>
    <style:style style:name="TableRow2686" style:family="table-row">
      <style:table-row-properties style:use-optimal-row-height="false"/>
    </style:style>
    <style:style style:name="TableCell2687" style:family="table-cell">
      <style:table-cell-properties fo:border="0.0069in solid #00000A" style:writing-mode="lr-tb" fo:padding-top="0in" fo:padding-left="0.075in" fo:padding-bottom="0in" fo:padding-right="0.075in"/>
    </style:style>
    <style:style style:name="P2688" style:parent-style-name="Standard" style:family="paragraph">
      <style:text-properties style:font-name="Pericles" fo:font-size="8pt" style:font-size-asian="8pt" style:font-size-complex="8pt"/>
    </style:style>
    <style:style style:name="TableCell2689" style:family="table-cell">
      <style:table-cell-properties fo:border="0.0069in solid #00000A" style:writing-mode="lr-tb" fo:padding-top="0in" fo:padding-left="0.075in" fo:padding-bottom="0in" fo:padding-right="0.075in"/>
    </style:style>
    <style:style style:name="P2690" style:parent-style-name="Standard" style:family="paragraph">
      <style:text-properties style:font-name="Pericles" fo:font-size="8pt" style:font-size-asian="8pt" style:font-size-complex="8pt"/>
    </style:style>
    <style:style style:name="TableRow2691" style:family="table-row">
      <style:table-row-properties style:use-optimal-row-height="false"/>
    </style:style>
    <style:style style:name="TableCell26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3" style:parent-style-name="Standard" style:family="paragraph">
      <style:text-properties style:font-name="Pericles" fo:font-size="8pt" style:font-size-asian="8pt" style:font-size-complex="8pt"/>
    </style:style>
    <style:style style:name="TableCell26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5" style:parent-style-name="Standard" style:family="paragraph">
      <style:text-properties style:font-name="Pericles" fo:font-size="8pt" style:font-size-asian="8pt" style:font-size-complex="8pt"/>
    </style:style>
    <style:style style:name="TableRow2696" style:family="table-row">
      <style:table-row-properties style:use-optimal-row-height="false"/>
    </style:style>
    <style:style style:name="TableCell2697" style:family="table-cell">
      <style:table-cell-properties fo:border="0.0069in solid #00000A" style:writing-mode="lr-tb" fo:padding-top="0in" fo:padding-left="0.075in" fo:padding-bottom="0in" fo:padding-right="0.075in"/>
    </style:style>
    <style:style style:name="P2698" style:parent-style-name="Standard" style:family="paragraph">
      <style:text-properties style:font-name="Pericles" fo:font-size="8pt" style:font-size-asian="8pt" style:font-size-complex="8pt"/>
    </style:style>
    <style:style style:name="TableCell2699" style:family="table-cell">
      <style:table-cell-properties fo:border="0.0069in solid #00000A" style:writing-mode="lr-tb" fo:padding-top="0in" fo:padding-left="0.075in" fo:padding-bottom="0in" fo:padding-right="0.075in"/>
    </style:style>
    <style:style style:name="P2700" style:parent-style-name="Standard" style:family="paragraph">
      <style:text-properties style:font-name="Pericles" fo:font-size="8pt" style:font-size-asian="8pt" style:font-size-complex="8pt"/>
    </style:style>
    <style:style style:name="TableRow2701" style:family="table-row">
      <style:table-row-properties style:use-optimal-row-height="false"/>
    </style:style>
    <style:style style:name="TableCell27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3" style:parent-style-name="Standard" style:family="paragraph">
      <style:text-properties style:font-name="Pericles" fo:font-size="8pt" style:font-size-asian="8pt" style:font-size-complex="8pt"/>
    </style:style>
    <style:style style:name="TableCell27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5" style:parent-style-name="ListParagraph" style:list-style-name="WWNum16" style:family="paragraph">
      <style:text-properties style:font-name="Pericles" fo:font-size="8pt" style:font-size-asian="8pt" style:font-size-complex="8pt"/>
    </style:style>
    <style:style style:name="P2706" style:parent-style-name="ListParagraph" style:list-style-name="WWNum16" style:family="paragraph">
      <style:text-properties style:font-name="Pericles" fo:font-size="8pt" style:font-size-asian="8pt" style:font-size-complex="8pt"/>
    </style:style>
    <style:style style:name="TableRow2707" style:family="table-row">
      <style:table-row-properties style:use-optimal-row-height="false"/>
    </style:style>
    <style:style style:name="TableCell27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9" style:parent-style-name="Standard" style:family="paragraph">
      <style:text-properties style:font-name="Pericles" fo:font-size="8pt" style:font-size-asian="8pt" style:font-size-complex="8pt"/>
    </style:style>
    <style:style style:name="TableCell27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1" style:parent-style-name="Standard" style:family="paragraph">
      <style:text-properties style:font-name="Pericles" fo:font-size="8pt" style:font-size-asian="8pt" style:font-size-complex="8pt"/>
    </style:style>
    <style:style style:name="TableRow2712" style:family="table-row">
      <style:table-row-properties style:use-optimal-row-height="false"/>
    </style:style>
    <style:style style:name="TableCell2713" style:family="table-cell">
      <style:table-cell-properties fo:border="0.0069in solid #00000A" style:writing-mode="lr-tb" fo:padding-top="0in" fo:padding-left="0.075in" fo:padding-bottom="0in" fo:padding-right="0.075in"/>
    </style:style>
    <style:style style:name="P2714" style:parent-style-name="Standard" style:family="paragraph">
      <style:text-properties style:font-name="Pericles" fo:font-size="8pt" style:font-size-asian="8pt" style:font-size-complex="8pt"/>
    </style:style>
    <style:style style:name="TableCell2715" style:family="table-cell">
      <style:table-cell-properties fo:border="0.0069in solid #00000A" style:writing-mode="lr-tb" fo:padding-top="0in" fo:padding-left="0.075in" fo:padding-bottom="0in" fo:padding-right="0.075in"/>
    </style:style>
    <style:style style:name="P2716" style:parent-style-name="Standard" style:family="paragraph">
      <style:text-properties style:font-name="Pericles" fo:font-size="8pt" style:font-size-asian="8pt" style:font-size-complex="8pt"/>
    </style:style>
    <style:style style:name="TableRow2717" style:family="table-row">
      <style:table-row-properties style:use-optimal-row-height="false"/>
    </style:style>
    <style:style style:name="TableCell27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9" style:parent-style-name="Standard" style:family="paragraph">
      <style:text-properties style:font-name="Pericles" fo:font-size="8pt" style:font-size-asian="8pt" style:font-size-complex="8pt"/>
    </style:style>
    <style:style style:name="TableCell27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1" style:parent-style-name="Standard" style:family="paragraph">
      <style:text-properties style:font-name="Pericles" fo:font-size="8pt" style:font-size-asian="8pt" style:font-size-complex="8pt"/>
    </style:style>
    <style:style style:name="TableRow2722" style:family="table-row">
      <style:table-row-properties style:use-optimal-row-height="false"/>
    </style:style>
    <style:style style:name="TableCell2723" style:family="table-cell">
      <style:table-cell-properties fo:border="0.0069in solid #00000A" style:writing-mode="lr-tb" fo:padding-top="0in" fo:padding-left="0.075in" fo:padding-bottom="0in" fo:padding-right="0.075in"/>
    </style:style>
    <style:style style:name="P2724" style:parent-style-name="Standard" style:family="paragraph">
      <style:text-properties style:font-name="Pericles" fo:font-size="8pt" style:font-size-asian="8pt" style:font-size-complex="8pt"/>
    </style:style>
    <style:style style:name="TableCell2725" style:family="table-cell">
      <style:table-cell-properties fo:border="0.0069in solid #00000A" style:writing-mode="lr-tb" fo:padding-top="0in" fo:padding-left="0.075in" fo:padding-bottom="0in" fo:padding-right="0.075in"/>
    </style:style>
    <style:style style:name="P2726" style:parent-style-name="Standard" style:family="paragraph">
      <style:text-properties style:font-name="Pericles" fo:font-size="8pt" style:font-size-asian="8pt" style:font-size-complex="8pt"/>
    </style:style>
    <style:style style:name="TableRow2727" style:family="table-row">
      <style:table-row-properties style:use-optimal-row-height="false"/>
    </style:style>
    <style:style style:name="TableCell27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9" style:parent-style-name="Standard" style:family="paragraph">
      <style:text-properties style:font-name="Pericles" fo:font-size="8pt" style:font-size-asian="8pt" style:font-size-complex="8pt"/>
    </style:style>
    <style:style style:name="TableCell27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31" style:parent-style-name="Standard" style:family="paragraph">
      <style:text-properties style:font-name="Pericles" fo:font-size="8pt" style:font-size-asian="8pt" style:font-size-complex="8pt"/>
    </style:style>
    <style:style style:name="TableRow2732" style:family="table-row">
      <style:table-row-properties style:use-optimal-row-height="false"/>
    </style:style>
    <style:style style:name="TableCell2733" style:family="table-cell">
      <style:table-cell-properties fo:border="0.0069in solid #00000A" style:writing-mode="lr-tb" fo:padding-top="0in" fo:padding-left="0.075in" fo:padding-bottom="0in" fo:padding-right="0.075in"/>
    </style:style>
    <style:style style:name="P2734" style:parent-style-name="Standard" style:family="paragraph">
      <style:text-properties style:font-name="Pericles" fo:font-size="8pt" style:font-size-asian="8pt" style:font-size-complex="10pt"/>
    </style:style>
    <style:style style:name="TableCell2735" style:family="table-cell">
      <style:table-cell-properties fo:border="0.0069in solid #00000A" style:writing-mode="lr-tb" fo:padding-top="0in" fo:padding-left="0.075in" fo:padding-bottom="0in" fo:padding-right="0.075in"/>
    </style:style>
    <style:style style:name="P2736" style:parent-style-name="Standard" style:family="paragraph">
      <style:text-properties style:font-name="Pericles" fo:font-size="8pt" style:font-size-asian="8pt" style:font-size-complex="10pt"/>
    </style:style>
    <style:style style:name="TableRow2737" style:family="table-row">
      <style:table-row-properties style:use-optimal-row-height="false"/>
    </style:style>
    <style:style style:name="TableCell2738" style:family="table-cell">
      <style:table-cell-properties fo:border="0.0069in solid #00000A" style:writing-mode="lr-tb" fo:padding-top="0in" fo:padding-left="0.075in" fo:padding-bottom="0in" fo:padding-right="0.075in"/>
    </style:style>
    <style:style style:name="P2739" style:parent-style-name="Standard" style:family="paragraph">
      <style:text-properties style:font-name="Pericles" fo:font-size="8pt" style:font-size-asian="8pt" style:font-size-complex="10pt"/>
    </style:style>
    <style:style style:name="TableCell2740" style:family="table-cell">
      <style:table-cell-properties fo:border="0.0069in solid #00000A" style:writing-mode="lr-tb" fo:padding-top="0in" fo:padding-left="0.075in" fo:padding-bottom="0in" fo:padding-right="0.075in"/>
    </style:style>
    <style:style style:name="P2741" style:parent-style-name="Standard" style:family="paragraph">
      <style:text-properties style:font-name="Pericles" fo:font-size="8pt" style:font-size-asian="8pt" style:font-size-complex="10pt"/>
    </style:style>
    <style:style style:name="TableRow2742" style:family="table-row">
      <style:table-row-properties style:use-optimal-row-height="false"/>
    </style:style>
    <style:style style:name="TableCell2743" style:family="table-cell">
      <style:table-cell-properties fo:border="0.0069in solid #00000A" style:writing-mode="lr-tb" fo:padding-top="0in" fo:padding-left="0.075in" fo:padding-bottom="0in" fo:padding-right="0.075in"/>
    </style:style>
    <style:style style:name="P2744" style:parent-style-name="Standard" style:family="paragraph">
      <style:text-properties style:font-name="Pericles" fo:font-size="8pt" style:font-size-asian="8pt" style:font-size-complex="8pt"/>
    </style:style>
    <style:style style:name="TableCell2745" style:family="table-cell">
      <style:table-cell-properties fo:border="0.0069in solid #00000A" style:writing-mode="lr-tb" fo:padding-top="0in" fo:padding-left="0.075in" fo:padding-bottom="0in" fo:padding-right="0.075in"/>
    </style:style>
    <style:style style:name="P2746" style:parent-style-name="Standard" style:family="paragraph">
      <style:text-properties style:font-name="Pericles" fo:font-size="8pt" style:font-size-asian="8pt" style:font-size-complex="8pt"/>
    </style:style>
    <style:style style:name="TableRow2747" style:family="table-row">
      <style:table-row-properties style:use-optimal-row-height="false"/>
    </style:style>
    <style:style style:name="TableCell27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9" style:parent-style-name="Standard" style:family="paragraph">
      <style:text-properties style:font-name="Pericles" fo:font-size="8pt" style:font-size-asian="8pt" style:font-size-complex="8pt"/>
    </style:style>
    <style:style style:name="TableCell27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51" style:parent-style-name="Standard" style:family="paragraph">
      <style:text-properties style:font-name="Pericles" fo:font-size="8pt" style:font-size-asian="8pt" style:font-size-complex="8pt"/>
    </style:style>
    <style:style style:name="TableRow2752" style:family="table-row">
      <style:table-row-properties style:use-optimal-row-height="false"/>
    </style:style>
    <style:style style:name="TableCell2753" style:family="table-cell">
      <style:table-cell-properties fo:border="0.0069in solid #00000A" style:writing-mode="lr-tb" fo:padding-top="0in" fo:padding-left="0.075in" fo:padding-bottom="0in" fo:padding-right="0.075in"/>
    </style:style>
    <style:style style:name="P2754" style:parent-style-name="Standard" style:family="paragraph">
      <style:text-properties style:font-name="Pericles" fo:font-size="8pt" style:font-size-asian="8pt" style:font-size-complex="8pt"/>
    </style:style>
    <style:style style:name="TableCell2755" style:family="table-cell">
      <style:table-cell-properties fo:border="0.0069in solid #00000A" style:writing-mode="lr-tb" fo:padding-top="0in" fo:padding-left="0.075in" fo:padding-bottom="0in" fo:padding-right="0.075in"/>
    </style:style>
    <style:style style:name="P2756" style:parent-style-name="Standard" style:family="paragraph">
      <style:text-properties style:font-name="Pericles" fo:font-size="8pt" style:font-size-asian="8pt" style:font-size-complex="8pt"/>
    </style:style>
    <style:style style:name="TableRow2757" style:family="table-row">
      <style:table-row-properties style:use-optimal-row-height="false"/>
    </style:style>
    <style:style style:name="TableCell2758" style:family="table-cell">
      <style:table-cell-properties fo:border="0.0069in solid #00000A" style:writing-mode="lr-tb" fo:padding-top="0in" fo:padding-left="0.075in" fo:padding-bottom="0in" fo:padding-right="0.075in"/>
    </style:style>
    <style:style style:name="P2759" style:parent-style-name="Standard" style:family="paragraph">
      <style:text-properties style:font-name="Pericles" fo:font-size="8pt" style:font-size-asian="8pt" style:font-size-complex="8pt"/>
    </style:style>
    <style:style style:name="TableCell2760" style:family="table-cell">
      <style:table-cell-properties fo:border="0.0069in solid #00000A" style:writing-mode="lr-tb" fo:padding-top="0in" fo:padding-left="0.075in" fo:padding-bottom="0in" fo:padding-right="0.075in"/>
    </style:style>
    <style:style style:name="P2761" style:parent-style-name="ListParagraph" style:list-style-name="WWNum17" style:family="paragraph">
      <style:text-properties style:font-name="Pericles" fo:font-size="8pt" style:font-size-asian="8pt" style:font-size-complex="8pt"/>
    </style:style>
    <style:style style:name="P2762" style:parent-style-name="ListParagraph" style:list-style-name="WWNum17" style:family="paragraph">
      <style:text-properties style:font-name="Pericles" fo:font-size="8pt" style:font-size-asian="8pt" style:font-size-complex="8pt"/>
    </style:style>
    <style:style style:name="TableRow2763" style:family="table-row">
      <style:table-row-properties style:use-optimal-row-height="false"/>
    </style:style>
    <style:style style:name="TableCell2764" style:family="table-cell">
      <style:table-cell-properties fo:border="0.0069in solid #00000A" style:writing-mode="lr-tb" fo:padding-top="0in" fo:padding-left="0.075in" fo:padding-bottom="0in" fo:padding-right="0.075in"/>
    </style:style>
    <style:style style:name="P2765" style:parent-style-name="Standard" style:family="paragraph">
      <style:text-properties style:font-name="Pericles" fo:font-size="8pt" style:font-size-asian="8pt" style:font-size-complex="8pt"/>
    </style:style>
    <style:style style:name="TableCell2766" style:family="table-cell">
      <style:table-cell-properties fo:border="0.0069in solid #00000A" style:writing-mode="lr-tb" fo:padding-top="0in" fo:padding-left="0.075in" fo:padding-bottom="0in" fo:padding-right="0.075in"/>
    </style:style>
    <style:style style:name="P2767" style:parent-style-name="Standard" style:family="paragraph">
      <style:text-properties style:font-name="Pericles" fo:font-size="8pt" style:font-size-asian="8pt" style:font-size-complex="8pt"/>
    </style:style>
    <style:style style:name="TableRow2768" style:family="table-row">
      <style:table-row-properties style:use-optimal-row-height="false"/>
    </style:style>
    <style:style style:name="TableCell27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70" style:parent-style-name="Standard" style:family="paragraph">
      <style:text-properties style:font-name="Pericles" fo:font-size="8pt" style:font-size-asian="8pt" style:font-size-complex="8pt"/>
    </style:style>
    <style:style style:name="TableCell27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72" style:parent-style-name="ListParagraph" style:list-style-name="WWNum17" style:family="paragraph">
      <style:text-properties style:font-name="Pericles" fo:font-size="8pt" style:font-size-asian="8pt" style:font-size-complex="8pt"/>
    </style:style>
    <style:style style:name="P2773" style:parent-style-name="ListParagraph" style:list-style-name="WWNum17" style:family="paragraph">
      <style:text-properties style:font-name="Pericles" fo:font-size="8pt" style:font-size-asian="8pt" style:font-size-complex="8pt"/>
    </style:style>
    <style:style style:name="TableRow2774" style:family="table-row">
      <style:table-row-properties style:use-optimal-row-height="false"/>
    </style:style>
    <style:style style:name="TableCell2775" style:family="table-cell">
      <style:table-cell-properties fo:border="0.0069in solid #00000A" style:writing-mode="lr-tb" fo:padding-top="0in" fo:padding-left="0.075in" fo:padding-bottom="0in" fo:padding-right="0.075in"/>
    </style:style>
    <style:style style:name="P2776" style:parent-style-name="Standard" style:family="paragraph">
      <style:text-properties style:font-name="Pericles" fo:font-size="8pt" style:font-size-asian="8pt" style:font-size-complex="8pt"/>
    </style:style>
    <style:style style:name="TableCell2777" style:family="table-cell">
      <style:table-cell-properties fo:border="0.0069in solid #00000A" style:writing-mode="lr-tb" fo:padding-top="0in" fo:padding-left="0.075in" fo:padding-bottom="0in" fo:padding-right="0.075in"/>
    </style:style>
    <style:style style:name="P2778" style:parent-style-name="Standard" style:family="paragraph">
      <style:text-properties style:font-name="Pericles" fo:font-size="8pt" style:font-size-asian="8pt" style:font-size-complex="8pt"/>
    </style:style>
    <style:style style:name="TableRow2779" style:family="table-row">
      <style:table-row-properties style:use-optimal-row-height="false"/>
    </style:style>
    <style:style style:name="TableCell2780" style:family="table-cell">
      <style:table-cell-properties fo:border="0.0069in solid #00000A" style:writing-mode="lr-tb" fo:padding-top="0in" fo:padding-left="0.075in" fo:padding-bottom="0in" fo:padding-right="0.075in"/>
    </style:style>
    <style:style style:name="P2781" style:parent-style-name="Standard" style:family="paragraph">
      <style:text-properties style:font-name="Pericles" fo:font-size="8pt" style:font-size-asian="8pt" style:font-size-complex="8pt"/>
    </style:style>
    <style:style style:name="TableCell2782" style:family="table-cell">
      <style:table-cell-properties fo:border="0.0069in solid #00000A" style:writing-mode="lr-tb" fo:padding-top="0in" fo:padding-left="0.075in" fo:padding-bottom="0in" fo:padding-right="0.075in"/>
    </style:style>
    <style:style style:name="P2783" style:parent-style-name="ListParagraph" style:list-style-name="WWNum20" style:family="paragraph">
      <style:text-properties style:font-name="Pericles" fo:font-size="8pt" style:font-size-asian="8pt" style:font-size-complex="8pt"/>
    </style:style>
    <style:style style:name="P2784" style:parent-style-name="ListParagraph" style:list-style-name="WWNum20" style:family="paragraph">
      <style:text-properties style:font-name="Pericles" fo:font-size="8pt" style:font-size-asian="8pt" style:font-size-complex="8pt"/>
    </style:style>
    <style:style style:name="TableRow2785" style:family="table-row">
      <style:table-row-properties style:use-optimal-row-height="false"/>
    </style:style>
    <style:style style:name="TableCell2786" style:family="table-cell">
      <style:table-cell-properties fo:border="0.0069in solid #00000A" style:writing-mode="lr-tb" fo:padding-top="0in" fo:padding-left="0.075in" fo:padding-bottom="0in" fo:padding-right="0.075in"/>
    </style:style>
    <style:style style:name="P2787" style:parent-style-name="Standard" style:family="paragraph">
      <style:text-properties style:font-name="Pericles" fo:font-size="8pt" style:font-size-asian="8pt" style:font-size-complex="8pt"/>
    </style:style>
    <style:style style:name="TableCell2788" style:family="table-cell">
      <style:table-cell-properties fo:border="0.0069in solid #00000A" style:writing-mode="lr-tb" fo:padding-top="0in" fo:padding-left="0.075in" fo:padding-bottom="0in" fo:padding-right="0.075in"/>
    </style:style>
    <style:style style:name="P2789" style:parent-style-name="ListParagraph" style:list-style-name="WWNum20" style:family="paragraph">
      <style:text-properties style:font-name="Pericles" fo:font-size="8pt" style:font-size-asian="8pt" style:font-size-complex="8pt"/>
    </style:style>
    <style:style style:name="P2790" style:parent-style-name="ListParagraph" style:list-style-name="WWNum20" style:family="paragraph">
      <style:text-properties style:font-name="Pericles" fo:font-size="8pt" style:font-size-asian="8pt" style:font-size-complex="8pt"/>
    </style:style>
    <style:style style:name="P2791" style:parent-style-name="ListParagraph" style:list-style-name="WWNum20" style:family="paragraph">
      <style:text-properties style:font-name="Pericles" fo:font-size="8pt" style:font-size-asian="8pt" style:font-size-complex="8pt"/>
    </style:style>
    <style:style style:name="TableRow2792" style:family="table-row">
      <style:table-row-properties style:use-optimal-row-height="false"/>
    </style:style>
    <style:style style:name="TableCell2793" style:family="table-cell">
      <style:table-cell-properties fo:border="0.0069in solid #00000A" style:writing-mode="lr-tb" fo:padding-top="0in" fo:padding-left="0.075in" fo:padding-bottom="0in" fo:padding-right="0.075in"/>
    </style:style>
    <style:style style:name="P2794" style:parent-style-name="Standard" style:family="paragraph">
      <style:text-properties style:font-name="Pericles" fo:font-size="8pt" style:font-size-asian="8pt" style:font-size-complex="8pt"/>
    </style:style>
    <style:style style:name="TableCell2795" style:family="table-cell">
      <style:table-cell-properties fo:border="0.0069in solid #00000A" style:writing-mode="lr-tb" fo:padding-top="0in" fo:padding-left="0.075in" fo:padding-bottom="0in" fo:padding-right="0.075in"/>
    </style:style>
    <style:style style:name="P2796" style:parent-style-name="Standard" style:family="paragraph">
      <style:text-properties style:font-name="Pericles" fo:font-size="8pt" style:font-size-asian="8pt" style:font-size-complex="8pt"/>
    </style:style>
    <style:style style:name="TableRow2797" style:family="table-row">
      <style:table-row-properties style:use-optimal-row-height="false"/>
    </style:style>
    <style:style style:name="TableCell27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99" style:parent-style-name="Standard" style:family="paragraph">
      <style:text-properties style:font-name="Pericles" fo:font-size="8pt" style:font-size-asian="8pt" style:font-size-complex="8pt"/>
    </style:style>
    <style:style style:name="TableCell28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1" style:parent-style-name="Standard" style:family="paragraph">
      <style:text-properties style:font-name="Pericles" fo:font-size="8pt" style:font-size-asian="8pt" style:font-size-complex="8pt"/>
    </style:style>
    <style:style style:name="TableRow2802" style:family="table-row">
      <style:table-row-properties style:use-optimal-row-height="false"/>
    </style:style>
    <style:style style:name="TableCell28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4" style:parent-style-name="Standard" style:family="paragraph">
      <style:text-properties style:font-name="Pericles" fo:font-size="8pt" style:font-size-asian="8pt" style:font-size-complex="8pt"/>
    </style:style>
    <style:style style:name="TableCell28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6" style:parent-style-name="Standard" style:family="paragraph">
      <style:text-properties style:font-name="Pericles" fo:font-size="8pt" style:font-size-asian="8pt" style:font-size-complex="8pt"/>
    </style:style>
    <style:style style:name="TableRow2807" style:family="table-row">
      <style:table-row-properties style:use-optimal-row-height="false"/>
    </style:style>
    <style:style style:name="TableCell28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9" style:parent-style-name="Standard" style:family="paragraph">
      <style:text-properties style:font-name="Pericles" fo:font-size="8pt" style:font-size-asian="8pt" style:font-size-complex="8pt"/>
    </style:style>
    <style:style style:name="TableCell28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1" style:parent-style-name="ListParagraph" style:list-style-name="WWNum33" style:family="paragraph">
      <style:text-properties style:font-name="Pericles" fo:font-size="8pt" style:font-size-asian="8pt" style:font-size-complex="8pt"/>
    </style:style>
    <style:style style:name="P2812" style:parent-style-name="ListParagraph" style:list-style-name="WWNum33" style:family="paragraph">
      <style:text-properties style:font-name="Pericles" fo:font-size="8pt" style:font-size-asian="8pt" style:font-size-complex="8pt"/>
    </style:style>
    <style:style style:name="P2813" style:parent-style-name="ListParagraph" style:list-style-name="WWNum33" style:family="paragraph">
      <style:text-properties style:font-name="Pericles" fo:font-size="8pt" style:font-size-asian="8pt" style:font-size-complex="8pt"/>
    </style:style>
    <style:style style:name="TableRow2814" style:family="table-row">
      <style:table-row-properties style:use-optimal-row-height="false"/>
    </style:style>
    <style:style style:name="TableCell2815" style:family="table-cell">
      <style:table-cell-properties fo:border="0.0069in solid #00000A" style:writing-mode="lr-tb" fo:padding-top="0in" fo:padding-left="0.075in" fo:padding-bottom="0in" fo:padding-right="0.075in"/>
    </style:style>
    <style:style style:name="P2816" style:parent-style-name="Standard" style:family="paragraph">
      <style:text-properties style:font-name="Pericles" fo:font-size="8pt" style:font-size-asian="8pt" style:font-size-complex="8pt"/>
    </style:style>
    <style:style style:name="TableCell2817" style:family="table-cell">
      <style:table-cell-properties fo:border="0.0069in solid #00000A" style:writing-mode="lr-tb" fo:padding-top="0in" fo:padding-left="0.075in" fo:padding-bottom="0in" fo:padding-right="0.075in"/>
    </style:style>
    <style:style style:name="P2818" style:parent-style-name="Standard" style:family="paragraph">
      <style:text-properties style:font-name="Pericles" fo:font-size="8pt" style:font-size-asian="8pt" style:font-size-complex="8pt"/>
    </style:style>
    <style:style style:name="TableRow2819" style:family="table-row">
      <style:table-row-properties style:use-optimal-row-height="false"/>
    </style:style>
    <style:style style:name="TableCell28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1" style:parent-style-name="Standard" style:family="paragraph">
      <style:text-properties style:font-name="Pericles" fo:font-size="8pt" style:font-size-asian="8pt" style:font-size-complex="8pt"/>
    </style:style>
    <style:style style:name="TableCell28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3" style:parent-style-name="Standard" style:family="paragraph">
      <style:text-properties style:font-name="Pericles" fo:font-size="8pt" style:font-size-asian="8pt" style:font-size-complex="8pt"/>
    </style:style>
    <style:style style:name="TableRow2824" style:family="table-row">
      <style:table-row-properties style:use-optimal-row-height="false"/>
    </style:style>
    <style:style style:name="TableCell28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6" style:parent-style-name="Standard" style:family="paragraph">
      <style:text-properties style:font-name="Pericles" fo:font-size="8pt" style:font-size-asian="8pt" style:font-size-complex="8pt"/>
    </style:style>
    <style:style style:name="TableCell28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8" style:parent-style-name="Standard" style:family="paragraph">
      <style:text-properties style:font-name="Pericles" fo:font-size="8pt" style:font-size-asian="8pt" style:font-size-complex="8pt"/>
    </style:style>
    <style:style style:name="TableRow2829" style:family="table-row">
      <style:table-row-properties style:use-optimal-row-height="false"/>
    </style:style>
    <style:style style:name="TableCell28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1" style:parent-style-name="Standard" style:family="paragraph">
      <style:text-properties style:font-name="Pericles" fo:font-size="8pt" style:font-size-asian="8pt" style:font-size-complex="8pt"/>
    </style:style>
    <style:style style:name="TableCell28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3" style:parent-style-name="Standard" style:family="paragraph">
      <style:text-properties style:font-name="Pericles" fo:font-size="8pt" style:font-size-asian="8pt" style:font-size-complex="8pt"/>
    </style:style>
    <style:style style:name="TableRow2834" style:family="table-row">
      <style:table-row-properties style:use-optimal-row-height="false"/>
    </style:style>
    <style:style style:name="TableCell2835" style:family="table-cell">
      <style:table-cell-properties fo:border="0.0069in solid #00000A" style:writing-mode="lr-tb" fo:padding-top="0in" fo:padding-left="0.075in" fo:padding-bottom="0in" fo:padding-right="0.075in"/>
    </style:style>
    <style:style style:name="P2836" style:parent-style-name="Standard" style:family="paragraph">
      <style:text-properties style:font-name="Pericles" fo:font-size="8pt" style:font-size-asian="8pt" style:font-size-complex="8pt"/>
    </style:style>
    <style:style style:name="TableCell2837" style:family="table-cell">
      <style:table-cell-properties fo:border="0.0069in solid #00000A" style:writing-mode="lr-tb" fo:padding-top="0in" fo:padding-left="0.075in" fo:padding-bottom="0in" fo:padding-right="0.075in"/>
    </style:style>
    <style:style style:name="P2838" style:parent-style-name="Standard" style:family="paragraph">
      <style:text-properties style:font-name="Pericles" fo:font-size="8pt" style:font-size-asian="8pt" style:font-size-complex="8pt"/>
    </style:style>
    <style:style style:name="TableRow2839" style:family="table-row">
      <style:table-row-properties style:use-optimal-row-height="false"/>
    </style:style>
    <style:style style:name="TableCell28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1" style:parent-style-name="Standard" style:family="paragraph">
      <style:text-properties style:font-name="Pericles" fo:font-size="8pt" style:font-size-asian="8pt" style:font-size-complex="8pt"/>
    </style:style>
    <style:style style:name="TableCell28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3" style:parent-style-name="Standard" style:family="paragraph">
      <style:text-properties style:font-name="Pericles" fo:font-size="8pt" style:font-size-asian="8pt" style:font-size-complex="8pt"/>
    </style:style>
    <style:style style:name="TableRow2844" style:family="table-row">
      <style:table-row-properties style:use-optimal-row-height="false"/>
    </style:style>
    <style:style style:name="TableCell2845" style:family="table-cell">
      <style:table-cell-properties fo:border="0.0069in solid #00000A" style:writing-mode="lr-tb" fo:padding-top="0in" fo:padding-left="0.075in" fo:padding-bottom="0in" fo:padding-right="0.075in"/>
    </style:style>
    <style:style style:name="P2846" style:parent-style-name="Standard" style:family="paragraph">
      <style:text-properties style:font-name="Pericles" fo:font-size="8pt" style:font-size-asian="8pt" style:font-size-complex="8pt"/>
    </style:style>
    <style:style style:name="TableCell2847" style:family="table-cell">
      <style:table-cell-properties fo:border="0.0069in solid #00000A" style:writing-mode="lr-tb" fo:padding-top="0in" fo:padding-left="0.075in" fo:padding-bottom="0in" fo:padding-right="0.075in"/>
    </style:style>
    <style:style style:name="P2848" style:parent-style-name="ListParagraph" style:list-style-name="WWNum33" style:family="paragraph">
      <style:text-properties style:font-name="Pericles" fo:font-size="8pt" style:font-size-asian="8pt" style:font-size-complex="8pt"/>
    </style:style>
    <style:style style:name="P2849" style:parent-style-name="ListParagraph" style:list-style-name="WWNum33" style:family="paragraph">
      <style:text-properties style:font-name="Pericles" fo:font-size="8pt" style:font-size-asian="8pt" style:font-size-complex="8pt"/>
    </style:style>
    <style:style style:name="TableRow2850" style:family="table-row">
      <style:table-row-properties style:use-optimal-row-height="false"/>
    </style:style>
    <style:style style:name="TableCell2851" style:family="table-cell">
      <style:table-cell-properties fo:border="0.0069in solid #00000A" style:writing-mode="lr-tb" fo:padding-top="0in" fo:padding-left="0.075in" fo:padding-bottom="0in" fo:padding-right="0.075in"/>
    </style:style>
    <style:style style:name="P2852" style:parent-style-name="Standard" style:family="paragraph">
      <style:text-properties style:font-name="Pericles" fo:font-size="8pt" style:font-size-asian="8pt" style:font-size-complex="8pt"/>
    </style:style>
    <style:style style:name="TableCell2853" style:family="table-cell">
      <style:table-cell-properties fo:border="0.0069in solid #00000A" style:writing-mode="lr-tb" fo:padding-top="0in" fo:padding-left="0.075in" fo:padding-bottom="0in" fo:padding-right="0.075in"/>
    </style:style>
    <style:style style:name="P2854" style:parent-style-name="Standard" style:family="paragraph">
      <style:text-properties style:font-name="Pericles" fo:font-size="8pt" style:font-size-asian="8pt" style:font-size-complex="8pt"/>
    </style:style>
    <style:style style:name="TableRow2855" style:family="table-row">
      <style:table-row-properties style:use-optimal-row-height="false"/>
    </style:style>
    <style:style style:name="TableCell2856" style:family="table-cell">
      <style:table-cell-properties fo:border="0.0069in solid #00000A" style:writing-mode="lr-tb" fo:padding-top="0in" fo:padding-left="0.075in" fo:padding-bottom="0in" fo:padding-right="0.075in"/>
    </style:style>
    <style:style style:name="P2857" style:parent-style-name="Standard" style:family="paragraph">
      <style:text-properties style:font-name="Pericles" fo:font-size="8pt" style:font-size-asian="8pt" style:font-size-complex="8pt"/>
    </style:style>
    <style:style style:name="TableCell2858" style:family="table-cell">
      <style:table-cell-properties fo:border="0.0069in solid #00000A" style:writing-mode="lr-tb" fo:padding-top="0in" fo:padding-left="0.075in" fo:padding-bottom="0in" fo:padding-right="0.075in"/>
    </style:style>
    <style:style style:name="P2859" style:parent-style-name="ListParagraph" style:list-style-name="WWNum33" style:family="paragraph">
      <style:text-properties style:font-name="Pericles" fo:font-size="8pt" style:font-size-asian="8pt" style:font-size-complex="8pt"/>
    </style:style>
    <style:style style:name="P2860" style:parent-style-name="ListParagraph" style:list-style-name="WWNum33" style:family="paragraph">
      <style:text-properties style:font-name="Pericles" fo:font-size="8pt" style:font-size-asian="8pt" style:font-size-complex="8pt"/>
    </style:style>
    <style:style style:name="TableRow2861" style:family="table-row">
      <style:table-row-properties style:use-optimal-row-height="false"/>
    </style:style>
    <style:style style:name="TableCell28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3" style:parent-style-name="DefaultParagraphFont" style:family="text">
      <style:text-properties style:font-name="Pericles" fo:font-size="8pt" style:font-size-asian="8pt" style:font-size-complex="8pt"/>
    </style:style>
    <style:style style:name="T2864" style:parent-style-name="DefaultParagraphFont" style:family="text">
      <style:text-properties style:font-name="Arial" fo:font-size="8pt" style:font-size-asian="8pt" style:font-size-complex="8pt"/>
    </style:style>
    <style:style style:name="T2865" style:parent-style-name="DefaultParagraphFont" style:family="text">
      <style:text-properties style:font-name="Pericles" fo:font-size="8pt" style:font-size-asian="8pt" style:font-size-complex="8pt"/>
    </style:style>
    <style:style style:name="TableCell28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7" style:parent-style-name="DefaultParagraphFont" style:family="text">
      <style:text-properties style:font-name="Pericles" fo:font-size="8pt" style:font-size-asian="8pt" style:font-size-complex="8pt"/>
    </style:style>
    <style:style style:name="T2868" style:parent-style-name="DefaultParagraphFont" style:family="text">
      <style:text-properties style:font-name="Pericles" fo:font-size="8pt" style:font-size-asian="8pt" style:font-size-complex="8pt"/>
    </style:style>
    <style:style style:name="T2869" style:parent-style-name="DefaultParagraphFont" style:family="text">
      <style:text-properties style:font-name="Arial" fo:font-size="8pt" style:font-size-asian="8pt" style:font-size-complex="8pt"/>
    </style:style>
    <style:style style:name="T2870" style:parent-style-name="DefaultParagraphFont" style:family="text">
      <style:text-properties style:font-name="Pericles" fo:font-size="8pt" style:font-size-asian="8pt" style:font-size-complex="8pt"/>
    </style:style>
    <style:style style:name="TableRow2871" style:family="table-row">
      <style:table-row-properties style:use-optimal-row-height="false"/>
    </style:style>
    <style:style style:name="TableCell28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3" style:parent-style-name="Standard" style:family="paragraph">
      <style:text-properties style:font-name="Pericles" fo:font-size="8pt" style:font-size-asian="8pt" style:font-size-complex="8pt"/>
    </style:style>
    <style:style style:name="TableCell28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5" style:parent-style-name="Standard" style:family="paragraph">
      <style:text-properties style:font-name="Pericles" fo:font-size="8pt" style:font-size-asian="8pt" style:font-size-complex="8pt"/>
    </style:style>
    <style:style style:name="TableRow2876" style:family="table-row">
      <style:table-row-properties style:use-optimal-row-height="false"/>
    </style:style>
    <style:style style:name="TableCell28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8" style:parent-style-name="Standard" style:family="paragraph">
      <style:text-properties style:font-name="Pericles" fo:font-size="8pt" style:font-size-asian="8pt" style:font-size-complex="8pt"/>
    </style:style>
    <style:style style:name="TableCell28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0" style:parent-style-name="Standard" style:family="paragraph">
      <style:text-properties style:font-name="Pericles" fo:font-size="8pt" style:font-size-asian="8pt" style:font-size-complex="8pt"/>
    </style:style>
    <style:style style:name="TableRow2881" style:family="table-row">
      <style:table-row-properties style:use-optimal-row-height="false"/>
    </style:style>
    <style:style style:name="TableCell28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3" style:parent-style-name="Standard" style:family="paragraph">
      <style:text-properties style:font-name="Pericles" fo:font-size="8pt" style:font-size-asian="8pt" style:font-size-complex="8pt"/>
    </style:style>
    <style:style style:name="TableCell28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5" style:parent-style-name="Standard" style:family="paragraph">
      <style:text-properties style:font-name="Pericles" fo:font-size="8pt" style:font-size-asian="8pt" style:font-size-complex="8pt"/>
    </style:style>
    <style:style style:name="TableRow2886" style:family="table-row">
      <style:table-row-properties style:use-optimal-row-height="false"/>
    </style:style>
    <style:style style:name="TableCell28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8" style:parent-style-name="Standard" style:family="paragraph">
      <style:text-properties style:font-name="Pericles" fo:font-size="8pt" style:font-size-asian="8pt" style:font-size-complex="8pt"/>
    </style:style>
    <style:style style:name="TableCell28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0" style:parent-style-name="Standard" style:family="paragraph">
      <style:text-properties style:font-name="Pericles" fo:font-size="8pt" style:font-size-asian="8pt" style:font-size-complex="8pt"/>
    </style:style>
    <style:style style:name="TableRow2891" style:family="table-row">
      <style:table-row-properties style:use-optimal-row-height="false"/>
    </style:style>
    <style:style style:name="TableCell28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3" style:parent-style-name="Standard" style:family="paragraph">
      <style:text-properties style:font-name="Pericles" fo:font-size="8pt" style:font-size-asian="8pt" style:font-size-complex="8pt"/>
    </style:style>
    <style:style style:name="TableCell28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5" style:parent-style-name="Standard" style:family="paragraph">
      <style:text-properties style:font-name="Pericles" fo:font-size="8pt" style:font-size-asian="8pt" style:font-size-complex="8pt"/>
    </style:style>
    <style:style style:name="TableRow2896" style:family="table-row">
      <style:table-row-properties style:use-optimal-row-height="false"/>
    </style:style>
    <style:style style:name="TableCell2897" style:family="table-cell">
      <style:table-cell-properties fo:border="0.0069in solid #00000A" style:writing-mode="lr-tb" fo:padding-top="0in" fo:padding-left="0.075in" fo:padding-bottom="0in" fo:padding-right="0.075in"/>
    </style:style>
    <style:style style:name="P2898" style:parent-style-name="Standard" style:family="paragraph">
      <style:text-properties style:font-name="Pericles" fo:font-size="8pt" style:font-size-asian="8pt" style:font-size-complex="8pt"/>
    </style:style>
    <style:style style:name="TableCell2899" style:family="table-cell">
      <style:table-cell-properties fo:border="0.0069in solid #00000A" style:writing-mode="lr-tb" fo:padding-top="0in" fo:padding-left="0.075in" fo:padding-bottom="0in" fo:padding-right="0.075in"/>
    </style:style>
    <style:style style:name="P2900" style:parent-style-name="Standard" style:family="paragraph">
      <style:text-properties style:font-name="Pericles" fo:font-size="8pt" style:font-size-asian="8pt" style:font-size-complex="8pt"/>
    </style:style>
    <style:style style:name="TableRow2901" style:family="table-row">
      <style:table-row-properties style:use-optimal-row-height="false"/>
    </style:style>
    <style:style style:name="TableCell2902" style:family="table-cell">
      <style:table-cell-properties fo:border="0.0069in solid #00000A" style:writing-mode="lr-tb" fo:padding-top="0in" fo:padding-left="0.075in" fo:padding-bottom="0in" fo:padding-right="0.075in"/>
    </style:style>
    <style:style style:name="P2903" style:parent-style-name="Standard" style:family="paragraph">
      <style:text-properties style:font-name="Pericles" fo:font-size="8pt" style:font-size-asian="8pt" style:font-size-complex="10pt"/>
    </style:style>
    <style:style style:name="TableCell2904" style:family="table-cell">
      <style:table-cell-properties fo:border="0.0069in solid #00000A" style:writing-mode="lr-tb" fo:padding-top="0in" fo:padding-left="0.075in" fo:padding-bottom="0in" fo:padding-right="0.075in"/>
    </style:style>
    <style:style style:name="P2905" style:parent-style-name="Standard" style:family="paragraph">
      <style:text-properties style:font-name="Pericles" fo:font-size="8pt" style:font-size-asian="8pt" style:font-size-complex="10pt"/>
    </style:style>
    <style:style style:name="TableRow2906" style:family="table-row">
      <style:table-row-properties style:use-optimal-row-height="false"/>
    </style:style>
    <style:style style:name="TableCell2907" style:family="table-cell">
      <style:table-cell-properties fo:border="0.0069in solid #00000A" style:writing-mode="lr-tb" fo:padding-top="0in" fo:padding-left="0.075in" fo:padding-bottom="0in" fo:padding-right="0.075in"/>
    </style:style>
    <style:style style:name="P2908" style:parent-style-name="Standard" style:family="paragraph">
      <style:text-properties style:font-name="Pericles" fo:font-size="8pt" style:font-size-asian="8pt" style:font-size-complex="8pt"/>
    </style:style>
    <style:style style:name="TableCell2909" style:family="table-cell">
      <style:table-cell-properties fo:border="0.0069in solid #00000A" style:writing-mode="lr-tb" fo:padding-top="0in" fo:padding-left="0.075in" fo:padding-bottom="0in" fo:padding-right="0.075in"/>
    </style:style>
    <style:style style:name="P2910" style:parent-style-name="Standard" style:family="paragraph">
      <style:text-properties style:font-name="Pericles" fo:font-size="8pt" style:font-size-asian="8pt" style:font-size-complex="8pt"/>
    </style:style>
    <style:style style:name="TableRow2911" style:family="table-row">
      <style:table-row-properties style:use-optimal-row-height="false"/>
    </style:style>
    <style:style style:name="TableCell29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3" style:parent-style-name="Standard" style:family="paragraph">
      <style:text-properties style:font-name="Pericles" fo:font-size="8pt" style:font-size-asian="8pt" style:font-size-complex="8pt"/>
    </style:style>
    <style:style style:name="TableCell29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5" style:parent-style-name="Standard" style:family="paragraph">
      <style:text-properties style:font-name="Pericles" fo:font-size="8pt" style:font-size-asian="8pt" style:font-size-complex="8pt"/>
    </style:style>
    <style:style style:name="TableRow2916" style:family="table-row">
      <style:table-row-properties style:use-optimal-row-height="false"/>
    </style:style>
    <style:style style:name="TableCell2917" style:family="table-cell">
      <style:table-cell-properties fo:border="0.0069in solid #00000A" style:writing-mode="lr-tb" fo:padding-top="0in" fo:padding-left="0.075in" fo:padding-bottom="0in" fo:padding-right="0.075in"/>
    </style:style>
    <style:style style:name="P2918" style:parent-style-name="Standard" style:family="paragraph">
      <style:text-properties style:font-name="Pericles" fo:font-size="8pt" style:font-size-asian="8pt" style:font-size-complex="8pt"/>
    </style:style>
    <style:style style:name="TableCell2919" style:family="table-cell">
      <style:table-cell-properties fo:border="0.0069in solid #00000A" style:writing-mode="lr-tb" fo:padding-top="0in" fo:padding-left="0.075in" fo:padding-bottom="0in" fo:padding-right="0.075in"/>
    </style:style>
    <style:style style:name="P2920" style:parent-style-name="ListParagraph" style:list-style-name="WWNum12" style:family="paragraph">
      <style:text-properties style:font-name="Pericles" fo:font-size="8pt" style:font-size-asian="8pt" style:font-size-complex="8pt"/>
    </style:style>
    <style:style style:name="P2921" style:parent-style-name="ListParagraph" style:list-style-name="WWNum12" style:family="paragraph">
      <style:text-properties style:font-name="Pericles" fo:font-size="8pt" style:font-size-asian="8pt" style:font-size-complex="8pt"/>
    </style:style>
    <style:style style:name="TableRow2922" style:family="table-row">
      <style:table-row-properties style:use-optimal-row-height="false"/>
    </style:style>
    <style:style style:name="TableCell29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4" style:parent-style-name="Standard" style:family="paragraph">
      <style:text-properties style:font-name="Pericles" fo:font-size="8pt" style:font-size-asian="8pt" style:font-size-complex="8pt"/>
    </style:style>
    <style:style style:name="TableCell29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6" style:parent-style-name="ListParagraph" style:family="paragraph">
      <style:paragraph-properties fo:margin-left="0in">
        <style:tab-stops/>
      </style:paragraph-properties>
      <style:text-properties style:font-name="Pericles" fo:font-size="8pt" style:font-size-asian="8pt" style:font-size-complex="8pt"/>
    </style:style>
    <style:style style:name="TableRow2927" style:family="table-row">
      <style:table-row-properties style:use-optimal-row-height="false"/>
    </style:style>
    <style:style style:name="TableCell29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9" style:parent-style-name="Standard" style:family="paragraph">
      <style:text-properties style:font-name="Pericles" fo:font-size="8pt" style:font-size-asian="8pt" style:font-size-complex="8pt"/>
    </style:style>
    <style:style style:name="TableCell29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31" style:parent-style-name="ListParagraph" style:family="paragraph">
      <style:paragraph-properties fo:margin-left="0in">
        <style:tab-stops/>
      </style:paragraph-properties>
      <style:text-properties style:font-name="Pericles" fo:font-size="8pt" style:font-size-asian="8pt" style:font-size-complex="8pt"/>
    </style:style>
    <style:style style:name="TableRow2932" style:family="table-row">
      <style:table-row-properties style:use-optimal-row-height="false"/>
    </style:style>
    <style:style style:name="TableCell2933" style:family="table-cell">
      <style:table-cell-properties fo:border="0.0069in solid #00000A" style:writing-mode="lr-tb" fo:padding-top="0in" fo:padding-left="0.075in" fo:padding-bottom="0in" fo:padding-right="0.075in"/>
    </style:style>
    <style:style style:name="P2934" style:parent-style-name="Standard" style:family="paragraph">
      <style:text-properties style:font-name="Pericles" fo:font-size="8pt" style:font-size-asian="8pt" style:font-size-complex="8pt"/>
    </style:style>
    <style:style style:name="TableCell2935" style:family="table-cell">
      <style:table-cell-properties fo:border="0.0069in solid #00000A" style:writing-mode="lr-tb" fo:padding-top="0in" fo:padding-left="0.075in" fo:padding-bottom="0in" fo:padding-right="0.075in"/>
    </style:style>
    <style:style style:name="P2936" style:parent-style-name="ListParagraph" style:list-style-name="WWNum31" style:family="paragraph">
      <style:text-properties style:font-name="Pericles" fo:font-size="8pt" style:font-size-asian="8pt" style:font-size-complex="8pt"/>
    </style:style>
    <style:style style:name="P2937" style:parent-style-name="ListParagraph" style:list-style-name="WWNum31" style:family="paragraph">
      <style:text-properties style:font-name="Pericles" fo:font-size="8pt" style:font-size-asian="8pt" style:font-size-complex="8pt"/>
    </style:style>
    <style:style style:name="TableRow2938" style:family="table-row">
      <style:table-row-properties style:use-optimal-row-height="false"/>
    </style:style>
    <style:style style:name="TableCell2939" style:family="table-cell">
      <style:table-cell-properties fo:border="0.0069in solid #00000A" style:writing-mode="lr-tb" fo:padding-top="0in" fo:padding-left="0.075in" fo:padding-bottom="0in" fo:padding-right="0.075in"/>
    </style:style>
    <style:style style:name="P2940" style:parent-style-name="Standard" style:family="paragraph">
      <style:text-properties style:font-name="Pericles" fo:font-size="8pt" style:font-size-asian="8pt" style:font-size-complex="8pt"/>
    </style:style>
    <style:style style:name="TableCell2941" style:family="table-cell">
      <style:table-cell-properties fo:border="0.0069in solid #00000A" style:writing-mode="lr-tb" fo:padding-top="0in" fo:padding-left="0.075in" fo:padding-bottom="0in" fo:padding-right="0.075in"/>
    </style:style>
    <style:style style:name="P2942" style:parent-style-name="Standard" style:list-style-name="WWNum31" style:family="paragraph">
      <style:text-properties style:font-name="Pericles" fo:font-size="8pt" style:font-size-asian="8pt" style:font-size-complex="8pt"/>
    </style:style>
    <style:style style:name="P2943" style:parent-style-name="ListParagraph" style:list-style-name="WWNum31" style:family="paragraph">
      <style:text-properties style:font-name="Pericles" fo:font-size="8pt" style:font-size-asian="8pt" style:font-size-complex="8pt"/>
    </style:style>
    <style:style style:name="TableRow2944" style:family="table-row">
      <style:table-row-properties style:use-optimal-row-height="false"/>
    </style:style>
    <style:style style:name="TableCell2945" style:family="table-cell">
      <style:table-cell-properties fo:border="0.0069in solid #00000A" style:writing-mode="lr-tb" fo:padding-top="0in" fo:padding-left="0.075in" fo:padding-bottom="0in" fo:padding-right="0.075in"/>
    </style:style>
    <style:style style:name="P2946" style:parent-style-name="Standard" style:family="paragraph">
      <style:text-properties style:font-name="Pericles" fo:font-size="8pt" style:font-size-asian="8pt" style:font-size-complex="8pt"/>
    </style:style>
    <style:style style:name="TableCell2947" style:family="table-cell">
      <style:table-cell-properties fo:border="0.0069in solid #00000A" style:writing-mode="lr-tb" fo:padding-top="0in" fo:padding-left="0.075in" fo:padding-bottom="0in" fo:padding-right="0.075in"/>
    </style:style>
    <style:style style:name="P2948" style:parent-style-name="ListParagraph" style:list-style-name="WWNum36" style:family="paragraph">
      <style:text-properties style:font-name="Pericles" fo:font-size="8pt" style:font-size-asian="8pt" style:font-size-complex="8pt"/>
    </style:style>
    <style:style style:name="P2949" style:parent-style-name="ListParagraph" style:list-style-name="WWNum36" style:family="paragraph">
      <style:text-properties style:font-name="Pericles" fo:font-size="8pt" style:font-size-asian="8pt" style:font-size-complex="8pt"/>
    </style:style>
    <style:style style:name="TableRow2950" style:family="table-row">
      <style:table-row-properties style:use-optimal-row-height="false"/>
    </style:style>
    <style:style style:name="TableCell2951" style:family="table-cell">
      <style:table-cell-properties fo:border="0.0069in solid #00000A" style:writing-mode="lr-tb" fo:padding-top="0in" fo:padding-left="0.075in" fo:padding-bottom="0in" fo:padding-right="0.075in"/>
    </style:style>
    <style:style style:name="P2952" style:parent-style-name="Standard" style:family="paragraph">
      <style:text-properties style:font-name="Pericles" fo:font-size="8pt" style:font-size-asian="8pt" style:font-size-complex="8pt"/>
    </style:style>
    <style:style style:name="TableCell2953" style:family="table-cell">
      <style:table-cell-properties fo:border="0.0069in solid #00000A" style:writing-mode="lr-tb" fo:padding-top="0in" fo:padding-left="0.075in" fo:padding-bottom="0in" fo:padding-right="0.075in"/>
    </style:style>
    <style:style style:name="P2954" style:parent-style-name="Standard" style:family="paragraph">
      <style:text-properties style:font-name="Pericles" fo:font-size="8pt" style:font-size-asian="8pt" style:font-size-complex="8pt"/>
    </style:style>
    <style:style style:name="TableRow2955" style:family="table-row">
      <style:table-row-properties style:use-optimal-row-height="false"/>
    </style:style>
    <style:style style:name="TableCell29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7" style:parent-style-name="Standard" style:family="paragraph">
      <style:text-properties style:font-name="Pericles" fo:font-size="8pt" style:font-size-asian="8pt" style:font-size-complex="8pt"/>
    </style:style>
    <style:style style:name="TableCell29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9" style:parent-style-name="Standard" style:family="paragraph">
      <style:text-properties style:font-name="Pericles" fo:font-size="8pt" style:font-size-asian="8pt" style:font-size-complex="8pt"/>
    </style:style>
    <style:style style:name="TableRow2960" style:family="table-row">
      <style:table-row-properties style:use-optimal-row-height="false"/>
    </style:style>
    <style:style style:name="TableCell2961" style:family="table-cell">
      <style:table-cell-properties fo:border="0.0069in solid #00000A" style:writing-mode="lr-tb" fo:padding-top="0in" fo:padding-left="0.075in" fo:padding-bottom="0in" fo:padding-right="0.075in"/>
    </style:style>
    <style:style style:name="P2962" style:parent-style-name="Standard" style:family="paragraph">
      <style:text-properties style:font-name="Pericles" fo:font-size="8pt" style:font-size-asian="8pt" style:font-size-complex="8pt"/>
    </style:style>
    <style:style style:name="TableCell2963" style:family="table-cell">
      <style:table-cell-properties fo:border="0.0069in solid #00000A" style:writing-mode="lr-tb" fo:padding-top="0in" fo:padding-left="0.075in" fo:padding-bottom="0in" fo:padding-right="0.075in"/>
    </style:style>
    <style:style style:name="P2964" style:parent-style-name="Standard" style:family="paragraph">
      <style:text-properties style:font-name="Pericles" fo:font-size="8pt" style:font-size-asian="8pt" style:font-size-complex="8pt"/>
    </style:style>
    <style:style style:name="TableRow2965" style:family="table-row">
      <style:table-row-properties style:use-optimal-row-height="false"/>
    </style:style>
    <style:style style:name="TableCell2966" style:family="table-cell">
      <style:table-cell-properties fo:border="0.0069in solid #00000A" style:writing-mode="lr-tb" fo:padding-top="0in" fo:padding-left="0.075in" fo:padding-bottom="0in" fo:padding-right="0.075in"/>
    </style:style>
    <style:style style:name="P2967" style:parent-style-name="Standard" style:family="paragraph">
      <style:text-properties style:font-name="Pericles" fo:font-size="8pt" style:font-size-asian="8pt" style:font-size-complex="8pt"/>
    </style:style>
    <style:style style:name="TableCell2968" style:family="table-cell">
      <style:table-cell-properties fo:border="0.0069in solid #00000A" style:writing-mode="lr-tb" fo:padding-top="0in" fo:padding-left="0.075in" fo:padding-bottom="0in" fo:padding-right="0.075in"/>
    </style:style>
    <style:style style:name="P2969" style:parent-style-name="Standard" style:family="paragraph">
      <style:text-properties style:font-name="Pericles" fo:font-size="8pt" style:font-size-asian="8pt" style:font-size-complex="8pt"/>
    </style:style>
    <style:style style:name="TableRow2970" style:family="table-row">
      <style:table-row-properties style:use-optimal-row-height="false"/>
    </style:style>
    <style:style style:name="TableCell2971" style:family="table-cell">
      <style:table-cell-properties fo:border="0.0069in solid #00000A" style:writing-mode="lr-tb" fo:padding-top="0in" fo:padding-left="0.075in" fo:padding-bottom="0in" fo:padding-right="0.075in"/>
    </style:style>
    <style:style style:name="P2972" style:parent-style-name="Standard" style:family="paragraph">
      <style:text-properties style:font-name="Pericles" fo:font-size="8pt" style:font-size-asian="8pt" style:font-size-complex="8pt"/>
    </style:style>
    <style:style style:name="TableCell2973" style:family="table-cell">
      <style:table-cell-properties fo:border="0.0069in solid #00000A" style:writing-mode="lr-tb" fo:padding-top="0in" fo:padding-left="0.075in" fo:padding-bottom="0in" fo:padding-right="0.075in"/>
    </style:style>
    <style:style style:name="P2974" style:parent-style-name="Standard" style:family="paragraph">
      <style:text-properties style:font-name="Pericles" fo:font-size="8pt" style:font-size-asian="8pt" style:font-size-complex="8pt"/>
    </style:style>
    <style:style style:name="TableRow2975" style:family="table-row">
      <style:table-row-properties style:use-optimal-row-height="false"/>
    </style:style>
    <style:style style:name="TableCell2976" style:family="table-cell">
      <style:table-cell-properties fo:border="0.0069in solid #00000A" style:writing-mode="lr-tb" fo:padding-top="0in" fo:padding-left="0.075in" fo:padding-bottom="0in" fo:padding-right="0.075in"/>
    </style:style>
    <style:style style:name="P2977" style:parent-style-name="Standard" style:family="paragraph">
      <style:text-properties style:font-name="Pericles" fo:font-size="8pt" style:font-size-asian="8pt" style:font-size-complex="8pt"/>
    </style:style>
    <style:style style:name="TableCell2978" style:family="table-cell">
      <style:table-cell-properties fo:border="0.0069in solid #00000A" style:writing-mode="lr-tb" fo:padding-top="0in" fo:padding-left="0.075in" fo:padding-bottom="0in" fo:padding-right="0.075in"/>
    </style:style>
    <style:style style:name="T2979" style:parent-style-name="DefaultParagraphFont" style:family="text">
      <style:text-properties style:font-name="Pericles" fo:font-size="8pt" style:font-size-asian="8pt" style:font-size-complex="8pt"/>
    </style:style>
    <style:style style:name="T2980" style:parent-style-name="DefaultParagraphFont" style:family="text">
      <style:text-properties style:font-name="Pericles" fo:font-size="8pt" style:font-size-asian="8pt" style:font-size-complex="8pt"/>
    </style:style>
    <style:style style:name="T2981"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2982" style:parent-style-name="DefaultParagraphFont" style:family="text">
      <style:text-properties style:font-name="Pericles" fo:font-size="8pt" style:font-size-asian="8pt" style:font-size-complex="8pt"/>
    </style:style>
    <style:style style:name="TableRow2983" style:family="table-row">
      <style:table-row-properties style:use-optimal-row-height="false"/>
    </style:style>
    <style:style style:name="TableCell2984" style:family="table-cell">
      <style:table-cell-properties fo:border="0.0069in solid #00000A" style:writing-mode="lr-tb" fo:padding-top="0in" fo:padding-left="0.075in" fo:padding-bottom="0in" fo:padding-right="0.075in"/>
    </style:style>
    <style:style style:name="P2985" style:parent-style-name="Standard" style:family="paragraph">
      <style:text-properties style:font-name="Pericles" fo:font-size="8pt" style:font-size-asian="8pt" style:font-size-complex="8pt"/>
    </style:style>
    <style:style style:name="TableCell2986" style:family="table-cell">
      <style:table-cell-properties fo:border="0.0069in solid #00000A" style:writing-mode="lr-tb" fo:padding-top="0in" fo:padding-left="0.075in" fo:padding-bottom="0in" fo:padding-right="0.075in"/>
    </style:style>
    <style:style style:name="P2987" style:parent-style-name="Standard" style:family="paragraph">
      <style:text-properties style:font-name="Pericles" fo:font-size="8pt" style:font-size-asian="8pt" style:font-size-complex="8pt"/>
    </style:style>
    <style:style style:name="TableRow2988" style:family="table-row">
      <style:table-row-properties style:use-optimal-row-height="false"/>
    </style:style>
    <style:style style:name="TableCell29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90" style:parent-style-name="Standard" style:family="paragraph">
      <style:text-properties style:font-name="Pericles" fo:font-size="8pt" style:font-size-asian="8pt" style:font-size-complex="8pt"/>
    </style:style>
    <style:style style:name="TableCell29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92" style:parent-style-name="Standard" style:family="paragraph">
      <style:text-properties style:font-name="Pericles" fo:font-size="8pt" style:font-size-asian="8pt" style:font-size-complex="8pt"/>
    </style:style>
    <style:style style:name="TableRow2993" style:family="table-row">
      <style:table-row-properties style:use-optimal-row-height="false"/>
    </style:style>
    <style:style style:name="TableCell2994" style:family="table-cell">
      <style:table-cell-properties fo:border="0.0069in solid #00000A" style:writing-mode="lr-tb" fo:padding-top="0in" fo:padding-left="0.075in" fo:padding-bottom="0in" fo:padding-right="0.075in"/>
    </style:style>
    <style:style style:name="P2995" style:parent-style-name="Standard" style:family="paragraph">
      <style:text-properties style:font-name="Pericles" fo:font-size="8pt" style:font-size-asian="8pt" style:font-size-complex="8pt"/>
    </style:style>
    <style:style style:name="TableCell2996" style:family="table-cell">
      <style:table-cell-properties fo:border="0.0069in solid #00000A" style:writing-mode="lr-tb" fo:padding-top="0in" fo:padding-left="0.075in" fo:padding-bottom="0in" fo:padding-right="0.075in"/>
    </style:style>
    <style:style style:name="P2997" style:parent-style-name="ListParagraph" style:list-style-name="WWNum11" style:family="paragraph">
      <style:text-properties style:font-name="Pericles" fo:font-size="8pt" style:font-size-asian="8pt" style:font-size-complex="8pt"/>
    </style:style>
    <style:style style:name="P2998" style:parent-style-name="ListParagraph" style:list-style-name="WWNum11" style:family="paragraph"/>
    <style:style style:name="T2999" style:parent-style-name="DefaultParagraphFont" style:family="text">
      <style:text-properties style:font-name="Pericles" fo:font-size="8pt" style:font-size-asian="8pt" style:font-size-complex="8pt"/>
    </style:style>
    <style:style style:name="T3000" style:parent-style-name="DefaultParagraphFont" style:family="text">
      <style:text-properties style:font-name="Calibri" style:font-name-complex="Calibri" fo:font-size="8pt" style:font-size-asian="8pt" style:font-size-complex="8pt"/>
    </style:style>
    <style:style style:name="T3001" style:parent-style-name="DefaultParagraphFont" style:family="text">
      <style:text-properties style:font-name="Pericles" fo:font-size="8pt" style:font-size-asian="8pt" style:font-size-complex="8pt"/>
    </style:style>
    <style:style style:name="T3002" style:parent-style-name="DefaultParagraphFont" style:family="text">
      <style:text-properties style:font-name="Pericles" fo:font-size="8pt" style:font-size-asian="8pt" style:font-size-complex="8pt"/>
    </style:style>
    <style:style style:name="TableRow3003" style:family="table-row">
      <style:table-row-properties style:use-optimal-row-height="false"/>
    </style:style>
    <style:style style:name="TableCell30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5" style:parent-style-name="Standard" style:family="paragraph">
      <style:text-properties style:font-name="Pericles" fo:font-size="8pt" style:font-size-asian="8pt" style:font-size-complex="8pt"/>
    </style:style>
    <style:style style:name="TableCell30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7" style:parent-style-name="ListParagraph" style:list-style-name="WWNum11" style:family="paragraph">
      <style:text-properties style:font-name="Pericles" fo:font-size="8pt" style:font-size-asian="8pt" style:font-size-complex="8pt"/>
    </style:style>
    <style:style style:name="P3008" style:parent-style-name="ListParagraph" style:list-style-name="WWNum11" style:family="paragraph">
      <style:text-properties style:font-name="Pericles" fo:font-size="8pt" style:font-size-asian="8pt" style:font-size-complex="8pt"/>
    </style:style>
    <style:style style:name="TableRow3009" style:family="table-row">
      <style:table-row-properties style:use-optimal-row-height="false"/>
    </style:style>
    <style:style style:name="TableCell30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1" style:parent-style-name="Standard" style:family="paragraph">
      <style:text-properties style:font-name="Pericles" fo:font-size="8pt" style:font-size-asian="8pt" style:font-size-complex="8pt"/>
    </style:style>
    <style:style style:name="TableCell30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3" style:parent-style-name="Standard" style:family="paragraph">
      <style:text-properties style:font-name="Pericles" fo:font-size="8pt" style:font-size-asian="8pt" style:font-size-complex="8pt"/>
    </style:style>
    <style:style style:name="TableRow3014" style:family="table-row">
      <style:table-row-properties style:use-optimal-row-height="false"/>
    </style:style>
    <style:style style:name="TableCell30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6" style:parent-style-name="Standard" style:family="paragraph">
      <style:text-properties style:font-name="Pericles" fo:font-size="8pt" style:font-size-asian="8pt" style:font-size-complex="8pt"/>
    </style:style>
    <style:style style:name="TableCell30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8" style:parent-style-name="Standard" style:family="paragraph">
      <style:text-properties style:font-name="Pericles" fo:font-size="8pt" style:font-size-asian="8pt" style:font-size-complex="8pt"/>
    </style:style>
    <style:style style:name="TableRow3019" style:family="table-row">
      <style:table-row-properties style:use-optimal-row-height="false"/>
    </style:style>
    <style:style style:name="TableCell30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21" style:parent-style-name="Standard" style:family="paragraph">
      <style:text-properties style:font-name="Pericles" fo:font-size="8pt" style:font-size-asian="8pt" style:font-size-complex="8pt"/>
    </style:style>
    <style:style style:name="TableCell30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23" style:parent-style-name="ListParagraph" style:list-style-name="WWNum11" style:family="paragraph">
      <style:text-properties style:font-name="Pericles" fo:font-size="8pt" style:font-size-asian="8pt" style:font-size-complex="8pt"/>
    </style:style>
    <style:style style:name="P3024" style:parent-style-name="ListParagraph" style:list-style-name="WWNum11" style:family="paragraph">
      <style:text-properties style:font-name="Pericles" fo:font-size="8pt" style:font-size-asian="8pt" style:font-size-complex="8pt"/>
    </style:style>
    <style:style style:name="TableRow3025" style:family="table-row">
      <style:table-row-properties style:use-optimal-row-height="false"/>
    </style:style>
    <style:style style:name="TableCell3026" style:family="table-cell">
      <style:table-cell-properties fo:border="0.0069in solid #00000A" style:writing-mode="lr-tb" fo:padding-top="0in" fo:padding-left="0.075in" fo:padding-bottom="0in" fo:padding-right="0.075in"/>
    </style:style>
    <style:style style:name="T3027" style:parent-style-name="DefaultParagraphFont" style:family="text">
      <style:text-properties style:font-name="Arial" fo:font-size="8pt" style:font-size-asian="8pt" style:font-size-complex="8pt"/>
    </style:style>
    <style:style style:name="T3028" style:parent-style-name="DefaultParagraphFont" style:family="text">
      <style:text-properties style:font-name="Pericles" fo:font-size="8pt" style:font-size-asian="8pt" style:font-size-complex="8pt"/>
    </style:style>
    <style:style style:name="TableCell3029" style:family="table-cell">
      <style:table-cell-properties fo:border="0.0069in solid #00000A" style:writing-mode="lr-tb" fo:padding-top="0in" fo:padding-left="0.075in" fo:padding-bottom="0in" fo:padding-right="0.075in"/>
    </style:style>
    <style:style style:name="T3030" style:parent-style-name="DefaultParagraphFont" style:family="text">
      <style:text-properties style:font-name="Pericles" fo:font-size="8pt" style:font-size-asian="8pt" style:font-size-complex="8pt"/>
    </style:style>
    <style:style style:name="T3031" style:parent-style-name="DefaultParagraphFont" style:family="text">
      <style:text-properties style:font-name="Arial" fo:font-size="8pt" style:font-size-asian="8pt" style:font-size-complex="8pt"/>
    </style:style>
    <style:style style:name="T3032" style:parent-style-name="DefaultParagraphFont" style:family="text">
      <style:text-properties style:font-name="Pericles" fo:font-size="8pt" style:font-size-asian="8pt" style:font-size-complex="8pt"/>
    </style:style>
    <style:style style:name="TableRow3033" style:family="table-row">
      <style:table-row-properties style:use-optimal-row-height="false"/>
    </style:style>
    <style:style style:name="TableCell3034" style:family="table-cell">
      <style:table-cell-properties fo:border="0.0069in solid #00000A" style:writing-mode="lr-tb" fo:padding-top="0in" fo:padding-left="0.075in" fo:padding-bottom="0in" fo:padding-right="0.075in"/>
    </style:style>
    <style:style style:name="P3035" style:parent-style-name="Standard" style:family="paragraph">
      <style:text-properties style:font-name="Pericles" fo:font-size="8pt" style:font-size-asian="8pt" style:font-size-complex="10pt"/>
    </style:style>
    <style:style style:name="TableCell3036" style:family="table-cell">
      <style:table-cell-properties fo:border="0.0069in solid #00000A" style:writing-mode="lr-tb" fo:padding-top="0in" fo:padding-left="0.075in" fo:padding-bottom="0in" fo:padding-right="0.075in"/>
    </style:style>
    <style:style style:name="P3037" style:parent-style-name="Standard" style:list-style-name="LFO45" style:family="paragraph">
      <style:text-properties style:font-name="Pericles" fo:font-size="8pt" style:font-size-asian="8pt" style:font-size-complex="10pt"/>
    </style:style>
    <style:style style:name="P3038" style:parent-style-name="Standard" style:list-style-name="LFO45" style:family="paragraph">
      <style:text-properties style:font-name="Pericles" fo:font-size="8pt" style:font-size-asian="8pt" style:font-size-complex="10pt"/>
    </style:style>
    <style:style style:name="TableRow3039" style:family="table-row">
      <style:table-row-properties style:use-optimal-row-height="false"/>
    </style:style>
    <style:style style:name="TableCell30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1" style:parent-style-name="Standard" style:family="paragraph">
      <style:text-properties style:font-name="Pericles" fo:font-size="8pt" style:font-size-asian="8pt" style:font-size-complex="10pt"/>
    </style:style>
    <style:style style:name="TableCell30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3" style:parent-style-name="Standard" style:family="paragraph">
      <style:text-properties style:font-name="Pericles" fo:font-size="8pt" style:font-size-asian="8pt" style:font-size-complex="10pt"/>
    </style:style>
    <style:style style:name="TableRow3044" style:family="table-row">
      <style:table-row-properties style:use-optimal-row-height="false"/>
    </style:style>
    <style:style style:name="TableCell30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6" style:parent-style-name="Standard" style:family="paragraph">
      <style:text-properties style:font-name="Pericles" fo:font-size="8pt" style:font-size-asian="8pt" style:font-size-complex="10pt"/>
    </style:style>
    <style:style style:name="TableCell30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8" style:parent-style-name="Standard" style:family="paragraph">
      <style:text-properties style:font-name="Pericles" fo:font-size="8pt" style:font-size-asian="8pt" style:font-size-complex="10pt"/>
    </style:style>
    <style:style style:name="TableRow3049" style:family="table-row">
      <style:table-row-properties style:use-optimal-row-height="false"/>
    </style:style>
    <style:style style:name="TableCell30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1" style:parent-style-name="Standard" style:family="paragraph">
      <style:text-properties style:font-name="Pericles" fo:font-size="8pt" style:font-size-asian="8pt" style:font-size-complex="10pt"/>
    </style:style>
    <style:style style:name="TableCell30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3" style:parent-style-name="Standard" style:family="paragraph">
      <style:text-properties style:font-name="Pericles" fo:font-size="8pt" style:font-size-asian="8pt" style:font-size-complex="10pt"/>
    </style:style>
    <style:style style:name="TableRow3054" style:family="table-row">
      <style:table-row-properties style:use-optimal-row-height="false"/>
    </style:style>
    <style:style style:name="TableCell3055" style:family="table-cell">
      <style:table-cell-properties fo:border="0.0069in solid #00000A" style:writing-mode="lr-tb" fo:padding-top="0in" fo:padding-left="0.075in" fo:padding-bottom="0in" fo:padding-right="0.075in"/>
    </style:style>
    <style:style style:name="P3056" style:parent-style-name="Standard" style:family="paragraph">
      <style:text-properties style:font-name="Pericles" fo:font-size="8pt" style:font-size-asian="8pt" style:font-size-complex="10pt"/>
    </style:style>
    <style:style style:name="TableCell3057" style:family="table-cell">
      <style:table-cell-properties fo:border="0.0069in solid #00000A" style:writing-mode="lr-tb" fo:padding-top="0in" fo:padding-left="0.075in" fo:padding-bottom="0in" fo:padding-right="0.075in"/>
    </style:style>
    <style:style style:name="P3058" style:parent-style-name="Standard" style:family="paragraph">
      <style:text-properties style:font-name="Pericles" fo:font-size="8pt" style:font-size-asian="8pt" style:font-size-complex="10pt"/>
    </style:style>
    <style:style style:name="TableRow3059" style:family="table-row">
      <style:table-row-properties style:use-optimal-row-height="false"/>
    </style:style>
    <style:style style:name="TableCell30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1" style:parent-style-name="Standard" style:family="paragraph">
      <style:text-properties style:font-name="Pericles" fo:font-size="8pt" style:font-size-asian="8pt" style:font-size-complex="10pt"/>
    </style:style>
    <style:style style:name="TableCell30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3" style:parent-style-name="Standard" style:family="paragraph">
      <style:text-properties style:font-name="Pericles" fo:font-size="8pt" style:font-size-asian="8pt" style:font-size-complex="10pt"/>
    </style:style>
    <style:style style:name="TableRow3064" style:family="table-row">
      <style:table-row-properties style:use-optimal-row-height="false"/>
    </style:style>
    <style:style style:name="TableCell30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6" style:parent-style-name="Standard" style:family="paragraph">
      <style:text-properties style:font-name="Pericles" fo:font-size="8pt" style:font-size-asian="8pt" style:font-size-complex="10pt"/>
    </style:style>
    <style:style style:name="TableCell30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8" style:parent-style-name="Standard" style:list-style-name="LFO45" style:family="paragraph">
      <style:text-properties style:font-name="Pericles" fo:font-size="8pt" style:font-size-asian="8pt" style:font-size-complex="10pt"/>
    </style:style>
    <style:style style:name="P3069" style:parent-style-name="Standard" style:list-style-name="LFO45" style:family="paragraph">
      <style:text-properties style:font-name="Pericles" fo:font-size="8pt" style:font-size-asian="8pt" style:font-size-complex="10pt"/>
    </style:style>
    <style:style style:name="P3070" style:parent-style-name="Standard" style:list-style-name="LFO45" style:family="paragraph">
      <style:text-properties style:font-name="Pericles" fo:font-size="8pt" style:font-size-asian="8pt" style:font-size-complex="10pt"/>
    </style:style>
    <style:style style:name="TableRow3071" style:family="table-row">
      <style:table-row-properties style:use-optimal-row-height="false"/>
    </style:style>
    <style:style style:name="TableCell30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3" style:parent-style-name="Standard" style:family="paragraph">
      <style:text-properties style:font-name="Pericles" fo:font-size="8pt" style:font-size-asian="8pt" style:font-size-complex="10pt"/>
    </style:style>
    <style:style style:name="TableCell30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5" style:parent-style-name="Standard" style:family="paragraph">
      <style:text-properties style:font-name="Pericles" fo:font-size="8pt" style:font-size-asian="8pt" style:font-size-complex="10pt"/>
    </style:style>
    <style:style style:name="TableRow3076" style:family="table-row">
      <style:table-row-properties style:use-optimal-row-height="false"/>
    </style:style>
    <style:style style:name="TableCell30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8" style:parent-style-name="Standard" style:family="paragraph">
      <style:text-properties style:font-name="Pericles" fo:font-size="8pt" style:font-size-asian="8pt" style:font-size-complex="10pt"/>
    </style:style>
    <style:style style:name="TableCell30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0" style:parent-style-name="Standard" style:family="paragraph">
      <style:text-properties style:font-name="Pericles" fo:font-size="8pt" style:font-size-asian="8pt" style:font-size-complex="10pt"/>
    </style:style>
    <style:style style:name="TableRow3081" style:family="table-row">
      <style:table-row-properties style:use-optimal-row-height="false"/>
    </style:style>
    <style:style style:name="TableCell30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3" style:parent-style-name="Standard" style:family="paragraph">
      <style:text-properties style:font-name="Pericles" fo:font-size="8pt" style:font-size-asian="8pt" style:font-size-complex="10pt"/>
    </style:style>
    <style:style style:name="TableCell30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5" style:parent-style-name="Standard" style:family="paragraph">
      <style:text-properties style:font-name="Pericles" fo:font-size="8pt" style:font-size-asian="8pt" style:font-size-complex="10pt"/>
    </style:style>
    <style:style style:name="TableRow3086" style:family="table-row">
      <style:table-row-properties style:use-optimal-row-height="false"/>
    </style:style>
    <style:style style:name="TableCell3087" style:family="table-cell">
      <style:table-cell-properties fo:border="0.0069in solid #00000A" style:writing-mode="lr-tb" fo:padding-top="0in" fo:padding-left="0.075in" fo:padding-bottom="0in" fo:padding-right="0.075in"/>
    </style:style>
    <style:style style:name="P3088" style:parent-style-name="Standard" style:family="paragraph">
      <style:text-properties style:font-name="Pericles" fo:font-size="8pt" style:font-size-asian="8pt" style:font-size-complex="10pt"/>
    </style:style>
    <style:style style:name="TableCell3089" style:family="table-cell">
      <style:table-cell-properties fo:border="0.0069in solid #00000A" style:writing-mode="lr-tb" fo:padding-top="0in" fo:padding-left="0.075in" fo:padding-bottom="0in" fo:padding-right="0.075in"/>
    </style:style>
    <style:style style:name="P3090" style:parent-style-name="Standard" style:family="paragraph">
      <style:text-properties style:font-name="Pericles" fo:font-size="8pt" style:font-size-asian="8pt" style:font-size-complex="10pt"/>
    </style:style>
    <style:style style:name="TableRow3091" style:family="table-row">
      <style:table-row-properties style:use-optimal-row-height="false"/>
    </style:style>
    <style:style style:name="TableCell30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3" style:parent-style-name="Standard" style:family="paragraph">
      <style:text-properties style:font-name="Pericles" fo:font-size="8pt" style:font-size-asian="8pt" style:font-size-complex="10pt"/>
    </style:style>
    <style:style style:name="TableCell30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5" style:parent-style-name="Standard" style:family="paragraph">
      <style:text-properties style:font-name="Pericles" fo:font-size="8pt" style:font-size-asian="8pt" style:font-size-complex="10pt"/>
    </style:style>
    <style:style style:name="TableRow3096" style:family="table-row">
      <style:table-row-properties style:use-optimal-row-height="false"/>
    </style:style>
    <style:style style:name="TableCell3097" style:family="table-cell">
      <style:table-cell-properties fo:border="0.0069in solid #00000A" style:writing-mode="lr-tb" fo:padding-top="0in" fo:padding-left="0.075in" fo:padding-bottom="0in" fo:padding-right="0.075in"/>
    </style:style>
    <style:style style:name="P3098" style:parent-style-name="Standard" style:family="paragraph">
      <style:text-properties style:font-name="Pericles" fo:font-size="8pt" style:font-size-asian="8pt" style:font-size-complex="10pt"/>
    </style:style>
    <style:style style:name="TableCell3099" style:family="table-cell">
      <style:table-cell-properties fo:border="0.0069in solid #00000A" style:writing-mode="lr-tb" fo:padding-top="0in" fo:padding-left="0.075in" fo:padding-bottom="0in" fo:padding-right="0.075in"/>
    </style:style>
    <style:style style:name="P3100" style:parent-style-name="ListParagraph" style:list-style-name="WWNum32" style:family="paragraph">
      <style:text-properties style:font-name="Pericles" fo:font-size="8pt" style:font-size-asian="8pt" style:font-size-complex="10pt"/>
    </style:style>
    <style:style style:name="P3101" style:parent-style-name="ListParagraph" style:list-style-name="WWNum32" style:family="paragraph">
      <style:text-properties style:font-name="Pericles" fo:font-size="8pt" style:font-size-asian="8pt" style:font-size-complex="10pt"/>
    </style:style>
    <style:style style:name="TableRow3102" style:family="table-row">
      <style:table-row-properties style:use-optimal-row-height="false"/>
    </style:style>
    <style:style style:name="TableCell31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4" style:parent-style-name="Standard" style:family="paragraph">
      <style:text-properties style:font-name="Pericles" fo:font-size="8pt" style:font-size-asian="8pt" style:font-size-complex="10pt"/>
    </style:style>
    <style:style style:name="TableCell31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6" style:parent-style-name="ListParagraph" style:family="paragraph">
      <style:paragraph-properties fo:margin-left="0in">
        <style:tab-stops/>
      </style:paragraph-properties>
      <style:text-properties style:font-name="Pericles" fo:font-size="8pt" style:font-size-asian="8pt" style:font-size-complex="10pt"/>
    </style:style>
    <style:style style:name="TableRow3107" style:family="table-row">
      <style:table-row-properties style:use-optimal-row-height="false"/>
    </style:style>
    <style:style style:name="TableCell3108" style:family="table-cell">
      <style:table-cell-properties fo:border="0.0069in solid #00000A" style:writing-mode="lr-tb" fo:padding-top="0in" fo:padding-left="0.075in" fo:padding-bottom="0in" fo:padding-right="0.075in"/>
    </style:style>
    <style:style style:name="P3109" style:parent-style-name="Standard" style:family="paragraph">
      <style:text-properties style:font-name="Pericles" fo:font-size="8pt" style:font-size-asian="8pt" style:font-size-complex="10pt"/>
    </style:style>
    <style:style style:name="TableCell3110" style:family="table-cell">
      <style:table-cell-properties fo:border="0.0069in solid #00000A" style:writing-mode="lr-tb" fo:padding-top="0in" fo:padding-left="0.075in" fo:padding-bottom="0in" fo:padding-right="0.075in"/>
    </style:style>
    <style:style style:name="P3111" style:parent-style-name="Standard" style:family="paragraph">
      <style:text-properties style:font-name="Pericles" fo:font-size="8pt" style:font-size-asian="8pt" style:font-size-complex="10pt"/>
    </style:style>
    <style:style style:name="TableRow3112" style:family="table-row">
      <style:table-row-properties style:use-optimal-row-height="false"/>
    </style:style>
    <style:style style:name="TableCell31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4" style:parent-style-name="Standard" style:family="paragraph">
      <style:text-properties style:font-name="Pericles" fo:font-size="8pt" style:font-size-asian="8pt" style:font-size-complex="10pt"/>
    </style:style>
    <style:style style:name="TableCell31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6" style:parent-style-name="Standard" style:family="paragraph">
      <style:text-properties style:font-name="Pericles" fo:font-size="8pt" style:font-size-asian="8pt" style:font-size-complex="10pt"/>
    </style:style>
    <style:style style:name="TableRow3117" style:family="table-row">
      <style:table-row-properties style:use-optimal-row-height="false"/>
    </style:style>
    <style:style style:name="TableCell3118" style:family="table-cell">
      <style:table-cell-properties fo:border="0.0069in solid #00000A" style:writing-mode="lr-tb" fo:padding-top="0in" fo:padding-left="0.075in" fo:padding-bottom="0in" fo:padding-right="0.075in"/>
    </style:style>
    <style:style style:name="P3119" style:parent-style-name="Standard" style:family="paragraph">
      <style:text-properties style:font-name="Pericles" fo:font-size="8pt" style:font-size-asian="8pt" style:font-size-complex="8pt"/>
    </style:style>
    <style:style style:name="TableCell3120" style:family="table-cell">
      <style:table-cell-properties fo:border="0.0069in solid #00000A" style:writing-mode="lr-tb" fo:padding-top="0in" fo:padding-left="0.075in" fo:padding-bottom="0in" fo:padding-right="0.075in"/>
    </style:style>
    <style:style style:name="P3121" style:parent-style-name="ListParagraph" style:list-style-name="WWNum15" style:family="paragraph">
      <style:text-properties style:font-name="Pericles" fo:font-size="8pt" style:font-size-asian="8pt" style:font-size-complex="10pt"/>
    </style:style>
    <style:style style:name="P3122" style:parent-style-name="ListParagraph" style:list-style-name="WWNum15" style:family="paragraph">
      <style:text-properties style:font-name="Pericles" fo:font-size="8pt" style:font-size-asian="8pt" style:font-size-complex="10pt"/>
    </style:style>
    <style:style style:name="P3123" style:parent-style-name="ListParagraph" style:list-style-name="WWNum15" style:family="paragraph">
      <style:text-properties style:font-name="Pericles" fo:font-size="8pt" style:font-size-asian="8pt" style:font-size-complex="10pt"/>
    </style:style>
    <style:style style:name="TableRow3124" style:family="table-row">
      <style:table-row-properties style:use-optimal-row-height="false"/>
    </style:style>
    <style:style style:name="TableCell31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6" style:parent-style-name="Standard" style:family="paragraph">
      <style:text-properties style:font-name="Pericles" fo:font-size="8pt" style:font-size-asian="8pt" style:font-size-complex="8pt"/>
    </style:style>
    <style:style style:name="TableCell31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8" style:parent-style-name="Standard" style:family="paragraph">
      <style:text-properties style:font-name="Pericles" fo:font-size="8pt" style:font-size-asian="8pt" style:font-size-complex="8pt"/>
    </style:style>
    <style:style style:name="TableRow3129" style:family="table-row">
      <style:table-row-properties style:use-optimal-row-height="false"/>
    </style:style>
    <style:style style:name="TableCell3130" style:family="table-cell">
      <style:table-cell-properties fo:border="0.0069in solid #00000A" style:writing-mode="lr-tb" fo:padding-top="0in" fo:padding-left="0.075in" fo:padding-bottom="0in" fo:padding-right="0.075in"/>
    </style:style>
    <style:style style:name="P3131" style:parent-style-name="Standard" style:family="paragraph">
      <style:text-properties style:font-name="Pericles" fo:font-size="8pt" style:font-size-asian="8pt" style:font-size-complex="10pt"/>
    </style:style>
    <style:style style:name="TableCell3132" style:family="table-cell">
      <style:table-cell-properties fo:border="0.0069in solid #00000A" style:writing-mode="lr-tb" fo:padding-top="0in" fo:padding-left="0.075in" fo:padding-bottom="0in" fo:padding-right="0.075in"/>
    </style:style>
    <style:style style:name="P3133" style:parent-style-name="ListParagraph" style:list-style-name="WWNum15" style:family="paragraph">
      <style:text-properties style:font-name="Pericles" fo:font-size="8pt" style:font-size-asian="8pt" style:font-size-complex="10pt"/>
    </style:style>
    <style:style style:name="P3134" style:parent-style-name="ListParagraph" style:list-style-name="WWNum15" style:family="paragraph">
      <style:text-properties style:font-name="Pericles" fo:font-size="8pt" style:font-size-asian="8pt" style:font-size-complex="10pt"/>
    </style:style>
    <style:style style:name="TableRow3135" style:family="table-row">
      <style:table-row-properties style:use-optimal-row-height="false"/>
    </style:style>
    <style:style style:name="TableCell3136" style:family="table-cell">
      <style:table-cell-properties fo:border="0.0069in solid #00000A" style:writing-mode="lr-tb" fo:padding-top="0in" fo:padding-left="0.075in" fo:padding-bottom="0in" fo:padding-right="0.075in"/>
    </style:style>
    <style:style style:name="P3137" style:parent-style-name="Standard" style:family="paragraph">
      <style:text-properties style:font-name="Pericles" fo:font-size="8pt" style:font-size-asian="8pt" style:font-size-complex="8pt"/>
    </style:style>
    <style:style style:name="TableCell3138" style:family="table-cell">
      <style:table-cell-properties fo:border="0.0069in solid #00000A" style:writing-mode="lr-tb" fo:padding-top="0in" fo:padding-left="0.075in" fo:padding-bottom="0in" fo:padding-right="0.075in"/>
    </style:style>
    <style:style style:name="P3139" style:parent-style-name="Standard" style:family="paragraph">
      <style:text-properties style:font-name="Pericles" fo:font-size="8pt" style:font-size-asian="8pt" style:font-size-complex="8pt"/>
    </style:style>
    <style:style style:name="TableRow3140" style:family="table-row">
      <style:table-row-properties style:use-optimal-row-height="false"/>
    </style:style>
    <style:style style:name="TableCell3141" style:family="table-cell">
      <style:table-cell-properties fo:border="0.0069in solid #00000A" style:writing-mode="lr-tb" fo:padding-top="0in" fo:padding-left="0.075in" fo:padding-bottom="0in" fo:padding-right="0.075in"/>
    </style:style>
    <style:style style:name="P3142" style:parent-style-name="Standard" style:family="paragraph">
      <style:text-properties style:font-name="Pericles" fo:font-size="8pt" style:font-size-asian="8pt" style:font-size-complex="8pt"/>
    </style:style>
    <style:style style:name="TableCell3143" style:family="table-cell">
      <style:table-cell-properties fo:border="0.0069in solid #00000A" style:writing-mode="lr-tb" fo:padding-top="0in" fo:padding-left="0.075in" fo:padding-bottom="0in" fo:padding-right="0.075in"/>
    </style:style>
    <style:style style:name="P3144" style:parent-style-name="Standard" style:family="paragraph">
      <style:text-properties style:font-name="Pericles" fo:font-size="8pt" style:font-size-asian="8pt" style:font-size-complex="8pt"/>
    </style:style>
    <style:style style:name="TableRow3145" style:family="table-row">
      <style:table-row-properties style:use-optimal-row-height="false"/>
    </style:style>
    <style:style style:name="TableCell3146" style:family="table-cell">
      <style:table-cell-properties fo:border="0.0069in solid #00000A" style:writing-mode="lr-tb" fo:padding-top="0in" fo:padding-left="0.075in" fo:padding-bottom="0in" fo:padding-right="0.075in"/>
    </style:style>
    <style:style style:name="P3147" style:parent-style-name="Standard" style:family="paragraph">
      <style:text-properties style:font-name="Pericles" fo:font-size="8pt" style:font-size-asian="8pt" style:font-size-complex="10pt"/>
    </style:style>
    <style:style style:name="TableCell3148" style:family="table-cell">
      <style:table-cell-properties fo:border="0.0069in solid #00000A" style:writing-mode="lr-tb" fo:padding-top="0in" fo:padding-left="0.075in" fo:padding-bottom="0in" fo:padding-right="0.075in"/>
    </style:style>
    <style:style style:name="P3149" style:parent-style-name="ListParagraph" style:list-style-name="WWNum26" style:family="paragraph"/>
    <style:style style:name="T3150" style:parent-style-name="DefaultParagraphFont" style:family="text">
      <style:text-properties style:font-name="Pericles" fo:font-size="8pt" style:font-size-asian="8pt" style:font-size-complex="10pt"/>
    </style:style>
    <style:style style:name="T3151"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52" style:parent-style-name="DefaultParagraphFont" style:family="text">
      <style:text-properties style:font-name="Pericles" fo:font-size="8pt" style:font-size-asian="8pt" style:font-size-complex="10pt"/>
    </style:style>
    <style:style style:name="P3153" style:parent-style-name="ListParagraph" style:list-style-name="WWNum26" style:family="paragraph"/>
    <style:style style:name="T3154" style:parent-style-name="DefaultParagraphFont" style:family="text">
      <style:text-properties style:font-name="Pericles" fo:font-size="8pt" style:font-size-asian="8pt" style:font-size-complex="10pt"/>
    </style:style>
    <style:style style:name="T3155"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56"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57" style:parent-style-name="DefaultParagraphFont" style:family="text">
      <style:text-properties style:font-name="Pericles" fo:font-style="italic" style:font-style-asian="italic" fo:font-size="8pt" style:font-size-asian="8pt" style:font-size-complex="10pt"/>
    </style:style>
    <style:style style:name="T3158" style:parent-style-name="DefaultParagraphFont" style:family="text">
      <style:text-properties style:font-name="Pericles" fo:font-size="8pt" style:font-size-asian="8pt" style:font-size-complex="10pt"/>
    </style:style>
    <style:style style:name="TableRow3159" style:family="table-row">
      <style:table-row-properties style:use-optimal-row-height="false"/>
    </style:style>
    <style:style style:name="TableCell3160" style:family="table-cell">
      <style:table-cell-properties fo:border="0.0069in solid #00000A" style:writing-mode="lr-tb" fo:padding-top="0in" fo:padding-left="0.075in" fo:padding-bottom="0in" fo:padding-right="0.075in"/>
    </style:style>
    <style:style style:name="T3161" style:parent-style-name="DefaultParagraphFont" style:family="text">
      <style:text-properties style:font-name="Pericles" fo:font-size="8pt" style:font-size-asian="8pt" style:font-size-complex="10pt"/>
    </style:style>
    <style:style style:name="T3162" style:parent-style-name="DefaultParagraphFont" style:family="text">
      <style:text-properties style:font-name="Arial" fo:font-size="8pt" style:font-size-asian="8pt" style:font-size-complex="10pt"/>
    </style:style>
    <style:style style:name="T3163" style:parent-style-name="DefaultParagraphFont" style:family="text">
      <style:text-properties style:font-name="Pericles" fo:font-size="8pt" style:font-size-asian="8pt" style:font-size-complex="10pt"/>
    </style:style>
    <style:style style:name="TableCell3164" style:family="table-cell">
      <style:table-cell-properties fo:border="0.0069in solid #00000A" style:writing-mode="lr-tb" fo:padding-top="0in" fo:padding-left="0.075in" fo:padding-bottom="0in" fo:padding-right="0.075in"/>
    </style:style>
    <style:style style:name="P3165" style:parent-style-name="Standard" style:family="paragraph">
      <style:text-properties style:font-name="Pericles" fo:font-size="8pt" style:font-size-asian="8pt" style:font-size-complex="10pt"/>
    </style:style>
    <style:style style:name="TableRow3166" style:family="table-row">
      <style:table-row-properties style:use-optimal-row-height="false"/>
    </style:style>
    <style:style style:name="TableCell3167" style:family="table-cell">
      <style:table-cell-properties fo:border="0.0069in solid #00000A" style:writing-mode="lr-tb" fo:padding-top="0in" fo:padding-left="0.075in" fo:padding-bottom="0in" fo:padding-right="0.075in"/>
    </style:style>
    <style:style style:name="P3168" style:parent-style-name="Standard" style:family="paragraph">
      <style:text-properties style:font-name="Pericles" fo:font-size="8pt" style:font-size-asian="8pt" style:font-size-complex="10pt"/>
    </style:style>
    <style:style style:name="TableCell3169" style:family="table-cell">
      <style:table-cell-properties fo:border="0.0069in solid #00000A" style:writing-mode="lr-tb" fo:padding-top="0in" fo:padding-left="0.075in" fo:padding-bottom="0in" fo:padding-right="0.075in"/>
    </style:style>
    <style:style style:name="P3170" style:parent-style-name="Standard" style:family="paragraph">
      <style:text-properties style:font-name="Pericles" fo:font-size="8pt" style:font-size-asian="8pt" style:font-size-complex="10pt"/>
    </style:style>
    <style:style style:name="TableRow3171" style:family="table-row">
      <style:table-row-properties style:use-optimal-row-height="false"/>
    </style:style>
    <style:style style:name="TableCell31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3" style:parent-style-name="Standard" style:family="paragraph">
      <style:text-properties style:font-name="Pericles" fo:font-size="8pt" style:font-size-asian="8pt" style:font-size-complex="10pt"/>
    </style:style>
    <style:style style:name="TableCell31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5" style:parent-style-name="Standard" style:family="paragraph">
      <style:text-properties style:font-name="Pericles" fo:font-size="8pt" style:font-size-asian="8pt" style:font-size-complex="10pt"/>
    </style:style>
    <style:style style:name="TableRow3176" style:family="table-row">
      <style:table-row-properties style:use-optimal-row-height="false"/>
    </style:style>
    <style:style style:name="TableCell3177" style:family="table-cell">
      <style:table-cell-properties fo:border="0.0069in solid #00000A" style:writing-mode="lr-tb" fo:padding-top="0in" fo:padding-left="0.075in" fo:padding-bottom="0in" fo:padding-right="0.075in"/>
    </style:style>
    <style:style style:name="P3178" style:parent-style-name="Standard" style:family="paragraph">
      <style:text-properties style:font-name="Pericles" fo:font-size="8pt" style:font-size-asian="8pt" style:font-size-complex="10pt"/>
    </style:style>
    <style:style style:name="TableCell3179" style:family="table-cell">
      <style:table-cell-properties fo:border="0.0069in solid #00000A" style:writing-mode="lr-tb" fo:padding-top="0in" fo:padding-left="0.075in" fo:padding-bottom="0in" fo:padding-right="0.075in"/>
    </style:style>
    <style:style style:name="P3180" style:parent-style-name="Standard" style:family="paragraph">
      <style:text-properties style:font-name="Pericles" fo:font-size="8pt" style:font-size-asian="8pt" style:font-size-complex="10pt"/>
    </style:style>
    <style:style style:name="TableRow3181" style:family="table-row">
      <style:table-row-properties style:use-optimal-row-height="false"/>
    </style:style>
    <style:style style:name="TableCell31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3" style:parent-style-name="Standard" style:family="paragraph">
      <style:text-properties style:font-name="Pericles" fo:font-size="8pt" style:font-size-asian="8pt" style:font-size-complex="10pt"/>
    </style:style>
    <style:style style:name="TableCell31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5" style:parent-style-name="Standard" style:family="paragraph">
      <style:text-properties style:font-name="Pericles" fo:font-size="8pt" style:font-size-asian="8pt" style:font-size-complex="10pt"/>
    </style:style>
    <style:style style:name="TableRow3186" style:family="table-row">
      <style:table-row-properties style:use-optimal-row-height="false"/>
    </style:style>
    <style:style style:name="TableCell31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8" style:parent-style-name="Standard" style:family="paragraph">
      <style:text-properties style:font-name="Pericles" fo:font-size="8pt" style:font-size-asian="8pt" style:font-size-complex="10pt"/>
    </style:style>
    <style:style style:name="TableCell31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0" style:parent-style-name="Standard" style:family="paragraph">
      <style:text-properties style:font-name="Pericles" fo:font-size="8pt" style:font-size-asian="8pt" style:font-size-complex="10pt"/>
    </style:style>
    <style:style style:name="TableRow3191" style:family="table-row">
      <style:table-row-properties style:use-optimal-row-height="false"/>
    </style:style>
    <style:style style:name="TableCell31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3" style:parent-style-name="Standard" style:family="paragraph">
      <style:text-properties style:font-name="Pericles" fo:font-size="8pt" style:font-size-asian="8pt" style:font-size-complex="10pt"/>
    </style:style>
    <style:style style:name="TableCell31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5" style:parent-style-name="Standard" style:family="paragraph">
      <style:text-properties style:font-name="Pericles" fo:font-size="8pt" style:font-size-asian="8pt" style:font-size-complex="10pt"/>
    </style:style>
    <style:style style:name="TableRow3196" style:family="table-row">
      <style:table-row-properties style:use-optimal-row-height="false"/>
    </style:style>
    <style:style style:name="TableCell31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8" style:parent-style-name="Standard" style:family="paragraph">
      <style:text-properties style:font-name="Pericles" fo:font-size="8pt" style:font-size-asian="8pt" style:font-size-complex="10pt"/>
    </style:style>
    <style:style style:name="TableCell31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0" style:parent-style-name="Standard" style:family="paragraph">
      <style:text-properties style:font-name="Pericles" fo:font-size="8pt" style:font-size-asian="8pt" style:font-size-complex="10pt"/>
    </style:style>
    <style:style style:name="TableRow3201" style:family="table-row">
      <style:table-row-properties style:use-optimal-row-height="false"/>
    </style:style>
    <style:style style:name="TableCell3202" style:family="table-cell">
      <style:table-cell-properties fo:border="0.0069in solid #00000A" style:writing-mode="lr-tb" fo:padding-top="0in" fo:padding-left="0.075in" fo:padding-bottom="0in" fo:padding-right="0.075in"/>
    </style:style>
    <style:style style:name="P3203" style:parent-style-name="Standard" style:family="paragraph">
      <style:text-properties style:font-name="Pericles" fo:font-size="8pt" style:font-size-asian="8pt" style:font-size-complex="10pt"/>
    </style:style>
    <style:style style:name="TableCell3204" style:family="table-cell">
      <style:table-cell-properties fo:border="0.0069in solid #00000A" style:writing-mode="lr-tb" fo:padding-top="0in" fo:padding-left="0.075in" fo:padding-bottom="0in" fo:padding-right="0.075in"/>
    </style:style>
    <style:style style:name="P3205" style:parent-style-name="Standard" style:family="paragraph">
      <style:text-properties style:font-name="Pericles" fo:font-size="8pt" style:font-size-asian="8pt" style:font-size-complex="10pt"/>
    </style:style>
    <style:style style:name="TableRow3206" style:family="table-row">
      <style:table-row-properties style:use-optimal-row-height="false"/>
    </style:style>
    <style:style style:name="TableCell32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8" style:parent-style-name="Standard" style:family="paragraph">
      <style:text-properties style:font-name="Pericles" fo:font-size="8pt" style:font-size-asian="8pt" style:font-size-complex="10pt"/>
    </style:style>
    <style:style style:name="TableCell32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0" style:parent-style-name="Standard" style:family="paragraph">
      <style:text-properties style:font-name="Pericles" fo:font-size="8pt" style:font-size-asian="8pt" style:font-size-complex="10pt"/>
    </style:style>
    <style:style style:name="TableRow3211" style:family="table-row">
      <style:table-row-properties style:use-optimal-row-height="false"/>
    </style:style>
    <style:style style:name="TableCell3212" style:family="table-cell">
      <style:table-cell-properties fo:border="0.0069in solid #00000A" style:writing-mode="lr-tb" fo:padding-top="0in" fo:padding-left="0.075in" fo:padding-bottom="0in" fo:padding-right="0.075in"/>
    </style:style>
    <style:style style:name="P3213" style:parent-style-name="Standard" style:family="paragraph">
      <style:text-properties style:font-name="Pericles" fo:font-size="8pt" style:font-size-asian="8pt" style:font-size-complex="8pt"/>
    </style:style>
    <style:style style:name="TableCell3214" style:family="table-cell">
      <style:table-cell-properties fo:border="0.0069in solid #00000A" style:writing-mode="lr-tb" fo:padding-top="0in" fo:padding-left="0.075in" fo:padding-bottom="0in" fo:padding-right="0.075in"/>
    </style:style>
    <style:style style:name="P3215" style:parent-style-name="ListParagraph" style:list-style-name="WWNum25" style:family="paragraph">
      <style:text-properties style:font-name="Pericles" fo:font-size="8pt" style:font-size-asian="8pt" style:font-size-complex="8pt"/>
    </style:style>
    <style:style style:name="P3216" style:parent-style-name="ListParagraph" style:list-style-name="WWNum25" style:family="paragraph">
      <style:text-properties style:font-name="Pericles" fo:font-size="8pt" style:font-size-asian="8pt" style:font-size-complex="8pt"/>
    </style:style>
    <style:style style:name="P3217" style:parent-style-name="ListParagraph" style:list-style-name="WWNum25" style:family="paragraph">
      <style:text-properties style:font-name="Pericles" fo:font-size="8pt" style:font-size-asian="8pt" style:font-size-complex="8pt"/>
    </style:style>
    <style:style style:name="P3218" style:parent-style-name="ListParagraph" style:list-style-name="WWNum25" style:family="paragraph">
      <style:text-properties style:font-name="Pericles" fo:font-size="8pt" style:font-size-asian="8pt" style:font-size-complex="8pt"/>
    </style:style>
    <style:style style:name="P3219" style:parent-style-name="ListParagraph" style:list-style-name="WWNum25" style:family="paragraph">
      <style:text-properties style:font-name="Pericles" fo:font-size="8pt" style:font-size-asian="8pt" style:font-size-complex="8pt"/>
    </style:style>
    <style:style style:name="P3220" style:parent-style-name="ListParagraph" style:list-style-name="WWNum25" style:family="paragraph">
      <style:text-properties style:font-name="Pericles" fo:font-size="8pt" style:font-size-asian="8pt" style:font-size-complex="8pt"/>
    </style:style>
    <style:style style:name="P3221" style:parent-style-name="ListParagraph" style:list-style-name="WWNum25" style:family="paragraph">
      <style:text-properties style:font-name="Pericles" fo:font-size="8pt" style:font-size-asian="8pt" style:font-size-complex="8pt"/>
    </style:style>
    <style:style style:name="TableRow3222" style:family="table-row">
      <style:table-row-properties style:use-optimal-row-height="false"/>
    </style:style>
    <style:style style:name="TableCell32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4" style:parent-style-name="Standard" style:family="paragraph">
      <style:text-properties style:font-name="Pericles" fo:font-size="8pt" style:font-size-asian="8pt" style:font-size-complex="8pt"/>
    </style:style>
    <style:style style:name="TableCell32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6" style:parent-style-name="Standard" style:family="paragraph">
      <style:text-properties style:font-name="Pericles" fo:font-size="8pt" style:font-size-asian="8pt" style:font-size-complex="8pt"/>
    </style:style>
    <style:style style:name="TableRow3227" style:family="table-row">
      <style:table-row-properties style:use-optimal-row-height="false"/>
    </style:style>
    <style:style style:name="TableCell3228" style:family="table-cell">
      <style:table-cell-properties fo:border="0.0069in solid #00000A" style:writing-mode="lr-tb" fo:padding-top="0in" fo:padding-left="0.075in" fo:padding-bottom="0in" fo:padding-right="0.075in"/>
    </style:style>
    <style:style style:name="P3229" style:parent-style-name="Standard" style:family="paragraph">
      <style:text-properties style:font-name="Pericles" fo:font-size="8pt" style:font-size-asian="8pt" style:font-size-complex="8pt"/>
    </style:style>
    <style:style style:name="TableCell3230" style:family="table-cell">
      <style:table-cell-properties fo:border="0.0069in solid #00000A" style:writing-mode="lr-tb" fo:padding-top="0in" fo:padding-left="0.075in" fo:padding-bottom="0in" fo:padding-right="0.075in"/>
    </style:style>
    <style:style style:name="P3231" style:parent-style-name="Standard" style:family="paragraph">
      <style:text-properties style:font-name="Pericles" fo:font-size="8pt" style:font-size-asian="8pt" style:font-size-complex="8pt"/>
    </style:style>
    <style:style style:name="TableRow3232" style:family="table-row">
      <style:table-row-properties style:use-optimal-row-height="false"/>
    </style:style>
    <style:style style:name="TableCell3233" style:family="table-cell">
      <style:table-cell-properties fo:border="0.0069in solid #00000A" style:writing-mode="lr-tb" fo:padding-top="0in" fo:padding-left="0.075in" fo:padding-bottom="0in" fo:padding-right="0.075in"/>
    </style:style>
    <style:style style:name="P3234" style:parent-style-name="Standard" style:family="paragraph">
      <style:text-properties style:font-name="Pericles" fo:font-size="8pt" style:font-size-asian="8pt" style:font-size-complex="8pt"/>
    </style:style>
    <style:style style:name="TableCell3235" style:family="table-cell">
      <style:table-cell-properties fo:border="0.0069in solid #00000A" style:writing-mode="lr-tb" fo:padding-top="0in" fo:padding-left="0.075in" fo:padding-bottom="0in" fo:padding-right="0.075in"/>
    </style:style>
    <style:style style:name="P3236" style:parent-style-name="Standard" style:family="paragraph">
      <style:text-properties style:font-name="Pericles" fo:font-size="8pt" style:font-size-asian="8pt" style:font-size-complex="8pt"/>
    </style:style>
    <style:style style:name="TableRow3237" style:family="table-row">
      <style:table-row-properties style:use-optimal-row-height="false"/>
    </style:style>
    <style:style style:name="TableCell3238" style:family="table-cell">
      <style:table-cell-properties fo:border="0.0069in solid #00000A" style:writing-mode="lr-tb" fo:padding-top="0in" fo:padding-left="0.075in" fo:padding-bottom="0in" fo:padding-right="0.075in"/>
    </style:style>
    <style:style style:name="P3239" style:parent-style-name="Standard" style:family="paragraph">
      <style:text-properties style:font-name="Pericles" fo:font-size="8pt" style:font-size-asian="8pt" style:font-size-complex="8pt"/>
    </style:style>
    <style:style style:name="TableCell3240" style:family="table-cell">
      <style:table-cell-properties fo:border="0.0069in solid #00000A" style:writing-mode="lr-tb" fo:padding-top="0in" fo:padding-left="0.075in" fo:padding-bottom="0in" fo:padding-right="0.075in"/>
    </style:style>
    <style:style style:name="P3241" style:parent-style-name="Standard" style:family="paragraph">
      <style:text-properties style:font-name="Pericles" fo:font-size="8pt" style:font-size-asian="8pt" style:font-size-complex="8pt"/>
    </style:style>
    <style:style style:name="TableRow3242" style:family="table-row">
      <style:table-row-properties style:use-optimal-row-height="false"/>
    </style:style>
    <style:style style:name="TableCell32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44" style:parent-style-name="Standard" style:family="paragraph">
      <style:text-properties style:font-name="Pericles" fo:font-size="8pt" style:font-size-asian="8pt" style:font-size-complex="8pt"/>
    </style:style>
    <style:style style:name="TableCell32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46" style:parent-style-name="Standard" style:family="paragraph">
      <style:text-properties style:font-name="Pericles" fo:font-size="8pt" style:font-size-asian="8pt" style:font-size-complex="8pt"/>
    </style:style>
    <style:style style:name="P3247" style:parent-style-name="Standard" style:list-style-name="LFO46" style:family="paragraph">
      <style:text-properties style:font-name="Pericles" fo:font-size="8pt" style:font-size-asian="8pt" style:font-size-complex="8pt"/>
    </style:style>
    <style:style style:name="P3248" style:parent-style-name="Standard" style:list-style-name="LFO46" style:family="paragraph">
      <style:text-properties style:font-name="Pericles" fo:font-size="8pt" style:font-size-asian="8pt" style:font-size-complex="8pt"/>
    </style:style>
    <style:style style:name="P3249" style:parent-style-name="Standard" style:list-style-name="LFO46" style:family="paragraph">
      <style:text-properties style:font-name="Pericles" fo:font-size="8pt" style:font-size-asian="8pt" style:font-size-complex="8pt"/>
    </style:style>
    <style:style style:name="TableRow3250" style:family="table-row">
      <style:table-row-properties style:use-optimal-row-height="false"/>
    </style:style>
    <style:style style:name="TableCell3251" style:family="table-cell">
      <style:table-cell-properties fo:border="0.0069in solid #00000A" style:writing-mode="lr-tb" fo:padding-top="0in" fo:padding-left="0.075in" fo:padding-bottom="0in" fo:padding-right="0.075in"/>
    </style:style>
    <style:style style:name="P3252" style:parent-style-name="Standard" style:family="paragraph">
      <style:text-properties style:font-name="Pericles" fo:font-size="8pt" style:font-size-asian="8pt" style:font-size-complex="8pt"/>
    </style:style>
    <style:style style:name="TableCell3253" style:family="table-cell">
      <style:table-cell-properties fo:border="0.0069in solid #00000A" style:writing-mode="lr-tb" fo:padding-top="0in" fo:padding-left="0.075in" fo:padding-bottom="0in" fo:padding-right="0.075in"/>
    </style:style>
    <style:style style:name="P3254" style:parent-style-name="ListParagraph" style:list-style-name="WWNum25" style:family="paragraph">
      <style:text-properties style:font-name="Pericles" fo:font-size="8pt" style:font-size-asian="8pt" style:font-size-complex="8pt"/>
    </style:style>
    <style:style style:name="P3255" style:parent-style-name="ListParagraph" style:list-style-name="WWNum25" style:family="paragraph">
      <style:text-properties style:font-name="Pericles" fo:font-size="8pt" style:font-size-asian="8pt" style:font-size-complex="8pt"/>
    </style:style>
    <style:style style:name="P3256" style:parent-style-name="ListParagraph" style:list-style-name="WWNum25" style:family="paragraph">
      <style:text-properties style:font-name="Pericles" fo:font-size="8pt" style:font-size-asian="8pt" style:font-size-complex="8pt"/>
    </style:style>
    <style:style style:name="TableRow3257" style:family="table-row">
      <style:table-row-properties style:use-optimal-row-height="false"/>
    </style:style>
    <style:style style:name="TableCell32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9" style:parent-style-name="Standard" style:family="paragraph">
      <style:text-properties style:font-name="Pericles" fo:font-size="8pt" style:font-size-asian="8pt" style:font-size-complex="8pt"/>
    </style:style>
    <style:style style:name="TableCell32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1" style:parent-style-name="Standard" style:family="paragraph">
      <style:text-properties style:font-name="Pericles" fo:font-size="8pt" style:font-size-asian="8pt" style:font-size-complex="8pt"/>
    </style:style>
    <style:style style:name="TableRow3262" style:family="table-row">
      <style:table-row-properties style:use-optimal-row-height="false"/>
    </style:style>
    <style:style style:name="TableCell32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4" style:parent-style-name="Standard" style:family="paragraph">
      <style:text-properties style:font-name="Pericles" fo:font-size="8pt" style:font-size-asian="8pt" style:font-size-complex="8pt"/>
    </style:style>
    <style:style style:name="TableCell32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6" style:parent-style-name="Standard" style:family="paragraph">
      <style:text-properties style:font-name="Pericles" fo:font-size="8pt" style:font-size-asian="8pt" style:font-size-complex="8pt"/>
    </style:style>
    <style:style style:name="TableRow3267" style:family="table-row">
      <style:table-row-properties style:use-optimal-row-height="false"/>
    </style:style>
    <style:style style:name="TableCell32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9" style:parent-style-name="Standard" style:family="paragraph">
      <style:text-properties style:font-name="Pericles" fo:font-size="8pt" style:font-size-asian="8pt" style:font-size-complex="8pt"/>
    </style:style>
    <style:style style:name="TableCell32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1" style:parent-style-name="Standard" style:family="paragraph">
      <style:text-properties style:font-name="Pericles" fo:font-size="8pt" style:font-size-asian="8pt" style:font-size-complex="8pt"/>
    </style:style>
    <style:style style:name="TableRow3272" style:family="table-row">
      <style:table-row-properties style:use-optimal-row-height="false"/>
    </style:style>
    <style:style style:name="TableCell32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4" style:parent-style-name="Standard" style:family="paragraph">
      <style:text-properties style:font-name="Pericles" fo:font-size="8pt" style:font-size-asian="8pt" style:font-size-complex="8pt"/>
    </style:style>
    <style:style style:name="TableCell32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6" style:parent-style-name="Standard" style:family="paragraph">
      <style:text-properties style:font-name="Pericles" fo:font-size="8pt" style:font-size-asian="8pt" style:font-size-complex="8pt"/>
    </style:style>
    <style:style style:name="TableRow3277" style:family="table-row">
      <style:table-row-properties style:use-optimal-row-height="false"/>
    </style:style>
    <style:style style:name="TableCell32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9" style:parent-style-name="Standard" style:family="paragraph">
      <style:text-properties style:font-name="Pericles" fo:font-size="8pt" style:font-size-asian="8pt" style:font-size-complex="10pt"/>
    </style:style>
    <style:style style:name="TableCell32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81" style:parent-style-name="ListParagraph" style:family="paragraph">
      <style:paragraph-properties fo:margin-left="0in">
        <style:tab-stops/>
      </style:paragraph-properties>
      <style:text-properties style:font-name="Pericles" fo:font-size="8pt" style:font-size-asian="8pt" style:font-size-complex="10pt"/>
    </style:style>
    <style:style style:name="P3282" style:parent-style-name="ListParagraph" style:list-style-name="WWNum13" style:family="paragraph">
      <style:paragraph-properties fo:margin-left="0in" fo:text-indent="0in">
        <style:tab-stops/>
      </style:paragraph-properties>
    </style:style>
    <style:style style:name="T3283"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4" style:parent-style-name="DefaultParagraphFont" style:family="text">
      <style:text-properties style:font-name="Pericles" fo:font-style="italic" style:font-style-asian="italic" style:font-style-complex="italic" fo:font-size="8pt" style:font-size-asian="8pt" style:font-size-complex="10pt"/>
    </style:style>
    <style:style style:name="T3285" style:parent-style-name="DefaultParagraphFont" style:family="text">
      <style:text-properties style:font-name="Pericles" fo:font-size="8pt" style:font-size-asian="8pt" style:font-size-complex="10pt"/>
    </style:style>
    <style:style style:name="T3286" style:parent-style-name="DefaultParagraphFont" style:family="text">
      <style:text-properties style:font-name="Pericles" fo:font-size="8pt" style:font-size-asian="8pt" style:font-size-complex="10pt"/>
    </style:style>
    <style:style style:name="P3287" style:parent-style-name="ListParagraph" style:list-style-name="WWNum13" style:family="paragraph">
      <style:paragraph-properties fo:margin-left="0in" fo:text-indent="0in">
        <style:tab-stops/>
      </style:paragraph-properties>
    </style:style>
    <style:style style:name="T3288"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9" style:parent-style-name="DefaultParagraphFont" style:family="text">
      <style:text-properties style:font-name="Pericles" fo:font-style="italic" style:font-style-asian="italic" style:font-style-complex="italic" fo:font-size="8pt" style:font-size-asian="8pt" style:font-size-complex="10pt"/>
    </style:style>
    <style:style style:name="T3290" style:parent-style-name="DefaultParagraphFont" style:family="text">
      <style:text-properties style:font-name="Pericles" fo:font-size="8pt" style:font-size-asian="8pt" style:font-size-complex="10pt"/>
    </style:style>
    <style:style style:name="P3291" style:parent-style-name="ListParagraph" style:list-style-name="WWNum13" style:family="paragraph">
      <style:paragraph-properties fo:margin-left="0in" fo:text-indent="0in">
        <style:tab-stops/>
      </style:paragraph-properties>
    </style:style>
    <style:style style:name="T3292"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3" style:parent-style-name="DefaultParagraphFont" style:family="text">
      <style:text-properties style:font-name="Pericles" fo:font-size="8pt" style:font-size-asian="8pt" style:font-size-complex="10pt"/>
    </style:style>
    <style:style style:name="P3294" style:parent-style-name="ListParagraph" style:list-style-name="WWNum13" style:family="paragraph">
      <style:paragraph-properties fo:margin-left="0in" fo:text-indent="0in">
        <style:tab-stops/>
      </style:paragraph-properties>
    </style:style>
    <style:style style:name="T3295"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6" style:parent-style-name="DefaultParagraphFont" style:family="text">
      <style:text-properties style:font-name="Pericles" fo:font-size="8pt" style:font-size-asian="8pt" style:font-size-complex="10pt"/>
    </style:style>
    <style:style style:name="T3297" style:parent-style-name="DefaultParagraphFont" style:family="text">
      <style:text-properties style:font-name="Pericles" fo:font-size="8pt" style:font-size-asian="8pt" style:font-size-complex="10pt"/>
    </style:style>
    <style:style style:name="P3298" style:parent-style-name="ListParagraph" style:list-style-name="WWNum13" style:family="paragraph">
      <style:paragraph-properties fo:margin-left="0in" fo:text-indent="0in">
        <style:tab-stops/>
      </style:paragraph-properties>
    </style:style>
    <style:style style:name="T3299"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00" style:parent-style-name="DefaultParagraphFont" style:family="text">
      <style:text-properties style:font-name="Pericles" fo:font-size="8pt" style:font-size-asian="8pt" style:font-size-complex="10pt"/>
    </style:style>
    <style:style style:name="P3301" style:parent-style-name="ListParagraph" style:family="paragraph">
      <style:paragraph-properties fo:margin-left="0in">
        <style:tab-stops/>
      </style:paragraph-properties>
      <style:text-properties style:font-name="Pericles" fo:font-size="8pt" style:font-size-asian="8pt" style:font-size-complex="10pt"/>
    </style:style>
    <style:style style:name="P3302" style:parent-style-name="ListParagraph" style:family="paragraph">
      <style:paragraph-properties fo:margin-left="0in">
        <style:tab-stops/>
      </style:paragraph-properties>
      <style:text-properties style:font-name="Pericles" fo:font-size="8pt" style:font-size-asian="8pt" style:font-size-complex="10pt"/>
    </style:style>
    <style:style style:name="P3303" style:parent-style-name="ListParagraph" style:family="paragraph">
      <style:text-properties style:font-name="Pericles" fo:font-size="8pt" style:font-size-asian="8pt" style:font-size-complex="10pt"/>
    </style:style>
    <style:style style:name="TableRow3304" style:family="table-row">
      <style:table-row-properties style:use-optimal-row-height="false"/>
    </style:style>
    <style:style style:name="TableCell3305" style:family="table-cell">
      <style:table-cell-properties fo:border="0.0069in solid #00000A" style:writing-mode="lr-tb" fo:padding-top="0in" fo:padding-left="0.075in" fo:padding-bottom="0in" fo:padding-right="0.075in"/>
    </style:style>
    <style:style style:name="P3306" style:parent-style-name="Standard" style:family="paragraph">
      <style:text-properties style:font-name="Pericles" fo:font-size="8pt" style:font-size-asian="8pt" style:font-size-complex="10pt"/>
    </style:style>
    <style:style style:name="TableCell3307" style:family="table-cell">
      <style:table-cell-properties fo:border="0.0069in solid #00000A" style:writing-mode="lr-tb" fo:padding-top="0in" fo:padding-left="0.075in" fo:padding-bottom="0in" fo:padding-right="0.075in"/>
    </style:style>
    <style:style style:name="P3308" style:parent-style-name="ListParagraph" style:list-style-name="WWNum13" style:family="paragraph">
      <style:text-properties style:font-name="Pericles" fo:font-size="8pt" style:font-size-asian="8pt" style:font-size-complex="10pt"/>
    </style:style>
    <style:style style:name="P3309" style:parent-style-name="ListParagraph" style:list-style-name="WWNum13" style:family="paragraph">
      <style:text-properties style:font-name="Pericles" fo:font-size="8pt" style:font-size-asian="8pt" style:font-size-complex="10pt"/>
    </style:style>
    <style:style style:name="TableRow3310" style:family="table-row">
      <style:table-row-properties style:use-optimal-row-height="false"/>
    </style:style>
    <style:style style:name="TableCell33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2" style:parent-style-name="Standard" style:family="paragraph">
      <style:text-properties style:font-name="Pericles" fo:font-size="8pt" style:font-size-asian="8pt" style:font-size-complex="10pt"/>
    </style:style>
    <style:style style:name="TableCell33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4" style:parent-style-name="ListParagraph" style:list-style-name="WWNum13" style:family="paragraph">
      <style:text-properties style:font-name="Pericles" fo:font-size="8pt" style:font-size-asian="8pt" style:font-size-complex="10pt"/>
    </style:style>
    <style:style style:name="P3315" style:parent-style-name="ListParagraph" style:list-style-name="WWNum13" style:family="paragraph">
      <style:text-properties style:font-name="Pericles" fo:font-size="8pt" style:font-size-asian="8pt" style:font-size-complex="10pt"/>
    </style:style>
  </office:automatic-styles>
  <office:body>
    <office:text text:use-soft-page-breaks="true">
      <text:p text:style-name="P1">Talent Trees</text:p>
      <table:table table:style-name="Table2">
        <table:table-columns>
          <table:table-column table:style-name="TableColumn3"/>
        </table:table-columns>
        <table:table-row table:style-name="TableRow4">
          <table:table-cell table:style-name="TableCell5">
            <text:p text:style-name="P6">Acrobat</text:p>
          </table:table-cell>
        </table:table-row>
        <table:table-row table:style-name="TableRow7">
          <table:table-cell table:style-name="TableCell8">
            <text:p text:style-name="Standard"><text:span text:style-name="T9">Requirements:</text:span><text:span text:style-name="T10"><text:s/>Athletics and Armor Restriction (AV 2)</text:span></text:p>
          </table:table-cell>
        </table:table-row>
        <table:table-row table:style-name="TableRow11">
          <table:table-cell table:style-name="TableCell12">
            <text:p text:style-name="P13">Talent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Level 1</text:p>
                </table:table-cell>
                <table:table-cell table:style-name="TableCell21">
                  <text:p text:style-name="P22">Level 5</text:p>
                </table:table-cell>
                <table:table-cell table:style-name="TableCell23">
                  <text:p text:style-name="P24">Level 9</text:p>
                </table:table-cell>
              </table:table-row>
              <table:table-row table:style-name="TableRow25">
                <table:table-cell table:style-name="TableCell26">
                  <text:list text:style-name="WWNum2">
                    <text:list-item>
                      <text:p text:style-name="P27">Acrobatic Feats</text:p>
                    </text:list-item>
                    <text:list-item>
                      <text:p text:style-name="P28">Bonus Dodge(1)</text:p>
                    </text:list-item>
                    <text:list-item>
                      <text:p text:style-name="P29">Combat Reflexes</text:p>
                    </text:list-item>
                    <text:list-item>
                      <text:p text:style-name="P30">Dodge(1)</text:p>
                    </text:list-item>
                    <text:list-item>
                      <text:p text:style-name="P31">Improved Disengage<text:s/>I</text:p>
                    </text:list-item>
                    <text:list-item>
                      <text:p text:style-name="P32">Mobile Fighter</text:p>
                    </text:list-item>
                    <text:list-item>
                      <text:p text:style-name="P33">Mobility(1)</text:p>
                    </text:list-item>
                    <text:list-item>
                      <text:p text:style-name="P34">Rough Runner</text:p>
                    </text:list-item>
                  </text:list>
                  <text:p text:style-name="P35"/>
                </table:table-cell>
                <table:table-cell table:style-name="TableCell36">
                  <text:list text:style-name="WWNum2" text:continue-numbering="true">
                    <text:list-item>
                      <text:p text:style-name="P37">Acrobatic Save(Skill/Reflex)</text:p>
                    </text:list-item>
                    <text:list-item>
                      <text:p text:style-name="P38">Dodge(2)</text:p>
                    </text:list-item>
                    <text:list-item>
                      <text:p text:style-name="P39">Improved Disengage II</text:p>
                    </text:list-item>
                    <text:list-item>
                      <text:p text:style-name="P40">Mobility(2)</text:p>
                    </text:list-item>
                    <text:list-item>
                      <text:p text:style-name="P41">Shifty I</text:p>
                    </text:list-item>
                    <text:list-item>
                      <text:p text:style-name="P42">Take Initiative</text:p>
                    </text:list-item>
                  </text:list>
                  <text:p text:style-name="P43"/>
                  <text:p text:style-name="P44"/>
                </table:table-cell>
                <table:table-cell table:style-name="TableCell45">
                  <text:list text:style-name="WWNum2" text:continue-numbering="true">
                    <text:list-item>
                      <text:p text:style-name="P46">Auto Dodge(12)</text:p>
                    </text:list-item>
                    <text:list-item>
                      <text:p text:style-name="P47">Bonus Dodge(2)</text:p>
                    </text:list-item>
                    <text:list-item>
                      <text:p text:style-name="P48">Dodge(3)</text:p>
                    </text:list-item>
                    <text:list-item>
                      <text:p text:style-name="P49">Hit And Run</text:p>
                    </text:list-item>
                    <text:list-item>
                      <text:p text:style-name="P50">Improved Disengage III</text:p>
                    </text:list-item>
                    <text:list-item>
                      <text:p text:style-name="P51">Mobility(3)</text:p>
                    </text:list-item>
                    <text:list-item>
                      <text:p text:style-name="P52">Shifty II</text:p>
                    </text:list-item>
                  </text:list>
                  <text:p text:style-name="P53"/>
                </table:table-cell>
              </table:table-row>
            </table:table>
            <text:p text:style-name="P54"/>
          </table:table-cell>
        </table:table-row>
        <table:table-row table:style-name="TableRow55">
          <table:table-cell table:style-name="TableCell56">
            <text:p text:style-name="Standard"><text:span text:style-name="T57">Notes:</text:span></text:p>
            <text:p text:style-name="P58"/>
          </table:table-cell>
        </table:table-row>
      </table:table>
      <text:p text:style-name="Standard"/>
      <text:p text:style-name="Standard"/>
      <table:table table:style-name="Table59">
        <table:table-columns>
          <table:table-column table:style-name="TableColumn60"/>
        </table:table-columns>
        <table:table-row table:style-name="TableRow61">
          <table:table-cell table:style-name="TableCell62">
            <text:p text:style-name="P63">Animal Companion</text:p>
          </table:table-cell>
        </table:table-row>
        <table:table-row table:style-name="TableRow64">
          <table:table-cell table:style-name="TableCell65">
            <text:p text:style-name="Standard"><text:span text:style-name="T66">Requirements:</text:span><text:span text:style-name="T67"><text:s/>Animal Lore, GM Approval</text:span></text:p>
          </table:table-cell>
        </table:table-row>
        <table:table-row table:style-name="TableRow68">
          <table:table-cell table:style-name="TableCell69">
            <text:p text:style-name="P70">Talents:</text:p>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Level 1</text:p>
                </table:table-cell>
                <table:table-cell table:style-name="TableCell78">
                  <text:p text:style-name="P79">Level 5</text:p>
                </table:table-cell>
                <table:table-cell table:style-name="TableCell80">
                  <text:p text:style-name="P81">Level 9</text:p>
                </table:table-cell>
              </table:table-row>
              <table:table-row table:style-name="TableRow82">
                <table:table-cell table:style-name="TableCell83">
                  <text:list text:style-name="WWNum2" text:continue-numbering="true">
                    <text:list-item>
                      <text:p text:style-name="P84">Animal Accuracy I</text:p>
                    </text:list-item>
                    <text:list-item>
                      <text:p text:style-name="P85">Animal Armor I</text:p>
                    </text:list-item>
                    <text:list-item>
                      <text:p text:style-name="P86">Animal Companion</text:p>
                    </text:list-item>
                    <text:list-item>
                      <text:p text:style-name="P87">Animal Defense I</text:p>
                    </text:list-item>
                    <text:list-item>
                      <text:p text:style-name="P88">Animal Tenacity(2)</text:p>
                    </text:list-item>
                    <text:list-item>
                      <text:p text:style-name="P89">Companion Return</text:p>
                    </text:list-item>
                    <text:list-item>
                      <text:p text:style-name="P90">Companion Unlock(1)</text:p>
                    </text:list-item>
                    <text:list-item>
                      <text:p text:style-name="P91">Swift Companion(1)</text:p>
                    </text:list-item>
                    <text:list-item>
                      <text:p text:style-name="P92">Wilderness Friends I</text:p>
                    </text:list-item>
                  </text:list>
                  <text:p text:style-name="P93"/>
                </table:table-cell>
                <table:table-cell table:style-name="TableCell94">
                  <text:list text:style-name="WWNum2" text:continue-numbering="true">
                    <text:list-item>
                      <text:p text:style-name="P95">Animal Accuracy II</text:p>
                    </text:list-item>
                    <text:list-item>
                      <text:p text:style-name="P96">Animal Armor II</text:p>
                    </text:list-item>
                    <text:list-item>
                      <text:p text:style-name="P97">Animal Command</text:p>
                    </text:list-item>
                    <text:list-item>
                      <text:p text:style-name="P98">Animal Defense II</text:p>
                    </text:list-item>
                    <text:list-item>
                      <text:p text:style-name="P99">Animal Tenacity(4)</text:p>
                    </text:list-item>
                    <text:list-item>
                      <text:p text:style-name="P100">Companion Unlock(5)</text:p>
                    </text:list-item>
                    <text:list-item>
                      <text:p text:style-name="P101">Swift Companion(2)</text:p>
                    </text:list-item>
                    <text:list-item>
                      <text:p text:style-name="P102">Wilderness Friends II</text:p>
                    </text:list-item>
                  </text:list>
                </table:table-cell>
                <table:table-cell table:style-name="TableCell103">
                  <text:list text:style-name="WWNum2" text:continue-numbering="true">
                    <text:list-item>
                      <text:p text:style-name="P104">Animal Accuracy III</text:p>
                    </text:list-item>
                    <text:list-item>
                      <text:p text:style-name="P105">Animal Armor III</text:p>
                    </text:list-item>
                    <text:list-item>
                      <text:p text:style-name="P106">Animal Defense III</text:p>
                    </text:list-item>
                    <text:list-item>
                      <text:p text:style-name="P107">Animal Tenacity(6)</text:p>
                    </text:list-item>
                    <text:list-item>
                      <text:p text:style-name="P108">Companion Sacrifice</text:p>
                    </text:list-item>
                    <text:list-item>
                      <text:p text:style-name="P109">Companion<text:s/>Unlock(9)</text:p>
                    </text:list-item>
                    <text:list-item>
                      <text:p text:style-name="P110">Shared Talent</text:p>
                    </text:list-item>
                    <text:list-item>
                      <text:p text:style-name="P111">Wilderness Friends III</text:p>
                    </text:list-item>
                  </text:list>
                </table:table-cell>
              </table:table-row>
            </table:table>
            <text:p text:style-name="P112"/>
          </table:table-cell>
        </table:table-row>
        <table:table-row table:style-name="TableRow113">
          <table:table-cell table:style-name="TableCell114">
            <text:p text:style-name="P115">Notes:</text:p>
            <text:list text:style-name="WWNum4">
              <text:list-item>
                <text:p text:style-name="P116">Animal companion starts as a level 1 juvenile creature</text:p>
              </text:list-item>
              <text:list-item>
                <text:p text:style-name="P117">Levels up with character gaining the following</text:p>
                <text:list text:continue-numbering="true">
                  <text:list-item>
                    <text:p text:style-name="P118">1 hit point</text:p>
                  </text:list-item>
                  <text:list-item>
                    <text:p text:style-name="P119">1 stat point increase</text:p>
                  </text:list-item>
                  <text:list-item>
                    <text:p text:style-name="P120">+1 combat skill levels each odd level</text:p>
                  </text:list-item>
                  <text:list-item>
                    <text:p text:style-name="P121">+1 non-combat skill<text:s/>levels each even level</text:p>
                  </text:list-item>
                </text:list>
              </text:list-item>
              <text:list-item>
                <text:p text:style-name="P122">Refer to companions document for samples</text:p>
              </text:list-item>
            </text:list>
          </table:table-cell>
        </table:table-row>
      </table:table>
      <text:p text:style-name="Standard"/>
      <text:p text:style-name="Standard"/>
      <table:table table:style-name="Table123">
        <table:table-columns>
          <table:table-column table:style-name="TableColumn124"/>
        </table:table-columns>
        <table:table-row table:style-name="TableRow125">
          <table:table-cell table:style-name="TableCell126">
            <text:p text:style-name="P127">Assassination</text:p>
          </table:table-cell>
        </table:table-row>
        <table:table-row table:style-name="TableRow128">
          <table:table-cell table:style-name="TableCell129">
            <text:p text:style-name="Standard"><text:span text:style-name="T130">Requirements:</text:span><text:span text:style-name="T131"><text:s/>Stealth and Armor Restriction (AV 2)</text:span></text:p>
          </table:table-cell>
        </table:table-row>
        <table:table-row table:style-name="TableRow132">
          <table:table-cell table:style-name="TableCell133">
            <text:p text:style-name="P134">Talents:</text:p>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Level 1</text:p>
                </table:table-cell>
                <table:table-cell table:style-name="TableCell142">
                  <text:p text:style-name="P143">Level 5</text:p>
                </table:table-cell>
                <table:table-cell table:style-name="TableCell144">
                  <text:p text:style-name="P145">Level 9</text:p>
                </table:table-cell>
              </table:table-row>
              <table:table-row table:style-name="TableRow146">
                <table:table-cell table:style-name="TableCell147">
                  <text:list text:style-name="WWNum2" text:continue-numbering="true">
                    <text:list-item>
                      <text:p text:style-name="P148">Cleave</text:p>
                    </text:list-item>
                    <text:list-item>
                      <text:p text:style-name="P149">Crippling Strike(12)</text:p>
                    </text:list-item>
                    <text:list-item>
                      <text:p text:style-name="P150">Flanker(1)</text:p>
                    </text:list-item>
                    <text:list-item>
                      <text:p text:style-name="P151">Hidden Compartments</text:p>
                    </text:list-item>
                    <text:list-item>
                      <text:p text:style-name="P152">Mobility(1)</text:p>
                    </text:list-item>
                    <text:list-item>
                      <text:p text:style-name="P153">Stealth Attack</text:p>
                    </text:list-item>
                    <text:list-item>
                      <text:p text:style-name="P154">Stealth Escape I</text:p>
                    </text:list-item>
                  </text:list>
                  <text:p text:style-name="P155"/>
                </table:table-cell>
                <table:table-cell table:style-name="TableCell156">
                  <text:list text:style-name="WWNum2" text:continue-numbering="true">
                    <text:list-item>
                      <text:p text:style-name="P157">Flanker(2)</text:p>
                    </text:list-item>
                    <text:list-item>
                      <text:p text:style-name="P158">Inspired Strike</text:p>
                    </text:list-item>
                    <text:list-item>
                      <text:p text:style-name="P159">Self-Immunity I</text:p>
                    </text:list-item>
                    <text:list-item>
                      <text:p text:style-name="P160">Silencing Strike</text:p>
                    </text:list-item>
                    <text:list-item>
                      <text:p text:style-name="P161">Stealth Escape II</text:p>
                    </text:list-item>
                    <text:list-item>
                      <text:p text:style-name="P162">Stealth Run</text:p>
                    </text:list-item>
                    <text:list-item>
                      <text:p text:style-name="P163">Stunning Blow(2)</text:p>
                    </text:list-item>
                  </text:list>
                  <text:p text:style-name="P164"/>
                </table:table-cell>
                <table:table-cell table:style-name="TableCell165">
                  <text:list text:style-name="WWNum2" text:continue-numbering="true">
                    <text:list-item>
                      <text:p text:style-name="P166">Auto Hit (12)</text:p>
                    </text:list-item>
                    <text:list-item>
                      <text:p text:style-name="P167">Auto Stealth (12)</text:p>
                    </text:list-item>
                    <text:list-item>
                      <text:p text:style-name="P168">Hit And Run</text:p>
                    </text:list-item>
                    <text:list-item>
                      <text:p text:style-name="P169">Mobility(2)</text:p>
                    </text:list-item>
                    <text:list-item>
                      <text:p text:style-name="P170">Stealth Escape III</text:p>
                    </text:list-item>
                    <text:list-item>
                      <text:p text:style-name="P171">Stunning Blow(3)</text:p>
                    </text:list-item>
                    <text:list-item>
                      <text:p text:style-name="P172">Wound True</text:p>
                    </text:list-item>
                  </text:list>
                  <text:p text:style-name="P173"/>
                </table:table-cell>
              </table:table-row>
            </table:table>
            <text:p text:style-name="P174"/>
          </table:table-cell>
        </table:table-row>
        <table:table-row table:style-name="TableRow175">
          <table:table-cell table:style-name="TableCell176">
            <text:p text:style-name="Standard"/>
            <text:p text:style-name="P177"/>
          </table:table-cell>
        </table:table-row>
      </table:table>
      <text:p text:style-name="Standard"/>
      <text:p text:style-name="Standard"/>
      <table:table table:style-name="Table178">
        <table:table-columns>
          <table:table-column table:style-name="TableColumn179"/>
        </table:table-columns>
        <table:table-row table:style-name="TableRow180">
          <table:table-cell table:style-name="TableCell181">
            <text:p text:style-name="P182">Blade Dancer</text:p>
          </table:table-cell>
        </table:table-row>
        <table:table-row table:style-name="TableRow183">
          <table:table-cell table:style-name="TableCell184">
            <text:p text:style-name="Standard"><text:span text:style-name="T185">Requirements:</text:span><text:span text:style-name="T186"><text:s/>Dual Wield and Armor Restriction (AV 2)</text:span></text:p>
          </table:table-cell>
        </table:table-row>
        <table:table-row table:style-name="TableRow187">
          <table:table-cell table:style-name="TableCell188">
            <text:p text:style-name="P189">Talents:</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soft-page-break/>
                  <text:p text:style-name="P196">Level 1</text:p>
                </table:table-cell>
                <table:table-cell table:style-name="TableCell197">
                  <text:p text:style-name="P198">Level 5</text:p>
                </table:table-cell>
                <table:table-cell table:style-name="TableCell199">
                  <text:p text:style-name="P200">Level 9</text:p>
                </table:table-cell>
              </table:table-row>
              <table:table-row table:style-name="TableRow201">
                <table:table-cell table:style-name="TableCell202">
                  <text:list text:style-name="WWNum2">
                    <text:list-item>
                      <text:p text:style-name="P203">Bonus Block(1)</text:p>
                    </text:list-item>
                    <text:list-item>
                      <text:p text:style-name="P204">Fast Blades(12)</text:p>
                    </text:list-item>
                    <text:list-item>
                      <text:p text:style-name="P205">Fast Draw</text:p>
                    </text:list-item>
                    <text:list-item>
                      <text:p text:style-name="P206">Mobile Fighter</text:p>
                    </text:list-item>
                    <text:list-item>
                      <text:p text:style-name="P207">Mobility(1)</text:p>
                    </text:list-item>
                    <text:list-item>
                      <text:p text:style-name="P208">Off-Hand Block</text:p>
                    </text:list-item>
                    <text:list-item>
                      <text:p text:style-name="P209">Offensive Stance</text:p>
                    </text:list-item>
                    <text:list-item>
                      <text:p text:style-name="P210">Sweep I</text:p>
                    </text:list-item>
                  </text:list>
                  <text:p text:style-name="P211"/>
                  <text:p text:style-name="P212"/>
                </table:table-cell>
                <table:table-cell table:style-name="TableCell213">
                  <text:list text:style-name="WWNum2" text:continue-numbering="true">
                    <text:list-item>
                      <text:p text:style-name="P214">Blade Rush I</text:p>
                    </text:list-item>
                    <text:list-item>
                      <text:p text:style-name="P215">Cutter</text:p>
                    </text:list-item>
                    <text:list-item>
                      <text:p text:style-name="P216">Fast Blades(11)</text:p>
                    </text:list-item>
                    <text:list-item>
                      <text:p text:style-name="P217">Fearsome Display</text:p>
                    </text:list-item>
                    <text:list-item>
                      <text:p text:style-name="P218">Improved Sweep II</text:p>
                    </text:list-item>
                    <text:list-item>
                      <text:p text:style-name="P219">Missile Deflection</text:p>
                    </text:list-item>
                    <text:list-item>
                      <text:p text:style-name="P220">Mobility(2)</text:p>
                    </text:list-item>
                    <text:list-item>
                      <text:p text:style-name="P221">Sweep II</text:p>
                    </text:list-item>
                    <text:list-item>
                      <text:p text:style-name="P222">Wade In</text:p>
                    </text:list-item>
                  </text:list>
                  <text:p text:style-name="P223"/>
                </table:table-cell>
                <table:table-cell table:style-name="TableCell224">
                  <text:list text:style-name="WWNum2" text:continue-numbering="true">
                    <text:list-item>
                      <text:p text:style-name="P225">Blade Rush II</text:p>
                    </text:list-item>
                    <text:list-item>
                      <text:p text:style-name="P226">Bonus Block(2)</text:p>
                    </text:list-item>
                    <text:list-item>
                      <text:p text:style-name="P227">Fast Blades(10)</text:p>
                    </text:list-item>
                    <text:list-item>
                      <text:p text:style-name="P228">Improved Sweep III</text:p>
                    </text:list-item>
                    <text:list-item>
                      <text:p text:style-name="P229">Shifty I</text:p>
                    </text:list-item>
                    <text:list-item>
                      <text:p text:style-name="P230">Sweep III</text:p>
                    </text:list-item>
                  </text:list>
                </table:table-cell>
              </table:table-row>
            </table:table>
            <text:p text:style-name="P231"/>
          </table:table-cell>
        </table:table-row>
        <text:soft-page-break/>
        <table:table-row table:style-name="TableRow232">
          <table:table-cell table:style-name="TableCell233">
            <text:p text:style-name="Standard"><text:span text:style-name="T234">Notes:</text:span></text:p>
            <text:p text:style-name="P235"/>
          </table:table-cell>
        </table:table-row>
      </table:table>
      <text:p text:style-name="Standard"/>
      <text:p text:style-name="Standard"/>
      <table:table table:style-name="Table236">
        <table:table-columns>
          <table:table-column table:style-name="TableColumn237"/>
        </table:table-columns>
        <table:table-row table:style-name="TableRow238">
          <table:table-cell table:style-name="TableCell239">
            <text:p text:style-name="P240">Bodyguard</text:p>
          </table:table-cell>
        </table:table-row>
        <table:table-row table:style-name="TableRow241">
          <table:table-cell table:style-name="TableCell242">
            <text:p text:style-name="Standard"><text:span text:style-name="T243">Requirements:</text:span><text:span text:style-name="T244"><text:s/>One-Hand or Spear and Shield</text:span></text:p>
          </table:table-cell>
        </table:table-row>
        <table:table-row table:style-name="TableRow245">
          <table:table-cell table:style-name="TableCell246">
            <text:p text:style-name="P247">Talents:</text:p>
            <table:table table:style-name="Table248">
              <table:table-columns>
                <table:table-column table:style-name="TableColumn249"/>
                <table:table-column table:style-name="TableColumn250"/>
                <table:table-column table:style-name="TableColumn251"/>
              </table:table-columns>
              <table:table-row table:style-name="TableRow252">
                <table:table-cell table:style-name="TableCell253">
                  <text:p text:style-name="P254">Level 1</text:p>
                </table:table-cell>
                <table:table-cell table:style-name="TableCell255">
                  <text:p text:style-name="P256">Level 5</text:p>
                </table:table-cell>
                <table:table-cell table:style-name="TableCell257">
                  <text:p text:style-name="P258">Level 9</text:p>
                </table:table-cell>
              </table:table-row>
              <table:table-row table:style-name="TableRow259">
                <table:table-cell table:style-name="TableCell260">
                  <text:list text:style-name="WWNum2" text:continue-numbering="true">
                    <text:list-item>
                      <text:p text:style-name="P261">Bodyguard Stance</text:p>
                    </text:list-item>
                    <text:list-item>
                      <text:p text:style-name="P262">Bonus Block (1)</text:p>
                    </text:list-item>
                    <text:list-item>
                      <text:p text:style-name="P263">Defensive Stance</text:p>
                    </text:list-item>
                    <text:list-item>
                      <text:p text:style-name="P264">Extended Block</text:p>
                    </text:list-item>
                    <text:list-item>
                      <text:p text:style-name="P265">Fast Draw Shield</text:p>
                    </text:list-item>
                    <text:list-item>
                      <text:p text:style-name="P266">Improved Give Ground*</text:p>
                    </text:list-item>
                    <text:list-item>
                      <text:p text:style-name="P267">Hit Points +2</text:p>
                    </text:list-item>
                    <text:list-item>
                      <text:p text:style-name="P268">Stand Ground</text:p>
                    </text:list-item>
                  </text:list>
                  <text:p text:style-name="P269"/>
                </table:table-cell>
                <table:table-cell table:style-name="TableCell270">
                  <text:list text:style-name="WWNum2" text:continue-numbering="true">
                    <text:list-item>
                      <text:p text:style-name="P271">Don’t You Die<text:s/>on<text:s/>Me</text:p>
                    </text:list-item>
                    <text:list-item>
                      <text:p text:style-name="P272">Follow Me*</text:p>
                    </text:list-item>
                    <text:list-item>
                      <text:p text:style-name="P273">Hit Points +2</text:p>
                    </text:list-item>
                    <text:list-item>
                      <text:p text:style-name="P274">Resist Fear(1)</text:p>
                    </text:list-item>
                    <text:list-item>
                      <text:p text:style-name="P275">Save Blocker</text:p>
                    </text:list-item>
                    <text:list-item>
                      <text:p text:style-name="P276">Spell Blocker I</text:p>
                    </text:list-item>
                    <text:list-item>
                      <text:p text:style-name="P277">Take The Fall</text:p>
                    </text:list-item>
                    <text:list-item>
                      <text:p text:style-name="P278">Taunt I</text:p>
                    </text:list-item>
                  </text:list>
                  <text:p text:style-name="P279"/>
                </table:table-cell>
                <table:table-cell table:style-name="TableCell280">
                  <text:list text:style-name="WWNum2" text:continue-numbering="true">
                    <text:list-item>
                      <text:p text:style-name="P281">Bonus<text:s/>Block(2)</text:p>
                    </text:list-item>
                    <text:list-item>
                      <text:p text:style-name="P282">Follow Me II*</text:p>
                    </text:list-item>
                    <text:list-item>
                      <text:p text:style-name="P283">Hit Points +2</text:p>
                    </text:list-item>
                    <text:list-item>
                      <text:p text:style-name="P284">Resist Fear(2)</text:p>
                    </text:list-item>
                    <text:list-item>
                      <text:p text:style-name="P285">Spell Blocker II</text:p>
                    </text:list-item>
                    <text:list-item>
                      <text:p text:style-name="P286">Taunt II</text:p>
                    </text:list-item>
                    <text:list-item>
                      <text:p text:style-name="P287">Tough SOB</text:p>
                    </text:list-item>
                  </text:list>
                  <text:p text:style-name="P288"/>
                </table:table-cell>
              </table:table-row>
            </table:table>
            <text:p text:style-name="P289"/>
          </table:table-cell>
        </table:table-row>
        <table:table-row table:style-name="TableRow290">
          <table:table-cell table:style-name="TableCell291">
            <text:p text:style-name="P292">Notes:</text:p>
            <text:p text:style-name="P293"/>
          </table:table-cell>
        </table:table-row>
      </table:table>
      <text:p text:style-name="Standard"/>
      <text:p text:style-name="Standard"/>
      <table:table table:style-name="Table294">
        <table:table-columns>
          <table:table-column table:style-name="TableColumn295"/>
        </table:table-columns>
        <table:table-row table:style-name="TableRow296">
          <table:table-cell table:style-name="TableCell297">
            <text:p text:style-name="P298">Bowman</text:p>
          </table:table-cell>
        </table:table-row>
        <table:table-row table:style-name="TableRow299">
          <table:table-cell table:style-name="TableCell300">
            <text:p text:style-name="Standard"><text:span text:style-name="T301">Requirements:</text:span><text:span text:style-name="T302"><text:s/>Bow</text:span></text:p>
          </table:table-cell>
        </table:table-row>
        <table:table-row table:style-name="TableRow303">
          <table:table-cell table:style-name="TableCell304">
            <text:p text:style-name="P305">Talent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Level 1</text:p>
                </table:table-cell>
                <table:table-cell table:style-name="TableCell313">
                  <text:p text:style-name="P314">Level 5</text:p>
                </table:table-cell>
                <table:table-cell table:style-name="TableCell315">
                  <text:p text:style-name="P316">Level 9</text:p>
                </table:table-cell>
              </table:table-row>
              <table:table-row table:style-name="TableRow317">
                <table:table-cell table:style-name="TableCell318">
                  <text:list text:style-name="WWNum2" text:continue-numbering="true">
                    <text:list-item>
                      <text:p text:style-name="P319">Bleeder(2)</text:p>
                    </text:list-item>
                    <text:list-item>
                      <text:p text:style-name="P320">Fast Archer(12)</text:p>
                    </text:list-item>
                    <text:list-item>
                      <text:p text:style-name="P321">Mobile Fighter</text:p>
                    </text:list-item>
                    <text:list-item>
                      <text:p text:style-name="P322">Mobility(1)</text:p>
                    </text:list-item>
                    <text:list-item>
                      <text:p text:style-name="P323">Piercer(2)</text:p>
                    </text:list-item>
                    <text:list-item>
                      <text:p text:style-name="P324">Point Blank I</text:p>
                    </text:list-item>
                    <text:list-item>
                      <text:p text:style-name="P325">Quick Aim**</text:p>
                    </text:list-item>
                  </text:list>
                  <text:p text:style-name="P326"/>
                </table:table-cell>
                <table:table-cell table:style-name="TableCell327">
                  <text:list text:style-name="WWNum2" text:continue-numbering="true">
                    <text:list-item>
                      <text:p text:style-name="P328">Bleeder(3)</text:p>
                    </text:list-item>
                    <text:list-item>
                      <text:p text:style-name="P329">Dodge(1)</text:p>
                    </text:list-item>
                    <text:list-item>
                      <text:p text:style-name="P330">Double Shot*</text:p>
                    </text:list-item>
                    <text:list-item>
                      <text:p text:style-name="P331">Fast Archer(11)</text:p>
                    </text:list-item>
                    <text:list-item>
                      <text:p text:style-name="P332">Iron Bow</text:p>
                    </text:list-item>
                    <text:list-item>
                      <text:p text:style-name="P333">Lightning Aim**</text:p>
                    </text:list-item>
                    <text:list-item>
                      <text:p text:style-name="P334">Piercer(3)</text:p>
                    </text:list-item>
                    <text:list-item>
                      <text:p text:style-name="P335">Point Blank II</text:p>
                    </text:list-item>
                  </text:list>
                  <text:p text:style-name="P336"/>
                </table:table-cell>
                <table:table-cell table:style-name="TableCell337">
                  <text:list text:style-name="WWNum2" text:continue-numbering="true">
                    <text:list-item>
                      <text:p text:style-name="P338">Bleeder(4)</text:p>
                    </text:list-item>
                    <text:list-item>
                      <text:p text:style-name="P339">Fast Archer(10)</text:p>
                    </text:list-item>
                    <text:list-item>
                      <text:p text:style-name="P340">Hit And Run</text:p>
                    </text:list-item>
                    <text:list-item>
                      <text:p text:style-name="P341">Mobility(2)</text:p>
                    </text:list-item>
                    <text:list-item>
                      <text:p text:style-name="P342">Piercer(4)</text:p>
                    </text:list-item>
                    <text:list-item>
                      <text:p text:style-name="P343">Triple Shot*</text:p>
                    </text:list-item>
                  </text:list>
                </table:table-cell>
              </table:table-row>
            </table:table>
            <text:p text:style-name="P344"/>
          </table:table-cell>
        </table:table-row>
        <table:table-row table:style-name="TableRow345">
          <table:table-cell table:style-name="TableCell346">
            <text:p text:style-name="P347">Notes:</text:p>
            <text:p text:style-name="P348"/>
          </table:table-cell>
        </table:table-row>
      </table:table>
      <text:p text:style-name="Standard"/>
      <text:p text:style-name="Standard"/>
      <table:table table:style-name="Table349">
        <table:table-columns>
          <table:table-column table:style-name="TableColumn350"/>
        </table:table-columns>
        <table:table-row table:style-name="TableRow351">
          <table:table-cell table:style-name="TableCell352">
            <text:p text:style-name="P353">Burglar</text:p>
          </table:table-cell>
        </table:table-row>
        <table:table-row table:style-name="TableRow354">
          <table:table-cell table:style-name="TableCell355">
            <text:p text:style-name="Standard"><text:span text:style-name="T356">Requirements:</text:span><text:span text:style-name="T357"><text:s/>Athletics and Stealth and Armor Restriction</text:span><text:span text:style-name="T358"><text:s/>(AV 2)</text:span></text:p>
          </table:table-cell>
        </table:table-row>
        <table:table-row table:style-name="TableRow359">
          <table:table-cell table:style-name="TableCell360">
            <text:p text:style-name="P361">Talents:</text:p>
            <table:table table:style-name="Table362">
              <table:table-columns>
                <table:table-column table:style-name="TableColumn363"/>
                <table:table-column table:style-name="TableColumn364"/>
                <table:table-column table:style-name="TableColumn365"/>
              </table:table-columns>
              <table:table-row table:style-name="TableRow366">
                <table:table-cell table:style-name="TableCell367">
                  <text:p text:style-name="P368">Level 1</text:p>
                </table:table-cell>
                <table:table-cell table:style-name="TableCell369">
                  <text:p text:style-name="P370">Level 5</text:p>
                </table:table-cell>
                <table:table-cell table:style-name="TableCell371">
                  <text:p text:style-name="P372">Level 9</text:p>
                </table:table-cell>
              </table:table-row>
              <table:table-row table:style-name="TableRow373">
                <table:table-cell table:style-name="TableCell374">
                  <text:list text:style-name="WWNum2" text:continue-numbering="true">
                    <text:list-item>
                      <text:p text:style-name="P375">Acrobatic Feats</text:p>
                    </text:list-item>
                    <text:list-item>
                      <text:p text:style-name="P376">Break Fall I</text:p>
                    </text:list-item>
                    <text:list-item>
                      <text:p text:style-name="P377">Contortionist</text:p>
                    </text:list-item>
                    <text:list-item>
                      <text:p text:style-name="P378">Expert Climber I</text:p>
                    </text:list-item>
                    <text:list-item>
                      <text:p text:style-name="P379">Improved Disengage I</text:p>
                    </text:list-item>
                    <text:list-item>
                      <text:p text:style-name="P380">Iron Grip</text:p>
                    </text:list-item>
                    <text:list-item>
                      <text:p text:style-name="P381">Mobility(1)</text:p>
                    </text:list-item>
                    <text:list-item>
                      <text:p text:style-name="P382">Trap Sense</text:p>
                    </text:list-item>
                  </text:list>
                  <text:p text:style-name="P383"/>
                </table:table-cell>
                <table:table-cell table:style-name="TableCell384">
                  <text:list text:style-name="WWNum2" text:continue-numbering="true">
                    <text:list-item>
                      <text:p text:style-name="P385">Acrobatic Save(Skill/Reflex)</text:p>
                    </text:list-item>
                    <text:list-item>
                      <text:p text:style-name="P386">Improved Disengage II</text:p>
                    </text:list-item>
                    <text:list-item>
                      <text:p text:style-name="P387">Mobility(2)</text:p>
                    </text:list-item>
                    <text:list-item>
                      <text:p text:style-name="P388">No Hands</text:p>
                    </text:list-item>
                    <text:list-item>
                      <text:p text:style-name="P389">Resist Traps(1)</text:p>
                    </text:list-item>
                    <text:list-item>
                      <text:p text:style-name="P390">Shifty I</text:p>
                    </text:list-item>
                    <text:list-item>
                      <text:p text:style-name="P391">Stealth Run</text:p>
                    </text:list-item>
                  </text:list>
                  <text:p text:style-name="P392"/>
                </table:table-cell>
                <table:table-cell table:style-name="TableCell393">
                  <text:list text:style-name="WWNum2" text:continue-numbering="true">
                    <text:list-item>
                      <text:p text:style-name="P394">Bonus Block(3)</text:p>
                    </text:list-item>
                    <text:list-item>
                      <text:p text:style-name="P395">Break Fall II</text:p>
                    </text:list-item>
                    <text:list-item>
                      <text:p text:style-name="P396">Expert Climber II</text:p>
                    </text:list-item>
                    <text:list-item>
                      <text:p text:style-name="P397">Improved Disengage III</text:p>
                    </text:list-item>
                    <text:list-item>
                      <text:p text:style-name="P398">Mobility(3)</text:p>
                    </text:list-item>
                    <text:list-item>
                      <text:p text:style-name="P399">Resist Traps(2)</text:p>
                    </text:list-item>
                    <text:list-item>
                      <text:p text:style-name="P400">Shifty II</text:p>
                    </text:list-item>
                  </text:list>
                  <text:p text:style-name="P401"/>
                </table:table-cell>
              </table:table-row>
            </table:table>
            <text:p text:style-name="P402"/>
          </table:table-cell>
        </table:table-row>
        <table:table-row table:style-name="TableRow403">
          <table:table-cell table:style-name="TableCell404">
            <text:p text:style-name="P405">Notes:</text:p>
            <text:p text:style-name="P406"/>
          </table:table-cell>
        </table:table-row>
      </table:table>
      <text:p text:style-name="Standard"/>
      <text:p text:style-name="Standard"/>
      <table:table table:style-name="Table407">
        <table:table-columns>
          <table:table-column table:style-name="TableColumn408"/>
        </table:table-columns>
        <table:table-row table:style-name="TableRow409">
          <table:table-cell table:style-name="TableCell410">
            <text:p text:style-name="P411">Cleaver</text:p>
          </table:table-cell>
        </table:table-row>
        <table:table-row table:style-name="TableRow412">
          <table:table-cell table:style-name="TableCell413">
            <text:p text:style-name="Standard"><text:span text:style-name="T414">Requirements:</text:span><text:span text:style-name="T415"><text:s/>2h Axe or Axe+Shield</text:span></text:p>
          </table:table-cell>
        </table:table-row>
        <table:table-row table:style-name="TableRow416">
          <table:table-cell table:style-name="TableCell417">
            <text:p text:style-name="P418">Talents:</text:p>
            <table:table table:style-name="Table419">
              <table:table-columns>
                <table:table-column table:style-name="TableColumn420"/>
                <table:table-column table:style-name="TableColumn421"/>
                <table:table-column table:style-name="TableColumn422"/>
              </table:table-columns>
              <table:table-row table:style-name="TableRow423">
                <table:table-cell table:style-name="TableCell424">
                  <text:p text:style-name="P425">Level 1</text:p>
                </table:table-cell>
                <table:table-cell table:style-name="TableCell426">
                  <text:p text:style-name="P427">Level 5</text:p>
                </table:table-cell>
                <table:table-cell table:style-name="TableCell428">
                  <text:p text:style-name="P429">Level 9</text:p>
                </table:table-cell>
              </table:table-row>
              <table:table-row table:style-name="TableRow430">
                <table:table-cell table:style-name="TableCell431">
                  <text:list text:style-name="WWNum2" text:continue-numbering="true">
                    <text:list-item>
                      <text:p text:style-name="P432">Armsman I</text:p>
                    </text:list-item>
                    <text:list-item>
                      <text:p text:style-name="P433">Cleave</text:p>
                    </text:list-item>
                    <text:list-item>
                      <text:p text:style-name="P434">Hit Points +2</text:p>
                    </text:list-item>
                    <text:list-item>
                      <text:p text:style-name="P435">Improved<text:s/>Charge I</text:p>
                    </text:list-item>
                    <text:list-item>
                      <text:p text:style-name="P436">Offensive Stance</text:p>
                    </text:list-item>
                    <text:list-item>
                      <text:p text:style-name="P437">Press</text:p>
                    </text:list-item>
                    <text:list-item>
                      <text:p text:style-name="P438">Shield Breaker(12)</text:p>
                    </text:list-item>
                    <text:list-item>
                      <text:p text:style-name="P439">Wade In</text:p>
                    </text:list-item>
                  </text:list>
                </table:table-cell>
                <table:table-cell table:style-name="TableCell440">
                  <text:list text:style-name="WWNum2" text:continue-numbering="true">
                    <text:list-item>
                      <text:p text:style-name="P441">Armsman II</text:p>
                    </text:list-item>
                    <text:list-item>
                      <text:p text:style-name="P442">Hit Points +2</text:p>
                    </text:list-item>
                    <text:list-item>
                      <text:p text:style-name="P443">Improved Charge II</text:p>
                    </text:list-item>
                    <text:list-item>
                      <text:p text:style-name="P444">Shield Breaker(11)</text:p>
                    </text:list-item>
                    <text:list-item>
                      <text:p text:style-name="P445">Striker(1)</text:p>
                    </text:list-item>
                    <text:list-item>
                      <text:p text:style-name="P446">Sweep I</text:p>
                    </text:list-item>
                  </text:list>
                  <text:p text:style-name="P447"/>
                </table:table-cell>
                <table:table-cell table:style-name="TableCell448">
                  <text:list text:style-name="WWNum2" text:continue-numbering="true">
                    <text:list-item>
                      <text:p text:style-name="P449">Hit Points +2</text:p>
                    </text:list-item>
                    <text:list-item>
                      <text:p text:style-name="P450">Limb Taker</text:p>
                    </text:list-item>
                    <text:list-item>
                      <text:p text:style-name="P451">Shield Breaker(10)</text:p>
                    </text:list-item>
                    <text:list-item>
                      <text:p text:style-name="P452">Striker(2)</text:p>
                    </text:list-item>
                    <text:list-item>
                      <text:p text:style-name="P453">Sweep II</text:p>
                    </text:list-item>
                  </text:list>
                </table:table-cell>
              </table:table-row>
            </table:table>
            <text:p text:style-name="P454"/>
          </table:table-cell>
        </table:table-row>
        <table:table-row table:style-name="TableRow455">
          <table:table-cell table:style-name="TableCell456">
            <text:p text:style-name="P457">Notes:</text:p>
            <text:p text:style-name="P458"/>
          </table:table-cell>
        </table:table-row>
      </table:table>
      <text:p text:style-name="Standard"/>
      <text:p text:style-name="Standard"/>
      <table:table table:style-name="Table459">
        <table:table-columns>
          <table:table-column table:style-name="TableColumn460"/>
        </table:table-columns>
        <table:table-row table:style-name="TableRow461">
          <table:table-cell table:style-name="TableCell462">
            <text:p text:style-name="P463">Dirty Fighter</text:p>
          </table:table-cell>
        </table:table-row>
        <table:table-row table:style-name="TableRow464">
          <table:table-cell table:style-name="TableCell465">
            <text:p text:style-name="Standard"><text:span text:style-name="T466">Requirements:</text:span><text:span text:style-name="T467"><text:s/>Brawler</text:span><text:span text:style-name="T468"><text:s/>or Dirty Fighting</text:span></text:p>
          </table:table-cell>
        </table:table-row>
        <table:table-row table:style-name="TableRow469">
          <table:table-cell table:style-name="TableCell470">
            <text:p text:style-name="P471">Talents:</text:p>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ext:p text:style-name="P478">Level 1</text:p>
                </table:table-cell>
                <table:table-cell table:style-name="TableCell479">
                  <text:p text:style-name="P480">Level 5</text:p>
                </table:table-cell>
                <table:table-cell table:style-name="TableCell481">
                  <text:p text:style-name="P482">Level 9</text:p>
                </table:table-cell>
              </table:table-row>
              <table:table-row table:style-name="TableRow483">
                <table:table-cell table:style-name="TableCell484">
                  <text:list text:style-name="WWNum2" text:continue-numbering="true">
                    <text:list-item>
                      <text:p text:style-name="P485">Dirt In The Eyes</text:p>
                    </text:list-item>
                    <text:list-item>
                      <text:p text:style-name="P486">Flanker(1)*</text:p>
                    </text:list-item>
                    <text:list-item>
                      <text:p text:style-name="P487">Get Inside</text:p>
                    </text:list-item>
                    <text:list-item>
                      <text:p text:style-name="P488">Improvised Weapon</text:p>
                    </text:list-item>
                    <text:list-item>
                      <text:p text:style-name="P489">Play Dead</text:p>
                    </text:list-item>
                    <text:list-item>
                      <text:p text:style-name="P490">Prone Fighter</text:p>
                    </text:list-item>
                    <text:list-item>
                      <text:p text:style-name="P491">Shifty I</text:p>
                    </text:list-item>
                  </text:list>
                </table:table-cell>
                <table:table-cell table:style-name="TableCell492">
                  <text:list text:style-name="WWNum2" text:continue-numbering="true">
                    <text:list-item>
                      <text:p text:style-name="P493">Dodge(1)</text:p>
                    </text:list-item>
                    <text:list-item>
                      <text:p text:style-name="P494">Fast Fists or Knives(12)</text:p>
                    </text:list-item>
                    <text:list-item>
                      <text:p text:style-name="P495">Flanker(2)*</text:p>
                    </text:list-item>
                    <text:list-item>
                      <text:p text:style-name="P496">Ear Biter</text:p>
                    </text:list-item>
                    <text:list-item>
                      <text:p text:style-name="P497">Head Butt</text:p>
                    </text:list-item>
                    <text:list-item>
                      <text:p text:style-name="P498">Hit Points +2</text:p>
                    </text:list-item>
                    <text:list-item>
                      <text:p text:style-name="P499">Shifty II</text:p>
                    </text:list-item>
                    <text:list-item>
                      <text:p text:style-name="P500">Tough SOB</text:p>
                    </text:list-item>
                  </text:list>
                  <text:p text:style-name="P501"/>
                </table:table-cell>
                <table:table-cell table:style-name="TableCell502">
                  <text:list text:style-name="WWNum2" text:continue-numbering="true">
                    <text:list-item>
                      <text:p text:style-name="P503">Back<text:s/>Biter*</text:p>
                    </text:list-item>
                    <text:list-item>
                      <text:p text:style-name="P504">Dodge(2)</text:p>
                    </text:list-item>
                    <text:list-item>
                      <text:p text:style-name="P505">Fast Fists or Knives(11)</text:p>
                    </text:list-item>
                    <text:list-item>
                      <text:p text:style-name="P506">Hit and Run</text:p>
                    </text:list-item>
                    <text:list-item>
                      <text:p text:style-name="P507">Hit Points +2</text:p>
                    </text:list-item>
                    <text:list-item>
                      <text:p text:style-name="P508">Treacherous Shift</text:p>
                    </text:list-item>
                  </text:list>
                </table:table-cell>
              </table:table-row>
            </table:table>
            <text:p text:style-name="P509"/>
          </table:table-cell>
        </table:table-row>
        <table:table-row table:style-name="TableRow510">
          <table:table-cell table:style-name="TableCell511">
            <text:p text:style-name="P512">Notes:</text:p>
            <text:p text:style-name="P513"/>
          </table:table-cell>
        </table:table-row>
      </table:table>
      <text:p text:style-name="Standard"/>
      <text:p text:style-name="Standard"/>
      <table:table table:style-name="Table514">
        <table:table-columns>
          <table:table-column table:style-name="TableColumn515"/>
        </table:table-columns>
        <table:table-row table:style-name="TableRow516">
          <table:table-cell table:style-name="TableCell517">
            <text:p text:style-name="P518">Doctor</text:p>
          </table:table-cell>
        </table:table-row>
        <table:table-row table:style-name="TableRow519">
          <table:table-cell table:style-name="TableCell520">
            <text:p text:style-name="Standard"><text:span text:style-name="T521">Requirements:</text:span><text:span text:style-name="T522"><text:s/>Medic</text:span></text:p>
          </table:table-cell>
        </table:table-row>
        <table:table-row table:style-name="TableRow523">
          <table:table-cell table:style-name="TableCell524">
            <text:p text:style-name="P525">Talents:</text:p>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Level 1</text:p>
                </table:table-cell>
                <table:table-cell table:style-name="TableCell533">
                  <text:p text:style-name="P534">Level 5</text:p>
                </table:table-cell>
                <table:table-cell table:style-name="TableCell535">
                  <text:p text:style-name="P536">Level 9</text:p>
                </table:table-cell>
              </table:table-row>
              <table:table-row table:style-name="TableRow537">
                <table:table-cell table:style-name="TableCell538">
                  <text:list text:style-name="WWNum2" text:continue-numbering="true">
                    <text:list-item>
                      <text:p text:style-name="P539">Anatomic Precision I</text:p>
                    </text:list-item>
                    <text:list-item>
                      <text:p text:style-name="P540">Auto Medical(12)</text:p>
                    </text:list-item>
                    <text:list-item>
                      <text:p text:style-name="P541">Bleeder(1)</text:p>
                    </text:list-item>
                    <text:list-item>
                      <text:p text:style-name="P542">Combat Medic</text:p>
                    </text:list-item>
                    <text:list-item>
                      <text:p text:style-name="P543">Physician I</text:p>
                    </text:list-item>
                    <text:list-item>
                      <text:p text:style-name="P544">Resist Disease(1)</text:p>
                    </text:list-item>
                    <text:list-item>
                      <text:p text:style-name="P545">Resist Poison(1)</text:p>
                    </text:list-item>
                    <text:list-item>
                      <text:p text:style-name="P546">Self-Surgeon I</text:p>
                    </text:list-item>
                  </text:list>
                </table:table-cell>
                <table:table-cell table:style-name="TableCell547">
                  <text:list text:style-name="WWNum2" text:continue-numbering="true">
                    <text:list-item>
                      <text:p text:style-name="P548">Anatomic Precision II</text:p>
                    </text:list-item>
                    <text:list-item>
                      <text:p text:style-name="P549">Auto Medical(11)</text:p>
                    </text:list-item>
                    <text:list-item>
                      <text:p text:style-name="P550">Bleeder(3)</text:p>
                    </text:list-item>
                    <text:list-item>
                      <text:p text:style-name="P551">Don't You Die On Me</text:p>
                    </text:list-item>
                    <text:list-item>
                      <text:p text:style-name="P552">Disease Sniffer</text:p>
                    </text:list-item>
                    <text:list-item>
                      <text:p text:style-name="P553">Healing hands</text:p>
                    </text:list-item>
                    <text:list-item>
                      <text:p text:style-name="P554">Nerve Pinch</text:p>
                    </text:list-item>
                    <text:list-item>
                      <text:p text:style-name="P555">Poison Sniffer</text:p>
                    </text:list-item>
                    <text:list-item>
                      <text:p text:style-name="P556">Resist Disease(2)</text:p>
                    </text:list-item>
                    <text:list-item>
                      <text:p text:style-name="P557">Resist Poison(2)</text:p>
                    </text:list-item>
                  </text:list>
                  <text:p text:style-name="P558"/>
                </table:table-cell>
                <table:table-cell table:style-name="TableCell559">
                  <text:list text:style-name="WWNum2" text:continue-numbering="true">
                    <text:list-item>
                      <text:p text:style-name="P560">Auto Medical(10)</text:p>
                    </text:list-item>
                    <text:list-item>
                      <text:p text:style-name="P561">Bleeder(5)</text:p>
                    </text:list-item>
                    <text:list-item>
                      <text:p text:style-name="P562">Deadly Anatomy</text:p>
                    </text:list-item>
                    <text:list-item>
                      <text:p text:style-name="P563">Physician II</text:p>
                    </text:list-item>
                    <text:list-item>
                      <text:p text:style-name="P564">Resist Disease(3)</text:p>
                    </text:list-item>
                    <text:list-item>
                      <text:p text:style-name="P565">resist Poison(3)</text:p>
                    </text:list-item>
                    <text:list-item>
                      <text:p text:style-name="P566">Self-Surgeon II</text:p>
                    </text:list-item>
                  </text:list>
                </table:table-cell>
              </table:table-row>
            </table:table>
            <text:p text:style-name="P567"/>
          </table:table-cell>
        </table:table-row>
        <table:table-row table:style-name="TableRow568">
          <table:table-cell table:style-name="TableCell569">
            <text:p text:style-name="P570">Notes:</text:p>
            <text:p text:style-name="P571"/>
          </table:table-cell>
        </table:table-row>
      </table:table>
      <text:p text:style-name="Standard"/>
      <text:p text:style-name="Standard"/>
      <table:table table:style-name="Table572">
        <table:table-columns>
          <table:table-column table:style-name="TableColumn573"/>
        </table:table-columns>
        <table:table-row table:style-name="TableRow574">
          <table:table-cell table:style-name="TableCell575">
            <text:p text:style-name="P576">Duelist</text:p>
          </table:table-cell>
        </table:table-row>
        <table:table-row table:style-name="TableRow577">
          <table:table-cell table:style-name="TableCell578">
            <text:p text:style-name="Standard"><text:span text:style-name="T579">Requirements:</text:span><text:span text:style-name="T580"><text:s/>Dueling</text:span></text:p>
          </table:table-cell>
        </table:table-row>
        <table:table-row table:style-name="TableRow581">
          <table:table-cell table:style-name="TableCell582">
            <text:p text:style-name="P583">Talents:</text:p>
            <table:table table:style-name="Table584">
              <table:table-columns>
                <table:table-column table:style-name="TableColumn585"/>
                <table:table-column table:style-name="TableColumn586"/>
                <table:table-column table:style-name="TableColumn587"/>
              </table:table-columns>
              <table:table-row table:style-name="TableRow588">
                <table:table-cell table:style-name="TableCell589">
                  <text:p text:style-name="P590">Level 1</text:p>
                </table:table-cell>
                <table:table-cell table:style-name="TableCell591">
                  <text:p text:style-name="P592">Level 5</text:p>
                </table:table-cell>
                <table:table-cell table:style-name="TableCell593">
                  <text:p text:style-name="P594">Level 9</text:p>
                </table:table-cell>
              </table:table-row>
              <table:table-row table:style-name="TableRow595">
                <table:table-cell table:style-name="TableCell596">
                  <text:list text:style-name="WWNum2" text:continue-numbering="true">
                    <text:list-item>
                      <text:p text:style-name="P597">Bonus Block(1)</text:p>
                    </text:list-item>
                    <text:list-item>
                      <text:p text:style-name="P598">Disarm(12)</text:p>
                    </text:list-item>
                    <text:list-item>
                      <text:p text:style-name="P599">Fearsome Display</text:p>
                    </text:list-item>
                    <text:list-item>
                      <text:p text:style-name="P600">Improved Disengage I</text:p>
                    </text:list-item>
                    <text:list-item>
                      <text:p text:style-name="P601">Improved Give Ground I</text:p>
                    </text:list-item>
                    <text:list-item>
                      <text:p text:style-name="P602">Mercy</text:p>
                    </text:list-item>
                    <text:list-item>
                      <text:p text:style-name="P603">Mobility(1)</text:p>
                    </text:list-item>
                    <text:list-item>
                      <text:p text:style-name="P604">Piercer(2)</text:p>
                    </text:list-item>
                  </text:list>
                </table:table-cell>
                <table:table-cell table:style-name="TableCell605">
                  <text:list text:style-name="WWNum2" text:continue-numbering="true">
                    <text:list-item>
                      <text:p text:style-name="P606">Disarm(10)</text:p>
                    </text:list-item>
                    <text:list-item>
                      <text:p text:style-name="P607">Dodge(1)</text:p>
                    </text:list-item>
                    <text:list-item>
                      <text:p text:style-name="P608">Greedy Disarm</text:p>
                    </text:list-item>
                    <text:list-item>
                      <text:p text:style-name="P609">Improved Disengage II</text:p>
                    </text:list-item>
                    <text:list-item>
                      <text:p text:style-name="P610">Improved Give Ground II</text:p>
                    </text:list-item>
                    <text:list-item>
                      <text:p text:style-name="P611">Lone Wolf</text:p>
                    </text:list-item>
                    <text:list-item>
                      <text:p text:style-name="P612">Lucky SOB</text:p>
                    </text:list-item>
                    <text:list-item>
                      <text:p text:style-name="P613">Piercer(3)</text:p>
                    </text:list-item>
                    <text:list-item>
                      <text:p text:style-name="P614">Witty Riposte</text:p>
                    </text:list-item>
                  </text:list>
                  <text:p text:style-name="P615"/>
                </table:table-cell>
                <table:table-cell table:style-name="TableCell616">
                  <text:list text:style-name="WWNum2" text:continue-numbering="true">
                    <text:list-item>
                      <text:p text:style-name="P617">Bonus Block(2)</text:p>
                    </text:list-item>
                    <text:list-item>
                      <text:p text:style-name="P618">Disarm(9)</text:p>
                    </text:list-item>
                    <text:list-item>
                      <text:p text:style-name="P619">Improved Disengage III</text:p>
                    </text:list-item>
                    <text:list-item>
                      <text:p text:style-name="P620">Piercer(4)</text:p>
                    </text:list-item>
                  </text:list>
                </table:table-cell>
              </table:table-row>
            </table:table>
            <text:p text:style-name="P621"/>
          </table:table-cell>
        </table:table-row>
        <text:soft-page-break/>
        <table:table-row table:style-name="TableRow622">
          <table:table-cell table:style-name="TableCell623">
            <text:p text:style-name="P624">Notes:</text:p>
            <text:p text:style-name="P625"/>
          </table:table-cell>
        </table:table-row>
      </table:table>
      <text:p text:style-name="Standard"/>
      <text:p text:style-name="Standard"/>
      <table:table table:style-name="Table626">
        <table:table-columns>
          <table:table-column table:style-name="TableColumn627"/>
        </table:table-columns>
        <table:table-row table:style-name="TableRow628">
          <table:table-cell table:style-name="TableCell629">
            <text:p text:style-name="P630">Familiar</text:p>
          </table:table-cell>
        </table:table-row>
        <table:table-row table:style-name="TableRow631">
          <table:table-cell table:style-name="TableCell632">
            <text:p text:style-name="Standard"><text:span text:style-name="T633">Requirements:</text:span><text:span text:style-name="T634"><text:s/>Any Spell Casting, GM Permission</text:span></text:p>
          </table:table-cell>
        </table:table-row>
        <table:table-row table:style-name="TableRow635">
          <table:table-cell table:style-name="TableCell636">
            <text:p text:style-name="P637">Talents:</text:p>
            <table:table table:style-name="Table638">
              <table:table-columns>
                <table:table-column table:style-name="TableColumn639"/>
                <table:table-column table:style-name="TableColumn640"/>
                <table:table-column table:style-name="TableColumn641"/>
              </table:table-columns>
              <table:table-row table:style-name="TableRow642">
                <table:table-cell table:style-name="TableCell643">
                  <text:p text:style-name="P644">Level 1</text:p>
                </table:table-cell>
                <table:table-cell table:style-name="TableCell645">
                  <text:p text:style-name="P646">Level 5</text:p>
                </table:table-cell>
                <table:table-cell table:style-name="TableCell647">
                  <text:p text:style-name="P648">Level 9</text:p>
                </table:table-cell>
              </table:table-row>
              <table:table-row table:style-name="TableRow649">
                <table:table-cell table:style-name="TableCell650">
                  <text:list text:style-name="WWNum2" text:continue-numbering="true">
                    <text:list-item>
                      <text:p text:style-name="P651">Companion Unlock(1)</text:p>
                    </text:list-item>
                    <text:list-item>
                      <text:p text:style-name="P652">Familiar</text:p>
                    </text:list-item>
                    <text:list-item>
                      <text:p text:style-name="P653">Familiar Adviser</text:p>
                    </text:list-item>
                    <text:list-item>
                      <text:p text:style-name="P654">Familiar Defender(1)</text:p>
                    </text:list-item>
                    <text:list-item>
                      <text:p text:style-name="P655">Familiar Telepathy</text:p>
                    </text:list-item>
                    <text:list-item>
                      <text:p text:style-name="P656">Familiar Trait</text:p>
                    </text:list-item>
                    <text:list-item>
                      <text:p text:style-name="P657">Familiar Weaponry</text:p>
                    </text:list-item>
                  </text:list>
                  <text:p text:style-name="P658"/>
                </table:table-cell>
                <table:table-cell table:style-name="TableCell659">
                  <text:list text:style-name="WWNum2" text:continue-numbering="true">
                    <text:list-item>
                      <text:p text:style-name="P660">Companion Unlock(5)</text:p>
                    </text:list-item>
                    <text:list-item>
                      <text:p text:style-name="P661">Conduit</text:p>
                    </text:list-item>
                    <text:list-item>
                      <text:p text:style-name="P662">Consume Familiar I</text:p>
                    </text:list-item>
                    <text:list-item>
                      <text:p text:style-name="P663">Familiar Curse</text:p>
                    </text:list-item>
                    <text:list-item>
                      <text:p text:style-name="P664">Familiar Hit Points +4</text:p>
                    </text:list-item>
                    <text:list-item>
                      <text:p text:style-name="P665">Familiar Scholar</text:p>
                    </text:list-item>
                    <text:list-item>
                      <text:p text:style-name="P666">Magic Dampener</text:p>
                    </text:list-item>
                    <text:list-item>
                      <text:p text:style-name="P667">Shared Sight</text:p>
                    </text:list-item>
                    <text:list-item>
                      <text:p text:style-name="P668">Shared Spells</text:p>
                    </text:list-item>
                  </text:list>
                  <text:p text:style-name="P669"/>
                </table:table-cell>
                <table:table-cell table:style-name="TableCell670">
                  <text:list text:style-name="WWNum2" text:continue-numbering="true">
                    <text:list-item>
                      <text:p text:style-name="P671">Call Familiar</text:p>
                    </text:list-item>
                    <text:list-item>
                      <text:p text:style-name="P672">Companion Unlock(9)</text:p>
                    </text:list-item>
                    <text:list-item>
                      <text:p text:style-name="P673">Consume Familiar II</text:p>
                    </text:list-item>
                    <text:list-item>
                      <text:p text:style-name="P674">Familiar Blood</text:p>
                    </text:list-item>
                    <text:list-item>
                      <text:p text:style-name="P675">Familiar Cast</text:p>
                    </text:list-item>
                    <text:list-item>
                      <text:p text:style-name="P676">Familiar Defender(2)</text:p>
                    </text:list-item>
                    <text:list-item>
                      <text:p text:style-name="P677">Familiar Sacrifice</text:p>
                    </text:list-item>
                    <text:list-item>
                      <text:p text:style-name="P678">Shared Health</text:p>
                    </text:list-item>
                  </text:list>
                </table:table-cell>
              </table:table-row>
            </table:table>
            <text:p text:style-name="P679"/>
          </table:table-cell>
        </table:table-row>
        <table:table-row table:style-name="TableRow680">
          <table:table-cell table:style-name="TableCell681">
            <text:p text:style-name="P682">Notes:</text:p>
            <text:p text:style-name="P683"/>
          </table:table-cell>
        </table:table-row>
      </table:table>
      <text:p text:style-name="Standard"/>
      <text:p text:style-name="Standard"/>
      <table:table table:style-name="Table684">
        <table:table-columns>
          <table:table-column table:style-name="TableColumn685"/>
        </table:table-columns>
        <table:table-row table:style-name="TableRow686">
          <table:table-cell table:style-name="TableCell687">
            <text:p text:style-name="P688">Giant Slayer</text:p>
          </table:table-cell>
        </table:table-row>
        <table:table-row table:style-name="TableRow689">
          <table:table-cell table:style-name="TableCell690">
            <text:p text:style-name="Standard"><text:span text:style-name="T691">Requirements:</text:span><text:span text:style-name="T692"><text:s/>???</text:span></text:p>
          </table:table-cell>
        </table:table-row>
        <table:table-row table:style-name="TableRow693">
          <table:table-cell table:style-name="TableCell694">
            <text:p text:style-name="P695">Talents:</text:p>
            <table:table table:style-name="Table696">
              <table:table-columns>
                <table:table-column table:style-name="TableColumn697"/>
                <table:table-column table:style-name="TableColumn698"/>
                <table:table-column table:style-name="TableColumn699"/>
              </table:table-columns>
              <table:table-row table:style-name="TableRow700">
                <table:table-cell table:style-name="TableCell701">
                  <text:p text:style-name="P702">Level 1</text:p>
                </table:table-cell>
                <table:table-cell table:style-name="TableCell703">
                  <text:p text:style-name="P704">Level 5</text:p>
                </table:table-cell>
                <table:table-cell table:style-name="TableCell705">
                  <text:p text:style-name="P706">Level 9</text:p>
                </table:table-cell>
              </table:table-row>
              <table:table-row table:style-name="TableRow707">
                <table:table-cell table:style-name="TableCell708">
                  <text:list text:style-name="WWNum2" text:continue-numbering="true">
                    <text:list-item>
                      <text:p text:style-name="P709">Acrobatic Feats</text:p>
                    </text:list-item>
                    <text:list-item>
                      <text:p text:style-name="P710">Ankle Biter</text:p>
                    </text:list-item>
                    <text:list-item>
                      <text:p text:style-name="P711">Expert Climber I</text:p>
                    </text:list-item>
                    <text:list-item>
                      <text:p text:style-name="P712">Giant Block</text:p>
                    </text:list-item>
                    <text:list-item>
                      <text:p text:style-name="P713">Hit Points +2</text:p>
                    </text:list-item>
                    <text:list-item>
                      <text:p text:style-name="P714">Iron Grip</text:p>
                    </text:list-item>
                    <text:list-item>
                      <text:p text:style-name="P715">Resist Knockdown(1)</text:p>
                    </text:list-item>
                  </text:list>
                  <text:p text:style-name="P716"/>
                </table:table-cell>
                <table:table-cell table:style-name="TableCell717">
                  <text:list text:style-name="WWNum2" text:continue-numbering="true">
                    <text:list-item>
                      <text:p text:style-name="P718">Break Fall I</text:p>
                    </text:list-item>
                    <text:list-item>
                      <text:p text:style-name="P719">Expert Climber II</text:p>
                    </text:list-item>
                    <text:list-item>
                      <text:p text:style-name="P720">Eye Seeker(10)</text:p>
                    </text:list-item>
                    <text:list-item>
                      <text:p text:style-name="P721">Great Throw I</text:p>
                    </text:list-item>
                    <text:list-item>
                      <text:p text:style-name="P722">Hit Points +2</text:p>
                    </text:list-item>
                    <text:list-item>
                      <text:p text:style-name="P723">No Hands</text:p>
                    </text:list-item>
                    <text:list-item>
                      <text:p text:style-name="P724">Resist Knockdown(2)</text:p>
                    </text:list-item>
                    <text:list-item>
                      <text:p text:style-name="P725">Tough Save (Reflex/Skill)</text:p>
                    </text:list-item>
                    <text:list-item>
                      <text:p text:style-name="P726">Tough SOB</text:p>
                    </text:list-item>
                  </text:list>
                  <text:p text:style-name="P727"/>
                </table:table-cell>
                <table:table-cell table:style-name="TableCell728">
                  <text:list text:style-name="WWNum2" text:continue-numbering="true">
                    <text:list-item>
                      <text:p text:style-name="P729">Eye<text:s/>Seeker(8)</text:p>
                    </text:list-item>
                    <text:list-item>
                      <text:p text:style-name="P730">Great Throw II</text:p>
                    </text:list-item>
                    <text:list-item>
                      <text:p text:style-name="P731">Hit Points +2</text:p>
                    </text:list-item>
                    <text:list-item>
                      <text:p text:style-name="P732">Mounted Fury</text:p>
                    </text:list-item>
                    <text:list-item>
                      <text:p text:style-name="P733">Resist Knockdown(3)</text:p>
                    </text:list-item>
                  </text:list>
                  <text:p text:style-name="P734"/>
                </table:table-cell>
              </table:table-row>
            </table:table>
            <text:p text:style-name="P735"/>
          </table:table-cell>
        </table:table-row>
        <table:table-row table:style-name="TableRow736">
          <table:table-cell table:style-name="TableCell737">
            <text:p text:style-name="P738">Notes:</text:p>
            <text:p text:style-name="P739"/>
          </table:table-cell>
        </table:table-row>
      </table:table>
      <text:p text:style-name="Standard"/>
      <text:p text:style-name="Standard"/>
      <table:table table:style-name="Table740">
        <table:table-columns>
          <table:table-column table:style-name="TableColumn741"/>
        </table:table-columns>
        <table:table-row table:style-name="TableRow742">
          <table:table-cell table:style-name="TableCell743">
            <text:p text:style-name="P744">Gladiator</text:p>
          </table:table-cell>
        </table:table-row>
        <table:table-row table:style-name="TableRow745">
          <table:table-cell table:style-name="TableCell746">
            <text:p text:style-name="Standard"><text:span text:style-name="T747">Requirements:</text:span><text:span text:style-name="T748"><text:s/>1h+Shield or Spear+Shield or Dueling</text:span></text:p>
          </table:table-cell>
        </table:table-row>
        <table:table-row table:style-name="TableRow749">
          <table:table-cell table:style-name="TableCell750">
            <text:p text:style-name="P751">Talents:</text:p>
            <table:table table:style-name="Table752">
              <table:table-columns>
                <table:table-column table:style-name="TableColumn753"/>
                <table:table-column table:style-name="TableColumn754"/>
                <table:table-column table:style-name="TableColumn755"/>
              </table:table-columns>
              <table:table-row table:style-name="TableRow756">
                <table:table-cell table:style-name="TableCell757">
                  <text:p text:style-name="P758">Level 1</text:p>
                </table:table-cell>
                <table:table-cell table:style-name="TableCell759">
                  <text:p text:style-name="P760">Level 5</text:p>
                </table:table-cell>
                <table:table-cell table:style-name="TableCell761">
                  <text:p text:style-name="P762">Level 9</text:p>
                </table:table-cell>
              </table:table-row>
              <table:table-row table:style-name="TableRow763">
                <table:table-cell table:style-name="TableCell764">
                  <text:list text:style-name="WWNum2" text:continue-numbering="true">
                    <text:list-item>
                      <text:p text:style-name="P765">Armored Athlete</text:p>
                    </text:list-item>
                    <text:list-item>
                      <text:p text:style-name="P766">Armsman I</text:p>
                    </text:list-item>
                    <text:list-item>
                      <text:p text:style-name="P767">Avoid Death Blow(3)</text:p>
                    </text:list-item>
                    <text:list-item>
                      <text:p text:style-name="P768">Bonus Block(1)</text:p>
                    </text:list-item>
                    <text:list-item>
                      <text:p text:style-name="P769">Crowd<text:s/>Favorite</text:p>
                    </text:list-item>
                    <text:list-item>
                      <text:p text:style-name="P770">Greedy</text:p>
                    </text:list-item>
                    <text:list-item>
                      <text:p text:style-name="P771">Hit Points +2</text:p>
                    </text:list-item>
                    <text:list-item>
                      <text:p text:style-name="P772">Net Proficiency*</text:p>
                    </text:list-item>
                    <text:list-item>
                      <text:p text:style-name="P773">Prone Fighting</text:p>
                    </text:list-item>
                    <text:list-item>
                      <text:p text:style-name="P774">Shield Bash</text:p>
                    </text:list-item>
                  </text:list>
                </table:table-cell>
                <table:table-cell table:style-name="TableCell775">
                  <text:list text:style-name="WWNum2" text:continue-numbering="true">
                    <text:list-item>
                      <text:p text:style-name="P776">Armsman II</text:p>
                    </text:list-item>
                    <text:list-item>
                      <text:p text:style-name="P777">Avoid Death Blow(5)</text:p>
                    </text:list-item>
                    <text:list-item>
                      <text:p text:style-name="P778">Entangler(11)*</text:p>
                    </text:list-item>
                    <text:list-item>
                      <text:p text:style-name="P779">Fearsome Display</text:p>
                    </text:list-item>
                    <text:list-item>
                      <text:p text:style-name="P780">Hit Points +2</text:p>
                    </text:list-item>
                    <text:list-item>
                      <text:p text:style-name="P781">Piercing Blow(2)</text:p>
                    </text:list-item>
                  </text:list>
                  <text:p text:style-name="P782"/>
                  <text:p text:style-name="P783"/>
                </table:table-cell>
                <table:table-cell table:style-name="TableCell784">
                  <text:list text:style-name="WWNum2" text:continue-numbering="true">
                    <text:list-item>
                      <text:p text:style-name="P785">Avoid Death Blow(7)</text:p>
                    </text:list-item>
                    <text:list-item>
                      <text:p text:style-name="P786">Bonus Block(2)</text:p>
                    </text:list-item>
                    <text:list-item>
                      <text:p text:style-name="P787">Entangler(10)</text:p>
                    </text:list-item>
                    <text:list-item>
                      <text:p text:style-name="P788">Follow Me II*</text:p>
                    </text:list-item>
                    <text:list-item>
                      <text:p text:style-name="P789">Hit Points +2</text:p>
                    </text:list-item>
                    <text:list-item>
                      <text:p text:style-name="P790">Piercing<text:s/>Blow(4)</text:p>
                    </text:list-item>
                    <text:list-item>
                      <text:p text:style-name="P791">Signature Move</text:p>
                    </text:list-item>
                  </text:list>
                </table:table-cell>
              </table:table-row>
            </table:table>
            <text:p text:style-name="P792"/>
          </table:table-cell>
        </table:table-row>
        <table:table-row table:style-name="TableRow793">
          <table:table-cell table:style-name="TableCell794">
            <text:p text:style-name="P795">Notes:</text:p>
            <text:p text:style-name="P796"/>
          </table:table-cell>
        </table:table-row>
      </table:table>
      <text:p text:style-name="Standard"/>
      <text:p text:style-name="Standard"/>
      <table:table table:style-name="Table797">
        <table:table-columns>
          <table:table-column table:style-name="TableColumn798"/>
        </table:table-columns>
        <table:table-row table:style-name="TableRow799">
          <table:table-cell table:style-name="TableCell800">
            <text:p text:style-name="P801">Grappler</text:p>
          </table:table-cell>
        </table:table-row>
        <table:table-row table:style-name="TableRow802">
          <table:table-cell table:style-name="TableCell803">
            <text:p text:style-name="Standard"><text:span text:style-name="T804">Requirements:</text:span><text:span text:style-name="T805"><text:s/>Brawling</text:span></text:p>
          </table:table-cell>
        </table:table-row>
        <table:table-row table:style-name="TableRow806">
          <table:table-cell table:style-name="TableCell807">
            <text:p text:style-name="P808">Talents:</text:p>
            <table:table table:style-name="Table809">
              <table:table-columns>
                <table:table-column table:style-name="TableColumn810"/>
                <table:table-column table:style-name="TableColumn811"/>
                <table:table-column table:style-name="TableColumn812"/>
              </table:table-columns>
              <table:table-row table:style-name="TableRow813">
                <table:table-cell table:style-name="TableCell814">
                  <text:p text:style-name="P815">Level 1</text:p>
                </table:table-cell>
                <table:table-cell table:style-name="TableCell816">
                  <text:p text:style-name="P817">Level 5</text:p>
                </table:table-cell>
                <table:table-cell table:style-name="TableCell818">
                  <text:p text:style-name="P819">Level 9</text:p>
                </table:table-cell>
              </table:table-row>
              <table:table-row table:style-name="TableRow820">
                <table:table-cell table:style-name="TableCell821">
                  <text:list text:style-name="WWNum2" text:continue-numbering="true">
                    <text:list-item>
                      <text:p text:style-name="P822">Get Inside</text:p>
                    </text:list-item>
                    <text:list-item>
                      <text:p text:style-name="P823">Iron Grip</text:p>
                    </text:list-item>
                    <text:list-item>
                      <text:p text:style-name="P824">Oiled Up</text:p>
                    </text:list-item>
                    <text:list-item>
                      <text:p text:style-name="P825">Prone Fighting</text:p>
                    </text:list-item>
                    <text:list-item>
                      <text:p text:style-name="P826">Reversal</text:p>
                    </text:list-item>
                    <text:list-item>
                      <text:p text:style-name="P827">Shift grip</text:p>
                    </text:list-item>
                    <text:list-item>
                      <text:p text:style-name="P828">Wrestling Moves(11)</text:p>
                    </text:list-item>
                  </text:list>
                </table:table-cell>
                <table:table-cell table:style-name="TableCell829">
                  <text:list text:style-name="WWNum2" text:continue-numbering="true">
                    <text:list-item>
                      <text:p text:style-name="P830">Arm Bar</text:p>
                    </text:list-item>
                    <text:list-item>
                      <text:p text:style-name="P831">Break Fall I</text:p>
                    </text:list-item>
                    <text:list-item>
                      <text:p text:style-name="P832">Fireman's Carry I</text:p>
                    </text:list-item>
                    <text:list-item>
                      <text:p text:style-name="P833">Furious Wrestling(2)</text:p>
                    </text:list-item>
                    <text:list-item>
                      <text:p text:style-name="P834">Hammer<text:s/>Down</text:p>
                    </text:list-item>
                    <text:list-item>
                      <text:p text:style-name="P835">Sacrifice Throw</text:p>
                    </text:list-item>
                    <text:list-item>
                      <text:p text:style-name="P836">Wrestling Moves(9)</text:p>
                    </text:list-item>
                  </text:list>
                  <text:p text:style-name="P837"/>
                </table:table-cell>
                <table:table-cell table:style-name="TableCell838">
                  <text:list text:style-name="WWNum2" text:continue-numbering="true">
                    <text:list-item>
                      <text:p text:style-name="P839">Fireman's Carry II</text:p>
                    </text:list-item>
                    <text:list-item>
                      <text:p text:style-name="P840">Furious Wrestling(3)</text:p>
                    </text:list-item>
                    <text:list-item>
                      <text:p text:style-name="P841">Human Shield</text:p>
                    </text:list-item>
                    <text:list-item>
                      <text:p text:style-name="P842">Neck Snap</text:p>
                    </text:list-item>
                    <text:list-item>
                      <text:p text:style-name="P843">Wrestling Moves(8)</text:p>
                    </text:list-item>
                  </text:list>
                  <text:p text:style-name="P844"/>
                </table:table-cell>
              </table:table-row>
            </table:table>
            <text:p text:style-name="P845"/>
          </table:table-cell>
        </table:table-row>
        <table:table-row table:style-name="TableRow846">
          <table:table-cell table:style-name="TableCell847">
            <text:p text:style-name="P848">Notes:</text:p>
            <text:p text:style-name="P849"/>
          </table:table-cell>
        </table:table-row>
      </table:table>
      <text:p text:style-name="Standard"/>
      <text:p text:style-name="Standard"/>
      <table:table table:style-name="Table850">
        <table:table-columns>
          <table:table-column table:style-name="TableColumn851"/>
        </table:table-columns>
        <table:table-row table:style-name="TableRow852">
          <table:table-cell table:style-name="TableCell853">
            <text:p text:style-name="P854">Holy Warrior</text:p>
          </table:table-cell>
        </table:table-row>
        <table:table-row table:style-name="TableRow855">
          <table:table-cell table:style-name="TableCell856">
            <text:p text:style-name="Standard"><text:span text:style-name="T857">Requirements:</text:span><text:span text:style-name="T858"><text:s/>Theology</text:span></text:p>
          </table:table-cell>
        </table:table-row>
        <table:table-row table:style-name="TableRow859">
          <table:table-cell table:style-name="TableCell860">
            <text:p text:style-name="P861">Talents:</text:p>
            <table:table table:style-name="Table862">
              <table:table-columns>
                <table:table-column table:style-name="TableColumn863"/>
                <table:table-column table:style-name="TableColumn864"/>
                <table:table-column table:style-name="TableColumn865"/>
              </table:table-columns>
              <table:table-row table:style-name="TableRow866">
                <table:table-cell table:style-name="TableCell867">
                  <text:p text:style-name="P868">Level 1</text:p>
                </table:table-cell>
                <table:table-cell table:style-name="TableCell869">
                  <text:p text:style-name="P870">Level 5</text:p>
                </table:table-cell>
                <table:table-cell table:style-name="TableCell871">
                  <text:p text:style-name="P872">Level 9</text:p>
                </table:table-cell>
              </table:table-row>
              <table:table-row table:style-name="TableRow873">
                <table:table-cell table:style-name="TableCell874">
                  <text:list text:style-name="WWNum2" text:continue-numbering="true">
                    <text:list-item>
                      <text:p text:style-name="P875">Armsman I</text:p>
                    </text:list-item>
                    <text:list-item>
                      <text:p text:style-name="P876">Divine Favor(1)</text:p>
                    </text:list-item>
                    <text:list-item>
                      <text:p text:style-name="P877">God’s Blessing(1)</text:p>
                    </text:list-item>
                    <text:list-item>
                      <text:p text:style-name="P878">Fight With Wild Abandon</text:p>
                    </text:list-item>
                    <text:list-item>
                      <text:p text:style-name="P879">Hit Points +2</text:p>
                    </text:list-item>
                    <text:list-item>
                      <text:p text:style-name="P880">Prayer(10)</text:p>
                    </text:list-item>
                    <text:list-item>
                      <text:p text:style-name="P881">Zealot I</text:p>
                    </text:list-item>
                  </text:list>
                </table:table-cell>
                <table:table-cell table:style-name="TableCell882">
                  <text:list text:style-name="WWNum2" text:continue-numbering="true">
                    <text:list-item>
                      <text:p text:style-name="P883">Armsman II</text:p>
                    </text:list-item>
                    <text:list-item>
                      <text:p text:style-name="P884">Divine Favor(2)</text:p>
                    </text:list-item>
                    <text:list-item>
                      <text:p text:style-name="P885">God’s Blessing(5)</text:p>
                    </text:list-item>
                    <text:list-item>
                      <text:p text:style-name="P886">Hit Points +2</text:p>
                    </text:list-item>
                    <text:list-item>
                      <text:p text:style-name="P887">Lucky SOB I</text:p>
                    </text:list-item>
                    <text:list-item>
                      <text:p text:style-name="P888">Petitioner</text:p>
                    </text:list-item>
                    <text:list-item>
                      <text:p text:style-name="P889">Prayer(14)</text:p>
                    </text:list-item>
                    <text:list-item>
                      <text:p text:style-name="P890">See Red(12)</text:p>
                    </text:list-item>
                    <text:list-item>
                      <text:p text:style-name="P891">Smite I</text:p>
                    </text:list-item>
                    <text:list-item>
                      <text:p text:style-name="P892">Zealot II</text:p>
                    </text:list-item>
                  </text:list>
                  <text:p text:style-name="P893"/>
                </table:table-cell>
                <table:table-cell table:style-name="TableCell894">
                  <text:list text:style-name="WWNum2" text:continue-numbering="true">
                    <text:list-item>
                      <text:p text:style-name="P895">Divine Favor(3)</text:p>
                    </text:list-item>
                    <text:list-item>
                      <text:p text:style-name="P896">God’s Blessing(9)</text:p>
                    </text:list-item>
                    <text:list-item>
                      <text:p text:style-name="P897">Hit Points +2</text:p>
                    </text:list-item>
                    <text:list-item>
                      <text:p text:style-name="P898">Lucky SOB II</text:p>
                    </text:list-item>
                    <text:list-item>
                      <text:p text:style-name="P899">Prayer(18)</text:p>
                    </text:list-item>
                    <text:list-item>
                      <text:p text:style-name="P900">See Red(11)</text:p>
                    </text:list-item>
                    <text:list-item>
                      <text:p text:style-name="P901">Smite II</text:p>
                    </text:list-item>
                  </text:list>
                  <text:p text:style-name="P902"/>
                </table:table-cell>
              </table:table-row>
            </table:table>
            <text:p text:style-name="P903"/>
          </table:table-cell>
        </table:table-row>
        <table:table-row table:style-name="TableRow904">
          <table:table-cell table:style-name="TableCell905">
            <text:p text:style-name="P906">Notes:</text:p>
            <text:p text:style-name="P907"/>
          </table:table-cell>
        </table:table-row>
      </table:table>
      <text:p text:style-name="Standard"/>
      <text:p text:style-name="Standard"/>
      <table:table table:style-name="Table908">
        <table:table-columns>
          <table:table-column table:style-name="TableColumn909"/>
        </table:table-columns>
        <table:table-row table:style-name="TableRow910">
          <table:table-cell table:style-name="TableCell911">
            <text:p text:style-name="P912">Knife Fighter</text:p>
          </table:table-cell>
        </table:table-row>
        <table:table-row table:style-name="TableRow913">
          <table:table-cell table:style-name="TableCell914">
            <text:p text:style-name="Standard"><text:span text:style-name="T915">Requirements:</text:span><text:span text:style-name="T916"><text:s/>Dueling, Dirty Fighter, Knife or Dagger</text:span></text:p>
          </table:table-cell>
        </table:table-row>
        <table:table-row table:style-name="TableRow917">
          <table:table-cell table:style-name="TableCell918">
            <text:p text:style-name="P919">Talents:</text:p>
            <table:table table:style-name="Table920">
              <table:table-columns>
                <table:table-column table:style-name="TableColumn921"/>
                <table:table-column table:style-name="TableColumn922"/>
                <table:table-column table:style-name="TableColumn923"/>
              </table:table-columns>
              <table:table-row table:style-name="TableRow924">
                <table:table-cell table:style-name="TableCell925">
                  <text:p text:style-name="P926">Level 1</text:p>
                </table:table-cell>
                <table:table-cell table:style-name="TableCell927">
                  <text:p text:style-name="P928">Level 5</text:p>
                </table:table-cell>
                <table:table-cell table:style-name="TableCell929">
                  <text:p text:style-name="P930">Level 9</text:p>
                </table:table-cell>
              </table:table-row>
              <table:table-row table:style-name="TableRow931">
                <table:table-cell table:style-name="TableCell932">
                  <text:list text:style-name="WWNum2" text:continue-numbering="true">
                    <text:list-item>
                      <text:p text:style-name="P933">Bleeder(1)</text:p>
                    </text:list-item>
                    <text:list-item>
                      <text:p text:style-name="P934">Defensive Stance</text:p>
                    </text:list-item>
                    <text:list-item>
                      <text:p text:style-name="P935">Fast Draw</text:p>
                    </text:list-item>
                    <text:list-item>
                      <text:p text:style-name="P936">Flanker(1)*</text:p>
                    </text:list-item>
                    <text:list-item>
                      <text:p text:style-name="P937">Get Inside</text:p>
                    </text:list-item>
                    <text:list-item>
                      <text:p text:style-name="P938">Iron Grip</text:p>
                    </text:list-item>
                    <text:list-item>
                      <text:p text:style-name="P939">Piercer(2)</text:p>
                    </text:list-item>
                  </text:list>
                </table:table-cell>
                <table:table-cell table:style-name="TableCell940">
                  <text:list text:style-name="WWNum2" text:continue-numbering="true">
                    <text:list-item>
                      <text:p text:style-name="P941">Bleeder(3)</text:p>
                    </text:list-item>
                    <text:list-item>
                      <text:p text:style-name="P942">Cutter</text:p>
                    </text:list-item>
                    <text:list-item>
                      <text:p text:style-name="P943">Dodge(1)</text:p>
                    </text:list-item>
                    <text:list-item>
                      <text:p text:style-name="P944">Fast<text:s/>Knives(12)</text:p>
                    </text:list-item>
                    <text:list-item>
                      <text:p text:style-name="P945">Flanker(2)*</text:p>
                    </text:list-item>
                    <text:list-item>
                      <text:p text:style-name="P946">Hit Points +2</text:p>
                    </text:list-item>
                    <text:list-item>
                      <text:p text:style-name="P947">Piercer(3)</text:p>
                    </text:list-item>
                    <text:list-item>
                      <text:p text:style-name="P948">Shiv I</text:p>
                    </text:list-item>
                  </text:list>
                  <text:p text:style-name="P949"/>
                </table:table-cell>
                <table:table-cell table:style-name="TableCell950">
                  <text:list text:style-name="WWNum2" text:continue-numbering="true">
                    <text:list-item>
                      <text:p text:style-name="P951">Back Biter</text:p>
                    </text:list-item>
                    <text:list-item>
                      <text:p text:style-name="P952">Bleeder(5)</text:p>
                    </text:list-item>
                    <text:list-item>
                      <text:p text:style-name="P953">Dodge(2)</text:p>
                    </text:list-item>
                    <text:list-item>
                      <text:p text:style-name="P954">Fast Knives(11)</text:p>
                    </text:list-item>
                    <text:list-item>
                      <text:p text:style-name="P955">Hit Points +2</text:p>
                    </text:list-item>
                    <text:list-item>
                      <text:p text:style-name="P956">Piercer(4)</text:p>
                    </text:list-item>
                    <text:list-item>
                      <text:p text:style-name="P957">Shiv II</text:p>
                    </text:list-item>
                  </text:list>
                  <text:p text:style-name="P958"/>
                </table:table-cell>
              </table:table-row>
            </table:table>
            <text:p text:style-name="P959"/>
          </table:table-cell>
        </table:table-row>
        <table:table-row table:style-name="TableRow960">
          <table:table-cell table:style-name="TableCell961">
            <text:p text:style-name="P962">Notes:</text:p>
            <text:p text:style-name="P963"/>
          </table:table-cell>
        </table:table-row>
      </table:table>
      <text:p text:style-name="Standard"/>
      <text:p text:style-name="Standard"/>
      <table:table table:style-name="Table964">
        <table:table-columns>
          <table:table-column table:style-name="TableColumn965"/>
        </table:table-columns>
        <table:table-row table:style-name="TableRow966">
          <table:table-cell table:style-name="TableCell967">
            <text:p text:style-name="P968">Lancer</text:p>
          </table:table-cell>
        </table:table-row>
        <table:table-row table:style-name="TableRow969">
          <table:table-cell table:style-name="TableCell970">
            <text:p text:style-name="Standard"><text:span text:style-name="T971">Requirements:</text:span><text:span text:style-name="T972"><text:s/>Polearm or Spear+Shield</text:span></text:p>
          </table:table-cell>
        </table:table-row>
        <table:table-row table:style-name="TableRow973">
          <table:table-cell table:style-name="TableCell974">
            <text:p text:style-name="P975">Talents:</text:p>
            <table:table table:style-name="Table976">
              <table:table-columns>
                <table:table-column table:style-name="TableColumn977"/>
                <table:table-column table:style-name="TableColumn978"/>
                <table:table-column table:style-name="TableColumn979"/>
              </table:table-columns>
              <table:table-row table:style-name="TableRow980">
                <table:table-cell table:style-name="TableCell981">
                  <text:p text:style-name="P982">Level 1</text:p>
                </table:table-cell>
                <table:table-cell table:style-name="TableCell983">
                  <text:p text:style-name="P984">Level 5</text:p>
                </table:table-cell>
                <table:table-cell table:style-name="TableCell985">
                  <text:p text:style-name="P986">Level 9</text:p>
                </table:table-cell>
              </table:table-row>
              <table:table-row table:style-name="TableRow987">
                <table:table-cell table:style-name="TableCell988">
                  <text:list text:style-name="WWNum2" text:continue-numbering="true">
                    <text:list-item>
                      <text:p text:style-name="P989">Armsman I</text:p>
                    </text:list-item>
                    <text:list-item>
                      <text:p text:style-name="P990">Great Throw I</text:p>
                    </text:list-item>
                    <text:list-item>
                      <text:p text:style-name="P991">Impale(11)*</text:p>
                    </text:list-item>
                    <text:list-item>
                      <text:p text:style-name="P992">Improved Charge</text:p>
                    </text:list-item>
                    <text:list-item>
                      <text:p text:style-name="P993">Offensive Stance</text:p>
                    </text:list-item>
                    <text:list-item>
                      <text:p text:style-name="P994">Piercer(2)</text:p>
                    </text:list-item>
                    <text:list-item>
                      <text:p text:style-name="P995">Set Spear I</text:p>
                    </text:list-item>
                  </text:list>
                </table:table-cell>
                <table:table-cell table:style-name="TableCell996">
                  <text:list text:style-name="WWNum2" text:continue-numbering="true">
                    <text:list-item>
                      <text:p text:style-name="P997">Armsman II</text:p>
                    </text:list-item>
                    <text:list-item>
                      <text:p text:style-name="P998">Great Throw II</text:p>
                    </text:list-item>
                    <text:list-item>
                      <text:p text:style-name="P999">Impale(9)</text:p>
                    </text:list-item>
                    <text:list-item>
                      <text:p text:style-name="P1000">Improved Charge II</text:p>
                    </text:list-item>
                    <text:list-item>
                      <text:p text:style-name="P1001">Keep Away</text:p>
                    </text:list-item>
                    <text:list-item>
                      <text:p text:style-name="P1002">Mobility(1)</text:p>
                    </text:list-item>
                    <text:list-item>
                      <text:p text:style-name="P1003">Piercer(3)</text:p>
                    </text:list-item>
                    <text:list-item>
                      <text:p text:style-name="P1004">Pin I*</text:p>
                    </text:list-item>
                    <text:list-item>
                      <text:p text:style-name="P1005">Reach(1)</text:p>
                    </text:list-item>
                    <text:list-item>
                      <text:p text:style-name="P1006">Set Spear II</text:p>
                    </text:list-item>
                    <text:list-item>
                      <text:p text:style-name="P1007">Skewer</text:p>
                    </text:list-item>
                  </text:list>
                  <text:p text:style-name="P1008"/>
                </table:table-cell>
                <table:table-cell table:style-name="TableCell1009">
                  <text:list text:style-name="WWNum2" text:continue-numbering="true">
                    <text:list-item>
                      <text:p text:style-name="P1010">Impale(7)</text:p>
                    </text:list-item>
                    <text:list-item>
                      <text:p text:style-name="P1011">Mobility(2)</text:p>
                    </text:list-item>
                    <text:list-item>
                      <text:p text:style-name="P1012">Piercer(4)</text:p>
                    </text:list-item>
                    <text:list-item>
                      <text:p text:style-name="P1013">Pin II*</text:p>
                    </text:list-item>
                    <text:list-item>
                      <text:p text:style-name="P1014">Reach(2)</text:p>
                    </text:list-item>
                    <text:list-item>
                      <text:p text:style-name="P1015">Skewer II</text:p>
                    </text:list-item>
                  </text:list>
                </table:table-cell>
              </table:table-row>
            </table:table>
            <text:p text:style-name="P1016"/>
          </table:table-cell>
        </table:table-row>
        <text:soft-page-break/>
        <table:table-row table:style-name="TableRow1017">
          <table:table-cell table:style-name="TableCell1018">
            <text:p text:style-name="P1019">Notes:</text:p>
            <text:p text:style-name="P1020"/>
          </table:table-cell>
        </table:table-row>
      </table:table>
      <text:p text:style-name="Standard"/>
      <text:p text:style-name="Standard"/>
      <table:table table:style-name="Table1021">
        <table:table-columns>
          <table:table-column table:style-name="TableColumn1022"/>
        </table:table-columns>
        <table:table-row table:style-name="TableRow1023">
          <table:table-cell table:style-name="TableCell1024">
            <text:p text:style-name="P1025">Mage Staff</text:p>
          </table:table-cell>
        </table:table-row>
        <table:table-row table:style-name="TableRow1026">
          <table:table-cell table:style-name="TableCell1027">
            <text:p text:style-name="Standard"><text:span text:style-name="T1028">Requirements:</text:span><text:span text:style-name="T1029"><text:s/>Staff and Spell</text:span></text:p>
          </table:table-cell>
        </table:table-row>
        <table:table-row table:style-name="TableRow1030">
          <table:table-cell table:style-name="TableCell1031">
            <text:p text:style-name="P1032">Talents:</text:p>
            <table:table table:style-name="Table1033">
              <table:table-columns>
                <table:table-column table:style-name="TableColumn1034"/>
                <table:table-column table:style-name="TableColumn1035"/>
                <table:table-column table:style-name="TableColumn1036"/>
              </table:table-columns>
              <table:table-row table:style-name="TableRow1037">
                <table:table-cell table:style-name="TableCell1038">
                  <text:p text:style-name="P1039">Level 1</text:p>
                </table:table-cell>
                <table:table-cell table:style-name="TableCell1040">
                  <text:p text:style-name="P1041">Level 5</text:p>
                </table:table-cell>
                <table:table-cell table:style-name="TableCell1042">
                  <text:p text:style-name="P1043">Level 9</text:p>
                </table:table-cell>
              </table:table-row>
              <table:table-row table:style-name="TableRow1044">
                <table:table-cell table:style-name="TableCell1045">
                  <text:list text:style-name="WWNum2" text:continue-numbering="true">
                    <text:list-item>
                      <text:p text:style-name="P1046">Battle Caster I</text:p>
                    </text:list-item>
                    <text:list-item>
                      <text:p text:style-name="P1047">Cautious Fighter</text:p>
                    </text:list-item>
                    <text:list-item>
                      <text:p text:style-name="P1048">Mana(1)</text:p>
                    </text:list-item>
                    <text:list-item>
                      <text:p text:style-name="P1049">Hardened Skin</text:p>
                    </text:list-item>
                    <text:list-item>
                      <text:p text:style-name="P1050">Improved Give Ground I</text:p>
                    </text:list-item>
                    <text:list-item>
                      <text:p text:style-name="P1051">Press</text:p>
                    </text:list-item>
                  </text:list>
                  <text:p text:style-name="P1052"/>
                  <text:p text:style-name="P1053"/>
                </table:table-cell>
                <table:table-cell table:style-name="TableCell1054">
                  <text:list text:style-name="WWNum2" text:continue-numbering="true">
                    <text:list-item>
                      <text:p text:style-name="P1055">Battle Caster II</text:p>
                    </text:list-item>
                    <text:list-item>
                      <text:p text:style-name="P1056">Blink Block I</text:p>
                    </text:list-item>
                    <text:list-item>
                      <text:p text:style-name="P1057">Bonus Block(1)</text:p>
                    </text:list-item>
                    <text:list-item>
                      <text:p text:style-name="P1058">Mana(2)</text:p>
                    </text:list-item>
                    <text:list-item>
                      <text:p text:style-name="P1059">Spell Blocker I</text:p>
                    </text:list-item>
                    <text:list-item>
                      <text:p text:style-name="P1060">Staff Touch</text:p>
                    </text:list-item>
                    <text:list-item>
                      <text:p text:style-name="P1061">Stored Spell(1)</text:p>
                    </text:list-item>
                  </text:list>
                  <text:p text:style-name="P1062"/>
                </table:table-cell>
                <table:table-cell table:style-name="TableCell1063">
                  <text:list text:style-name="WWNum2" text:continue-numbering="true">
                    <text:list-item>
                      <text:p text:style-name="P1064">Blink Block II</text:p>
                    </text:list-item>
                    <text:list-item>
                      <text:p text:style-name="P1065">Improved Give Ground II</text:p>
                    </text:list-item>
                    <text:list-item>
                      <text:p text:style-name="P1066">Mana(3)</text:p>
                    </text:list-item>
                    <text:list-item>
                      <text:p text:style-name="P1067">Spell Blocker II</text:p>
                    </text:list-item>
                    <text:list-item>
                      <text:p text:style-name="P1068">Staff Slam</text:p>
                    </text:list-item>
                    <text:list-item>
                      <text:p text:style-name="P1069">Stored Spell(2)</text:p>
                    </text:list-item>
                  </text:list>
                </table:table-cell>
              </table:table-row>
            </table:table>
            <text:p text:style-name="P1070"/>
          </table:table-cell>
        </table:table-row>
        <table:table-row table:style-name="TableRow1071">
          <table:table-cell table:style-name="TableCell1072">
            <text:p text:style-name="P1073">Notes:</text:p>
            <text:p text:style-name="P1074"/>
          </table:table-cell>
        </table:table-row>
      </table:table>
      <text:p text:style-name="Standard"/>
      <text:p text:style-name="Standard"/>
      <table:table table:style-name="Table1075">
        <table:table-columns>
          <table:table-column table:style-name="TableColumn1076"/>
        </table:table-columns>
        <table:table-row table:style-name="TableRow1077">
          <table:table-cell table:style-name="TableCell1078">
            <text:p text:style-name="P1079">Master Alchemist</text:p>
          </table:table-cell>
        </table:table-row>
        <table:table-row table:style-name="TableRow1080">
          <table:table-cell table:style-name="TableCell1081">
            <text:p text:style-name="P1082"><text:span text:style-name="T1083">Requirements:</text:span><text:span text:style-name="T1084"><text:s/>Alchemy</text:span></text:p>
          </table:table-cell>
        </table:table-row>
        <table:table-row table:style-name="TableRow1085">
          <table:table-cell table:style-name="TableCell1086">
            <text:p text:style-name="P1087">Talents:</text:p>
            <table:table table:style-name="Table1088">
              <table:table-columns>
                <table:table-column table:style-name="TableColumn1089"/>
                <table:table-column table:style-name="TableColumn1090"/>
                <table:table-column table:style-name="TableColumn1091"/>
              </table:table-columns>
              <table:table-row table:style-name="TableRow1092">
                <table:table-cell table:style-name="TableCell1093">
                  <text:p text:style-name="P1094">Level 1</text:p>
                </table:table-cell>
                <table:table-cell table:style-name="TableCell1095">
                  <text:p text:style-name="P1096">Level 5</text:p>
                </table:table-cell>
                <table:table-cell table:style-name="TableCell1097">
                  <text:p text:style-name="P1098">Level 9</text:p>
                </table:table-cell>
              </table:table-row>
              <table:table-row table:style-name="TableRow1099">
                <table:table-cell table:style-name="TableCell1100">
                  <text:list text:style-name="LFO35" text:continue-numbering="true">
                    <text:list-item>
                      <text:p text:style-name="P1101">Alchemy Apprentice</text:p>
                    </text:list-item>
                    <text:list-item>
                      <text:p text:style-name="P1102">Blaster</text:p>
                    </text:list-item>
                    <text:list-item>
                      <text:p text:style-name="P1103">Custom Spell Slot(1)</text:p>
                    </text:list-item>
                    <text:list-item>
                      <text:p text:style-name="P1104">Furious<text:s/>Alchemy</text:p>
                    </text:list-item>
                    <text:list-item>
                      <text:p text:style-name="P1105">Glass Master I</text:p>
                    </text:list-item>
                    <text:list-item>
                      <text:p text:style-name="P1106">One True Science</text:p>
                    </text:list-item>
                    <text:list-item>
                      <text:p text:style-name="P1107">Self-Immunity I</text:p>
                    </text:list-item>
                    <text:list-item>
                      <text:p text:style-name="P1108">Strong Arm I</text:p>
                    </text:list-item>
                    <text:list-item>
                      <text:p text:style-name="P1109">Tenacious Alchemy(1)</text:p>
                    </text:list-item>
                  </text:list>
                </table:table-cell>
                <table:table-cell table:style-name="TableCell1110">
                  <text:list text:style-name="LFO35" text:continue-numbering="true">
                    <text:list-item>
                      <text:p text:style-name="P1111">Custom Spell Slot(5)</text:p>
                    </text:list-item>
                    <text:list-item>
                      <text:p text:style-name="P1112">Field Work I</text:p>
                    </text:list-item>
                    <text:list-item>
                      <text:p text:style-name="P1113">Frugal Alchemist</text:p>
                    </text:list-item>
                    <text:list-item>
                      <text:p text:style-name="P1114">Gatherer I</text:p>
                    </text:list-item>
                    <text:list-item>
                      <text:p text:style-name="P1115">Glass Master II</text:p>
                    </text:list-item>
                    <text:list-item>
                      <text:p text:style-name="P1116">Mix Master</text:p>
                    </text:list-item>
                    <text:list-item>
                      <text:p text:style-name="P1117">Quick Cork</text:p>
                    </text:list-item>
                    <text:list-item>
                      <text:p text:style-name="P1118">Recycler I</text:p>
                    </text:list-item>
                    <text:list-item>
                      <text:p text:style-name="P1119">Strong Arm II</text:p>
                    </text:list-item>
                  </text:list>
                  <text:p text:style-name="P1120"/>
                </table:table-cell>
                <table:table-cell table:style-name="TableCell1121">
                  <text:list text:style-name="LFO35" text:continue-numbering="true">
                    <text:list-item>
                      <text:p text:style-name="P1122">Custom Spell Slot(9)</text:p>
                    </text:list-item>
                    <text:list-item>
                      <text:p text:style-name="P1123">Field Work II</text:p>
                    </text:list-item>
                    <text:list-item>
                      <text:p text:style-name="P1124">Gatherer II</text:p>
                    </text:list-item>
                    <text:list-item>
                      <text:p text:style-name="P1125">Recycler II</text:p>
                    </text:list-item>
                    <text:list-item>
                      <text:p text:style-name="P1126">Self-Immunity II</text:p>
                    </text:list-item>
                    <text:list-item>
                      <text:p text:style-name="P1127">Tenacious Alchemy(2)</text:p>
                    </text:list-item>
                  </text:list>
                </table:table-cell>
              </table:table-row>
            </table:table>
            <text:p text:style-name="P1128"/>
          </table:table-cell>
        </table:table-row>
        <table:table-row table:style-name="TableRow1129">
          <table:table-cell table:style-name="TableCell1130">
            <text:p text:style-name="P1131">Notes:</text:p>
            <text:p text:style-name="P1132"/>
          </table:table-cell>
        </table:table-row>
      </table:table>
      <text:p text:style-name="Standard"/>
      <text:p text:style-name="Standard"/>
      <table:table table:style-name="Table1133">
        <table:table-columns>
          <table:table-column table:style-name="TableColumn1134"/>
        </table:table-columns>
        <table:table-row table:style-name="TableRow1135">
          <table:table-cell table:style-name="TableCell1136">
            <text:p text:style-name="P1137">Master Artificer</text:p>
          </table:table-cell>
        </table:table-row>
        <table:table-row table:style-name="TableRow1138">
          <table:table-cell table:style-name="TableCell1139">
            <text:p text:style-name="P1140"><text:span text:style-name="T1141">Requirements:</text:span><text:span text:style-name="T1142"><text:s/>Item Lore</text:span></text:p>
          </table:table-cell>
        </table:table-row>
        <table:table-row table:style-name="TableRow1143">
          <table:table-cell table:style-name="TableCell1144">
            <text:p text:style-name="P1145">Talents:</text:p>
            <table:table table:style-name="Table1146">
              <table:table-columns>
                <table:table-column table:style-name="TableColumn1147"/>
                <table:table-column table:style-name="TableColumn1148"/>
                <table:table-column table:style-name="TableColumn1149"/>
              </table:table-columns>
              <table:table-row table:style-name="TableRow1150">
                <table:table-cell table:style-name="TableCell1151">
                  <text:p text:style-name="P1152">Level 1</text:p>
                </table:table-cell>
                <table:table-cell table:style-name="TableCell1153">
                  <text:p text:style-name="P1154">Level 5</text:p>
                </table:table-cell>
                <table:table-cell table:style-name="TableCell1155">
                  <text:p text:style-name="P1156">Level 9</text:p>
                </table:table-cell>
              </table:table-row>
              <table:table-row table:style-name="TableRow1157">
                <table:table-cell table:style-name="TableCell1158">
                  <text:list text:style-name="LFO35" text:continue-numbering="true">
                    <text:list-item>
                      <text:p text:style-name="P1159">Artificer's Eye</text:p>
                    </text:list-item>
                    <text:list-item>
                      <text:p text:style-name="P1160">Field Study(1)</text:p>
                    </text:list-item>
                    <text:list-item>
                      <text:p text:style-name="P1161">Flash of Insight</text:p>
                    </text:list-item>
                    <text:list-item>
                      <text:p text:style-name="P1162">Fool Artifact I</text:p>
                    </text:list-item>
                    <text:list-item>
                      <text:p text:style-name="P1163">Item Charger</text:p>
                    </text:list-item>
                    <text:list-item>
                      <text:p text:style-name="P1164">Quick Artificer(1)</text:p>
                    </text:list-item>
                    <text:list-item>
                      <text:p text:style-name="P1165">Resist<text:s/>Artifact(2)</text:p>
                    </text:list-item>
                    <text:list-item>
                      <text:p text:style-name="P1166">Unlock Legendary Power I</text:p>
                    </text:list-item>
                  </text:list>
                  <text:p text:style-name="P1167"/>
                </table:table-cell>
                <table:table-cell table:style-name="TableCell1168">
                  <text:list text:style-name="LFO35" text:continue-numbering="true">
                    <text:list-item>
                      <text:p text:style-name="P1169">Artifact Whisperer</text:p>
                    </text:list-item>
                    <text:list-item>
                      <text:p text:style-name="P1170">Curse Sniffer</text:p>
                    </text:list-item>
                    <text:list-item>
                      <text:p text:style-name="P1171">Field Study(2)</text:p>
                    </text:list-item>
                    <text:list-item>
                      <text:p text:style-name="P1172">Imbue Artifact (14)</text:p>
                    </text:list-item>
                    <text:list-item>
                      <text:p text:style-name="P1173">Quick Artificer(2)</text:p>
                    </text:list-item>
                    <text:list-item>
                      <text:p text:style-name="P1174">Resist Artifact(4)</text:p>
                    </text:list-item>
                    <text:list-item>
                      <text:p text:style-name="P1175">Ring Bearer</text:p>
                    </text:list-item>
                    <text:list-item>
                      <text:p text:style-name="P1176">Unlock Legendary Power II</text:p>
                    </text:list-item>
                    <text:list-item>
                      <text:p text:style-name="P1177">Wand Master</text:p>
                    </text:list-item>
                  </text:list>
                  <text:p text:style-name="P1178"/>
                </table:table-cell>
                <table:table-cell table:style-name="TableCell1179">
                  <text:list text:style-name="LFO35" text:continue-numbering="true">
                    <text:list-item>
                      <text:p text:style-name="P1180">Destroy Artifact</text:p>
                    </text:list-item>
                    <text:list-item>
                      <text:p text:style-name="P1181">Field Study(3)</text:p>
                    </text:list-item>
                    <text:list-item>
                      <text:p text:style-name="P1182">Fool Artifact II</text:p>
                    </text:list-item>
                    <text:list-item>
                      <text:p text:style-name="P1183">Imbue<text:s/>Artifact(18)</text:p>
                    </text:list-item>
                    <text:list-item>
                      <text:p text:style-name="P1184">Magic Sniffer</text:p>
                    </text:list-item>
                    <text:list-item>
                      <text:p text:style-name="P1185">Quick Artificer(3)</text:p>
                    </text:list-item>
                    <text:list-item>
                      <text:p text:style-name="P1186">Resist Artifact(6)</text:p>
                    </text:list-item>
                    <text:list-item>
                      <text:p text:style-name="P1187">Unlock Legendary Power III</text:p>
                    </text:list-item>
                  </text:list>
                </table:table-cell>
              </table:table-row>
            </table:table>
            <text:p text:style-name="P1188"/>
          </table:table-cell>
        </table:table-row>
        <table:table-row table:style-name="TableRow1189">
          <table:table-cell table:style-name="TableCell1190">
            <text:p text:style-name="P1191">Notes:</text:p>
            <text:p text:style-name="P1192"/>
          </table:table-cell>
        </table:table-row>
      </table:table>
      <text:p text:style-name="Standard"/>
      <text:p text:style-name="Standard"/>
      <table:table table:style-name="Table1193">
        <table:table-columns>
          <table:table-column table:style-name="TableColumn1194"/>
        </table:table-columns>
        <table:table-row table:style-name="TableRow1195">
          <table:table-cell table:style-name="TableCell1196">
            <text:p text:style-name="P1197">Master Chanter</text:p>
          </table:table-cell>
        </table:table-row>
        <table:table-row table:style-name="TableRow1198">
          <table:table-cell table:style-name="TableCell1199">
            <text:p text:style-name="Standard"><text:span text:style-name="T1200">Requirements:</text:span><text:span text:style-name="T1201"><text:s/>Words of Power and Chants/Songs</text:span></text:p>
          </table:table-cell>
        </table:table-row>
        <table:table-row table:style-name="TableRow1202">
          <table:table-cell table:style-name="TableCell1203">
            <text:p text:style-name="P1204">Talents:</text:p>
            <table:table table:style-name="Table1205">
              <table:table-columns>
                <table:table-column table:style-name="TableColumn1206"/>
                <table:table-column table:style-name="TableColumn1207"/>
                <table:table-column table:style-name="TableColumn1208"/>
              </table:table-columns>
              <table:table-row table:style-name="TableRow1209">
                <table:table-cell table:style-name="TableCell1210">
                  <text:p text:style-name="P1211">Level 1</text:p>
                </table:table-cell>
                <table:table-cell table:style-name="TableCell1212">
                  <text:p text:style-name="P1213">Level 5</text:p>
                </table:table-cell>
                <table:table-cell table:style-name="TableCell1214">
                  <text:p text:style-name="P1215">Level 9</text:p>
                </table:table-cell>
              </table:table-row>
              <table:table-row table:style-name="TableRow1216">
                <table:table-cell table:style-name="TableCell1217">
                  <text:list text:style-name="WWNum2">
                    <text:list-item>
                      <text:p text:style-name="P1218">Aspiring Singer</text:p>
                    </text:list-item>
                    <text:list-item>
                      <text:p text:style-name="P1219">Custom Spell Slot(1)</text:p>
                    </text:list-item>
                    <text:list-item>
                      <text:p text:style-name="P1220">Furious Voice(1)</text:p>
                    </text:list-item>
                    <text:list-item>
                      <text:p text:style-name="P1221">Improved Voice I</text:p>
                    </text:list-item>
                    <text:list-item>
                      <text:p text:style-name="P1222">Loud Chants I</text:p>
                    </text:list-item>
                    <text:list-item>
                      <text:p text:style-name="P1223">Mana(1)</text:p>
                    </text:list-item>
                    <text:list-item>
                      <text:p text:style-name="P1224">Tenacious Cast(1)</text:p>
                    </text:list-item>
                  </text:list>
                  <text:p text:style-name="P1225"/>
                </table:table-cell>
                <table:table-cell table:style-name="TableCell1226">
                  <text:list text:style-name="WWNum2" text:continue-numbering="true">
                    <text:list-item>
                      <text:p text:style-name="P1227">Custom Spell Slot(5)</text:p>
                    </text:list-item>
                    <text:list-item>
                      <text:p text:style-name="P1228">Improved Voice II</text:p>
                    </text:list-item>
                    <text:list-item>
                      <text:p text:style-name="P1229">Loud Chants II</text:p>
                    </text:list-item>
                    <text:list-item>
                      <text:p text:style-name="P1230">Mana(2)</text:p>
                    </text:list-item>
                    <text:list-item>
                      <text:p text:style-name="P1231">Merge Chants</text:p>
                    </text:list-item>
                    <text:list-item>
                      <text:p text:style-name="P1232">Staccato</text:p>
                    </text:list-item>
                    <text:list-item>
                      <text:p text:style-name="P1233">Unwavering Chant(1)</text:p>
                    </text:list-item>
                  </text:list>
                  <text:p text:style-name="P1234"/>
                </table:table-cell>
                <table:table-cell table:style-name="TableCell1235">
                  <text:list text:style-name="WWNum2" text:continue-numbering="true">
                    <text:list-item>
                      <text:p text:style-name="P1236">Custom Spell Slot(9)</text:p>
                    </text:list-item>
                    <text:list-item>
                      <text:p text:style-name="P1237">Improved Voice III</text:p>
                    </text:list-item>
                    <text:list-item>
                      <text:p text:style-name="P1238">Loud Chants III</text:p>
                    </text:list-item>
                    <text:list-item>
                      <text:p text:style-name="P1239">Mana(3)</text:p>
                    </text:list-item>
                    <text:list-item>
                      <text:p text:style-name="P1240">Tenacious Cast(2)</text:p>
                    </text:list-item>
                    <text:list-item>
                      <text:p text:style-name="P1241">Unwavering<text:s/>Chant(2)</text:p>
                    </text:list-item>
                  </text:list>
                </table:table-cell>
              </table:table-row>
            </table:table>
            <text:p text:style-name="P1242"/>
          </table:table-cell>
        </table:table-row>
        <table:table-row table:style-name="TableRow1243">
          <table:table-cell table:style-name="TableCell1244">
            <text:p text:style-name="P1245">Notes:</text:p>
            <text:p text:style-name="P1246"/>
          </table:table-cell>
        </table:table-row>
      </table:table>
      <text:p text:style-name="Standard"/>
      <text:p text:style-name="Standard"/>
      <table:table table:style-name="Table1247">
        <table:table-columns>
          <table:table-column table:style-name="TableColumn1248"/>
        </table:table-columns>
        <table:table-row table:style-name="TableRow1249">
          <table:table-cell table:style-name="TableCell1250">
            <text:p text:style-name="P1251">Master Priest</text:p>
          </table:table-cell>
        </table:table-row>
        <table:table-row table:style-name="TableRow1252">
          <table:table-cell table:style-name="TableCell1253">
            <text:p text:style-name="Standard"><text:span text:style-name="T1254">Requirements:</text:span><text:span text:style-name="T1255"><text:s/>Theology</text:span></text:p>
          </table:table-cell>
        </table:table-row>
        <table:table-row table:style-name="TableRow1256">
          <table:table-cell table:style-name="TableCell1257">
            <text:p text:style-name="P1258">Talents:</text:p>
            <table:table table:style-name="Table1259">
              <table:table-columns>
                <table:table-column table:style-name="TableColumn1260"/>
                <table:table-column table:style-name="TableColumn1261"/>
                <table:table-column table:style-name="TableColumn1262"/>
              </table:table-columns>
              <table:table-row table:style-name="TableRow1263">
                <table:table-cell table:style-name="TableCell1264">
                  <text:p text:style-name="P1265">Level 1</text:p>
                </table:table-cell>
                <table:table-cell table:style-name="TableCell1266">
                  <text:p text:style-name="P1267">Level 5</text:p>
                </table:table-cell>
                <table:table-cell table:style-name="TableCell1268">
                  <text:p text:style-name="P1269">Level 9</text:p>
                </table:table-cell>
              </table:table-row>
              <table:table-row table:style-name="TableRow1270">
                <table:table-cell table:style-name="TableCell1271">
                  <text:list text:style-name="WWNum2" text:continue-numbering="true">
                    <text:list-item>
                      <text:p text:style-name="P1272">Accurate Caster</text:p>
                    </text:list-item>
                    <text:list-item>
                      <text:p text:style-name="P1273">Acolyte Priest</text:p>
                    </text:list-item>
                    <text:list-item>
                      <text:p text:style-name="P1274">Battle Caster I</text:p>
                    </text:list-item>
                    <text:list-item>
                      <text:p text:style-name="P1275">Custom Spell Slot(1)</text:p>
                    </text:list-item>
                    <text:list-item>
                      <text:p text:style-name="P1276">Divine Favor(1)</text:p>
                    </text:list-item>
                    <text:list-item>
                      <text:p text:style-name="P1277">Furious Cast(1)</text:p>
                    </text:list-item>
                    <text:list-item>
                      <text:p text:style-name="P1278">God’s Blessing(1)</text:p>
                    </text:list-item>
                    <text:list-item>
                      <text:p text:style-name="P1279">Summoner</text:p>
                    </text:list-item>
                    <text:list-item>
                      <text:p text:style-name="P1280">Tenacious Cast(1)</text:p>
                    </text:list-item>
                    <text:list-item>
                      <text:p text:style-name="P1281">Word of God</text:p>
                    </text:list-item>
                  </text:list>
                  <text:p text:style-name="P1282"/>
                </table:table-cell>
                <table:table-cell table:style-name="TableCell1283">
                  <text:list text:style-name="WWNum2" text:continue-numbering="true">
                    <text:list-item>
                      <text:p text:style-name="P1284">Battle Caster II</text:p>
                    </text:list-item>
                    <text:list-item>
                      <text:p text:style-name="P1285">Custom Spell Slot(5)</text:p>
                    </text:list-item>
                    <text:list-item>
                      <text:p text:style-name="P1286">Divine Cast(1)</text:p>
                    </text:list-item>
                    <text:list-item>
                      <text:p text:style-name="P1287">Divine Favor(2)</text:p>
                    </text:list-item>
                    <text:list-item>
                      <text:p text:style-name="P1288">God’s Blessing(5)</text:p>
                    </text:list-item>
                    <text:list-item>
                      <text:p text:style-name="P1289">Petitioner</text:p>
                    </text:list-item>
                    <text:list-item>
                      <text:p text:style-name="P1290">Secret Scrolls</text:p>
                    </text:list-item>
                  </text:list>
                  <text:p text:style-name="P1291"/>
                  <text:p text:style-name="P1292"/>
                  <text:p text:style-name="P1293"/>
                </table:table-cell>
                <table:table-cell table:style-name="TableCell1294">
                  <text:list text:style-name="WWNum2" text:continue-numbering="true">
                    <text:list-item>
                      <text:p text:style-name="P1295">Custom Spell Slot(9)</text:p>
                    </text:list-item>
                    <text:list-item>
                      <text:p text:style-name="P1296">Divine Cast(2)</text:p>
                    </text:list-item>
                    <text:list-item>
                      <text:p text:style-name="P1297">Divine Favor(3)</text:p>
                    </text:list-item>
                    <text:list-item>
                      <text:p text:style-name="P1298">Furious Cast(2)</text:p>
                    </text:list-item>
                    <text:list-item>
                      <text:p text:style-name="P1299">God’s Blessing(9)</text:p>
                    </text:list-item>
                    <text:list-item>
                      <text:p text:style-name="P1300">Tenacious Cast(2)</text:p>
                    </text:list-item>
                  </text:list>
                  <text:p text:style-name="P1301"/>
                </table:table-cell>
              </table:table-row>
            </table:table>
            <text:p text:style-name="P1302"/>
          </table:table-cell>
        </table:table-row>
        <table:table-row table:style-name="TableRow1303">
          <table:table-cell table:style-name="TableCell1304">
            <text:p text:style-name="P1305">Notes:</text:p>
            <text:p text:style-name="P1306"/>
          </table:table-cell>
        </table:table-row>
      </table:table>
      <text:p text:style-name="Standard"/>
      <text:p text:style-name="Standard"/>
      <table:table table:style-name="Table1307">
        <table:table-columns>
          <table:table-column table:style-name="TableColumn1308"/>
        </table:table-columns>
        <table:table-row table:style-name="TableRow1309">
          <table:table-cell table:style-name="TableCell1310">
            <text:p text:style-name="P1311">Master Sorcerer</text:p>
          </table:table-cell>
        </table:table-row>
        <table:table-row table:style-name="TableRow1312">
          <table:table-cell table:style-name="TableCell1313">
            <text:p text:style-name="Standard"><text:span text:style-name="T1314">Requirements:</text:span></text:p>
          </table:table-cell>
        </table:table-row>
        <table:table-row table:style-name="TableRow1315">
          <table:table-cell table:style-name="TableCell1316">
            <text:p text:style-name="P1317">Talents:</text:p>
            <table:table table:style-name="Table1318">
              <table:table-columns>
                <table:table-column table:style-name="TableColumn1319"/>
                <table:table-column table:style-name="TableColumn1320"/>
                <table:table-column table:style-name="TableColumn1321"/>
              </table:table-columns>
              <table:table-row table:style-name="TableRow1322">
                <table:table-cell table:style-name="TableCell1323">
                  <text:p text:style-name="P1324">Level 1</text:p>
                </table:table-cell>
                <table:table-cell table:style-name="TableCell1325">
                  <text:p text:style-name="P1326">Level 5</text:p>
                </table:table-cell>
                <table:table-cell table:style-name="TableCell1327">
                  <text:p text:style-name="P1328">Level 9</text:p>
                </table:table-cell>
              </table:table-row>
              <table:table-row table:style-name="TableRow1329">
                <table:table-cell table:style-name="TableCell1330">
                  <text:list text:style-name="WWNum2" text:continue-numbering="true">
                    <text:list-item>
                      <text:p text:style-name="P1331">Accurate Caster</text:p>
                    </text:list-item>
                    <text:list-item>
                      <text:p text:style-name="P1332">Custom Spell Slot(1)</text:p>
                    </text:list-item>
                    <text:list-item>
                      <text:p text:style-name="P1333">Furious Cast(1)</text:p>
                    </text:list-item>
                    <text:list-item>
                      <text:p text:style-name="P1334">Mana(1)</text:p>
                    </text:list-item>
                    <text:list-item>
                      <text:p text:style-name="P1335">Meditator</text:p>
                    </text:list-item>
                    <text:list-item>
                      <text:p text:style-name="P1336">Tenacious Cast(1)</text:p>
                    </text:list-item>
                    <text:list-item>
                      <text:p text:style-name="P1337">Sorcery Apprentice</text:p>
                    </text:list-item>
                    <text:list-item>
                      <text:p text:style-name="P1338">Step and Cast</text:p>
                    </text:list-item>
                    <text:list-item>
                      <text:p text:style-name="P1339">Summoner</text:p>
                    </text:list-item>
                  </text:list>
                  <text:p text:style-name="P1340"/>
                </table:table-cell>
                <table:table-cell table:style-name="TableCell1341">
                  <text:list text:style-name="WWNum2" text:continue-numbering="true">
                    <text:list-item>
                      <text:p text:style-name="P1342">Blood for magic</text:p>
                    </text:list-item>
                    <text:list-item>
                      <text:p text:style-name="P1343">Counter Spell I</text:p>
                    </text:list-item>
                    <text:list-item>
                      <text:p text:style-name="P1344">Custom Spell Slot(5)</text:p>
                    </text:list-item>
                    <text:list-item>
                      <text:p text:style-name="P1345">Mana(2)</text:p>
                    </text:list-item>
                    <text:list-item>
                      <text:p text:style-name="P1346">Quick Cast</text:p>
                    </text:list-item>
                    <text:list-item>
                      <text:p text:style-name="P1347">Stored Spell(1)</text:p>
                    </text:list-item>
                    <text:list-item>
                      <text:p text:style-name="P1348">Triggered Spell(1)</text:p>
                    </text:list-item>
                  </text:list>
                  <text:p text:style-name="P1349"/>
                  <text:p text:style-name="P1350"/>
                </table:table-cell>
                <table:table-cell table:style-name="TableCell1351">
                  <text:list text:style-name="WWNum2" text:continue-numbering="true">
                    <text:list-item>
                      <text:p text:style-name="P1352">Counter Spell II</text:p>
                    </text:list-item>
                    <text:list-item>
                      <text:p text:style-name="P1353">Custom Spell Slot(9)</text:p>
                    </text:list-item>
                    <text:list-item>
                      <text:p text:style-name="P1354">Fast cast(12)</text:p>
                    </text:list-item>
                    <text:list-item>
                      <text:p text:style-name="P1355">Furious Cast(2)</text:p>
                    </text:list-item>
                    <text:list-item>
                      <text:p text:style-name="P1356">Mana(3)</text:p>
                    </text:list-item>
                    <text:list-item>
                      <text:p text:style-name="P1357">Stored Spell(2)</text:p>
                    </text:list-item>
                    <text:list-item>
                      <text:p text:style-name="P1358">Tenacious Cast(2)</text:p>
                    </text:list-item>
                    <text:list-item>
                      <text:p text:style-name="P1359">Triggered Spell(2)</text:p>
                    </text:list-item>
                  </text:list>
                  <text:p text:style-name="P1360"/>
                </table:table-cell>
              </table:table-row>
            </table:table>
            <text:p text:style-name="P1361"/>
          </table:table-cell>
        </table:table-row>
        <table:table-row table:style-name="TableRow1362">
          <table:table-cell table:style-name="TableCell1363">
            <text:p text:style-name="P1364">Notes:</text:p>
            <text:p text:style-name="P1365"/>
          </table:table-cell>
        </table:table-row>
      </table:table>
      <text:p text:style-name="Standard"/>
      <text:p text:style-name="Standard"/>
      <table:table table:style-name="Table1366">
        <table:table-columns>
          <table:table-column table:style-name="TableColumn1367"/>
        </table:table-columns>
        <table:table-row table:style-name="TableRow1368">
          <table:table-cell table:style-name="TableCell1369">
            <text:p text:style-name="P1370">Mauler</text:p>
          </table:table-cell>
        </table:table-row>
        <table:table-row table:style-name="TableRow1371">
          <table:table-cell table:style-name="TableCell1372">
            <text:p text:style-name="Standard"><text:span text:style-name="T1373">Requirements:</text:span><text:span text:style-name="T1374"><text:s/>2h Maul or Hammer+Shield or Staff</text:span></text:p>
          </table:table-cell>
        </table:table-row>
        <table:table-row table:style-name="TableRow1375">
          <table:table-cell table:style-name="TableCell1376">
            <text:p text:style-name="P1377">Talents:</text:p>
            <table:table table:style-name="Table1378">
              <table:table-columns>
                <table:table-column table:style-name="TableColumn1379"/>
                <table:table-column table:style-name="TableColumn1380"/>
                <table:table-column table:style-name="TableColumn1381"/>
              </table:table-columns>
              <table:table-row table:style-name="TableRow1382">
                <table:table-cell table:style-name="TableCell1383">
                  <text:p text:style-name="P1384">Level 1</text:p>
                </table:table-cell>
                <table:table-cell table:style-name="TableCell1385">
                  <text:p text:style-name="P1386">Level 5</text:p>
                </table:table-cell>
                <table:table-cell table:style-name="TableCell1387">
                  <text:p text:style-name="P1388">Level 9</text:p>
                </table:table-cell>
              </table:table-row>
              <table:table-row table:style-name="TableRow1389">
                <table:table-cell table:style-name="TableCell1390">
                  <text:list text:style-name="WWNum2" text:continue-numbering="true">
                    <text:list-item>
                      <text:p text:style-name="P1391">Armsman I</text:p>
                    </text:list-item>
                    <text:list-item>
                      <text:p text:style-name="P1392">Hit Points +2</text:p>
                    </text:list-item>
                    <text:list-item>
                      <text:p text:style-name="P1393">Improved Charge I</text:p>
                    </text:list-item>
                    <text:list-item>
                      <text:p text:style-name="P1394">Knockdown Blow(2)</text:p>
                    </text:list-item>
                    <text:list-item>
                      <text:p text:style-name="P1395">Offensive Stance</text:p>
                    </text:list-item>
                    <text:list-item>
                      <text:p text:style-name="P1396">Press</text:p>
                    </text:list-item>
                    <text:list-item>
                      <text:p text:style-name="P1397">Wade In</text:p>
                    </text:list-item>
                  </text:list>
                </table:table-cell>
                <table:table-cell table:style-name="TableCell1398">
                  <text:list text:style-name="WWNum2" text:continue-numbering="true">
                    <text:list-item>
                      <text:p text:style-name="P1399">Armsman II</text:p>
                    </text:list-item>
                    <text:list-item>
                      <text:p text:style-name="P1400">Hammer Down</text:p>
                    </text:list-item>
                    <text:list-item>
                      <text:p text:style-name="P1401">Hit Points +2</text:p>
                    </text:list-item>
                    <text:list-item>
                      <text:p text:style-name="P1402">Improved Charge II</text:p>
                    </text:list-item>
                    <text:list-item>
                      <text:p text:style-name="P1403">Knockdown Blow(4)</text:p>
                    </text:list-item>
                    <text:list-item>
                      <text:p text:style-name="P1404">Reinforced</text:p>
                    </text:list-item>
                    <text:list-item>
                      <text:p text:style-name="P1405">Stunning Blow(2)</text:p>
                    </text:list-item>
                    <text:list-item>
                      <text:p text:style-name="P1406">Sweep I</text:p>
                    </text:list-item>
                  </text:list>
                  <text:p text:style-name="P1407"/>
                </table:table-cell>
                <table:table-cell table:style-name="TableCell1408">
                  <text:list text:style-name="WWNum2" text:continue-numbering="true">
                    <text:list-item>
                      <text:p text:style-name="P1409">Hit Points +2</text:p>
                    </text:list-item>
                    <text:list-item>
                      <text:p text:style-name="P1410">Knockdown Blow(5)</text:p>
                    </text:list-item>
                    <text:list-item>
                      <text:p text:style-name="P1411">Overhand Swing</text:p>
                    </text:list-item>
                    <text:list-item>
                      <text:p text:style-name="P1412">Stunning Blow(3)</text:p>
                    </text:list-item>
                    <text:list-item>
                      <text:p text:style-name="P1413">Sweep II</text:p>
                    </text:list-item>
                  </text:list>
                </table:table-cell>
              </table:table-row>
            </table:table>
            <text:p text:style-name="P1414"/>
          </table:table-cell>
        </table:table-row>
        <text:soft-page-break/>
        <table:table-row table:style-name="TableRow1415">
          <table:table-cell table:style-name="TableCell1416">
            <text:p text:style-name="P1417">Notes:</text:p>
            <text:p text:style-name="P1418"/>
          </table:table-cell>
        </table:table-row>
      </table:table>
      <text:p text:style-name="Standard"/>
      <text:p text:style-name="Standard"/>
      <table:table table:style-name="Table1419">
        <table:table-columns>
          <table:table-column table:style-name="TableColumn1420"/>
        </table:table-columns>
        <table:table-row table:style-name="TableRow1421">
          <table:table-cell table:style-name="TableCell1422">
            <text:p text:style-name="P1423">Phalanx</text:p>
          </table:table-cell>
        </table:table-row>
        <table:table-row table:style-name="TableRow1424">
          <table:table-cell table:style-name="TableCell1425">
            <text:p text:style-name="Standard"><text:span text:style-name="T1426">Requirements:</text:span><text:span text:style-name="T1427"><text:s/>One Hand+Shield</text:span></text:p>
          </table:table-cell>
        </table:table-row>
        <table:table-row table:style-name="TableRow1428">
          <table:table-cell table:style-name="TableCell1429">
            <text:p text:style-name="P1430">Talents:</text:p>
            <table:table table:style-name="Table1431">
              <table:table-columns>
                <table:table-column table:style-name="TableColumn1432"/>
                <table:table-column table:style-name="TableColumn1433"/>
                <table:table-column table:style-name="TableColumn1434"/>
              </table:table-columns>
              <table:table-row table:style-name="TableRow1435">
                <table:table-cell table:style-name="TableCell1436">
                  <text:p text:style-name="P1437">Level 1</text:p>
                </table:table-cell>
                <table:table-cell table:style-name="TableCell1438">
                  <text:p text:style-name="P1439">Level 5</text:p>
                </table:table-cell>
                <table:table-cell table:style-name="TableCell1440">
                  <text:p text:style-name="P1441">Level 9</text:p>
                </table:table-cell>
              </table:table-row>
              <table:table-row table:style-name="TableRow1442">
                <table:table-cell table:style-name="TableCell1443">
                  <text:list text:style-name="WWNum2" text:continue-numbering="true">
                    <text:list-item>
                      <text:p text:style-name="P1444">Bonus Block(1)</text:p>
                    </text:list-item>
                    <text:list-item>
                      <text:p text:style-name="P1445">Defensive Stance</text:p>
                    </text:list-item>
                    <text:list-item>
                      <text:p text:style-name="P1446">Improved Charge</text:p>
                    </text:list-item>
                    <text:list-item>
                      <text:p text:style-name="P1447">Improved Give Ground I</text:p>
                    </text:list-item>
                    <text:list-item>
                      <text:p text:style-name="P1448">Offensive Stance</text:p>
                    </text:list-item>
                    <text:list-item>
                      <text:p text:style-name="P1449">Pack Fighter</text:p>
                    </text:list-item>
                    <text:list-item>
                      <text:p text:style-name="P1450">Phalanx</text:p>
                    </text:list-item>
                  </text:list>
                  <text:p text:style-name="P1451"/>
                </table:table-cell>
                <table:table-cell table:style-name="TableCell1452">
                  <text:list text:style-name="WWNum2" text:continue-numbering="true">
                    <text:list-item>
                      <text:p text:style-name="P1453">Bonus Block(2)</text:p>
                    </text:list-item>
                    <text:list-item>
                      <text:p text:style-name="P1454">Hold the Line</text:p>
                    </text:list-item>
                    <text:list-item>
                      <text:p text:style-name="P1455">Improved Give Ground II</text:p>
                    </text:list-item>
                    <text:list-item>
                      <text:p text:style-name="P1456">Into The Breach I</text:p>
                    </text:list-item>
                    <text:list-item>
                      <text:p text:style-name="P1457">Shift The Line</text:p>
                    </text:list-item>
                    <text:list-item>
                      <text:p text:style-name="P1458">Zone of Control I</text:p>
                    </text:list-item>
                  </text:list>
                  <text:p text:style-name="P1459"/>
                  <text:p text:style-name="P1460"/>
                </table:table-cell>
                <table:table-cell table:style-name="TableCell1461">
                  <text:list text:style-name="WWNum2" text:continue-numbering="true">
                    <text:list-item>
                      <text:p text:style-name="P1462">Into The Breach II</text:p>
                    </text:list-item>
                    <text:list-item>
                      <text:p text:style-name="P1463">Keep Fighting</text:p>
                    </text:list-item>
                    <text:list-item>
                      <text:p text:style-name="P1464">Volley Fire</text:p>
                    </text:list-item>
                    <text:list-item>
                      <text:p text:style-name="P1465">Zone of Control II</text:p>
                    </text:list-item>
                  </text:list>
                </table:table-cell>
              </table:table-row>
            </table:table>
            <text:p text:style-name="P1466"/>
          </table:table-cell>
        </table:table-row>
        <table:table-row table:style-name="TableRow1467">
          <table:table-cell table:style-name="TableCell1468">
            <text:p text:style-name="P1469">Notes:</text:p>
            <text:p text:style-name="P1470"/>
          </table:table-cell>
        </table:table-row>
      </table:table>
      <text:p text:style-name="Standard"/>
      <text:p text:style-name="Standard"/>
      <table:table table:style-name="Table1471">
        <table:table-columns>
          <table:table-column table:style-name="TableColumn1472"/>
        </table:table-columns>
        <table:table-row table:style-name="TableRow1473">
          <table:table-cell table:style-name="TableCell1474">
            <text:p text:style-name="P1475">Pugilist</text:p>
          </table:table-cell>
        </table:table-row>
        <table:table-row table:style-name="TableRow1476">
          <table:table-cell table:style-name="TableCell1477">
            <text:p text:style-name="Standard"><text:span text:style-name="T1478">Requirements:</text:span><text:span text:style-name="T1479"><text:s/>Brawling</text:span></text:p>
          </table:table-cell>
        </table:table-row>
        <table:table-row table:style-name="TableRow1480">
          <table:table-cell table:style-name="TableCell1481">
            <text:p text:style-name="P1482">Talents:</text:p>
            <table:table table:style-name="Table1483">
              <table:table-columns>
                <table:table-column table:style-name="TableColumn1484"/>
                <table:table-column table:style-name="TableColumn1485"/>
                <table:table-column table:style-name="TableColumn1486"/>
              </table:table-columns>
              <table:table-row table:style-name="TableRow1487">
                <table:table-cell table:style-name="TableCell1488">
                  <text:p text:style-name="P1489">Level 1</text:p>
                </table:table-cell>
                <table:table-cell table:style-name="TableCell1490">
                  <text:p text:style-name="P1491">Level 5</text:p>
                </table:table-cell>
                <table:table-cell table:style-name="TableCell1492">
                  <text:p text:style-name="P1493">Level 9</text:p>
                </table:table-cell>
              </table:table-row>
              <table:table-row table:style-name="TableRow1494">
                <table:table-cell table:style-name="TableCell1495">
                  <text:list text:style-name="WWNum2" text:continue-numbering="true">
                    <text:list-item>
                      <text:p text:style-name="P1496">Defensive Stance</text:p>
                    </text:list-item>
                    <text:list-item>
                      <text:p text:style-name="P1497">Fast Fists(12)</text:p>
                    </text:list-item>
                    <text:list-item>
                      <text:p text:style-name="P1498">Fist To A Sword Fight</text:p>
                    </text:list-item>
                    <text:list-item>
                      <text:p text:style-name="P1499">Furious Fists</text:p>
                    </text:list-item>
                    <text:list-item>
                      <text:p text:style-name="P1500">Get Inside</text:p>
                    </text:list-item>
                    <text:list-item>
                      <text:p text:style-name="P1501">Hardened Skin</text:p>
                    </text:list-item>
                    <text:list-item>
                      <text:p text:style-name="P1502">Offensive Stance</text:p>
                    </text:list-item>
                    <text:list-item>
                      <text:p text:style-name="P1503">Pugilist I</text:p>
                    </text:list-item>
                    <text:list-item>
                      <text:p text:style-name="P1504">Stand Ground</text:p>
                    </text:list-item>
                    <text:list-item>
                      <text:p text:style-name="P1505">Wade In</text:p>
                    </text:list-item>
                  </text:list>
                </table:table-cell>
                <table:table-cell table:style-name="TableCell1506">
                  <text:list text:style-name="WWNum2" text:continue-numbering="true">
                    <text:list-item>
                      <text:p text:style-name="P1507">Disarm(11)</text:p>
                    </text:list-item>
                    <text:list-item>
                      <text:p text:style-name="P1508">Dodge(1)</text:p>
                    </text:list-item>
                    <text:list-item>
                      <text:p text:style-name="P1509">Fast Fists(10)</text:p>
                    </text:list-item>
                    <text:list-item>
                      <text:p text:style-name="P1510">Fearsome Display</text:p>
                    </text:list-item>
                    <text:list-item>
                      <text:p text:style-name="P1511">Hit Points +2</text:p>
                    </text:list-item>
                    <text:list-item>
                      <text:p text:style-name="P1512">Pugilist II</text:p>
                    </text:list-item>
                    <text:list-item>
                      <text:p text:style-name="P1513">Resist Daze/Stun(2)</text:p>
                    </text:list-item>
                    <text:list-item>
                      <text:p text:style-name="P1514">Striker(1)</text:p>
                    </text:list-item>
                    <text:list-item>
                      <text:p text:style-name="P1515">Stunning Blow(2)</text:p>
                    </text:list-item>
                  </text:list>
                  <text:p text:style-name="P1516"/>
                  <text:p text:style-name="P1517"/>
                </table:table-cell>
                <table:table-cell table:style-name="TableCell1518">
                  <text:list text:style-name="WWNum2" text:continue-numbering="true">
                    <text:list-item>
                      <text:p text:style-name="P1519">Bonus Dodge(1)</text:p>
                    </text:list-item>
                    <text:list-item>
                      <text:p text:style-name="P1520">Disarm(10)</text:p>
                    </text:list-item>
                    <text:list-item>
                      <text:p text:style-name="P1521">Dodge(2)</text:p>
                    </text:list-item>
                    <text:list-item>
                      <text:p text:style-name="P1522">Fast Fists(9)</text:p>
                    </text:list-item>
                    <text:list-item>
                      <text:p text:style-name="P1523">Hit Points +2</text:p>
                    </text:list-item>
                    <text:list-item>
                      <text:p text:style-name="P1524">Pugilist III</text:p>
                    </text:list-item>
                    <text:list-item>
                      <text:p text:style-name="P1525">Resist Daze/Stun(4)</text:p>
                    </text:list-item>
                    <text:list-item>
                      <text:p text:style-name="P1526">Striker(2)</text:p>
                    </text:list-item>
                    <text:list-item>
                      <text:p text:style-name="P1527">Stunning Blow(3)</text:p>
                    </text:list-item>
                  </text:list>
                </table:table-cell>
              </table:table-row>
            </table:table>
            <text:p text:style-name="P1528"/>
          </table:table-cell>
        </table:table-row>
        <table:table-row table:style-name="TableRow1529">
          <table:table-cell table:style-name="TableCell1530">
            <text:p text:style-name="P1531">Notes:</text:p>
            <text:p text:style-name="P1532"/>
          </table:table-cell>
        </table:table-row>
      </table:table>
      <text:p text:style-name="Standard"/>
      <text:p text:style-name="Standard"/>
      <table:table table:style-name="Table1533">
        <table:table-columns>
          <table:table-column table:style-name="TableColumn1534"/>
        </table:table-columns>
        <table:table-row table:style-name="TableRow1535">
          <table:table-cell table:style-name="TableCell1536">
            <text:p text:style-name="P1537">Rage</text:p>
          </table:table-cell>
        </table:table-row>
        <table:table-row table:style-name="TableRow1538">
          <table:table-cell table:style-name="TableCell1539">
            <text:p text:style-name="Standard"><text:span text:style-name="T1540">Requirements:</text:span><text:span text:style-name="T1541"><text:s/>Brawling</text:span></text:p>
          </table:table-cell>
        </table:table-row>
        <table:table-row table:style-name="TableRow1542">
          <table:table-cell table:style-name="TableCell1543">
            <text:p text:style-name="P1544">Talents:</text:p>
            <table:table table:style-name="Table1545">
              <table:table-columns>
                <table:table-column table:style-name="TableColumn1546"/>
                <table:table-column table:style-name="TableColumn1547"/>
                <table:table-column table:style-name="TableColumn1548"/>
              </table:table-columns>
              <table:table-row table:style-name="TableRow1549">
                <table:table-cell table:style-name="TableCell1550">
                  <text:p text:style-name="P1551">Level 1</text:p>
                </table:table-cell>
                <table:table-cell table:style-name="TableCell1552">
                  <text:p text:style-name="P1553">Level 5</text:p>
                </table:table-cell>
                <table:table-cell table:style-name="TableCell1554">
                  <text:p text:style-name="P1555">Level 9</text:p>
                </table:table-cell>
              </table:table-row>
              <table:table-row table:style-name="TableRow1556">
                <table:table-cell table:style-name="TableCell1557">
                  <text:list text:style-name="WWNum2" text:continue-numbering="true">
                    <text:list-item>
                      <text:p text:style-name="P1558">Fight with Wild Abandon</text:p>
                    </text:list-item>
                    <text:list-item>
                      <text:p text:style-name="P1559">Grim Countenance</text:p>
                    </text:list-item>
                    <text:list-item>
                      <text:p text:style-name="P1560">Offensive<text:s/>Stance</text:p>
                    </text:list-item>
                    <text:list-item>
                      <text:p text:style-name="P1561">Rage(1)</text:p>
                    </text:list-item>
                    <text:list-item>
                      <text:p text:style-name="P1562">Resist Imm/Prone/Slow(2)</text:p>
                    </text:list-item>
                    <text:list-item>
                      <text:p text:style-name="P1563">Retribution(12)</text:p>
                    </text:list-item>
                    <text:list-item>
                      <text:p text:style-name="P1564">Revenant(11)</text:p>
                    </text:list-item>
                    <text:list-item>
                      <text:p text:style-name="P1565">Sweep I</text:p>
                    </text:list-item>
                    <text:list-item>
                      <text:p text:style-name="P1566">Wade In</text:p>
                    </text:list-item>
                  </text:list>
                </table:table-cell>
                <table:table-cell table:style-name="TableCell1567">
                  <text:list text:style-name="WWNum2" text:continue-numbering="true">
                    <text:list-item>
                      <text:p text:style-name="P1568">Angry Shouts</text:p>
                    </text:list-item>
                    <text:list-item>
                      <text:p text:style-name="P1569">Rage(2)</text:p>
                    </text:list-item>
                    <text:list-item>
                      <text:p text:style-name="P1570">Resist Imm/Prone/Slow(4)</text:p>
                    </text:list-item>
                    <text:list-item>
                      <text:p text:style-name="P1571">Retribution(11)</text:p>
                    </text:list-item>
                    <text:list-item>
                      <text:p text:style-name="P1572">Revenant(10)</text:p>
                    </text:list-item>
                    <text:list-item>
                      <text:p text:style-name="P1573">See Red(12)</text:p>
                    </text:list-item>
                    <text:list-item>
                      <text:p text:style-name="P1574">Strong Strike(3)</text:p>
                    </text:list-item>
                    <text:list-item>
                      <text:p text:style-name="P1575">Sweep II</text:p>
                    </text:list-item>
                  </text:list>
                  <text:p text:style-name="P1576"/>
                  <text:p text:style-name="P1577"/>
                </table:table-cell>
                <table:table-cell table:style-name="TableCell1578">
                  <text:list text:style-name="WWNum2" text:continue-numbering="true">
                    <text:list-item>
                      <text:p text:style-name="P1579">Grit Teeth</text:p>
                    </text:list-item>
                    <text:list-item>
                      <text:p text:style-name="P1580">Rage(3)</text:p>
                    </text:list-item>
                    <text:list-item>
                      <text:p text:style-name="P1581">Retribution(10)</text:p>
                    </text:list-item>
                    <text:list-item>
                      <text:p text:style-name="P1582">Revenant(8)</text:p>
                    </text:list-item>
                    <text:list-item>
                      <text:p text:style-name="P1583">See<text:s/>Red(11)</text:p>
                    </text:list-item>
                    <text:list-item>
                      <text:p text:style-name="P1584">Strong Strike(5)</text:p>
                    </text:list-item>
                    <text:list-item>
                      <text:p text:style-name="P1585">Sweep III</text:p>
                    </text:list-item>
                  </text:list>
                </table:table-cell>
              </table:table-row>
            </table:table>
            <text:p text:style-name="P1586"/>
          </table:table-cell>
        </table:table-row>
        <table:table-row table:style-name="TableRow1587">
          <table:table-cell table:style-name="TableCell1588">
            <text:p text:style-name="P1589">Notes:</text:p>
            <text:p text:style-name="P1590"/>
          </table:table-cell>
        </table:table-row>
      </table:table>
      <text:p text:style-name="Standard"/>
      <text:p text:style-name="Standard"/>
      <table:table table:style-name="Table1591">
        <table:table-columns>
          <table:table-column table:style-name="TableColumn1592"/>
        </table:table-columns>
        <table:table-row table:style-name="TableRow1593">
          <table:table-cell table:style-name="TableCell1594">
            <text:p text:style-name="P1595">Scout</text:p>
          </table:table-cell>
        </table:table-row>
        <text:soft-page-break/>
        <table:table-row table:style-name="TableRow1596">
          <table:table-cell table:style-name="TableCell1597">
            <text:p text:style-name="Standard"><text:span text:style-name="T1598">Requirements:</text:span><text:span text:style-name="T1599"><text:s/>Track and Navigate and Survival</text:span></text:p>
          </table:table-cell>
        </table:table-row>
        <table:table-row table:style-name="TableRow1600">
          <table:table-cell table:style-name="TableCell1601">
            <text:p text:style-name="P1602">Talents:</text:p>
            <table:table table:style-name="Table1603">
              <table:table-columns>
                <table:table-column table:style-name="TableColumn1604"/>
                <table:table-column table:style-name="TableColumn1605"/>
                <table:table-column table:style-name="TableColumn1606"/>
              </table:table-columns>
              <table:table-row table:style-name="TableRow1607">
                <table:table-cell table:style-name="TableCell1608">
                  <text:p text:style-name="P1609">Level 1</text:p>
                </table:table-cell>
                <table:table-cell table:style-name="TableCell1610">
                  <text:p text:style-name="P1611">Level 5</text:p>
                </table:table-cell>
                <table:table-cell table:style-name="TableCell1612">
                  <text:p text:style-name="P1613">Level 9</text:p>
                </table:table-cell>
              </table:table-row>
              <table:table-row table:style-name="TableRow1614">
                <table:table-cell table:style-name="TableCell1615">
                  <text:list text:style-name="WWNum2" text:continue-numbering="true">
                    <text:list-item>
                      <text:p text:style-name="P1616">Break Fall I</text:p>
                    </text:list-item>
                    <text:list-item>
                      <text:p text:style-name="P1617">Improved Disengage I</text:p>
                    </text:list-item>
                    <text:list-item>
                      <text:p text:style-name="P1618">Lone Wolf</text:p>
                    </text:list-item>
                    <text:list-item>
                      <text:p text:style-name="P1619">Mobility(1)</text:p>
                    </text:list-item>
                    <text:list-item>
                      <text:p text:style-name="P1620">Overland Traveler</text:p>
                    </text:list-item>
                    <text:list-item>
                      <text:p text:style-name="P1621">Rough Runner</text:p>
                    </text:list-item>
                    <text:list-item>
                      <text:p text:style-name="P1622">Terrain Affinity</text:p>
                    </text:list-item>
                  </text:list>
                  <text:p text:style-name="P1623"/>
                </table:table-cell>
                <table:table-cell table:style-name="TableCell1624">
                  <text:list text:style-name="WWNum2" text:continue-numbering="true">
                    <text:list-item>
                      <text:p text:style-name="P1625">Expert Camper<text:s/>I</text:p>
                    </text:list-item>
                    <text:list-item>
                      <text:p text:style-name="P1626">Expert Climber I</text:p>
                    </text:list-item>
                    <text:list-item>
                      <text:p text:style-name="P1627">Expert Swimmer I</text:p>
                    </text:list-item>
                    <text:list-item>
                      <text:p text:style-name="P1628">Happy Camper</text:p>
                    </text:list-item>
                    <text:list-item>
                      <text:p text:style-name="P1629">Improved Disengage II</text:p>
                    </text:list-item>
                    <text:list-item>
                      <text:p text:style-name="P1630">Mobility(2)</text:p>
                    </text:list-item>
                    <text:list-item>
                      <text:p text:style-name="P1631">Unseen Passage</text:p>
                    </text:list-item>
                  </text:list>
                  <text:p text:style-name="P1632"/>
                </table:table-cell>
                <table:table-cell table:style-name="TableCell1633">
                  <text:list text:style-name="WWNum2" text:continue-numbering="true">
                    <text:list-item>
                      <text:p text:style-name="P1634">Expert Camper II</text:p>
                    </text:list-item>
                    <text:list-item>
                      <text:p text:style-name="P1635">Expert Climber II</text:p>
                    </text:list-item>
                    <text:list-item>
                      <text:p text:style-name="P1636">Expert Swimmer II</text:p>
                    </text:list-item>
                    <text:list-item>
                      <text:p text:style-name="P1637">Improved Disengage III</text:p>
                    </text:list-item>
                    <text:list-item>
                      <text:p text:style-name="P1638">Mobility(3)</text:p>
                    </text:list-item>
                  </text:list>
                </table:table-cell>
              </table:table-row>
            </table:table>
            <text:p text:style-name="P1639"/>
          </table:table-cell>
        </table:table-row>
        <table:table-row table:style-name="TableRow1640">
          <table:table-cell table:style-name="TableCell1641">
            <text:p text:style-name="P1642">Notes:</text:p>
            <text:p text:style-name="P1643"/>
          </table:table-cell>
        </table:table-row>
      </table:table>
      <text:p text:style-name="Standard"/>
      <text:p text:style-name="Standard"/>
      <table:table table:style-name="Table1644">
        <table:table-columns>
          <table:table-column table:style-name="TableColumn1645"/>
        </table:table-columns>
        <table:table-row table:style-name="TableRow1646">
          <table:table-cell table:style-name="TableCell1647">
            <text:p text:style-name="P1648">Staff Fighter</text:p>
          </table:table-cell>
        </table:table-row>
        <table:table-row table:style-name="TableRow1649">
          <table:table-cell table:style-name="TableCell1650">
            <text:p text:style-name="Standard"><text:span text:style-name="T1651">Requirements:</text:span><text:span text:style-name="T1652"><text:s/>Staff</text:span></text:p>
          </table:table-cell>
        </table:table-row>
        <table:table-row table:style-name="TableRow1653">
          <table:table-cell table:style-name="TableCell1654">
            <text:p text:style-name="P1655">Talents:</text:p>
            <table:table table:style-name="Table1656">
              <table:table-columns>
                <table:table-column table:style-name="TableColumn1657"/>
                <table:table-column table:style-name="TableColumn1658"/>
                <table:table-column table:style-name="TableColumn1659"/>
              </table:table-columns>
              <table:table-row table:style-name="TableRow1660">
                <table:table-cell table:style-name="TableCell1661">
                  <text:p text:style-name="P1662">Level 1</text:p>
                </table:table-cell>
                <table:table-cell table:style-name="TableCell1663">
                  <text:p text:style-name="P1664">Level 5</text:p>
                </table:table-cell>
                <table:table-cell table:style-name="TableCell1665">
                  <text:p text:style-name="P1666">Level 9</text:p>
                </table:table-cell>
              </table:table-row>
              <table:table-row table:style-name="TableRow1667">
                <table:table-cell table:style-name="TableCell1668">
                  <text:list text:style-name="WWNum2" text:continue-numbering="true">
                    <text:list-item>
                      <text:p text:style-name="P1669">Bonus Block(1)</text:p>
                    </text:list-item>
                    <text:list-item>
                      <text:p text:style-name="P1670">Cautious Fighter</text:p>
                    </text:list-item>
                    <text:list-item>
                      <text:p text:style-name="P1671">Fast Staff(12)</text:p>
                    </text:list-item>
                    <text:list-item>
                      <text:p text:style-name="P1672">Knockdown Blow(2)</text:p>
                    </text:list-item>
                    <text:list-item>
                      <text:p text:style-name="P1673">Press</text:p>
                    </text:list-item>
                    <text:list-item>
                      <text:p text:style-name="P1674">Sweep I</text:p>
                    </text:list-item>
                    <text:list-item>
                      <text:p text:style-name="P1675">Wade In</text:p>
                    </text:list-item>
                  </text:list>
                  <text:p text:style-name="P1676"/>
                </table:table-cell>
                <table:table-cell table:style-name="TableCell1677">
                  <text:list text:style-name="WWNum2" text:continue-numbering="true">
                    <text:list-item>
                      <text:p text:style-name="P1678">Fast Staff(11)</text:p>
                    </text:list-item>
                    <text:list-item>
                      <text:p text:style-name="P1679">Knockdown Blow(4)</text:p>
                    </text:list-item>
                    <text:list-item>
                      <text:p text:style-name="P1680">Missile Deflection</text:p>
                    </text:list-item>
                    <text:list-item>
                      <text:p text:style-name="P1681">Stunning Blow(2)</text:p>
                    </text:list-item>
                    <text:list-item>
                      <text:p text:style-name="P1682">Sweep II</text:p>
                    </text:list-item>
                    <text:list-item>
                      <text:p text:style-name="P1683">Tripper</text:p>
                    </text:list-item>
                    <text:list-item>
                      <text:p text:style-name="P1684">Zone Of Control I</text:p>
                    </text:list-item>
                  </text:list>
                  <text:p text:style-name="P1685"/>
                </table:table-cell>
                <table:table-cell table:style-name="TableCell1686">
                  <text:list text:style-name="WWNum2" text:continue-numbering="true">
                    <text:list-item>
                      <text:p text:style-name="P1687">Bonus Block(2)</text:p>
                    </text:list-item>
                    <text:list-item>
                      <text:p text:style-name="P1688">Fast Staff(10)</text:p>
                    </text:list-item>
                    <text:list-item>
                      <text:p text:style-name="P1689">Knockdown<text:s/>Blow(5)</text:p>
                    </text:list-item>
                    <text:list-item>
                      <text:p text:style-name="P1690">Reach(1)</text:p>
                    </text:list-item>
                    <text:list-item>
                      <text:p text:style-name="P1691">Stunning Blow(3)</text:p>
                    </text:list-item>
                    <text:list-item>
                      <text:p text:style-name="P1692">Sweep III</text:p>
                    </text:list-item>
                    <text:list-item>
                      <text:p text:style-name="P1693">Zone Of Control II</text:p>
                    </text:list-item>
                  </text:list>
                </table:table-cell>
              </table:table-row>
            </table:table>
            <text:p text:style-name="P1694"/>
          </table:table-cell>
        </table:table-row>
        <table:table-row table:style-name="TableRow1695">
          <table:table-cell table:style-name="TableCell1696">
            <text:p text:style-name="P1697">Notes:</text:p>
            <text:p text:style-name="P1698"/>
          </table:table-cell>
        </table:table-row>
      </table:table>
      <text:p text:style-name="Standard"/>
      <text:p text:style-name="Standard"/>
      <table:table table:style-name="Table1699">
        <table:table-columns>
          <table:table-column table:style-name="TableColumn1700"/>
        </table:table-columns>
        <table:table-row table:style-name="TableRow1701">
          <table:table-cell table:style-name="TableCell1702">
            <text:p text:style-name="P1703">Swordsman</text:p>
          </table:table-cell>
        </table:table-row>
        <table:table-row table:style-name="TableRow1704">
          <table:table-cell table:style-name="TableCell1705">
            <text:p text:style-name="Standard"><text:span text:style-name="T1706">Requirements:</text:span><text:span text:style-name="T1707"><text:s/>Sword + Shield or Duelist</text:span></text:p>
          </table:table-cell>
        </table:table-row>
        <table:table-row table:style-name="TableRow1708">
          <table:table-cell table:style-name="TableCell1709">
            <text:p text:style-name="P1710">Talents:</text:p>
            <table:table table:style-name="Table1711">
              <table:table-columns>
                <table:table-column table:style-name="TableColumn1712"/>
                <table:table-column table:style-name="TableColumn1713"/>
                <table:table-column table:style-name="TableColumn1714"/>
              </table:table-columns>
              <table:table-row table:style-name="TableRow1715">
                <table:table-cell table:style-name="TableCell1716">
                  <text:p text:style-name="P1717">Level 1</text:p>
                </table:table-cell>
                <table:table-cell table:style-name="TableCell1718">
                  <text:p text:style-name="P1719">Level 5</text:p>
                </table:table-cell>
                <table:table-cell table:style-name="TableCell1720">
                  <text:p text:style-name="P1721">Level 9</text:p>
                </table:table-cell>
              </table:table-row>
              <table:table-row table:style-name="TableRow1722">
                <table:table-cell table:style-name="TableCell1723">
                  <text:list text:style-name="WWNum2" text:continue-numbering="true">
                    <text:list-item>
                      <text:p text:style-name="P1724">Armsman I</text:p>
                    </text:list-item>
                    <text:list-item>
                      <text:p text:style-name="P1725">Cautious Fighter</text:p>
                    </text:list-item>
                    <text:list-item>
                      <text:p text:style-name="P1726">Defensive Stance</text:p>
                    </text:list-item>
                    <text:list-item>
                      <text:p text:style-name="P1727">Fast Draw</text:p>
                    </text:list-item>
                    <text:list-item>
                      <text:p text:style-name="P1728">Press</text:p>
                    </text:list-item>
                    <text:list-item>
                      <text:p text:style-name="P1729">Offensive Stance</text:p>
                    </text:list-item>
                    <text:list-item>
                      <text:p text:style-name="P1730">Thrust(2)</text:p>
                    </text:list-item>
                  </text:list>
                  <text:p text:style-name="P1731"/>
                </table:table-cell>
                <table:table-cell table:style-name="TableCell1732">
                  <text:list text:style-name="WWNum2" text:continue-numbering="true">
                    <text:list-item>
                      <text:p text:style-name="P1733">Armsman II</text:p>
                    </text:list-item>
                    <text:list-item>
                      <text:p text:style-name="P1734">Bonus Block(1)</text:p>
                    </text:list-item>
                    <text:list-item>
                      <text:p text:style-name="P1735">Disarm(12)</text:p>
                    </text:list-item>
                    <text:list-item>
                      <text:p text:style-name="P1736">Hit Points +2</text:p>
                    </text:list-item>
                    <text:list-item>
                      <text:p text:style-name="P1737">Mobility(1)</text:p>
                    </text:list-item>
                    <text:list-item>
                      <text:p text:style-name="P1738">Second Wind I</text:p>
                    </text:list-item>
                    <text:list-item>
                      <text:p text:style-name="P1739">Thrust(4)</text:p>
                    </text:list-item>
                    <text:list-item>
                      <text:p text:style-name="P1740">Zone Of Control I</text:p>
                    </text:list-item>
                  </text:list>
                  <text:p text:style-name="P1741"/>
                </table:table-cell>
                <table:table-cell table:style-name="TableCell1742">
                  <text:list text:style-name="WWNum2" text:continue-numbering="true">
                    <text:list-item>
                      <text:p text:style-name="P1743">Bonus Block(2)</text:p>
                    </text:list-item>
                    <text:list-item>
                      <text:p text:style-name="P1744">Disarm(11)</text:p>
                    </text:list-item>
                    <text:list-item>
                      <text:p text:style-name="P1745">Hit Point +2</text:p>
                    </text:list-item>
                    <text:list-item>
                      <text:p text:style-name="P1746">Mobility(2)</text:p>
                    </text:list-item>
                    <text:list-item>
                      <text:p text:style-name="P1747">Second Wind II</text:p>
                    </text:list-item>
                    <text:list-item>
                      <text:p text:style-name="P1748">Thrust(5)</text:p>
                    </text:list-item>
                    <text:list-item>
                      <text:p text:style-name="P1749">Zone Of Control II</text:p>
                    </text:list-item>
                  </text:list>
                </table:table-cell>
              </table:table-row>
            </table:table>
            <text:p text:style-name="P1750"/>
          </table:table-cell>
        </table:table-row>
        <table:table-row table:style-name="TableRow1751">
          <table:table-cell table:style-name="TableCell1752">
            <text:p text:style-name="P1753">Notes:</text:p>
            <text:p text:style-name="P1754"/>
          </table:table-cell>
        </table:table-row>
      </table:table>
      <text:p text:style-name="Standard"/>
      <text:p text:style-name="Standard"/>
      <table:table table:style-name="Table1755">
        <table:table-columns>
          <table:table-column table:style-name="TableColumn1756"/>
        </table:table-columns>
        <table:table-row table:style-name="TableRow1757">
          <table:table-cell table:style-name="TableCell1758">
            <text:p text:style-name="P1759">Throwing</text:p>
          </table:table-cell>
        </table:table-row>
        <table:table-row table:style-name="TableRow1760">
          <table:table-cell table:style-name="TableCell1761">
            <text:p text:style-name="Standard"><text:span text:style-name="T1762">Requirements:</text:span><text:span text:style-name="T1763"><text:s/>Thrown</text:span></text:p>
          </table:table-cell>
        </table:table-row>
        <table:table-row table:style-name="TableRow1764">
          <table:table-cell table:style-name="TableCell1765">
            <text:p text:style-name="P1766">Talents:</text:p>
            <table:table table:style-name="Table1767">
              <table:table-columns>
                <table:table-column table:style-name="TableColumn1768"/>
                <table:table-column table:style-name="TableColumn1769"/>
                <table:table-column table:style-name="TableColumn1770"/>
              </table:table-columns>
              <table:table-row table:style-name="TableRow1771">
                <table:table-cell table:style-name="TableCell1772">
                  <text:p text:style-name="P1773">Level 1</text:p>
                </table:table-cell>
                <table:table-cell table:style-name="TableCell1774">
                  <text:p text:style-name="P1775">Level 5</text:p>
                </table:table-cell>
                <table:table-cell table:style-name="TableCell1776">
                  <text:p text:style-name="P1777">Level 9</text:p>
                </table:table-cell>
              </table:table-row>
              <table:table-row table:style-name="TableRow1778">
                <table:table-cell table:style-name="TableCell1779">
                  <text:list text:style-name="WWNum2" text:continue-numbering="true">
                    <text:list-item>
                      <text:p text:style-name="P1780">Bleeder(2)</text:p>
                    </text:list-item>
                    <text:list-item>
                      <text:p text:style-name="P1781">Catch Thrown(10)</text:p>
                    </text:list-item>
                    <text:list-item>
                      <text:p text:style-name="P1782">Fast Draw*</text:p>
                    </text:list-item>
                    <text:list-item>
                      <text:p text:style-name="P1783">Fast Thrown(12)</text:p>
                    </text:list-item>
                    <text:list-item>
                      <text:p text:style-name="P1784">Hidden Compartments</text:p>
                    </text:list-item>
                    <text:list-item>
                      <text:p text:style-name="P1785">Increase Throwing Range I</text:p>
                    </text:list-item>
                  </text:list>
                </table:table-cell>
                <table:table-cell table:style-name="TableCell1786">
                  <text:list text:style-name="WWNum2" text:continue-numbering="true">
                    <text:list-item>
                      <text:p text:style-name="P1787">Bleeder(3)</text:p>
                    </text:list-item>
                    <text:list-item>
                      <text:p text:style-name="P1788">Catch Thrown(9)</text:p>
                    </text:list-item>
                    <text:list-item>
                      <text:p text:style-name="P1789">Double Shot*</text:p>
                    </text:list-item>
                    <text:list-item>
                      <text:p text:style-name="P1790">Fast Thrown(11)</text:p>
                    </text:list-item>
                    <text:list-item>
                      <text:p text:style-name="P1791">Increase Throwing Range II</text:p>
                    </text:list-item>
                    <text:list-item>
                      <text:p text:style-name="P1792">Piercer(1)</text:p>
                    </text:list-item>
                    <text:list-item>
                      <text:p text:style-name="P1793">Quick Aim**</text:p>
                    </text:list-item>
                  </text:list>
                  <text:p text:style-name="P1794"/>
                </table:table-cell>
                <table:table-cell table:style-name="TableCell1795">
                  <text:list text:style-name="WWNum2" text:continue-numbering="true">
                    <text:list-item>
                      <text:p text:style-name="P1796">Bleeder(4)</text:p>
                    </text:list-item>
                    <text:list-item>
                      <text:p text:style-name="P1797">Catch<text:s/>Thrown, Arrow(8)</text:p>
                    </text:list-item>
                    <text:list-item>
                      <text:p text:style-name="P1798">Fast Thrown(10)</text:p>
                    </text:list-item>
                    <text:list-item>
                      <text:p text:style-name="P1799">Hit And Run</text:p>
                    </text:list-item>
                    <text:list-item>
                      <text:p text:style-name="P1800">Piercer(2)</text:p>
                    </text:list-item>
                    <text:list-item>
                      <text:p text:style-name="P1801">Triple Shot*</text:p>
                    </text:list-item>
                  </text:list>
                </table:table-cell>
              </table:table-row>
            </table:table>
            <text:p text:style-name="P1802"/>
          </table:table-cell>
        </table:table-row>
        <table:table-row table:style-name="TableRow1803">
          <table:table-cell table:style-name="TableCell1804">
            <text:p text:style-name="P1805">Notes:</text:p>
            <text:p text:style-name="P1806"/>
          </table:table-cell>
        </table:table-row>
      </table:table>
      <text:p text:style-name="Standard"/>
      <table:table table:style-name="Table1807">
        <table:table-columns>
          <table:table-column table:style-name="TableColumn1808"/>
          <table:table-column table:style-name="TableColumn1809"/>
        </table:table-columns>
        <table:table-row table:style-name="TableRow1810">
          <table:table-cell table:style-name="TableCell1811">
            <text:soft-page-break/>
            <text:p text:style-name="P1812">Talent</text:p>
          </table:table-cell>
          <table:table-cell table:style-name="TableCell1813">
            <text:p text:style-name="P1814">Description</text:p>
          </table:table-cell>
        </table:table-row>
        <table:table-row table:style-name="TableRow1815">
          <table:table-cell table:style-name="TableCell1816">
            <text:p text:style-name="P1817">+x Hit Points</text:p>
          </table:table-cell>
          <table:table-cell table:style-name="TableCell1818">
            <text:p text:style-name="P1819">You gain x hit points</text:p>
          </table:table-cell>
        </table:table-row>
        <table:table-row table:style-name="TableRow1820">
          <table:table-cell table:style-name="TableCell1821">
            <text:p text:style-name="P1822">Accurate Caster</text:p>
          </table:table-cell>
          <table:table-cell table:style-name="TableCell1823">
            <text:p text:style-name="P1824">Your spells have +2 to hit</text:p>
          </table:table-cell>
        </table:table-row>
        <table:table-row table:style-name="TableRow1825">
          <table:table-cell table:style-name="TableCell1826">
            <text:p text:style-name="P1827">Accurate Fighter</text:p>
          </table:table-cell>
          <table:table-cell table:style-name="TableCell1828">
            <text:p text:style-name="P1829">You get +1 to hit</text:p>
          </table:table-cell>
        </table:table-row>
        <table:table-row table:style-name="TableRow1830">
          <table:table-cell table:style-name="TableCell1831">
            <text:p text:style-name="P1832">Acrobatic Feats</text:p>
          </table:table-cell>
          <table:table-cell table:style-name="TableCell1833">
            <text:p text:style-name="P1834">Allows you to perform<text:s/>basic acrobatic feats using your athletics skill</text:p>
            <text:list text:style-name="LFO37" text:continue-numbering="true">
              <text:list-item>
                <text:p text:style-name="P1835">Leap over low obstacles as a free action (DL 8-12)</text:p>
              </text:list-item>
              <text:list-item>
                <text:p text:style-name="P1836">Vault high obstacles using a pole (DL 12-16)</text:p>
              </text:list-item>
              <text:list-item>
                <text:p text:style-name="P1837">Walk a tightrope at a speed of 2 hexes/round (DL 12)</text:p>
              </text:list-item>
              <text:list-item>
                <text:p text:style-name="P1838">Wall run/leap up a single story wall (DL 10)</text:p>
              </text:list-item>
            </text:list>
          </table:table-cell>
        </table:table-row>
        <table:table-row table:style-name="TableRow1839">
          <table:table-cell table:style-name="TableCell1840">
            <text:p text:style-name="P1841">Acrobatic<text:s/>Save (…)</text:p>
          </table:table-cell>
          <table:table-cell table:style-name="TableCell1842">
            <text:p text:style-name="P1843">You may substitute your acrobatic skill for attribute saves. This talent may be taken multiple times and each time covers an additional attribute</text:p>
          </table:table-cell>
        </table:table-row>
        <table:table-row table:style-name="TableRow1844">
          <table:table-cell table:style-name="TableCell1845">
            <text:p text:style-name="P1846">Additional Spirit</text:p>
          </table:table-cell>
          <table:table-cell table:style-name="TableCell1847">
            <text:p text:style-name="P1848">You can have one additional spirit in your stable before taking penalties to your<text:s/>spirit calling rolls</text:p>
          </table:table-cell>
        </table:table-row>
        <table:table-row table:style-name="TableRow1849">
          <table:table-cell table:style-name="TableCell1850">
            <text:p text:style-name="P1851">Anatomic Precision</text:p>
          </table:table-cell>
          <table:table-cell table:style-name="TableCell1852">
            <text:list text:style-name="WWNum21">
              <text:list-item>
                <text:p text:style-name="P1853">Your attacks with light weapons do +1 damage</text:p>
              </text:list-item>
              <text:list-item>
                <text:p text:style-name="P1854">Your attacks with light weapons get +1 to wound rolls</text:p>
              </text:list-item>
            </text:list>
          </table:table-cell>
        </table:table-row>
        <table:table-row table:style-name="TableRow1855">
          <table:table-cell table:style-name="TableCell1856">
            <text:p text:style-name="P1857">Angry Shouts</text:p>
          </table:table-cell>
          <table:table-cell table:style-name="TableCell1858">
            <text:p text:style-name="P1859">You gain +1 to your voice skill when shouting. In addition, all your shouts have +2 save DL and +1<text:s/>effect/die</text:p>
          </table:table-cell>
        </table:table-row>
        <table:table-row table:style-name="TableRow1860">
          <table:table-cell table:style-name="TableCell1861">
            <text:p text:style-name="P1862">Animal Accuracy</text:p>
          </table:table-cell>
          <table:table-cell table:style-name="TableCell1863">
            <text:list text:style-name="WWNum23" text:continue-numbering="true">
              <text:list-item>
                <text:p text:style-name="P1864">Your animal companion gets +1 to hit</text:p>
              </text:list-item>
              <text:list-item>
                <text:p text:style-name="P1865">Your animal companion gets an additional +1 to hit</text:p>
              </text:list-item>
              <text:list-item>
                <text:p text:style-name="P1866">Your animal companion gets an additional +1 to hit and Auto Hit(12)</text:p>
              </text:list-item>
            </text:list>
          </table:table-cell>
        </table:table-row>
        <table:table-row table:style-name="TableRow1867">
          <table:table-cell table:style-name="TableCell1868">
            <text:p text:style-name="P1869">Animal Armor</text:p>
          </table:table-cell>
          <table:table-cell table:style-name="TableCell1870">
            <text:list text:style-name="WWNum23" text:continue-numbering="true">
              <text:list-item>
                <text:p text:style-name="P1871">Your animal companion gets +1 AV, or 2 AV, whichever is<text:s/>better</text:p>
              </text:list-item>
              <text:list-item>
                <text:p text:style-name="P1872">Your animal companion gets an additional +1 AV</text:p>
              </text:list-item>
              <text:list-item>
                <text:p text:style-name="P1873">Your animal companion gets an additional +1 AV</text:p>
              </text:list-item>
            </text:list>
          </table:table-cell>
        </table:table-row>
        <table:table-row table:style-name="TableRow1874">
          <table:table-cell table:style-name="TableCell1875">
            <text:p text:style-name="P1876">Animal Command</text:p>
          </table:table-cell>
          <table:table-cell table:style-name="TableCell1877">
            <text:p text:style-name="P1878">By spending an inspiration, you may give your action to your animal companion, allowing him to take an immediate action</text:p>
          </table:table-cell>
        </table:table-row>
        <table:table-row table:style-name="TableRow1879">
          <table:table-cell table:style-name="TableCell1880">
            <text:p text:style-name="P1881">Animal Companion</text:p>
          </table:table-cell>
          <table:table-cell table:style-name="TableCell1882">
            <text:p text:style-name="P1883">You gain an animal companion chosen from the categories (other pets are possible)</text:p>
            <text:list text:style-name="WWNum22">
              <text:list-item>
                <text:p text:style-name="P1884">Combat</text:p>
                <text:list text:continue-numbering="true">
                  <text:list-item>
                    <text:p text:style-name="P1885"><text:span text:style-name="T1886">Bear<text:s/></text:span><text:span text:style-name="T1887">–</text:span><text:span text:style-name="T1888"><text:s/>Slightly higher damage and hits</text:span></text:p>
                  </text:list-item>
                  <text:list-item>
                    <text:p text:style-name="P1889"><text:span text:style-name="T1890">Lion<text:s/></text:span><text:span text:style-name="T1891">–</text:span><text:span text:style-name="T1892"><text:s/>Slightly higher attack and defense</text:span></text:p>
                  </text:list-item>
                  <text:list-item>
                    <text:p text:style-name="P1893"><text:span text:style-name="T1894">Wolf<text:s/></text:span><text:span text:style-name="T1895">–</text:span><text:span text:style-name="T1896"><text:s/>Better support</text:span></text:p>
                  </text:list-item>
                </text:list>
              </text:list-item>
              <text:list-item>
                <text:p text:style-name="P1897">Scout</text:p>
                <text:list text:continue-numbering="true">
                  <text:list-item>
                    <text:p text:style-name="P1898"><text:span text:style-name="T1899">Crow<text:s/></text:span><text:span text:style-name="T1900">–</text:span><text:span text:style-name="T1901"><text:s/>Flies and great perception</text:span></text:p>
                  </text:list-item>
                  <text:list-item>
                    <text:p text:style-name="P1902"><text:span text:style-name="T1903">Ferret<text:s/></text:span><text:span text:style-name="T1904">–</text:span><text:span text:style-name="T1905"><text:s/>Sneaky and can<text:s/></text:span><text:span text:style-name="T1906">steal</text:span></text:p>
                  </text:list-item>
                  <text:list-item>
                    <text:p text:style-name="P1907"><text:span text:style-name="T1908">Housecat<text:s/></text:span><text:span text:style-name="T1909">–</text:span><text:span text:style-name="T1910"><text:s/>Good perception, dark vision, support for magic and lore</text:span></text:p>
                  </text:list-item>
                </text:list>
              </text:list-item>
              <text:list-item>
                <text:p text:style-name="P1911">Tanky</text:p>
                <text:list text:continue-numbering="true">
                  <text:list-item>
                    <text:p text:style-name="P1912"><text:span text:style-name="T1913">Ape<text:s/></text:span><text:span text:style-name="T1914">–</text:span><text:span text:style-name="T1915"><text:s/>Slightly better damage and hits</text:span></text:p>
                  </text:list-item>
                  <text:list-item>
                    <text:p text:style-name="P1916"><text:span text:style-name="T1917">Boar<text:s/></text:span><text:span text:style-name="T1918">–</text:span><text:span text:style-name="T1919"><text:s/>Charge, knockdown, good armor</text:span></text:p>
                  </text:list-item>
                  <text:list-item>
                    <text:p text:style-name="P1920"><text:span text:style-name="T1921">Lizard<text:s/></text:span><text:span text:style-name="T1922">–</text:span><text:span text:style-name="T1923"><text:s/>Best armor</text:span></text:p>
                  </text:list-item>
                </text:list>
              </text:list-item>
            </text:list>
            <text:p text:style-name="P1924"/>
            <text:p text:style-name="P1925">The animal companion starts as a juvenile and has level 1 combat stats. It<text:s/>listens to you and can follow basic commands. You can understand your companion and it can “speak” to you as long as it is within 10 meters</text:p>
          </table:table-cell>
        </table:table-row>
        <table:table-row table:style-name="TableRow1926">
          <table:table-cell table:style-name="TableCell1927">
            <text:p text:style-name="P1928">Animal Defense</text:p>
          </table:table-cell>
          <table:table-cell table:style-name="TableCell1929">
            <text:list text:style-name="WWNum24">
              <text:list-item>
                <text:p text:style-name="P1930">Your animal companion gets +1 to all his defense skills</text:p>
              </text:list-item>
              <text:list-item>
                <text:p text:style-name="P1931">Your animal companion gets an additional +1<text:s/>to all his defense skills</text:p>
              </text:list-item>
              <text:list-item>
                <text:p text:style-name="P1932">Your animal companion gets an additional +1 to all his defense skills and Auto Defend(12)</text:p>
              </text:list-item>
            </text:list>
          </table:table-cell>
        </table:table-row>
        <table:table-row table:style-name="TableRow1933">
          <table:table-cell table:style-name="TableCell1934">
            <text:p text:style-name="P1935">Animal Fury</text:p>
          </table:table-cell>
          <table:table-cell table:style-name="TableCell1936">
            <text:p text:style-name="P1937">Your companion gets +2 damage</text:p>
          </table:table-cell>
        </table:table-row>
        <table:table-row table:style-name="TableRow1938">
          <table:table-cell table:style-name="TableCell1939">
            <text:p text:style-name="P1940">Animal Tenacity(x)</text:p>
          </table:table-cell>
          <table:table-cell table:style-name="TableCell1941">
            <text:p text:style-name="P1942">All of your companions powers get a +2 to their save DLs</text:p>
          </table:table-cell>
        </table:table-row>
        <table:table-row table:style-name="TableRow1943">
          <table:table-cell table:style-name="TableCell1944">
            <text:p text:style-name="P1945">Ankle Biter</text:p>
          </table:table-cell>
          <table:table-cell table:style-name="TableCell1946">
            <text:p text:style-name="P1947">When<text:s/>you hit a creature in the leg, you may spend an inspiration to give it the crippled status immediately</text:p>
          </table:table-cell>
        </table:table-row>
        <table:table-row table:style-name="TableRow1948">
          <table:table-cell table:style-name="TableCell1949">
            <text:p text:style-name="P1950">Acolyte/Apprentice/Aspiring …</text:p>
          </table:table-cell>
          <table:table-cell table:style-name="TableCell1951">
            <text:p text:style-name="P1952">You may learn the appropriate spell casting skill, unlock one spell list and choose 4 spells</text:p>
          </table:table-cell>
        </table:table-row>
        <table:table-row table:style-name="TableRow1953">
          <table:table-cell table:style-name="TableCell1954">
            <text:p text:style-name="P1955">Aquae’s Teachings</text:p>
          </table:table-cell>
          <table:table-cell table:style-name="TableCell1956">
            <text:p text:style-name="P1957">You can<text:s/>substitute your theology skill for agriculture, logging and mining checks</text:p>
          </table:table-cell>
        </table:table-row>
        <table:table-row table:style-name="TableRow1958">
          <table:table-cell table:style-name="TableCell1959">
            <text:p text:style-name="P1960">Arm Bar</text:p>
          </table:table-cell>
          <table:table-cell table:style-name="TableCell1961">
            <text:p text:style-name="P1962">When you have an arm pinned, you may do 1d4 penetrating damage each round, and the defender gets a wound to that arm for the remainder of the fight</text:p>
          </table:table-cell>
        </table:table-row>
        <table:table-row table:style-name="TableRow1963">
          <table:table-cell table:style-name="TableCell1964">
            <text:p text:style-name="P1965">Armored Athlete</text:p>
          </table:table-cell>
          <table:table-cell table:style-name="TableCell1966">
            <text:p text:style-name="P1967">You take<text:s/>no penalty to athletics or climb checks due to encumbrance</text:p>
          </table:table-cell>
        </table:table-row>
        <table:table-row table:style-name="TableRow1968">
          <table:table-cell table:style-name="TableCell1969">
            <text:p text:style-name="P1970">Armored Caster</text:p>
          </table:table-cell>
          <table:table-cell table:style-name="TableCell1971">
            <text:p text:style-name="P1972">You take no penalty to spell casting checks due to encumbrance</text:p>
          </table:table-cell>
        </table:table-row>
        <table:table-row table:style-name="TableRow1973">
          <table:table-cell table:style-name="TableCell1974">
            <text:p text:style-name="P1975">Armored Sneak</text:p>
          </table:table-cell>
          <table:table-cell table:style-name="TableCell1976">
            <text:p text:style-name="P1977">You take no penalty to sneak due to encumbrance</text:p>
          </table:table-cell>
        </table:table-row>
        <table:table-row table:style-name="TableRow1978">
          <table:table-cell table:style-name="TableCell1979">
            <text:p text:style-name="P1980">Armsman</text:p>
          </table:table-cell>
          <table:table-cell table:style-name="TableCell1981">
            <text:list text:style-name="WWNum14">
              <text:list-item>
                <text:p text:style-name="P1982">You can wield, and do full damage with, a<text:s/>weapon with a leverage die 1 step<text:s/><text:soft-page-break/>higher than your Muscle die</text:p>
              </text:list-item>
              <text:list-item>
                <text:p text:style-name="P1983">You can wield, and do full damage with, a weapon with a leverage die 2 steps higher than your Muscle die</text:p>
              </text:list-item>
            </text:list>
          </table:table-cell>
        </table:table-row>
        <text:soft-page-break/>
        <table:table-row table:style-name="TableRow1984">
          <table:table-cell table:style-name="TableCell1985">
            <text:p text:style-name="P1986">Artifact Whisperer</text:p>
          </table:table-cell>
          <table:table-cell table:style-name="TableCell1987">
            <text:p text:style-name="P1988">Your item lore skill can substitute for history when it comes to understanding the history of an item, its owners, or any place where it has been kept for a length of time</text:p>
          </table:table-cell>
        </table:table-row>
        <table:table-row table:style-name="TableRow1989">
          <table:table-cell table:style-name="TableCell1990">
            <text:p text:style-name="P1991">Artificer's Eye</text:p>
          </table:table-cell>
          <table:table-cell table:style-name="TableCell1992">
            <text:p text:style-name="P1993">If you see an item used before you attempt to identify it, you gain one free item lore roll for each different power you observed being<text:s/>used</text:p>
          </table:table-cell>
        </table:table-row>
        <table:table-row table:style-name="TableRow1994">
          <table:table-cell table:style-name="TableCell1995">
            <text:p text:style-name="P1996">Auto Success (x)</text:p>
          </table:table-cell>
          <table:table-cell table:style-name="TableCell1997">
            <text:p text:style-name="P1998">If you roll an x or above on your d12, you may spend an inspiration to automatically succeed in your task</text:p>
          </table:table-cell>
        </table:table-row>
        <table:table-row table:style-name="TableRow1999">
          <table:table-cell table:style-name="TableCell2000">
            <text:p text:style-name="P2001">Avoid Death Blow (x)</text:p>
          </table:table-cell>
          <table:table-cell table:style-name="TableCell2002">
            <text:p text:style-name="P2003">You can spend an inspiration to have an x/12 chance to dodge an attack that would kill you, or knock you<text:s/>unconscious</text:p>
          </table:table-cell>
        </table:table-row>
        <table:table-row table:style-name="TableRow2004">
          <table:table-cell table:style-name="TableCell2005">
            <text:p text:style-name="P2006">Back Biter</text:p>
          </table:table-cell>
          <table:table-cell table:style-name="TableCell2007">
            <text:p text:style-name="P2008">When you flank an opponent, you get +1 damage and +1 to any wound effect rolls</text:p>
          </table:table-cell>
        </table:table-row>
        <table:table-row table:style-name="TableRow2009">
          <table:table-cell table:style-name="TableCell2010">
            <text:p text:style-name="P2011">Battle Caster</text:p>
          </table:table-cell>
          <table:table-cell table:style-name="TableCell2012">
            <text:list text:style-name="WWNum25">
              <text:list-item>
                <text:p text:style-name="P2013">When you block in the same round you cast a spell, your penalty is only -1</text:p>
              </text:list-item>
              <text:list-item>
                <text:p text:style-name="P2014">You can block and cast in the same round with no penalty</text:p>
              </text:list-item>
            </text:list>
          </table:table-cell>
        </table:table-row>
        <table:table-row table:style-name="TableRow2015">
          <table:table-cell table:style-name="TableCell2016">
            <text:p text:style-name="P2017">Blade<text:s/>Rush</text:p>
          </table:table-cell>
          <table:table-cell table:style-name="TableCell2018">
            <text:list text:style-name="WWNum24">
              <text:list-item>
                <text:p text:style-name="P2019">Spend an inspiration, take a ½ move and attack any enemy adjacent to your path at -2 to hit</text:p>
              </text:list-item>
              <text:list-item>
                <text:p text:style-name="P2020">Your blade rush is now a full move</text:p>
              </text:list-item>
            </text:list>
          </table:table-cell>
        </table:table-row>
        <table:table-row table:style-name="TableRow2021">
          <table:table-cell table:style-name="TableCell2022">
            <text:p text:style-name="P2023">Blaster</text:p>
          </table:table-cell>
          <table:table-cell table:style-name="TableCell2024">
            <text:p text:style-name="P2025">Blast and cloud area of effect is increased by 50%</text:p>
          </table:table-cell>
        </table:table-row>
        <table:table-row table:style-name="TableRow2026">
          <table:table-cell table:style-name="TableCell2027">
            <text:p text:style-name="P2028">Bleeder(x)</text:p>
          </table:table-cell>
          <table:table-cell table:style-name="TableCell2029">
            <text:p text:style-name="P2030">Your attacks have an x/12 chance of causing bleed(1)</text:p>
          </table:table-cell>
        </table:table-row>
        <table:table-row table:style-name="TableRow2031">
          <table:table-cell table:style-name="TableCell2032">
            <text:p text:style-name="P2033">Blink Block</text:p>
          </table:table-cell>
          <table:table-cell table:style-name="TableCell2034">
            <text:list text:style-name="WWNum24" text:continue-numbering="true">
              <text:list-item>
                <text:p text:style-name="P2035">When you successfully block, you can spend an inspiration to immediately move 1 hex</text:p>
              </text:list-item>
              <text:list-item>
                <text:p text:style-name="P2036">When you successfully block, you can spend an inspiration to immediately take a ½ move</text:p>
              </text:list-item>
            </text:list>
          </table:table-cell>
        </table:table-row>
        <table:table-row table:style-name="TableRow2037">
          <table:table-cell table:style-name="TableCell2038">
            <text:p text:style-name="P2039">Blood for Magic</text:p>
          </table:table-cell>
          <table:table-cell table:style-name="TableCell2040">
            <text:p text:style-name="P2041">When you are forced to spend skill levels due to<text:s/>spell casting, you can spend 3 hit points/level instead. These lost hit points can only be healed by rest.</text:p>
          </table:table-cell>
        </table:table-row>
        <table:table-row table:style-name="TableRow2042">
          <table:table-cell table:style-name="TableCell2043">
            <text:p text:style-name="P2044">Blood Thirsty</text:p>
          </table:table-cell>
          <table:table-cell table:style-name="TableCell2045">
            <text:p text:style-name="P2046">Your animal companion’s attacks all get Bleeder(2)</text:p>
          </table:table-cell>
        </table:table-row>
        <table:table-row table:style-name="TableRow2047">
          <table:table-cell table:style-name="TableCell2048">
            <text:p text:style-name="P2049">Bodyguard Stance</text:p>
          </table:table-cell>
          <table:table-cell table:style-name="TableCell2050">
            <text:p text:style-name="P2051">You give an adjacent ally +2 defense if you take a -1 penalty to<text:s/>your own defenses</text:p>
          </table:table-cell>
        </table:table-row>
        <table:table-row table:style-name="TableRow2052">
          <table:table-cell table:style-name="TableCell2053">
            <text:p text:style-name="P2054">Bonus ... (x)</text:p>
          </table:table-cell>
          <table:table-cell table:style-name="TableCell2055">
            <text:p text:style-name="P2056">You get x additional … defenses before your defense degrades</text:p>
          </table:table-cell>
        </table:table-row>
        <table:table-row table:style-name="TableRow2057">
          <table:table-cell table:style-name="TableCell2058">
            <text:p text:style-name="P2059">Break Fall</text:p>
          </table:table-cell>
          <table:table-cell table:style-name="TableCell2060">
            <text:list text:style-name="WWNum24" text:continue-numbering="true">
              <text:list-item>
                <text:p text:style-name="P2061">You take ½ damage from falls</text:p>
              </text:list-item>
              <text:list-item>
                <text:p text:style-name="P2062">You can make an athletics check (DL based on height) to take no damage from falls</text:p>
              </text:list-item>
            </text:list>
          </table:table-cell>
        </table:table-row>
        <table:table-row table:style-name="TableRow2063">
          <table:table-cell table:style-name="TableCell2064">
            <text:p text:style-name="P2065">Call Familiar</text:p>
          </table:table-cell>
          <table:table-cell table:style-name="TableCell2066">
            <text:p text:style-name="P2067">By spending an<text:s/>inspiration, you can call your familiar to your side in an instant</text:p>
          </table:table-cell>
        </table:table-row>
        <table:table-row table:style-name="TableRow2068">
          <table:table-cell table:style-name="TableCell2069">
            <text:p text:style-name="P2070">Catch … (x)</text:p>
          </table:table-cell>
          <table:table-cell table:style-name="TableCell2071">
            <text:p text:style-name="P2072">You can use dodge, or unarmed to defend against ... missiles and if you defend with a roll of x or higher, you can spend an inspiration to catch and throw the missile back at the attacker</text:p>
          </table:table-cell>
        </table:table-row>
        <table:table-row table:style-name="TableRow2073">
          <table:table-cell table:style-name="TableCell2074">
            <text:p text:style-name="P2075">Cautious Fighter</text:p>
          </table:table-cell>
          <table:table-cell table:style-name="TableCell2076">
            <text:p text:style-name="P2077">You get +1 to your defenses</text:p>
          </table:table-cell>
        </table:table-row>
        <table:table-row table:style-name="TableRow2078">
          <table:table-cell table:style-name="TableCell2079">
            <text:p text:style-name="P2080">Charisma(x)</text:p>
          </table:table-cell>
          <table:table-cell table:style-name="TableCell2081">
            <text:p text:style-name="P2082">Your charisma score is permanently increased by x</text:p>
          </table:table-cell>
        </table:table-row>
        <table:table-row table:style-name="TableRow2083">
          <table:table-cell table:style-name="TableCell2084">
            <text:p text:style-name="P2085">Cleave</text:p>
          </table:table-cell>
          <table:table-cell table:style-name="TableCell2086">
            <text:p text:style-name="P2087">When you down a foe, you may spend an inspiration to make a 1 hex move and attack a second time</text:p>
          </table:table-cell>
        </table:table-row>
        <table:table-row table:style-name="TableRow2088">
          <table:table-cell table:style-name="TableCell2089">
            <text:p text:style-name="P2090">Close The Gap</text:p>
          </table:table-cell>
          <table:table-cell table:style-name="TableCell2091">
            <text:p text:style-name="P2092">You can close<text:s/>the distance on an opponent with a longer weapon without losing the initiative. Once you do so, you have +1 defense</text:p>
          </table:table-cell>
        </table:table-row>
        <table:table-row table:style-name="TableRow2093">
          <table:table-cell table:style-name="TableCell2094">
            <text:p text:style-name="P2095">Combat Medic</text:p>
          </table:table-cell>
          <table:table-cell table:style-name="TableCell2096">
            <text:p text:style-name="P2097">Your 1d4 medic checks can be done in 1 combat round instead of 5 minutes</text:p>
          </table:table-cell>
        </table:table-row>
        <table:table-row table:style-name="TableRow2098">
          <table:table-cell table:style-name="TableCell2099">
            <text:p text:style-name="P2100">Combat Reflexes</text:p>
          </table:table-cell>
          <table:table-cell table:style-name="TableCell2101">
            <text:p text:style-name="P2102">+1 Initiative and you cannot be<text:s/>surprised to start a combat</text:p>
          </table:table-cell>
        </table:table-row>
        <table:table-row table:style-name="TableRow2103">
          <table:table-cell table:style-name="TableCell2104">
            <text:p text:style-name="P2105">Companion Return</text:p>
          </table:table-cell>
          <table:table-cell table:style-name="TableCell2106">
            <text:p text:style-name="P2107">If your companion dies, you can gain another the next day, as opposed to waiting a week, at the cost of 1 inspiration</text:p>
          </table:table-cell>
        </table:table-row>
        <table:table-row table:style-name="TableRow2108">
          <table:table-cell table:style-name="TableCell2109">
            <text:p text:style-name="P2110">Companion Sacrifice</text:p>
          </table:table-cell>
          <table:table-cell table:style-name="TableCell2111">
            <text:p text:style-name="Standard"><text:span text:style-name="T2112">If your companion is within<text:s/></text:span><text:span text:style-name="T2113">½</text:span><text:span text:style-name="T2114"><text:s/>move when you take a blow that would<text:s/></text:span><text:span text:style-name="T2115">knock you unconscious, your companion can take that blow instead at the cost of 1 inspiration</text:span></text:p>
          </table:table-cell>
        </table:table-row>
        <table:table-row table:style-name="TableRow2116">
          <table:table-cell table:style-name="TableCell2117">
            <text:p text:style-name="P2118">Companion Unlock(x)</text:p>
          </table:table-cell>
          <table:table-cell table:style-name="TableCell2119">
            <text:p text:style-name="Standard"><text:span text:style-name="T2120">You unlock<text:s/></text:span><text:span text:style-name="T2121">ALL</text:span><text:span text:style-name="T2122"><text:s/>X tier talent from your companion’s list</text:span></text:p>
          </table:table-cell>
        </table:table-row>
        <table:table-row table:style-name="TableRow2123">
          <table:table-cell table:style-name="TableCell2124">
            <text:p text:style-name="P2125">Conduit</text:p>
          </table:table-cell>
          <table:table-cell table:style-name="TableCell2126">
            <text:p text:style-name="P2127">By spending an inspiration, you may cast spells as though you were standing<text:s/>at your familiar’s location for 10 combat rounds</text:p>
          </table:table-cell>
        </table:table-row>
        <table:table-row table:style-name="TableRow2128">
          <table:table-cell table:style-name="TableCell2129">
            <text:p text:style-name="P2130">Consume Familiar</text:p>
          </table:table-cell>
          <table:table-cell table:style-name="TableCell2131">
            <text:list text:style-name="WWNum24" text:continue-numbering="true">
              <text:list-item>
                <text:p text:style-name="P2132">You can consume a familiar, immediately giving you 1d3 spell levels and 1d6 hit points</text:p>
              </text:list-item>
              <text:list-item>
                <text:p text:style-name="P2133">You gain 1d4+1 spell levels and 1d8+1 hit points</text:p>
              </text:list-item>
            </text:list>
          </table:table-cell>
        </table:table-row>
        <table:table-row table:style-name="TableRow2134">
          <table:table-cell table:style-name="TableCell2135">
            <text:p text:style-name="P2136">Contortionist</text:p>
          </table:table-cell>
          <table:table-cell table:style-name="TableCell2137">
            <text:p text:style-name="P2138">You can make an athletics check (dl<text:s/>12-16) to hide yourself in an incredibly small space</text:p>
          </table:table-cell>
        </table:table-row>
        <table:table-row table:style-name="TableRow2139">
          <table:table-cell table:style-name="TableCell2140">
            <text:p text:style-name="P2141">Counter Spell</text:p>
          </table:table-cell>
          <table:table-cell table:style-name="TableCell2142">
            <text:list text:style-name="LFO44" text:continue-numbering="true">
              <text:list-item>
                <text:p text:style-name="P2143">When a spell is cast on you, or someone adjacent to you, you can spend an inspiration to give the target Resist Magic(1)</text:p>
              </text:list-item>
              <text:list-item>
                <text:p text:style-name="P2144">You can counter spell on any targets within 10 hexes of you</text:p>
              </text:list-item>
            </text:list>
          </table:table-cell>
        </table:table-row>
        <table:table-row table:style-name="TableRow2145">
          <table:table-cell table:style-name="TableCell2146">
            <text:p text:style-name="P2147">Craftsman</text:p>
          </table:table-cell>
          <table:table-cell table:style-name="TableCell2148">
            <text:p text:style-name="P2149">You get a +2 to all crafting checks</text:p>
          </table:table-cell>
        </table:table-row>
        <text:soft-page-break/>
        <table:table-row table:style-name="TableRow2150">
          <table:table-cell table:style-name="TableCell2151">
            <text:p text:style-name="P2152">Crippling Strike(x)</text:p>
          </table:table-cell>
          <table:table-cell table:style-name="TableCell2153">
            <text:p text:style-name="P2154">When you hit an enemy you can spend an inspiration to cripple him. If you hit your enemy in the legs, your attack has an x/12 chance of automatically crippling him without paying the<text:s/>inspiration</text:p>
          </table:table-cell>
        </table:table-row>
        <table:table-row table:style-name="TableRow2155">
          <table:table-cell table:style-name="TableCell2156">
            <text:p text:style-name="P2157">Crowd Favorite</text:p>
          </table:table-cell>
          <table:table-cell table:style-name="TableCell2158">
            <text:p text:style-name="P2159">You get a +2 to any social checks where your celebrity is a factor</text:p>
          </table:table-cell>
        </table:table-row>
        <table:table-row table:style-name="TableRow2160">
          <table:table-cell table:style-name="TableCell2161">
            <text:p text:style-name="P2162">Custom Spell Slot</text:p>
          </table:table-cell>
          <table:table-cell table:style-name="TableCell2163">
            <text:p text:style-name="P2164">You create a spell with the appropriate power level and GM’s approval</text:p>
          </table:table-cell>
        </table:table-row>
        <table:table-row table:style-name="TableRow2165">
          <table:table-cell table:style-name="TableCell2166">
            <text:p text:style-name="P2167">Cutter</text:p>
          </table:table-cell>
          <table:table-cell table:style-name="TableCell2168">
            <text:p text:style-name="P2169">If using a light weapon, you can substitute skill for Muscle <text:s/>when determining melee damage (Muscle is still used to determine the maximum leverage damage you can deal)</text:p>
          </table:table-cell>
        </table:table-row>
        <table:table-row table:style-name="TableRow2170">
          <table:table-cell table:style-name="TableCell2171">
            <text:p text:style-name="P2172">Deadly Anatomy</text:p>
          </table:table-cell>
          <table:table-cell table:style-name="TableCell2173">
            <text:p text:style-name="P2174">You can spend an inspiration to get a +1 to a wound roll</text:p>
          </table:table-cell>
        </table:table-row>
        <table:table-row table:style-name="TableRow2175">
          <table:table-cell table:style-name="TableCell2176">
            <text:p text:style-name="P2177">Defensive Stance</text:p>
          </table:table-cell>
          <table:table-cell table:style-name="TableCell2178">
            <text:p text:style-name="P2179">You gain +2 to your defenses, but -1 to all attacks</text:p>
          </table:table-cell>
        </table:table-row>
        <table:table-row table:style-name="TableRow2180">
          <table:table-cell table:style-name="TableCell2181">
            <text:p text:style-name="P2182">Destroy Artifact</text:p>
          </table:table-cell>
          <table:table-cell table:style-name="TableCell2183">
            <text:p text:style-name="P2184">You can destroy artifacts to either do damage in a wide area (amount depends on the item), or gain a long-lasting, but temporary boon (again depends on the item)</text:p>
          </table:table-cell>
        </table:table-row>
        <table:table-row table:style-name="TableRow2185">
          <table:table-cell table:style-name="TableCell2186">
            <text:p text:style-name="P2187">Dirt In The Eyes</text:p>
          </table:table-cell>
          <table:table-cell table:style-name="TableCell2188">
            <text:p text:style-name="P2189">When you hit an opponent in the head, instead of doing damage,<text:s/>you can spend an inspiration and blind your opponent for 1 round. Each subsequent round, the blind opponent has a 50% chance of clearing his vision</text:p>
          </table:table-cell>
        </table:table-row>
        <table:table-row table:style-name="TableRow2190">
          <table:table-cell table:style-name="TableCell2191">
            <text:p text:style-name="P2192">Disarm(x)</text:p>
          </table:table-cell>
          <table:table-cell table:style-name="TableCell2193">
            <text:p text:style-name="P2194">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style-name="TableRow2195">
          <table:table-cell table:style-name="TableCell2196">
            <text:p text:style-name="P2197">Divine Cast(x)</text:p>
          </table:table-cell>
          <table:table-cell table:style-name="TableCell2198">
            <text:p text:style-name="P2199">X times per session, before attempting to cast a spell, you can pledge a divine favor to make the cast automatically succeed. However, you must have a chance to succeed in the casting in the first place</text:p>
          </table:table-cell>
        </table:table-row>
        <table:table-row table:style-name="TableRow2200">
          <table:table-cell table:style-name="TableCell2201">
            <text:p text:style-name="P2202">Divine Favor(x)</text:p>
          </table:table-cell>
          <table:table-cell table:style-name="TableCell2203">
            <text:p text:style-name="P2204">You start each adventure with x divine favor from your god</text:p>
          </table:table-cell>
        </table:table-row>
        <table:table-row table:style-name="TableRow2205">
          <table:table-cell table:style-name="TableCell2206">
            <text:p text:style-name="P2207">Dodge (x)</text:p>
          </table:table-cell>
          <table:table-cell table:style-name="TableCell2208">
            <text:p text:style-name="P2209">+1 Dodge per level</text:p>
          </table:table-cell>
        </table:table-row>
        <table:table-row table:style-name="TableRow2210">
          <table:table-cell table:style-name="TableCell2211">
            <text:p text:style-name="P2212">Don’t You Die On Me</text:p>
          </table:table-cell>
          <table:table-cell table:style-name="TableCell2213">
            <text:p text:style-name="P2214">By spending a round over<text:s/>a fallen ally’s body, you can spend 1 inspiration to revive him with 1d6 hit points. Any wounds suffered still apply, but mortal wounds are turned serious instead</text:p>
          </table:table-cell>
        </table:table-row>
        <table:table-row table:style-name="TableRow2215">
          <table:table-cell table:style-name="TableCell2216">
            <text:p text:style-name="P2217">Double Shot</text:p>
          </table:table-cell>
          <table:table-cell table:style-name="TableCell2218">
            <text:p text:style-name="P2219">Spend an inspiration and you may attack two adjacent targets, but you take a<text:s/>penalty of -2 to hit each</text:p>
          </table:table-cell>
        </table:table-row>
        <table:table-row table:style-name="TableRow2220">
          <table:table-cell table:style-name="TableCell2221">
            <text:p text:style-name="P2222">Ear Biter</text:p>
          </table:table-cell>
          <table:table-cell table:style-name="TableCell2223">
            <text:p text:style-name="P2224">If someone grapples you, get a free attack. If you hit and do damage, you can make a roll to escape at +4</text:p>
          </table:table-cell>
        </table:table-row>
        <table:table-row table:style-name="TableRow2225">
          <table:table-cell table:style-name="TableCell2226">
            <text:p text:style-name="P2227">Entangler(x)</text:p>
          </table:table-cell>
          <table:table-cell table:style-name="TableCell2228">
            <text:p text:style-name="P2229">If you block a melee attack with a roll of x or higher, you can entangle the weapon by spending 1 inspiration and making a muscle check(+4) vs. the attacker</text:p>
          </table:table-cell>
        </table:table-row>
        <table:table-row table:style-name="TableRow2230">
          <table:table-cell table:style-name="TableCell2231">
            <text:p text:style-name="P2232">Expert Camper</text:p>
          </table:table-cell>
          <table:table-cell table:style-name="TableCell2233">
            <text:list text:style-name="WWNum29" text:continue-numbering="true">
              <text:list-item>
                <text:p text:style-name="P2234">You get a +1 to camping checks and give your group 1 extra camp action</text:p>
              </text:list-item>
              <text:list-item>
                <text:p text:style-name="P2235">You get a +2 to camping checks and give your group 2 extra camp actions</text:p>
              </text:list-item>
            </text:list>
          </table:table-cell>
        </table:table-row>
        <table:table-row table:style-name="TableRow2236">
          <table:table-cell table:style-name="TableCell2237">
            <text:p text:style-name="P2238">Expert Climber</text:p>
          </table:table-cell>
          <table:table-cell table:style-name="TableCell2239">
            <text:list text:style-name="WWNum29" text:continue-numbering="true">
              <text:list-item>
                <text:p text:style-name="P2240">You get a +1 to climb<text:s/>checks and can climb 2 hexes/round faster</text:p>
              </text:list-item>
              <text:list-item>
                <text:p text:style-name="P2241">You get a +2 to climb checks and can climb 4 hexes/round faster</text:p>
              </text:list-item>
            </text:list>
          </table:table-cell>
        </table:table-row>
        <table:table-row table:style-name="TableRow2242">
          <table:table-cell table:style-name="TableCell2243">
            <text:p text:style-name="P2244">Expert Swimmer</text:p>
          </table:table-cell>
          <table:table-cell table:style-name="TableCell2245">
            <text:list text:style-name="WWNum29" text:continue-numbering="true">
              <text:list-item>
                <text:p text:style-name="P2246">You get a +1 to swim checks, and can remain underwater 2x longer before losing hit points</text:p>
              </text:list-item>
              <text:list-item>
                <text:p text:style-name="P2247">You get a +2 to swim checks and can remain<text:s/>underwater 5x longer before drowning</text:p>
              </text:list-item>
            </text:list>
          </table:table-cell>
        </table:table-row>
        <table:table-row table:style-name="TableRow2248">
          <table:table-cell table:style-name="TableCell2249">
            <text:p text:style-name="P2250">Extended Block</text:p>
          </table:table-cell>
          <table:table-cell table:style-name="TableCell2251">
            <text:p text:style-name="P2252">Spend inspiration to block for an adjacent ally</text:p>
          </table:table-cell>
        </table:table-row>
        <table:table-row table:style-name="TableRow2253">
          <table:table-cell table:style-name="TableCell2254">
            <text:p text:style-name="P2255">Eye Seeker(x)</text:p>
          </table:table-cell>
          <table:table-cell table:style-name="TableCell2256">
            <text:p text:style-name="P2257">If a weak spot has been identified on a creature, and you hit with a roll of x or better, you may spend an inspiration to automatically hit<text:s/>that spot</text:p>
          </table:table-cell>
        </table:table-row>
        <table:table-row table:style-name="TableRow2258">
          <table:table-cell table:style-name="TableCell2259">
            <text:p text:style-name="P2260">Familiar</text:p>
          </table:table-cell>
          <table:table-cell table:style-name="TableCell2261">
            <text:p text:style-name="P2262">Similar to an animal companion, but only small creatures can be chosen</text:p>
          </table:table-cell>
        </table:table-row>
        <table:table-row table:style-name="TableRow2263">
          <table:table-cell table:style-name="TableCell2264">
            <text:p text:style-name="P2265">Familiar Adviser</text:p>
          </table:table-cell>
          <table:table-cell table:style-name="TableCell2266">
            <text:p text:style-name="P2267">Your familiar gives you a bonus of +1 to all spell casting, spell lore and item lore checks</text:p>
          </table:table-cell>
        </table:table-row>
        <table:table-row table:style-name="TableRow2268">
          <table:table-cell table:style-name="TableCell2269">
            <text:p text:style-name="P2270">Familiar Blood</text:p>
          </table:table-cell>
          <table:table-cell table:style-name="TableCell2271">
            <text:p text:style-name="P2272">By spending an inspiration, you can<text:s/>burn your familiar’s hit points to return blood from your spent pool. You gain 1 blood for each 1d6 spent</text:p>
          </table:table-cell>
        </table:table-row>
        <table:table-row table:style-name="TableRow2273">
          <table:table-cell table:style-name="TableCell2274">
            <text:p text:style-name="P2275">Familiar Cast</text:p>
          </table:table-cell>
          <table:table-cell table:style-name="TableCell2276">
            <text:p text:style-name="P2277">By spending an inspiration, your familiar can cast a spell separately from you using your magic skill</text:p>
          </table:table-cell>
        </table:table-row>
        <table:table-row table:style-name="TableRow2278">
          <table:table-cell table:style-name="TableCell2279">
            <text:p text:style-name="P2280">Familiar Curse</text:p>
          </table:table-cell>
          <table:table-cell table:style-name="TableCell2281">
            <text:p text:style-name="P2282">Your familiar can<text:s/>make an attack action to apply the cursed status to an enemy for 3 rounds</text:p>
          </table:table-cell>
        </table:table-row>
        <table:table-row table:style-name="TableRow2283">
          <table:table-cell table:style-name="TableCell2284">
            <text:p text:style-name="P2285">Familiar Defender(x)</text:p>
          </table:table-cell>
          <table:table-cell table:style-name="TableCell2286">
            <text:p text:style-name="P2287">Your familiar harasses foes attacking you, giving you +x defense if your familiar is within 5 hexes</text:p>
          </table:table-cell>
        </table:table-row>
        <table:table-row table:style-name="TableRow2288">
          <table:table-cell table:style-name="TableCell2289">
            <text:p text:style-name="P2290">Familiar Sacrifice</text:p>
          </table:table-cell>
          <table:table-cell table:style-name="TableCell2291">
            <text:p text:style-name="P2292">After being hit by an attack, or a<text:s/>spell, but before any damage, or saving throws are rolled, you can spend an inspiration, and your familiar takes the attack for you. He is consumed, but you are spared the effects of the attack</text:p>
          </table:table-cell>
        </table:table-row>
        <table:table-row table:style-name="TableRow2293">
          <table:table-cell table:style-name="TableCell2294">
            <text:p text:style-name="P2295">Familiar Scholar</text:p>
          </table:table-cell>
          <table:table-cell table:style-name="TableCell2296">
            <text:p text:style-name="P2297">You may substitute spell lore for history or<text:s/>theology</text:p>
          </table:table-cell>
        </table:table-row>
        <table:table-row table:style-name="TableRow2298">
          <table:table-cell table:style-name="TableCell2299">
            <text:p text:style-name="P2300">Familiar Telepathy</text:p>
          </table:table-cell>
          <table:table-cell table:style-name="TableCell2301">
            <text:p text:style-name="P2302">You and your familiar can mentally communicate if within 100 meters</text:p>
          </table:table-cell>
        </table:table-row>
        <table:table-row table:style-name="TableRow2303">
          <table:table-cell table:style-name="TableCell2304">
            <text:p text:style-name="P2305">Familiar Trait</text:p>
          </table:table-cell>
          <table:table-cell table:style-name="TableCell2306">
            <text:p text:style-name="P2307">You gain one of your familiar's traits for yourself</text:p>
          </table:table-cell>
        </table:table-row>
        <table:table-row table:style-name="TableRow2308">
          <table:table-cell table:style-name="TableCell2309">
            <text:p text:style-name="P2310">Familiar<text:s/><text:soft-page-break/>Weaponry</text:p>
          </table:table-cell>
          <table:table-cell table:style-name="TableCell2311">
            <text:p text:style-name="P2312">Your familiar’s natural weapons get +1 die step, or 1d3, whichever is<text:s/>better</text:p>
          </table:table-cell>
        </table:table-row>
        <table:table-row table:style-name="TableRow2313">
          <table:table-cell table:style-name="TableCell2314">
            <text:p text:style-name="P2315">Fast … (x)</text:p>
          </table:table-cell>
          <table:table-cell table:style-name="TableCell2316">
            <text:p text:style-name="P2317">When using the proper weapon, you get an additional attack on an initiative roll of X or higher. The free attack is a free ½ action that MUST be used for an attack only, though procs and inspiration-fueled moves can be used</text:p>
          </table:table-cell>
        </table:table-row>
        <table:table-row table:style-name="TableRow2318">
          <table:table-cell table:style-name="TableCell2319">
            <text:p text:style-name="P2320">Fast Cast(x)</text:p>
          </table:table-cell>
          <table:table-cell table:style-name="TableCell2321">
            <text:p text:style-name="P2322">If you roll x or higher on your initiative roll, you can spend an inspiration to cast a spell as a free action before your regular action</text:p>
          </table:table-cell>
        </table:table-row>
        <table:table-row table:style-name="TableRow2323">
          <table:table-cell table:style-name="TableCell2324">
            <text:p text:style-name="P2325">Fast Draw</text:p>
          </table:table-cell>
          <table:table-cell table:style-name="TableCell2326">
            <text:p text:style-name="P2327">You can draw your weapons as a free action</text:p>
          </table:table-cell>
        </table:table-row>
        <table:table-row table:style-name="TableRow2328">
          <table:table-cell table:style-name="TableCell2329">
            <text:p text:style-name="P2330">Fast Healer</text:p>
          </table:table-cell>
          <table:table-cell table:style-name="TableCell2331">
            <text:p text:style-name="P2332">When resting, your healing rate is 1.5x normal.<text:s/>Also, any healing done to you is +1 point/die</text:p>
          </table:table-cell>
        </table:table-row>
        <table:table-row table:style-name="TableRow2333">
          <table:table-cell table:style-name="TableCell2334">
            <text:p text:style-name="P2335">Favored Enemy</text:p>
          </table:table-cell>
          <table:table-cell table:style-name="TableCell2336">
            <text:p text:style-name="P2337">Choose one category of foes (goblins, mages, priests, members of an enemy family, etc.) and you get a +1 to hit and +1 damage. Any time you wound your enemy, you can also spend an inspiration to<text:s/>get a +1 to the wound roll</text:p>
          </table:table-cell>
        </table:table-row>
        <table:table-row table:style-name="TableRow2338">
          <table:table-cell table:style-name="TableCell2339">
            <text:p text:style-name="P2340">Fearsome Display</text:p>
          </table:table-cell>
          <table:table-cell table:style-name="TableCell2341">
            <text:p text:style-name="P2342">If you have time before a battle to stare down your opponent, spending an inspiration to give him a -1 to hit and damage when battling you</text:p>
          </table:table-cell>
        </table:table-row>
        <table:table-row table:style-name="TableRow2343">
          <table:table-cell table:style-name="TableCell2344">
            <text:p text:style-name="P2345">Field Study(x)</text:p>
          </table:table-cell>
          <table:table-cell table:style-name="TableCell2346">
            <text:p text:style-name="P2347">You can use your item lore skill during a successful<text:s/>camp to learn one of an artifact’s powers. You can do this to a single item up to x times before having to return to your study</text:p>
          </table:table-cell>
        </table:table-row>
        <table:table-row table:style-name="TableRow2348">
          <table:table-cell table:style-name="TableCell2349">
            <text:p text:style-name="P2350">Field Work</text:p>
          </table:table-cell>
          <table:table-cell table:style-name="TableCell2351">
            <text:list text:style-name="WWNum29" text:continue-numbering="true">
              <text:list-item>
                <text:p text:style-name="P2352">You can create potions in the field (with a kit) at a -2 casting penalty</text:p>
              </text:list-item>
              <text:list-item>
                <text:p text:style-name="P2353">You can create potions in the field with no<text:s/>penalty</text:p>
              </text:list-item>
            </text:list>
          </table:table-cell>
        </table:table-row>
        <table:table-row table:style-name="TableRow2354">
          <table:table-cell table:style-name="TableCell2355">
            <text:p text:style-name="P2356">Fight With Wild Abandon</text:p>
          </table:table-cell>
          <table:table-cell table:style-name="TableCell2357">
            <text:p text:style-name="Standard"><text:span text:style-name="T2358">You take a<text:s/></text:span><text:span text:style-name="T2359">–</text:span><text:span text:style-name="T2360">1 to all your defenses, but do +2 damage</text:span></text:p>
          </table:table-cell>
        </table:table-row>
        <table:table-row table:style-name="TableRow2361">
          <table:table-cell table:style-name="TableCell2362">
            <text:p text:style-name="P2363">Fireman's Carry</text:p>
          </table:table-cell>
          <table:table-cell table:style-name="TableCell2364">
            <text:list text:style-name="WWNum27" text:continue-numbering="true">
              <text:list-item>
                <text:p text:style-name="P2365">You can move at ½ speed with a grappled opponent</text:p>
              </text:list-item>
              <text:list-item>
                <text:p text:style-name="P2366">You can move at full speed with a grappled opponent</text:p>
              </text:list-item>
            </text:list>
          </table:table-cell>
        </table:table-row>
        <table:table-row table:style-name="TableRow2367">
          <table:table-cell table:style-name="TableCell2368">
            <text:p text:style-name="P2369">Fists To A Sword Fight</text:p>
          </table:table-cell>
          <table:table-cell table:style-name="TableCell2370">
            <text:p text:style-name="P2371">You can parry weapon<text:s/>attacks without penalty while unarmed</text:p>
          </table:table-cell>
        </table:table-row>
        <table:table-row table:style-name="TableRow2372">
          <table:table-cell table:style-name="TableCell2373">
            <text:p text:style-name="P2374">Flanker (x)</text:p>
          </table:table-cell>
          <table:table-cell table:style-name="TableCell2375">
            <text:p text:style-name="P2376">You get a +x bonus to damage when you attack from the flank/rear</text:p>
          </table:table-cell>
        </table:table-row>
        <table:table-row table:style-name="TableRow2377">
          <table:table-cell table:style-name="TableCell2378">
            <text:p text:style-name="P2379">Flash of Insight</text:p>
          </table:table-cell>
          <table:table-cell table:style-name="TableCell2380">
            <text:p text:style-name="P2381">When you first acquire an artifact, you gain an immediate item lore roll</text:p>
          </table:table-cell>
        </table:table-row>
        <table:table-row table:style-name="TableRow2382">
          <table:table-cell table:style-name="TableCell2383">
            <text:p text:style-name="P2384">Follow Me</text:p>
          </table:table-cell>
          <table:table-cell table:style-name="TableCell2385">
            <text:list text:style-name="WWNum27" text:continue-numbering="true">
              <text:list-item>
                <text:p text:style-name="P2386">When you give ground, you can move one<text:s/>adjacent ally with you</text:p>
              </text:list-item>
              <text:list-item>
                <text:p text:style-name="P2387">When you give ground, you can move up to three adjacent allies with you</text:p>
              </text:list-item>
            </text:list>
          </table:table-cell>
        </table:table-row>
        <table:table-row table:style-name="TableRow2388">
          <table:table-cell table:style-name="TableCell2389">
            <text:p text:style-name="P2390">Fool Artifact</text:p>
          </table:table-cell>
          <table:table-cell table:style-name="TableCell2391">
            <text:list text:style-name="WWNum27" text:continue-numbering="true">
              <text:list-item>
                <text:p text:style-name="P2392">Artifacts that have usage restrictions based on race, skills, character attributes, or worship can still be used by you</text:p>
              </text:list-item>
              <text:list-item>
                <text:p text:style-name="P2393">Artifacts that have a cost (aside from charges) have that cost eliminated or reduced by half (GM's discretion). If an item has no cost, but a timeout period, that period is reduced by half.</text:p>
              </text:list-item>
            </text:list>
          </table:table-cell>
        </table:table-row>
        <table:table-row table:style-name="TableRow2394">
          <table:table-cell table:style-name="TableCell2395">
            <text:p text:style-name="P2396">Frugal Alchemist</text:p>
          </table:table-cell>
          <table:table-cell table:style-name="TableCell2397">
            <text:p text:style-name="P2398">Your potions no longer have expenditure(1) by default</text:p>
          </table:table-cell>
        </table:table-row>
        <table:table-row table:style-name="TableRow2399">
          <table:table-cell table:style-name="TableCell2400">
            <text:p text:style-name="Standard"><text:span text:style-name="T2401">Furious<text:s/></text:span><text:span text:style-name="T2402">…</text:span><text:span text:style-name="T2403"><text:s/>(x)</text:span></text:p>
          </table:table-cell>
          <table:table-cell table:style-name="TableCell2404">
            <text:p text:style-name="P2405">Your<text:s/>spells/potions/whatever do +x damage/die</text:p>
          </table:table-cell>
        </table:table-row>
        <table:table-row table:style-name="TableRow2406">
          <table:table-cell table:style-name="TableCell2407">
            <text:p text:style-name="P2408">Gatherer</text:p>
          </table:table-cell>
          <table:table-cell table:style-name="TableCell2409">
            <text:list text:style-name="WWNum34" text:continue-numbering="true">
              <text:list-item>
                <text:p text:style-name="P2410">When gaining exotics, or herbs, you gain 1 more than you normally would</text:p>
              </text:list-item>
              <text:list-item>
                <text:p text:style-name="P2411">You gain 1d3 more items than you normally would</text:p>
              </text:list-item>
            </text:list>
          </table:table-cell>
        </table:table-row>
        <table:table-row table:style-name="TableRow2412">
          <table:table-cell table:style-name="TableCell2413">
            <text:p text:style-name="P2414">Get Inside</text:p>
          </table:table-cell>
          <table:table-cell table:style-name="TableCell2415">
            <text:p text:style-name="P2416">You can close against an opponent with a longer weapon without losing the initiative</text:p>
          </table:table-cell>
        </table:table-row>
        <table:table-row table:style-name="TableRow2417">
          <table:table-cell table:style-name="TableCell2418">
            <text:p text:style-name="P2419">Giant Block</text:p>
          </table:table-cell>
          <table:table-cell table:style-name="TableCell2420">
            <text:p text:style-name="P2421">You can block against creatures whose attacks are so powerful, they cannot normally be blocked and you are immune to any damage from blocking giant attacks</text:p>
          </table:table-cell>
        </table:table-row>
        <table:table-row table:style-name="TableRow2422">
          <table:table-cell table:style-name="TableCell2423">
            <text:p text:style-name="P2424">Glass Master</text:p>
          </table:table-cell>
          <table:table-cell table:style-name="TableCell2425">
            <text:list text:style-name="WWNum30" text:continue-numbering="true">
              <text:list-item>
                <text:p text:style-name="P2426">The chance of glass breaking is reduced to 1/12</text:p>
              </text:list-item>
              <text:list-item>
                <text:p text:style-name="P2427">Your glass<text:s/>never breaks</text:p>
              </text:list-item>
            </text:list>
          </table:table-cell>
        </table:table-row>
        <table:table-row table:style-name="TableRow2428">
          <table:table-cell table:style-name="TableCell2429">
            <text:p text:style-name="P2430">God’s Blessing(x)</text:p>
          </table:table-cell>
          <table:table-cell table:style-name="TableCell2431">
            <text:p text:style-name="P2432">You gain one of the level x divine blessings for the god you worship</text:p>
          </table:table-cell>
        </table:table-row>
        <table:table-row table:style-name="TableRow2433">
          <table:table-cell table:style-name="TableCell2434">
            <text:p text:style-name="P2435">Great Throw</text:p>
          </table:table-cell>
          <table:table-cell table:style-name="TableCell2436">
            <text:list text:style-name="WWNum35" text:continue-numbering="true">
              <text:list-item>
                <text:p text:style-name="P2437">You may throw great weapons using your regular attack skill. Weapons thrown in this fashion do Dmg(-1) + Mus(-1) damage and are -2 to hit</text:p>
              </text:list-item>
              <text:list-item>
                <text:p text:style-name="P2438">Thrown great weapons do full damage and have no penalty to hit</text:p>
              </text:list-item>
            </text:list>
          </table:table-cell>
        </table:table-row>
        <table:table-row table:style-name="TableRow2439">
          <table:table-cell table:style-name="TableCell2440">
            <text:p text:style-name="P2441">Greedy</text:p>
          </table:table-cell>
          <table:table-cell table:style-name="TableCell2442">
            <text:p text:style-name="P2443">When negotiating a reward for completing a quest or mercenery contract, you get a +2 to Trade checks</text:p>
          </table:table-cell>
        </table:table-row>
        <table:table-row table:style-name="TableRow2444">
          <table:table-cell table:style-name="TableCell2445">
            <text:p text:style-name="P2446">Greedy Disarm</text:p>
          </table:table-cell>
          <table:table-cell table:style-name="TableCell2447">
            <text:p text:style-name="P2448">When you disarm an opponent you can take their weapon if you have a<text:s/>free hand</text:p>
          </table:table-cell>
        </table:table-row>
        <table:table-row table:style-name="TableRow2449">
          <table:table-cell table:style-name="TableCell2450">
            <text:p text:style-name="P2451">Grim Countenance</text:p>
          </table:table-cell>
          <table:table-cell table:style-name="TableCell2452">
            <text:p text:style-name="P2453">You gain 2 hit points. You also get a +2 to any social check where being intimidating would be helpful</text:p>
          </table:table-cell>
        </table:table-row>
        <table:table-row table:style-name="TableRow2454">
          <table:table-cell table:style-name="TableCell2455">
            <text:p text:style-name="P2456">Grit Teeth</text:p>
          </table:table-cell>
          <table:table-cell table:style-name="TableCell2457">
            <text:p text:style-name="P2458">You may spend an inspiration to remove a stun, daze or choking status</text:p>
          </table:table-cell>
        </table:table-row>
        <table:table-row table:style-name="TableRow2459">
          <table:table-cell table:style-name="TableCell2460">
            <text:p text:style-name="P2461">Hammer Down</text:p>
          </table:table-cell>
          <table:table-cell table:style-name="TableCell2462">
            <text:p text:style-name="P2463">You get +2 damage and<text:s/>pierce(3) on prone opponents</text:p>
          </table:table-cell>
        </table:table-row>
        <table:table-row table:style-name="TableRow2464">
          <table:table-cell table:style-name="TableCell2465">
            <text:p text:style-name="P2466">Happy Camper</text:p>
          </table:table-cell>
          <table:table-cell table:style-name="TableCell2467">
            <text:p text:style-name="P2468">You are immune to the demoralized status</text:p>
          </table:table-cell>
        </table:table-row>
        <table:table-row table:style-name="TableRow2469">
          <table:table-cell table:style-name="TableCell2470">
            <text:p text:style-name="P2471">Hardened Skin</text:p>
          </table:table-cell>
          <table:table-cell table:style-name="TableCell2472">
            <text:p text:style-name="P2473">You get 1 AV when wearing no armor</text:p>
          </table:table-cell>
        </table:table-row>
        <table:table-row table:style-name="TableRow2474">
          <table:table-cell table:style-name="TableCell2475">
            <text:p text:style-name="P2476">Head Butt</text:p>
          </table:table-cell>
          <table:table-cell table:style-name="TableCell2477">
            <text:p text:style-name="P2478">If you have a target grappled, or surprised, you can spend an inspiration to automatically hit him in the head<text:s/>for your muscle damage + 1d4 and stunning blow(3)</text:p>
          </table:table-cell>
        </table:table-row>
        <table:table-row table:style-name="TableRow2479">
          <table:table-cell table:style-name="TableCell2480">
            <text:p text:style-name="P2481">Healing Hands</text:p>
          </table:table-cell>
          <table:table-cell table:style-name="TableCell2482">
            <text:p text:style-name="P2483">You get a +1/die to all healing effects and spells</text:p>
          </table:table-cell>
        </table:table-row>
        <table:table-row table:style-name="TableRow2484">
          <table:table-cell table:style-name="TableCell2485">
            <text:p text:style-name="P2486">Hidden<text:s/><text:soft-page-break/>Compartments</text:p>
          </table:table-cell>
          <table:table-cell table:style-name="TableCell2487">
            <text:p text:style-name="P2488">When you hide small items on your person, such as blades, gems, or vials, you get +4<text:s/><text:soft-page-break/>to the attempt</text:p>
          </table:table-cell>
        </table:table-row>
        <text:soft-page-break/>
        <table:table-row table:style-name="TableRow2489">
          <table:table-cell table:style-name="TableCell2490">
            <text:p text:style-name="P2491">Hold The Line</text:p>
          </table:table-cell>
          <table:table-cell table:style-name="TableCell2492">
            <text:p text:style-name="P2493">You<text:s/>give your adjacent allies a +2 to any effects that would knock them prone, knock them back, or cause them to flee</text:p>
          </table:table-cell>
        </table:table-row>
        <table:table-row table:style-name="TableRow2494">
          <table:table-cell table:style-name="TableCell2495">
            <text:p text:style-name="P2496">Hit and Run</text:p>
          </table:table-cell>
          <table:table-cell table:style-name="TableCell2497">
            <text:p text:style-name="P2498">If the first thing you do in a combat round is attack, you make take a half move after attacking by spending an inspiration (You<text:s/>still have to disengage normally)</text:p>
          </table:table-cell>
        </table:table-row>
        <table:table-row table:style-name="TableRow2499">
          <table:table-cell table:style-name="TableCell2500">
            <text:p text:style-name="P2501">Human Shield</text:p>
          </table:table-cell>
          <table:table-cell table:style-name="TableCell2502">
            <text:p text:style-name="P2503">When you have a grappled opponent, you can spend an inspiration to block attacks using your unarmed combat skill as a defense. Any attacks you blocked in this fashion hit the defender</text:p>
          </table:table-cell>
        </table:table-row>
        <table:table-row table:style-name="TableRow2504">
          <table:table-cell table:style-name="TableCell2505">
            <text:p text:style-name="P2506">Imbue Artifact(x)</text:p>
          </table:table-cell>
          <table:table-cell table:style-name="TableCell2507">
            <text:p text:style-name="P2508">You<text:s/>can cast a spell of DL x or less into an artifact with charges. Once imbued, you cannot cast this spell normally, but instead must cast it by burning a charge of the item. Items without charges cannot be imbued</text:p>
            <text:p text:style-name="P2509"/>
            <text:p text:style-name="P2510">Imbuing an artifact is a project that requires one enclave turn, 1B+1F+1$. Once the project is completed, the spell must be successfully cast. If failed, the entire project and all its associated costs must be paid again.</text:p>
            <text:p text:style-name="P2511"/>
            <text:p text:style-name="P2512">Imbuing can be used with divine invocation, sorcery and voice only.</text:p>
          </table:table-cell>
        </table:table-row>
        <table:table-row table:style-name="TableRow2513">
          <table:table-cell table:style-name="TableCell2514">
            <text:p text:style-name="P2515">Impale(x)</text:p>
          </table:table-cell>
          <table:table-cell table:style-name="TableCell2516">
            <text:p text:style-name="P2517">If you hit your opponent with an x or more, you can spend an inspiration to leave the weapon in the enemy, impairing them. The victim may pull the weapon out (takes 1 round) to end the impairment, but then they get a bleed status</text:p>
          </table:table-cell>
        </table:table-row>
        <table:table-row table:style-name="TableRow2518">
          <table:table-cell table:style-name="TableCell2519">
            <text:p text:style-name="P2520">Improved Charge</text:p>
          </table:table-cell>
          <table:table-cell table:style-name="TableCell2521">
            <text:list text:style-name="WWNum10" text:continue-numbering="true">
              <text:list-item>
                <text:p text:style-name="P2522">When you charge you take no penalty to hit</text:p>
              </text:list-item>
              <text:list-item>
                <text:p text:style-name="P2523">When you charge you get +2 damage</text:p>
              </text:list-item>
            </text:list>
          </table:table-cell>
        </table:table-row>
        <table:table-row table:style-name="TableRow2524">
          <table:table-cell table:style-name="TableCell2525">
            <text:p text:style-name="P2526">Improved Companion (x)</text:p>
          </table:table-cell>
          <table:table-cell table:style-name="TableCell2527">
            <text:p text:style-name="P2528">Your companion levels up to a slightly improved version (level x)</text:p>
          </table:table-cell>
        </table:table-row>
        <table:table-row table:style-name="TableRow2529">
          <table:table-cell table:style-name="TableCell2530">
            <text:p text:style-name="P2531">Improved Disengage</text:p>
          </table:table-cell>
          <table:table-cell table:style-name="TableCell2532">
            <text:list text:style-name="WWNum9" text:continue-numbering="true">
              <text:list-item>
                <text:p text:style-name="P2533">When your opponents get a free attack because you disengage from melee,<text:s/>their attacks do not get a +2 bonus to hit</text:p>
              </text:list-item>
              <text:list-item>
                <text:p text:style-name="P2534">When disengaging, you get +2 defense</text:p>
              </text:list-item>
              <text:list-item>
                <text:p text:style-name="P2535">You may disengage without provoking free attacks</text:p>
              </text:list-item>
            </text:list>
          </table:table-cell>
        </table:table-row>
        <table:table-row table:style-name="TableRow2536">
          <table:table-cell table:style-name="TableCell2537">
            <text:p text:style-name="P2538">Improved Give Ground</text:p>
          </table:table-cell>
          <table:table-cell table:style-name="TableCell2539">
            <text:list text:style-name="WWNum9" text:continue-numbering="true">
              <text:list-item>
                <text:p text:style-name="P2540">When you give ground, you may retreat 2 hexes</text:p>
              </text:list-item>
              <text:list-item>
                <text:p text:style-name="P2541">When you give ground, you get +3 to defense</text:p>
              </text:list-item>
            </text:list>
          </table:table-cell>
        </table:table-row>
        <table:table-row table:style-name="TableRow2542">
          <table:table-cell table:style-name="TableCell2543">
            <text:p text:style-name="P2544">Improved Voice</text:p>
          </table:table-cell>
          <table:table-cell table:style-name="TableCell2545">
            <text:list text:style-name="WWNum9" text:continue-numbering="true">
              <text:list-item>
                <text:p text:style-name="P2546">Your voice score is Power/2</text:p>
              </text:list-item>
              <text:list-item>
                <text:p text:style-name="P2547">Your voice score increases to Power*(3/4)</text:p>
              </text:list-item>
              <text:list-item>
                <text:p text:style-name="P2548">Your voice score is your Power</text:p>
              </text:list-item>
            </text:list>
          </table:table-cell>
        </table:table-row>
        <table:table-row table:style-name="TableRow2549">
          <table:table-cell table:style-name="TableCell2550">
            <text:p text:style-name="P2551">Improvised Weapon</text:p>
          </table:table-cell>
          <table:table-cell table:style-name="TableCell2552">
            <text:p text:style-name="Standard"><text:span text:style-name="T2553">You can use<text:s/></text:span><text:span text:style-name="T2554">anything</text:span><text:span text:style-name="T2555"><text:s/>as a weapon with the weapon stats at the discretion of the GM</text:span></text:p>
          </table:table-cell>
        </table:table-row>
        <table:table-row table:style-name="TableRow2556">
          <table:table-cell table:style-name="TableCell2557">
            <text:p text:style-name="P2558">Increase Thrown Range</text:p>
          </table:table-cell>
          <table:table-cell table:style-name="TableCell2559">
            <text:list text:style-name="WWNum9" text:continue-numbering="true">
              <text:list-item>
                <text:p text:style-name="P2560">Range bands with thrown<text:s/>weapons increase 50%</text:p>
              </text:list-item>
              <text:list-item>
                <text:p text:style-name="P2561">Range bands with thrown weapons increase 100%</text:p>
              </text:list-item>
            </text:list>
          </table:table-cell>
        </table:table-row>
        <table:table-row table:style-name="TableRow2562">
          <table:table-cell table:style-name="TableCell2563">
            <text:p text:style-name="P2564">Inscrutable</text:p>
          </table:table-cell>
          <table:table-cell table:style-name="TableCell2565">
            <text:p text:style-name="P2566">Tactics rolls against you are at a -4 penalty</text:p>
          </table:table-cell>
        </table:table-row>
        <table:table-row table:style-name="TableRow2567">
          <table:table-cell table:style-name="TableCell2568">
            <text:p text:style-name="P2569">Inspired Strike</text:p>
          </table:table-cell>
          <table:table-cell table:style-name="TableCell2570">
            <text:p text:style-name="P2571">The first inspiration used to increase damage increases it by 1d3</text:p>
          </table:table-cell>
        </table:table-row>
        <table:table-row table:style-name="TableRow2572">
          <table:table-cell table:style-name="TableCell2573">
            <text:p text:style-name="P2574">Into the Breach</text:p>
          </table:table-cell>
          <table:table-cell table:style-name="TableCell2575">
            <text:list text:style-name="WWNum9" text:continue-numbering="true">
              <text:list-item>
                <text:p text:style-name="P2576">By spending one inspiration,<text:s/>you may move an adjacent ally with you as part of your action (max is your ½ move)</text:p>
              </text:list-item>
              <text:list-item>
                <text:p text:style-name="P2577">You may move 2 adjacent allies with you</text:p>
              </text:list-item>
            </text:list>
          </table:table-cell>
        </table:table-row>
        <table:table-row table:style-name="TableRow2578">
          <table:table-cell table:style-name="TableCell2579">
            <text:p text:style-name="P2580">Iron Bow</text:p>
          </table:table-cell>
          <table:table-cell table:style-name="TableCell2581">
            <text:p text:style-name="P2582">Your bow skill becomes a melee defense starting at current skill level-1</text:p>
          </table:table-cell>
        </table:table-row>
        <table:table-row table:style-name="TableRow2583">
          <table:table-cell table:style-name="TableCell2584">
            <text:p text:style-name="P2585">Iron Grip</text:p>
          </table:table-cell>
          <table:table-cell table:style-name="TableCell2586">
            <text:p text:style-name="P2587">You can fight while climbing, you<text:s/>resist being disarmed, you resist being knocked down when climbing, you get +4 to all checks to break or maintain a grapple</text:p>
          </table:table-cell>
        </table:table-row>
        <table:table-row table:style-name="TableRow2588">
          <table:table-cell table:style-name="TableCell2589">
            <text:p text:style-name="P2590">Item Charger</text:p>
          </table:table-cell>
          <table:table-cell table:style-name="TableCell2591">
            <text:p text:style-name="P2592">As a camp action, you can spend inspiration to replenish charges in your wands</text:p>
          </table:table-cell>
        </table:table-row>
        <table:table-row table:style-name="TableRow2593">
          <table:table-cell table:style-name="TableCell2594">
            <text:p text:style-name="P2595">Keep Away</text:p>
          </table:table-cell>
          <table:table-cell table:style-name="TableCell2596">
            <text:p text:style-name="P2597">When you interrupt an<text:s/>opponent that approaches you and you hit them, spend an inspiration to cancel the rest of their action</text:p>
          </table:table-cell>
        </table:table-row>
        <table:table-row table:style-name="TableRow2598">
          <table:table-cell table:style-name="TableCell2599">
            <text:p text:style-name="P2600">Keep Fighting</text:p>
          </table:table-cell>
          <table:table-cell table:style-name="TableCell2601">
            <text:p text:style-name="P2602">If you spend an inspiration, you can heal up to two adjacent allies for 1d6 hits</text:p>
          </table:table-cell>
        </table:table-row>
        <table:table-row table:style-name="TableRow2603">
          <table:table-cell table:style-name="TableCell2604">
            <text:p text:style-name="P2605">Knockdown Blow(x)</text:p>
          </table:table-cell>
          <table:table-cell table:style-name="TableCell2606">
            <text:p text:style-name="P2607">If you hit your target in the legs,<text:s/>you have an x/12 chance to knock him prone. If you hit your target in the chest, you have x-2/12 chance to knock him down</text:p>
          </table:table-cell>
        </table:table-row>
        <table:table-row table:style-name="TableRow2608">
          <table:table-cell table:style-name="TableCell2609">
            <text:p text:style-name="P2610">Lightning Aim</text:p>
          </table:table-cell>
          <table:table-cell table:style-name="TableCell2611">
            <text:p text:style-name="P2612">You may spend an inspiration to take an unaimed shot at the end of a full move</text:p>
          </table:table-cell>
        </table:table-row>
        <table:table-row table:style-name="TableRow2613">
          <table:table-cell table:style-name="TableCell2614">
            <text:p text:style-name="P2615">Limb Taker</text:p>
          </table:table-cell>
          <table:table-cell table:style-name="TableCell2616">
            <text:p text:style-name="P2617">You get +1 to the roll when<text:s/>you wound a limb</text:p>
          </table:table-cell>
        </table:table-row>
        <table:table-row table:style-name="TableRow2618">
          <table:table-cell table:style-name="TableCell2619">
            <text:p text:style-name="P2620">Lone Wolf</text:p>
          </table:table-cell>
          <table:table-cell table:style-name="TableCell2621">
            <text:p text:style-name="P2622">+1 to all rolls when acting alone (does not include NPC companions or familiars)</text:p>
          </table:table-cell>
        </table:table-row>
        <table:table-row table:style-name="TableRow2623">
          <table:table-cell table:style-name="TableCell2624">
            <text:p text:style-name="P2625">Loud Chants</text:p>
          </table:table-cell>
          <table:table-cell table:style-name="TableCell2626">
            <text:list text:style-name="WWNum37" text:continue-numbering="true">
              <text:list-item>
                <text:p text:style-name="P2627">Chants affect all allies or enemies within 15 hexes</text:p>
              </text:list-item>
              <text:list-item>
                <text:p text:style-name="P2628">Chants affect all allies or enemies within 20 hexes</text:p>
              </text:list-item>
              <text:list-item>
                <text:p text:style-name="P2629">Chants affect all allies or<text:s/>enemies within 100 hexes</text:p>
              </text:list-item>
            </text:list>
          </table:table-cell>
        </table:table-row>
        <table:table-row table:style-name="TableRow2630">
          <table:table-cell table:style-name="TableCell2631">
            <text:p text:style-name="P2632">Lucky SOB</text:p>
          </table:table-cell>
          <table:table-cell table:style-name="TableCell2633">
            <text:list text:style-name="WWNum18" text:continue-numbering="true">
              <text:list-item>
                <text:p text:style-name="P2634">The first inspiration you spend to reduce incoming damage reduces it by 1d4 (instead of 1 point)</text:p>
              </text:list-item>
              <text:list-item>
                <text:p text:style-name="P2635">The first inspiration you spend to reduce incoming damage reduces it by 1d6 (instead of 1 point)</text:p>
              </text:list-item>
            </text:list>
          </table:table-cell>
        </table:table-row>
        <table:table-row table:style-name="TableRow2636">
          <table:table-cell table:style-name="TableCell2637">
            <text:p text:style-name="P2638">Magic Dampener</text:p>
          </table:table-cell>
          <table:table-cell table:style-name="TableCell2639">
            <text:p text:style-name="P2640">By spending 1 inspiration, your familiar gives you a +2 to save vs. spell effects for 6 rounds</text:p>
          </table:table-cell>
        </table:table-row>
        <table:table-row table:style-name="TableRow2641">
          <table:table-cell table:style-name="TableCell2642">
            <text:p text:style-name="P2643">Mana(x)</text:p>
          </table:table-cell>
          <table:table-cell table:style-name="TableCell2644">
            <text:p text:style-name="P2645">You gain X mana to use to cast/enhance spells</text:p>
            <text:p text:style-name="P2646"/>
            <text:p text:style-name="P2647">NOTE: Unlike most talents, mana DOES stack between different talent trees</text:p>
          </table:table-cell>
        </table:table-row>
        <text:soft-page-break/>
        <table:table-row table:style-name="TableRow2648">
          <table:table-cell table:style-name="TableCell2649">
            <text:p text:style-name="P2650">Meditator</text:p>
          </table:table-cell>
          <table:table-cell table:style-name="TableCell2651">
            <text:p text:style-name="P2652">During a camp, you can make a<text:s/>spell lore test (DL 12) to gain one of the following benefits:</text:p>
            <text:list text:style-name="WWNum16" text:continue-numbering="true">
              <text:list-item>
                <text:p text:style-name="P2653">Gain an additional 1d4 spell levels</text:p>
              </text:list-item>
              <text:list-item>
                <text:p text:style-name="P2654">Regenerate all your spent mana</text:p>
              </text:list-item>
              <text:list-item>
                <text:p text:style-name="P2655">Gain a bonus +1 to all spell casting checks for the next day</text:p>
              </text:list-item>
              <text:list-item>
                <text:p text:style-name="P2656">Gain a bonus +1 to all attack/defense rolls for the next day</text:p>
              </text:list-item>
              <text:list-item>
                <text:p text:style-name="P2657">+2 to your spell save Dls for the next day</text:p>
              </text:list-item>
              <text:list-item>
                <text:p text:style-name="P2658">Your spells gain +1 damage/die for the next day</text:p>
              </text:list-item>
            </text:list>
            <text:p text:style-name="P2659"/>
            <text:p text:style-name="P2660">You choose the benefit before you attempt the meditation. You can choose multiple benefits, but each one past the first is a +2 DL to the test.</text:p>
          </table:table-cell>
        </table:table-row>
        <table:table-row table:style-name="TableRow2661">
          <table:table-cell table:style-name="TableCell2662">
            <text:p text:style-name="P2663">Mercy</text:p>
          </table:table-cell>
          <table:table-cell table:style-name="TableCell2664">
            <text:p text:style-name="P2665">When you hit an<text:s/>opponent, you have the option to NOT damage them, but instead you put your blade to them. You can do damage at any time. If you spend an inspiration when you damage them, your damage and wound roll are +1</text:p>
          </table:table-cell>
        </table:table-row>
        <table:table-row table:style-name="TableRow2666">
          <table:table-cell table:style-name="TableCell2667">
            <text:p text:style-name="P2668">Merge Chants</text:p>
          </table:table-cell>
          <table:table-cell table:style-name="TableCell2669">
            <text:p text:style-name="P2670">By spending one inspiration, you can<text:s/>cast two chants simultaneously. The DL to do so is the DL of the hardest chant +2</text:p>
          </table:table-cell>
        </table:table-row>
        <table:table-row table:style-name="TableRow2671">
          <table:table-cell table:style-name="TableCell2672">
            <text:p text:style-name="P2673">Missile Deflection</text:p>
          </table:table-cell>
          <table:table-cell table:style-name="TableCell2674">
            <text:p text:style-name="P2675">Spend an inspiration to use your melee defense against a missile attack</text:p>
          </table:table-cell>
        </table:table-row>
        <table:table-row table:style-name="TableRow2676">
          <table:table-cell table:style-name="TableCell2677">
            <text:p text:style-name="P2678">Mix Master</text:p>
          </table:table-cell>
          <table:table-cell table:style-name="TableCell2679">
            <text:p text:style-name="P2680">By spending an inspiration and making an alchemy check equal to the<text:s/>highest DL potion, you may mix two potions whose effects will be combined</text:p>
          </table:table-cell>
        </table:table-row>
        <table:table-row table:style-name="TableRow2681">
          <table:table-cell table:style-name="TableCell2682">
            <text:p text:style-name="P2683">Mobile Fighter</text:p>
          </table:table-cell>
          <table:table-cell table:style-name="TableCell2684">
            <text:p text:style-name="P2685">You take no penalty when you move before attacking (Normally, you take a -1 to attack if you moved this round)</text:p>
          </table:table-cell>
        </table:table-row>
        <table:table-row table:style-name="TableRow2686">
          <table:table-cell table:style-name="TableCell2687">
            <text:p text:style-name="P2688">Mobility(x)</text:p>
          </table:table-cell>
          <table:table-cell table:style-name="TableCell2689">
            <text:p text:style-name="P2690">+x Initiative and +x Move</text:p>
          </table:table-cell>
        </table:table-row>
        <table:table-row table:style-name="TableRow2691">
          <table:table-cell table:style-name="TableCell2692">
            <text:p text:style-name="P2693">Mounted Fury</text:p>
          </table:table-cell>
          <table:table-cell table:style-name="TableCell2694">
            <text:p text:style-name="P2695">If<text:s/>you have mounted an opponent, your attacks get +1 to=hit, do +2 damage, and have Pierce(3)</text:p>
          </table:table-cell>
        </table:table-row>
        <table:table-row table:style-name="TableRow2696">
          <table:table-cell table:style-name="TableCell2697">
            <text:p text:style-name="P2698">Neck Snap</text:p>
          </table:table-cell>
          <table:table-cell table:style-name="TableCell2699">
            <text:p text:style-name="P2700">Once you have a choke hold on a wrestling victim, you can choose to lose the hold, do your damage and an immediate head wound</text:p>
          </table:table-cell>
        </table:table-row>
        <table:table-row table:style-name="TableRow2701">
          <table:table-cell table:style-name="TableCell2702">
            <text:p text:style-name="P2703">Nerve Pinch</text:p>
          </table:table-cell>
          <table:table-cell table:style-name="TableCell2704">
            <text:list text:style-name="WWNum16" text:continue-numbering="true">
              <text:list-item>
                <text:p text:style-name="P2705">You can use your medical skill in place of your brawling skill to make an unarmed attack. If your attack hits a location with AV 3 or less, you do MUS+1d4 penetrating damage</text:p>
              </text:list-item>
              <text:list-item>
                <text:p text:style-name="P2706">Your nerve pinch attack gains Stun(4)</text:p>
              </text:list-item>
            </text:list>
          </table:table-cell>
        </table:table-row>
        <table:table-row table:style-name="TableRow2707">
          <table:table-cell table:style-name="TableCell2708">
            <text:p text:style-name="P2709">No Hands</text:p>
          </table:table-cell>
          <table:table-cell table:style-name="TableCell2710">
            <text:p text:style-name="P2711">You can use tools while using climbing, or<text:s/>perched on a precarious ledge, as though you did not need your hands to remain in place</text:p>
          </table:table-cell>
        </table:table-row>
        <table:table-row table:style-name="TableRow2712">
          <table:table-cell table:style-name="TableCell2713">
            <text:p text:style-name="P2714">Off-Hand Block</text:p>
          </table:table-cell>
          <table:table-cell table:style-name="TableCell2715">
            <text:p text:style-name="P2716">You get a +1 block and your first degraded block is only a -2 defense as opposed to -3</text:p>
          </table:table-cell>
        </table:table-row>
        <table:table-row table:style-name="TableRow2717">
          <table:table-cell table:style-name="TableCell2718">
            <text:p text:style-name="P2719">Offensive Stance</text:p>
          </table:table-cell>
          <table:table-cell table:style-name="TableCell2720">
            <text:p text:style-name="P2721">You get +1 to attack rolls, but take -1 to<text:s/>defenses</text:p>
          </table:table-cell>
        </table:table-row>
        <table:table-row table:style-name="TableRow2722">
          <table:table-cell table:style-name="TableCell2723">
            <text:p text:style-name="P2724">Oiled Up</text:p>
          </table:table-cell>
          <table:table-cell table:style-name="TableCell2725">
            <text:p text:style-name="P2726">You resist holds and entangles. You get a +4 to checks to escape grapples</text:p>
          </table:table-cell>
        </table:table-row>
        <table:table-row table:style-name="TableRow2727">
          <table:table-cell table:style-name="TableCell2728">
            <text:p text:style-name="P2729">One True Science</text:p>
          </table:table-cell>
          <table:table-cell table:style-name="TableCell2730">
            <text:p text:style-name="P2731">You may substitute your alchemy skill for any lore skill by spending an inspiration</text:p>
          </table:table-cell>
        </table:table-row>
        <table:table-row table:style-name="TableRow2732">
          <table:table-cell table:style-name="TableCell2733">
            <text:p text:style-name="P2734">Overhand Swing</text:p>
          </table:table-cell>
          <table:table-cell table:style-name="TableCell2735">
            <text:p text:style-name="P2736">You may spend an inspiration to subtract 2<text:s/>from the hit location</text:p>
          </table:table-cell>
        </table:table-row>
        <table:table-row table:style-name="TableRow2737">
          <table:table-cell table:style-name="TableCell2738">
            <text:p text:style-name="P2739">Overland Traveler</text:p>
          </table:table-cell>
          <table:table-cell table:style-name="TableCell2740">
            <text:p text:style-name="P2741">You and your group travel 25% faster overland, giving you a +4 bonus in any long-distance chase scenario</text:p>
          </table:table-cell>
        </table:table-row>
        <table:table-row table:style-name="TableRow2742">
          <table:table-cell table:style-name="TableCell2743">
            <text:p text:style-name="P2744">Pack Fighter</text:p>
          </table:table-cell>
          <table:table-cell table:style-name="TableCell2745">
            <text:p text:style-name="P2746">You and an adjacent ally get a +1 bonus to hit and damage when adjacent to each other</text:p>
          </table:table-cell>
        </table:table-row>
        <table:table-row table:style-name="TableRow2747">
          <table:table-cell table:style-name="TableCell2748">
            <text:p text:style-name="P2749">Petitioner</text:p>
          </table:table-cell>
          <table:table-cell table:style-name="TableCell2750">
            <text:p text:style-name="P2751">When you gain divine favor, you may immediately give it to an ally</text:p>
          </table:table-cell>
        </table:table-row>
        <table:table-row table:style-name="TableRow2752">
          <table:table-cell table:style-name="TableCell2753">
            <text:p text:style-name="P2754">Phalanx</text:p>
          </table:table-cell>
          <table:table-cell table:style-name="TableCell2755">
            <text:p text:style-name="P2756">When you are adjacent to an ally, you both get +1 defense</text:p>
          </table:table-cell>
        </table:table-row>
        <table:table-row table:style-name="TableRow2757">
          <table:table-cell table:style-name="TableCell2758">
            <text:p text:style-name="P2759">Physician</text:p>
          </table:table-cell>
          <table:table-cell table:style-name="TableCell2760">
            <text:list text:style-name="WWNum17" text:continue-numbering="true">
              <text:list-item>
                <text:p text:style-name="P2761">You can use your medical skill to provide long-term care, taking 1 hour to give 2d4 healing</text:p>
              </text:list-item>
              <text:list-item>
                <text:p text:style-name="P2762">Your healing dice<text:s/>become d6s instead of d4s</text:p>
              </text:list-item>
            </text:list>
          </table:table-cell>
        </table:table-row>
        <table:table-row table:style-name="TableRow2763">
          <table:table-cell table:style-name="TableCell2764">
            <text:p text:style-name="P2765">Piercer(x)</text:p>
          </table:table-cell>
          <table:table-cell table:style-name="TableCell2766">
            <text:p text:style-name="P2767">Your attacks get x/12 chance to pierce and ignore armor</text:p>
          </table:table-cell>
        </table:table-row>
        <table:table-row table:style-name="TableRow2768">
          <table:table-cell table:style-name="TableCell2769">
            <text:p text:style-name="P2770">Pin</text:p>
          </table:table-cell>
          <table:table-cell table:style-name="TableCell2771">
            <text:list text:style-name="WWNum17" text:continue-numbering="true">
              <text:list-item>
                <text:p text:style-name="P2772">When you get an impale, instead of impairing your enemy, you can immobilize him</text:p>
              </text:list-item>
              <text:list-item>
                <text:p text:style-name="P2773">Pins both immobilize and impair the target</text:p>
              </text:list-item>
            </text:list>
          </table:table-cell>
        </table:table-row>
        <table:table-row table:style-name="TableRow2774">
          <table:table-cell table:style-name="TableCell2775">
            <text:p text:style-name="P2776">Play Dead</text:p>
          </table:table-cell>
          <table:table-cell table:style-name="TableCell2777">
            <text:p text:style-name="P2778">When you are hit, you<text:s/>can spend an inspiration to drop prone and play dead. As long as you stay down, opponents must make a Search check (DL 20) to attack you</text:p>
          </table:table-cell>
        </table:table-row>
        <table:table-row table:style-name="TableRow2779">
          <table:table-cell table:style-name="TableCell2780">
            <text:p text:style-name="P2781">Point Blank</text:p>
          </table:table-cell>
          <table:table-cell table:style-name="TableCell2782">
            <text:list text:style-name="WWNum20" text:continue-numbering="true">
              <text:list-item>
                <text:p text:style-name="P2783">You get +1 to-hit and +1 damage when enemies are in the first range band</text:p>
              </text:list-item>
              <text:list-item>
                <text:p text:style-name="P2784">You take no penalties attacking enemies adjacent to you</text:p>
              </text:list-item>
            </text:list>
          </table:table-cell>
        </table:table-row>
        <table:table-row table:style-name="TableRow2785">
          <table:table-cell table:style-name="TableCell2786">
            <text:p text:style-name="P2787">Poisoner</text:p>
          </table:table-cell>
          <table:table-cell table:style-name="TableCell2788">
            <text:list text:style-name="WWNum20" text:continue-numbering="true">
              <text:list-item>
                <text:p text:style-name="P2789">You may apply poison to your weapons</text:p>
              </text:list-item>
              <text:list-item>
                <text:p text:style-name="P2790">Poisons you apply have a +2 to the save DL, and do +1 effect/die</text:p>
              </text:list-item>
              <text:list-item>
                <text:p text:style-name="P2791">Poisons you apply have a +4 to the save DL, and do +2 effect/die</text:p>
              </text:list-item>
            </text:list>
          </table:table-cell>
        </table:table-row>
        <table:table-row table:style-name="TableRow2792">
          <table:table-cell table:style-name="TableCell2793">
            <text:p text:style-name="P2794">Prayer(x)</text:p>
          </table:table-cell>
          <table:table-cell table:style-name="TableCell2795">
            <text:p text:style-name="P2796">By spending an inspiration, you can cast a spell from your god’s spell list with a DL of x or less. For purposes of this cast, you have an invocation skill of x+2</text:p>
          </table:table-cell>
        </table:table-row>
        <text:soft-page-break/>
        <table:table-row table:style-name="TableRow2797">
          <table:table-cell table:style-name="TableCell2798">
            <text:p text:style-name="P2799">Press</text:p>
          </table:table-cell>
          <table:table-cell table:style-name="TableCell2800">
            <text:p text:style-name="P2801">When you hit an opponent, you can spend an inspiration to push them back 1 hex. You may follow for free if you wish</text:p>
          </table:table-cell>
        </table:table-row>
        <table:table-row table:style-name="TableRow2802">
          <table:table-cell table:style-name="TableCell2803">
            <text:p text:style-name="P2804">Prone Fighter</text:p>
          </table:table-cell>
          <table:table-cell table:style-name="TableCell2805">
            <text:p text:style-name="P2806">You take no penalties when fighting from the ground, but you still lose your zone of control</text:p>
          </table:table-cell>
        </table:table-row>
        <table:table-row table:style-name="TableRow2807">
          <table:table-cell table:style-name="TableCell2808">
            <text:p text:style-name="P2809">Pugilist</text:p>
          </table:table-cell>
          <table:table-cell table:style-name="TableCell2810">
            <text:list text:style-name="WWNum33" text:continue-numbering="true">
              <text:list-item>
                <text:p text:style-name="P2811">Your fist leverage damage is 1d4+1 or +1 die step</text:p>
              </text:list-item>
              <text:list-item>
                <text:p text:style-name="P2812">Your fist leverage damage is 1d6+1 or +2 die step</text:p>
              </text:list-item>
              <text:list-item>
                <text:p text:style-name="P2813">Your fist leverage damage is 1d8+1 or +3 die step</text:p>
              </text:list-item>
            </text:list>
          </table:table-cell>
        </table:table-row>
        <table:table-row table:style-name="TableRow2814">
          <table:table-cell table:style-name="TableCell2815">
            <text:p text:style-name="P2816">Quick Aim</text:p>
          </table:table-cell>
          <table:table-cell table:style-name="TableCell2817">
            <text:p text:style-name="P2818">An aimed missile attack takes ½ action</text:p>
          </table:table-cell>
        </table:table-row>
        <table:table-row table:style-name="TableRow2819">
          <table:table-cell table:style-name="TableCell2820">
            <text:p text:style-name="P2821">Quick Artificer(x)</text:p>
          </table:table-cell>
          <table:table-cell table:style-name="TableCell2822">
            <text:p text:style-name="P2823">You gain x extra item lore tests each enclave action</text:p>
          </table:table-cell>
        </table:table-row>
        <table:table-row table:style-name="TableRow2824">
          <table:table-cell table:style-name="TableCell2825">
            <text:p text:style-name="P2826">Quick Cast</text:p>
          </table:table-cell>
          <table:table-cell table:style-name="TableCell2827">
            <text:p text:style-name="P2828">By spending one inspiration, you can cast a combat spell as a ½ action</text:p>
          </table:table-cell>
        </table:table-row>
        <table:table-row table:style-name="TableRow2829">
          <table:table-cell table:style-name="TableCell2830">
            <text:p text:style-name="P2831">Quick Cork</text:p>
          </table:table-cell>
          <table:table-cell table:style-name="TableCell2832">
            <text:p text:style-name="P2833">By spending one inspiration, you can<text:s/>ready a potion from a belt as a free action</text:p>
          </table:table-cell>
        </table:table-row>
        <table:table-row table:style-name="TableRow2834">
          <table:table-cell table:style-name="TableCell2835">
            <text:p text:style-name="P2836">Rage(x)</text:p>
          </table:table-cell>
          <table:table-cell table:style-name="TableCell2837">
            <text:p text:style-name="P2838">You get x inspiration which can ONLY be used for talents in this tree</text:p>
          </table:table-cell>
        </table:table-row>
        <table:table-row table:style-name="TableRow2839">
          <table:table-cell table:style-name="TableCell2840">
            <text:p text:style-name="P2841">Reach(x)</text:p>
          </table:table-cell>
          <table:table-cell table:style-name="TableCell2842">
            <text:p text:style-name="P2843">When using appropriate weapons (typically spears), you gain x additional hexes of reach</text:p>
          </table:table-cell>
        </table:table-row>
        <table:table-row table:style-name="TableRow2844">
          <table:table-cell table:style-name="TableCell2845">
            <text:p text:style-name="P2846">Recycler</text:p>
          </table:table-cell>
          <table:table-cell table:style-name="TableCell2847">
            <text:list text:style-name="WWNum33" text:continue-numbering="true">
              <text:list-item>
                <text:p text:style-name="P2848">You can burn exotics to<text:s/>restore alchemy skill levels, gaining 1 for each exotic consumed</text:p>
              </text:list-item>
              <text:list-item>
                <text:p text:style-name="P2849">You gain 1d3 alchemy levels for each exotic consumed</text:p>
              </text:list-item>
            </text:list>
          </table:table-cell>
        </table:table-row>
        <table:table-row table:style-name="TableRow2850">
          <table:table-cell table:style-name="TableCell2851">
            <text:p text:style-name="P2852">Reinforced</text:p>
          </table:table-cell>
          <table:table-cell table:style-name="TableCell2853">
            <text:p text:style-name="P2854">You get +1 AV if you are wearing armor</text:p>
          </table:table-cell>
        </table:table-row>
        <table:table-row table:style-name="TableRow2855">
          <table:table-cell table:style-name="TableCell2856">
            <text:p text:style-name="P2857">Repellent</text:p>
          </table:table-cell>
          <table:table-cell table:style-name="TableCell2858">
            <text:list text:style-name="WWNum33" text:continue-numbering="true">
              <text:list-item>
                <text:p text:style-name="P2859">You are never bothered, bitten or stung by small insects and you get a +1 defense against monstrous bugs</text:p>
              </text:list-item>
              <text:list-item>
                <text:p text:style-name="P2860">You gain a +1 to-hit, damage and wounds against monstrous bugs</text:p>
              </text:list-item>
            </text:list>
          </table:table-cell>
        </table:table-row>
        <table:table-row table:style-name="TableRow2861">
          <table:table-cell table:style-name="TableCell2862">
            <text:p text:style-name="Standard"><text:span text:style-name="T2863">Resist<text:s/></text:span><text:span text:style-name="T2864">…</text:span><text:span text:style-name="T2865"><text:s/>(x)</text:span></text:p>
          </table:table-cell>
          <table:table-cell table:style-name="TableCell2866">
            <text:p text:style-name="Standard"><text:span text:style-name="T2867">You get a +2(x) bonus to saves against the resisted element/effect. Proc effects have -1(x) chance to occur. If you are affected by the resisted eleme</text:span><text:span text:style-name="T2868">nt/effect, you reduce the effect by<text:s/></text:span><text:span text:style-name="T2869">–</text:span><text:span text:style-name="T2870">1(x) point/die</text:span></text:p>
          </table:table-cell>
        </table:table-row>
        <table:table-row table:style-name="TableRow2871">
          <table:table-cell table:style-name="TableCell2872">
            <text:p text:style-name="P2873">Retribution(x)</text:p>
          </table:table-cell>
          <table:table-cell table:style-name="TableCell2874">
            <text:p text:style-name="P2875">When you are hit, you may spend inspiration to gain an immediate free counterattack. If your block die was x or above, you can do this for free</text:p>
          </table:table-cell>
        </table:table-row>
        <table:table-row table:style-name="TableRow2876">
          <table:table-cell table:style-name="TableCell2877">
            <text:p text:style-name="P2878">Revenant(x)</text:p>
          </table:table-cell>
          <table:table-cell table:style-name="TableCell2879">
            <text:p text:style-name="P2880">When you are downed, you may<text:s/>continue to fight by spending an inspiration. Each round afterward, you must spend an inspiration to remain fighting unless you roll x or more on your initiative roll</text:p>
          </table:table-cell>
        </table:table-row>
        <table:table-row table:style-name="TableRow2881">
          <table:table-cell table:style-name="TableCell2882">
            <text:p text:style-name="P2883">Reversal</text:p>
          </table:table-cell>
          <table:table-cell table:style-name="TableCell2884">
            <text:p text:style-name="P2885">When you escape a grapple, you can immediately make a to-hit roll to get a grapple on your opponent</text:p>
          </table:table-cell>
        </table:table-row>
        <table:table-row table:style-name="TableRow2886">
          <table:table-cell table:style-name="TableCell2887">
            <text:p text:style-name="P2888">Ring Bearer</text:p>
          </table:table-cell>
          <table:table-cell table:style-name="TableCell2889">
            <text:p text:style-name="P2890">You may wear and gain benefits from up to four rings (instead of the normal two)</text:p>
          </table:table-cell>
        </table:table-row>
        <table:table-row table:style-name="TableRow2891">
          <table:table-cell table:style-name="TableCell2892">
            <text:p text:style-name="P2893">River Born</text:p>
          </table:table-cell>
          <table:table-cell table:style-name="TableCell2894">
            <text:p text:style-name="P2895">You get a +2 to all navigate, track, sail, survival and swim when in or near a river</text:p>
          </table:table-cell>
        </table:table-row>
        <table:table-row table:style-name="TableRow2896">
          <table:table-cell table:style-name="TableCell2897">
            <text:p text:style-name="P2898">Road Warrior</text:p>
          </table:table-cell>
          <table:table-cell table:style-name="TableCell2899">
            <text:p text:style-name="P2900">You get +2 to Navigate and Survival checks when traveling overland</text:p>
          </table:table-cell>
        </table:table-row>
        <table:table-row table:style-name="TableRow2901">
          <table:table-cell table:style-name="TableCell2902">
            <text:p text:style-name="P2903">Rough Runner</text:p>
          </table:table-cell>
          <table:table-cell table:style-name="TableCell2904">
            <text:p text:style-name="P2905">You ignore penalties due to moving/Fighting on rough terrain</text:p>
          </table:table-cell>
        </table:table-row>
        <table:table-row table:style-name="TableRow2906">
          <table:table-cell table:style-name="TableCell2907">
            <text:p text:style-name="P2908">Sacrifice Throw</text:p>
          </table:table-cell>
          <table:table-cell table:style-name="TableCell2909">
            <text:p text:style-name="P2910">You can throw grappled opponents 2 hexes, or you can choose to go prone and throw your victim 3 hexes. A defender that hits a<text:s/>solid object takes an extra 1d6 damage</text:p>
          </table:table-cell>
        </table:table-row>
        <table:table-row table:style-name="TableRow2911">
          <table:table-cell table:style-name="TableCell2912">
            <text:p text:style-name="P2913">Save Blocker</text:p>
          </table:table-cell>
          <table:table-cell table:style-name="TableCell2914">
            <text:p text:style-name="P2915">When asked to make a skill or reflex save, you can substitute your shield block by spending an inspiration (note that this may allow you to effectively “block” direct spells)</text:p>
          </table:table-cell>
        </table:table-row>
        <table:table-row table:style-name="TableRow2916">
          <table:table-cell table:style-name="TableCell2917">
            <text:p text:style-name="P2918">Second Wind</text:p>
          </table:table-cell>
          <table:table-cell table:style-name="TableCell2919">
            <text:list text:style-name="WWNum12" text:continue-numbering="true">
              <text:list-item>
                <text:p text:style-name="P2920">Once per fight,<text:s/>spend an inspiration and heal 1d6 hit points</text:p>
              </text:list-item>
              <text:list-item>
                <text:p text:style-name="P2921">Once per fight, spend 2 inspiration and heal 2d6 hit points</text:p>
              </text:list-item>
            </text:list>
          </table:table-cell>
        </table:table-row>
        <table:table-row table:style-name="TableRow2922">
          <table:table-cell table:style-name="TableCell2923">
            <text:p text:style-name="P2924">Secret Scrolls</text:p>
          </table:table-cell>
          <table:table-cell table:style-name="TableCell2925">
            <text:p text:style-name="P2926">You may substitute your Theology skill for Item Lore, History and Spell Lore</text:p>
          </table:table-cell>
        </table:table-row>
        <table:table-row table:style-name="TableRow2927">
          <table:table-cell table:style-name="TableCell2928">
            <text:p text:style-name="P2929">See Red(x)</text:p>
          </table:table-cell>
          <table:table-cell table:style-name="TableCell2930">
            <text:p text:style-name="P2931">On a killing blow, you may spend an<text:s/>inspiration to heal 1d4 hit points. If your attack roll was x or above, you may do this for free</text:p>
          </table:table-cell>
        </table:table-row>
        <table:table-row table:style-name="TableRow2932">
          <table:table-cell table:style-name="TableCell2933">
            <text:p text:style-name="P2934">Self-Immunity</text:p>
          </table:table-cell>
          <table:table-cell table:style-name="TableCell2935">
            <text:list text:style-name="WWNum31" text:continue-numbering="true">
              <text:list-item>
                <text:p text:style-name="P2936">You are immune to your own poisons and gasses and get +2 to save against any poison check</text:p>
              </text:list-item>
              <text:list-item>
                <text:p text:style-name="P2937">You are immune to any of your own area of effect potions</text:p>
              </text:list-item>
            </text:list>
          </table:table-cell>
        </table:table-row>
        <table:table-row table:style-name="TableRow2938">
          <table:table-cell table:style-name="TableCell2939">
            <text:p text:style-name="P2940">Self-Surgeon</text:p>
          </table:table-cell>
          <table:table-cell table:style-name="TableCell2941">
            <text:list text:style-name="WWNum31" text:continue-numbering="true">
              <text:list-item>
                <text:p text:style-name="P2942">You get no penalty when performing medical checks on yourself</text:p>
              </text:list-item>
              <text:list-item>
                <text:p text:style-name="P2943">Your medical checks on yourself get a +1 heal/die in addition to any other bonuses you have</text:p>
              </text:list-item>
            </text:list>
          </table:table-cell>
        </table:table-row>
        <table:table-row table:style-name="TableRow2944">
          <table:table-cell table:style-name="TableCell2945">
            <text:p text:style-name="P2946">Set Spear</text:p>
          </table:table-cell>
          <table:table-cell table:style-name="TableCell2947">
            <text:list text:style-name="WWNum36" text:continue-numbering="true">
              <text:list-item>
                <text:p text:style-name="P2948">You get a +1 to hit and +2 damage when you interrupt an opponent that<text:s/>charges you</text:p>
              </text:list-item>
              <text:list-item>
                <text:p text:style-name="P2949">Set spear becomes a free attack</text:p>
              </text:list-item>
            </text:list>
          </table:table-cell>
        </table:table-row>
        <table:table-row table:style-name="TableRow2950">
          <table:table-cell table:style-name="TableCell2951">
            <text:p text:style-name="P2952">Shared Health</text:p>
          </table:table-cell>
          <table:table-cell table:style-name="TableCell2953">
            <text:p text:style-name="P2954">By spending an inspiration, you can shift up to 2d4+2 hits between you and your familiar</text:p>
          </table:table-cell>
        </table:table-row>
        <table:table-row table:style-name="TableRow2955">
          <table:table-cell table:style-name="TableCell2956">
            <text:p text:style-name="P2957">Shared Sight</text:p>
          </table:table-cell>
          <table:table-cell table:style-name="TableCell2958">
            <text:p text:style-name="P2959">By spending an inspiration, you can see through the eyes of your familiar for 1 hour</text:p>
          </table:table-cell>
        </table:table-row>
        <table:table-row table:style-name="TableRow2960">
          <table:table-cell table:style-name="TableCell2961">
            <text:p text:style-name="P2962">Shared<text:s/>Spells</text:p>
          </table:table-cell>
          <table:table-cell table:style-name="TableCell2963">
            <text:p text:style-name="P2964">Beneficial spells you cast on yourself also apply to your familiar if it is within 10 hexes</text:p>
          </table:table-cell>
        </table:table-row>
        <table:table-row table:style-name="TableRow2965">
          <table:table-cell table:style-name="TableCell2966">
            <text:p text:style-name="P2967">Shared Talent</text:p>
          </table:table-cell>
          <table:table-cell table:style-name="TableCell2968">
            <text:p text:style-name="P2969">By spending an inspiration, your animal companion can make use of any talent you have for the next 3 combat rounds</text:p>
          </table:table-cell>
        </table:table-row>
        <text:soft-page-break/>
        <table:table-row table:style-name="TableRow2970">
          <table:table-cell table:style-name="TableCell2971">
            <text:p text:style-name="P2972">Shield Bash</text:p>
          </table:table-cell>
          <table:table-cell table:style-name="TableCell2973">
            <text:p text:style-name="P2974">Spend an<text:s/>inspiration to get a free shield bash attack. A typical shield does 1d4 + mus(-1)</text:p>
          </table:table-cell>
        </table:table-row>
        <table:table-row table:style-name="TableRow2975">
          <table:table-cell table:style-name="TableCell2976">
            <text:p text:style-name="P2977">Shield Breaker(x)</text:p>
          </table:table-cell>
          <table:table-cell table:style-name="TableCell2978">
            <text:p text:style-name="Standard"><text:span text:style-name="T2979">If you hit an opponent with an x or higher roll, you may forego doing damage, and instead break your opponent's shield. If you spend an inspiration, you ma</text:span><text:span text:style-name="T2980">y break your opponent's shield<text:s/></text:span><text:span text:style-name="T2981">in addition to</text:span><text:span text:style-name="T2982"><text:s/>doing damage</text:span></text:p>
          </table:table-cell>
        </table:table-row>
        <table:table-row table:style-name="TableRow2983">
          <table:table-cell table:style-name="TableCell2984">
            <text:p text:style-name="P2985">Shift Grip</text:p>
          </table:table-cell>
          <table:table-cell table:style-name="TableCell2986">
            <text:p text:style-name="P2987">When rolling a hit location for a wrestling move, you can roll twice and take the result you prefer</text:p>
          </table:table-cell>
        </table:table-row>
        <table:table-row table:style-name="TableRow2988">
          <table:table-cell table:style-name="TableCell2989">
            <text:p text:style-name="P2990">Shift The Line</text:p>
          </table:table-cell>
          <table:table-cell table:style-name="TableCell2991">
            <text:p text:style-name="P2992">By spending an inspiration, you can freely switch places with adjacent allies as part of a normal move. Neither you, nor the shifted allies take disengage penalties</text:p>
          </table:table-cell>
        </table:table-row>
        <table:table-row table:style-name="TableRow2993">
          <table:table-cell table:style-name="TableCell2994">
            <text:p text:style-name="P2995">Shifty</text:p>
          </table:table-cell>
          <table:table-cell table:style-name="TableCell2996">
            <text:list text:style-name="WWNum11" text:continue-numbering="true">
              <text:list-item>
                <text:p text:style-name="P2997">Spend 1 inspiration to take a 1” move at any time (may be used once a combat round)</text:p>
              </text:list-item>
              <text:list-item>
                <text:p text:style-name="P2998"><text:span text:style-name="T2999">Spend 1 inspiration to take a<text:s/></text:span><text:span text:style-name="T3000">½</text:span><text:span text:style-name="T3001"><text:s/>move at any time (may be used once a</text:span><text:span text:style-name="T3002"><text:s/>combat round)</text:span></text:p>
              </text:list-item>
            </text:list>
          </table:table-cell>
        </table:table-row>
        <table:table-row table:style-name="TableRow3003">
          <table:table-cell table:style-name="TableCell3004">
            <text:p text:style-name="P3005">Shiv</text:p>
          </table:table-cell>
          <table:table-cell table:style-name="TableCell3006">
            <text:list text:style-name="WWNum11" text:continue-numbering="true">
              <text:list-item>
                <text:p text:style-name="P3007">If you have an opponent grappled, your knife attacks against that target get a +3 attack and +1 wound</text:p>
              </text:list-item>
              <text:list-item>
                <text:p text:style-name="P3008">If you have an opponents grappled, you can make two attacks against your victim, each with +3 attack and +1 wound</text:p>
              </text:list-item>
            </text:list>
          </table:table-cell>
        </table:table-row>
        <table:table-row table:style-name="TableRow3009">
          <table:table-cell table:style-name="TableCell3010">
            <text:p text:style-name="P3011">Signature Move</text:p>
          </table:table-cell>
          <table:table-cell table:style-name="TableCell3012">
            <text:p text:style-name="P3013">You<text:s/>can spend an inspiration to add your charisma modifier to your damage</text:p>
          </table:table-cell>
        </table:table-row>
        <table:table-row table:style-name="TableRow3014">
          <table:table-cell table:style-name="TableCell3015">
            <text:p text:style-name="P3016">Silencing Strike</text:p>
          </table:table-cell>
          <table:table-cell table:style-name="TableCell3017">
            <text:p text:style-name="P3018">When you strike an opponent in the head or chest, you can spend an inspiration to silence them for 1d2 rounds</text:p>
          </table:table-cell>
        </table:table-row>
        <table:table-row table:style-name="TableRow3019">
          <table:table-cell table:style-name="TableCell3020">
            <text:p text:style-name="P3021">Smite</text:p>
          </table:table-cell>
          <table:table-cell table:style-name="TableCell3022">
            <text:list text:style-name="WWNum11" text:continue-numbering="true">
              <text:list-item>
                <text:p text:style-name="P3023">The first inspiration spent to increase the damage<text:s/>of your attack adds 1d3 damage</text:p>
              </text:list-item>
              <text:list-item>
                <text:p text:style-name="P3024">The first inspiration spend to increase the damage of your attack adds 1d6 damage</text:p>
              </text:list-item>
            </text:list>
          </table:table-cell>
        </table:table-row>
        <table:table-row table:style-name="TableRow3025">
          <table:table-cell table:style-name="TableCell3026">
            <text:p text:style-name="Standard"><text:span text:style-name="T3027">…</text:span><text:span text:style-name="T3028"><text:s/>Sniffer</text:span></text:p>
          </table:table-cell>
          <table:table-cell table:style-name="TableCell3029">
            <text:p text:style-name="Standard"><text:span text:style-name="T3030">You get a search check to detect<text:s/></text:span><text:span text:style-name="T3031">…</text:span><text:span text:style-name="T3032">, and items that cause x effects</text:span></text:p>
          </table:table-cell>
        </table:table-row>
        <table:table-row table:style-name="TableRow3033">
          <table:table-cell table:style-name="TableCell3034">
            <text:p text:style-name="P3035">Spell Blocker</text:p>
          </table:table-cell>
          <table:table-cell table:style-name="TableCell3036">
            <text:list text:style-name="LFO45" text:continue-numbering="true">
              <text:list-item>
                <text:p text:style-name="P3037">You can use your staff or shield to block a spell<text:s/>directed at you. Your staff or shield is destroyed on 8/12. Magical items are destroyed on 1/12</text:p>
              </text:list-item>
              <text:list-item>
                <text:p text:style-name="P3038">Your item is only destroyed on 2/12 and magical items are immune to</text:p>
              </text:list-item>
            </text:list>
          </table:table-cell>
        </table:table-row>
        <table:table-row table:style-name="TableRow3039">
          <table:table-cell table:style-name="TableCell3040">
            <text:p text:style-name="P3041">Staccato</text:p>
          </table:table-cell>
          <table:table-cell table:style-name="TableCell3042">
            <text:p text:style-name="P3043">By spending one inspiration, you can shout while maintaining a chant</text:p>
          </table:table-cell>
        </table:table-row>
        <table:table-row table:style-name="TableRow3044">
          <table:table-cell table:style-name="TableCell3045">
            <text:p text:style-name="P3046">Staff Slam</text:p>
          </table:table-cell>
          <table:table-cell table:style-name="TableCell3047">
            <text:p text:style-name="P3048">You can spend an inspiration to cause a touch spell to attack all adjacent enemies</text:p>
          </table:table-cell>
        </table:table-row>
        <table:table-row table:style-name="TableRow3049">
          <table:table-cell table:style-name="TableCell3050">
            <text:p text:style-name="P3051">Staff Touch</text:p>
          </table:table-cell>
          <table:table-cell table:style-name="TableCell3052">
            <text:p text:style-name="P3053">Your touch spells can be delivered through your staff and you can add your staff's leverage damage to their effect</text:p>
          </table:table-cell>
        </table:table-row>
        <table:table-row table:style-name="TableRow3054">
          <table:table-cell table:style-name="TableCell3055">
            <text:p text:style-name="P3056">Stand Ground</text:p>
          </table:table-cell>
          <table:table-cell table:style-name="TableCell3057">
            <text:p text:style-name="P3058">You resist any effects that knock you back, knock you down, or otherwise alter your position against your will</text:p>
          </table:table-cell>
        </table:table-row>
        <table:table-row table:style-name="TableRow3059">
          <table:table-cell table:style-name="TableCell3060">
            <text:p text:style-name="P3061">Stealth Attack</text:p>
          </table:table-cell>
          <table:table-cell table:style-name="TableCell3062">
            <text:p text:style-name="P3063">Attacks from stealth give +1 damage and +1 wound dice</text:p>
          </table:table-cell>
        </table:table-row>
        <table:table-row table:style-name="TableRow3064">
          <table:table-cell table:style-name="TableCell3065">
            <text:p text:style-name="P3066">Stealth Escape</text:p>
          </table:table-cell>
          <table:table-cell table:style-name="TableCell3067">
            <text:list text:style-name="LFO45" text:continue-numbering="true">
              <text:list-item>
                <text:p text:style-name="P3068">By making a successful stealth check vs. the search of your current opponent (highest if<text:s/>more than one), you can immediately make a ½ move without disengaging. If this move puts you out of line of sight of your opponents, you are hidden</text:p>
              </text:list-item>
              <text:list-item>
                <text:p text:style-name="P3069">Your stealth escape is a full movement</text:p>
              </text:list-item>
              <text:list-item>
                <text:p text:style-name="P3070">Your stealth escape ignores zone of control</text:p>
              </text:list-item>
            </text:list>
          </table:table-cell>
        </table:table-row>
        <table:table-row table:style-name="TableRow3071">
          <table:table-cell table:style-name="TableCell3072">
            <text:p text:style-name="P3073">Stealth Run</text:p>
          </table:table-cell>
          <table:table-cell table:style-name="TableCell3074">
            <text:p text:style-name="P3075">You get full<text:s/>speed while stealthed (as opposed to ½ speed)</text:p>
          </table:table-cell>
        </table:table-row>
        <table:table-row table:style-name="TableRow3076">
          <table:table-cell table:style-name="TableCell3077">
            <text:p text:style-name="P3078">Step and Cast</text:p>
          </table:table-cell>
          <table:table-cell table:style-name="TableCell3079">
            <text:p text:style-name="P3080">Before you cast a spell, you can take a 1 hex move as a free action</text:p>
          </table:table-cell>
        </table:table-row>
        <table:table-row table:style-name="TableRow3081">
          <table:table-cell table:style-name="TableCell3082">
            <text:p text:style-name="P3083">Sticky(x)</text:p>
          </table:table-cell>
          <table:table-cell table:style-name="TableCell3084">
            <text:p text:style-name="P3085">Your potions and oils have an x/12 chance of remaining on the blade after being administered</text:p>
          </table:table-cell>
        </table:table-row>
        <table:table-row table:style-name="TableRow3086">
          <table:table-cell table:style-name="TableCell3087">
            <text:p text:style-name="P3088">Striker(x)</text:p>
          </table:table-cell>
          <table:table-cell table:style-name="TableCell3089">
            <text:p text:style-name="P3090">You get +x<text:s/>damage</text:p>
          </table:table-cell>
        </table:table-row>
        <table:table-row table:style-name="TableRow3091">
          <table:table-cell table:style-name="TableCell3092">
            <text:p text:style-name="P3093">Stored Spell(x)</text:p>
          </table:table-cell>
          <table:table-cell table:style-name="TableCell3094">
            <text:p text:style-name="P3095">By setting aside an inspiration, you can store a spell in your focus which you can later release as a free action. You can have up to X spells stored</text:p>
          </table:table-cell>
        </table:table-row>
        <table:table-row table:style-name="TableRow3096">
          <table:table-cell table:style-name="TableCell3097">
            <text:p text:style-name="P3098">Strong Arm</text:p>
          </table:table-cell>
          <table:table-cell table:style-name="TableCell3099">
            <text:list text:style-name="WWNum32" text:continue-numbering="true">
              <text:list-item>
                <text:p text:style-name="P3100">Your potion throwing range is increased by 50% and you get +1 to thrown weapon damage</text:p>
              </text:list-item>
              <text:list-item>
                <text:p text:style-name="P3101">Your potion throwing range is doubled and you get +2 to thrown weapon damage</text:p>
              </text:list-item>
            </text:list>
          </table:table-cell>
        </table:table-row>
        <table:table-row table:style-name="TableRow3102">
          <table:table-cell table:style-name="TableCell3103">
            <text:p text:style-name="P3104">Strong Strike(x)</text:p>
          </table:table-cell>
          <table:table-cell table:style-name="TableCell3105">
            <text:p text:style-name="P3106">You can take a -x to your attack roll to do +x damage</text:p>
          </table:table-cell>
        </table:table-row>
        <table:table-row table:style-name="TableRow3107">
          <table:table-cell table:style-name="TableCell3108">
            <text:p text:style-name="P3109">Stunning Blow(x)</text:p>
          </table:table-cell>
          <table:table-cell table:style-name="TableCell3110">
            <text:p text:style-name="P3111">Blows to the chest that do 3 or more points of damage have x/12 chance<text:s/>to stun. Blows to the head that do 3 or more points of damage have x+2/12 chance to stun</text:p>
          </table:table-cell>
        </table:table-row>
        <table:table-row table:style-name="TableRow3112">
          <table:table-cell table:style-name="TableCell3113">
            <text:p text:style-name="P3114">Summoner</text:p>
          </table:table-cell>
          <table:table-cell table:style-name="TableCell3115">
            <text:p text:style-name="P3116">You unlock the summoning spells in your spell list. All summoning spells cost 1 personal inspiration or divine inspiration (not mana, tactics points, or team<text:s/>inspiration) if successfully cast</text:p>
          </table:table-cell>
        </table:table-row>
        <table:table-row table:style-name="TableRow3117">
          <table:table-cell table:style-name="TableCell3118">
            <text:p text:style-name="P3119">Sweep</text:p>
          </table:table-cell>
          <table:table-cell table:style-name="TableCell3120">
            <text:list text:style-name="WWNum15" text:continue-numbering="true">
              <text:list-item>
                <text:p text:style-name="P3121">Spend an inspiration and you can attack two adjacent characters in front of you, taking a -2 penalty to hit each</text:p>
              </text:list-item>
              <text:list-item>
                <text:p text:style-name="P3122">Spend an inspiration and you can attack three adjacent characters in front of you, taking a -2 penalty to hit each</text:p>
              </text:list-item>
              <text:list-item>
                <text:p text:style-name="P3123">Spend an inspiration to attack all adjacent enemies at -2 to hit</text:p>
              </text:list-item>
            </text:list>
          </table:table-cell>
        </table:table-row>
        <table:table-row table:style-name="TableRow3124">
          <table:table-cell table:style-name="TableCell3125">
            <text:p text:style-name="P3126">Swift<text:s/><text:soft-page-break/>Companion</text:p>
          </table:table-cell>
          <table:table-cell table:style-name="TableCell3127">
            <text:p text:style-name="P3128">Your animal companion gets a +1 initiative and +1 move per level</text:p>
          </table:table-cell>
        </table:table-row>
        <table:table-row table:style-name="TableRow3129">
          <table:table-cell table:style-name="TableCell3130">
            <text:p text:style-name="P3131">Swimmer</text:p>
          </table:table-cell>
          <table:table-cell table:style-name="TableCell3132">
            <text:list text:style-name="WWNum15" text:continue-numbering="true">
              <text:list-item>
                <text:p text:style-name="P3133">+1 Swim, you can stay underwater 3x longer, you fight with no penalty underwater, you<text:s/>are resistant to gas attacks</text:p>
              </text:list-item>
              <text:list-item>
                <text:p text:style-name="P3134">+1 Swim, you can stay underwater 6x longer, you can cast and use skills underwater with no penalty</text:p>
              </text:list-item>
            </text:list>
          </table:table-cell>
        </table:table-row>
        <table:table-row table:style-name="TableRow3135">
          <table:table-cell table:style-name="TableCell3136">
            <text:p text:style-name="P3137">Take Initiative</text:p>
          </table:table-cell>
          <table:table-cell table:style-name="TableCell3138">
            <text:p text:style-name="P3139">You can spend an inspiration to swap initiative scores with any other combatant</text:p>
          </table:table-cell>
        </table:table-row>
        <table:table-row table:style-name="TableRow3140">
          <table:table-cell table:style-name="TableCell3141">
            <text:p text:style-name="P3142">Take the Fall</text:p>
          </table:table-cell>
          <table:table-cell table:style-name="TableCell3143">
            <text:p text:style-name="P3144">When an adjacent<text:s/>ally is hit by an attack, you may spend an inspiration to take the damage instead of them</text:p>
          </table:table-cell>
        </table:table-row>
        <table:table-row table:style-name="TableRow3145">
          <table:table-cell table:style-name="TableCell3146">
            <text:p text:style-name="P3147">Taunt</text:p>
          </table:table-cell>
          <table:table-cell table:style-name="TableCell3148">
            <text:list text:style-name="WWNum26" text:continue-numbering="true">
              <text:list-item>
                <text:p text:style-name="P3149"><text:span text:style-name="T3150">You may spend an inspiration to give an opponent the<text:s/></text:span><text:span text:style-name="T3151">Taunted</text:span><text:span text:style-name="T3152"><text:s/>status for 6 combat rounds</text:span></text:p>
              </text:list-item>
              <text:list-item>
                <text:p text:style-name="P3153"><text:span text:style-name="T3154">You may spend an inspiration to give up to 4 nearby opponents the<text:s/></text:span><text:span text:style-name="T3155">Taun</text:span><text:span text:style-name="T3156">ted</text:span><text:span text:style-name="T3157"><text:s/></text:span><text:span text:style-name="T3158">status for 6 rounds</text:span></text:p>
              </text:list-item>
            </text:list>
          </table:table-cell>
        </table:table-row>
        <table:table-row table:style-name="TableRow3159">
          <table:table-cell table:style-name="TableCell3160">
            <text:p text:style-name="Standard"><text:span text:style-name="T3161">Tenacious<text:s/></text:span><text:span text:style-name="T3162">…</text:span><text:span text:style-name="T3163"><text:s/>(x)</text:span></text:p>
          </table:table-cell>
          <table:table-cell table:style-name="TableCell3164">
            <text:p text:style-name="P3165">Your potions have +(x) chance to proc statuses and +2(x) to save DLs</text:p>
          </table:table-cell>
        </table:table-row>
        <table:table-row table:style-name="TableRow3166">
          <table:table-cell table:style-name="TableCell3167">
            <text:p text:style-name="P3168">Terrain Affinity</text:p>
          </table:table-cell>
          <table:table-cell table:style-name="TableCell3169">
            <text:p text:style-name="P3170">You may choose a terrain and get a +1 to all rolls when acting in that terrain. This talent may be taken multiple times, granting an additional terrain each time</text:p>
          </table:table-cell>
        </table:table-row>
        <table:table-row table:style-name="TableRow3171">
          <table:table-cell table:style-name="TableCell3172">
            <text:p text:style-name="P3173">Thrust(x)</text:p>
          </table:table-cell>
          <table:table-cell table:style-name="TableCell3174">
            <text:p text:style-name="P3175">You may take a -2 to hit to give your attack pierce(x)</text:p>
          </table:table-cell>
        </table:table-row>
        <table:table-row table:style-name="TableRow3176">
          <table:table-cell table:style-name="TableCell3177">
            <text:p text:style-name="P3178">Trap Sense</text:p>
          </table:table-cell>
          <table:table-cell table:style-name="TableCell3179">
            <text:p text:style-name="P3180">You get +2 to search checks to detect traps</text:p>
          </table:table-cell>
        </table:table-row>
        <table:table-row table:style-name="TableRow3181">
          <table:table-cell table:style-name="TableCell3182">
            <text:p text:style-name="P3183">Treacherous Shift</text:p>
          </table:table-cell>
          <table:table-cell table:style-name="TableCell3184">
            <text:p text:style-name="P3185">You may spend an inspiration and shift places with an enemy who is within range<text:s/>of a full move. They get a Reflexes save (DL 16)</text:p>
          </table:table-cell>
        </table:table-row>
        <table:table-row table:style-name="TableRow3186">
          <table:table-cell table:style-name="TableCell3187">
            <text:p text:style-name="P3188">Triggered Spell(x)</text:p>
          </table:table-cell>
          <table:table-cell table:style-name="TableCell3189">
            <text:p text:style-name="P3190">By setting aside an inspiration, you can cast a spell onto a spot, or into an item and specify a trigger for that spell to fire. You can store x spells this way</text:p>
          </table:table-cell>
        </table:table-row>
        <table:table-row table:style-name="TableRow3191">
          <table:table-cell table:style-name="TableCell3192">
            <text:p text:style-name="P3193">Triple Shot</text:p>
          </table:table-cell>
          <table:table-cell table:style-name="TableCell3194">
            <text:p text:style-name="P3195">Spend an<text:s/>inspiration and you can attack up to three adjacent targets at a -2 penalty</text:p>
          </table:table-cell>
        </table:table-row>
        <table:table-row table:style-name="TableRow3196">
          <table:table-cell table:style-name="TableCell3197">
            <text:p text:style-name="P3198">Tripper</text:p>
          </table:table-cell>
          <table:table-cell table:style-name="TableCell3199">
            <text:p text:style-name="P3200">If you hit someone when they try to disengage from you, you may cancel their movement and knock them prone</text:p>
          </table:table-cell>
        </table:table-row>
        <table:table-row table:style-name="TableRow3201">
          <table:table-cell table:style-name="TableCell3202">
            <text:p text:style-name="P3203">Tough Save(...)</text:p>
          </table:table-cell>
          <table:table-cell table:style-name="TableCell3204">
            <text:p text:style-name="P3205">You can substitute your toughness score for the<text:s/>indicated attribute when making a saving throw</text:p>
          </table:table-cell>
        </table:table-row>
        <table:table-row table:style-name="TableRow3206">
          <table:table-cell table:style-name="TableCell3207">
            <text:p text:style-name="P3208">Tough SOB</text:p>
          </table:table-cell>
          <table:table-cell table:style-name="TableCell3209">
            <text:p text:style-name="P3210">You can spend 1 inspiration to ignore one wound effect. You still take the damage, but suffer no other effects and do not have to roll to remain conscious. After the battle, the wound takes effect<text:s/>as normal</text:p>
          </table:table-cell>
        </table:table-row>
        <table:table-row table:style-name="TableRow3211">
          <table:table-cell table:style-name="TableCell3212">
            <text:p text:style-name="P3213">Unlock Legendary Power</text:p>
          </table:table-cell>
          <table:table-cell table:style-name="TableCell3214">
            <text:list text:style-name="WWNum25" text:continue-numbering="true">
              <text:list-item>
                <text:p text:style-name="P3215">Once you have identified an item's properties, you may make an item lore roll to increase one of the aspects of the item</text:p>
                <text:list text:continue-numbering="true">
                  <text:list-item>
                    <text:p text:style-name="P3216">Area of effect increases by 1 hex</text:p>
                  </text:list-item>
                  <text:list-item>
                    <text:p text:style-name="P3217">Damage done increases +1/die</text:p>
                  </text:list-item>
                  <text:list-item>
                    <text:p text:style-name="P3218">Difficulty of save increases by 2</text:p>
                  </text:list-item>
                  <text:list-item>
                    <text:p text:style-name="P3219">Proc<text:s/>chance increases by 1</text:p>
                  </text:list-item>
                </text:list>
              </text:list-item>
              <text:list-item>
                <text:p text:style-name="P3220">You may unlock legendary power a second time on the same item, increasing either the same power, or a different one</text:p>
              </text:list-item>
              <text:list-item>
                <text:p text:style-name="P3221">You may unlock legendary power a third time on the same item, increasing either the same power, or a different one</text:p>
              </text:list-item>
            </text:list>
          </table:table-cell>
        </table:table-row>
        <table:table-row table:style-name="TableRow3222">
          <table:table-cell table:style-name="TableCell3223">
            <text:p text:style-name="P3224">Unseen Passage</text:p>
          </table:table-cell>
          <table:table-cell table:style-name="TableCell3225">
            <text:p text:style-name="P3226">When you use sneak in an attempt to avoid being tracked, you get a +4 to the check</text:p>
          </table:table-cell>
        </table:table-row>
        <table:table-row table:style-name="TableRow3227">
          <table:table-cell table:style-name="TableCell3228">
            <text:p text:style-name="P3229">Unwavering Chant(x)</text:p>
          </table:table-cell>
          <table:table-cell table:style-name="TableCell3230">
            <text:p text:style-name="P3231">Your chants lose x points of Parch</text:p>
          </table:table-cell>
        </table:table-row>
        <table:table-row table:style-name="TableRow3232">
          <table:table-cell table:style-name="TableCell3233">
            <text:p text:style-name="P3234">Volley Fire</text:p>
          </table:table-cell>
          <table:table-cell table:style-name="TableCell3235">
            <text:p text:style-name="P3236">By spending an inspiration, up to two adjacent allies can throw/fire a missile weapon with<text:s/>you as part of your action</text:p>
          </table:table-cell>
        </table:table-row>
        <table:table-row table:style-name="TableRow3237">
          <table:table-cell table:style-name="TableCell3238">
            <text:p text:style-name="P3239">Wade In</text:p>
          </table:table-cell>
          <table:table-cell table:style-name="TableCell3240">
            <text:p text:style-name="P3241">Make a 1 hex move after your attack as long as the move keeps/puts you adjacent to an enemy</text:p>
          </table:table-cell>
        </table:table-row>
        <table:table-row table:style-name="TableRow3242">
          <table:table-cell table:style-name="TableCell3243">
            <text:p text:style-name="P3244">Wand Master</text:p>
          </table:table-cell>
          <table:table-cell table:style-name="TableCell3245">
            <text:p text:style-name="P3246">Your wands have</text:p>
            <text:list text:style-name="LFO46" text:continue-numbering="true">
              <text:list-item>
                <text:p text:style-name="P3247">+2 save DL</text:p>
              </text:list-item>
              <text:list-item>
                <text:p text:style-name="P3248">+1 damage (or effect)/die</text:p>
              </text:list-item>
              <text:list-item>
                <text:p text:style-name="P3249">+1 proc chance</text:p>
              </text:list-item>
            </text:list>
          </table:table-cell>
        </table:table-row>
        <table:table-row table:style-name="TableRow3250">
          <table:table-cell table:style-name="TableCell3251">
            <text:p text:style-name="P3252">Wilderness Friends</text:p>
          </table:table-cell>
          <table:table-cell table:style-name="TableCell3253">
            <text:list text:style-name="WWNum25" text:continue-numbering="true">
              <text:list-item>
                <text:p text:style-name="P3254">Small animals surround you<text:s/>when in the wilderness. You can talk with these creatures and they will sometimes give you useful information. You get +2 to navigate, track and wilderness lore checks</text:p>
              </text:list-item>
              <text:list-item>
                <text:p text:style-name="P3255">Your wilderness friends can carry messages and small objects to those within 5km</text:p>
              </text:list-item>
              <text:list-item>
                <text:p text:style-name="P3256">Small<text:s/>animals will distract and taunt your enemies in combat. Anyone attacking you takes -1 to hit in the wilderness</text:p>
              </text:list-item>
            </text:list>
          </table:table-cell>
        </table:table-row>
        <table:table-row table:style-name="TableRow3257">
          <table:table-cell table:style-name="TableCell3258">
            <text:p text:style-name="P3259">Wit(x)</text:p>
          </table:table-cell>
          <table:table-cell table:style-name="TableCell3260">
            <text:p text:style-name="P3261">Your wit score is permanently increased by x</text:p>
          </table:table-cell>
        </table:table-row>
        <table:table-row table:style-name="TableRow3262">
          <table:table-cell table:style-name="TableCell3263">
            <text:p text:style-name="P3264">Witty Riposte</text:p>
          </table:table-cell>
          <table:table-cell table:style-name="TableCell3265">
            <text:p text:style-name="P3266">If your opponent misses you, spend an inspiration to insult him, giving him a<text:s/>-1 to hit and -1 damage against you for the rest of the battle</text:p>
          </table:table-cell>
        </table:table-row>
        <table:table-row table:style-name="TableRow3267">
          <table:table-cell table:style-name="TableCell3268">
            <text:p text:style-name="P3269">Word of God</text:p>
          </table:table-cell>
          <table:table-cell table:style-name="TableCell3270">
            <text:p text:style-name="P3271">You get a +2 to any social skill test where you are dealing with followers of the same god (and same aspect)</text:p>
          </table:table-cell>
        </table:table-row>
        <table:table-row table:style-name="TableRow3272">
          <table:table-cell table:style-name="TableCell3273">
            <text:p text:style-name="P3274">Wound True</text:p>
          </table:table-cell>
          <table:table-cell table:style-name="TableCell3275">
            <text:p text:style-name="P3276">You can use inspiration to reroll your wound results</text:p>
          </table:table-cell>
        </table:table-row>
        <text:soft-page-break/>
        <table:table-row table:style-name="TableRow3277">
          <table:table-cell table:style-name="TableCell3278">
            <text:p text:style-name="P3279">Wrestling Moves(x)</text:p>
          </table:table-cell>
          <table:table-cell table:style-name="TableCell3280">
            <text:p text:style-name="P3281">When you hit with a grapple, you may spend an inspiration to perform a special move based on the hit location</text:p>
            <text:list text:style-name="WWNum13" text:continue-numbering="true">
              <text:list-item>
                <text:p text:style-name="P3282"><text:span text:style-name="T3283">Head: Choke Hold</text:span><text:span text:style-name="T3284"><text:s/>–<text:s/></text:span><text:span text:style-name="T3285">You grapple the target and can do your strike dice (-1 step) as penetrating damage each round until the hold</text:span><text:span text:style-name="T3286"><text:s/>is broken</text:span></text:p>
              </text:list-item>
              <text:list-item>
                <text:p text:style-name="P3287"><text:span text:style-name="T3288">Arms: Pin</text:span><text:span text:style-name="T3289"><text:s/></text:span><text:span text:style-name="T3290">– You grapple the target and pin his arms, rendering him unable to attack or cast spells until the hold is broken</text:span></text:p>
              </text:list-item>
              <text:list-item>
                <text:p text:style-name="P3291"><text:span text:style-name="T3292">Chest: Throw</text:span><text:span text:style-name="T3293"><text:s/>– You toss the target into an adjacent hex. He takes your strike damage and is prone</text:span></text:p>
              </text:list-item>
              <text:list-item>
                <text:p text:style-name="P3294"><text:span text:style-name="T3295">Chest: Bear Hug</text:span><text:span text:style-name="T3296"><text:s/>– You g</text:span><text:span text:style-name="T3297">rapple the target and do your strike dice (-2 step) each round as penetrating damage until the hold is broken</text:span></text:p>
              </text:list-item>
              <text:list-item>
                <text:p text:style-name="P3298"><text:span text:style-name="T3299">Legs: takedown</text:span><text:span text:style-name="T3300"><text:s/>– The target is prone and you can choose to go prone and retain the grapple, or remain standing</text:span></text:p>
              </text:list-item>
            </text:list>
            <text:p text:style-name="P3301"/>
            <text:p text:style-name="P3302">If you roll x or higher on your<text:s/>hit roll, you need not spend an inspiration for your move</text:p>
            <text:p text:style-name="P3303"/>
          </table:table-cell>
        </table:table-row>
        <table:table-row table:style-name="TableRow3304">
          <table:table-cell table:style-name="TableCell3305">
            <text:p text:style-name="P3306">Zealot</text:p>
          </table:table-cell>
          <table:table-cell table:style-name="TableCell3307">
            <text:list text:style-name="WWNum13" text:continue-numbering="true">
              <text:list-item>
                <text:p text:style-name="P3308">You get a +1 attack and +1 defense against enemies of your religion</text:p>
              </text:list-item>
              <text:list-item>
                <text:p text:style-name="P3309">You get a +1 damage and +1 wound against enemies of your religion</text:p>
              </text:list-item>
            </text:list>
          </table:table-cell>
        </table:table-row>
        <table:table-row table:style-name="TableRow3310">
          <table:table-cell table:style-name="TableCell3311">
            <text:p text:style-name="P3312">Zone of Control</text:p>
          </table:table-cell>
          <table:table-cell table:style-name="TableCell3313">
            <text:list text:style-name="WWNum13" text:continue-numbering="true">
              <text:list-item>
                <text:p text:style-name="P3314">As a melee fighter, you count as two<text:s/>combatants for purposes of engaging enemies and locking them in combat</text:p>
              </text:list-item>
              <text:list-item>
                <text:p text:style-name="P3315">You count as three combatants</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3" style:display-name="WWNum2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2" style:display-name="WWNum2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4" style:display-name="WWNum2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14" style:display-name="WWNum1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29" style:display-name="WWNum2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27" style:display-name="WWNum2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34" style:display-name="WWNum34">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0" style:display-name="WWNum3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5" style:display-name="WWNum3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9" style:display-name="WWNum1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37" style:display-name="WWNum3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8" style:display-name="WWNum1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33" style:display-name="WWNum3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2" style:display-name="WW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31" style:display-name="WWNum3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36" style:display-name="WWNum3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11" style:display-name="WWNum1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8" style:display-name="WW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32" style:display-name="WWNum3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5" style:display-name="WWNum1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6" style:display-name="WW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5" style:display-name="WW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13" style:display-name="WWNum13">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agoun</meta:initial-creator>
    <dc:creator>Magoun, Christopher</dc:creator>
    <meta:creation-date>2017-07-18T20:44:00Z</meta:creation-date>
    <dc:date>2020-01-16T15:16:00Z</dc:date>
    <meta:template xlink:href="Normal.dotm" xlink:type="simple"/>
    <meta:editing-cycles>133</meta:editing-cycles>
    <meta:editing-duration>PT37320S</meta:editing-duration>
    <meta:document-statistic meta:page-count="19" meta:paragraph-count="99" meta:word-count="7409" meta:character-count="49545" meta:row-count="351" meta:non-whitespace-character-count="42235"/>
  </office:meta>
</office:document-meta>
</file>